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ash_3_80_2019-10-29_16kHz_15g" table:style-name="ta1">
        <table:shapes>
          <draw:frame draw:z-index="0" draw:style-name="gr1" draw:text-style-name="P1" svg:width="15.999cm" svg:height="8.999cm" svg:x="17.333cm" svg:y="2.331cm">
            <draw:object draw:notify-on-update-of-ranges="'Crash_3_80_2019-10-29_16kHz_15g'.A1:'Crash_3_80_2019-10-29_16kHz_15g'.A1615 'Crash_3_80_2019-10-29_16kHz_15g'.B1:'Crash_3_80_2019-10-29_16kHz_15g'.B16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00625" calcext:value-type="float">
            <text:p>6,25E-05</text:p>
          </table:table-cell>
          <table:table-cell office:value-type="float" office:value="-0.000261993" calcext:value-type="float">
            <text:p>-0,000261993</text:p>
          </table:table-cell>
          <table:table-cell table:formula="of:=[.B2]*9.81" office:value-type="float" office:value="-0.00257015133" calcext:value-type="float">
            <text:p>-0,00257015133</text:p>
          </table:table-cell>
        </table:table-row>
        <table:table-row table:style-name="ro1">
          <table:table-cell office:value-type="float" office:value="0.000125" calcext:value-type="float">
            <text:p>0,000125</text:p>
          </table:table-cell>
          <table:table-cell office:value-type="float" office:value="-0.000429775" calcext:value-type="float">
            <text:p>-0,000429775</text:p>
          </table:table-cell>
          <table:table-cell table:formula="of:=[.B3]*9.81" office:value-type="float" office:value="-0.00421609275" calcext:value-type="float">
            <text:p>-0,00421609275</text:p>
          </table:table-cell>
        </table:table-row>
        <table:table-row table:style-name="ro1">
          <table:table-cell office:value-type="float" office:value="0.0001875" calcext:value-type="float">
            <text:p>0,0001875</text:p>
          </table:table-cell>
          <table:table-cell office:value-type="float" office:value="-0.000409139" calcext:value-type="float">
            <text:p>-0,000409139</text:p>
          </table:table-cell>
          <table:table-cell table:formula="of:=[.B4]*9.81" office:value-type="float" office:value="-0.00401365359" calcext:value-type="float">
            <text:p>-0,00401365359</text:p>
          </table:table-cell>
        </table:table-row>
        <table:table-row table:style-name="ro1">
          <table:table-cell office:value-type="float" office:value="0.00025" calcext:value-type="float">
            <text:p>0,00025</text:p>
          </table:table-cell>
          <table:table-cell office:value-type="float" office:value="-0.000105874" calcext:value-type="float">
            <text:p>-0,000105874</text:p>
          </table:table-cell>
          <table:table-cell table:formula="of:=[.B5]*9.81" office:value-type="float" office:value="-0.00103862394" calcext:value-type="float">
            <text:p>-0,00103862394</text:p>
          </table:table-cell>
        </table:table-row>
        <table:table-row table:style-name="ro1">
          <table:table-cell office:value-type="float" office:value="0.0003125" calcext:value-type="float">
            <text:p>0,0003125</text:p>
          </table:table-cell>
          <table:table-cell office:value-type="float" office:value="0.00057423" calcext:value-type="float">
            <text:p>0,00057423</text:p>
          </table:table-cell>
          <table:table-cell table:formula="of:=[.B6]*9.81" office:value-type="float" office:value="0.0056331963" calcext:value-type="float">
            <text:p>0,0056331963</text:p>
          </table:table-cell>
        </table:table-row>
        <table:table-row table:style-name="ro1">
          <table:table-cell office:value-type="float" office:value="0.000375" calcext:value-type="float">
            <text:p>0,000375</text:p>
          </table:table-cell>
          <table:table-cell office:value-type="float" office:value="0.001725382" calcext:value-type="float">
            <text:p>0,001725382</text:p>
          </table:table-cell>
          <table:table-cell table:formula="of:=[.B7]*9.81" office:value-type="float" office:value="0.01692599742" calcext:value-type="float">
            <text:p>0,01692599742</text:p>
          </table:table-cell>
        </table:table-row>
        <table:table-row table:style-name="ro1">
          <table:table-cell office:value-type="float" office:value="0.0004375" calcext:value-type="float">
            <text:p>0,0004375</text:p>
          </table:table-cell>
          <table:table-cell office:value-type="float" office:value="0.003441792" calcext:value-type="float">
            <text:p>0,003441792</text:p>
          </table:table-cell>
          <table:table-cell table:formula="of:=[.B8]*9.81" office:value-type="float" office:value="0.03376397952" calcext:value-type="float">
            <text:p>0,03376397952</text:p>
          </table:table-cell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float" office:value="0.00581767" calcext:value-type="float">
            <text:p>0,00581767</text:p>
          </table:table-cell>
          <table:table-cell table:formula="of:=[.B9]*9.81" office:value-type="float" office:value="0.0570713427" calcext:value-type="float">
            <text:p>0,0570713427</text:p>
          </table:table-cell>
        </table:table-row>
        <table:table-row table:style-name="ro1">
          <table:table-cell office:value-type="float" office:value="0.0005625" calcext:value-type="float">
            <text:p>0,0005625</text:p>
          </table:table-cell>
          <table:table-cell office:value-type="float" office:value="0.008921082" calcext:value-type="float">
            <text:p>0,008921082</text:p>
          </table:table-cell>
          <table:table-cell table:formula="of:=[.B10]*9.81" office:value-type="float" office:value="0.08751581442" calcext:value-type="float">
            <text:p>0,08751581442</text:p>
          </table:table-cell>
        </table:table-row>
        <table:table-row table:style-name="ro1">
          <table:table-cell office:value-type="float" office:value="0.000625" calcext:value-type="float">
            <text:p>0,000625</text:p>
          </table:table-cell>
          <table:table-cell office:value-type="float" office:value="0.012715529" calcext:value-type="float">
            <text:p>0,012715529</text:p>
          </table:table-cell>
          <table:table-cell table:formula="of:=[.B11]*9.81" office:value-type="float" office:value="0.12473933949" calcext:value-type="float">
            <text:p>0,12473933949</text:p>
          </table:table-cell>
        </table:table-row>
        <table:table-row table:style-name="ro1">
          <table:table-cell office:value-type="float" office:value="0.0006875" calcext:value-type="float">
            <text:p>0,0006875</text:p>
          </table:table-cell>
          <table:table-cell office:value-type="float" office:value="0.017138367" calcext:value-type="float">
            <text:p>0,017138367</text:p>
          </table:table-cell>
          <table:table-cell table:formula="of:=[.B12]*9.81" office:value-type="float" office:value="0.16812738027" calcext:value-type="float">
            <text:p>0,16812738027</text:p>
          </table:table-cell>
        </table:table-row>
        <table:table-row table:style-name="ro1">
          <table:table-cell office:value-type="float" office:value="0.00075" calcext:value-type="float">
            <text:p>0,00075</text:p>
          </table:table-cell>
          <table:table-cell office:value-type="float" office:value="0.022126954" calcext:value-type="float">
            <text:p>0,022126954</text:p>
          </table:table-cell>
          <table:table-cell table:formula="of:=[.B13]*9.81" office:value-type="float" office:value="0.21706541874" calcext:value-type="float">
            <text:p>0,21706541874</text:p>
          </table:table-cell>
        </table:table-row>
        <table:table-row table:style-name="ro1">
          <table:table-cell office:value-type="float" office:value="0.0008125" calcext:value-type="float">
            <text:p>0,0008125</text:p>
          </table:table-cell>
          <table:table-cell office:value-type="float" office:value="0.027618647" calcext:value-type="float">
            <text:p>0,027618647</text:p>
          </table:table-cell>
          <table:table-cell table:formula="of:=[.B14]*9.81" office:value-type="float" office:value="0.27093892707" calcext:value-type="float">
            <text:p>0,27093892707</text:p>
          </table:table-cell>
        </table:table-row>
        <table:table-row table:style-name="ro1">
          <table:table-cell office:value-type="float" office:value="0.000875" calcext:value-type="float">
            <text:p>0,000875</text:p>
          </table:table-cell>
          <table:table-cell office:value-type="float" office:value="0.033550803" calcext:value-type="float">
            <text:p>0,033550803</text:p>
          </table:table-cell>
          <table:table-cell table:formula="of:=[.B15]*9.81" office:value-type="float" office:value="0.32913337743" calcext:value-type="float">
            <text:p>0,32913337743</text:p>
          </table:table-cell>
        </table:table-row>
        <table:table-row table:style-name="ro1">
          <table:table-cell office:value-type="float" office:value="0.0009375" calcext:value-type="float">
            <text:p>0,0009375</text:p>
          </table:table-cell>
          <table:table-cell office:value-type="float" office:value="0.039860779" calcext:value-type="float">
            <text:p>0,039860779</text:p>
          </table:table-cell>
          <table:table-cell table:formula="of:=[.B16]*9.81" office:value-type="float" office:value="0.39103424199" calcext:value-type="float">
            <text:p>0,39103424199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46485932" calcext:value-type="float">
            <text:p>0,046485932</text:p>
          </table:table-cell>
          <table:table-cell table:formula="of:=[.B17]*9.81" office:value-type="float" office:value="0.45602699292" calcext:value-type="float">
            <text:p>0,45602699292</text:p>
          </table:table-cell>
        </table:table-row>
        <table:table-row table:style-name="ro1">
          <table:table-cell office:value-type="float" office:value="0.0010625" calcext:value-type="float">
            <text:p>0,0010625</text:p>
          </table:table-cell>
          <table:table-cell office:value-type="float" office:value="0.053378313" calcext:value-type="float">
            <text:p>0,053378313</text:p>
          </table:table-cell>
          <table:table-cell table:formula="of:=[.B18]*9.81" office:value-type="float" office:value="0.52364125053" calcext:value-type="float">
            <text:p>0,52364125053</text:p>
          </table:table-cell>
        </table:table-row>
        <table:table-row table:style-name="ro1">
          <table:table-cell office:value-type="float" office:value="0.001125" calcext:value-type="float">
            <text:p>0,001125</text:p>
          </table:table-cell>
          <table:table-cell office:value-type="float" office:value="0.060548751" calcext:value-type="float">
            <text:p>0,060548751</text:p>
          </table:table-cell>
          <table:table-cell table:formula="of:=[.B19]*9.81" office:value-type="float" office:value="0.59398324731" calcext:value-type="float">
            <text:p>0,59398324731</text:p>
          </table:table-cell>
        </table:table-row>
        <table:table-row table:style-name="ro1">
          <table:table-cell office:value-type="float" office:value="0.0011875" calcext:value-type="float">
            <text:p>0,0011875</text:p>
          </table:table-cell>
          <table:table-cell office:value-type="float" office:value="0.068022767" calcext:value-type="float">
            <text:p>0,068022767</text:p>
          </table:table-cell>
          <table:table-cell table:formula="of:=[.B20]*9.81" office:value-type="float" office:value="0.66730334427" calcext:value-type="float">
            <text:p>0,66730334427</text:p>
          </table:table-cell>
        </table:table-row>
        <table:table-row table:style-name="ro1">
          <table:table-cell office:value-type="float" office:value="0.00125" calcext:value-type="float">
            <text:p>0,00125</text:p>
          </table:table-cell>
          <table:table-cell office:value-type="float" office:value="0.075825882" calcext:value-type="float">
            <text:p>0,075825882</text:p>
          </table:table-cell>
          <table:table-cell table:formula="of:=[.B21]*9.81" office:value-type="float" office:value="0.74385190242" calcext:value-type="float">
            <text:p>0,74385190242</text:p>
          </table:table-cell>
        </table:table-row>
        <table:table-row table:style-name="ro1">
          <table:table-cell office:value-type="float" office:value="0.0013125" calcext:value-type="float">
            <text:p>0,0013125</text:p>
          </table:table-cell>
          <table:table-cell office:value-type="float" office:value="0.083983619" calcext:value-type="float">
            <text:p>0,083983619</text:p>
          </table:table-cell>
          <table:table-cell table:formula="of:=[.B22]*9.81" office:value-type="float" office:value="0.82387930239" calcext:value-type="float">
            <text:p>0,82387930239</text:p>
          </table:table-cell>
        </table:table-row>
        <table:table-row table:style-name="ro1">
          <table:table-cell office:value-type="float" office:value="0.001375" calcext:value-type="float">
            <text:p>0,001375</text:p>
          </table:table-cell>
          <table:table-cell office:value-type="float" office:value="0.0925215" calcext:value-type="float">
            <text:p>0,0925215</text:p>
          </table:table-cell>
          <table:table-cell table:formula="of:=[.B23]*9.81" office:value-type="float" office:value="0.907635915" calcext:value-type="float">
            <text:p>0,907635915</text:p>
          </table:table-cell>
        </table:table-row>
        <table:table-row table:style-name="ro1">
          <table:table-cell office:value-type="float" office:value="0.0014375" calcext:value-type="float">
            <text:p>0,0014375</text:p>
          </table:table-cell>
          <table:table-cell office:value-type="float" office:value="0.101465046" calcext:value-type="float">
            <text:p>0,101465046</text:p>
          </table:table-cell>
          <table:table-cell table:formula="of:=[.B24]*9.81" office:value-type="float" office:value="0.99537210126" calcext:value-type="float">
            <text:p>0,99537210126</text:p>
          </table:table-cell>
        </table:table-row>
        <table:table-row table:style-name="ro1">
          <table:table-cell office:value-type="float" office:value="0.0015" calcext:value-type="float">
            <text:p>0,0015</text:p>
          </table:table-cell>
          <table:table-cell office:value-type="float" office:value="0.110839779" calcext:value-type="float">
            <text:p>0,110839779</text:p>
          </table:table-cell>
          <table:table-cell table:formula="of:=[.B25]*9.81" office:value-type="float" office:value="1.08733823199" calcext:value-type="float">
            <text:p>1,08733823199</text:p>
          </table:table-cell>
        </table:table-row>
        <table:table-row table:style-name="ro1">
          <table:table-cell office:value-type="float" office:value="0.0015625" calcext:value-type="float">
            <text:p>0,0015625</text:p>
          </table:table-cell>
          <table:table-cell office:value-type="float" office:value="0.120666426" calcext:value-type="float">
            <text:p>0,120666426</text:p>
          </table:table-cell>
          <table:table-cell table:formula="of:=[.B26]*9.81" office:value-type="float" office:value="1.18373763906" calcext:value-type="float">
            <text:p>1,18373763906</text:p>
          </table:table-cell>
        </table:table-row>
        <table:table-row table:style-name="ro1">
          <table:table-cell office:value-type="float" office:value="0.001625" calcext:value-type="float">
            <text:p>0,001625</text:p>
          </table:table-cell>
          <table:table-cell office:value-type="float" office:value="0.130946534" calcext:value-type="float">
            <text:p>0,130946534</text:p>
          </table:table-cell>
          <table:table-cell table:formula="of:=[.B27]*9.81" office:value-type="float" office:value="1.28458549854" calcext:value-type="float">
            <text:p>1,28458549854</text:p>
          </table:table-cell>
        </table:table-row>
        <table:table-row table:style-name="ro1">
          <table:table-cell office:value-type="float" office:value="0.0016875" calcext:value-type="float">
            <text:p>0,0016875</text:p>
          </table:table-cell>
          <table:table-cell office:value-type="float" office:value="0.141676857" calcext:value-type="float">
            <text:p>0,141676857</text:p>
          </table:table-cell>
          <table:table-cell table:formula="of:=[.B28]*9.81" office:value-type="float" office:value="1.38984996717" calcext:value-type="float">
            <text:p>1,38984996717</text:p>
          </table:table-cell>
        </table:table-row>
        <table:table-row table:style-name="ro1">
          <table:table-cell office:value-type="float" office:value="0.00175" calcext:value-type="float">
            <text:p>0,00175</text:p>
          </table:table-cell>
          <table:table-cell office:value-type="float" office:value="0.152854145" calcext:value-type="float">
            <text:p>0,152854145</text:p>
          </table:table-cell>
          <table:table-cell table:formula="of:=[.B29]*9.81" office:value-type="float" office:value="1.49949916245" calcext:value-type="float">
            <text:p>1,49949916245</text:p>
          </table:table-cell>
        </table:table-row>
        <table:table-row table:style-name="ro1">
          <table:table-cell office:value-type="float" office:value="0.0018125" calcext:value-type="float">
            <text:p>0,0018125</text:p>
          </table:table-cell>
          <table:table-cell office:value-type="float" office:value="0.164475153" calcext:value-type="float">
            <text:p>0,164475153</text:p>
          </table:table-cell>
          <table:table-cell table:formula="of:=[.B30]*9.81" office:value-type="float" office:value="1.61350125093" calcext:value-type="float">
            <text:p>1,61350125093</text:p>
          </table:table-cell>
        </table:table-row>
        <table:table-row table:style-name="ro1">
          <table:table-cell office:value-type="float" office:value="0.001875" calcext:value-type="float">
            <text:p>0,001875</text:p>
          </table:table-cell>
          <table:table-cell office:value-type="float" office:value="0.176536631" calcext:value-type="float">
            <text:p>0,176536631</text:p>
          </table:table-cell>
          <table:table-cell table:formula="of:=[.B31]*9.81" office:value-type="float" office:value="1.73182435011" calcext:value-type="float">
            <text:p>1,73182435011</text:p>
          </table:table-cell>
        </table:table-row>
        <table:table-row table:style-name="ro1">
          <table:table-cell office:value-type="float" office:value="0.0019375" calcext:value-type="float">
            <text:p>0,0019375</text:p>
          </table:table-cell>
          <table:table-cell office:value-type="float" office:value="0.189035334" calcext:value-type="float">
            <text:p>0,189035334</text:p>
          </table:table-cell>
          <table:table-cell table:formula="of:=[.B32]*9.81" office:value-type="float" office:value="1.85443662654" calcext:value-type="float">
            <text:p>1,85443662654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 office:value-type="float" office:value="0.201968013" calcext:value-type="float">
            <text:p>0,201968013</text:p>
          </table:table-cell>
          <table:table-cell table:formula="of:=[.B33]*9.81" office:value-type="float" office:value="1.98130620753" calcext:value-type="float">
            <text:p>1,98130620753</text:p>
          </table:table-cell>
        </table:table-row>
        <table:table-row table:style-name="ro1">
          <table:table-cell office:value-type="float" office:value="0.0020625" calcext:value-type="float">
            <text:p>0,0020625</text:p>
          </table:table-cell>
          <table:table-cell office:value-type="float" office:value="0.215331025" calcext:value-type="float">
            <text:p>0,215331025</text:p>
          </table:table-cell>
          <table:table-cell table:formula="of:=[.B34]*9.81" office:value-type="float" office:value="2.11239735525" calcext:value-type="float">
            <text:p>2,11239735525</text:p>
          </table:table-cell>
        </table:table-row>
        <table:table-row table:style-name="ro1">
          <table:table-cell office:value-type="float" office:value="0.002125" calcext:value-type="float">
            <text:p>0,002125</text:p>
          </table:table-cell>
          <table:table-cell office:value-type="float" office:value="0.229119146" calcext:value-type="float">
            <text:p>0,229119146</text:p>
          </table:table-cell>
          <table:table-cell table:formula="of:=[.B35]*9.81" office:value-type="float" office:value="2.24765882226" calcext:value-type="float">
            <text:p>2,24765882226</text:p>
          </table:table-cell>
        </table:table-row>
        <table:table-row table:style-name="ro1">
          <table:table-cell office:value-type="float" office:value="0.0021875" calcext:value-type="float">
            <text:p>0,0021875</text:p>
          </table:table-cell>
          <table:table-cell office:value-type="float" office:value="0.243326753" calcext:value-type="float">
            <text:p>0,243326753</text:p>
          </table:table-cell>
          <table:table-cell table:formula="of:=[.B36]*9.81" office:value-type="float" office:value="2.38703544693" calcext:value-type="float">
            <text:p>2,38703544693</text:p>
          </table:table-cell>
        </table:table-row>
        <table:table-row table:style-name="ro1">
          <table:table-cell office:value-type="float" office:value="0.00225" calcext:value-type="float">
            <text:p>0,00225</text:p>
          </table:table-cell>
          <table:table-cell office:value-type="float" office:value="0.257948226" calcext:value-type="float">
            <text:p>0,257948226</text:p>
          </table:table-cell>
          <table:table-cell table:formula="of:=[.B37]*9.81" office:value-type="float" office:value="2.53047209706" calcext:value-type="float">
            <text:p>2,53047209706</text:p>
          </table:table-cell>
        </table:table-row>
        <table:table-row table:style-name="ro1">
          <table:table-cell office:value-type="float" office:value="0.0023125" calcext:value-type="float">
            <text:p>0,0023125</text:p>
          </table:table-cell>
          <table:table-cell office:value-type="float" office:value="0.272977945" calcext:value-type="float">
            <text:p>0,272977945</text:p>
          </table:table-cell>
          <table:table-cell table:formula="of:=[.B38]*9.81" office:value-type="float" office:value="2.67791364045" calcext:value-type="float">
            <text:p>2,67791364045</text:p>
          </table:table-cell>
        </table:table-row>
        <table:table-row table:style-name="ro1">
          <table:table-cell office:value-type="float" office:value="0.002375" calcext:value-type="float">
            <text:p>0,002375</text:p>
          </table:table-cell>
          <table:table-cell office:value-type="float" office:value="0.288410288" calcext:value-type="float">
            <text:p>0,288410288</text:p>
          </table:table-cell>
          <table:table-cell table:formula="of:=[.B39]*9.81" office:value-type="float" office:value="2.82930492528" calcext:value-type="float">
            <text:p>2,82930492528</text:p>
          </table:table-cell>
        </table:table-row>
        <table:table-row table:style-name="ro1">
          <table:table-cell office:value-type="float" office:value="0.0024375" calcext:value-type="float">
            <text:p>0,0024375</text:p>
          </table:table-cell>
          <table:table-cell office:value-type="float" office:value="0.304239634" calcext:value-type="float">
            <text:p>0,304239634</text:p>
          </table:table-cell>
          <table:table-cell table:formula="of:=[.B40]*9.81" office:value-type="float" office:value="2.98459080954" calcext:value-type="float">
            <text:p>2,98459080954</text:p>
          </table:table-cell>
        </table:table-row>
        <table:table-row table:style-name="ro1">
          <table:table-cell office:value-type="float" office:value="0.0025" calcext:value-type="float">
            <text:p>0,0025</text:p>
          </table:table-cell>
          <table:table-cell office:value-type="float" office:value="0.320460363" calcext:value-type="float">
            <text:p>0,320460363</text:p>
          </table:table-cell>
          <table:table-cell table:formula="of:=[.B41]*9.81" office:value-type="float" office:value="3.14371616103" calcext:value-type="float">
            <text:p>3,14371616103</text:p>
          </table:table-cell>
        </table:table-row>
        <table:table-row table:style-name="ro1">
          <table:table-cell office:value-type="float" office:value="0.0025625" calcext:value-type="float">
            <text:p>0,0025625</text:p>
          </table:table-cell>
          <table:table-cell office:value-type="float" office:value="0.337064311" calcext:value-type="float">
            <text:p>0,337064311</text:p>
          </table:table-cell>
          <table:table-cell table:formula="of:=[.B42]*9.81" office:value-type="float" office:value="3.30660089091" calcext:value-type="float">
            <text:p>3,30660089091</text:p>
          </table:table-cell>
        </table:table-row>
        <table:table-row table:style-name="ro1">
          <table:table-cell office:value-type="float" office:value="0.002625" calcext:value-type="float">
            <text:p>0,002625</text:p>
          </table:table-cell>
          <table:table-cell office:value-type="float" office:value="0.354033148" calcext:value-type="float">
            <text:p>0,354033148</text:p>
          </table:table-cell>
          <table:table-cell table:formula="of:=[.B43]*9.81" office:value-type="float" office:value="3.47306518188" calcext:value-type="float">
            <text:p>3,47306518188</text:p>
          </table:table-cell>
        </table:table-row>
        <table:table-row table:style-name="ro1">
          <table:table-cell office:value-type="float" office:value="0.0026875" calcext:value-type="float">
            <text:p>0,0026875</text:p>
          </table:table-cell>
          <table:table-cell office:value-type="float" office:value="0.371346001" calcext:value-type="float">
            <text:p>0,371346001</text:p>
          </table:table-cell>
          <table:table-cell table:formula="of:=[.B44]*9.81" office:value-type="float" office:value="3.64290426981" calcext:value-type="float">
            <text:p>3,64290426981</text:p>
          </table:table-cell>
        </table:table-row>
        <table:table-row table:style-name="ro1">
          <table:table-cell office:value-type="float" office:value="0.00275" calcext:value-type="float">
            <text:p>0,00275</text:p>
          </table:table-cell>
          <table:table-cell office:value-type="float" office:value="0.388981996" calcext:value-type="float">
            <text:p>0,388981996</text:p>
          </table:table-cell>
          <table:table-cell table:formula="of:=[.B45]*9.81" office:value-type="float" office:value="3.81591338076" calcext:value-type="float">
            <text:p>3,81591338076</text:p>
          </table:table-cell>
        </table:table-row>
        <table:table-row table:style-name="ro1">
          <table:table-cell office:value-type="float" office:value="0.0028125" calcext:value-type="float">
            <text:p>0,0028125</text:p>
          </table:table-cell>
          <table:table-cell office:value-type="float" office:value="0.406920262" calcext:value-type="float">
            <text:p>0,406920262</text:p>
          </table:table-cell>
          <table:table-cell table:formula="of:=[.B46]*9.81" office:value-type="float" office:value="3.99188777022" calcext:value-type="float">
            <text:p>3,99188777022</text:p>
          </table:table-cell>
        </table:table-row>
        <table:table-row table:style-name="ro1">
          <table:table-cell office:value-type="float" office:value="0.002875" calcext:value-type="float">
            <text:p>0,002875</text:p>
          </table:table-cell>
          <table:table-cell office:value-type="float" office:value="0.425139925" calcext:value-type="float">
            <text:p>0,425139925</text:p>
          </table:table-cell>
          <table:table-cell table:formula="of:=[.B47]*9.81" office:value-type="float" office:value="4.17062266425" calcext:value-type="float">
            <text:p>4,17062266425</text:p>
          </table:table-cell>
        </table:table-row>
        <table:table-row table:style-name="ro1">
          <table:table-cell office:value-type="float" office:value="0.0029375" calcext:value-type="float">
            <text:p>0,0029375</text:p>
          </table:table-cell>
          <table:table-cell office:value-type="float" office:value="0.443620113" calcext:value-type="float">
            <text:p>0,443620113</text:p>
          </table:table-cell>
          <table:table-cell table:formula="of:=[.B48]*9.81" office:value-type="float" office:value="4.35191330853" calcext:value-type="float">
            <text:p>4,35191330853</text:p>
          </table:table-cell>
        </table:table-row>
        <table:table-row table:style-name="ro1">
          <table:table-cell office:value-type="float" office:value="0.003" calcext:value-type="float">
            <text:p>0,003</text:p>
          </table:table-cell>
          <table:table-cell office:value-type="float" office:value="0.462339952" calcext:value-type="float">
            <text:p>0,462339952</text:p>
          </table:table-cell>
          <table:table-cell table:formula="of:=[.B49]*9.81" office:value-type="float" office:value="4.53555492912" calcext:value-type="float">
            <text:p>4,53555492912</text:p>
          </table:table-cell>
        </table:table-row>
        <table:table-row table:style-name="ro1">
          <table:table-cell office:value-type="float" office:value="0.0030625" calcext:value-type="float">
            <text:p>0,0030625</text:p>
          </table:table-cell>
          <table:table-cell office:value-type="float" office:value="0.481276631" calcext:value-type="float">
            <text:p>0,481276631</text:p>
          </table:table-cell>
          <table:table-cell table:formula="of:=[.B50]*9.81" office:value-type="float" office:value="4.72132375011" calcext:value-type="float">
            <text:p>4,72132375011</text:p>
          </table:table-cell>
        </table:table-row>
        <table:table-row table:style-name="ro1">
          <table:table-cell office:value-type="float" office:value="0.003125" calcext:value-type="float">
            <text:p>0,003125</text:p>
          </table:table-cell>
          <table:table-cell office:value-type="float" office:value="0.500399586" calcext:value-type="float">
            <text:p>0,500399586</text:p>
          </table:table-cell>
          <table:table-cell table:formula="of:=[.B51]*9.81" office:value-type="float" office:value="4.90891993866" calcext:value-type="float">
            <text:p>4,90891993866</text:p>
          </table:table-cell>
        </table:table-row>
        <table:table-row table:style-name="ro1">
          <table:table-cell office:value-type="float" office:value="0.0031875" calcext:value-type="float">
            <text:p>0,0031875</text:p>
          </table:table-cell>
          <table:table-cell office:value-type="float" office:value="0.519676313" calcext:value-type="float">
            <text:p>0,519676313</text:p>
          </table:table-cell>
          <table:table-cell table:formula="of:=[.B52]*9.81" office:value-type="float" office:value="5.09802463053" calcext:value-type="float">
            <text:p>5,09802463053</text:p>
          </table:table-cell>
        </table:table-row>
        <table:table-row table:style-name="ro1">
          <table:table-cell office:value-type="float" office:value="0.00325" calcext:value-type="float">
            <text:p>0,00325</text:p>
          </table:table-cell>
          <table:table-cell office:value-type="float" office:value="0.539074309" calcext:value-type="float">
            <text:p>0,539074309</text:p>
          </table:table-cell>
          <table:table-cell table:formula="of:=[.B53]*9.81" office:value-type="float" office:value="5.28831897129" calcext:value-type="float">
            <text:p>5,28831897129</text:p>
          </table:table-cell>
        </table:table-row>
        <table:table-row table:style-name="ro1">
          <table:table-cell office:value-type="float" office:value="0.0033125" calcext:value-type="float">
            <text:p>0,0033125</text:p>
          </table:table-cell>
          <table:table-cell office:value-type="float" office:value="0.55856107" calcext:value-type="float">
            <text:p>0,55856107</text:p>
          </table:table-cell>
          <table:table-cell table:formula="of:=[.B54]*9.81" office:value-type="float" office:value="5.4794840967" calcext:value-type="float">
            <text:p>5,4794840967</text:p>
          </table:table-cell>
        </table:table-row>
        <table:table-row table:style-name="ro1">
          <table:table-cell office:value-type="float" office:value="0.003375" calcext:value-type="float">
            <text:p>0,003375</text:p>
          </table:table-cell>
          <table:table-cell office:value-type="float" office:value="0.578104093" calcext:value-type="float">
            <text:p>0,578104093</text:p>
          </table:table-cell>
          <table:table-cell table:formula="of:=[.B55]*9.81" office:value-type="float" office:value="5.67120115233" calcext:value-type="float">
            <text:p>5,67120115233</text:p>
          </table:table-cell>
        </table:table-row>
        <table:table-row table:style-name="ro1">
          <table:table-cell office:value-type="float" office:value="0.0034375" calcext:value-type="float">
            <text:p>0,0034375</text:p>
          </table:table-cell>
          <table:table-cell office:value-type="float" office:value="0.597670874" calcext:value-type="float">
            <text:p>0,597670874</text:p>
          </table:table-cell>
          <table:table-cell table:formula="of:=[.B56]*9.81" office:value-type="float" office:value="5.86315127394" calcext:value-type="float">
            <text:p>5,86315127394</text:p>
          </table:table-cell>
        </table:table-row>
        <table:table-row table:style-name="ro1">
          <table:table-cell office:value-type="float" office:value="0.0035" calcext:value-type="float">
            <text:p>0,0035</text:p>
          </table:table-cell>
          <table:table-cell office:value-type="float" office:value="0.617228911" calcext:value-type="float">
            <text:p>0,617228911</text:p>
          </table:table-cell>
          <table:table-cell table:formula="of:=[.B57]*9.81" office:value-type="float" office:value="6.05501561691" calcext:value-type="float">
            <text:p>6,05501561691</text:p>
          </table:table-cell>
        </table:table-row>
        <table:table-row table:style-name="ro1">
          <table:table-cell office:value-type="float" office:value="0.0035625" calcext:value-type="float">
            <text:p>0,0035625</text:p>
          </table:table-cell>
          <table:table-cell office:value-type="float" office:value="0.636745657" calcext:value-type="float">
            <text:p>0,636745657</text:p>
          </table:table-cell>
          <table:table-cell table:formula="of:=[.B58]*9.81" office:value-type="float" office:value="6.24647489517" calcext:value-type="float">
            <text:p>6,24647489517</text:p>
          </table:table-cell>
        </table:table-row>
        <table:table-row table:style-name="ro1">
          <table:table-cell office:value-type="float" office:value="0.003625" calcext:value-type="float">
            <text:p>0,003625</text:p>
          </table:table-cell>
          <table:table-cell office:value-type="float" office:value="0.656188391" calcext:value-type="float">
            <text:p>0,656188391</text:p>
          </table:table-cell>
          <table:table-cell table:formula="of:=[.B59]*9.81" office:value-type="float" office:value="6.43720811571" calcext:value-type="float">
            <text:p>6,43720811571</text:p>
          </table:table-cell>
        </table:table-row>
        <table:table-row table:style-name="ro1">
          <table:table-cell office:value-type="float" office:value="0.0036875" calcext:value-type="float">
            <text:p>0,0036875</text:p>
          </table:table-cell>
          <table:table-cell office:value-type="float" office:value="0.675524352" calcext:value-type="float">
            <text:p>0,675524352</text:p>
          </table:table-cell>
          <table:table-cell table:formula="of:=[.B60]*9.81" office:value-type="float" office:value="6.62689389312" calcext:value-type="float">
            <text:p>6,62689389312</text:p>
          </table:table-cell>
        </table:table-row>
        <table:table-row table:style-name="ro1">
          <table:table-cell office:value-type="float" office:value="0.00375" calcext:value-type="float">
            <text:p>0,00375</text:p>
          </table:table-cell>
          <table:table-cell office:value-type="float" office:value="0.694720776" calcext:value-type="float">
            <text:p>0,694720776</text:p>
          </table:table-cell>
          <table:table-cell table:formula="of:=[.B61]*9.81" office:value-type="float" office:value="6.81521081256" calcext:value-type="float">
            <text:p>6,81521081256</text:p>
          </table:table-cell>
        </table:table-row>
        <table:table-row table:style-name="ro1">
          <table:table-cell office:value-type="float" office:value="0.0038125" calcext:value-type="float">
            <text:p>0,0038125</text:p>
          </table:table-cell>
          <table:table-cell office:value-type="float" office:value="0.7137449" calcext:value-type="float">
            <text:p>0,7137449</text:p>
          </table:table-cell>
          <table:table-cell table:formula="of:=[.B62]*9.81" office:value-type="float" office:value="7.001837469" calcext:value-type="float">
            <text:p>7,001837469</text:p>
          </table:table-cell>
        </table:table-row>
        <table:table-row table:style-name="ro1">
          <table:table-cell office:value-type="float" office:value="0.003875" calcext:value-type="float">
            <text:p>0,003875</text:p>
          </table:table-cell>
          <table:table-cell office:value-type="float" office:value="0.732563962" calcext:value-type="float">
            <text:p>0,732563962</text:p>
          </table:table-cell>
          <table:table-cell table:formula="of:=[.B63]*9.81" office:value-type="float" office:value="7.18645246722" calcext:value-type="float">
            <text:p>7,18645246722</text:p>
          </table:table-cell>
        </table:table-row>
        <table:table-row table:style-name="ro1">
          <table:table-cell office:value-type="float" office:value="0.0039375" calcext:value-type="float">
            <text:p>0,0039375</text:p>
          </table:table-cell>
          <table:table-cell office:value-type="float" office:value="0.751145198" calcext:value-type="float">
            <text:p>0,751145198</text:p>
          </table:table-cell>
          <table:table-cell table:formula="of:=[.B64]*9.81" office:value-type="float" office:value="7.36873439238" calcext:value-type="float">
            <text:p>7,36873439238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 office:value-type="float" office:value="0.769455845" calcext:value-type="float">
            <text:p>0,769455845</text:p>
          </table:table-cell>
          <table:table-cell table:formula="of:=[.B65]*9.81" office:value-type="float" office:value="7.54836183945" calcext:value-type="float">
            <text:p>7,54836183945</text:p>
          </table:table-cell>
        </table:table-row>
        <table:table-row table:style-name="ro1">
          <table:table-cell office:value-type="float" office:value="0.0040625" calcext:value-type="float">
            <text:p>0,0040625</text:p>
          </table:table-cell>
          <table:table-cell office:value-type="float" office:value="0.787466585" calcext:value-type="float">
            <text:p>0,787466585</text:p>
          </table:table-cell>
          <table:table-cell table:formula="of:=[.B66]*9.81" office:value-type="float" office:value="7.72504719885" calcext:value-type="float">
            <text:p>7,72504719885</text:p>
          </table:table-cell>
        </table:table-row>
        <table:table-row table:style-name="ro1">
          <table:table-cell office:value-type="float" office:value="0.004125" calcext:value-type="float">
            <text:p>0,004125</text:p>
          </table:table-cell>
          <table:table-cell office:value-type="float" office:value="0.805161875" calcext:value-type="float">
            <text:p>0,805161875</text:p>
          </table:table-cell>
          <table:table-cell table:formula="of:=[.B67]*9.81" office:value-type="float" office:value="7.89863799375" calcext:value-type="float">
            <text:p>7,89863799375</text:p>
          </table:table-cell>
        </table:table-row>
        <table:table-row table:style-name="ro1">
          <table:table-cell office:value-type="float" office:value="0.0041875" calcext:value-type="float">
            <text:p>0,0041875</text:p>
          </table:table-cell>
          <table:table-cell office:value-type="float" office:value="0.822529615" calcext:value-type="float">
            <text:p>0,822529615</text:p>
          </table:table-cell>
          <table:table-cell table:formula="of:=[.B68]*9.81" office:value-type="float" office:value="8.06901552315" calcext:value-type="float">
            <text:p>8,06901552315</text:p>
          </table:table-cell>
        </table:table-row>
        <table:table-row table:style-name="ro1">
          <table:table-cell office:value-type="float" office:value="0.00425" calcext:value-type="float">
            <text:p>0,00425</text:p>
          </table:table-cell>
          <table:table-cell office:value-type="float" office:value="0.839557706" calcext:value-type="float">
            <text:p>0,839557706</text:p>
          </table:table-cell>
          <table:table-cell table:formula="of:=[.B69]*9.81" office:value-type="float" office:value="8.23606109586" calcext:value-type="float">
            <text:p>8,23606109586</text:p>
          </table:table-cell>
        </table:table-row>
        <table:table-row table:style-name="ro1">
          <table:table-cell office:value-type="float" office:value="0.0043125" calcext:value-type="float">
            <text:p>0,0043125</text:p>
          </table:table-cell>
          <table:table-cell office:value-type="float" office:value="0.856234049" calcext:value-type="float">
            <text:p>0,856234049</text:p>
          </table:table-cell>
          <table:table-cell table:formula="of:=[.B70]*9.81" office:value-type="float" office:value="8.39965602069" calcext:value-type="float">
            <text:p>8,39965602069</text:p>
          </table:table-cell>
        </table:table-row>
        <table:table-row table:style-name="ro1">
          <table:table-cell office:value-type="float" office:value="0.004375" calcext:value-type="float">
            <text:p>0,004375</text:p>
          </table:table-cell>
          <table:table-cell office:value-type="float" office:value="0.872546546" calcext:value-type="float">
            <text:p>0,872546546</text:p>
          </table:table-cell>
          <table:table-cell table:formula="of:=[.B71]*9.81" office:value-type="float" office:value="8.55968161626" calcext:value-type="float">
            <text:p>8,55968161626</text:p>
          </table:table-cell>
        </table:table-row>
        <table:table-row table:style-name="ro1">
          <table:table-cell office:value-type="float" office:value="0.0044375" calcext:value-type="float">
            <text:p>0,0044375</text:p>
          </table:table-cell>
          <table:table-cell office:value-type="float" office:value="0.888483097" calcext:value-type="float">
            <text:p>0,888483097</text:p>
          </table:table-cell>
          <table:table-cell table:formula="of:=[.B72]*9.81" office:value-type="float" office:value="8.71601918157" calcext:value-type="float">
            <text:p>8,71601918157</text:p>
          </table:table-cell>
        </table:table-row>
        <table:table-row table:style-name="ro1">
          <table:table-cell office:value-type="float" office:value="0.0045" calcext:value-type="float">
            <text:p>0,0045</text:p>
          </table:table-cell>
          <table:table-cell office:value-type="float" office:value="0.904031602" calcext:value-type="float">
            <text:p>0,904031602</text:p>
          </table:table-cell>
          <table:table-cell table:formula="of:=[.B73]*9.81" office:value-type="float" office:value="8.86855001562" calcext:value-type="float">
            <text:p>8,86855001562</text:p>
          </table:table-cell>
        </table:table-row>
        <table:table-row table:style-name="ro1">
          <table:table-cell office:value-type="float" office:value="0.0045625" calcext:value-type="float">
            <text:p>0,0045625</text:p>
          </table:table-cell>
          <table:table-cell office:value-type="float" office:value="0.919185072" calcext:value-type="float">
            <text:p>0,919185072</text:p>
          </table:table-cell>
          <table:table-cell table:formula="of:=[.B74]*9.81" office:value-type="float" office:value="9.01720555632" calcext:value-type="float">
            <text:p>9,01720555632</text:p>
          </table:table-cell>
        </table:table-row>
        <table:table-row table:style-name="ro1">
          <table:table-cell office:value-type="float" office:value="0.004625" calcext:value-type="float">
            <text:p>0,004625</text:p>
          </table:table-cell>
          <table:table-cell office:value-type="float" office:value="0.933956946" calcext:value-type="float">
            <text:p>0,933956946</text:p>
          </table:table-cell>
          <table:table-cell table:formula="of:=[.B75]*9.81" office:value-type="float" office:value="9.16211764026" calcext:value-type="float">
            <text:p>9,16211764026</text:p>
          </table:table-cell>
        </table:table-row>
        <table:table-row table:style-name="ro1">
          <table:table-cell office:value-type="float" office:value="0.0046875" calcext:value-type="float">
            <text:p>0,0046875</text:p>
          </table:table-cell>
          <table:table-cell office:value-type="float" office:value="0.948365775" calcext:value-type="float">
            <text:p>0,948365775</text:p>
          </table:table-cell>
          <table:table-cell table:formula="of:=[.B76]*9.81" office:value-type="float" office:value="9.30346825275" calcext:value-type="float">
            <text:p>9,30346825275</text:p>
          </table:table-cell>
        </table:table-row>
        <table:table-row table:style-name="ro1">
          <table:table-cell office:value-type="float" office:value="0.00475" calcext:value-type="float">
            <text:p>0,00475</text:p>
          </table:table-cell>
          <table:table-cell office:value-type="float" office:value="0.962430107" calcext:value-type="float">
            <text:p>0,962430107</text:p>
          </table:table-cell>
          <table:table-cell table:formula="of:=[.B77]*9.81" office:value-type="float" office:value="9.44143934967" calcext:value-type="float">
            <text:p>9,44143934967</text:p>
          </table:table-cell>
        </table:table-row>
        <table:table-row table:style-name="ro1">
          <table:table-cell office:value-type="float" office:value="0.0048125" calcext:value-type="float">
            <text:p>0,0048125</text:p>
          </table:table-cell>
          <table:table-cell office:value-type="float" office:value="0.976168492" calcext:value-type="float">
            <text:p>0,976168492</text:p>
          </table:table-cell>
          <table:table-cell table:formula="of:=[.B78]*9.81" office:value-type="float" office:value="9.57621290652" calcext:value-type="float">
            <text:p>9,57621290652</text:p>
          </table:table-cell>
        </table:table-row>
        <table:table-row table:style-name="ro1">
          <table:table-cell office:value-type="float" office:value="0.004875" calcext:value-type="float">
            <text:p>0,004875</text:p>
          </table:table-cell>
          <table:table-cell office:value-type="float" office:value="0.989599479" calcext:value-type="float">
            <text:p>0,989599479</text:p>
          </table:table-cell>
          <table:table-cell table:formula="of:=[.B79]*9.81" office:value-type="float" office:value="9.70797088899" calcext:value-type="float">
            <text:p>9,70797088899</text:p>
          </table:table-cell>
        </table:table-row>
        <table:table-row table:style-name="ro1">
          <table:table-cell office:value-type="float" office:value="0.0049375" calcext:value-type="float">
            <text:p>0,0049375</text:p>
          </table:table-cell>
          <table:table-cell office:value-type="float" office:value="1.002741616" calcext:value-type="float">
            <text:p>1,002741616</text:p>
          </table:table-cell>
          <table:table-cell table:formula="of:=[.B80]*9.81" office:value-type="float" office:value="9.83689525296" calcext:value-type="float">
            <text:p>9,83689525296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1.015613454" calcext:value-type="float">
            <text:p>1,015613454</text:p>
          </table:table-cell>
          <table:table-cell table:formula="of:=[.B81]*9.81" office:value-type="float" office:value="9.96316798374" calcext:value-type="float">
            <text:p>9,96316798374</text:p>
          </table:table-cell>
        </table:table-row>
        <table:table-row table:style-name="ro1">
          <table:table-cell office:value-type="float" office:value="0.0050625" calcext:value-type="float">
            <text:p>0,0050625</text:p>
          </table:table-cell>
          <table:table-cell office:value-type="float" office:value="1.028236938" calcext:value-type="float">
            <text:p>1,028236938</text:p>
          </table:table-cell>
          <table:table-cell table:formula="of:=[.B82]*9.81" office:value-type="float" office:value="10.08700436178" calcext:value-type="float">
            <text:p>10,08700436178</text:p>
          </table:table-cell>
        </table:table-row>
        <table:table-row table:style-name="ro1">
          <table:table-cell office:value-type="float" office:value="0.005125" calcext:value-type="float">
            <text:p>0,005125</text:p>
          </table:table-cell>
          <table:table-cell office:value-type="float" office:value="1.040647603" calcext:value-type="float">
            <text:p>1,040647603</text:p>
          </table:table-cell>
          <table:table-cell table:formula="of:=[.B83]*9.81" office:value-type="float" office:value="10.20875298543" calcext:value-type="float">
            <text:p>10,20875298543</text:p>
          </table:table-cell>
        </table:table-row>
        <table:table-row table:style-name="ro1">
          <table:table-cell office:value-type="float" office:value="0.0051875" calcext:value-type="float">
            <text:p>0,0051875</text:p>
          </table:table-cell>
          <table:table-cell office:value-type="float" office:value="1.052884382" calcext:value-type="float">
            <text:p>1,052884382</text:p>
          </table:table-cell>
          <table:table-cell table:formula="of:=[.B84]*9.81" office:value-type="float" office:value="10.32879578742" calcext:value-type="float">
            <text:p>10,32879578742</text:p>
          </table:table-cell>
        </table:table-row>
        <table:table-row table:style-name="ro1">
          <table:table-cell office:value-type="float" office:value="0.00525" calcext:value-type="float">
            <text:p>0,00525</text:p>
          </table:table-cell>
          <table:table-cell office:value-type="float" office:value="1.064986206" calcext:value-type="float">
            <text:p>1,064986206</text:p>
          </table:table-cell>
          <table:table-cell table:formula="of:=[.B85]*9.81" office:value-type="float" office:value="10.44751468086" calcext:value-type="float">
            <text:p>10,44751468086</text:p>
          </table:table-cell>
        </table:table-row>
        <table:table-row table:style-name="ro1">
          <table:table-cell office:value-type="float" office:value="0.0053125" calcext:value-type="float">
            <text:p>0,0053125</text:p>
          </table:table-cell>
          <table:table-cell office:value-type="float" office:value="1.076992007" calcext:value-type="float">
            <text:p>1,076992007</text:p>
          </table:table-cell>
          <table:table-cell table:formula="of:=[.B86]*9.81" office:value-type="float" office:value="10.56529158867" calcext:value-type="float">
            <text:p>10,56529158867</text:p>
          </table:table-cell>
        </table:table-row>
        <table:table-row table:style-name="ro1">
          <table:table-cell office:value-type="float" office:value="0.005375" calcext:value-type="float">
            <text:p>0,005375</text:p>
          </table:table-cell>
          <table:table-cell office:value-type="float" office:value="1.088940717" calcext:value-type="float">
            <text:p>1,088940717</text:p>
          </table:table-cell>
          <table:table-cell table:formula="of:=[.B87]*9.81" office:value-type="float" office:value="10.68250843377" calcext:value-type="float">
            <text:p>10,68250843377</text:p>
          </table:table-cell>
        </table:table-row>
        <table:table-row table:style-name="ro1">
          <table:table-cell office:value-type="float" office:value="0.0054375" calcext:value-type="float">
            <text:p>0,0054375</text:p>
          </table:table-cell>
          <table:table-cell office:value-type="float" office:value="1.100871268" calcext:value-type="float">
            <text:p>1,100871268</text:p>
          </table:table-cell>
          <table:table-cell table:formula="of:=[.B88]*9.81" office:value-type="float" office:value="10.79954713908" calcext:value-type="float">
            <text:p>10,79954713908</text:p>
          </table:table-cell>
        </table:table-row>
        <table:table-row table:style-name="ro1">
          <table:table-cell office:value-type="float" office:value="0.0055" calcext:value-type="float">
            <text:p>0,0055</text:p>
          </table:table-cell>
          <table:table-cell office:value-type="float" office:value="1.112822592" calcext:value-type="float">
            <text:p>1,112822592</text:p>
          </table:table-cell>
          <table:table-cell table:formula="of:=[.B89]*9.81" office:value-type="float" office:value="10.91678962752" calcext:value-type="float">
            <text:p>10,91678962752</text:p>
          </table:table-cell>
        </table:table-row>
        <table:table-row table:style-name="ro1">
          <table:table-cell office:value-type="float" office:value="0.0055625" calcext:value-type="float">
            <text:p>0,0055625</text:p>
          </table:table-cell>
          <table:table-cell office:value-type="float" office:value="1.124832825" calcext:value-type="float">
            <text:p>1,124832825</text:p>
          </table:table-cell>
          <table:table-cell table:formula="of:=[.B90]*9.81" office:value-type="float" office:value="11.03461001325" calcext:value-type="float">
            <text:p>11,03461001325</text:p>
          </table:table-cell>
        </table:table-row>
        <table:table-row table:style-name="ro1">
          <table:table-cell office:value-type="float" office:value="0.005625" calcext:value-type="float">
            <text:p>0,005625</text:p>
          </table:table-cell>
          <table:table-cell office:value-type="float" office:value="1.136936916" calcext:value-type="float">
            <text:p>1,136936916</text:p>
          </table:table-cell>
          <table:table-cell table:formula="of:=[.B91]*9.81" office:value-type="float" office:value="11.15335114596" calcext:value-type="float">
            <text:p>11,15335114596</text:p>
          </table:table-cell>
        </table:table-row>
        <table:table-row table:style-name="ro1">
          <table:table-cell office:value-type="float" office:value="0.0056875" calcext:value-type="float">
            <text:p>0,0056875</text:p>
          </table:table-cell>
          <table:table-cell office:value-type="float" office:value="1.149169021" calcext:value-type="float">
            <text:p>1,149169021</text:p>
          </table:table-cell>
          <table:table-cell table:formula="of:=[.B92]*9.81" office:value-type="float" office:value="11.27334809601" calcext:value-type="float">
            <text:p>11,27334809601</text:p>
          </table:table-cell>
        </table:table-row>
        <table:table-row table:style-name="ro1">
          <table:table-cell office:value-type="float" office:value="0.00575" calcext:value-type="float">
            <text:p>0,00575</text:p>
          </table:table-cell>
          <table:table-cell office:value-type="float" office:value="1.161563293" calcext:value-type="float">
            <text:p>1,161563293</text:p>
          </table:table-cell>
          <table:table-cell table:formula="of:=[.B93]*9.81" office:value-type="float" office:value="11.39493590433" calcext:value-type="float">
            <text:p>11,39493590433</text:p>
          </table:table-cell>
        </table:table-row>
        <table:table-row table:style-name="ro1">
          <table:table-cell office:value-type="float" office:value="0.0058125" calcext:value-type="float">
            <text:p>0,0058125</text:p>
          </table:table-cell>
          <table:table-cell office:value-type="float" office:value="1.174153887" calcext:value-type="float">
            <text:p>1,174153887</text:p>
          </table:table-cell>
          <table:table-cell table:formula="of:=[.B94]*9.81" office:value-type="float" office:value="11.51844963147" calcext:value-type="float">
            <text:p>11,51844963147</text:p>
          </table:table-cell>
        </table:table-row>
        <table:table-row table:style-name="ro1">
          <table:table-cell office:value-type="float" office:value="0.005875" calcext:value-type="float">
            <text:p>0,005875</text:p>
          </table:table-cell>
          <table:table-cell office:value-type="float" office:value="1.186974956" calcext:value-type="float">
            <text:p>1,186974956</text:p>
          </table:table-cell>
          <table:table-cell table:formula="of:=[.B95]*9.81" office:value-type="float" office:value="11.64422431836" calcext:value-type="float">
            <text:p>11,64422431836</text:p>
          </table:table-cell>
        </table:table-row>
        <table:table-row table:style-name="ro1">
          <table:table-cell office:value-type="float" office:value="0.0059375" calcext:value-type="float">
            <text:p>0,0059375</text:p>
          </table:table-cell>
          <table:table-cell office:value-type="float" office:value="1.200060654" calcext:value-type="float">
            <text:p>1,200060654</text:p>
          </table:table-cell>
          <table:table-cell table:formula="of:=[.B96]*9.81" office:value-type="float" office:value="11.77259501574" calcext:value-type="float">
            <text:p>11,77259501574</text:p>
          </table:table-cell>
        </table:table-row>
        <table:table-row table:style-name="ro1">
          <table:table-cell office:value-type="float" office:value="0.006" calcext:value-type="float">
            <text:p>0,006</text:p>
          </table:table-cell>
          <table:table-cell office:value-type="float" office:value="1.213445137" calcext:value-type="float">
            <text:p>1,213445137</text:p>
          </table:table-cell>
          <table:table-cell table:formula="of:=[.B97]*9.81" office:value-type="float" office:value="11.90389679397" calcext:value-type="float">
            <text:p>11,90389679397</text:p>
          </table:table-cell>
        </table:table-row>
        <table:table-row table:style-name="ro1">
          <table:table-cell office:value-type="float" office:value="0.0060625" calcext:value-type="float">
            <text:p>0,0060625</text:p>
          </table:table-cell>
          <table:table-cell office:value-type="float" office:value="1.227159083" calcext:value-type="float">
            <text:p>1,227159083</text:p>
          </table:table-cell>
          <table:table-cell table:formula="of:=[.B98]*9.81" office:value-type="float" office:value="12.03843060423" calcext:value-type="float">
            <text:p>12,03843060423</text:p>
          </table:table-cell>
        </table:table-row>
        <table:table-row table:style-name="ro1">
          <table:table-cell office:value-type="float" office:value="0.006125" calcext:value-type="float">
            <text:p>0,006125</text:p>
          </table:table-cell>
          <table:table-cell office:value-type="float" office:value="1.24121927" calcext:value-type="float">
            <text:p>1,24121927</text:p>
          </table:table-cell>
          <table:table-cell table:formula="of:=[.B99]*9.81" office:value-type="float" office:value="12.1763610387" calcext:value-type="float">
            <text:p>12,1763610387</text:p>
          </table:table-cell>
        </table:table-row>
        <table:table-row table:style-name="ro1">
          <table:table-cell office:value-type="float" office:value="0.0061875" calcext:value-type="float">
            <text:p>0,0061875</text:p>
          </table:table-cell>
          <table:table-cell office:value-type="float" office:value="1.255639003" calcext:value-type="float">
            <text:p>1,255639003</text:p>
          </table:table-cell>
          <table:table-cell table:formula="of:=[.B100]*9.81" office:value-type="float" office:value="12.31781861943" calcext:value-type="float">
            <text:p>12,31781861943</text:p>
          </table:table-cell>
        </table:table-row>
        <table:table-row table:style-name="ro1">
          <table:table-cell office:value-type="float" office:value="0.00625" calcext:value-type="float">
            <text:p>0,00625</text:p>
          </table:table-cell>
          <table:table-cell office:value-type="float" office:value="1.270431587" calcext:value-type="float">
            <text:p>1,270431587</text:p>
          </table:table-cell>
          <table:table-cell table:formula="of:=[.B101]*9.81" office:value-type="float" office:value="12.46293386847" calcext:value-type="float">
            <text:p>12,46293386847</text:p>
          </table:table-cell>
        </table:table-row>
        <table:table-row table:style-name="ro1">
          <table:table-cell office:value-type="float" office:value="0.0063125" calcext:value-type="float">
            <text:p>0,0063125</text:p>
          </table:table-cell>
          <table:table-cell office:value-type="float" office:value="1.285610324" calcext:value-type="float">
            <text:p>1,285610324</text:p>
          </table:table-cell>
          <table:table-cell table:formula="of:=[.B102]*9.81" office:value-type="float" office:value="12.61183727844" calcext:value-type="float">
            <text:p>12,61183727844</text:p>
          </table:table-cell>
        </table:table-row>
        <table:table-row table:style-name="ro1">
          <table:table-cell office:value-type="float" office:value="0.006375" calcext:value-type="float">
            <text:p>0,006375</text:p>
          </table:table-cell>
          <table:table-cell office:value-type="float" office:value="1.301188518" calcext:value-type="float">
            <text:p>1,301188518</text:p>
          </table:table-cell>
          <table:table-cell table:formula="of:=[.B103]*9.81" office:value-type="float" office:value="12.76465936158" calcext:value-type="float">
            <text:p>12,76465936158</text:p>
          </table:table-cell>
        </table:table-row>
        <table:table-row table:style-name="ro1">
          <table:table-cell office:value-type="float" office:value="0.0064375" calcext:value-type="float">
            <text:p>0,0064375</text:p>
          </table:table-cell>
          <table:table-cell office:value-type="float" office:value="1.317179475" calcext:value-type="float">
            <text:p>1,317179475</text:p>
          </table:table-cell>
          <table:table-cell table:formula="of:=[.B104]*9.81" office:value-type="float" office:value="12.92153064975" calcext:value-type="float">
            <text:p>12,92153064975</text:p>
          </table:table-cell>
        </table:table-row>
        <table:table-row table:style-name="ro1">
          <table:table-cell office:value-type="float" office:value="0.0065" calcext:value-type="float">
            <text:p>0,0065</text:p>
          </table:table-cell>
          <table:table-cell office:value-type="float" office:value="1.333596497" calcext:value-type="float">
            <text:p>1,333596497</text:p>
          </table:table-cell>
          <table:table-cell table:formula="of:=[.B105]*9.81" office:value-type="float" office:value="13.08258163557" calcext:value-type="float">
            <text:p>13,08258163557</text:p>
          </table:table-cell>
        </table:table-row>
        <table:table-row table:style-name="ro1">
          <table:table-cell office:value-type="float" office:value="0.0065625" calcext:value-type="float">
            <text:p>0,0065625</text:p>
          </table:table-cell>
          <table:table-cell office:value-type="float" office:value="1.350449825" calcext:value-type="float">
            <text:p>1,350449825</text:p>
          </table:table-cell>
          <table:table-cell table:formula="of:=[.B106]*9.81" office:value-type="float" office:value="13.24791278325" calcext:value-type="float">
            <text:p>13,24791278325</text:p>
          </table:table-cell>
        </table:table-row>
        <table:table-row table:style-name="ro1">
          <table:table-cell office:value-type="float" office:value="0.006625" calcext:value-type="float">
            <text:p>0,006625</text:p>
          </table:table-cell>
          <table:table-cell office:value-type="float" office:value="1.367737445" calcext:value-type="float">
            <text:p>1,367737445</text:p>
          </table:table-cell>
          <table:table-cell table:formula="of:=[.B107]*9.81" office:value-type="float" office:value="13.41750433545" calcext:value-type="float">
            <text:p>13,41750433545</text:p>
          </table:table-cell>
        </table:table-row>
        <table:table-row table:style-name="ro1">
          <table:table-cell office:value-type="float" office:value="0.0066875" calcext:value-type="float">
            <text:p>0,0066875</text:p>
          </table:table-cell>
          <table:table-cell office:value-type="float" office:value="1.385454279" calcext:value-type="float">
            <text:p>1,385454279</text:p>
          </table:table-cell>
          <table:table-cell table:formula="of:=[.B108]*9.81" office:value-type="float" office:value="13.59130647699" calcext:value-type="float">
            <text:p>13,59130647699</text:p>
          </table:table-cell>
        </table:table-row>
        <table:table-row table:style-name="ro1">
          <table:table-cell office:value-type="float" office:value="0.00675" calcext:value-type="float">
            <text:p>0,00675</text:p>
          </table:table-cell>
          <table:table-cell office:value-type="float" office:value="1.403595248" calcext:value-type="float">
            <text:p>1,403595248</text:p>
          </table:table-cell>
          <table:table-cell table:formula="of:=[.B109]*9.81" office:value-type="float" office:value="13.76926938288" calcext:value-type="float">
            <text:p>13,76926938288</text:p>
          </table:table-cell>
        </table:table-row>
        <table:table-row table:style-name="ro1">
          <table:table-cell office:value-type="float" office:value="0.0068125" calcext:value-type="float">
            <text:p>0,0068125</text:p>
          </table:table-cell>
          <table:table-cell office:value-type="float" office:value="1.422155276" calcext:value-type="float">
            <text:p>1,422155276</text:p>
          </table:table-cell>
          <table:table-cell table:formula="of:=[.B110]*9.81" office:value-type="float" office:value="13.95134325756" calcext:value-type="float">
            <text:p>13,95134325756</text:p>
          </table:table-cell>
        </table:table-row>
        <table:table-row table:style-name="ro1">
          <table:table-cell office:value-type="float" office:value="0.006875" calcext:value-type="float">
            <text:p>0,006875</text:p>
          </table:table-cell>
          <table:table-cell office:value-type="float" office:value="1.441129284" calcext:value-type="float">
            <text:p>1,441129284</text:p>
          </table:table-cell>
          <table:table-cell table:formula="of:=[.B111]*9.81" office:value-type="float" office:value="14.13747827604" calcext:value-type="float">
            <text:p>14,13747827604</text:p>
          </table:table-cell>
        </table:table-row>
        <table:table-row table:style-name="ro1">
          <table:table-cell office:value-type="float" office:value="0.0069375" calcext:value-type="float">
            <text:p>0,0069375</text:p>
          </table:table-cell>
          <table:table-cell office:value-type="float" office:value="1.460512195" calcext:value-type="float">
            <text:p>1,460512195</text:p>
          </table:table-cell>
          <table:table-cell table:formula="of:=[.B112]*9.81" office:value-type="float" office:value="14.32762463295" calcext:value-type="float">
            <text:p>14,32762463295</text:p>
          </table:table-cell>
        </table:table-row>
        <table:table-row table:style-name="ro1">
          <table:table-cell office:value-type="float" office:value="0.007" calcext:value-type="float">
            <text:p>0,007</text:p>
          </table:table-cell>
          <table:table-cell office:value-type="float" office:value="1.48029893" calcext:value-type="float">
            <text:p>1,48029893</text:p>
          </table:table-cell>
          <table:table-cell table:formula="of:=[.B113]*9.81" office:value-type="float" office:value="14.5217325033" calcext:value-type="float">
            <text:p>14,5217325033</text:p>
          </table:table-cell>
        </table:table-row>
        <table:table-row table:style-name="ro1">
          <table:table-cell office:value-type="float" office:value="0.0070625" calcext:value-type="float">
            <text:p>0,0070625</text:p>
          </table:table-cell>
          <table:table-cell office:value-type="float" office:value="1.500481824" calcext:value-type="float">
            <text:p>1,500481824</text:p>
          </table:table-cell>
          <table:table-cell table:formula="of:=[.B114]*9.81" office:value-type="float" office:value="14.71972669344" calcext:value-type="float">
            <text:p>14,71972669344</text:p>
          </table:table-cell>
        </table:table-row>
        <table:table-row table:style-name="ro1">
          <table:table-cell office:value-type="float" office:value="0.007125" calcext:value-type="float">
            <text:p>0,007125</text:p>
          </table:table-cell>
          <table:table-cell office:value-type="float" office:value="1.52104286" calcext:value-type="float">
            <text:p>1,52104286</text:p>
          </table:table-cell>
          <table:table-cell table:formula="of:=[.B115]*9.81" office:value-type="float" office:value="14.9214304566" calcext:value-type="float">
            <text:p>14,9214304566</text:p>
          </table:table-cell>
        </table:table-row>
        <table:table-row table:style-name="ro1">
          <table:table-cell office:value-type="float" office:value="0.0071875" calcext:value-type="float">
            <text:p>0,0071875</text:p>
          </table:table-cell>
          <table:table-cell office:value-type="float" office:value="1.541961433" calcext:value-type="float">
            <text:p>1,541961433</text:p>
          </table:table-cell>
          <table:table-cell table:formula="of:=[.B116]*9.81" office:value-type="float" office:value="15.12664165773" calcext:value-type="float">
            <text:p>15,12664165773</text:p>
          </table:table-cell>
        </table:table-row>
        <table:table-row table:style-name="ro1">
          <table:table-cell office:value-type="float" office:value="0.00725" calcext:value-type="float">
            <text:p>0,00725</text:p>
          </table:table-cell>
          <table:table-cell office:value-type="float" office:value="1.563216937" calcext:value-type="float">
            <text:p>1,563216937</text:p>
          </table:table-cell>
          <table:table-cell table:formula="of:=[.B117]*9.81" office:value-type="float" office:value="15.33515815197" calcext:value-type="float">
            <text:p>15,33515815197</text:p>
          </table:table-cell>
        </table:table-row>
        <table:table-row table:style-name="ro1">
          <table:table-cell office:value-type="float" office:value="0.0073125" calcext:value-type="float">
            <text:p>0,0073125</text:p>
          </table:table-cell>
          <table:table-cell office:value-type="float" office:value="1.584788768" calcext:value-type="float">
            <text:p>1,584788768</text:p>
          </table:table-cell>
          <table:table-cell table:formula="of:=[.B118]*9.81" office:value-type="float" office:value="15.54677781408" calcext:value-type="float">
            <text:p>15,54677781408</text:p>
          </table:table-cell>
        </table:table-row>
        <table:table-row table:style-name="ro1">
          <table:table-cell office:value-type="float" office:value="0.007375" calcext:value-type="float">
            <text:p>0,007375</text:p>
          </table:table-cell>
          <table:table-cell office:value-type="float" office:value="1.60665632" calcext:value-type="float">
            <text:p>1,60665632</text:p>
          </table:table-cell>
          <table:table-cell table:formula="of:=[.B119]*9.81" office:value-type="float" office:value="15.7612984992" calcext:value-type="float">
            <text:p>15,7612984992</text:p>
          </table:table-cell>
        </table:table-row>
        <table:table-row table:style-name="ro1">
          <table:table-cell office:value-type="float" office:value="0.0074375" calcext:value-type="float">
            <text:p>0,0074375</text:p>
          </table:table-cell>
          <table:table-cell office:value-type="float" office:value="1.628798989" calcext:value-type="float">
            <text:p>1,628798989</text:p>
          </table:table-cell>
          <table:table-cell table:formula="of:=[.B120]*9.81" office:value-type="float" office:value="15.97851808209" calcext:value-type="float">
            <text:p>15,97851808209</text:p>
          </table:table-cell>
        </table:table-row>
        <table:table-row table:style-name="ro1">
          <table:table-cell office:value-type="float" office:value="0.0075" calcext:value-type="float">
            <text:p>0,0075</text:p>
          </table:table-cell>
          <table:table-cell office:value-type="float" office:value="1.65119617" calcext:value-type="float">
            <text:p>1,65119617</text:p>
          </table:table-cell>
          <table:table-cell table:formula="of:=[.B121]*9.81" office:value-type="float" office:value="16.1982344277" calcext:value-type="float">
            <text:p>16,1982344277</text:p>
          </table:table-cell>
        </table:table-row>
        <table:table-row table:style-name="ro1">
          <table:table-cell office:value-type="float" office:value="0.0075625" calcext:value-type="float">
            <text:p>0,0075625</text:p>
          </table:table-cell>
          <table:table-cell office:value-type="float" office:value="1.673827783" calcext:value-type="float">
            <text:p>1,673827783</text:p>
          </table:table-cell>
          <table:table-cell table:formula="of:=[.B122]*9.81" office:value-type="float" office:value="16.42025055123" calcext:value-type="float">
            <text:p>16,42025055123</text:p>
          </table:table-cell>
        </table:table-row>
        <table:table-row table:style-name="ro1">
          <table:table-cell office:value-type="float" office:value="0.007625" calcext:value-type="float">
            <text:p>0,007625</text:p>
          </table:table-cell>
          <table:table-cell office:value-type="float" office:value="1.696675855" calcext:value-type="float">
            <text:p>1,696675855</text:p>
          </table:table-cell>
          <table:table-cell table:formula="of:=[.B123]*9.81" office:value-type="float" office:value="16.64439013755" calcext:value-type="float">
            <text:p>16,64439013755</text:p>
          </table:table-cell>
        </table:table-row>
        <table:table-row table:style-name="ro1">
          <table:table-cell office:value-type="float" office:value="0.0076875" calcext:value-type="float">
            <text:p>0,0076875</text:p>
          </table:table-cell>
          <table:table-cell office:value-type="float" office:value="1.719722937" calcext:value-type="float">
            <text:p>1,719722937</text:p>
          </table:table-cell>
          <table:table-cell table:formula="of:=[.B124]*9.81" office:value-type="float" office:value="16.87048201197" calcext:value-type="float">
            <text:p>16,87048201197</text:p>
          </table:table-cell>
        </table:table-row>
        <table:table-row table:style-name="ro1">
          <table:table-cell office:value-type="float" office:value="0.00775" calcext:value-type="float">
            <text:p>0,00775</text:p>
          </table:table-cell>
          <table:table-cell office:value-type="float" office:value="1.742951583" calcext:value-type="float">
            <text:p>1,742951583</text:p>
          </table:table-cell>
          <table:table-cell table:formula="of:=[.B125]*9.81" office:value-type="float" office:value="17.09835502923" calcext:value-type="float">
            <text:p>17,09835502923</text:p>
          </table:table-cell>
        </table:table-row>
        <table:table-row table:style-name="ro1">
          <table:table-cell office:value-type="float" office:value="0.0078125" calcext:value-type="float">
            <text:p>0,0078125</text:p>
          </table:table-cell>
          <table:table-cell office:value-type="float" office:value="1.766344344" calcext:value-type="float">
            <text:p>1,766344344</text:p>
          </table:table-cell>
          <table:table-cell table:formula="of:=[.B126]*9.81" office:value-type="float" office:value="17.32783801464" calcext:value-type="float">
            <text:p>17,32783801464</text:p>
          </table:table-cell>
        </table:table-row>
        <table:table-row table:style-name="ro1">
          <table:table-cell office:value-type="float" office:value="0.007875" calcext:value-type="float">
            <text:p>0,007875</text:p>
          </table:table-cell>
          <table:table-cell office:value-type="float" office:value="1.789883771" calcext:value-type="float">
            <text:p>1,789883771</text:p>
          </table:table-cell>
          <table:table-cell table:formula="of:=[.B127]*9.81" office:value-type="float" office:value="17.55875979351" calcext:value-type="float">
            <text:p>17,55875979351</text:p>
          </table:table-cell>
        </table:table-row>
        <table:table-row table:style-name="ro1">
          <table:table-cell office:value-type="float" office:value="0.0079375" calcext:value-type="float">
            <text:p>0,0079375</text:p>
          </table:table-cell>
          <table:table-cell office:value-type="float" office:value="1.813552418" calcext:value-type="float">
            <text:p>1,813552418</text:p>
          </table:table-cell>
          <table:table-cell table:formula="of:=[.B128]*9.81" office:value-type="float" office:value="17.79094922058" calcext:value-type="float">
            <text:p>17,79094922058</text:p>
          </table:table-cell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1.837332837" calcext:value-type="float">
            <text:p>1,837332837</text:p>
          </table:table-cell>
          <table:table-cell table:formula="of:=[.B129]*9.81" office:value-type="float" office:value="18.02423513097" calcext:value-type="float">
            <text:p>18,02423513097</text:p>
          </table:table-cell>
        </table:table-row>
        <table:table-row table:style-name="ro1">
          <table:table-cell office:value-type="float" office:value="0.0080625" calcext:value-type="float">
            <text:p>0,0080625</text:p>
          </table:table-cell>
          <table:table-cell office:value-type="float" office:value="1.861213563" calcext:value-type="float">
            <text:p>1,861213563</text:p>
          </table:table-cell>
          <table:table-cell table:formula="of:=[.B130]*9.81" office:value-type="float" office:value="18.25850505303" calcext:value-type="float">
            <text:p>18,25850505303</text:p>
          </table:table-cell>
        </table:table-row>
        <table:table-row table:style-name="ro1">
          <table:table-cell office:value-type="float" office:value="0.008125" calcext:value-type="float">
            <text:p>0,008125</text:p>
          </table:table-cell>
          <table:table-cell office:value-type="float" office:value="1.885207069" calcext:value-type="float">
            <text:p>1,885207069</text:p>
          </table:table-cell>
          <table:table-cell table:formula="of:=[.B131]*9.81" office:value-type="float" office:value="18.49388134689" calcext:value-type="float">
            <text:p>18,49388134689</text:p>
          </table:table-cell>
        </table:table-row>
        <table:table-row table:style-name="ro1">
          <table:table-cell office:value-type="float" office:value="0.0081875" calcext:value-type="float">
            <text:p>0,0081875</text:p>
          </table:table-cell>
          <table:table-cell office:value-type="float" office:value="1.90933181" calcext:value-type="float">
            <text:p>1,90933181</text:p>
          </table:table-cell>
          <table:table-cell table:formula="of:=[.B132]*9.81" office:value-type="float" office:value="18.7305450561" calcext:value-type="float">
            <text:p>18,7305450561</text:p>
          </table:table-cell>
        </table:table-row>
        <table:table-row table:style-name="ro1">
          <table:table-cell office:value-type="float" office:value="0.00825" calcext:value-type="float">
            <text:p>0,00825</text:p>
          </table:table-cell>
          <table:table-cell office:value-type="float" office:value="1.933606241" calcext:value-type="float">
            <text:p>1,933606241</text:p>
          </table:table-cell>
          <table:table-cell table:formula="of:=[.B133]*9.81" office:value-type="float" office:value="18.96867722421" calcext:value-type="float">
            <text:p>18,96867722421</text:p>
          </table:table-cell>
        </table:table-row>
        <table:table-row table:style-name="ro1">
          <table:table-cell office:value-type="float" office:value="0.0083125" calcext:value-type="float">
            <text:p>0,0083125</text:p>
          </table:table-cell>
          <table:table-cell office:value-type="float" office:value="1.958048819" calcext:value-type="float">
            <text:p>1,958048819</text:p>
          </table:table-cell>
          <table:table-cell table:formula="of:=[.B134]*9.81" office:value-type="float" office:value="19.20845891439" calcext:value-type="float">
            <text:p>19,20845891439</text:p>
          </table:table-cell>
        </table:table-row>
        <table:table-row table:style-name="ro1">
          <table:table-cell office:value-type="float" office:value="0.008375" calcext:value-type="float">
            <text:p>0,008375</text:p>
          </table:table-cell>
          <table:table-cell office:value-type="float" office:value="1.982677999" calcext:value-type="float">
            <text:p>1,982677999</text:p>
          </table:table-cell>
          <table:table-cell table:formula="of:=[.B135]*9.81" office:value-type="float" office:value="19.45007117019" calcext:value-type="float">
            <text:p>19,45007117019</text:p>
          </table:table-cell>
        </table:table-row>
        <table:table-row table:style-name="ro1">
          <table:table-cell office:value-type="float" office:value="0.0084375" calcext:value-type="float">
            <text:p>0,0084375</text:p>
          </table:table-cell>
          <table:table-cell office:value-type="float" office:value="2.007512236" calcext:value-type="float">
            <text:p>2,007512236</text:p>
          </table:table-cell>
          <table:table-cell table:formula="of:=[.B136]*9.81" office:value-type="float" office:value="19.69369503516" calcext:value-type="float">
            <text:p>19,69369503516</text:p>
          </table:table-cell>
        </table:table-row>
        <table:table-row table:style-name="ro1">
          <table:table-cell office:value-type="float" office:value="0.0085" calcext:value-type="float">
            <text:p>0,0085</text:p>
          </table:table-cell>
          <table:table-cell office:value-type="float" office:value="2.032569987" calcext:value-type="float">
            <text:p>2,032569987</text:p>
          </table:table-cell>
          <table:table-cell table:formula="of:=[.B137]*9.81" office:value-type="float" office:value="19.93951157247" calcext:value-type="float">
            <text:p>19,93951157247</text:p>
          </table:table-cell>
        </table:table-row>
        <table:table-row table:style-name="ro1">
          <table:table-cell office:value-type="float" office:value="0.0085625" calcext:value-type="float">
            <text:p>0,0085625</text:p>
          </table:table-cell>
          <table:table-cell office:value-type="float" office:value="2.057874045" calcext:value-type="float">
            <text:p>2,057874045</text:p>
          </table:table-cell>
          <table:table-cell table:formula="of:=[.B138]*9.81" office:value-type="float" office:value="20.18774438145" calcext:value-type="float">
            <text:p>20,18774438145</text:p>
          </table:table-cell>
        </table:table-row>
        <table:table-row table:style-name="ro1">
          <table:table-cell office:value-type="float" office:value="0.008625" calcext:value-type="float">
            <text:p>0,008625</text:p>
          </table:table-cell>
          <table:table-cell office:value-type="float" office:value="2.083464551" calcext:value-type="float">
            <text:p>2,083464551</text:p>
          </table:table-cell>
          <table:table-cell table:formula="of:=[.B139]*9.81" office:value-type="float" office:value="20.43878724531" calcext:value-type="float">
            <text:p>20,43878724531</text:p>
          </table:table-cell>
        </table:table-row>
        <table:table-row table:style-name="ro1">
          <table:table-cell office:value-type="float" office:value="0.0086875" calcext:value-type="float">
            <text:p>0,0086875</text:p>
          </table:table-cell>
          <table:table-cell office:value-type="float" office:value="2.109385986" calcext:value-type="float">
            <text:p>2,109385986</text:p>
          </table:table-cell>
          <table:table-cell table:formula="of:=[.B140]*9.81" office:value-type="float" office:value="20.69307652266" calcext:value-type="float">
            <text:p>20,69307652266</text:p>
          </table:table-cell>
        </table:table-row>
        <table:table-row table:style-name="ro1">
          <table:table-cell office:value-type="float" office:value="0.00875" calcext:value-type="float">
            <text:p>0,00875</text:p>
          </table:table-cell>
          <table:table-cell office:value-type="float" office:value="2.13568283" calcext:value-type="float">
            <text:p>2,13568283</text:p>
          </table:table-cell>
          <table:table-cell table:formula="of:=[.B141]*9.81" office:value-type="float" office:value="20.9510485623" calcext:value-type="float">
            <text:p>20,9510485623</text:p>
          </table:table-cell>
        </table:table-row>
        <table:table-row table:style-name="ro1">
          <table:table-cell office:value-type="float" office:value="0.0088125" calcext:value-type="float">
            <text:p>0,0088125</text:p>
          </table:table-cell>
          <table:table-cell office:value-type="float" office:value="2.162399563" calcext:value-type="float">
            <text:p>2,162399563</text:p>
          </table:table-cell>
          <table:table-cell table:formula="of:=[.B142]*9.81" office:value-type="float" office:value="21.21313971303" calcext:value-type="float">
            <text:p>21,21313971303</text:p>
          </table:table-cell>
        </table:table-row>
        <table:table-row table:style-name="ro1">
          <table:table-cell office:value-type="float" office:value="0.008875" calcext:value-type="float">
            <text:p>0,008875</text:p>
          </table:table-cell>
          <table:table-cell office:value-type="float" office:value="2.189580663" calcext:value-type="float">
            <text:p>2,189580663</text:p>
          </table:table-cell>
          <table:table-cell table:formula="of:=[.B143]*9.81" office:value-type="float" office:value="21.47978630403" calcext:value-type="float">
            <text:p>21,47978630403</text:p>
          </table:table-cell>
        </table:table-row>
        <table:table-row table:style-name="ro1">
          <table:table-cell office:value-type="float" office:value="0.0089375" calcext:value-type="float">
            <text:p>0,0089375</text:p>
          </table:table-cell>
          <table:table-cell office:value-type="float" office:value="2.217270613" calcext:value-type="float">
            <text:p>2,217270613</text:p>
          </table:table-cell>
          <table:table-cell table:formula="of:=[.B144]*9.81" office:value-type="float" office:value="21.75142471353" calcext:value-type="float">
            <text:p>21,75142471353</text:p>
          </table:table-cell>
        </table:table-row>
        <table:table-row table:style-name="ro1">
          <table:table-cell office:value-type="float" office:value="0.009" calcext:value-type="float">
            <text:p>0,009</text:p>
          </table:table-cell>
          <table:table-cell office:value-type="float" office:value="2.24551389" calcext:value-type="float">
            <text:p>2,24551389</text:p>
          </table:table-cell>
          <table:table-cell table:formula="of:=[.B145]*9.81" office:value-type="float" office:value="22.0284912609" calcext:value-type="float">
            <text:p>22,0284912609</text:p>
          </table:table-cell>
        </table:table-row>
        <table:table-row table:style-name="ro1">
          <table:table-cell office:value-type="float" office:value="0.0090625" calcext:value-type="float">
            <text:p>0,0090625</text:p>
          </table:table-cell>
          <table:table-cell office:value-type="float" office:value="2.274352134" calcext:value-type="float">
            <text:p>2,274352134</text:p>
          </table:table-cell>
          <table:table-cell table:formula="of:=[.B146]*9.81" office:value-type="float" office:value="22.31139443454" calcext:value-type="float">
            <text:p>22,31139443454</text:p>
          </table:table-cell>
        </table:table-row>
        <table:table-row table:style-name="ro1">
          <table:table-cell office:value-type="float" office:value="0.009125" calcext:value-type="float">
            <text:p>0,009125</text:p>
          </table:table-cell>
          <table:table-cell office:value-type="float" office:value="2.303815621" calcext:value-type="float">
            <text:p>2,303815621</text:p>
          </table:table-cell>
          <table:table-cell table:formula="of:=[.B147]*9.81" office:value-type="float" office:value="22.60043124201" calcext:value-type="float">
            <text:p>22,60043124201</text:p>
          </table:table-cell>
        </table:table-row>
        <table:table-row table:style-name="ro1">
          <table:table-cell office:value-type="float" office:value="0.0091875" calcext:value-type="float">
            <text:p>0,0091875</text:p>
          </table:table-cell>
          <table:table-cell office:value-type="float" office:value="2.333931784" calcext:value-type="float">
            <text:p>2,333931784</text:p>
          </table:table-cell>
          <table:table-cell table:formula="of:=[.B148]*9.81" office:value-type="float" office:value="22.89587080104" calcext:value-type="float">
            <text:p>22,89587080104</text:p>
          </table:table-cell>
        </table:table-row>
        <table:table-row table:style-name="ro1">
          <table:table-cell office:value-type="float" office:value="0.00925" calcext:value-type="float">
            <text:p>0,00925</text:p>
          </table:table-cell>
          <table:table-cell office:value-type="float" office:value="2.364728058" calcext:value-type="float">
            <text:p>2,364728058</text:p>
          </table:table-cell>
          <table:table-cell table:formula="of:=[.B149]*9.81" office:value-type="float" office:value="23.19798224898" calcext:value-type="float">
            <text:p>23,19798224898</text:p>
          </table:table-cell>
        </table:table-row>
        <table:table-row table:style-name="ro1">
          <table:table-cell office:value-type="float" office:value="0.0093125" calcext:value-type="float">
            <text:p>0,0093125</text:p>
          </table:table-cell>
          <table:table-cell office:value-type="float" office:value="2.396231878" calcext:value-type="float">
            <text:p>2,396231878</text:p>
          </table:table-cell>
          <table:table-cell table:formula="of:=[.B150]*9.81" office:value-type="float" office:value="23.50703472318" calcext:value-type="float">
            <text:p>23,50703472318</text:p>
          </table:table-cell>
        </table:table-row>
        <table:table-row table:style-name="ro1">
          <table:table-cell office:value-type="float" office:value="0.009375" calcext:value-type="float">
            <text:p>0,009375</text:p>
          </table:table-cell>
          <table:table-cell office:value-type="float" office:value="2.428470676" calcext:value-type="float">
            <text:p>2,428470676</text:p>
          </table:table-cell>
          <table:table-cell table:formula="of:=[.B151]*9.81" office:value-type="float" office:value="23.82329733156" calcext:value-type="float">
            <text:p>23,82329733156</text:p>
          </table:table-cell>
        </table:table-row>
        <table:table-row table:style-name="ro1">
          <table:table-cell office:value-type="float" office:value="0.0094375" calcext:value-type="float">
            <text:p>0,0094375</text:p>
          </table:table-cell>
          <table:table-cell office:value-type="float" office:value="2.461471889" calcext:value-type="float">
            <text:p>2,461471889</text:p>
          </table:table-cell>
          <table:table-cell table:formula="of:=[.B152]*9.81" office:value-type="float" office:value="24.14703923109" calcext:value-type="float">
            <text:p>24,14703923109</text:p>
          </table:table-cell>
        </table:table-row>
        <table:table-row table:style-name="ro1">
          <table:table-cell office:value-type="float" office:value="0.0095" calcext:value-type="float">
            <text:p>0,0095</text:p>
          </table:table-cell>
          <table:table-cell office:value-type="float" office:value="2.495262949" calcext:value-type="float">
            <text:p>2,495262949</text:p>
          </table:table-cell>
          <table:table-cell table:formula="of:=[.B153]*9.81" office:value-type="float" office:value="24.47852952969" calcext:value-type="float">
            <text:p>24,47852952969</text:p>
          </table:table-cell>
        </table:table-row>
        <table:table-row table:style-name="ro1">
          <table:table-cell office:value-type="float" office:value="0.0095625" calcext:value-type="float">
            <text:p>0,0095625</text:p>
          </table:table-cell>
          <table:table-cell office:value-type="float" office:value="2.529867852" calcext:value-type="float">
            <text:p>2,529867852</text:p>
          </table:table-cell>
          <table:table-cell table:formula="of:=[.B154]*9.81" office:value-type="float" office:value="24.81800362812" calcext:value-type="float">
            <text:p>24,81800362812</text:p>
          </table:table-cell>
        </table:table-row>
        <table:table-row table:style-name="ro1">
          <table:table-cell office:value-type="float" office:value="0.009625" calcext:value-type="float">
            <text:p>0,009625</text:p>
          </table:table-cell>
          <table:table-cell office:value-type="float" office:value="2.565296832" calcext:value-type="float">
            <text:p>2,565296832</text:p>
          </table:table-cell>
          <table:table-cell table:formula="of:=[.B155]*9.81" office:value-type="float" office:value="25.16556192192" calcext:value-type="float">
            <text:p>25,16556192192</text:p>
          </table:table-cell>
        </table:table-row>
        <table:table-row table:style-name="ro1">
          <table:table-cell office:value-type="float" office:value="0.0096875" calcext:value-type="float">
            <text:p>0,0096875</text:p>
          </table:table-cell>
          <table:table-cell office:value-type="float" office:value="2.601556683" calcext:value-type="float">
            <text:p>2,601556683</text:p>
          </table:table-cell>
          <table:table-cell table:formula="of:=[.B156]*9.81" office:value-type="float" office:value="25.52127106023" calcext:value-type="float">
            <text:p>25,52127106023</text:p>
          </table:table-cell>
        </table:table-row>
        <table:table-row table:style-name="ro1">
          <table:table-cell office:value-type="float" office:value="0.00975" calcext:value-type="float">
            <text:p>0,00975</text:p>
          </table:table-cell>
          <table:table-cell office:value-type="float" office:value="2.638654201" calcext:value-type="float">
            <text:p>2,638654201</text:p>
          </table:table-cell>
          <table:table-cell table:formula="of:=[.B157]*9.81" office:value-type="float" office:value="25.88519771181" calcext:value-type="float">
            <text:p>25,88519771181</text:p>
          </table:table-cell>
        </table:table-row>
        <table:table-row table:style-name="ro1">
          <table:table-cell office:value-type="float" office:value="0.0098125" calcext:value-type="float">
            <text:p>0,0098125</text:p>
          </table:table-cell>
          <table:table-cell office:value-type="float" office:value="2.67659618" calcext:value-type="float">
            <text:p>2,67659618</text:p>
          </table:table-cell>
          <table:table-cell table:formula="of:=[.B158]*9.81" office:value-type="float" office:value="26.2574085258" calcext:value-type="float">
            <text:p>26,2574085258</text:p>
          </table:table-cell>
        </table:table-row>
        <table:table-row table:style-name="ro1">
          <table:table-cell office:value-type="float" office:value="0.009875" calcext:value-type="float">
            <text:p>0,009875</text:p>
          </table:table-cell>
          <table:table-cell office:value-type="float" office:value="2.715389414" calcext:value-type="float">
            <text:p>2,715389414</text:p>
          </table:table-cell>
          <table:table-cell table:formula="of:=[.B159]*9.81" office:value-type="float" office:value="26.63797015134" calcext:value-type="float">
            <text:p>26,63797015134</text:p>
          </table:table-cell>
        </table:table-row>
        <table:table-row table:style-name="ro1">
          <table:table-cell office:value-type="float" office:value="0.0099375" calcext:value-type="float">
            <text:p>0,0099375</text:p>
          </table:table-cell>
          <table:table-cell office:value-type="float" office:value="2.7550407" calcext:value-type="float">
            <text:p>2,7550407</text:p>
          </table:table-cell>
          <table:table-cell table:formula="of:=[.B160]*9.81" office:value-type="float" office:value="27.026949267" calcext:value-type="float">
            <text:p>27,0269492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.79555683" calcext:value-type="float">
            <text:p>2,79555683</text:p>
          </table:table-cell>
          <table:table-cell table:formula="of:=[.B161]*9.81" office:value-type="float" office:value="27.4244125023" calcext:value-type="float">
            <text:p>27,4244125023</text:p>
          </table:table-cell>
        </table:table-row>
        <table:table-row table:style-name="ro1">
          <table:table-cell office:value-type="float" office:value="0.0100625" calcext:value-type="float">
            <text:p>0,0100625</text:p>
          </table:table-cell>
          <table:table-cell office:value-type="float" office:value="2.836946076" calcext:value-type="float">
            <text:p>2,836946076</text:p>
          </table:table-cell>
          <table:table-cell table:formula="of:=[.B162]*9.81" office:value-type="float" office:value="27.83044100556" calcext:value-type="float">
            <text:p>27,83044100556</text:p>
          </table:table-cell>
        </table:table-row>
        <table:table-row table:style-name="ro1">
          <table:table-cell office:value-type="float" office:value="0.010125" calcext:value-type="float">
            <text:p>0,010125</text:p>
          </table:table-cell>
          <table:table-cell office:value-type="float" office:value="2.879222613" calcext:value-type="float">
            <text:p>2,879222613</text:p>
          </table:table-cell>
          <table:table-cell table:formula="of:=[.B163]*9.81" office:value-type="float" office:value="28.24517383353" calcext:value-type="float">
            <text:p>28,24517383353</text:p>
          </table:table-cell>
        </table:table-row>
        <table:table-row table:style-name="ro1">
          <table:table-cell office:value-type="float" office:value="0.0101875" calcext:value-type="float">
            <text:p>0,0101875</text:p>
          </table:table-cell>
          <table:table-cell office:value-type="float" office:value="2.92240209" calcext:value-type="float">
            <text:p>2,92240209</text:p>
          </table:table-cell>
          <table:table-cell table:formula="of:=[.B164]*9.81" office:value-type="float" office:value="28.6687645029" calcext:value-type="float">
            <text:p>28,6687645029</text:p>
          </table:table-cell>
        </table:table-row>
        <table:table-row table:style-name="ro1">
          <table:table-cell office:value-type="float" office:value="0.01025" calcext:value-type="float">
            <text:p>0,01025</text:p>
          </table:table-cell>
          <table:table-cell office:value-type="float" office:value="2.966500157" calcext:value-type="float">
            <text:p>2,966500157</text:p>
          </table:table-cell>
          <table:table-cell table:formula="of:=[.B165]*9.81" office:value-type="float" office:value="29.10136654017" calcext:value-type="float">
            <text:p>29,10136654017</text:p>
          </table:table-cell>
        </table:table-row>
        <table:table-row table:style-name="ro1">
          <table:table-cell office:value-type="float" office:value="0.0103125" calcext:value-type="float">
            <text:p>0,0103125</text:p>
          </table:table-cell>
          <table:table-cell office:value-type="float" office:value="3.011532464" calcext:value-type="float">
            <text:p>3,011532464</text:p>
          </table:table-cell>
          <table:table-cell table:formula="of:=[.B166]*9.81" office:value-type="float" office:value="29.54313347184" calcext:value-type="float">
            <text:p>29,54313347184</text:p>
          </table:table-cell>
        </table:table-row>
        <table:table-row table:style-name="ro1">
          <table:table-cell office:value-type="float" office:value="0.010375" calcext:value-type="float">
            <text:p>0,010375</text:p>
          </table:table-cell>
          <table:table-cell office:value-type="float" office:value="3.057514662" calcext:value-type="float">
            <text:p>3,057514662</text:p>
          </table:table-cell>
          <table:table-cell table:formula="of:=[.B167]*9.81" office:value-type="float" office:value="29.99421883422" calcext:value-type="float">
            <text:p>29,99421883422</text:p>
          </table:table-cell>
        </table:table-row>
        <table:table-row table:style-name="ro1">
          <table:table-cell office:value-type="float" office:value="0.0104375" calcext:value-type="float">
            <text:p>0,0104375</text:p>
          </table:table-cell>
          <table:table-cell office:value-type="float" office:value="3.104462401" calcext:value-type="float">
            <text:p>3,104462401</text:p>
          </table:table-cell>
          <table:table-cell table:formula="of:=[.B168]*9.81" office:value-type="float" office:value="30.45477615381" calcext:value-type="float">
            <text:p>30,45477615381</text:p>
          </table:table-cell>
        </table:table-row>
        <table:table-row table:style-name="ro1">
          <table:table-cell office:value-type="float" office:value="0.0105" calcext:value-type="float">
            <text:p>0,0105</text:p>
          </table:table-cell>
          <table:table-cell office:value-type="float" office:value="3.15239133" calcext:value-type="float">
            <text:p>3,15239133</text:p>
          </table:table-cell>
          <table:table-cell table:formula="of:=[.B169]*9.81" office:value-type="float" office:value="30.9249589473" calcext:value-type="float">
            <text:p>30,9249589473</text:p>
          </table:table-cell>
        </table:table-row>
        <table:table-row table:style-name="ro1">
          <table:table-cell office:value-type="float" office:value="0.0105625" calcext:value-type="float">
            <text:p>0,0105625</text:p>
          </table:table-cell>
          <table:table-cell office:value-type="float" office:value="3.201320576" calcext:value-type="float">
            <text:p>3,201320576</text:p>
          </table:table-cell>
          <table:table-cell table:formula="of:=[.B170]*9.81" office:value-type="float" office:value="31.40495485056" calcext:value-type="float">
            <text:p>31,40495485056</text:p>
          </table:table-cell>
        </table:table-row>
        <table:table-row table:style-name="ro1">
          <table:table-cell office:value-type="float" office:value="0.010625" calcext:value-type="float">
            <text:p>0,010625</text:p>
          </table:table-cell>
          <table:table-cell office:value-type="float" office:value="3.251283171" calcext:value-type="float">
            <text:p>3,251283171</text:p>
          </table:table-cell>
          <table:table-cell table:formula="of:=[.B171]*9.81" office:value-type="float" office:value="31.89508790751" calcext:value-type="float">
            <text:p>31,89508790751</text:p>
          </table:table-cell>
        </table:table-row>
        <table:table-row table:style-name="ro1">
          <table:table-cell office:value-type="float" office:value="0.0106875" calcext:value-type="float">
            <text:p>0,0106875</text:p>
          </table:table-cell>
          <table:table-cell office:value-type="float" office:value="3.302315622" calcext:value-type="float">
            <text:p>3,302315622</text:p>
          </table:table-cell>
          <table:table-cell table:formula="of:=[.B172]*9.81" office:value-type="float" office:value="32.39571625182" calcext:value-type="float">
            <text:p>32,39571625182</text:p>
          </table:table-cell>
        </table:table-row>
        <table:table-row table:style-name="ro1">
          <table:table-cell office:value-type="float" office:value="0.01075" calcext:value-type="float">
            <text:p>0,01075</text:p>
          </table:table-cell>
          <table:table-cell office:value-type="float" office:value="3.354454436" calcext:value-type="float">
            <text:p>3,354454436</text:p>
          </table:table-cell>
          <table:table-cell table:formula="of:=[.B173]*9.81" office:value-type="float" office:value="32.90719801716" calcext:value-type="float">
            <text:p>32,90719801716</text:p>
          </table:table-cell>
        </table:table-row>
        <table:table-row table:style-name="ro1">
          <table:table-cell office:value-type="float" office:value="0.0108125" calcext:value-type="float">
            <text:p>0,0108125</text:p>
          </table:table-cell>
          <table:table-cell office:value-type="float" office:value="3.407736121" calcext:value-type="float">
            <text:p>3,407736121</text:p>
          </table:table-cell>
          <table:table-cell table:formula="of:=[.B174]*9.81" office:value-type="float" office:value="33.42989134701" calcext:value-type="float">
            <text:p>33,42989134701</text:p>
          </table:table-cell>
        </table:table-row>
        <table:table-row table:style-name="ro1">
          <table:table-cell office:value-type="float" office:value="0.010875" calcext:value-type="float">
            <text:p>0,010875</text:p>
          </table:table-cell>
          <table:table-cell office:value-type="float" office:value="3.462197185" calcext:value-type="float">
            <text:p>3,462197185</text:p>
          </table:table-cell>
          <table:table-cell table:formula="of:=[.B175]*9.81" office:value-type="float" office:value="33.96415438485" calcext:value-type="float">
            <text:p>33,96415438485</text:p>
          </table:table-cell>
        </table:table-row>
        <table:table-row table:style-name="ro1">
          <table:table-cell office:value-type="float" office:value="0.0109375" calcext:value-type="float">
            <text:p>0,0109375</text:p>
          </table:table-cell>
          <table:table-cell office:value-type="float" office:value="3.517874136" calcext:value-type="float">
            <text:p>3,517874136</text:p>
          </table:table-cell>
          <table:table-cell table:formula="of:=[.B176]*9.81" office:value-type="float" office:value="34.51034527416" calcext:value-type="float">
            <text:p>34,51034527416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3.57480348" calcext:value-type="float">
            <text:p>3,57480348</text:p>
          </table:table-cell>
          <table:table-cell table:formula="of:=[.B177]*9.81" office:value-type="float" office:value="35.0688221388" calcext:value-type="float">
            <text:p>35,0688221388</text:p>
          </table:table-cell>
        </table:table-row>
        <table:table-row table:style-name="ro1">
          <table:table-cell office:value-type="float" office:value="0.0110625" calcext:value-type="float">
            <text:p>0,0110625</text:p>
          </table:table-cell>
          <table:table-cell office:value-type="float" office:value="3.633024608" calcext:value-type="float">
            <text:p>3,633024608</text:p>
          </table:table-cell>
          <table:table-cell table:formula="of:=[.B178]*9.81" office:value-type="float" office:value="35.63997140448" calcext:value-type="float">
            <text:p>35,63997140448</text:p>
          </table:table-cell>
        </table:table-row>
        <table:table-row table:style-name="ro1">
          <table:table-cell office:value-type="float" office:value="0.011125" calcext:value-type="float">
            <text:p>0,011125</text:p>
          </table:table-cell>
          <table:table-cell office:value-type="float" office:value="3.692588444" calcext:value-type="float">
            <text:p>3,692588444</text:p>
          </table:table-cell>
          <table:table-cell table:formula="of:=[.B179]*9.81" office:value-type="float" office:value="36.22429263564" calcext:value-type="float">
            <text:p>36,22429263564</text:p>
          </table:table-cell>
        </table:table-row>
        <table:table-row table:style-name="ro1">
          <table:table-cell office:value-type="float" office:value="0.0111875" calcext:value-type="float">
            <text:p>0,0111875</text:p>
          </table:table-cell>
          <table:table-cell office:value-type="float" office:value="3.753548795" calcext:value-type="float">
            <text:p>3,753548795</text:p>
          </table:table-cell>
          <table:table-cell table:formula="of:=[.B180]*9.81" office:value-type="float" office:value="36.82231367895" calcext:value-type="float">
            <text:p>36,82231367895</text:p>
          </table:table-cell>
        </table:table-row>
        <table:table-row table:style-name="ro1">
          <table:table-cell office:value-type="float" office:value="0.01125" calcext:value-type="float">
            <text:p>0,01125</text:p>
          </table:table-cell>
          <table:table-cell office:value-type="float" office:value="3.815959466" calcext:value-type="float">
            <text:p>3,815959466</text:p>
          </table:table-cell>
          <table:table-cell table:formula="of:=[.B181]*9.81" office:value-type="float" office:value="37.43456236146" calcext:value-type="float">
            <text:p>37,43456236146</text:p>
          </table:table-cell>
        </table:table-row>
        <table:table-row table:style-name="ro1">
          <table:table-cell office:value-type="float" office:value="0.0113125" calcext:value-type="float">
            <text:p>0,0113125</text:p>
          </table:table-cell>
          <table:table-cell office:value-type="float" office:value="3.879874264" calcext:value-type="float">
            <text:p>3,879874264</text:p>
          </table:table-cell>
          <table:table-cell table:formula="of:=[.B182]*9.81" office:value-type="float" office:value="38.06156652984" calcext:value-type="float">
            <text:p>38,06156652984</text:p>
          </table:table-cell>
        </table:table-row>
        <table:table-row table:style-name="ro1">
          <table:table-cell office:value-type="float" office:value="0.011375" calcext:value-type="float">
            <text:p>0,011375</text:p>
          </table:table-cell>
          <table:table-cell office:value-type="float" office:value="3.945346996" calcext:value-type="float">
            <text:p>3,945346996</text:p>
          </table:table-cell>
          <table:table-cell table:formula="of:=[.B183]*9.81" office:value-type="float" office:value="38.70385403076" calcext:value-type="float">
            <text:p>38,70385403076</text:p>
          </table:table-cell>
        </table:table-row>
        <table:table-row table:style-name="ro1">
          <table:table-cell office:value-type="float" office:value="0.0114375" calcext:value-type="float">
            <text:p>0,0114375</text:p>
          </table:table-cell>
          <table:table-cell office:value-type="float" office:value="4.012431468" calcext:value-type="float">
            <text:p>4,012431468</text:p>
          </table:table-cell>
          <table:table-cell table:formula="of:=[.B184]*9.81" office:value-type="float" office:value="39.36195270108" calcext:value-type="float">
            <text:p>39,36195270108</text:p>
          </table:table-cell>
        </table:table-row>
        <table:table-row table:style-name="ro1">
          <table:table-cell office:value-type="float" office:value="0.0115" calcext:value-type="float">
            <text:p>0,0115</text:p>
          </table:table-cell>
          <table:table-cell office:value-type="float" office:value="4.081181487" calcext:value-type="float">
            <text:p>4,081181487</text:p>
          </table:table-cell>
          <table:table-cell table:formula="of:=[.B185]*9.81" office:value-type="float" office:value="40.03639038747" calcext:value-type="float">
            <text:p>40,03639038747</text:p>
          </table:table-cell>
        </table:table-row>
        <table:table-row table:style-name="ro1">
          <table:table-cell office:value-type="float" office:value="0.0115625" calcext:value-type="float">
            <text:p>0,0115625</text:p>
          </table:table-cell>
          <table:table-cell office:value-type="float" office:value="4.151651978" calcext:value-type="float">
            <text:p>4,151651978</text:p>
          </table:table-cell>
          <table:table-cell table:formula="of:=[.B186]*9.81" office:value-type="float" office:value="40.72770590418" calcext:value-type="float">
            <text:p>40,72770590418</text:p>
          </table:table-cell>
        </table:table-row>
        <table:table-row table:style-name="ro1">
          <table:table-cell office:value-type="float" office:value="0.011625" calcext:value-type="float">
            <text:p>0,011625</text:p>
          </table:table-cell>
          <table:table-cell office:value-type="float" office:value="4.223902343" calcext:value-type="float">
            <text:p>4,223902343</text:p>
          </table:table-cell>
          <table:table-cell table:formula="of:=[.B187]*9.81" office:value-type="float" office:value="41.43648198483" calcext:value-type="float">
            <text:p>41,43648198483</text:p>
          </table:table-cell>
        </table:table-row>
        <table:table-row table:style-name="ro1">
          <table:table-cell office:value-type="float" office:value="0.0116875" calcext:value-type="float">
            <text:p>0,0116875</text:p>
          </table:table-cell>
          <table:table-cell office:value-type="float" office:value="4.297993104" calcext:value-type="float">
            <text:p>4,297993104</text:p>
          </table:table-cell>
          <table:table-cell table:formula="of:=[.B188]*9.81" office:value-type="float" office:value="42.16331235024" calcext:value-type="float">
            <text:p>42,16331235024</text:p>
          </table:table-cell>
        </table:table-row>
        <table:table-row table:style-name="ro1">
          <table:table-cell office:value-type="float" office:value="0.01175" calcext:value-type="float">
            <text:p>0,01175</text:p>
          </table:table-cell>
          <table:table-cell office:value-type="float" office:value="4.373984782" calcext:value-type="float">
            <text:p>4,373984782</text:p>
          </table:table-cell>
          <table:table-cell table:formula="of:=[.B189]*9.81" office:value-type="float" office:value="42.90879071142" calcext:value-type="float">
            <text:p>42,90879071142</text:p>
          </table:table-cell>
        </table:table-row>
        <table:table-row table:style-name="ro1">
          <table:table-cell office:value-type="float" office:value="0.0118125" calcext:value-type="float">
            <text:p>0,0118125</text:p>
          </table:table-cell>
          <table:table-cell office:value-type="float" office:value="4.451937899" calcext:value-type="float">
            <text:p>4,451937899</text:p>
          </table:table-cell>
          <table:table-cell table:formula="of:=[.B190]*9.81" office:value-type="float" office:value="43.67351078919" calcext:value-type="float">
            <text:p>43,67351078919</text:p>
          </table:table-cell>
        </table:table-row>
        <table:table-row table:style-name="ro1">
          <table:table-cell office:value-type="float" office:value="0.011875" calcext:value-type="float">
            <text:p>0,011875</text:p>
          </table:table-cell>
          <table:table-cell office:value-type="float" office:value="4.531912976" calcext:value-type="float">
            <text:p>4,531912976</text:p>
          </table:table-cell>
          <table:table-cell table:formula="of:=[.B191]*9.81" office:value-type="float" office:value="44.45806629456" calcext:value-type="float">
            <text:p>44,45806629456</text:p>
          </table:table-cell>
        </table:table-row>
        <table:table-row table:style-name="ro1">
          <table:table-cell office:value-type="float" office:value="0.0119375" calcext:value-type="float">
            <text:p>0,0119375</text:p>
          </table:table-cell>
          <table:table-cell office:value-type="float" office:value="4.613970534" calcext:value-type="float">
            <text:p>4,613970534</text:p>
          </table:table-cell>
          <table:table-cell table:formula="of:=[.B192]*9.81" office:value-type="float" office:value="45.26305093854" calcext:value-type="float">
            <text:p>45,26305093854</text:p>
          </table:table-cell>
        </table:table-row>
        <table:table-row table:style-name="ro1">
          <table:table-cell office:value-type="float" office:value="0.012" calcext:value-type="float">
            <text:p>0,012</text:p>
          </table:table-cell>
          <table:table-cell office:value-type="float" office:value="4.698171096" calcext:value-type="float">
            <text:p>4,698171096</text:p>
          </table:table-cell>
          <table:table-cell table:formula="of:=[.B193]*9.81" office:value-type="float" office:value="46.08905845176" calcext:value-type="float">
            <text:p>46,08905845176</text:p>
          </table:table-cell>
        </table:table-row>
        <table:table-row table:style-name="ro1">
          <table:table-cell office:value-type="float" office:value="0.0120625" calcext:value-type="float">
            <text:p>0,0120625</text:p>
          </table:table-cell>
          <table:table-cell office:value-type="float" office:value="4.784573915" calcext:value-type="float">
            <text:p>4,784573915</text:p>
          </table:table-cell>
          <table:table-cell table:formula="of:=[.B194]*9.81" office:value-type="float" office:value="46.93667010615" calcext:value-type="float">
            <text:p>46,93667010615</text:p>
          </table:table-cell>
        </table:table-row>
        <table:table-row table:style-name="ro1">
          <table:table-cell office:value-type="float" office:value="0.012125" calcext:value-type="float">
            <text:p>0,012125</text:p>
          </table:table-cell>
          <table:table-cell office:value-type="float" office:value="4.873233182" calcext:value-type="float">
            <text:p>4,873233182</text:p>
          </table:table-cell>
          <table:table-cell table:formula="of:=[.B195]*9.81" office:value-type="float" office:value="47.80641751542" calcext:value-type="float">
            <text:p>47,80641751542</text:p>
          </table:table-cell>
        </table:table-row>
        <table:table-row table:style-name="ro1">
          <table:table-cell office:value-type="float" office:value="0.0121875" calcext:value-type="float">
            <text:p>0,0121875</text:p>
          </table:table-cell>
          <table:table-cell office:value-type="float" office:value="4.964201821" calcext:value-type="float">
            <text:p>4,964201821</text:p>
          </table:table-cell>
          <table:table-cell table:formula="of:=[.B196]*9.81" office:value-type="float" office:value="48.69881986401" calcext:value-type="float">
            <text:p>48,69881986401</text:p>
          </table:table-cell>
        </table:table-row>
        <table:table-row table:style-name="ro1">
          <table:table-cell office:value-type="float" office:value="0.01225" calcext:value-type="float">
            <text:p>0,01225</text:p>
          </table:table-cell>
          <table:table-cell office:value-type="float" office:value="5.057532755" calcext:value-type="float">
            <text:p>5,057532755</text:p>
          </table:table-cell>
          <table:table-cell table:formula="of:=[.B197]*9.81" office:value-type="float" office:value="49.61439632655" calcext:value-type="float">
            <text:p>49,61439632655</text:p>
          </table:table-cell>
        </table:table-row>
        <table:table-row table:style-name="ro1">
          <table:table-cell office:value-type="float" office:value="0.0123125" calcext:value-type="float">
            <text:p>0,0123125</text:p>
          </table:table-cell>
          <table:table-cell office:value-type="float" office:value="5.153278909" calcext:value-type="float">
            <text:p>5,153278909</text:p>
          </table:table-cell>
          <table:table-cell table:formula="of:=[.B198]*9.81" office:value-type="float" office:value="50.55366609729" calcext:value-type="float">
            <text:p>50,55366609729</text:p>
          </table:table-cell>
        </table:table-row>
        <table:table-row table:style-name="ro1">
          <table:table-cell office:value-type="float" office:value="0.012375" calcext:value-type="float">
            <text:p>0,012375</text:p>
          </table:table-cell>
          <table:table-cell office:value-type="float" office:value="5.251493205" calcext:value-type="float">
            <text:p>5,251493205</text:p>
          </table:table-cell>
          <table:table-cell table:formula="of:=[.B199]*9.81" office:value-type="float" office:value="51.51714834105" calcext:value-type="float">
            <text:p>51,51714834105</text:p>
          </table:table-cell>
        </table:table-row>
        <table:table-row table:style-name="ro1">
          <table:table-cell office:value-type="float" office:value="0.0124375" calcext:value-type="float">
            <text:p>0,0124375</text:p>
          </table:table-cell>
          <table:table-cell office:value-type="float" office:value="5.352228567" calcext:value-type="float">
            <text:p>5,352228567</text:p>
          </table:table-cell>
          <table:table-cell table:formula="of:=[.B200]*9.81" office:value-type="float" office:value="52.50536224227" calcext:value-type="float">
            <text:p>52,50536224227</text:p>
          </table:table-cell>
        </table:table-row>
        <table:table-row table:style-name="ro1">
          <table:table-cell office:value-type="float" office:value="0.0125" calcext:value-type="float">
            <text:p>0,0125</text:p>
          </table:table-cell>
          <table:table-cell office:value-type="float" office:value="5.45553792" calcext:value-type="float">
            <text:p>5,45553792</text:p>
          </table:table-cell>
          <table:table-cell table:formula="of:=[.B201]*9.81" office:value-type="float" office:value="53.5188269952" calcext:value-type="float">
            <text:p>53,5188269952</text:p>
          </table:table-cell>
        </table:table-row>
        <table:table-row table:style-name="ro1">
          <table:table-cell office:value-type="float" office:value="0.0125625" calcext:value-type="float">
            <text:p>0,0125625</text:p>
          </table:table-cell>
          <table:table-cell office:value-type="float" office:value="5.561468936" calcext:value-type="float">
            <text:p>5,561468936</text:p>
          </table:table-cell>
          <table:table-cell table:formula="of:=[.B202]*9.81" office:value-type="float" office:value="54.55801026216" calcext:value-type="float">
            <text:p>54,55801026216</text:p>
          </table:table-cell>
        </table:table-row>
        <table:table-row table:style-name="ro1">
          <table:table-cell office:value-type="float" office:value="0.012625" calcext:value-type="float">
            <text:p>0,012625</text:p>
          </table:table-cell>
          <table:table-cell office:value-type="float" office:value="5.670048285" calcext:value-type="float">
            <text:p>5,670048285</text:p>
          </table:table-cell>
          <table:table-cell table:formula="of:=[.B203]*9.81" office:value-type="float" office:value="55.62317367585" calcext:value-type="float">
            <text:p>55,62317367585</text:p>
          </table:table-cell>
        </table:table-row>
        <table:table-row table:style-name="ro1">
          <table:table-cell office:value-type="float" office:value="0.0126875" calcext:value-type="float">
            <text:p>0,0126875</text:p>
          </table:table-cell>
          <table:table-cell office:value-type="float" office:value="5.78129739" calcext:value-type="float">
            <text:p>5,78129739</text:p>
          </table:table-cell>
          <table:table-cell table:formula="of:=[.B204]*9.81" office:value-type="float" office:value="56.7145273959" calcext:value-type="float">
            <text:p>56,7145273959</text:p>
          </table:table-cell>
        </table:table-row>
        <table:table-row table:style-name="ro1">
          <table:table-cell office:value-type="float" office:value="0.01275" calcext:value-type="float">
            <text:p>0,01275</text:p>
          </table:table-cell>
          <table:table-cell office:value-type="float" office:value="5.895237668" calcext:value-type="float">
            <text:p>5,895237668</text:p>
          </table:table-cell>
          <table:table-cell table:formula="of:=[.B205]*9.81" office:value-type="float" office:value="57.83228152308" calcext:value-type="float">
            <text:p>57,83228152308</text:p>
          </table:table-cell>
        </table:table-row>
        <table:table-row table:style-name="ro1">
          <table:table-cell office:value-type="float" office:value="0.0128125" calcext:value-type="float">
            <text:p>0,0128125</text:p>
          </table:table-cell>
          <table:table-cell office:value-type="float" office:value="6.011890541" calcext:value-type="float">
            <text:p>6,011890541</text:p>
          </table:table-cell>
          <table:table-cell table:formula="of:=[.B206]*9.81" office:value-type="float" office:value="58.97664620721" calcext:value-type="float">
            <text:p>58,97664620721</text:p>
          </table:table-cell>
        </table:table-row>
        <table:table-row table:style-name="ro1">
          <table:table-cell office:value-type="float" office:value="0.012875" calcext:value-type="float">
            <text:p>0,012875</text:p>
          </table:table-cell>
          <table:table-cell office:value-type="float" office:value="6.13127743" calcext:value-type="float">
            <text:p>6,13127743</text:p>
          </table:table-cell>
          <table:table-cell table:formula="of:=[.B207]*9.81" office:value-type="float" office:value="60.1478315883" calcext:value-type="float">
            <text:p>60,1478315883</text:p>
          </table:table-cell>
        </table:table-row>
        <table:table-row table:style-name="ro1">
          <table:table-cell office:value-type="float" office:value="0.0129375" calcext:value-type="float">
            <text:p>0,0129375</text:p>
          </table:table-cell>
          <table:table-cell office:value-type="float" office:value="6.253419753" calcext:value-type="float">
            <text:p>6,253419753</text:p>
          </table:table-cell>
          <table:table-cell table:formula="of:=[.B208]*9.81" office:value-type="float" office:value="61.34604777693" calcext:value-type="float">
            <text:p>61,34604777693</text:p>
          </table:table-cell>
        </table:table-row>
        <table:table-row table:style-name="ro1">
          <table:table-cell office:value-type="float" office:value="0.013" calcext:value-type="float">
            <text:p>0,013</text:p>
          </table:table-cell>
          <table:table-cell office:value-type="float" office:value="6.378338932" calcext:value-type="float">
            <text:p>6,378338932</text:p>
          </table:table-cell>
          <table:table-cell table:formula="of:=[.B209]*9.81" office:value-type="float" office:value="62.57150492292" calcext:value-type="float">
            <text:p>62,57150492292</text:p>
          </table:table-cell>
        </table:table-row>
        <table:table-row table:style-name="ro1">
          <table:table-cell office:value-type="float" office:value="0.0130625" calcext:value-type="float">
            <text:p>0,0130625</text:p>
          </table:table-cell>
          <table:table-cell office:value-type="float" office:value="6.506047213" calcext:value-type="float">
            <text:p>6,506047213</text:p>
          </table:table-cell>
          <table:table-cell table:formula="of:=[.B210]*9.81" office:value-type="float" office:value="63.82432315953" calcext:value-type="float">
            <text:p>63,82432315953</text:p>
          </table:table-cell>
        </table:table-row>
        <table:table-row table:style-name="ro1">
          <table:table-cell office:value-type="float" office:value="0.013125" calcext:value-type="float">
            <text:p>0,013125</text:p>
          </table:table-cell>
          <table:table-cell office:value-type="float" office:value="6.636520151" calcext:value-type="float">
            <text:p>6,636520151</text:p>
          </table:table-cell>
          <table:table-cell table:formula="of:=[.B211]*9.81" office:value-type="float" office:value="65.10426268131" calcext:value-type="float">
            <text:p>65,10426268131</text:p>
          </table:table-cell>
        </table:table-row>
        <table:table-row table:style-name="ro1">
          <table:table-cell office:value-type="float" office:value="0.0131875" calcext:value-type="float">
            <text:p>0,0131875</text:p>
          </table:table-cell>
          <table:table-cell office:value-type="float" office:value="6.769724126" calcext:value-type="float">
            <text:p>6,769724126</text:p>
          </table:table-cell>
          <table:table-cell table:formula="of:=[.B212]*9.81" office:value-type="float" office:value="66.41099367606" calcext:value-type="float">
            <text:p>66,41099367606</text:p>
          </table:table-cell>
        </table:table-row>
        <table:table-row table:style-name="ro1">
          <table:table-cell office:value-type="float" office:value="0.01325" calcext:value-type="float">
            <text:p>0,01325</text:p>
          </table:table-cell>
          <table:table-cell office:value-type="float" office:value="6.90562552" calcext:value-type="float">
            <text:p>6,90562552</text:p>
          </table:table-cell>
          <table:table-cell table:formula="of:=[.B213]*9.81" office:value-type="float" office:value="67.7441863512" calcext:value-type="float">
            <text:p>67,7441863512</text:p>
          </table:table-cell>
        </table:table-row>
        <table:table-row table:style-name="ro1">
          <table:table-cell office:value-type="float" office:value="0.0133125" calcext:value-type="float">
            <text:p>0,0133125</text:p>
          </table:table-cell>
          <table:table-cell office:value-type="float" office:value="7.044190713" calcext:value-type="float">
            <text:p>7,044190713</text:p>
          </table:table-cell>
          <table:table-cell table:formula="of:=[.B214]*9.81" office:value-type="float" office:value="69.10351089453" calcext:value-type="float">
            <text:p>69,10351089453</text:p>
          </table:table-cell>
        </table:table-row>
        <table:table-row table:style-name="ro1">
          <table:table-cell office:value-type="float" office:value="0.013375" calcext:value-type="float">
            <text:p>0,013375</text:p>
          </table:table-cell>
          <table:table-cell office:value-type="float" office:value="7.185386086" calcext:value-type="float">
            <text:p>7,185386086</text:p>
          </table:table-cell>
          <table:table-cell table:formula="of:=[.B215]*9.81" office:value-type="float" office:value="70.48863750366" calcext:value-type="float">
            <text:p>70,48863750366</text:p>
          </table:table-cell>
        </table:table-row>
        <table:table-row table:style-name="ro1">
          <table:table-cell office:value-type="float" office:value="0.0134375" calcext:value-type="float">
            <text:p>0,0134375</text:p>
          </table:table-cell>
          <table:table-cell office:value-type="float" office:value="7.329178022" calcext:value-type="float">
            <text:p>7,329178022</text:p>
          </table:table-cell>
          <table:table-cell table:formula="of:=[.B216]*9.81" office:value-type="float" office:value="71.89923639582" calcext:value-type="float">
            <text:p>71,89923639582</text:p>
          </table:table-cell>
        </table:table-row>
        <table:table-row table:style-name="ro1">
          <table:table-cell office:value-type="float" office:value="0.0135" calcext:value-type="float">
            <text:p>0,0135</text:p>
          </table:table-cell>
          <table:table-cell office:value-type="float" office:value="7.475532898" calcext:value-type="float">
            <text:p>7,475532898</text:p>
          </table:table-cell>
          <table:table-cell table:formula="of:=[.B217]*9.81" office:value-type="float" office:value="73.33497772938" calcext:value-type="float">
            <text:p>73,33497772938</text:p>
          </table:table-cell>
        </table:table-row>
        <table:table-row table:style-name="ro1">
          <table:table-cell office:value-type="float" office:value="0.0135625" calcext:value-type="float">
            <text:p>0,0135625</text:p>
          </table:table-cell>
          <table:table-cell office:value-type="float" office:value="7.624409705" calcext:value-type="float">
            <text:p>7,624409705</text:p>
          </table:table-cell>
          <table:table-cell table:formula="of:=[.B218]*9.81" office:value-type="float" office:value="74.79545920605" calcext:value-type="float">
            <text:p>74,79545920605</text:p>
          </table:table-cell>
        </table:table-row>
        <table:table-row table:style-name="ro1">
          <table:table-cell office:value-type="float" office:value="0.013625" calcext:value-type="float">
            <text:p>0,013625</text:p>
          </table:table-cell>
          <table:table-cell office:value-type="float" office:value="7.775737858" calcext:value-type="float">
            <text:p>7,775737858</text:p>
          </table:table-cell>
          <table:table-cell table:formula="of:=[.B219]*9.81" office:value-type="float" office:value="76.27998838698" calcext:value-type="float">
            <text:p>76,27998838698</text:p>
          </table:table-cell>
        </table:table-row>
        <table:table-row table:style-name="ro1">
          <table:table-cell office:value-type="float" office:value="0.0136875" calcext:value-type="float">
            <text:p>0,0136875</text:p>
          </table:table-cell>
          <table:table-cell office:value-type="float" office:value="7.929439379" calcext:value-type="float">
            <text:p>7,929439379</text:p>
          </table:table-cell>
          <table:table-cell table:formula="of:=[.B220]*9.81" office:value-type="float" office:value="77.78780030799" calcext:value-type="float">
            <text:p>77,78780030799</text:p>
          </table:table-cell>
        </table:table-row>
        <table:table-row table:style-name="ro1">
          <table:table-cell office:value-type="float" office:value="0.01375" calcext:value-type="float">
            <text:p>0,01375</text:p>
          </table:table-cell>
          <table:table-cell office:value-type="float" office:value="8.08543629" calcext:value-type="float">
            <text:p>8,08543629</text:p>
          </table:table-cell>
          <table:table-cell table:formula="of:=[.B221]*9.81" office:value-type="float" office:value="79.3181300049" calcext:value-type="float">
            <text:p>79,3181300049</text:p>
          </table:table-cell>
        </table:table-row>
        <table:table-row table:style-name="ro1">
          <table:table-cell office:value-type="float" office:value="0.0138125" calcext:value-type="float">
            <text:p>0,0138125</text:p>
          </table:table-cell>
          <table:table-cell office:value-type="float" office:value="8.243650615" calcext:value-type="float">
            <text:p>8,243650615</text:p>
          </table:table-cell>
          <table:table-cell table:formula="of:=[.B222]*9.81" office:value-type="float" office:value="80.87021253315" calcext:value-type="float">
            <text:p>80,87021253315</text:p>
          </table:table-cell>
        </table:table-row>
        <table:table-row table:style-name="ro1">
          <table:table-cell office:value-type="float" office:value="0.013875" calcext:value-type="float">
            <text:p>0,013875</text:p>
          </table:table-cell>
          <table:table-cell office:value-type="float" office:value="8.404004375" calcext:value-type="float">
            <text:p>8,404004375</text:p>
          </table:table-cell>
          <table:table-cell table:formula="of:=[.B223]*9.81" office:value-type="float" office:value="82.44328291875" calcext:value-type="float">
            <text:p>82,44328291875</text:p>
          </table:table-cell>
        </table:table-row>
        <table:table-row table:style-name="ro1">
          <table:table-cell office:value-type="float" office:value="0.0139375" calcext:value-type="float">
            <text:p>0,0139375</text:p>
          </table:table-cell>
          <table:table-cell office:value-type="float" office:value="8.566419593" calcext:value-type="float">
            <text:p>8,566419593</text:p>
          </table:table-cell>
          <table:table-cell table:formula="of:=[.B224]*9.81" office:value-type="float" office:value="84.03657620733" calcext:value-type="float">
            <text:p>84,03657620733</text:p>
          </table:table-cell>
        </table:table-row>
        <table:table-row table:style-name="ro1">
          <table:table-cell office:value-type="float" office:value="0.014" calcext:value-type="float">
            <text:p>0,014</text:p>
          </table:table-cell>
          <table:table-cell office:value-type="float" office:value="8.730818292" calcext:value-type="float">
            <text:p>8,730818292</text:p>
          </table:table-cell>
          <table:table-cell table:formula="of:=[.B225]*9.81" office:value-type="float" office:value="85.64932744452" calcext:value-type="float">
            <text:p>85,64932744452</text:p>
          </table:table-cell>
        </table:table-row>
        <table:table-row table:style-name="ro1">
          <table:table-cell office:value-type="float" office:value="0.0140625" calcext:value-type="float">
            <text:p>0,0140625</text:p>
          </table:table-cell>
          <table:table-cell office:value-type="float" office:value="8.89711853" calcext:value-type="float">
            <text:p>8,89711853</text:p>
          </table:table-cell>
          <table:table-cell table:formula="of:=[.B226]*9.81" office:value-type="float" office:value="87.2807327793" calcext:value-type="float">
            <text:p>87,2807327793</text:p>
          </table:table-cell>
        </table:table-row>
        <table:table-row table:style-name="ro1">
          <table:table-cell office:value-type="float" office:value="0.014125" calcext:value-type="float">
            <text:p>0,014125</text:p>
          </table:table-cell>
          <table:table-cell office:value-type="float" office:value="9.065222504" calcext:value-type="float">
            <text:p>9,065222504</text:p>
          </table:table-cell>
          <table:table-cell table:formula="of:=[.B227]*9.81" office:value-type="float" office:value="88.92983276424" calcext:value-type="float">
            <text:p>88,92983276424</text:p>
          </table:table-cell>
        </table:table-row>
        <table:table-row table:style-name="ro1">
          <table:table-cell office:value-type="float" office:value="0.0141875" calcext:value-type="float">
            <text:p>0,0141875</text:p>
          </table:table-cell>
          <table:table-cell office:value-type="float" office:value="9.235028452" calcext:value-type="float">
            <text:p>9,235028452</text:p>
          </table:table-cell>
          <table:table-cell table:formula="of:=[.B228]*9.81" office:value-type="float" office:value="90.59562911412" calcext:value-type="float">
            <text:p>90,59562911412</text:p>
          </table:table-cell>
        </table:table-row>
        <table:table-row table:style-name="ro1">
          <table:table-cell office:value-type="float" office:value="0.01425" calcext:value-type="float">
            <text:p>0,01425</text:p>
          </table:table-cell>
          <table:table-cell office:value-type="float" office:value="9.406434605" calcext:value-type="float">
            <text:p>9,406434605</text:p>
          </table:table-cell>
          <table:table-cell table:formula="of:=[.B229]*9.81" office:value-type="float" office:value="92.27712347505" calcext:value-type="float">
            <text:p>92,27712347505</text:p>
          </table:table-cell>
        </table:table-row>
        <table:table-row table:style-name="ro1">
          <table:table-cell office:value-type="float" office:value="0.0143125" calcext:value-type="float">
            <text:p>0,0143125</text:p>
          </table:table-cell>
          <table:table-cell office:value-type="float" office:value="9.579339199" calcext:value-type="float">
            <text:p>9,579339199</text:p>
          </table:table-cell>
          <table:table-cell table:formula="of:=[.B230]*9.81" office:value-type="float" office:value="93.97331754219" calcext:value-type="float">
            <text:p>93,97331754219</text:p>
          </table:table-cell>
        </table:table-row>
        <table:table-row table:style-name="ro1">
          <table:table-cell office:value-type="float" office:value="0.014375" calcext:value-type="float">
            <text:p>0,014375</text:p>
          </table:table-cell>
          <table:table-cell office:value-type="float" office:value="9.753640469" calcext:value-type="float">
            <text:p>9,753640469</text:p>
          </table:table-cell>
          <table:table-cell table:formula="of:=[.B231]*9.81" office:value-type="float" office:value="95.68321300089" calcext:value-type="float">
            <text:p>95,68321300089</text:p>
          </table:table-cell>
        </table:table-row>
        <table:table-row table:style-name="ro1">
          <table:table-cell office:value-type="float" office:value="0.0144375" calcext:value-type="float">
            <text:p>0,0144375</text:p>
          </table:table-cell>
          <table:table-cell office:value-type="float" office:value="9.929236648" calcext:value-type="float">
            <text:p>9,929236648</text:p>
          </table:table-cell>
          <table:table-cell table:formula="of:=[.B232]*9.81" office:value-type="float" office:value="97.40581151688" calcext:value-type="float">
            <text:p>97,40581151688</text:p>
          </table:table-cell>
        </table:table-row>
        <table:table-row table:style-name="ro1">
          <table:table-cell office:value-type="float" office:value="0.0145" calcext:value-type="float">
            <text:p>0,0145</text:p>
          </table:table-cell>
          <table:table-cell office:value-type="float" office:value="10.10602597" calcext:value-type="float">
            <text:p>10,10602597</text:p>
          </table:table-cell>
          <table:table-cell table:formula="of:=[.B233]*9.81" office:value-type="float" office:value="99.1401147657" calcext:value-type="float">
            <text:p>99,1401147657</text:p>
          </table:table-cell>
        </table:table-row>
        <table:table-row table:style-name="ro1">
          <table:table-cell office:value-type="float" office:value="0.0145625" calcext:value-type="float">
            <text:p>0,0145625</text:p>
          </table:table-cell>
          <table:table-cell office:value-type="float" office:value="10.28389267" calcext:value-type="float">
            <text:p>10,28389267</text:p>
          </table:table-cell>
          <table:table-cell table:formula="of:=[.B234]*9.81" office:value-type="float" office:value="100.8849870927" calcext:value-type="float">
            <text:p>100,8849870927</text:p>
          </table:table-cell>
        </table:table-row>
        <table:table-row table:style-name="ro1">
          <table:table-cell office:value-type="float" office:value="0.014625" calcext:value-type="float">
            <text:p>0,014625</text:p>
          </table:table-cell>
          <table:table-cell office:value-type="float" office:value="10.46266496" calcext:value-type="float">
            <text:p>10,46266496</text:p>
          </table:table-cell>
          <table:table-cell table:formula="of:=[.B235]*9.81" office:value-type="float" office:value="102.6387432576" calcext:value-type="float">
            <text:p>102,6387432576</text:p>
          </table:table-cell>
        </table:table-row>
        <table:table-row table:style-name="ro1">
          <table:table-cell office:value-type="float" office:value="0.0146875" calcext:value-type="float">
            <text:p>0,0146875</text:p>
          </table:table-cell>
          <table:table-cell office:value-type="float" office:value="10.64215705" calcext:value-type="float">
            <text:p>10,64215705</text:p>
          </table:table-cell>
          <table:table-cell table:formula="of:=[.B236]*9.81" office:value-type="float" office:value="104.3995606605" calcext:value-type="float">
            <text:p>104,3995606605</text:p>
          </table:table-cell>
        </table:table-row>
        <table:table-row table:style-name="ro1">
          <table:table-cell office:value-type="float" office:value="0.01475" calcext:value-type="float">
            <text:p>0,01475</text:p>
          </table:table-cell>
          <table:table-cell office:value-type="float" office:value="10.82218315" calcext:value-type="float">
            <text:p>10,82218315</text:p>
          </table:table-cell>
          <table:table-cell table:formula="of:=[.B237]*9.81" office:value-type="float" office:value="106.1656167015" calcext:value-type="float">
            <text:p>106,1656167015</text:p>
          </table:table-cell>
        </table:table-row>
        <table:table-row table:style-name="ro1">
          <table:table-cell office:value-type="float" office:value="0.0148125" calcext:value-type="float">
            <text:p>0,0148125</text:p>
          </table:table-cell>
          <table:table-cell office:value-type="float" office:value="11.00255748" calcext:value-type="float">
            <text:p>11,00255748</text:p>
          </table:table-cell>
          <table:table-cell table:formula="of:=[.B238]*9.81" office:value-type="float" office:value="107.9350888788" calcext:value-type="float">
            <text:p>107,9350888788</text:p>
          </table:table-cell>
        </table:table-row>
        <table:table-row table:style-name="ro1">
          <table:table-cell office:value-type="float" office:value="0.014875" calcext:value-type="float">
            <text:p>0,014875</text:p>
          </table:table-cell>
          <table:table-cell office:value-type="float" office:value="11.18309424" calcext:value-type="float">
            <text:p>11,18309424</text:p>
          </table:table-cell>
          <table:table-cell table:formula="of:=[.B239]*9.81" office:value-type="float" office:value="109.7061544944" calcext:value-type="float">
            <text:p>109,7061544944</text:p>
          </table:table-cell>
        </table:table-row>
        <table:table-row table:style-name="ro1">
          <table:table-cell office:value-type="float" office:value="0.0149375" calcext:value-type="float">
            <text:p>0,0149375</text:p>
          </table:table-cell>
          <table:table-cell office:value-type="float" office:value="11.36360765" calcext:value-type="float">
            <text:p>11,36360765</text:p>
          </table:table-cell>
          <table:table-cell table:formula="of:=[.B240]*9.81" office:value-type="float" office:value="111.4769910465" calcext:value-type="float">
            <text:p>111,4769910465</text:p>
          </table:table-cell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11.54391192" calcext:value-type="float">
            <text:p>11,54391192</text:p>
          </table:table-cell>
          <table:table-cell table:formula="of:=[.B241]*9.81" office:value-type="float" office:value="113.2457759352" calcext:value-type="float">
            <text:p>113,2457759352</text:p>
          </table:table-cell>
        </table:table-row>
        <table:table-row table:style-name="ro1">
          <table:table-cell office:value-type="float" office:value="0.0150625" calcext:value-type="float">
            <text:p>0,0150625</text:p>
          </table:table-cell>
          <table:table-cell office:value-type="float" office:value="11.7237933" calcext:value-type="float">
            <text:p>11,7237933</text:p>
          </table:table-cell>
          <table:table-cell table:formula="of:=[.B242]*9.81" office:value-type="float" office:value="115.010412273" calcext:value-type="float">
            <text:p>115,010412273</text:p>
          </table:table-cell>
        </table:table-row>
        <table:table-row table:style-name="ro1">
          <table:table-cell office:value-type="float" office:value="0.015125" calcext:value-type="float">
            <text:p>0,015125</text:p>
          </table:table-cell>
          <table:table-cell office:value-type="float" office:value="11.90292625" calcext:value-type="float">
            <text:p>11,90292625</text:p>
          </table:table-cell>
          <table:table-cell table:formula="of:=[.B243]*9.81" office:value-type="float" office:value="116.7677065125" calcext:value-type="float">
            <text:p>116,7677065125</text:p>
          </table:table-cell>
        </table:table-row>
        <table:table-row table:style-name="ro1">
          <table:table-cell office:value-type="float" office:value="0.0151875" calcext:value-type="float">
            <text:p>0,0151875</text:p>
          </table:table-cell>
          <table:table-cell office:value-type="float" office:value="12.08095728" calcext:value-type="float">
            <text:p>12,08095728</text:p>
          </table:table-cell>
          <table:table-cell table:formula="of:=[.B244]*9.81" office:value-type="float" office:value="118.5141909168" calcext:value-type="float">
            <text:p>118,5141909168</text:p>
          </table:table-cell>
        </table:table-row>
        <table:table-row table:style-name="ro1">
          <table:table-cell office:value-type="float" office:value="0.01525" calcext:value-type="float">
            <text:p>0,01525</text:p>
          </table:table-cell>
          <table:table-cell office:value-type="float" office:value="12.25753287" calcext:value-type="float">
            <text:p>12,25753287</text:p>
          </table:table-cell>
          <table:table-cell table:formula="of:=[.B245]*9.81" office:value-type="float" office:value="120.2463974547" calcext:value-type="float">
            <text:p>120,2463974547</text:p>
          </table:table-cell>
        </table:table-row>
        <table:table-row table:style-name="ro1">
          <table:table-cell office:value-type="float" office:value="0.0153125" calcext:value-type="float">
            <text:p>0,0153125</text:p>
          </table:table-cell>
          <table:table-cell office:value-type="float" office:value="12.43229953" calcext:value-type="float">
            <text:p>12,43229953</text:p>
          </table:table-cell>
          <table:table-cell table:formula="of:=[.B246]*9.81" office:value-type="float" office:value="121.9608583893" calcext:value-type="float">
            <text:p>121,9608583893</text:p>
          </table:table-cell>
        </table:table-row>
        <table:table-row table:style-name="ro1">
          <table:table-cell office:value-type="float" office:value="0.015375" calcext:value-type="float">
            <text:p>0,015375</text:p>
          </table:table-cell>
          <table:table-cell office:value-type="float" office:value="12.60490376" calcext:value-type="float">
            <text:p>12,60490376</text:p>
          </table:table-cell>
          <table:table-cell table:formula="of:=[.B247]*9.81" office:value-type="float" office:value="123.6541058856" calcext:value-type="float">
            <text:p>123,6541058856</text:p>
          </table:table-cell>
        </table:table-row>
        <table:table-row table:style-name="ro1">
          <table:table-cell office:value-type="float" office:value="0.0154375" calcext:value-type="float">
            <text:p>0,0154375</text:p>
          </table:table-cell>
          <table:table-cell office:value-type="float" office:value="12.77499206" calcext:value-type="float">
            <text:p>12,77499206</text:p>
          </table:table-cell>
          <table:table-cell table:formula="of:=[.B248]*9.81" office:value-type="float" office:value="125.3226721086" calcext:value-type="float">
            <text:p>125,3226721086</text:p>
          </table:table-cell>
        </table:table-row>
        <table:table-row table:style-name="ro1">
          <table:table-cell office:value-type="float" office:value="0.0155" calcext:value-type="float">
            <text:p>0,0155</text:p>
          </table:table-cell>
          <table:table-cell office:value-type="float" office:value="12.94221093" calcext:value-type="float">
            <text:p>12,94221093</text:p>
          </table:table-cell>
          <table:table-cell table:formula="of:=[.B249]*9.81" office:value-type="float" office:value="126.9630892233" calcext:value-type="float">
            <text:p>126,9630892233</text:p>
          </table:table-cell>
        </table:table-row>
        <table:table-row table:style-name="ro1">
          <table:table-cell office:value-type="float" office:value="0.0155625" calcext:value-type="float">
            <text:p>0,0155625</text:p>
          </table:table-cell>
          <table:table-cell office:value-type="float" office:value="13.10618609" calcext:value-type="float">
            <text:p>13,10618609</text:p>
          </table:table-cell>
          <table:table-cell table:formula="of:=[.B250]*9.81" office:value-type="float" office:value="128.5716855429" calcext:value-type="float">
            <text:p>128,5716855429</text:p>
          </table:table-cell>
        </table:table-row>
        <table:table-row table:style-name="ro1">
          <table:table-cell office:value-type="float" office:value="0.015625" calcext:value-type="float">
            <text:p>0,015625</text:p>
          </table:table-cell>
          <table:table-cell office:value-type="float" office:value="13.26646015" calcext:value-type="float">
            <text:p>13,26646015</text:p>
          </table:table-cell>
          <table:table-cell table:formula="of:=[.B251]*9.81" office:value-type="float" office:value="130.1439740715" calcext:value-type="float">
            <text:p>130,1439740715</text:p>
          </table:table-cell>
        </table:table-row>
        <table:table-row table:style-name="ro1">
          <table:table-cell office:value-type="float" office:value="0.0156875" calcext:value-type="float">
            <text:p>0,0156875</text:p>
          </table:table-cell>
          <table:table-cell office:value-type="float" office:value="13.42255493" calcext:value-type="float">
            <text:p>13,42255493</text:p>
          </table:table-cell>
          <table:table-cell table:formula="of:=[.B252]*9.81" office:value-type="float" office:value="131.6752638633" calcext:value-type="float">
            <text:p>131,6752638633</text:p>
          </table:table-cell>
        </table:table-row>
        <table:table-row table:style-name="ro1">
          <table:table-cell office:value-type="float" office:value="0.01575" calcext:value-type="float">
            <text:p>0,01575</text:p>
          </table:table-cell>
          <table:table-cell office:value-type="float" office:value="13.57399226" calcext:value-type="float">
            <text:p>13,57399226</text:p>
          </table:table-cell>
          <table:table-cell table:formula="of:=[.B253]*9.81" office:value-type="float" office:value="133.1608640706" calcext:value-type="float">
            <text:p>133,1608640706</text:p>
          </table:table-cell>
        </table:table-row>
        <table:table-row table:style-name="ro1">
          <table:table-cell office:value-type="float" office:value="0.0158125" calcext:value-type="float">
            <text:p>0,0158125</text:p>
          </table:table-cell>
          <table:table-cell office:value-type="float" office:value="13.72029397" calcext:value-type="float">
            <text:p>13,72029397</text:p>
          </table:table-cell>
          <table:table-cell table:formula="of:=[.B254]*9.81" office:value-type="float" office:value="134.5960838457" calcext:value-type="float">
            <text:p>134,5960838457</text:p>
          </table:table-cell>
        </table:table-row>
        <table:table-row table:style-name="ro1">
          <table:table-cell office:value-type="float" office:value="0.015875" calcext:value-type="float">
            <text:p>0,015875</text:p>
          </table:table-cell>
          <table:table-cell office:value-type="float" office:value="13.86098189" calcext:value-type="float">
            <text:p>13,86098189</text:p>
          </table:table-cell>
          <table:table-cell table:formula="of:=[.B255]*9.81" office:value-type="float" office:value="135.9762323409" calcext:value-type="float">
            <text:p>135,9762323409</text:p>
          </table:table-cell>
        </table:table-row>
        <table:table-row table:style-name="ro1">
          <table:table-cell office:value-type="float" office:value="0.0159375" calcext:value-type="float">
            <text:p>0,0159375</text:p>
          </table:table-cell>
          <table:table-cell office:value-type="float" office:value="13.99557785" calcext:value-type="float">
            <text:p>13,99557785</text:p>
          </table:table-cell>
          <table:table-cell table:formula="of:=[.B256]*9.81" office:value-type="float" office:value="137.2966187085" calcext:value-type="float">
            <text:p>137,2966187085</text:p>
          </table:table-cell>
        </table:table-row>
        <table:table-row table:style-name="ro1">
          <table:table-cell office:value-type="float" office:value="0.016" calcext:value-type="float">
            <text:p>0,016</text:p>
          </table:table-cell>
          <table:table-cell office:value-type="float" office:value="14.12360367" calcext:value-type="float">
            <text:p>14,12360367</text:p>
          </table:table-cell>
          <table:table-cell table:formula="of:=[.B257]*9.81" office:value-type="float" office:value="138.5525520027" calcext:value-type="float">
            <text:p>138,5525520027</text:p>
          </table:table-cell>
        </table:table-row>
        <table:table-row table:style-name="ro1">
          <table:table-cell office:value-type="float" office:value="0.0160625" calcext:value-type="float">
            <text:p>0,0160625</text:p>
          </table:table-cell>
          <table:table-cell office:value-type="float" office:value="14.24460254" calcext:value-type="float">
            <text:p>14,24460254</text:p>
          </table:table-cell>
          <table:table-cell table:formula="of:=[.B258]*9.81" office:value-type="float" office:value="139.7395509174" calcext:value-type="float">
            <text:p>139,7395509174</text:p>
          </table:table-cell>
        </table:table-row>
        <table:table-row table:style-name="ro1">
          <table:table-cell office:value-type="float" office:value="0.016125" calcext:value-type="float">
            <text:p>0,016125</text:p>
          </table:table-cell>
          <table:table-cell office:value-type="float" office:value="14.35820309" calcext:value-type="float">
            <text:p>14,35820309</text:p>
          </table:table-cell>
          <table:table-cell table:formula="of:=[.B259]*9.81" office:value-type="float" office:value="140.8539723129" calcext:value-type="float">
            <text:p>140,8539723129</text:p>
          </table:table-cell>
        </table:table-row>
        <table:table-row table:style-name="ro1">
          <table:table-cell office:value-type="float" office:value="0.0161875" calcext:value-type="float">
            <text:p>0,0161875</text:p>
          </table:table-cell>
          <table:table-cell office:value-type="float" office:value="14.46405528" calcext:value-type="float">
            <text:p>14,46405528</text:p>
          </table:table-cell>
          <table:table-cell table:formula="of:=[.B260]*9.81" office:value-type="float" office:value="141.8923822968" calcext:value-type="float">
            <text:p>141,8923822968</text:p>
          </table:table-cell>
        </table:table-row>
        <table:table-row table:style-name="ro1">
          <table:table-cell office:value-type="float" office:value="0.01625" calcext:value-type="float">
            <text:p>0,01625</text:p>
          </table:table-cell>
          <table:table-cell office:value-type="float" office:value="14.56180909" calcext:value-type="float">
            <text:p>14,56180909</text:p>
          </table:table-cell>
          <table:table-cell table:formula="of:=[.B261]*9.81" office:value-type="float" office:value="142.8513471729" calcext:value-type="float">
            <text:p>142,8513471729</text:p>
          </table:table-cell>
        </table:table-row>
        <table:table-row table:style-name="ro1">
          <table:table-cell office:value-type="float" office:value="0.0163125" calcext:value-type="float">
            <text:p>0,0163125</text:p>
          </table:table-cell>
          <table:table-cell office:value-type="float" office:value="14.65111451" calcext:value-type="float">
            <text:p>14,65111451</text:p>
          </table:table-cell>
          <table:table-cell table:formula="of:=[.B262]*9.81" office:value-type="float" office:value="143.7274333431" calcext:value-type="float">
            <text:p>143,7274333431</text:p>
          </table:table-cell>
        </table:table-row>
        <table:table-row table:style-name="ro1">
          <table:table-cell office:value-type="float" office:value="0.016375" calcext:value-type="float">
            <text:p>0,016375</text:p>
          </table:table-cell>
          <table:table-cell office:value-type="float" office:value="14.73162152" calcext:value-type="float">
            <text:p>14,73162152</text:p>
          </table:table-cell>
          <table:table-cell table:formula="of:=[.B263]*9.81" office:value-type="float" office:value="144.5172071112" calcext:value-type="float">
            <text:p>144,5172071112</text:p>
          </table:table-cell>
        </table:table-row>
        <table:table-row table:style-name="ro1">
          <table:table-cell office:value-type="float" office:value="0.0164375" calcext:value-type="float">
            <text:p>0,0164375</text:p>
          </table:table-cell>
          <table:table-cell office:value-type="float" office:value="14.80298008" calcext:value-type="float">
            <text:p>14,80298008</text:p>
          </table:table-cell>
          <table:table-cell table:formula="of:=[.B264]*9.81" office:value-type="float" office:value="145.2172345848" calcext:value-type="float">
            <text:p>145,2172345848</text:p>
          </table:table-cell>
        </table:table-row>
        <table:table-row table:style-name="ro1">
          <table:table-cell office:value-type="float" office:value="0.0165" calcext:value-type="float">
            <text:p>0,0165</text:p>
          </table:table-cell>
          <table:table-cell office:value-type="float" office:value="14.86484018" calcext:value-type="float">
            <text:p>14,86484018</text:p>
          </table:table-cell>
          <table:table-cell table:formula="of:=[.B265]*9.81" office:value-type="float" office:value="145.8240821658" calcext:value-type="float">
            <text:p>145,8240821658</text:p>
          </table:table-cell>
        </table:table-row>
        <table:table-row table:style-name="ro1">
          <table:table-cell office:value-type="float" office:value="0.0165625" calcext:value-type="float">
            <text:p>0,0165625</text:p>
          </table:table-cell>
          <table:table-cell office:value-type="float" office:value="14.91690628" calcext:value-type="float">
            <text:p>14,91690628</text:p>
          </table:table-cell>
          <table:table-cell table:formula="of:=[.B266]*9.81" office:value-type="float" office:value="146.3348506068" calcext:value-type="float">
            <text:p>146,3348506068</text:p>
          </table:table-cell>
        </table:table-row>
        <table:table-row table:style-name="ro1">
          <table:table-cell office:value-type="float" office:value="0.016625" calcext:value-type="float">
            <text:p>0,016625</text:p>
          </table:table-cell>
          <table:table-cell office:value-type="float" office:value="14.95910077" calcext:value-type="float">
            <text:p>14,95910077</text:p>
          </table:table-cell>
          <table:table-cell table:formula="of:=[.B267]*9.81" office:value-type="float" office:value="146.7487785537" calcext:value-type="float">
            <text:p>146,7487785537</text:p>
          </table:table-cell>
        </table:table-row>
        <table:table-row table:style-name="ro1">
          <table:table-cell office:value-type="float" office:value="0.0166875" calcext:value-type="float">
            <text:p>0,0166875</text:p>
          </table:table-cell>
          <table:table-cell office:value-type="float" office:value="14.99140051" calcext:value-type="float">
            <text:p>14,99140051</text:p>
          </table:table-cell>
          <table:table-cell table:formula="of:=[.B268]*9.81" office:value-type="float" office:value="147.0656390031" calcext:value-type="float">
            <text:p>147,0656390031</text:p>
          </table:table-cell>
        </table:table-row>
        <table:table-row table:style-name="ro1">
          <table:table-cell office:value-type="float" office:value="0.01675" calcext:value-type="float">
            <text:p>0,01675</text:p>
          </table:table-cell>
          <table:table-cell office:value-type="float" office:value="15.01378238" calcext:value-type="float">
            <text:p>15,01378238</text:p>
          </table:table-cell>
          <table:table-cell table:formula="of:=[.B269]*9.81" office:value-type="float" office:value="147.2852051478" calcext:value-type="float">
            <text:p>147,2852051478</text:p>
          </table:table-cell>
        </table:table-row>
        <table:table-row table:style-name="ro1">
          <table:table-cell office:value-type="float" office:value="0.0168125" calcext:value-type="float">
            <text:p>0,0168125</text:p>
          </table:table-cell>
          <table:table-cell office:value-type="float" office:value="15.02622325" calcext:value-type="float">
            <text:p>15,02622325</text:p>
          </table:table-cell>
          <table:table-cell table:formula="of:=[.B270]*9.81" office:value-type="float" office:value="147.4072500825" calcext:value-type="float">
            <text:p>147,4072500825</text:p>
          </table:table-cell>
        </table:table-row>
        <table:table-row table:style-name="ro1">
          <table:table-cell office:value-type="float" office:value="0.016875" calcext:value-type="float">
            <text:p>0,016875</text:p>
          </table:table-cell>
          <table:table-cell office:value-type="float" office:value="15.02869999" calcext:value-type="float">
            <text:p>15,02869999</text:p>
          </table:table-cell>
          <table:table-cell table:formula="of:=[.B271]*9.81" office:value-type="float" office:value="147.4315469019" calcext:value-type="float">
            <text:p>147,4315469019</text:p>
          </table:table-cell>
        </table:table-row>
        <table:table-row table:style-name="ro1">
          <table:table-cell office:value-type="float" office:value="0.0169375" calcext:value-type="float">
            <text:p>0,0169375</text:p>
          </table:table-cell>
          <table:table-cell office:value-type="float" office:value="15.02118946" calcext:value-type="float">
            <text:p>15,02118946</text:p>
          </table:table-cell>
          <table:table-cell table:formula="of:=[.B272]*9.81" office:value-type="float" office:value="147.3578686026" calcext:value-type="float">
            <text:p>147,3578686026</text:p>
          </table:table-cell>
        </table:table-row>
        <table:table-row table:style-name="ro1">
          <table:table-cell office:value-type="float" office:value="0.017" calcext:value-type="float">
            <text:p>0,017</text:p>
          </table:table-cell>
          <table:table-cell office:value-type="float" office:value="15.00366855" calcext:value-type="float">
            <text:p>15,00366855</text:p>
          </table:table-cell>
          <table:table-cell table:formula="of:=[.B273]*9.81" office:value-type="float" office:value="147.1859884755" calcext:value-type="float">
            <text:p>147,1859884755</text:p>
          </table:table-cell>
        </table:table-row>
        <table:table-row table:style-name="ro1">
          <table:table-cell office:value-type="float" office:value="0.0170625" calcext:value-type="float">
            <text:p>0,0170625</text:p>
          </table:table-cell>
          <table:table-cell office:value-type="float" office:value="14.97615306" calcext:value-type="float">
            <text:p>14,97615306</text:p>
          </table:table-cell>
          <table:table-cell table:formula="of:=[.B274]*9.81" office:value-type="float" office:value="146.9160615186" calcext:value-type="float">
            <text:p>146,9160615186</text:p>
          </table:table-cell>
        </table:table-row>
        <table:table-row table:style-name="ro1">
          <table:table-cell office:value-type="float" office:value="0.017125" calcext:value-type="float">
            <text:p>0,017125</text:p>
          </table:table-cell>
          <table:table-cell office:value-type="float" office:value="14.93881464" calcext:value-type="float">
            <text:p>14,93881464</text:p>
          </table:table-cell>
          <table:table-cell table:formula="of:=[.B275]*9.81" office:value-type="float" office:value="146.5497716184" calcext:value-type="float">
            <text:p>146,5497716184</text:p>
          </table:table-cell>
        </table:table-row>
        <table:table-row table:style-name="ro1">
          <table:table-cell office:value-type="float" office:value="0.0171875" calcext:value-type="float">
            <text:p>0,0171875</text:p>
          </table:table-cell>
          <table:table-cell office:value-type="float" office:value="14.89186387" calcext:value-type="float">
            <text:p>14,89186387</text:p>
          </table:table-cell>
          <table:table-cell table:formula="of:=[.B276]*9.81" office:value-type="float" office:value="146.0891845647" calcext:value-type="float">
            <text:p>146,0891845647</text:p>
          </table:table-cell>
        </table:table-row>
        <table:table-row table:style-name="ro1">
          <table:table-cell office:value-type="float" office:value="0.01725" calcext:value-type="float">
            <text:p>0,01725</text:p>
          </table:table-cell>
          <table:table-cell office:value-type="float" office:value="14.83551133" calcext:value-type="float">
            <text:p>14,83551133</text:p>
          </table:table-cell>
          <table:table-cell table:formula="of:=[.B277]*9.81" office:value-type="float" office:value="145.5363661473" calcext:value-type="float">
            <text:p>145,5363661473</text:p>
          </table:table-cell>
        </table:table-row>
        <table:table-row table:style-name="ro1">
          <table:table-cell office:value-type="float" office:value="0.0173125" calcext:value-type="float">
            <text:p>0,0173125</text:p>
          </table:table-cell>
          <table:table-cell office:value-type="float" office:value="14.76996761" calcext:value-type="float">
            <text:p>14,76996761</text:p>
          </table:table-cell>
          <table:table-cell table:formula="of:=[.B278]*9.81" office:value-type="float" office:value="144.8933822541" calcext:value-type="float">
            <text:p>144,8933822541</text:p>
          </table:table-cell>
        </table:table-row>
        <table:table-row table:style-name="ro1">
          <table:table-cell office:value-type="float" office:value="0.017375" calcext:value-type="float">
            <text:p>0,017375</text:p>
          </table:table-cell>
          <table:table-cell office:value-type="float" office:value="14.69544328" calcext:value-type="float">
            <text:p>14,69544328</text:p>
          </table:table-cell>
          <table:table-cell table:formula="of:=[.B279]*9.81" office:value-type="float" office:value="144.1622985768" calcext:value-type="float">
            <text:p>144,1622985768</text:p>
          </table:table-cell>
        </table:table-row>
        <table:table-row table:style-name="ro1">
          <table:table-cell office:value-type="float" office:value="0.0174375" calcext:value-type="float">
            <text:p>0,0174375</text:p>
          </table:table-cell>
          <table:table-cell office:value-type="float" office:value="14.61214895" calcext:value-type="float">
            <text:p>14,61214895</text:p>
          </table:table-cell>
          <table:table-cell table:formula="of:=[.B280]*9.81" office:value-type="float" office:value="143.3451811995" calcext:value-type="float">
            <text:p>143,3451811995</text:p>
          </table:table-cell>
        </table:table-row>
        <table:table-row table:style-name="ro1">
          <table:table-cell office:value-type="float" office:value="0.0175" calcext:value-type="float">
            <text:p>0,0175</text:p>
          </table:table-cell>
          <table:table-cell office:value-type="float" office:value="14.52029518" calcext:value-type="float">
            <text:p>14,52029518</text:p>
          </table:table-cell>
          <table:table-cell table:formula="of:=[.B281]*9.81" office:value-type="float" office:value="142.4440957158" calcext:value-type="float">
            <text:p>142,4440957158</text:p>
          </table:table-cell>
        </table:table-row>
        <table:table-row table:style-name="ro1">
          <table:table-cell office:value-type="float" office:value="0.0175625" calcext:value-type="float">
            <text:p>0,0175625</text:p>
          </table:table-cell>
          <table:table-cell office:value-type="float" office:value="14.42012433" calcext:value-type="float">
            <text:p>14,42012433</text:p>
          </table:table-cell>
          <table:table-cell table:formula="of:=[.B282]*9.81" office:value-type="float" office:value="141.4614196773" calcext:value-type="float">
            <text:p>141,4614196773</text:p>
          </table:table-cell>
        </table:table-row>
        <table:table-row table:style-name="ro1">
          <table:table-cell office:value-type="float" office:value="0.017625" calcext:value-type="float">
            <text:p>0,017625</text:p>
          </table:table-cell>
          <table:table-cell office:value-type="float" office:value="14.31200586" calcext:value-type="float">
            <text:p>14,31200586</text:p>
          </table:table-cell>
          <table:table-cell table:formula="of:=[.B283]*9.81" office:value-type="float" office:value="140.4007774866" calcext:value-type="float">
            <text:p>140,4007774866</text:p>
          </table:table-cell>
        </table:table-row>
        <table:table-row table:style-name="ro1">
          <table:table-cell office:value-type="float" office:value="0.0176875" calcext:value-type="float">
            <text:p>0,0176875</text:p>
          </table:table-cell>
          <table:table-cell office:value-type="float" office:value="14.19634098" calcext:value-type="float">
            <text:p>14,19634098</text:p>
          </table:table-cell>
          <table:table-cell table:formula="of:=[.B284]*9.81" office:value-type="float" office:value="139.2661050138" calcext:value-type="float">
            <text:p>139,2661050138</text:p>
          </table:table-cell>
        </table:table-row>
        <table:table-row table:style-name="ro1">
          <table:table-cell office:value-type="float" office:value="0.01775" calcext:value-type="float">
            <text:p>0,01775</text:p>
          </table:table-cell>
          <table:table-cell office:value-type="float" office:value="14.07353091" calcext:value-type="float">
            <text:p>14,07353091</text:p>
          </table:table-cell>
          <table:table-cell table:formula="of:=[.B285]*9.81" office:value-type="float" office:value="138.0613382271" calcext:value-type="float">
            <text:p>138,0613382271</text:p>
          </table:table-cell>
        </table:table-row>
        <table:table-row table:style-name="ro1">
          <table:table-cell office:value-type="float" office:value="0.0178125" calcext:value-type="float">
            <text:p>0,0178125</text:p>
          </table:table-cell>
          <table:table-cell office:value-type="float" office:value="13.94397687" calcext:value-type="float">
            <text:p>13,94397687</text:p>
          </table:table-cell>
          <table:table-cell table:formula="of:=[.B286]*9.81" office:value-type="float" office:value="136.7904130947" calcext:value-type="float">
            <text:p>136,7904130947</text:p>
          </table:table-cell>
        </table:table-row>
        <table:table-row table:style-name="ro1">
          <table:table-cell office:value-type="float" office:value="0.017875" calcext:value-type="float">
            <text:p>0,017875</text:p>
          </table:table-cell>
          <table:table-cell office:value-type="float" office:value="13.80808007" calcext:value-type="float">
            <text:p>13,80808007</text:p>
          </table:table-cell>
          <table:table-cell table:formula="of:=[.B287]*9.81" office:value-type="float" office:value="135.4572654867" calcext:value-type="float">
            <text:p>135,4572654867</text:p>
          </table:table-cell>
        </table:table-row>
        <table:table-row table:style-name="ro1">
          <table:table-cell office:value-type="float" office:value="0.0179375" calcext:value-type="float">
            <text:p>0,0179375</text:p>
          </table:table-cell>
          <table:table-cell office:value-type="float" office:value="13.66624174" calcext:value-type="float">
            <text:p>13,66624174</text:p>
          </table:table-cell>
          <table:table-cell table:formula="of:=[.B288]*9.81" office:value-type="float" office:value="134.0658314694" calcext:value-type="float">
            <text:p>134,0658314694</text:p>
          </table:table-cell>
        </table:table-row>
        <table:table-row table:style-name="ro1">
          <table:table-cell office:value-type="float" office:value="0.018" calcext:value-type="float">
            <text:p>0,018</text:p>
          </table:table-cell>
          <table:table-cell office:value-type="float" office:value="13.51886309" calcext:value-type="float">
            <text:p>13,51886309</text:p>
          </table:table-cell>
          <table:table-cell table:formula="of:=[.B289]*9.81" office:value-type="float" office:value="132.6200469129" calcext:value-type="float">
            <text:p>132,6200469129</text:p>
          </table:table-cell>
        </table:table-row>
        <table:table-row table:style-name="ro1">
          <table:table-cell office:value-type="float" office:value="0.0180625" calcext:value-type="float">
            <text:p>0,0180625</text:p>
          </table:table-cell>
          <table:table-cell office:value-type="float" office:value="13.36636335" calcext:value-type="float">
            <text:p>13,36636335</text:p>
          </table:table-cell>
          <table:table-cell table:formula="of:=[.B290]*9.81" office:value-type="float" office:value="131.1240244635" calcext:value-type="float">
            <text:p>131,1240244635</text:p>
          </table:table-cell>
        </table:table-row>
        <table:table-row table:style-name="ro1">
          <table:table-cell office:value-type="float" office:value="0.018125" calcext:value-type="float">
            <text:p>0,018125</text:p>
          </table:table-cell>
          <table:table-cell office:value-type="float" office:value="13.20923376" calcext:value-type="float">
            <text:p>13,20923376</text:p>
          </table:table-cell>
          <table:table-cell table:formula="of:=[.B291]*9.81" office:value-type="float" office:value="129.5825831856" calcext:value-type="float">
            <text:p>129,5825831856</text:p>
          </table:table-cell>
        </table:table-row>
        <table:table-row table:style-name="ro1">
          <table:table-cell office:value-type="float" office:value="0.0181875" calcext:value-type="float">
            <text:p>0,0181875</text:p>
          </table:table-cell>
          <table:table-cell office:value-type="float" office:value="13.04798354" calcext:value-type="float">
            <text:p>13,04798354</text:p>
          </table:table-cell>
          <table:table-cell table:formula="of:=[.B292]*9.81" office:value-type="float" office:value="128.0007185274" calcext:value-type="float">
            <text:p>128,0007185274</text:p>
          </table:table-cell>
        </table:table-row>
        <table:table-row table:style-name="ro1">
          <table:table-cell office:value-type="float" office:value="0.01825" calcext:value-type="float">
            <text:p>0,01825</text:p>
          </table:table-cell>
          <table:table-cell office:value-type="float" office:value="12.88312196" calcext:value-type="float">
            <text:p>12,88312196</text:p>
          </table:table-cell>
          <table:table-cell table:formula="of:=[.B293]*9.81" office:value-type="float" office:value="126.3834264276" calcext:value-type="float">
            <text:p>126,3834264276</text:p>
          </table:table-cell>
        </table:table-row>
        <table:table-row table:style-name="ro1">
          <table:table-cell office:value-type="float" office:value="0.0183125" calcext:value-type="float">
            <text:p>0,0183125</text:p>
          </table:table-cell>
          <table:table-cell office:value-type="float" office:value="12.71515824" calcext:value-type="float">
            <text:p>12,71515824</text:p>
          </table:table-cell>
          <table:table-cell table:formula="of:=[.B294]*9.81" office:value-type="float" office:value="124.7357023344" calcext:value-type="float">
            <text:p>124,7357023344</text:p>
          </table:table-cell>
        </table:table-row>
        <table:table-row table:style-name="ro1">
          <table:table-cell office:value-type="float" office:value="0.018375" calcext:value-type="float">
            <text:p>0,018375</text:p>
          </table:table-cell>
          <table:table-cell office:value-type="float" office:value="12.54460163" calcext:value-type="float">
            <text:p>12,54460163</text:p>
          </table:table-cell>
          <table:table-cell table:formula="of:=[.B295]*9.81" office:value-type="float" office:value="123.0625419903" calcext:value-type="float">
            <text:p>123,0625419903</text:p>
          </table:table-cell>
        </table:table-row>
        <table:table-row table:style-name="ro1">
          <table:table-cell office:value-type="float" office:value="0.0184375" calcext:value-type="float">
            <text:p>0,0184375</text:p>
          </table:table-cell>
          <table:table-cell office:value-type="float" office:value="12.37196137" calcext:value-type="float">
            <text:p>12,37196137</text:p>
          </table:table-cell>
          <table:table-cell table:formula="of:=[.B296]*9.81" office:value-type="float" office:value="121.3689410397" calcext:value-type="float">
            <text:p>121,3689410397</text:p>
          </table:table-cell>
        </table:table-row>
        <table:table-row table:style-name="ro1">
          <table:table-cell office:value-type="float" office:value="0.0185" calcext:value-type="float">
            <text:p>0,0185</text:p>
          </table:table-cell>
          <table:table-cell office:value-type="float" office:value="12.1977467" calcext:value-type="float">
            <text:p>12,1977467</text:p>
          </table:table-cell>
          <table:table-cell table:formula="of:=[.B297]*9.81" office:value-type="float" office:value="119.659895127" calcext:value-type="float">
            <text:p>119,659895127</text:p>
          </table:table-cell>
        </table:table-row>
        <table:table-row table:style-name="ro1">
          <table:table-cell office:value-type="float" office:value="0.0185625" calcext:value-type="float">
            <text:p>0,0185625</text:p>
          </table:table-cell>
          <table:table-cell office:value-type="float" office:value="12.02243851" calcext:value-type="float">
            <text:p>12,02243851</text:p>
          </table:table-cell>
          <table:table-cell table:formula="of:=[.B298]*9.81" office:value-type="float" office:value="117.9401217831" calcext:value-type="float">
            <text:p>117,9401217831</text:p>
          </table:table-cell>
        </table:table-row>
        <table:table-row table:style-name="ro1">
          <table:table-cell office:value-type="float" office:value="0.018625" calcext:value-type="float">
            <text:p>0,018625</text:p>
          </table:table-cell>
          <table:table-cell office:value-type="float" office:value="11.84640435" calcext:value-type="float">
            <text:p>11,84640435</text:p>
          </table:table-cell>
          <table:table-cell table:formula="of:=[.B299]*9.81" office:value-type="float" office:value="116.2132266735" calcext:value-type="float">
            <text:p>116,2132266735</text:p>
          </table:table-cell>
        </table:table-row>
        <table:table-row table:style-name="ro1">
          <table:table-cell office:value-type="float" office:value="0.0186875" calcext:value-type="float">
            <text:p>0,0186875</text:p>
          </table:table-cell>
          <table:table-cell office:value-type="float" office:value="11.6699834" calcext:value-type="float">
            <text:p>11,6699834</text:p>
          </table:table-cell>
          <table:table-cell table:formula="of:=[.B300]*9.81" office:value-type="float" office:value="114.482537154" calcext:value-type="float">
            <text:p>114,482537154</text:p>
          </table:table-cell>
        </table:table-row>
        <table:table-row table:style-name="ro1">
          <table:table-cell office:value-type="float" office:value="0.01875" calcext:value-type="float">
            <text:p>0,01875</text:p>
          </table:table-cell>
          <table:table-cell office:value-type="float" office:value="11.49351484" calcext:value-type="float">
            <text:p>11,49351484</text:p>
          </table:table-cell>
          <table:table-cell table:formula="of:=[.B301]*9.81" office:value-type="float" office:value="112.7513805804" calcext:value-type="float">
            <text:p>112,7513805804</text:p>
          </table:table-cell>
        </table:table-row>
        <table:table-row table:style-name="ro1">
          <table:table-cell office:value-type="float" office:value="0.0188125" calcext:value-type="float">
            <text:p>0,0188125</text:p>
          </table:table-cell>
          <table:table-cell office:value-type="float" office:value="11.31733787" calcext:value-type="float">
            <text:p>11,31733787</text:p>
          </table:table-cell>
          <table:table-cell table:formula="of:=[.B302]*9.81" office:value-type="float" office:value="111.0230845047" calcext:value-type="float">
            <text:p>111,0230845047</text:p>
          </table:table-cell>
        </table:table-row>
        <table:table-row table:style-name="ro1">
          <table:table-cell office:value-type="float" office:value="0.018875" calcext:value-type="float">
            <text:p>0,018875</text:p>
          </table:table-cell>
          <table:table-cell office:value-type="float" office:value="11.14179167" calcext:value-type="float">
            <text:p>11,14179167</text:p>
          </table:table-cell>
          <table:table-cell table:formula="of:=[.B303]*9.81" office:value-type="float" office:value="109.3009762827" calcext:value-type="float">
            <text:p>109,3009762827</text:p>
          </table:table-cell>
        </table:table-row>
        <table:table-row table:style-name="ro1">
          <table:table-cell office:value-type="float" office:value="0.0189375" calcext:value-type="float">
            <text:p>0,0189375</text:p>
          </table:table-cell>
          <table:table-cell office:value-type="float" office:value="10.96721544" calcext:value-type="float">
            <text:p>10,96721544</text:p>
          </table:table-cell>
          <table:table-cell table:formula="of:=[.B304]*9.81" office:value-type="float" office:value="107.5883834664" calcext:value-type="float">
            <text:p>107,5883834664</text:p>
          </table:table-cell>
        </table:table-row>
        <table:table-row table:style-name="ro1">
          <table:table-cell office:value-type="float" office:value="0.019" calcext:value-type="float">
            <text:p>0,019</text:p>
          </table:table-cell>
          <table:table-cell office:value-type="float" office:value="10.79394836" calcext:value-type="float">
            <text:p>10,79394836</text:p>
          </table:table-cell>
          <table:table-cell table:formula="of:=[.B305]*9.81" office:value-type="float" office:value="105.8886334116" calcext:value-type="float">
            <text:p>105,8886334116</text:p>
          </table:table-cell>
        </table:table-row>
        <table:table-row table:style-name="ro1">
          <table:table-cell office:value-type="float" office:value="0.0190625" calcext:value-type="float">
            <text:p>0,0190625</text:p>
          </table:table-cell>
          <table:table-cell office:value-type="float" office:value="10.62230401" calcext:value-type="float">
            <text:p>10,62230401</text:p>
          </table:table-cell>
          <table:table-cell table:formula="of:=[.B306]*9.81" office:value-type="float" office:value="104.2048023381" calcext:value-type="float">
            <text:p>104,2048023381</text:p>
          </table:table-cell>
        </table:table-row>
        <table:table-row table:style-name="ro1">
          <table:table-cell office:value-type="float" office:value="0.019125" calcext:value-type="float">
            <text:p>0,019125</text:p>
          </table:table-cell>
          <table:table-cell office:value-type="float" office:value="10.45249348" calcext:value-type="float">
            <text:p>10,45249348</text:p>
          </table:table-cell>
          <table:table-cell table:formula="of:=[.B307]*9.81" office:value-type="float" office:value="102.5389610388" calcext:value-type="float">
            <text:p>102,5389610388</text:p>
          </table:table-cell>
        </table:table-row>
        <table:table-row table:style-name="ro1">
          <table:table-cell office:value-type="float" office:value="0.0191875" calcext:value-type="float">
            <text:p>0,0191875</text:p>
          </table:table-cell>
          <table:table-cell office:value-type="float" office:value="10.28470226" calcext:value-type="float">
            <text:p>10,28470226</text:p>
          </table:table-cell>
          <table:table-cell table:formula="of:=[.B308]*9.81" office:value-type="float" office:value="100.8929291706" calcext:value-type="float">
            <text:p>100,8929291706</text:p>
          </table:table-cell>
        </table:table-row>
        <table:table-row table:style-name="ro1">
          <table:table-cell office:value-type="float" office:value="0.01925" calcext:value-type="float">
            <text:p>0,01925</text:p>
          </table:table-cell>
          <table:table-cell office:value-type="float" office:value="10.11911584" calcext:value-type="float">
            <text:p>10,11911584</text:p>
          </table:table-cell>
          <table:table-cell table:formula="of:=[.B309]*9.81" office:value-type="float" office:value="99.2685263904" calcext:value-type="float">
            <text:p>99,2685263904</text:p>
          </table:table-cell>
        </table:table-row>
        <table:table-row table:style-name="ro1">
          <table:table-cell office:value-type="float" office:value="0.0193125" calcext:value-type="float">
            <text:p>0,0193125</text:p>
          </table:table-cell>
          <table:table-cell office:value-type="float" office:value="9.955919708" calcext:value-type="float">
            <text:p>9,955919708</text:p>
          </table:table-cell>
          <table:table-cell table:formula="of:=[.B310]*9.81" office:value-type="float" office:value="97.66757233548" calcext:value-type="float">
            <text:p>97,66757233548</text:p>
          </table:table-cell>
        </table:table-row>
        <table:table-row table:style-name="ro1">
          <table:table-cell office:value-type="float" office:value="0.019375" calcext:value-type="float">
            <text:p>0,019375</text:p>
          </table:table-cell>
          <table:table-cell office:value-type="float" office:value="9.795299343" calcext:value-type="float">
            <text:p>9,795299343</text:p>
          </table:table-cell>
          <table:table-cell table:formula="of:=[.B311]*9.81" office:value-type="float" office:value="96.09188655483" calcext:value-type="float">
            <text:p>96,09188655483</text:p>
          </table:table-cell>
        </table:table-row>
        <table:table-row table:style-name="ro1">
          <table:table-cell office:value-type="float" office:value="0.0194375" calcext:value-type="float">
            <text:p>0,0194375</text:p>
          </table:table-cell>
          <table:table-cell office:value-type="float" office:value="9.637440233" calcext:value-type="float">
            <text:p>9,637440233</text:p>
          </table:table-cell>
          <table:table-cell table:formula="of:=[.B312]*9.81" office:value-type="float" office:value="94.54328868573" calcext:value-type="float">
            <text:p>94,54328868573</text:p>
          </table:table-cell>
        </table:table-row>
        <table:table-row table:style-name="ro1">
          <table:table-cell office:value-type="float" office:value="0.0195" calcext:value-type="float">
            <text:p>0,0195</text:p>
          </table:table-cell>
          <table:table-cell office:value-type="float" office:value="9.482527863" calcext:value-type="float">
            <text:p>9,482527863</text:p>
          </table:table-cell>
          <table:table-cell table:formula="of:=[.B313]*9.81" office:value-type="float" office:value="93.02359833603" calcext:value-type="float">
            <text:p>93,02359833603</text:p>
          </table:table-cell>
        </table:table-row>
        <table:table-row table:style-name="ro1">
          <table:table-cell office:value-type="float" office:value="0.0195625" calcext:value-type="float">
            <text:p>0,0195625</text:p>
          </table:table-cell>
          <table:table-cell office:value-type="float" office:value="9.330755861" calcext:value-type="float">
            <text:p>9,330755861</text:p>
          </table:table-cell>
          <table:table-cell table:formula="of:=[.B314]*9.81" office:value-type="float" office:value="91.53471499641" calcext:value-type="float">
            <text:p>91,53471499641</text:p>
          </table:table-cell>
        </table:table-row>
        <table:table-row table:style-name="ro1">
          <table:table-cell office:value-type="float" office:value="0.019625" calcext:value-type="float">
            <text:p>0,019625</text:p>
          </table:table-cell>
          <table:table-cell office:value-type="float" office:value="9.182350419" calcext:value-type="float">
            <text:p>9,182350419</text:p>
          </table:table-cell>
          <table:table-cell table:formula="of:=[.B315]*9.81" office:value-type="float" office:value="90.07885761039" calcext:value-type="float">
            <text:p>90,07885761039</text:p>
          </table:table-cell>
        </table:table-row>
        <table:table-row table:style-name="ro1">
          <table:table-cell office:value-type="float" office:value="0.0196875" calcext:value-type="float">
            <text:p>0,0196875</text:p>
          </table:table-cell>
          <table:table-cell office:value-type="float" office:value="9.037545871" calcext:value-type="float">
            <text:p>9,037545871</text:p>
          </table:table-cell>
          <table:table-cell table:formula="of:=[.B316]*9.81" office:value-type="float" office:value="88.65832499451" calcext:value-type="float">
            <text:p>88,65832499451</text:p>
          </table:table-cell>
        </table:table-row>
        <table:table-row table:style-name="ro1">
          <table:table-cell office:value-type="float" office:value="0.01975" calcext:value-type="float">
            <text:p>0,01975</text:p>
          </table:table-cell>
          <table:table-cell office:value-type="float" office:value="8.89657655" calcext:value-type="float">
            <text:p>8,89657655</text:p>
          </table:table-cell>
          <table:table-cell table:formula="of:=[.B317]*9.81" office:value-type="float" office:value="87.2754159555" calcext:value-type="float">
            <text:p>87,2754159555</text:p>
          </table:table-cell>
        </table:table-row>
        <table:table-row table:style-name="ro1">
          <table:table-cell office:value-type="float" office:value="0.0198125" calcext:value-type="float">
            <text:p>0,0198125</text:p>
          </table:table-cell>
          <table:table-cell office:value-type="float" office:value="8.759676789" calcext:value-type="float">
            <text:p>8,759676789</text:p>
          </table:table-cell>
          <table:table-cell table:formula="of:=[.B318]*9.81" office:value-type="float" office:value="85.93242930009" calcext:value-type="float">
            <text:p>85,93242930009</text:p>
          </table:table-cell>
        </table:table-row>
        <table:table-row table:style-name="ro1">
          <table:table-cell office:value-type="float" office:value="0.019875" calcext:value-type="float">
            <text:p>0,019875</text:p>
          </table:table-cell>
          <table:table-cell office:value-type="float" office:value="8.627080923" calcext:value-type="float">
            <text:p>8,627080923</text:p>
          </table:table-cell>
          <table:table-cell table:formula="of:=[.B319]*9.81" office:value-type="float" office:value="84.63166385463" calcext:value-type="float">
            <text:p>84,63166385463</text:p>
          </table:table-cell>
        </table:table-row>
        <table:table-row table:style-name="ro1">
          <table:table-cell office:value-type="float" office:value="0.0199375" calcext:value-type="float">
            <text:p>0,0199375</text:p>
          </table:table-cell>
          <table:table-cell office:value-type="float" office:value="8.499023284" calcext:value-type="float">
            <text:p>8,499023284</text:p>
          </table:table-cell>
          <table:table-cell table:formula="of:=[.B320]*9.81" office:value-type="float" office:value="83.37541841604" calcext:value-type="float">
            <text:p>83,37541841604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8.375738207" calcext:value-type="float">
            <text:p>8,375738207</text:p>
          </table:table-cell>
          <table:table-cell table:formula="of:=[.B321]*9.81" office:value-type="float" office:value="82.16599181067" calcext:value-type="float">
            <text:p>82,16599181067</text:p>
          </table:table-cell>
        </table:table-row>
        <table:table-row table:style-name="ro1">
          <table:table-cell office:value-type="float" office:value="0.0200625" calcext:value-type="float">
            <text:p>0,0200625</text:p>
          </table:table-cell>
          <table:table-cell office:value-type="float" office:value="8.257434516" calcext:value-type="float">
            <text:p>8,257434516</text:p>
          </table:table-cell>
          <table:table-cell table:formula="of:=[.B322]*9.81" office:value-type="float" office:value="81.00543260196" calcext:value-type="float">
            <text:p>81,00543260196</text:p>
          </table:table-cell>
        </table:table-row>
        <table:table-row table:style-name="ro1">
          <table:table-cell office:value-type="float" office:value="0.020125" calcext:value-type="float">
            <text:p>0,020125</text:p>
          </table:table-cell>
          <table:table-cell office:value-type="float" office:value="8.144218995" calcext:value-type="float">
            <text:p>8,144218995</text:p>
          </table:table-cell>
          <table:table-cell table:formula="of:=[.B323]*9.81" office:value-type="float" office:value="79.89478834095" calcext:value-type="float">
            <text:p>79,89478834095</text:p>
          </table:table-cell>
        </table:table-row>
        <table:table-row table:style-name="ro1">
          <table:table-cell office:value-type="float" office:value="0.0201875" calcext:value-type="float">
            <text:p>0,0201875</text:p>
          </table:table-cell>
          <table:table-cell office:value-type="float" office:value="8.03617292" calcext:value-type="float">
            <text:p>8,03617292</text:p>
          </table:table-cell>
          <table:table-cell table:formula="of:=[.B324]*9.81" office:value-type="float" office:value="78.8348563452" calcext:value-type="float">
            <text:p>78,8348563452</text:p>
          </table:table-cell>
        </table:table-row>
        <table:table-row table:style-name="ro1">
          <table:table-cell office:value-type="float" office:value="0.02025" calcext:value-type="float">
            <text:p>0,02025</text:p>
          </table:table-cell>
          <table:table-cell office:value-type="float" office:value="7.933377568" calcext:value-type="float">
            <text:p>7,933377568</text:p>
          </table:table-cell>
          <table:table-cell table:formula="of:=[.B325]*9.81" office:value-type="float" office:value="77.82643394208" calcext:value-type="float">
            <text:p>77,82643394208</text:p>
          </table:table-cell>
        </table:table-row>
        <table:table-row table:style-name="ro1">
          <table:table-cell office:value-type="float" office:value="0.0203125" calcext:value-type="float">
            <text:p>0,0203125</text:p>
          </table:table-cell>
          <table:table-cell office:value-type="float" office:value="7.835914214" calcext:value-type="float">
            <text:p>7,835914214</text:p>
          </table:table-cell>
          <table:table-cell table:formula="of:=[.B326]*9.81" office:value-type="float" office:value="76.87031843934" calcext:value-type="float">
            <text:p>76,87031843934</text:p>
          </table:table-cell>
        </table:table-row>
        <table:table-row table:style-name="ro1">
          <table:table-cell office:value-type="float" office:value="0.020375" calcext:value-type="float">
            <text:p>0,020375</text:p>
          </table:table-cell>
          <table:table-cell office:value-type="float" office:value="7.743864133" calcext:value-type="float">
            <text:p>7,743864133</text:p>
          </table:table-cell>
          <table:table-cell table:formula="of:=[.B327]*9.81" office:value-type="float" office:value="75.96730714473" calcext:value-type="float">
            <text:p>75,96730714473</text:p>
          </table:table-cell>
        </table:table-row>
        <table:table-row table:style-name="ro1">
          <table:table-cell office:value-type="float" office:value="0.0204375" calcext:value-type="float">
            <text:p>0,0204375</text:p>
          </table:table-cell>
          <table:table-cell office:value-type="float" office:value="7.657308601" calcext:value-type="float">
            <text:p>7,657308601</text:p>
          </table:table-cell>
          <table:table-cell table:formula="of:=[.B328]*9.81" office:value-type="float" office:value="75.11819737581" calcext:value-type="float">
            <text:p>75,11819737581</text:p>
          </table:table-cell>
        </table:table-row>
        <table:table-row table:style-name="ro1">
          <table:table-cell office:value-type="float" office:value="0.0205" calcext:value-type="float">
            <text:p>0,0205</text:p>
          </table:table-cell>
          <table:table-cell office:value-type="float" office:value="7.576328894" calcext:value-type="float">
            <text:p>7,576328894</text:p>
          </table:table-cell>
          <table:table-cell table:formula="of:=[.B329]*9.81" office:value-type="float" office:value="74.32378645014" calcext:value-type="float">
            <text:p>74,32378645014</text:p>
          </table:table-cell>
        </table:table-row>
        <table:table-row table:style-name="ro1">
          <table:table-cell office:value-type="float" office:value="0.0205625" calcext:value-type="float">
            <text:p>0,0205625</text:p>
          </table:table-cell>
          <table:table-cell office:value-type="float" office:value="7.500965051" calcext:value-type="float">
            <text:p>7,500965051</text:p>
          </table:table-cell>
          <table:table-cell table:formula="of:=[.B330]*9.81" office:value-type="float" office:value="73.58446715031" calcext:value-type="float">
            <text:p>73,58446715031</text:p>
          </table:table-cell>
        </table:table-row>
        <table:table-row table:style-name="ro1">
          <table:table-cell office:value-type="float" office:value="0.020625" calcext:value-type="float">
            <text:p>0,020625</text:p>
          </table:table-cell>
          <table:table-cell office:value-type="float" office:value="7.43109216" calcext:value-type="float">
            <text:p>7,43109216</text:p>
          </table:table-cell>
          <table:table-cell table:formula="of:=[.B331]*9.81" office:value-type="float" office:value="72.8990140896" calcext:value-type="float">
            <text:p>72,8990140896</text:p>
          </table:table-cell>
        </table:table-row>
        <table:table-row table:style-name="ro1">
          <table:table-cell office:value-type="float" office:value="0.0206875" calcext:value-type="float">
            <text:p>0,0206875</text:p>
          </table:table-cell>
          <table:table-cell office:value-type="float" office:value="7.366544074" calcext:value-type="float">
            <text:p>7,366544074</text:p>
          </table:table-cell>
          <table:table-cell table:formula="of:=[.B332]*9.81" office:value-type="float" office:value="72.26579736594" calcext:value-type="float">
            <text:p>72,26579736594</text:p>
          </table:table-cell>
        </table:table-row>
        <table:table-row table:style-name="ro1">
          <table:table-cell office:value-type="float" office:value="0.02075" calcext:value-type="float">
            <text:p>0,02075</text:p>
          </table:table-cell>
          <table:table-cell office:value-type="float" office:value="7.307154646" calcext:value-type="float">
            <text:p>7,307154646</text:p>
          </table:table-cell>
          <table:table-cell table:formula="of:=[.B333]*9.81" office:value-type="float" office:value="71.68318707726" calcext:value-type="float">
            <text:p>71,68318707726</text:p>
          </table:table-cell>
        </table:table-row>
        <table:table-row table:style-name="ro1">
          <table:table-cell office:value-type="float" office:value="0.0208125" calcext:value-type="float">
            <text:p>0,0208125</text:p>
          </table:table-cell>
          <table:table-cell office:value-type="float" office:value="7.252757726" calcext:value-type="float">
            <text:p>7,252757726</text:p>
          </table:table-cell>
          <table:table-cell table:formula="of:=[.B334]*9.81" office:value-type="float" office:value="71.14955329206" calcext:value-type="float">
            <text:p>71,14955329206</text:p>
          </table:table-cell>
        </table:table-row>
        <table:table-row table:style-name="ro1">
          <table:table-cell office:value-type="float" office:value="0.020875" calcext:value-type="float">
            <text:p>0,020875</text:p>
          </table:table-cell>
          <table:table-cell office:value-type="float" office:value="7.203187169" calcext:value-type="float">
            <text:p>7,203187169</text:p>
          </table:table-cell>
          <table:table-cell table:formula="of:=[.B335]*9.81" office:value-type="float" office:value="70.66326612789" calcext:value-type="float">
            <text:p>70,66326612789</text:p>
          </table:table-cell>
        </table:table-row>
        <table:table-row table:style-name="ro1">
          <table:table-cell office:value-type="float" office:value="0.0209375" calcext:value-type="float">
            <text:p>0,0209375</text:p>
          </table:table-cell>
          <table:table-cell office:value-type="float" office:value="7.158276824" calcext:value-type="float">
            <text:p>7,158276824</text:p>
          </table:table-cell>
          <table:table-cell table:formula="of:=[.B336]*9.81" office:value-type="float" office:value="70.22269564344" calcext:value-type="float">
            <text:p>70,22269564344</text:p>
          </table:table-cell>
        </table:table-row>
        <table:table-row table:style-name="ro1">
          <table:table-cell office:value-type="float" office:value="0.021" calcext:value-type="float">
            <text:p>0,021</text:p>
          </table:table-cell>
          <table:table-cell office:value-type="float" office:value="7.117860546" calcext:value-type="float">
            <text:p>7,117860546</text:p>
          </table:table-cell>
          <table:table-cell table:formula="of:=[.B337]*9.81" office:value-type="float" office:value="69.82621195626" calcext:value-type="float">
            <text:p>69,82621195626</text:p>
          </table:table-cell>
        </table:table-row>
        <table:table-row table:style-name="ro1">
          <table:table-cell office:value-type="float" office:value="0.0210625" calcext:value-type="float">
            <text:p>0,0210625</text:p>
          </table:table-cell>
          <table:table-cell office:value-type="float" office:value="7.081785413" calcext:value-type="float">
            <text:p>7,081785413</text:p>
          </table:table-cell>
          <table:table-cell table:formula="of:=[.B338]*9.81" office:value-type="float" office:value="69.47231490153" calcext:value-type="float">
            <text:p>69,47231490153</text:p>
          </table:table-cell>
        </table:table-row>
        <table:table-row table:style-name="ro1">
          <table:table-cell office:value-type="float" office:value="0.021125" calcext:value-type="float">
            <text:p>0,021125</text:p>
          </table:table-cell>
          <table:table-cell office:value-type="float" office:value="7.049951418" calcext:value-type="float">
            <text:p>7,049951418</text:p>
          </table:table-cell>
          <table:table-cell table:formula="of:=[.B339]*9.81" office:value-type="float" office:value="69.16002341058" calcext:value-type="float">
            <text:p>69,16002341058</text:p>
          </table:table-cell>
        </table:table-row>
        <table:table-row table:style-name="ro1">
          <table:table-cell office:value-type="float" office:value="0.0211875" calcext:value-type="float">
            <text:p>0,0211875</text:p>
          </table:table-cell>
          <table:table-cell office:value-type="float" office:value="7.022271779" calcext:value-type="float">
            <text:p>7,022271779</text:p>
          </table:table-cell>
          <table:table-cell table:formula="of:=[.B340]*9.81" office:value-type="float" office:value="68.88848615199" calcext:value-type="float">
            <text:p>68,88848615199</text:p>
          </table:table-cell>
        </table:table-row>
        <table:table-row table:style-name="ro1">
          <table:table-cell office:value-type="float" office:value="0.02125" calcext:value-type="float">
            <text:p>0,02125</text:p>
          </table:table-cell>
          <table:table-cell office:value-type="float" office:value="6.998659717" calcext:value-type="float">
            <text:p>6,998659717</text:p>
          </table:table-cell>
          <table:table-cell table:formula="of:=[.B341]*9.81" office:value-type="float" office:value="68.65685182377" calcext:value-type="float">
            <text:p>68,65685182377</text:p>
          </table:table-cell>
        </table:table-row>
        <table:table-row table:style-name="ro1">
          <table:table-cell office:value-type="float" office:value="0.0213125" calcext:value-type="float">
            <text:p>0,0213125</text:p>
          </table:table-cell>
          <table:table-cell office:value-type="float" office:value="6.979028452" calcext:value-type="float">
            <text:p>6,979028452</text:p>
          </table:table-cell>
          <table:table-cell table:formula="of:=[.B342]*9.81" office:value-type="float" office:value="68.46426911412" calcext:value-type="float">
            <text:p>68,46426911412</text:p>
          </table:table-cell>
        </table:table-row>
        <table:table-row table:style-name="ro1">
          <table:table-cell office:value-type="float" office:value="0.021375" calcext:value-type="float">
            <text:p>0,021375</text:p>
          </table:table-cell>
          <table:table-cell office:value-type="float" office:value="6.963291202" calcext:value-type="float">
            <text:p>6,963291202</text:p>
          </table:table-cell>
          <table:table-cell table:formula="of:=[.B343]*9.81" office:value-type="float" office:value="68.30988669162" calcext:value-type="float">
            <text:p>68,30988669162</text:p>
          </table:table-cell>
        </table:table-row>
        <table:table-row table:style-name="ro1">
          <table:table-cell office:value-type="float" office:value="0.0214375" calcext:value-type="float">
            <text:p>0,0214375</text:p>
          </table:table-cell>
          <table:table-cell office:value-type="float" office:value="6.951361188" calcext:value-type="float">
            <text:p>6,951361188</text:p>
          </table:table-cell>
          <table:table-cell table:formula="of:=[.B344]*9.81" office:value-type="float" office:value="68.19285325428" calcext:value-type="float">
            <text:p>68,19285325428</text:p>
          </table:table-cell>
        </table:table-row>
        <table:table-row table:style-name="ro1">
          <table:table-cell office:value-type="float" office:value="0.0215" calcext:value-type="float">
            <text:p>0,0215</text:p>
          </table:table-cell>
          <table:table-cell office:value-type="float" office:value="6.943151628" calcext:value-type="float">
            <text:p>6,943151628</text:p>
          </table:table-cell>
          <table:table-cell table:formula="of:=[.B345]*9.81" office:value-type="float" office:value="68.11231747068" calcext:value-type="float">
            <text:p>68,11231747068</text:p>
          </table:table-cell>
        </table:table-row>
        <table:table-row table:style-name="ro1">
          <table:table-cell office:value-type="float" office:value="0.0215625" calcext:value-type="float">
            <text:p>0,0215625</text:p>
          </table:table-cell>
          <table:table-cell office:value-type="float" office:value="6.938602908" calcext:value-type="float">
            <text:p>6,938602908</text:p>
          </table:table-cell>
          <table:table-cell table:formula="of:=[.B346]*9.81" office:value-type="float" office:value="68.06769452748" calcext:value-type="float">
            <text:p>68,06769452748</text:p>
          </table:table-cell>
        </table:table-row>
        <table:table-row table:style-name="ro1">
          <table:table-cell office:value-type="float" office:value="0.021625" calcext:value-type="float">
            <text:p>0,021625</text:p>
          </table:table-cell>
          <table:table-cell office:value-type="float" office:value="6.937764075" calcext:value-type="float">
            <text:p>6,937764075</text:p>
          </table:table-cell>
          <table:table-cell table:formula="of:=[.B347]*9.81" office:value-type="float" office:value="68.05946557575" calcext:value-type="float">
            <text:p>68,05946557575</text:p>
          </table:table-cell>
        </table:table-row>
        <table:table-row table:style-name="ro1">
          <table:table-cell office:value-type="float" office:value="0.0216875" calcext:value-type="float">
            <text:p>0,0216875</text:p>
          </table:table-cell>
          <table:table-cell office:value-type="float" office:value="6.940711342" calcext:value-type="float">
            <text:p>6,940711342</text:p>
          </table:table-cell>
          <table:table-cell table:formula="of:=[.B348]*9.81" office:value-type="float" office:value="68.08837826502" calcext:value-type="float">
            <text:p>68,08837826502</text:p>
          </table:table-cell>
        </table:table-row>
        <table:table-row table:style-name="ro1">
          <table:table-cell office:value-type="float" office:value="0.02175" calcext:value-type="float">
            <text:p>0,02175</text:p>
          </table:table-cell>
          <table:table-cell office:value-type="float" office:value="6.947520921" calcext:value-type="float">
            <text:p>6,947520921</text:p>
          </table:table-cell>
          <table:table-cell table:formula="of:=[.B349]*9.81" office:value-type="float" office:value="68.15518023501" calcext:value-type="float">
            <text:p>68,15518023501</text:p>
          </table:table-cell>
        </table:table-row>
        <table:table-row table:style-name="ro1">
          <table:table-cell office:value-type="float" office:value="0.0218125" calcext:value-type="float">
            <text:p>0,0218125</text:p>
          </table:table-cell>
          <table:table-cell office:value-type="float" office:value="6.958269025" calcext:value-type="float">
            <text:p>6,958269025</text:p>
          </table:table-cell>
          <table:table-cell table:formula="of:=[.B350]*9.81" office:value-type="float" office:value="68.26061913525" calcext:value-type="float">
            <text:p>68,26061913525</text:p>
          </table:table-cell>
        </table:table-row>
        <table:table-row table:style-name="ro1">
          <table:table-cell office:value-type="float" office:value="0.021875" calcext:value-type="float">
            <text:p>0,021875</text:p>
          </table:table-cell>
          <table:table-cell office:value-type="float" office:value="6.973031867" calcext:value-type="float">
            <text:p>6,973031867</text:p>
          </table:table-cell>
          <table:table-cell table:formula="of:=[.B351]*9.81" office:value-type="float" office:value="68.40544261527" calcext:value-type="float">
            <text:p>68,40544261527</text:p>
          </table:table-cell>
        </table:table-row>
        <table:table-row table:style-name="ro1">
          <table:table-cell office:value-type="float" office:value="0.0219375" calcext:value-type="float">
            <text:p>0,0219375</text:p>
          </table:table-cell>
          <table:table-cell office:value-type="float" office:value="6.991885658" calcext:value-type="float">
            <text:p>6,991885658</text:p>
          </table:table-cell>
          <table:table-cell table:formula="of:=[.B352]*9.81" office:value-type="float" office:value="68.59039830498" calcext:value-type="float">
            <text:p>68,59039830498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float" office:value="7.014906612" calcext:value-type="float">
            <text:p>7,014906612</text:p>
          </table:table-cell>
          <table:table-cell table:formula="of:=[.B353]*9.81" office:value-type="float" office:value="68.81623386372" calcext:value-type="float">
            <text:p>68,81623386372</text:p>
          </table:table-cell>
        </table:table-row>
        <table:table-row table:style-name="ro1">
          <table:table-cell office:value-type="float" office:value="0.0220625" calcext:value-type="float">
            <text:p>0,0220625</text:p>
          </table:table-cell>
          <table:table-cell office:value-type="float" office:value="7.042152406" calcext:value-type="float">
            <text:p>7,042152406</text:p>
          </table:table-cell>
          <table:table-cell table:formula="of:=[.B354]*9.81" office:value-type="float" office:value="69.08351510286" calcext:value-type="float">
            <text:p>69,08351510286</text:p>
          </table:table-cell>
        </table:table-row>
        <table:table-row table:style-name="ro1">
          <table:table-cell office:value-type="float" office:value="0.022125" calcext:value-type="float">
            <text:p>0,022125</text:p>
          </table:table-cell>
          <table:table-cell office:value-type="float" office:value="7.073606579" calcext:value-type="float">
            <text:p>7,073606579</text:p>
          </table:table-cell>
          <table:table-cell table:formula="of:=[.B355]*9.81" office:value-type="float" office:value="69.39208053999" calcext:value-type="float">
            <text:p>69,39208053999</text:p>
          </table:table-cell>
        </table:table-row>
        <table:table-row table:style-name="ro1">
          <table:table-cell office:value-type="float" office:value="0.0221875" calcext:value-type="float">
            <text:p>0,0221875</text:p>
          </table:table-cell>
          <table:table-cell office:value-type="float" office:value="7.109234133" calcext:value-type="float">
            <text:p>7,109234133</text:p>
          </table:table-cell>
          <table:table-cell table:formula="of:=[.B356]*9.81" office:value-type="float" office:value="69.74158684473" calcext:value-type="float">
            <text:p>69,74158684473</text:p>
          </table:table-cell>
        </table:table-row>
        <table:table-row table:style-name="ro1">
          <table:table-cell office:value-type="float" office:value="0.02225" calcext:value-type="float">
            <text:p>0,02225</text:p>
          </table:table-cell>
          <table:table-cell office:value-type="float" office:value="7.149000071" calcext:value-type="float">
            <text:p>7,149000071</text:p>
          </table:table-cell>
          <table:table-cell table:formula="of:=[.B357]*9.81" office:value-type="float" office:value="70.13169069651" calcext:value-type="float">
            <text:p>70,13169069651</text:p>
          </table:table-cell>
        </table:table-row>
        <table:table-row table:style-name="ro1">
          <table:table-cell office:value-type="float" office:value="0.0223125" calcext:value-type="float">
            <text:p>0,0223125</text:p>
          </table:table-cell>
          <table:table-cell office:value-type="float" office:value="7.192869396" calcext:value-type="float">
            <text:p>7,192869396</text:p>
          </table:table-cell>
          <table:table-cell table:formula="of:=[.B358]*9.81" office:value-type="float" office:value="70.56204877476" calcext:value-type="float">
            <text:p>70,56204877476</text:p>
          </table:table-cell>
        </table:table-row>
        <table:table-row table:style-name="ro1">
          <table:table-cell office:value-type="float" office:value="0.022375" calcext:value-type="float">
            <text:p>0,022375</text:p>
          </table:table-cell>
          <table:table-cell office:value-type="float" office:value="7.240807111" calcext:value-type="float">
            <text:p>7,240807111</text:p>
          </table:table-cell>
          <table:table-cell table:formula="of:=[.B359]*9.81" office:value-type="float" office:value="71.03231775891" calcext:value-type="float">
            <text:p>71,03231775891</text:p>
          </table:table-cell>
        </table:table-row>
        <table:table-row table:style-name="ro1">
          <table:table-cell office:value-type="float" office:value="0.0224375" calcext:value-type="float">
            <text:p>0,0224375</text:p>
          </table:table-cell>
          <table:table-cell office:value-type="float" office:value="7.292778218" calcext:value-type="float">
            <text:p>7,292778218</text:p>
          </table:table-cell>
          <table:table-cell table:formula="of:=[.B360]*9.81" office:value-type="float" office:value="71.54215431858" calcext:value-type="float">
            <text:p>71,54215431858</text:p>
          </table:table-cell>
        </table:table-row>
        <table:table-row table:style-name="ro1">
          <table:table-cell office:value-type="float" office:value="0.0225" calcext:value-type="float">
            <text:p>0,0225</text:p>
          </table:table-cell>
          <table:table-cell office:value-type="float" office:value="7.348747722" calcext:value-type="float">
            <text:p>7,348747722</text:p>
          </table:table-cell>
          <table:table-cell table:formula="of:=[.B361]*9.81" office:value-type="float" office:value="72.09121515282" calcext:value-type="float">
            <text:p>72,09121515282</text:p>
          </table:table-cell>
        </table:table-row>
        <table:table-row table:style-name="ro1">
          <table:table-cell office:value-type="float" office:value="0.0225625" calcext:value-type="float">
            <text:p>0,0225625</text:p>
          </table:table-cell>
          <table:table-cell office:value-type="float" office:value="7.40861671" calcext:value-type="float">
            <text:p>7,40861671</text:p>
          </table:table-cell>
          <table:table-cell table:formula="of:=[.B362]*9.81" office:value-type="float" office:value="72.6785299251" calcext:value-type="float">
            <text:p>72,6785299251</text:p>
          </table:table-cell>
        </table:table-row>
        <table:table-row table:style-name="ro1">
          <table:table-cell office:value-type="float" office:value="0.022625" calcext:value-type="float">
            <text:p>0,022625</text:p>
          </table:table-cell>
          <table:table-cell office:value-type="float" office:value="7.47203061" calcext:value-type="float">
            <text:p>7,47203061</text:p>
          </table:table-cell>
          <table:table-cell table:formula="of:=[.B363]*9.81" office:value-type="float" office:value="73.3006202841" calcext:value-type="float">
            <text:p>73,3006202841</text:p>
          </table:table-cell>
        </table:table-row>
        <table:table-row table:style-name="ro1">
          <table:table-cell office:value-type="float" office:value="0.0226875" calcext:value-type="float">
            <text:p>0,0226875</text:p>
          </table:table-cell>
          <table:table-cell office:value-type="float" office:value="7.538570936" calcext:value-type="float">
            <text:p>7,538570936</text:p>
          </table:table-cell>
          <table:table-cell table:formula="of:=[.B364]*9.81" office:value-type="float" office:value="73.95338088216" calcext:value-type="float">
            <text:p>73,95338088216</text:p>
          </table:table-cell>
        </table:table-row>
        <table:table-row table:style-name="ro1">
          <table:table-cell office:value-type="float" office:value="0.02275" calcext:value-type="float">
            <text:p>0,02275</text:p>
          </table:table-cell>
          <table:table-cell office:value-type="float" office:value="7.607819201" calcext:value-type="float">
            <text:p>7,607819201</text:p>
          </table:table-cell>
          <table:table-cell table:formula="of:=[.B365]*9.81" office:value-type="float" office:value="74.63270636181" calcext:value-type="float">
            <text:p>74,63270636181</text:p>
          </table:table-cell>
        </table:table-row>
        <table:table-row table:style-name="ro1">
          <table:table-cell office:value-type="float" office:value="0.0228125" calcext:value-type="float">
            <text:p>0,0228125</text:p>
          </table:table-cell>
          <table:table-cell office:value-type="float" office:value="7.679356918" calcext:value-type="float">
            <text:p>7,679356918</text:p>
          </table:table-cell>
          <table:table-cell table:formula="of:=[.B366]*9.81" office:value-type="float" office:value="75.33449136558" calcext:value-type="float">
            <text:p>75,33449136558</text:p>
          </table:table-cell>
        </table:table-row>
        <table:table-row table:style-name="ro1">
          <table:table-cell office:value-type="float" office:value="0.022875" calcext:value-type="float">
            <text:p>0,022875</text:p>
          </table:table-cell>
          <table:table-cell office:value-type="float" office:value="7.752765602" calcext:value-type="float">
            <text:p>7,752765602</text:p>
          </table:table-cell>
          <table:table-cell table:formula="of:=[.B367]*9.81" office:value-type="float" office:value="76.05463055562" calcext:value-type="float">
            <text:p>76,05463055562</text:p>
          </table:table-cell>
        </table:table-row>
        <table:table-row table:style-name="ro1">
          <table:table-cell office:value-type="float" office:value="0.0229375" calcext:value-type="float">
            <text:p>0,0229375</text:p>
          </table:table-cell>
          <table:table-cell office:value-type="float" office:value="7.827626764" calcext:value-type="float">
            <text:p>7,827626764</text:p>
          </table:table-cell>
          <table:table-cell table:formula="of:=[.B368]*9.81" office:value-type="float" office:value="76.78901855484" calcext:value-type="float">
            <text:p>76,78901855484</text:p>
          </table:table-cell>
        </table:table-row>
        <table:table-row table:style-name="ro1">
          <table:table-cell office:value-type="float" office:value="0.023" calcext:value-type="float">
            <text:p>0,023</text:p>
          </table:table-cell>
          <table:table-cell office:value-type="float" office:value="7.90352192" calcext:value-type="float">
            <text:p>7,90352192</text:p>
          </table:table-cell>
          <table:table-cell table:formula="of:=[.B369]*9.81" office:value-type="float" office:value="77.5335500352" calcext:value-type="float">
            <text:p>77,5335500352</text:p>
          </table:table-cell>
        </table:table-row>
        <table:table-row table:style-name="ro1">
          <table:table-cell office:value-type="float" office:value="0.0230625" calcext:value-type="float">
            <text:p>0,0230625</text:p>
          </table:table-cell>
          <table:table-cell office:value-type="float" office:value="7.980010521" calcext:value-type="float">
            <text:p>7,980010521</text:p>
          </table:table-cell>
          <table:table-cell table:formula="of:=[.B370]*9.81" office:value-type="float" office:value="78.28390321101" calcext:value-type="float">
            <text:p>78,28390321101</text:p>
          </table:table-cell>
        </table:table-row>
        <table:table-row table:style-name="ro1">
          <table:table-cell office:value-type="float" office:value="0.023125" calcext:value-type="float">
            <text:p>0,023125</text:p>
          </table:table-cell>
          <table:table-cell office:value-type="float" office:value="8.056563775" calcext:value-type="float">
            <text:p>8,056563775</text:p>
          </table:table-cell>
          <table:table-cell table:formula="of:=[.B371]*9.81" office:value-type="float" office:value="79.03489063275" calcext:value-type="float">
            <text:p>79,03489063275</text:p>
          </table:table-cell>
        </table:table-row>
        <table:table-row table:style-name="ro1">
          <table:table-cell office:value-type="float" office:value="0.0231875" calcext:value-type="float">
            <text:p>0,0231875</text:p>
          </table:table-cell>
          <table:table-cell office:value-type="float" office:value="8.13263083" calcext:value-type="float">
            <text:p>8,13263083</text:p>
          </table:table-cell>
          <table:table-cell table:formula="of:=[.B372]*9.81" office:value-type="float" office:value="79.7811084423" calcext:value-type="float">
            <text:p>79,7811084423</text:p>
          </table:table-cell>
        </table:table-row>
        <table:table-row table:style-name="ro1">
          <table:table-cell office:value-type="float" office:value="0.02325" calcext:value-type="float">
            <text:p>0,02325</text:p>
          </table:table-cell>
          <table:table-cell office:value-type="float" office:value="8.207660832" calcext:value-type="float">
            <text:p>8,207660832</text:p>
          </table:table-cell>
          <table:table-cell table:formula="of:=[.B373]*9.81" office:value-type="float" office:value="80.51715276192" calcext:value-type="float">
            <text:p>80,51715276192</text:p>
          </table:table-cell>
        </table:table-row>
        <table:table-row table:style-name="ro1">
          <table:table-cell office:value-type="float" office:value="0.0233125" calcext:value-type="float">
            <text:p>0,0233125</text:p>
          </table:table-cell>
          <table:table-cell office:value-type="float" office:value="8.281102929" calcext:value-type="float">
            <text:p>8,281102929</text:p>
          </table:table-cell>
          <table:table-cell table:formula="of:=[.B374]*9.81" office:value-type="float" office:value="81.23761973349" calcext:value-type="float">
            <text:p>81,23761973349</text:p>
          </table:table-cell>
        </table:table-row>
        <table:table-row table:style-name="ro1">
          <table:table-cell office:value-type="float" office:value="0.023375" calcext:value-type="float">
            <text:p>0,023375</text:p>
          </table:table-cell>
          <table:table-cell office:value-type="float" office:value="8.352406268" calcext:value-type="float">
            <text:p>8,352406268</text:p>
          </table:table-cell>
          <table:table-cell table:formula="of:=[.B375]*9.81" office:value-type="float" office:value="81.93710548908" calcext:value-type="float">
            <text:p>81,93710548908</text:p>
          </table:table-cell>
        </table:table-row>
        <table:table-row table:style-name="ro1">
          <table:table-cell office:value-type="float" office:value="0.0234375" calcext:value-type="float">
            <text:p>0,0234375</text:p>
          </table:table-cell>
          <table:table-cell office:value-type="float" office:value="8.421019996" calcext:value-type="float">
            <text:p>8,421019996</text:p>
          </table:table-cell>
          <table:table-cell table:formula="of:=[.B376]*9.81" office:value-type="float" office:value="82.61020616076" calcext:value-type="float">
            <text:p>82,61020616076</text:p>
          </table:table-cell>
        </table:table-row>
        <table:table-row table:style-name="ro1">
          <table:table-cell office:value-type="float" office:value="0.0235" calcext:value-type="float">
            <text:p>0,0235</text:p>
          </table:table-cell>
          <table:table-cell office:value-type="float" office:value="8.486393261" calcext:value-type="float">
            <text:p>8,486393261</text:p>
          </table:table-cell>
          <table:table-cell table:formula="of:=[.B377]*9.81" office:value-type="float" office:value="83.25151789041" calcext:value-type="float">
            <text:p>83,25151789041</text:p>
          </table:table-cell>
        </table:table-row>
        <table:table-row table:style-name="ro1">
          <table:table-cell office:value-type="float" office:value="0.0235625" calcext:value-type="float">
            <text:p>0,0235625</text:p>
          </table:table-cell>
          <table:table-cell office:value-type="float" office:value="8.548052838" calcext:value-type="float">
            <text:p>8,548052838</text:p>
          </table:table-cell>
          <table:table-cell table:formula="of:=[.B378]*9.81" office:value-type="float" office:value="83.85639834078" calcext:value-type="float">
            <text:p>83,85639834078</text:p>
          </table:table-cell>
        </table:table-row>
        <table:table-row table:style-name="ro1">
          <table:table-cell office:value-type="float" office:value="0.023625" calcext:value-type="float">
            <text:p>0,023625</text:p>
          </table:table-cell>
          <table:table-cell office:value-type="float" office:value="8.605836022" calcext:value-type="float">
            <text:p>8,605836022</text:p>
          </table:table-cell>
          <table:table-cell table:formula="of:=[.B379]*9.81" office:value-type="float" office:value="84.42325137582" calcext:value-type="float">
            <text:p>84,42325137582</text:p>
          </table:table-cell>
        </table:table-row>
        <table:table-row table:style-name="ro1">
          <table:table-cell office:value-type="float" office:value="0.0236875" calcext:value-type="float">
            <text:p>0,0236875</text:p>
          </table:table-cell>
          <table:table-cell office:value-type="float" office:value="8.659657736" calcext:value-type="float">
            <text:p>8,659657736</text:p>
          </table:table-cell>
          <table:table-cell table:formula="of:=[.B380]*9.81" office:value-type="float" office:value="84.95124239016" calcext:value-type="float">
            <text:p>84,95124239016</text:p>
          </table:table-cell>
        </table:table-row>
        <table:table-row table:style-name="ro1">
          <table:table-cell office:value-type="float" office:value="0.02375" calcext:value-type="float">
            <text:p>0,02375</text:p>
          </table:table-cell>
          <table:table-cell office:value-type="float" office:value="8.709432904" calcext:value-type="float">
            <text:p>8,709432904</text:p>
          </table:table-cell>
          <table:table-cell table:formula="of:=[.B381]*9.81" office:value-type="float" office:value="85.43953678824" calcext:value-type="float">
            <text:p>85,43953678824</text:p>
          </table:table-cell>
        </table:table-row>
        <table:table-row table:style-name="ro1">
          <table:table-cell office:value-type="float" office:value="0.0238125" calcext:value-type="float">
            <text:p>0,0238125</text:p>
          </table:table-cell>
          <table:table-cell office:value-type="float" office:value="8.755076449" calcext:value-type="float">
            <text:p>8,755076449</text:p>
          </table:table-cell>
          <table:table-cell table:formula="of:=[.B382]*9.81" office:value-type="float" office:value="85.88729996469" calcext:value-type="float">
            <text:p>85,88729996469</text:p>
          </table:table-cell>
        </table:table-row>
        <table:table-row table:style-name="ro1">
          <table:table-cell office:value-type="float" office:value="0.023875" calcext:value-type="float">
            <text:p>0,023875</text:p>
          </table:table-cell>
          <table:table-cell office:value-type="float" office:value="8.796503295" calcext:value-type="float">
            <text:p>8,796503295</text:p>
          </table:table-cell>
          <table:table-cell table:formula="of:=[.B383]*9.81" office:value-type="float" office:value="86.29369732395" calcext:value-type="float">
            <text:p>86,29369732395</text:p>
          </table:table-cell>
        </table:table-row>
        <table:table-row table:style-name="ro1">
          <table:table-cell office:value-type="float" office:value="0.0239375" calcext:value-type="float">
            <text:p>0,0239375</text:p>
          </table:table-cell>
          <table:table-cell office:value-type="float" office:value="8.833628366" calcext:value-type="float">
            <text:p>8,833628366</text:p>
          </table:table-cell>
          <table:table-cell table:formula="of:=[.B384]*9.81" office:value-type="float" office:value="86.65789427046" calcext:value-type="float">
            <text:p>86,65789427046</text:p>
          </table:table-cell>
        </table:table-row>
        <table:table-row table:style-name="ro1">
          <table:table-cell office:value-type="float" office:value="0.024" calcext:value-type="float">
            <text:p>0,024</text:p>
          </table:table-cell>
          <table:table-cell office:value-type="float" office:value="8.866366583" calcext:value-type="float">
            <text:p>8,866366583</text:p>
          </table:table-cell>
          <table:table-cell table:formula="of:=[.B385]*9.81" office:value-type="float" office:value="86.97905617923" calcext:value-type="float">
            <text:p>86,97905617923</text:p>
          </table:table-cell>
        </table:table-row>
        <table:table-row table:style-name="ro1">
          <table:table-cell office:value-type="float" office:value="0.0240625" calcext:value-type="float">
            <text:p>0,0240625</text:p>
          </table:table-cell>
          <table:table-cell office:value-type="float" office:value="8.894705656" calcext:value-type="float">
            <text:p>8,894705656</text:p>
          </table:table-cell>
          <table:table-cell table:formula="of:=[.B386]*9.81" office:value-type="float" office:value="87.25706248536" calcext:value-type="float">
            <text:p>87,25706248536</text:p>
          </table:table-cell>
        </table:table-row>
        <table:table-row table:style-name="ro1">
          <table:table-cell office:value-type="float" office:value="0.024125" calcext:value-type="float">
            <text:p>0,024125</text:p>
          </table:table-cell>
          <table:table-cell office:value-type="float" office:value="8.918924428" calcext:value-type="float">
            <text:p>8,918924428</text:p>
          </table:table-cell>
          <table:table-cell table:formula="of:=[.B387]*9.81" office:value-type="float" office:value="87.49464863868" calcext:value-type="float">
            <text:p>87,49464863868</text:p>
          </table:table-cell>
        </table:table-row>
        <table:table-row table:style-name="ro1">
          <table:table-cell office:value-type="float" office:value="0.0241875" calcext:value-type="float">
            <text:p>0,0241875</text:p>
          </table:table-cell>
          <table:table-cell office:value-type="float" office:value="8.939374526" calcext:value-type="float">
            <text:p>8,939374526</text:p>
          </table:table-cell>
          <table:table-cell table:formula="of:=[.B388]*9.81" office:value-type="float" office:value="87.69526410006" calcext:value-type="float">
            <text:p>87,69526410006</text:p>
          </table:table-cell>
        </table:table-row>
        <table:table-row table:style-name="ro1">
          <table:table-cell office:value-type="float" office:value="0.02425" calcext:value-type="float">
            <text:p>0,02425</text:p>
          </table:table-cell>
          <table:table-cell office:value-type="float" office:value="8.956407578" calcext:value-type="float">
            <text:p>8,956407578</text:p>
          </table:table-cell>
          <table:table-cell table:formula="of:=[.B389]*9.81" office:value-type="float" office:value="87.86235834018" calcext:value-type="float">
            <text:p>87,86235834018</text:p>
          </table:table-cell>
        </table:table-row>
        <table:table-row table:style-name="ro1">
          <table:table-cell office:value-type="float" office:value="0.0243125" calcext:value-type="float">
            <text:p>0,0243125</text:p>
          </table:table-cell>
          <table:table-cell office:value-type="float" office:value="8.97037521" calcext:value-type="float">
            <text:p>8,97037521</text:p>
          </table:table-cell>
          <table:table-cell table:formula="of:=[.B390]*9.81" office:value-type="float" office:value="87.9993808101" calcext:value-type="float">
            <text:p>87,9993808101</text:p>
          </table:table-cell>
        </table:table-row>
        <table:table-row table:style-name="ro1">
          <table:table-cell office:value-type="float" office:value="0.024375" calcext:value-type="float">
            <text:p>0,024375</text:p>
          </table:table-cell>
          <table:table-cell office:value-type="float" office:value="8.981629051" calcext:value-type="float">
            <text:p>8,981629051</text:p>
          </table:table-cell>
          <table:table-cell table:formula="of:=[.B391]*9.81" office:value-type="float" office:value="88.10978099031" calcext:value-type="float">
            <text:p>88,10978099031</text:p>
          </table:table-cell>
        </table:table-row>
        <table:table-row table:style-name="ro1">
          <table:table-cell office:value-type="float" office:value="0.0244375" calcext:value-type="float">
            <text:p>0,0244375</text:p>
          </table:table-cell>
          <table:table-cell office:value-type="float" office:value="8.990520728" calcext:value-type="float">
            <text:p>8,990520728</text:p>
          </table:table-cell>
          <table:table-cell table:formula="of:=[.B392]*9.81" office:value-type="float" office:value="88.19700834168" calcext:value-type="float">
            <text:p>88,19700834168</text:p>
          </table:table-cell>
        </table:table-row>
        <table:table-row table:style-name="ro1">
          <table:table-cell office:value-type="float" office:value="0.0245" calcext:value-type="float">
            <text:p>0,0245</text:p>
          </table:table-cell>
          <table:table-cell office:value-type="float" office:value="8.997401868" calcext:value-type="float">
            <text:p>8,997401868</text:p>
          </table:table-cell>
          <table:table-cell table:formula="of:=[.B393]*9.81" office:value-type="float" office:value="88.26451232508" calcext:value-type="float">
            <text:p>88,26451232508</text:p>
          </table:table-cell>
        </table:table-row>
        <table:table-row table:style-name="ro1">
          <table:table-cell office:value-type="float" office:value="0.0245625" calcext:value-type="float">
            <text:p>0,0245625</text:p>
          </table:table-cell>
          <table:table-cell office:value-type="float" office:value="9.002636658" calcext:value-type="float">
            <text:p>9,002636658</text:p>
          </table:table-cell>
          <table:table-cell table:formula="of:=[.B394]*9.81" office:value-type="float" office:value="88.31586561498" calcext:value-type="float">
            <text:p>88,31586561498</text:p>
          </table:table-cell>
        </table:table-row>
        <table:table-row table:style-name="ro1">
          <table:table-cell office:value-type="float" office:value="0.024625" calcext:value-type="float">
            <text:p>0,024625</text:p>
          </table:table-cell>
          <table:table-cell office:value-type="float" office:value="9.006639522" calcext:value-type="float">
            <text:p>9,006639522</text:p>
          </table:table-cell>
          <table:table-cell table:formula="of:=[.B395]*9.81" office:value-type="float" office:value="88.35513371082" calcext:value-type="float">
            <text:p>88,35513371082</text:p>
          </table:table-cell>
        </table:table-row>
        <table:table-row table:style-name="ro1">
          <table:table-cell office:value-type="float" office:value="0.0246875" calcext:value-type="float">
            <text:p>0,0246875</text:p>
          </table:table-cell>
          <table:table-cell office:value-type="float" office:value="9.009837441" calcext:value-type="float">
            <text:p>9,009837441</text:p>
          </table:table-cell>
          <table:table-cell table:formula="of:=[.B396]*9.81" office:value-type="float" office:value="88.38650529621" calcext:value-type="float">
            <text:p>88,38650529621</text:p>
          </table:table-cell>
        </table:table-row>
        <table:table-row table:style-name="ro1">
          <table:table-cell office:value-type="float" office:value="0.02475" calcext:value-type="float">
            <text:p>0,02475</text:p>
          </table:table-cell>
          <table:table-cell office:value-type="float" office:value="9.012657399" calcext:value-type="float">
            <text:p>9,012657399</text:p>
          </table:table-cell>
          <table:table-cell table:formula="of:=[.B397]*9.81" office:value-type="float" office:value="88.41416908419" calcext:value-type="float">
            <text:p>88,41416908419</text:p>
          </table:table-cell>
        </table:table-row>
        <table:table-row table:style-name="ro1">
          <table:table-cell office:value-type="float" office:value="0.0248125" calcext:value-type="float">
            <text:p>0,0248125</text:p>
          </table:table-cell>
          <table:table-cell office:value-type="float" office:value="9.015526377" calcext:value-type="float">
            <text:p>9,015526377</text:p>
          </table:table-cell>
          <table:table-cell table:formula="of:=[.B398]*9.81" office:value-type="float" office:value="88.44231375837" calcext:value-type="float">
            <text:p>88,44231375837</text:p>
          </table:table-cell>
        </table:table-row>
        <table:table-row table:style-name="ro1">
          <table:table-cell office:value-type="float" office:value="0.024875" calcext:value-type="float">
            <text:p>0,024875</text:p>
          </table:table-cell>
          <table:table-cell office:value-type="float" office:value="9.018871359" calcext:value-type="float">
            <text:p>9,018871359</text:p>
          </table:table-cell>
          <table:table-cell table:formula="of:=[.B399]*9.81" office:value-type="float" office:value="88.47512803179" calcext:value-type="float">
            <text:p>88,47512803179</text:p>
          </table:table-cell>
        </table:table-row>
        <table:table-row table:style-name="ro1">
          <table:table-cell office:value-type="float" office:value="0.0249375" calcext:value-type="float">
            <text:p>0,0249375</text:p>
          </table:table-cell>
          <table:table-cell office:value-type="float" office:value="9.023119325" calcext:value-type="float">
            <text:p>9,023119325</text:p>
          </table:table-cell>
          <table:table-cell table:formula="of:=[.B400]*9.81" office:value-type="float" office:value="88.51680057825" calcext:value-type="float">
            <text:p>88,51680057825</text:p>
          </table:table-cell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9.028697261" calcext:value-type="float">
            <text:p>9,028697261</text:p>
          </table:table-cell>
          <table:table-cell table:formula="of:=[.B401]*9.81" office:value-type="float" office:value="88.57152013041" calcext:value-type="float">
            <text:p>88,57152013041</text:p>
          </table:table-cell>
        </table:table-row>
        <table:table-row table:style-name="ro1">
          <table:table-cell office:value-type="float" office:value="0.0250625" calcext:value-type="float">
            <text:p>0,0250625</text:p>
          </table:table-cell>
          <table:table-cell office:value-type="float" office:value="9.036008485" calcext:value-type="float">
            <text:p>9,036008485</text:p>
          </table:table-cell>
          <table:table-cell table:formula="of:=[.B402]*9.81" office:value-type="float" office:value="88.64324323785" calcext:value-type="float">
            <text:p>88,64324323785</text:p>
          </table:table-cell>
        </table:table-row>
        <table:table-row table:style-name="ro1">
          <table:table-cell office:value-type="float" office:value="0.025125" calcext:value-type="float">
            <text:p>0,025125</text:p>
          </table:table-cell>
          <table:table-cell office:value-type="float" office:value="9.045361669" calcext:value-type="float">
            <text:p>9,045361669</text:p>
          </table:table-cell>
          <table:table-cell table:formula="of:=[.B403]*9.81" office:value-type="float" office:value="88.73499797289" calcext:value-type="float">
            <text:p>88,73499797289</text:p>
          </table:table-cell>
        </table:table-row>
        <table:table-row table:style-name="ro1">
          <table:table-cell office:value-type="float" office:value="0.0251875" calcext:value-type="float">
            <text:p>0,0251875</text:p>
          </table:table-cell>
          <table:table-cell office:value-type="float" office:value="9.057041823" calcext:value-type="float">
            <text:p>9,057041823</text:p>
          </table:table-cell>
          <table:table-cell table:formula="of:=[.B404]*9.81" office:value-type="float" office:value="88.84958028363" calcext:value-type="float">
            <text:p>88,84958028363</text:p>
          </table:table-cell>
        </table:table-row>
        <table:table-row table:style-name="ro1">
          <table:table-cell office:value-type="float" office:value="0.02525" calcext:value-type="float">
            <text:p>0,02525</text:p>
          </table:table-cell>
          <table:table-cell office:value-type="float" office:value="9.071333958" calcext:value-type="float">
            <text:p>9,071333958</text:p>
          </table:table-cell>
          <table:table-cell table:formula="of:=[.B405]*9.81" office:value-type="float" office:value="88.98978612798" calcext:value-type="float">
            <text:p>88,98978612798</text:p>
          </table:table-cell>
        </table:table-row>
        <table:table-row table:style-name="ro1">
          <table:table-cell office:value-type="float" office:value="0.0253125" calcext:value-type="float">
            <text:p>0,0253125</text:p>
          </table:table-cell>
          <table:table-cell office:value-type="float" office:value="9.088523083" calcext:value-type="float">
            <text:p>9,088523083</text:p>
          </table:table-cell>
          <table:table-cell table:formula="of:=[.B406]*9.81" office:value-type="float" office:value="89.15841144423" calcext:value-type="float">
            <text:p>89,15841144423</text:p>
          </table:table-cell>
        </table:table-row>
        <table:table-row table:style-name="ro1">
          <table:table-cell office:value-type="float" office:value="0.025375" calcext:value-type="float">
            <text:p>0,025375</text:p>
          </table:table-cell>
          <table:table-cell office:value-type="float" office:value="9.108894207" calcext:value-type="float">
            <text:p>9,108894207</text:p>
          </table:table-cell>
          <table:table-cell table:formula="of:=[.B407]*9.81" office:value-type="float" office:value="89.35825217067" calcext:value-type="float">
            <text:p>89,35825217067</text:p>
          </table:table-cell>
        </table:table-row>
        <table:table-row table:style-name="ro1">
          <table:table-cell office:value-type="float" office:value="0.0254375" calcext:value-type="float">
            <text:p>0,0254375</text:p>
          </table:table-cell>
          <table:table-cell office:value-type="float" office:value="9.132732341" calcext:value-type="float">
            <text:p>9,132732341</text:p>
          </table:table-cell>
          <table:table-cell table:formula="of:=[.B408]*9.81" office:value-type="float" office:value="89.59210426521" calcext:value-type="float">
            <text:p>89,59210426521</text:p>
          </table:table-cell>
        </table:table-row>
        <table:table-row table:style-name="ro1">
          <table:table-cell office:value-type="float" office:value="0.0255" calcext:value-type="float">
            <text:p>0,0255</text:p>
          </table:table-cell>
          <table:table-cell office:value-type="float" office:value="9.160322494" calcext:value-type="float">
            <text:p>9,160322494</text:p>
          </table:table-cell>
          <table:table-cell table:formula="of:=[.B409]*9.81" office:value-type="float" office:value="89.86276366614" calcext:value-type="float">
            <text:p>89,86276366614</text:p>
          </table:table-cell>
        </table:table-row>
        <table:table-row table:style-name="ro1">
          <table:table-cell office:value-type="float" office:value="0.0255625" calcext:value-type="float">
            <text:p>0,0255625</text:p>
          </table:table-cell>
          <table:table-cell office:value-type="float" office:value="9.191899455" calcext:value-type="float">
            <text:p>9,191899455</text:p>
          </table:table-cell>
          <table:table-cell table:formula="of:=[.B410]*9.81" office:value-type="float" office:value="90.17253365355" calcext:value-type="float">
            <text:p>90,17253365355</text:p>
          </table:table-cell>
        </table:table-row>
        <table:table-row table:style-name="ro1">
          <table:table-cell office:value-type="float" office:value="0.025625" calcext:value-type="float">
            <text:p>0,025625</text:p>
          </table:table-cell>
          <table:table-cell office:value-type="float" office:value="9.227497124" calcext:value-type="float">
            <text:p>9,227497124</text:p>
          </table:table-cell>
          <table:table-cell table:formula="of:=[.B411]*9.81" office:value-type="float" office:value="90.52174678644" calcext:value-type="float">
            <text:p>90,52174678644</text:p>
          </table:table-cell>
        </table:table-row>
        <table:table-row table:style-name="ro1">
          <table:table-cell office:value-type="float" office:value="0.0256875" calcext:value-type="float">
            <text:p>0,0256875</text:p>
          </table:table-cell>
          <table:table-cell office:value-type="float" office:value="9.26709918" calcext:value-type="float">
            <text:p>9,26709918</text:p>
          </table:table-cell>
          <table:table-cell table:formula="of:=[.B412]*9.81" office:value-type="float" office:value="90.9102429558" calcext:value-type="float">
            <text:p>90,9102429558</text:p>
          </table:table-cell>
        </table:table-row>
        <table:table-row table:style-name="ro1">
          <table:table-cell office:value-type="float" office:value="0.02575" calcext:value-type="float">
            <text:p>0,02575</text:p>
          </table:table-cell>
          <table:table-cell office:value-type="float" office:value="9.310689302" calcext:value-type="float">
            <text:p>9,310689302</text:p>
          </table:table-cell>
          <table:table-cell table:formula="of:=[.B413]*9.81" office:value-type="float" office:value="91.33786205262" calcext:value-type="float">
            <text:p>91,33786205262</text:p>
          </table:table-cell>
        </table:table-row>
        <table:table-row table:style-name="ro1">
          <table:table-cell office:value-type="float" office:value="0.0258125" calcext:value-type="float">
            <text:p>0,0258125</text:p>
          </table:table-cell>
          <table:table-cell office:value-type="float" office:value="9.358251169" calcext:value-type="float">
            <text:p>9,358251169</text:p>
          </table:table-cell>
          <table:table-cell table:formula="of:=[.B414]*9.81" office:value-type="float" office:value="91.80444396789" calcext:value-type="float">
            <text:p>91,80444396789</text:p>
          </table:table-cell>
        </table:table-row>
        <table:table-row table:style-name="ro1">
          <table:table-cell office:value-type="float" office:value="0.025875" calcext:value-type="float">
            <text:p>0,025875</text:p>
          </table:table-cell>
          <table:table-cell office:value-type="float" office:value="9.409768458" calcext:value-type="float">
            <text:p>9,409768458</text:p>
          </table:table-cell>
          <table:table-cell table:formula="of:=[.B415]*9.81" office:value-type="float" office:value="92.30982857298" calcext:value-type="float">
            <text:p>92,30982857298</text:p>
          </table:table-cell>
        </table:table-row>
        <table:table-row table:style-name="ro1">
          <table:table-cell office:value-type="float" office:value="0.0259375" calcext:value-type="float">
            <text:p>0,0259375</text:p>
          </table:table-cell>
          <table:table-cell office:value-type="float" office:value="9.46522485" calcext:value-type="float">
            <text:p>9,46522485</text:p>
          </table:table-cell>
          <table:table-cell table:formula="of:=[.B416]*9.81" office:value-type="float" office:value="92.8538557785" calcext:value-type="float">
            <text:p>92,8538557785</text:p>
          </table:table-cell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float" office:value="9.524604023" calcext:value-type="float">
            <text:p>9,524604023</text:p>
          </table:table-cell>
          <table:table-cell table:formula="of:=[.B417]*9.81" office:value-type="float" office:value="93.43636546563" calcext:value-type="float">
            <text:p>93,43636546563</text:p>
          </table:table-cell>
        </table:table-row>
        <table:table-row table:style-name="ro1">
          <table:table-cell office:value-type="float" office:value="0.0260625" calcext:value-type="float">
            <text:p>0,0260625</text:p>
          </table:table-cell>
          <table:table-cell office:value-type="float" office:value="9.587837963" calcext:value-type="float">
            <text:p>9,587837963</text:p>
          </table:table-cell>
          <table:table-cell table:formula="of:=[.B418]*9.81" office:value-type="float" office:value="94.05669041703" calcext:value-type="float">
            <text:p>94,05669041703</text:p>
          </table:table-cell>
        </table:table-row>
        <table:table-row table:style-name="ro1">
          <table:table-cell office:value-type="float" office:value="0.026125" calcext:value-type="float">
            <text:p>0,026125</text:p>
          </table:table-cell>
          <table:table-cell office:value-type="float" office:value="9.65465188" calcext:value-type="float">
            <text:p>9,65465188</text:p>
          </table:table-cell>
          <table:table-cell table:formula="of:=[.B419]*9.81" office:value-type="float" office:value="94.7121349428" calcext:value-type="float">
            <text:p>94,7121349428</text:p>
          </table:table-cell>
        </table:table-row>
        <table:table-row table:style-name="ro1">
          <table:table-cell office:value-type="float" office:value="0.0261875" calcext:value-type="float">
            <text:p>0,0261875</text:p>
          </table:table-cell>
          <table:table-cell office:value-type="float" office:value="9.724719292" calcext:value-type="float">
            <text:p>9,724719292</text:p>
          </table:table-cell>
          <table:table-cell table:formula="of:=[.B420]*9.81" office:value-type="float" office:value="95.39949625452" calcext:value-type="float">
            <text:p>95,39949625452</text:p>
          </table:table-cell>
        </table:table-row>
        <table:table-row table:style-name="ro1">
          <table:table-cell office:value-type="float" office:value="0.02625" calcext:value-type="float">
            <text:p>0,02625</text:p>
          </table:table-cell>
          <table:table-cell office:value-type="float" office:value="9.797713717" calcext:value-type="float">
            <text:p>9,797713717</text:p>
          </table:table-cell>
          <table:table-cell table:formula="of:=[.B421]*9.81" office:value-type="float" office:value="96.11557156377" calcext:value-type="float">
            <text:p>96,11557156377</text:p>
          </table:table-cell>
        </table:table-row>
        <table:table-row table:style-name="ro1">
          <table:table-cell office:value-type="float" office:value="0.0263125" calcext:value-type="float">
            <text:p>0,0263125</text:p>
          </table:table-cell>
          <table:table-cell office:value-type="float" office:value="9.873308673" calcext:value-type="float">
            <text:p>9,873308673</text:p>
          </table:table-cell>
          <table:table-cell table:formula="of:=[.B422]*9.81" office:value-type="float" office:value="96.85715808213" calcext:value-type="float">
            <text:p>96,85715808213</text:p>
          </table:table-cell>
        </table:table-row>
        <table:table-row table:style-name="ro1">
          <table:table-cell office:value-type="float" office:value="0.026375" calcext:value-type="float">
            <text:p>0,026375</text:p>
          </table:table-cell>
          <table:table-cell office:value-type="float" office:value="9.951177677" calcext:value-type="float">
            <text:p>9,951177677</text:p>
          </table:table-cell>
          <table:table-cell table:formula="of:=[.B423]*9.81" office:value-type="float" office:value="97.62105301137" calcext:value-type="float">
            <text:p>97,62105301137</text:p>
          </table:table-cell>
        </table:table-row>
        <table:table-row table:style-name="ro1">
          <table:table-cell office:value-type="float" office:value="0.0264375" calcext:value-type="float">
            <text:p>0,0264375</text:p>
          </table:table-cell>
          <table:table-cell office:value-type="float" office:value="10.03099425" calcext:value-type="float">
            <text:p>10,03099425</text:p>
          </table:table-cell>
          <table:table-cell table:formula="of:=[.B424]*9.81" office:value-type="float" office:value="98.4040535925" calcext:value-type="float">
            <text:p>98,4040535925</text:p>
          </table:table-cell>
        </table:table-row>
        <table:table-row table:style-name="ro1">
          <table:table-cell office:value-type="float" office:value="0.0265" calcext:value-type="float">
            <text:p>0,0265</text:p>
          </table:table-cell>
          <table:table-cell office:value-type="float" office:value="10.1124319" calcext:value-type="float">
            <text:p>10,1124319</text:p>
          </table:table-cell>
          <table:table-cell table:formula="of:=[.B425]*9.81" office:value-type="float" office:value="99.202956939" calcext:value-type="float">
            <text:p>99,202956939</text:p>
          </table:table-cell>
        </table:table-row>
        <table:table-row table:style-name="ro1">
          <table:table-cell office:value-type="float" office:value="0.0265625" calcext:value-type="float">
            <text:p>0,0265625</text:p>
          </table:table-cell>
          <table:table-cell office:value-type="float" office:value="10.19514483" calcext:value-type="float">
            <text:p>10,19514483</text:p>
          </table:table-cell>
          <table:table-cell table:formula="of:=[.B426]*9.81" office:value-type="float" office:value="100.0143707823" calcext:value-type="float">
            <text:p>100,0143707823</text:p>
          </table:table-cell>
        </table:table-row>
        <table:table-row table:style-name="ro1">
          <table:table-cell office:value-type="float" office:value="0.026625" calcext:value-type="float">
            <text:p>0,026625</text:p>
          </table:table-cell>
          <table:table-cell office:value-type="float" office:value="10.27870991" calcext:value-type="float">
            <text:p>10,27870991</text:p>
          </table:table-cell>
          <table:table-cell table:formula="of:=[.B427]*9.81" office:value-type="float" office:value="100.8341442171" calcext:value-type="float">
            <text:p>100,8341442171</text:p>
          </table:table-cell>
        </table:table-row>
        <table:table-row table:style-name="ro1">
          <table:table-cell office:value-type="float" office:value="0.0266875" calcext:value-type="float">
            <text:p>0,0266875</text:p>
          </table:table-cell>
          <table:table-cell office:value-type="float" office:value="10.36268468" calcext:value-type="float">
            <text:p>10,36268468</text:p>
          </table:table-cell>
          <table:table-cell table:formula="of:=[.B428]*9.81" office:value-type="float" office:value="101.6579367108" calcext:value-type="float">
            <text:p>101,6579367108</text:p>
          </table:table-cell>
        </table:table-row>
        <table:table-row table:style-name="ro1">
          <table:table-cell office:value-type="float" office:value="0.02675" calcext:value-type="float">
            <text:p>0,02675</text:p>
          </table:table-cell>
          <table:table-cell office:value-type="float" office:value="10.4466267" calcext:value-type="float">
            <text:p>10,4466267</text:p>
          </table:table-cell>
          <table:table-cell table:formula="of:=[.B429]*9.81" office:value-type="float" office:value="102.481407927" calcext:value-type="float">
            <text:p>102,481407927</text:p>
          </table:table-cell>
        </table:table-row>
        <table:table-row table:style-name="ro1">
          <table:table-cell office:value-type="float" office:value="0.0268125" calcext:value-type="float">
            <text:p>0,0268125</text:p>
          </table:table-cell>
          <table:table-cell office:value-type="float" office:value="10.53009352" calcext:value-type="float">
            <text:p>10,53009352</text:p>
          </table:table-cell>
          <table:table-cell table:formula="of:=[.B430]*9.81" office:value-type="float" office:value="103.3002174312" calcext:value-type="float">
            <text:p>103,3002174312</text:p>
          </table:table-cell>
        </table:table-row>
        <table:table-row table:style-name="ro1">
          <table:table-cell office:value-type="float" office:value="0.026875" calcext:value-type="float">
            <text:p>0,026875</text:p>
          </table:table-cell>
          <table:table-cell office:value-type="float" office:value="10.61264268" calcext:value-type="float">
            <text:p>10,61264268</text:p>
          </table:table-cell>
          <table:table-cell table:formula="of:=[.B431]*9.81" office:value-type="float" office:value="104.1100246908" calcext:value-type="float">
            <text:p>104,1100246908</text:p>
          </table:table-cell>
        </table:table-row>
        <table:table-row table:style-name="ro1">
          <table:table-cell office:value-type="float" office:value="0.0269375" calcext:value-type="float">
            <text:p>0,0269375</text:p>
          </table:table-cell>
          <table:table-cell office:value-type="float" office:value="10.69383173" calcext:value-type="float">
            <text:p>10,69383173</text:p>
          </table:table-cell>
          <table:table-cell table:formula="of:=[.B432]*9.81" office:value-type="float" office:value="104.9064892713" calcext:value-type="float">
            <text:p>104,9064892713</text:p>
          </table:table-cell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float" office:value="10.77321822" calcext:value-type="float">
            <text:p>10,77321822</text:p>
          </table:table-cell>
          <table:table-cell table:formula="of:=[.B433]*9.81" office:value-type="float" office:value="105.6852707382" calcext:value-type="float">
            <text:p>105,6852707382</text:p>
          </table:table-cell>
        </table:table-row>
        <table:table-row table:style-name="ro1">
          <table:table-cell office:value-type="float" office:value="0.0270625" calcext:value-type="float">
            <text:p>0,0270625</text:p>
          </table:table-cell>
          <table:table-cell office:value-type="float" office:value="10.85039843" calcext:value-type="float">
            <text:p>10,85039843</text:p>
          </table:table-cell>
          <table:table-cell table:formula="of:=[.B434]*9.81" office:value-type="float" office:value="106.4424085983" calcext:value-type="float">
            <text:p>106,4424085983</text:p>
          </table:table-cell>
        </table:table-row>
        <table:table-row table:style-name="ro1">
          <table:table-cell office:value-type="float" office:value="0.027125" calcext:value-type="float">
            <text:p>0,027125</text:p>
          </table:table-cell>
          <table:table-cell office:value-type="float" office:value="10.92512355" calcext:value-type="float">
            <text:p>10,92512355</text:p>
          </table:table-cell>
          <table:table-cell table:formula="of:=[.B435]*9.81" office:value-type="float" office:value="107.1754620255" calcext:value-type="float">
            <text:p>107,1754620255</text:p>
          </table:table-cell>
        </table:table-row>
        <table:table-row table:style-name="ro1">
          <table:table-cell office:value-type="float" office:value="0.0271875" calcext:value-type="float">
            <text:p>0,0271875</text:p>
          </table:table-cell>
          <table:table-cell office:value-type="float" office:value="10.99718352" calcext:value-type="float">
            <text:p>10,99718352</text:p>
          </table:table-cell>
          <table:table-cell table:formula="of:=[.B436]*9.81" office:value-type="float" office:value="107.8823703312" calcext:value-type="float">
            <text:p>107,8823703312</text:p>
          </table:table-cell>
        </table:table-row>
        <table:table-row table:style-name="ro1">
          <table:table-cell office:value-type="float" office:value="0.02725" calcext:value-type="float">
            <text:p>0,02725</text:p>
          </table:table-cell>
          <table:table-cell office:value-type="float" office:value="11.06636824" calcext:value-type="float">
            <text:p>11,06636824</text:p>
          </table:table-cell>
          <table:table-cell table:formula="of:=[.B437]*9.81" office:value-type="float" office:value="108.5610724344" calcext:value-type="float">
            <text:p>108,5610724344</text:p>
          </table:table-cell>
        </table:table-row>
        <table:table-row table:style-name="ro1">
          <table:table-cell office:value-type="float" office:value="0.0273125" calcext:value-type="float">
            <text:p>0,0273125</text:p>
          </table:table-cell>
          <table:table-cell office:value-type="float" office:value="11.13246766" calcext:value-type="float">
            <text:p>11,13246766</text:p>
          </table:table-cell>
          <table:table-cell table:formula="of:=[.B438]*9.81" office:value-type="float" office:value="109.2095077446" calcext:value-type="float">
            <text:p>109,2095077446</text:p>
          </table:table-cell>
        </table:table-row>
        <table:table-row table:style-name="ro1">
          <table:table-cell office:value-type="float" office:value="0.027375" calcext:value-type="float">
            <text:p>0,027375</text:p>
          </table:table-cell>
          <table:table-cell office:value-type="float" office:value="11.19527169" calcext:value-type="float">
            <text:p>11,19527169</text:p>
          </table:table-cell>
          <table:table-cell table:formula="of:=[.B439]*9.81" office:value-type="float" office:value="109.8256152789" calcext:value-type="float">
            <text:p>109,8256152789</text:p>
          </table:table-cell>
        </table:table-row>
        <table:table-row table:style-name="ro1">
          <table:table-cell office:value-type="float" office:value="0.0274375" calcext:value-type="float">
            <text:p>0,0274375</text:p>
          </table:table-cell>
          <table:table-cell office:value-type="float" office:value="11.25457026" calcext:value-type="float">
            <text:p>11,25457026</text:p>
          </table:table-cell>
          <table:table-cell table:formula="of:=[.B440]*9.81" office:value-type="float" office:value="110.4073342506" calcext:value-type="float">
            <text:p>110,4073342506</text:p>
          </table:table-cell>
        </table:table-row>
        <table:table-row table:style-name="ro1">
          <table:table-cell office:value-type="float" office:value="0.0275" calcext:value-type="float">
            <text:p>0,0275</text:p>
          </table:table-cell>
          <table:table-cell office:value-type="float" office:value="11.3101533" calcext:value-type="float">
            <text:p>11,3101533</text:p>
          </table:table-cell>
          <table:table-cell table:formula="of:=[.B441]*9.81" office:value-type="float" office:value="110.952603873" calcext:value-type="float">
            <text:p>110,952603873</text:p>
          </table:table-cell>
        </table:table-row>
        <table:table-row table:style-name="ro1">
          <table:table-cell office:value-type="float" office:value="0.0275625" calcext:value-type="float">
            <text:p>0,0275625</text:p>
          </table:table-cell>
          <table:table-cell office:value-type="float" office:value="11.36186646" calcext:value-type="float">
            <text:p>11,36186646</text:p>
          </table:table-cell>
          <table:table-cell table:formula="of:=[.B442]*9.81" office:value-type="float" office:value="111.4599099726" calcext:value-type="float">
            <text:p>111,4599099726</text:p>
          </table:table-cell>
        </table:table-row>
        <table:table-row table:style-name="ro1">
          <table:table-cell office:value-type="float" office:value="0.027625" calcext:value-type="float">
            <text:p>0,027625</text:p>
          </table:table-cell>
          <table:table-cell office:value-type="float" office:value="11.40977832" calcext:value-type="float">
            <text:p>11,40977832</text:p>
          </table:table-cell>
          <table:table-cell table:formula="of:=[.B443]*9.81" office:value-type="float" office:value="111.9299253192" calcext:value-type="float">
            <text:p>111,9299253192</text:p>
          </table:table-cell>
        </table:table-row>
        <table:table-row table:style-name="ro1">
          <table:table-cell office:value-type="float" office:value="0.0276875" calcext:value-type="float">
            <text:p>0,0276875</text:p>
          </table:table-cell>
          <table:table-cell office:value-type="float" office:value="11.45401318" calcext:value-type="float">
            <text:p>11,45401318</text:p>
          </table:table-cell>
          <table:table-cell table:formula="of:=[.B444]*9.81" office:value-type="float" office:value="112.3638692958" calcext:value-type="float">
            <text:p>112,3638692958</text:p>
          </table:table-cell>
        </table:table-row>
        <table:table-row table:style-name="ro1">
          <table:table-cell office:value-type="float" office:value="0.02775" calcext:value-type="float">
            <text:p>0,02775</text:p>
          </table:table-cell>
          <table:table-cell office:value-type="float" office:value="11.49469535" calcext:value-type="float">
            <text:p>11,49469535</text:p>
          </table:table-cell>
          <table:table-cell table:formula="of:=[.B445]*9.81" office:value-type="float" office:value="112.7629613835" calcext:value-type="float">
            <text:p>112,7629613835</text:p>
          </table:table-cell>
        </table:table-row>
        <table:table-row table:style-name="ro1">
          <table:table-cell office:value-type="float" office:value="0.0278125" calcext:value-type="float">
            <text:p>0,0278125</text:p>
          </table:table-cell>
          <table:table-cell office:value-type="float" office:value="11.53194915" calcext:value-type="float">
            <text:p>11,53194915</text:p>
          </table:table-cell>
          <table:table-cell table:formula="of:=[.B446]*9.81" office:value-type="float" office:value="113.1284211615" calcext:value-type="float">
            <text:p>113,1284211615</text:p>
          </table:table-cell>
        </table:table-row>
        <table:table-row table:style-name="ro1">
          <table:table-cell office:value-type="float" office:value="0.027875" calcext:value-type="float">
            <text:p>0,027875</text:p>
          </table:table-cell>
          <table:table-cell office:value-type="float" office:value="11.56589887" calcext:value-type="float">
            <text:p>11,56589887</text:p>
          </table:table-cell>
          <table:table-cell table:formula="of:=[.B447]*9.81" office:value-type="float" office:value="113.4614679147" calcext:value-type="float">
            <text:p>113,4614679147</text:p>
          </table:table-cell>
        </table:table-row>
        <table:table-row table:style-name="ro1">
          <table:table-cell office:value-type="float" office:value="0.0279375" calcext:value-type="float">
            <text:p>0,0279375</text:p>
          </table:table-cell>
          <table:table-cell office:value-type="float" office:value="11.59666883" calcext:value-type="float">
            <text:p>11,59666883</text:p>
          </table:table-cell>
          <table:table-cell table:formula="of:=[.B448]*9.81" office:value-type="float" office:value="113.7633212223" calcext:value-type="float">
            <text:p>113,7633212223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office:value-type="float" office:value="11.62438333" calcext:value-type="float">
            <text:p>11,62438333</text:p>
          </table:table-cell>
          <table:table-cell table:formula="of:=[.B449]*9.81" office:value-type="float" office:value="114.0352004673" calcext:value-type="float">
            <text:p>114,0352004673</text:p>
          </table:table-cell>
        </table:table-row>
        <table:table-row table:style-name="ro1">
          <table:table-cell office:value-type="float" office:value="0.0280625" calcext:value-type="float">
            <text:p>0,0280625</text:p>
          </table:table-cell>
          <table:table-cell office:value-type="float" office:value="11.64917254" calcext:value-type="float">
            <text:p>11,64917254</text:p>
          </table:table-cell>
          <table:table-cell table:formula="of:=[.B450]*9.81" office:value-type="float" office:value="114.2783826174" calcext:value-type="float">
            <text:p>114,2783826174</text:p>
          </table:table-cell>
        </table:table-row>
        <table:table-row table:style-name="ro1">
          <table:table-cell office:value-type="float" office:value="0.028125" calcext:value-type="float">
            <text:p>0,028125</text:p>
          </table:table-cell>
          <table:table-cell office:value-type="float" office:value="11.67119007" calcext:value-type="float">
            <text:p>11,67119007</text:p>
          </table:table-cell>
          <table:table-cell table:formula="of:=[.B451]*9.81" office:value-type="float" office:value="114.4943745867" calcext:value-type="float">
            <text:p>114,4943745867</text:p>
          </table:table-cell>
        </table:table-row>
        <table:table-row table:style-name="ro1">
          <table:table-cell office:value-type="float" office:value="0.0281875" calcext:value-type="float">
            <text:p>0,0281875</text:p>
          </table:table-cell>
          <table:table-cell office:value-type="float" office:value="11.6905954" calcext:value-type="float">
            <text:p>11,6905954</text:p>
          </table:table-cell>
          <table:table-cell table:formula="of:=[.B452]*9.81" office:value-type="float" office:value="114.684740874" calcext:value-type="float">
            <text:p>114,684740874</text:p>
          </table:table-cell>
        </table:table-row>
        <table:table-row table:style-name="ro1">
          <table:table-cell office:value-type="float" office:value="0.02825" calcext:value-type="float">
            <text:p>0,02825</text:p>
          </table:table-cell>
          <table:table-cell office:value-type="float" office:value="11.707548" calcext:value-type="float">
            <text:p>11,707548</text:p>
          </table:table-cell>
          <table:table-cell table:formula="of:=[.B453]*9.81" office:value-type="float" office:value="114.85104588" calcext:value-type="float">
            <text:p>114,85104588</text:p>
          </table:table-cell>
        </table:table-row>
        <table:table-row table:style-name="ro1">
          <table:table-cell office:value-type="float" office:value="0.0283125" calcext:value-type="float">
            <text:p>0,0283125</text:p>
          </table:table-cell>
          <table:table-cell office:value-type="float" office:value="11.72220735" calcext:value-type="float">
            <text:p>11,72220735</text:p>
          </table:table-cell>
          <table:table-cell table:formula="of:=[.B454]*9.81" office:value-type="float" office:value="114.9948541035" calcext:value-type="float">
            <text:p>114,9948541035</text:p>
          </table:table-cell>
        </table:table-row>
        <table:table-row table:style-name="ro1">
          <table:table-cell office:value-type="float" office:value="0.028375" calcext:value-type="float">
            <text:p>0,028375</text:p>
          </table:table-cell>
          <table:table-cell office:value-type="float" office:value="11.73473292" calcext:value-type="float">
            <text:p>11,73473292</text:p>
          </table:table-cell>
          <table:table-cell table:formula="of:=[.B455]*9.81" office:value-type="float" office:value="115.1177299452" calcext:value-type="float">
            <text:p>115,1177299452</text:p>
          </table:table-cell>
        </table:table-row>
        <table:table-row table:style-name="ro1">
          <table:table-cell office:value-type="float" office:value="0.0284375" calcext:value-type="float">
            <text:p>0,0284375</text:p>
          </table:table-cell>
          <table:table-cell office:value-type="float" office:value="11.74528418" calcext:value-type="float">
            <text:p>11,74528418</text:p>
          </table:table-cell>
          <table:table-cell table:formula="of:=[.B456]*9.81" office:value-type="float" office:value="115.2212378058" calcext:value-type="float">
            <text:p>115,2212378058</text:p>
          </table:table-cell>
        </table:table-row>
        <table:table-row table:style-name="ro1">
          <table:table-cell office:value-type="float" office:value="0.0285" calcext:value-type="float">
            <text:p>0,0285</text:p>
          </table:table-cell>
          <table:table-cell office:value-type="float" office:value="11.75402062" calcext:value-type="float">
            <text:p>11,75402062</text:p>
          </table:table-cell>
          <table:table-cell table:formula="of:=[.B457]*9.81" office:value-type="float" office:value="115.3069422822" calcext:value-type="float">
            <text:p>115,3069422822</text:p>
          </table:table-cell>
        </table:table-row>
        <table:table-row table:style-name="ro1">
          <table:table-cell office:value-type="float" office:value="0.0285625" calcext:value-type="float">
            <text:p>0,0285625</text:p>
          </table:table-cell>
          <table:table-cell office:value-type="float" office:value="11.76109809" calcext:value-type="float">
            <text:p>11,76109809</text:p>
          </table:table-cell>
          <table:table-cell table:formula="of:=[.B458]*9.81" office:value-type="float" office:value="115.3763722629" calcext:value-type="float">
            <text:p>115,3763722629</text:p>
          </table:table-cell>
        </table:table-row>
        <table:table-row table:style-name="ro1">
          <table:table-cell office:value-type="float" office:value="0.028625" calcext:value-type="float">
            <text:p>0,028625</text:p>
          </table:table-cell>
          <table:table-cell office:value-type="float" office:value="11.76665805" calcext:value-type="float">
            <text:p>11,76665805</text:p>
          </table:table-cell>
          <table:table-cell table:formula="of:=[.B459]*9.81" office:value-type="float" office:value="115.4309154705" calcext:value-type="float">
            <text:p>115,4309154705</text:p>
          </table:table-cell>
        </table:table-row>
        <table:table-row table:style-name="ro1">
          <table:table-cell office:value-type="float" office:value="0.0286875" calcext:value-type="float">
            <text:p>0,0286875</text:p>
          </table:table-cell>
          <table:table-cell office:value-type="float" office:value="11.77083835" calcext:value-type="float">
            <text:p>11,77083835</text:p>
          </table:table-cell>
          <table:table-cell table:formula="of:=[.B460]*9.81" office:value-type="float" office:value="115.4719242135" calcext:value-type="float">
            <text:p>115,4719242135</text:p>
          </table:table-cell>
        </table:table-row>
        <table:table-row table:style-name="ro1">
          <table:table-cell office:value-type="float" office:value="0.02875" calcext:value-type="float">
            <text:p>0,02875</text:p>
          </table:table-cell>
          <table:table-cell office:value-type="float" office:value="11.77377683" calcext:value-type="float">
            <text:p>11,77377683</text:p>
          </table:table-cell>
          <table:table-cell table:formula="of:=[.B461]*9.81" office:value-type="float" office:value="115.5007507023" calcext:value-type="float">
            <text:p>115,5007507023</text:p>
          </table:table-cell>
        </table:table-row>
        <table:table-row table:style-name="ro1">
          <table:table-cell office:value-type="float" office:value="0.0288125" calcext:value-type="float">
            <text:p>0,0288125</text:p>
          </table:table-cell>
          <table:table-cell office:value-type="float" office:value="11.77561135" calcext:value-type="float">
            <text:p>11,77561135</text:p>
          </table:table-cell>
          <table:table-cell table:formula="of:=[.B462]*9.81" office:value-type="float" office:value="115.5187473435" calcext:value-type="float">
            <text:p>115,5187473435</text:p>
          </table:table-cell>
        </table:table-row>
        <table:table-row table:style-name="ro1">
          <table:table-cell office:value-type="float" office:value="0.028875" calcext:value-type="float">
            <text:p>0,028875</text:p>
          </table:table-cell>
          <table:table-cell office:value-type="float" office:value="11.77647975" calcext:value-type="float">
            <text:p>11,77647975</text:p>
          </table:table-cell>
          <table:table-cell table:formula="of:=[.B463]*9.81" office:value-type="float" office:value="115.5272663475" calcext:value-type="float">
            <text:p>115,5272663475</text:p>
          </table:table-cell>
        </table:table-row>
        <table:table-row table:style-name="ro1">
          <table:table-cell office:value-type="float" office:value="0.0289375" calcext:value-type="float">
            <text:p>0,0289375</text:p>
          </table:table-cell>
          <table:table-cell office:value-type="float" office:value="11.77651988" calcext:value-type="float">
            <text:p>11,77651988</text:p>
          </table:table-cell>
          <table:table-cell table:formula="of:=[.B464]*9.81" office:value-type="float" office:value="115.5276600228" calcext:value-type="float">
            <text:p>115,5276600228</text:p>
          </table:table-cell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float" office:value="11.77586958" calcext:value-type="float">
            <text:p>11,77586958</text:p>
          </table:table-cell>
          <table:table-cell table:formula="of:=[.B465]*9.81" office:value-type="float" office:value="115.5212805798" calcext:value-type="float">
            <text:p>115,5212805798</text:p>
          </table:table-cell>
        </table:table-row>
        <table:table-row table:style-name="ro1">
          <table:table-cell office:value-type="float" office:value="0.0290625" calcext:value-type="float">
            <text:p>0,0290625</text:p>
          </table:table-cell>
          <table:table-cell office:value-type="float" office:value="11.7746809" calcext:value-type="float">
            <text:p>11,7746809</text:p>
          </table:table-cell>
          <table:table-cell table:formula="of:=[.B466]*9.81" office:value-type="float" office:value="115.509619629" calcext:value-type="float">
            <text:p>115,509619629</text:p>
          </table:table-cell>
        </table:table-row>
        <table:table-row table:style-name="ro1">
          <table:table-cell office:value-type="float" office:value="0.029125" calcext:value-type="float">
            <text:p>0,029125</text:p>
          </table:table-cell>
          <table:table-cell office:value-type="float" office:value="11.77316268" calcext:value-type="float">
            <text:p>11,77316268</text:p>
          </table:table-cell>
          <table:table-cell table:formula="of:=[.B467]*9.81" office:value-type="float" office:value="115.4947258908" calcext:value-type="float">
            <text:p>115,4947258908</text:p>
          </table:table-cell>
        </table:table-row>
        <table:table-row table:style-name="ro1">
          <table:table-cell office:value-type="float" office:value="0.0291875" calcext:value-type="float">
            <text:p>0,0291875</text:p>
          </table:table-cell>
          <table:table-cell office:value-type="float" office:value="11.77153794" calcext:value-type="float">
            <text:p>11,77153794</text:p>
          </table:table-cell>
          <table:table-cell table:formula="of:=[.B468]*9.81" office:value-type="float" office:value="115.4787871914" calcext:value-type="float">
            <text:p>115,4787871914</text:p>
          </table:table-cell>
        </table:table-row>
        <table:table-row table:style-name="ro1">
          <table:table-cell office:value-type="float" office:value="0.02925" calcext:value-type="float">
            <text:p>0,02925</text:p>
          </table:table-cell>
          <table:table-cell office:value-type="float" office:value="11.77002973" calcext:value-type="float">
            <text:p>11,77002973</text:p>
          </table:table-cell>
          <table:table-cell table:formula="of:=[.B469]*9.81" office:value-type="float" office:value="115.4639916513" calcext:value-type="float">
            <text:p>115,4639916513</text:p>
          </table:table-cell>
        </table:table-row>
        <table:table-row table:style-name="ro1">
          <table:table-cell office:value-type="float" office:value="0.0293125" calcext:value-type="float">
            <text:p>0,0293125</text:p>
          </table:table-cell>
          <table:table-cell office:value-type="float" office:value="11.76886108" calcext:value-type="float">
            <text:p>11,76886108</text:p>
          </table:table-cell>
          <table:table-cell table:formula="of:=[.B470]*9.81" office:value-type="float" office:value="115.4525271948" calcext:value-type="float">
            <text:p>115,4525271948</text:p>
          </table:table-cell>
        </table:table-row>
        <table:table-row table:style-name="ro1">
          <table:table-cell office:value-type="float" office:value="0.029375" calcext:value-type="float">
            <text:p>0,029375</text:p>
          </table:table-cell>
          <table:table-cell office:value-type="float" office:value="11.76825502" calcext:value-type="float">
            <text:p>11,76825502</text:p>
          </table:table-cell>
          <table:table-cell table:formula="of:=[.B471]*9.81" office:value-type="float" office:value="115.4465817462" calcext:value-type="float">
            <text:p>115,4465817462</text:p>
          </table:table-cell>
        </table:table-row>
        <table:table-row table:style-name="ro1">
          <table:table-cell office:value-type="float" office:value="0.0294375" calcext:value-type="float">
            <text:p>0,0294375</text:p>
          </table:table-cell>
          <table:table-cell office:value-type="float" office:value="11.76843458" calcext:value-type="float">
            <text:p>11,76843458</text:p>
          </table:table-cell>
          <table:table-cell table:formula="of:=[.B472]*9.81" office:value-type="float" office:value="115.4483432298" calcext:value-type="float">
            <text:p>115,4483432298</text:p>
          </table:table-cell>
        </table:table-row>
        <table:table-row table:style-name="ro1">
          <table:table-cell office:value-type="float" office:value="0.0295" calcext:value-type="float">
            <text:p>0,0295</text:p>
          </table:table-cell>
          <table:table-cell office:value-type="float" office:value="11.7696228" calcext:value-type="float">
            <text:p>11,7696228</text:p>
          </table:table-cell>
          <table:table-cell table:formula="of:=[.B473]*9.81" office:value-type="float" office:value="115.459999668" calcext:value-type="float">
            <text:p>115,459999668</text:p>
          </table:table-cell>
        </table:table-row>
        <table:table-row table:style-name="ro1">
          <table:table-cell office:value-type="float" office:value="0.0295625" calcext:value-type="float">
            <text:p>0,0295625</text:p>
          </table:table-cell>
          <table:table-cell office:value-type="float" office:value="11.77203865" calcext:value-type="float">
            <text:p>11,77203865</text:p>
          </table:table-cell>
          <table:table-cell table:formula="of:=[.B474]*9.81" office:value-type="float" office:value="115.4836991565" calcext:value-type="float">
            <text:p>115,4836991565</text:p>
          </table:table-cell>
        </table:table-row>
        <table:table-row table:style-name="ro1">
          <table:table-cell office:value-type="float" office:value="0.029625" calcext:value-type="float">
            <text:p>0,029625</text:p>
          </table:table-cell>
          <table:table-cell office:value-type="float" office:value="11.77588484" calcext:value-type="float">
            <text:p>11,77588484</text:p>
          </table:table-cell>
          <table:table-cell table:formula="of:=[.B475]*9.81" office:value-type="float" office:value="115.5214302804" calcext:value-type="float">
            <text:p>115,5214302804</text:p>
          </table:table-cell>
        </table:table-row>
        <table:table-row table:style-name="ro1">
          <table:table-cell office:value-type="float" office:value="0.0296875" calcext:value-type="float">
            <text:p>0,0296875</text:p>
          </table:table-cell>
          <table:table-cell office:value-type="float" office:value="11.78136" calcext:value-type="float">
            <text:p>11,78136</text:p>
          </table:table-cell>
          <table:table-cell table:formula="of:=[.B476]*9.81" office:value-type="float" office:value="115.5751416" calcext:value-type="float">
            <text:p>115,5751416</text:p>
          </table:table-cell>
        </table:table-row>
        <table:table-row table:style-name="ro1">
          <table:table-cell office:value-type="float" office:value="0.02975" calcext:value-type="float">
            <text:p>0,02975</text:p>
          </table:table-cell>
          <table:table-cell office:value-type="float" office:value="11.78866277" calcext:value-type="float">
            <text:p>11,78866277</text:p>
          </table:table-cell>
          <table:table-cell table:formula="of:=[.B477]*9.81" office:value-type="float" office:value="115.6467817737" calcext:value-type="float">
            <text:p>115,6467817737</text:p>
          </table:table-cell>
        </table:table-row>
        <table:table-row table:style-name="ro1">
          <table:table-cell office:value-type="float" office:value="0.0298125" calcext:value-type="float">
            <text:p>0,0298125</text:p>
          </table:table-cell>
          <table:table-cell office:value-type="float" office:value="11.79799181" calcext:value-type="float">
            <text:p>11,79799181</text:p>
          </table:table-cell>
          <table:table-cell table:formula="of:=[.B478]*9.81" office:value-type="float" office:value="115.7382996561" calcext:value-type="float">
            <text:p>115,7382996561</text:p>
          </table:table-cell>
        </table:table-row>
        <table:table-row table:style-name="ro1">
          <table:table-cell office:value-type="float" office:value="0.029875" calcext:value-type="float">
            <text:p>0,029875</text:p>
          </table:table-cell>
          <table:table-cell office:value-type="float" office:value="11.80954575" calcext:value-type="float">
            <text:p>11,80954575</text:p>
          </table:table-cell>
          <table:table-cell table:formula="of:=[.B479]*9.81" office:value-type="float" office:value="115.8516438075" calcext:value-type="float">
            <text:p>115,8516438075</text:p>
          </table:table-cell>
        </table:table-row>
        <table:table-row table:style-name="ro1">
          <table:table-cell office:value-type="float" office:value="0.0299375" calcext:value-type="float">
            <text:p>0,0299375</text:p>
          </table:table-cell>
          <table:table-cell office:value-type="float" office:value="11.82352324" calcext:value-type="float">
            <text:p>11,82352324</text:p>
          </table:table-cell>
          <table:table-cell table:formula="of:=[.B480]*9.81" office:value-type="float" office:value="115.9887629844" calcext:value-type="float">
            <text:p>115,9887629844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1.84012291" calcext:value-type="float">
            <text:p>11,84012291</text:p>
          </table:table-cell>
          <table:table-cell table:formula="of:=[.B481]*9.81" office:value-type="float" office:value="116.1516057471" calcext:value-type="float">
            <text:p>116,1516057471</text:p>
          </table:table-cell>
        </table:table-row>
        <table:table-row table:style-name="ro1">
          <table:table-cell office:value-type="float" office:value="0.0300625" calcext:value-type="float">
            <text:p>0,0300625</text:p>
          </table:table-cell>
          <table:table-cell office:value-type="float" office:value="11.85949409" calcext:value-type="float">
            <text:p>11,85949409</text:p>
          </table:table-cell>
          <table:table-cell table:formula="of:=[.B482]*9.81" office:value-type="float" office:value="116.3416370229" calcext:value-type="float">
            <text:p>116,3416370229</text:p>
          </table:table-cell>
        </table:table-row>
        <table:table-row table:style-name="ro1">
          <table:table-cell office:value-type="float" office:value="0.030125" calcext:value-type="float">
            <text:p>0,030125</text:p>
          </table:table-cell>
          <table:table-cell office:value-type="float" office:value="11.8815888" calcext:value-type="float">
            <text:p>11,8815888</text:p>
          </table:table-cell>
          <table:table-cell table:formula="of:=[.B483]*9.81" office:value-type="float" office:value="116.558386128" calcext:value-type="float">
            <text:p>116,558386128</text:p>
          </table:table-cell>
        </table:table-row>
        <table:table-row table:style-name="ro1">
          <table:table-cell office:value-type="float" office:value="0.0301875" calcext:value-type="float">
            <text:p>0,0301875</text:p>
          </table:table-cell>
          <table:table-cell office:value-type="float" office:value="11.90630973" calcext:value-type="float">
            <text:p>11,90630973</text:p>
          </table:table-cell>
          <table:table-cell table:formula="of:=[.B484]*9.81" office:value-type="float" office:value="116.8008984513" calcext:value-type="float">
            <text:p>116,8008984513</text:p>
          </table:table-cell>
        </table:table-row>
        <table:table-row table:style-name="ro1">
          <table:table-cell office:value-type="float" office:value="0.03025" calcext:value-type="float">
            <text:p>0,03025</text:p>
          </table:table-cell>
          <table:table-cell office:value-type="float" office:value="11.93355958" calcext:value-type="float">
            <text:p>11,93355958</text:p>
          </table:table-cell>
          <table:table-cell table:formula="of:=[.B485]*9.81" office:value-type="float" office:value="117.0682194798" calcext:value-type="float">
            <text:p>117,0682194798</text:p>
          </table:table-cell>
        </table:table-row>
        <table:table-row table:style-name="ro1">
          <table:table-cell office:value-type="float" office:value="0.0303125" calcext:value-type="float">
            <text:p>0,0303125</text:p>
          </table:table-cell>
          <table:table-cell office:value-type="float" office:value="11.96324106" calcext:value-type="float">
            <text:p>11,96324106</text:p>
          </table:table-cell>
          <table:table-cell table:formula="of:=[.B486]*9.81" office:value-type="float" office:value="117.3593947986" calcext:value-type="float">
            <text:p>117,3593947986</text:p>
          </table:table-cell>
        </table:table-row>
        <table:table-row table:style-name="ro1">
          <table:table-cell office:value-type="float" office:value="0.030375" calcext:value-type="float">
            <text:p>0,030375</text:p>
          </table:table-cell>
          <table:table-cell office:value-type="float" office:value="11.99525685" calcext:value-type="float">
            <text:p>11,99525685</text:p>
          </table:table-cell>
          <table:table-cell table:formula="of:=[.B487]*9.81" office:value-type="float" office:value="117.6734696985" calcext:value-type="float">
            <text:p>117,6734696985</text:p>
          </table:table-cell>
        </table:table-row>
        <table:table-row table:style-name="ro1">
          <table:table-cell office:value-type="float" office:value="0.0304375" calcext:value-type="float">
            <text:p>0,0304375</text:p>
          </table:table-cell>
          <table:table-cell office:value-type="float" office:value="12.02950966" calcext:value-type="float">
            <text:p>12,02950966</text:p>
          </table:table-cell>
          <table:table-cell table:formula="of:=[.B488]*9.81" office:value-type="float" office:value="118.0094897646" calcext:value-type="float">
            <text:p>118,0094897646</text:p>
          </table:table-cell>
        </table:table-row>
        <table:table-row table:style-name="ro1">
          <table:table-cell office:value-type="float" office:value="0.0305" calcext:value-type="float">
            <text:p>0,0305</text:p>
          </table:table-cell>
          <table:table-cell office:value-type="float" office:value="12.06590218" calcext:value-type="float">
            <text:p>12,06590218</text:p>
          </table:table-cell>
          <table:table-cell table:formula="of:=[.B489]*9.81" office:value-type="float" office:value="118.3665003858" calcext:value-type="float">
            <text:p>118,3665003858</text:p>
          </table:table-cell>
        </table:table-row>
        <table:table-row table:style-name="ro1">
          <table:table-cell office:value-type="float" office:value="0.0305625" calcext:value-type="float">
            <text:p>0,0305625</text:p>
          </table:table-cell>
          <table:table-cell office:value-type="float" office:value="12.1042755" calcext:value-type="float">
            <text:p>12,1042755</text:p>
          </table:table-cell>
          <table:table-cell table:formula="of:=[.B490]*9.81" office:value-type="float" office:value="118.742942655" calcext:value-type="float">
            <text:p>118,742942655</text:p>
          </table:table-cell>
        </table:table-row>
        <table:table-row table:style-name="ro1">
          <table:table-cell office:value-type="float" office:value="0.030625" calcext:value-type="float">
            <text:p>0,030625</text:p>
          </table:table-cell>
          <table:table-cell office:value-type="float" office:value="12.14422428" calcext:value-type="float">
            <text:p>12,14422428</text:p>
          </table:table-cell>
          <table:table-cell table:formula="of:=[.B491]*9.81" office:value-type="float" office:value="119.1348401868" calcext:value-type="float">
            <text:p>119,1348401868</text:p>
          </table:table-cell>
        </table:table-row>
        <table:table-row table:style-name="ro1">
          <table:table-cell office:value-type="float" office:value="0.0306875" calcext:value-type="float">
            <text:p>0,0306875</text:p>
          </table:table-cell>
          <table:table-cell office:value-type="float" office:value="12.18528157" calcext:value-type="float">
            <text:p>12,18528157</text:p>
          </table:table-cell>
          <table:table-cell table:formula="of:=[.B492]*9.81" office:value-type="float" office:value="119.5376122017" calcext:value-type="float">
            <text:p>119,5376122017</text:p>
          </table:table-cell>
        </table:table-row>
        <table:table-row table:style-name="ro1">
          <table:table-cell office:value-type="float" office:value="0.03075" calcext:value-type="float">
            <text:p>0,03075</text:p>
          </table:table-cell>
          <table:table-cell office:value-type="float" office:value="12.2269804" calcext:value-type="float">
            <text:p>12,2269804</text:p>
          </table:table-cell>
          <table:table-cell table:formula="of:=[.B493]*9.81" office:value-type="float" office:value="119.946677724" calcext:value-type="float">
            <text:p>119,946677724</text:p>
          </table:table-cell>
        </table:table-row>
        <table:table-row table:style-name="ro1">
          <table:table-cell office:value-type="float" office:value="0.0308125" calcext:value-type="float">
            <text:p>0,0308125</text:p>
          </table:table-cell>
          <table:table-cell office:value-type="float" office:value="12.26885383" calcext:value-type="float">
            <text:p>12,26885383</text:p>
          </table:table-cell>
          <table:table-cell table:formula="of:=[.B494]*9.81" office:value-type="float" office:value="120.3574560723" calcext:value-type="float">
            <text:p>120,3574560723</text:p>
          </table:table-cell>
        </table:table-row>
        <table:table-row table:style-name="ro1">
          <table:table-cell office:value-type="float" office:value="0.030875" calcext:value-type="float">
            <text:p>0,030875</text:p>
          </table:table-cell>
          <table:table-cell office:value-type="float" office:value="12.3104349" calcext:value-type="float">
            <text:p>12,3104349</text:p>
          </table:table-cell>
          <table:table-cell table:formula="of:=[.B495]*9.81" office:value-type="float" office:value="120.765366369" calcext:value-type="float">
            <text:p>120,765366369</text:p>
          </table:table-cell>
        </table:table-row>
        <table:table-row table:style-name="ro1">
          <table:table-cell office:value-type="float" office:value="0.0309375" calcext:value-type="float">
            <text:p>0,0309375</text:p>
          </table:table-cell>
          <table:table-cell office:value-type="float" office:value="12.35125665" calcext:value-type="float">
            <text:p>12,35125665</text:p>
          </table:table-cell>
          <table:table-cell table:formula="of:=[.B496]*9.81" office:value-type="float" office:value="121.1658277365" calcext:value-type="float">
            <text:p>121,1658277365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12.39085214" calcext:value-type="float">
            <text:p>12,39085214</text:p>
          </table:table-cell>
          <table:table-cell table:formula="of:=[.B497]*9.81" office:value-type="float" office:value="121.5542594934" calcext:value-type="float">
            <text:p>121,5542594934</text:p>
          </table:table-cell>
        </table:table-row>
        <table:table-row table:style-name="ro1">
          <table:table-cell office:value-type="float" office:value="0.0310625" calcext:value-type="float">
            <text:p>0,0310625</text:p>
          </table:table-cell>
          <table:table-cell office:value-type="float" office:value="12.42874779" calcext:value-type="float">
            <text:p>12,42874779</text:p>
          </table:table-cell>
          <table:table-cell table:formula="of:=[.B498]*9.81" office:value-type="float" office:value="121.9260158199" calcext:value-type="float">
            <text:p>121,9260158199</text:p>
          </table:table-cell>
        </table:table-row>
        <table:table-row table:style-name="ro1">
          <table:table-cell office:value-type="float" office:value="0.031125" calcext:value-type="float">
            <text:p>0,031125</text:p>
          </table:table-cell>
          <table:table-cell office:value-type="float" office:value="12.46444356" calcext:value-type="float">
            <text:p>12,46444356</text:p>
          </table:table-cell>
          <table:table-cell table:formula="of:=[.B499]*9.81" office:value-type="float" office:value="122.2761913236" calcext:value-type="float">
            <text:p>122,2761913236</text:p>
          </table:table-cell>
        </table:table-row>
        <table:table-row table:style-name="ro1">
          <table:table-cell office:value-type="float" office:value="0.0311875" calcext:value-type="float">
            <text:p>0,0311875</text:p>
          </table:table-cell>
          <table:table-cell office:value-type="float" office:value="12.4974328" calcext:value-type="float">
            <text:p>12,4974328</text:p>
          </table:table-cell>
          <table:table-cell table:formula="of:=[.B500]*9.81" office:value-type="float" office:value="122.599815768" calcext:value-type="float">
            <text:p>122,599815768</text:p>
          </table:table-cell>
        </table:table-row>
        <table:table-row table:style-name="ro1">
          <table:table-cell office:value-type="float" office:value="0.03125" calcext:value-type="float">
            <text:p>0,03125</text:p>
          </table:table-cell>
          <table:table-cell office:value-type="float" office:value="12.52720885" calcext:value-type="float">
            <text:p>12,52720885</text:p>
          </table:table-cell>
          <table:table-cell table:formula="of:=[.B501]*9.81" office:value-type="float" office:value="122.8919188185" calcext:value-type="float">
            <text:p>122,8919188185</text:p>
          </table:table-cell>
        </table:table-row>
        <table:table-row table:style-name="ro1">
          <table:table-cell office:value-type="float" office:value="0.0313125" calcext:value-type="float">
            <text:p>0,0313125</text:p>
          </table:table-cell>
          <table:table-cell office:value-type="float" office:value="12.55326506" calcext:value-type="float">
            <text:p>12,55326506</text:p>
          </table:table-cell>
          <table:table-cell table:formula="of:=[.B502]*9.81" office:value-type="float" office:value="123.1475302386" calcext:value-type="float">
            <text:p>123,1475302386</text:p>
          </table:table-cell>
        </table:table-row>
        <table:table-row table:style-name="ro1">
          <table:table-cell office:value-type="float" office:value="0.031375" calcext:value-type="float">
            <text:p>0,031375</text:p>
          </table:table-cell>
          <table:table-cell office:value-type="float" office:value="12.57509476" calcext:value-type="float">
            <text:p>12,57509476</text:p>
          </table:table-cell>
          <table:table-cell table:formula="of:=[.B503]*9.81" office:value-type="float" office:value="123.3616795956" calcext:value-type="float">
            <text:p>123,3616795956</text:p>
          </table:table-cell>
        </table:table-row>
        <table:table-row table:style-name="ro1">
          <table:table-cell office:value-type="float" office:value="0.0314375" calcext:value-type="float">
            <text:p>0,0314375</text:p>
          </table:table-cell>
          <table:table-cell office:value-type="float" office:value="12.5921913" calcext:value-type="float">
            <text:p>12,5921913</text:p>
          </table:table-cell>
          <table:table-cell table:formula="of:=[.B504]*9.81" office:value-type="float" office:value="123.529396653" calcext:value-type="float">
            <text:p>123,529396653</text:p>
          </table:table-cell>
        </table:table-row>
        <table:table-row table:style-name="ro1">
          <table:table-cell office:value-type="float" office:value="0.0315" calcext:value-type="float">
            <text:p>0,0315</text:p>
          </table:table-cell>
          <table:table-cell office:value-type="float" office:value="12.60404803" calcext:value-type="float">
            <text:p>12,60404803</text:p>
          </table:table-cell>
          <table:table-cell table:formula="of:=[.B505]*9.81" office:value-type="float" office:value="123.6457111743" calcext:value-type="float">
            <text:p>123,6457111743</text:p>
          </table:table-cell>
        </table:table-row>
        <table:table-row table:style-name="ro1">
          <table:table-cell office:value-type="float" office:value="0.0315625" calcext:value-type="float">
            <text:p>0,0315625</text:p>
          </table:table-cell>
          <table:table-cell office:value-type="float" office:value="12.61021038" calcext:value-type="float">
            <text:p>12,61021038</text:p>
          </table:table-cell>
          <table:table-cell table:formula="of:=[.B506]*9.81" office:value-type="float" office:value="123.7061638278" calcext:value-type="float">
            <text:p>123,7061638278</text:p>
          </table:table-cell>
        </table:table-row>
        <table:table-row table:style-name="ro1">
          <table:table-cell office:value-type="float" office:value="0.031625" calcext:value-type="float">
            <text:p>0,031625</text:p>
          </table:table-cell>
          <table:table-cell office:value-type="float" office:value="12.61043209" calcext:value-type="float">
            <text:p>12,61043209</text:p>
          </table:table-cell>
          <table:table-cell table:formula="of:=[.B507]*9.81" office:value-type="float" office:value="123.7083388029" calcext:value-type="float">
            <text:p>123,7083388029</text:p>
          </table:table-cell>
        </table:table-row>
        <table:table-row table:style-name="ro1">
          <table:table-cell office:value-type="float" office:value="0.0316875" calcext:value-type="float">
            <text:p>0,0316875</text:p>
          </table:table-cell>
          <table:table-cell office:value-type="float" office:value="12.60451901" calcext:value-type="float">
            <text:p>12,60451901</text:p>
          </table:table-cell>
          <table:table-cell table:formula="of:=[.B508]*9.81" office:value-type="float" office:value="123.6503314881" calcext:value-type="float">
            <text:p>123,6503314881</text:p>
          </table:table-cell>
        </table:table-row>
        <table:table-row table:style-name="ro1">
          <table:table-cell office:value-type="float" office:value="0.03175" calcext:value-type="float">
            <text:p>0,03175</text:p>
          </table:table-cell>
          <table:table-cell office:value-type="float" office:value="12.59227699" calcext:value-type="float">
            <text:p>12,59227699</text:p>
          </table:table-cell>
          <table:table-cell table:formula="of:=[.B509]*9.81" office:value-type="float" office:value="123.5302372719" calcext:value-type="float">
            <text:p>123,5302372719</text:p>
          </table:table-cell>
        </table:table-row>
        <table:table-row table:style-name="ro1">
          <table:table-cell office:value-type="float" office:value="0.0318125" calcext:value-type="float">
            <text:p>0,0318125</text:p>
          </table:table-cell>
          <table:table-cell office:value-type="float" office:value="12.57351187" calcext:value-type="float">
            <text:p>12,57351187</text:p>
          </table:table-cell>
          <table:table-cell table:formula="of:=[.B510]*9.81" office:value-type="float" office:value="123.3461514447" calcext:value-type="float">
            <text:p>123,3461514447</text:p>
          </table:table-cell>
        </table:table-row>
        <table:table-row table:style-name="ro1">
          <table:table-cell office:value-type="float" office:value="0.031875" calcext:value-type="float">
            <text:p>0,031875</text:p>
          </table:table-cell>
          <table:table-cell office:value-type="float" office:value="12.54802947" calcext:value-type="float">
            <text:p>12,54802947</text:p>
          </table:table-cell>
          <table:table-cell table:formula="of:=[.B511]*9.81" office:value-type="float" office:value="123.0961691007" calcext:value-type="float">
            <text:p>123,0961691007</text:p>
          </table:table-cell>
        </table:table-row>
        <table:table-row table:style-name="ro1">
          <table:table-cell office:value-type="float" office:value="0.0319375" calcext:value-type="float">
            <text:p>0,0319375</text:p>
          </table:table-cell>
          <table:table-cell office:value-type="float" office:value="12.51563566" calcext:value-type="float">
            <text:p>12,51563566</text:p>
          </table:table-cell>
          <table:table-cell table:formula="of:=[.B512]*9.81" office:value-type="float" office:value="122.7783858246" calcext:value-type="float">
            <text:p>122,7783858246</text:p>
          </table:table-cell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float" office:value="12.47613625" calcext:value-type="float">
            <text:p>12,47613625</text:p>
          </table:table-cell>
          <table:table-cell table:formula="of:=[.B513]*9.81" office:value-type="float" office:value="122.3908966125" calcext:value-type="float">
            <text:p>122,3908966125</text:p>
          </table:table-cell>
        </table:table-row>
        <table:table-row table:style-name="ro1">
          <table:table-cell office:value-type="float" office:value="0.0320625" calcext:value-type="float">
            <text:p>0,0320625</text:p>
          </table:table-cell>
          <table:table-cell office:value-type="float" office:value="12.42940162" calcext:value-type="float">
            <text:p>12,42940162</text:p>
          </table:table-cell>
          <table:table-cell table:formula="of:=[.B514]*9.81" office:value-type="float" office:value="121.9324298922" calcext:value-type="float">
            <text:p>121,9324298922</text:p>
          </table:table-cell>
        </table:table-row>
        <table:table-row table:style-name="ro1">
          <table:table-cell office:value-type="float" office:value="0.032125" calcext:value-type="float">
            <text:p>0,032125</text:p>
          </table:table-cell>
          <table:table-cell office:value-type="float" office:value="12.37556017" calcext:value-type="float">
            <text:p>12,37556017</text:p>
          </table:table-cell>
          <table:table-cell table:formula="of:=[.B515]*9.81" office:value-type="float" office:value="121.4042452677" calcext:value-type="float">
            <text:p>121,4042452677</text:p>
          </table:table-cell>
        </table:table-row>
        <table:table-row table:style-name="ro1">
          <table:table-cell office:value-type="float" office:value="0.0321875" calcext:value-type="float">
            <text:p>0,0321875</text:p>
          </table:table-cell>
          <table:table-cell office:value-type="float" office:value="12.31480482" calcext:value-type="float">
            <text:p>12,31480482</text:p>
          </table:table-cell>
          <table:table-cell table:formula="of:=[.B516]*9.81" office:value-type="float" office:value="120.8082352842" calcext:value-type="float">
            <text:p>120,8082352842</text:p>
          </table:table-cell>
        </table:table-row>
        <table:table-row table:style-name="ro1">
          <table:table-cell office:value-type="float" office:value="0.03225" calcext:value-type="float">
            <text:p>0,03225</text:p>
          </table:table-cell>
          <table:table-cell office:value-type="float" office:value="12.24732848" calcext:value-type="float">
            <text:p>12,24732848</text:p>
          </table:table-cell>
          <table:table-cell table:formula="of:=[.B517]*9.81" office:value-type="float" office:value="120.1462923888" calcext:value-type="float">
            <text:p>120,1462923888</text:p>
          </table:table-cell>
        </table:table-row>
        <table:table-row table:style-name="ro1">
          <table:table-cell office:value-type="float" office:value="0.0323125" calcext:value-type="float">
            <text:p>0,0323125</text:p>
          </table:table-cell>
          <table:table-cell office:value-type="float" office:value="12.17332408" calcext:value-type="float">
            <text:p>12,17332408</text:p>
          </table:table-cell>
          <table:table-cell table:formula="of:=[.B518]*9.81" office:value-type="float" office:value="119.4203092248" calcext:value-type="float">
            <text:p>119,4203092248</text:p>
          </table:table-cell>
        </table:table-row>
        <table:table-row table:style-name="ro1">
          <table:table-cell office:value-type="float" office:value="0.032375" calcext:value-type="float">
            <text:p>0,032375</text:p>
          </table:table-cell>
          <table:table-cell office:value-type="float" office:value="12.09298453" calcext:value-type="float">
            <text:p>12,09298453</text:p>
          </table:table-cell>
          <table:table-cell table:formula="of:=[.B519]*9.81" office:value-type="float" office:value="118.6321782393" calcext:value-type="float">
            <text:p>118,6321782393</text:p>
          </table:table-cell>
        </table:table-row>
        <table:table-row table:style-name="ro1">
          <table:table-cell office:value-type="float" office:value="0.0324375" calcext:value-type="float">
            <text:p>0,0324375</text:p>
          </table:table-cell>
          <table:table-cell office:value-type="float" office:value="12.00650276" calcext:value-type="float">
            <text:p>12,00650276</text:p>
          </table:table-cell>
          <table:table-cell table:formula="of:=[.B520]*9.81" office:value-type="float" office:value="117.7837920756" calcext:value-type="float">
            <text:p>117,7837920756</text:p>
          </table:table-cell>
        </table:table-row>
        <table:table-row table:style-name="ro1">
          <table:table-cell office:value-type="float" office:value="0.0325" calcext:value-type="float">
            <text:p>0,0325</text:p>
          </table:table-cell>
          <table:table-cell office:value-type="float" office:value="11.91407168" calcext:value-type="float">
            <text:p>11,91407168</text:p>
          </table:table-cell>
          <table:table-cell table:formula="of:=[.B521]*9.81" office:value-type="float" office:value="116.8770431808" calcext:value-type="float">
            <text:p>116,8770431808</text:p>
          </table:table-cell>
        </table:table-row>
        <table:table-row table:style-name="ro1">
          <table:table-cell office:value-type="float" office:value="0.0325625" calcext:value-type="float">
            <text:p>0,0325625</text:p>
          </table:table-cell>
          <table:table-cell office:value-type="float" office:value="11.81591724" calcext:value-type="float">
            <text:p>11,81591724</text:p>
          </table:table-cell>
          <table:table-cell table:formula="of:=[.B522]*9.81" office:value-type="float" office:value="115.9141481244" calcext:value-type="float">
            <text:p>115,9141481244</text:p>
          </table:table-cell>
        </table:table-row>
        <table:table-row table:style-name="ro1">
          <table:table-cell office:value-type="float" office:value="0.032625" calcext:value-type="float">
            <text:p>0,032625</text:p>
          </table:table-cell>
          <table:table-cell office:value-type="float" office:value="11.71239747" calcext:value-type="float">
            <text:p>11,71239747</text:p>
          </table:table-cell>
          <table:table-cell table:formula="of:=[.B523]*9.81" office:value-type="float" office:value="114.8986191807" calcext:value-type="float">
            <text:p>114,8986191807</text:p>
          </table:table-cell>
        </table:table-row>
        <table:table-row table:style-name="ro1">
          <table:table-cell office:value-type="float" office:value="0.0326875" calcext:value-type="float">
            <text:p>0,0326875</text:p>
          </table:table-cell>
          <table:table-cell office:value-type="float" office:value="11.60390344" calcext:value-type="float">
            <text:p>11,60390344</text:p>
          </table:table-cell>
          <table:table-cell table:formula="of:=[.B524]*9.81" office:value-type="float" office:value="113.8342927464" calcext:value-type="float">
            <text:p>113,8342927464</text:p>
          </table:table-cell>
        </table:table-row>
        <table:table-row table:style-name="ro1">
          <table:table-cell office:value-type="float" office:value="0.03275" calcext:value-type="float">
            <text:p>0,03275</text:p>
          </table:table-cell>
          <table:table-cell office:value-type="float" office:value="11.4908262" calcext:value-type="float">
            <text:p>11,4908262</text:p>
          </table:table-cell>
          <table:table-cell table:formula="of:=[.B525]*9.81" office:value-type="float" office:value="112.725005022" calcext:value-type="float">
            <text:p>112,725005022</text:p>
          </table:table-cell>
        </table:table-row>
        <table:table-row table:style-name="ro1">
          <table:table-cell office:value-type="float" office:value="0.0328125" calcext:value-type="float">
            <text:p>0,0328125</text:p>
          </table:table-cell>
          <table:table-cell office:value-type="float" office:value="11.3735568" calcext:value-type="float">
            <text:p>11,3735568</text:p>
          </table:table-cell>
          <table:table-cell table:formula="of:=[.B526]*9.81" office:value-type="float" office:value="111.574592208" calcext:value-type="float">
            <text:p>111,574592208</text:p>
          </table:table-cell>
        </table:table-row>
        <table:table-row table:style-name="ro1">
          <table:table-cell office:value-type="float" office:value="0.032875" calcext:value-type="float">
            <text:p>0,032875</text:p>
          </table:table-cell>
          <table:table-cell office:value-type="float" office:value="11.25248632" calcext:value-type="float">
            <text:p>11,25248632</text:p>
          </table:table-cell>
          <table:table-cell table:formula="of:=[.B527]*9.81" office:value-type="float" office:value="110.3868907992" calcext:value-type="float">
            <text:p>110,3868907992</text:p>
          </table:table-cell>
        </table:table-row>
        <table:table-row table:style-name="ro1">
          <table:table-cell office:value-type="float" office:value="0.0329375" calcext:value-type="float">
            <text:p>0,0329375</text:p>
          </table:table-cell>
          <table:table-cell office:value-type="float" office:value="11.1280058" calcext:value-type="float">
            <text:p>11,1280058</text:p>
          </table:table-cell>
          <table:table-cell table:formula="of:=[.B528]*9.81" office:value-type="float" office:value="109.165736898" calcext:value-type="float">
            <text:p>109,165736898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11.00050631" calcext:value-type="float">
            <text:p>11,00050631</text:p>
          </table:table-cell>
          <table:table-cell table:formula="of:=[.B529]*9.81" office:value-type="float" office:value="107.9149669011" calcext:value-type="float">
            <text:p>107,9149669011</text:p>
          </table:table-cell>
        </table:table-row>
        <table:table-row table:style-name="ro1">
          <table:table-cell office:value-type="float" office:value="0.0330625" calcext:value-type="float">
            <text:p>0,0330625</text:p>
          </table:table-cell>
          <table:table-cell office:value-type="float" office:value="10.87037909" calcext:value-type="float">
            <text:p>10,87037909</text:p>
          </table:table-cell>
          <table:table-cell table:formula="of:=[.B530]*9.81" office:value-type="float" office:value="106.6384188729" calcext:value-type="float">
            <text:p>106,6384188729</text:p>
          </table:table-cell>
        </table:table-row>
        <table:table-row table:style-name="ro1">
          <table:table-cell office:value-type="float" office:value="0.033125" calcext:value-type="float">
            <text:p>0,033125</text:p>
          </table:table-cell>
          <table:table-cell office:value-type="float" office:value="10.73801615" calcext:value-type="float">
            <text:p>10,73801615</text:p>
          </table:table-cell>
          <table:table-cell table:formula="of:=[.B531]*9.81" office:value-type="float" office:value="105.3399384315" calcext:value-type="float">
            <text:p>105,3399384315</text:p>
          </table:table-cell>
        </table:table-row>
        <table:table-row table:style-name="ro1">
          <table:table-cell office:value-type="float" office:value="0.0331875" calcext:value-type="float">
            <text:p>0,0331875</text:p>
          </table:table-cell>
          <table:table-cell office:value-type="float" office:value="10.60380971" calcext:value-type="float">
            <text:p>10,60380971</text:p>
          </table:table-cell>
          <table:table-cell table:formula="of:=[.B532]*9.81" office:value-type="float" office:value="104.0233732551" calcext:value-type="float">
            <text:p>104,0233732551</text:p>
          </table:table-cell>
        </table:table-row>
        <table:table-row table:style-name="ro1">
          <table:table-cell office:value-type="float" office:value="0.03325" calcext:value-type="float">
            <text:p>0,03325</text:p>
          </table:table-cell>
          <table:table-cell office:value-type="float" office:value="10.46815195" calcext:value-type="float">
            <text:p>10,46815195</text:p>
          </table:table-cell>
          <table:table-cell table:formula="of:=[.B533]*9.81" office:value-type="float" office:value="102.6925706295" calcext:value-type="float">
            <text:p>102,6925706295</text:p>
          </table:table-cell>
        </table:table-row>
        <table:table-row table:style-name="ro1">
          <table:table-cell office:value-type="float" office:value="0.0333125" calcext:value-type="float">
            <text:p>0,0333125</text:p>
          </table:table-cell>
          <table:table-cell office:value-type="float" office:value="10.33143508" calcext:value-type="float">
            <text:p>10,33143508</text:p>
          </table:table-cell>
          <table:table-cell table:formula="of:=[.B534]*9.81" office:value-type="float" office:value="101.3513781348" calcext:value-type="float">
            <text:p>101,3513781348</text:p>
          </table:table-cell>
        </table:table-row>
        <table:table-row table:style-name="ro1">
          <table:table-cell office:value-type="float" office:value="0.033375" calcext:value-type="float">
            <text:p>0,033375</text:p>
          </table:table-cell>
          <table:table-cell office:value-type="float" office:value="10.1940513" calcext:value-type="float">
            <text:p>10,1940513</text:p>
          </table:table-cell>
          <table:table-cell table:formula="of:=[.B535]*9.81" office:value-type="float" office:value="100.003643253" calcext:value-type="float">
            <text:p>100,003643253</text:p>
          </table:table-cell>
        </table:table-row>
        <table:table-row table:style-name="ro1">
          <table:table-cell office:value-type="float" office:value="0.0334375" calcext:value-type="float">
            <text:p>0,0334375</text:p>
          </table:table-cell>
          <table:table-cell office:value-type="float" office:value="10.05639281" calcext:value-type="float">
            <text:p>10,05639281</text:p>
          </table:table-cell>
          <table:table-cell table:formula="of:=[.B536]*9.81" office:value-type="float" office:value="98.6532134661" calcext:value-type="float">
            <text:p>98,6532134661</text:p>
          </table:table-cell>
        </table:table-row>
        <table:table-row table:style-name="ro1">
          <table:table-cell office:value-type="float" office:value="0.0335" calcext:value-type="float">
            <text:p>0,0335</text:p>
          </table:table-cell>
          <table:table-cell office:value-type="float" office:value="9.918851807" calcext:value-type="float">
            <text:p>9,918851807</text:p>
          </table:table-cell>
          <table:table-cell table:formula="of:=[.B537]*9.81" office:value-type="float" office:value="97.30393622667" calcext:value-type="float">
            <text:p>97,30393622667</text:p>
          </table:table-cell>
        </table:table-row>
        <table:table-row table:style-name="ro1">
          <table:table-cell office:value-type="float" office:value="0.0335625" calcext:value-type="float">
            <text:p>0,0335625</text:p>
          </table:table-cell>
          <table:table-cell office:value-type="float" office:value="9.781799462" calcext:value-type="float">
            <text:p>9,781799462</text:p>
          </table:table-cell>
          <table:table-cell table:formula="of:=[.B538]*9.81" office:value-type="float" office:value="95.95945272222" calcext:value-type="float">
            <text:p>95,95945272222</text:p>
          </table:table-cell>
        </table:table-row>
        <table:table-row table:style-name="ro1">
          <table:table-cell office:value-type="float" office:value="0.033625" calcext:value-type="float">
            <text:p>0,033625</text:p>
          </table:table-cell>
          <table:table-cell office:value-type="float" office:value="9.645522774" calcext:value-type="float">
            <text:p>9,645522774</text:p>
          </table:table-cell>
          <table:table-cell table:formula="of:=[.B539]*9.81" office:value-type="float" office:value="94.62257841294" calcext:value-type="float">
            <text:p>94,62257841294</text:p>
          </table:table-cell>
        </table:table-row>
        <table:table-row table:style-name="ro1">
          <table:table-cell office:value-type="float" office:value="0.0336875" calcext:value-type="float">
            <text:p>0,0336875</text:p>
          </table:table-cell>
          <table:table-cell office:value-type="float" office:value="9.510287703" calcext:value-type="float">
            <text:p>9,510287703</text:p>
          </table:table-cell>
          <table:table-cell table:formula="of:=[.B540]*9.81" office:value-type="float" office:value="93.29592236643" calcext:value-type="float">
            <text:p>93,29592236643</text:p>
          </table:table-cell>
        </table:table-row>
        <table:table-row table:style-name="ro1">
          <table:table-cell office:value-type="float" office:value="0.03375" calcext:value-type="float">
            <text:p>0,03375</text:p>
          </table:table-cell>
          <table:table-cell office:value-type="float" office:value="9.376360213" calcext:value-type="float">
            <text:p>9,376360213</text:p>
          </table:table-cell>
          <table:table-cell table:formula="of:=[.B541]*9.81" office:value-type="float" office:value="91.98209368953" calcext:value-type="float">
            <text:p>91,98209368953</text:p>
          </table:table-cell>
        </table:table-row>
        <table:table-row table:style-name="ro1">
          <table:table-cell office:value-type="float" office:value="0.0338125" calcext:value-type="float">
            <text:p>0,0338125</text:p>
          </table:table-cell>
          <table:table-cell office:value-type="float" office:value="9.244006268" calcext:value-type="float">
            <text:p>9,244006268</text:p>
          </table:table-cell>
          <table:table-cell table:formula="of:=[.B542]*9.81" office:value-type="float" office:value="90.68370148908" calcext:value-type="float">
            <text:p>90,68370148908</text:p>
          </table:table-cell>
        </table:table-row>
        <table:table-row table:style-name="ro1">
          <table:table-cell office:value-type="float" office:value="0.033875" calcext:value-type="float">
            <text:p>0,033875</text:p>
          </table:table-cell>
          <table:table-cell office:value-type="float" office:value="9.113491829" calcext:value-type="float">
            <text:p>9,113491829</text:p>
          </table:table-cell>
          <table:table-cell table:formula="of:=[.B543]*9.81" office:value-type="float" office:value="89.40335484249" calcext:value-type="float">
            <text:p>89,40335484249</text:p>
          </table:table-cell>
        </table:table-row>
        <table:table-row table:style-name="ro1">
          <table:table-cell office:value-type="float" office:value="0.0339375" calcext:value-type="float">
            <text:p>0,0339375</text:p>
          </table:table-cell>
          <table:table-cell office:value-type="float" office:value="8.98508286" calcext:value-type="float">
            <text:p>8,98508286</text:p>
          </table:table-cell>
          <table:table-cell table:formula="of:=[.B544]*9.81" office:value-type="float" office:value="88.1436628566" calcext:value-type="float">
            <text:p>88,1436628566</text:p>
          </table:table-cell>
        </table:table-row>
        <table:table-row table:style-name="ro1">
          <table:table-cell office:value-type="float" office:value="0.034" calcext:value-type="float">
            <text:p>0,034</text:p>
          </table:table-cell>
          <table:table-cell office:value-type="float" office:value="8.859045322" calcext:value-type="float">
            <text:p>8,859045322</text:p>
          </table:table-cell>
          <table:table-cell table:formula="of:=[.B545]*9.81" office:value-type="float" office:value="86.90723460882" calcext:value-type="float">
            <text:p>86,90723460882</text:p>
          </table:table-cell>
        </table:table-row>
        <table:table-row table:style-name="ro1">
          <table:table-cell office:value-type="float" office:value="0.0340625" calcext:value-type="float">
            <text:p>0,0340625</text:p>
          </table:table-cell>
          <table:table-cell office:value-type="float" office:value="8.735592892" calcext:value-type="float">
            <text:p>8,735592892</text:p>
          </table:table-cell>
          <table:table-cell table:formula="of:=[.B546]*9.81" office:value-type="float" office:value="85.69616627052" calcext:value-type="float">
            <text:p>85,69616627052</text:p>
          </table:table-cell>
        </table:table-row>
        <table:table-row table:style-name="ro1">
          <table:table-cell office:value-type="float" office:value="0.034125" calcext:value-type="float">
            <text:p>0,034125</text:p>
          </table:table-cell>
          <table:table-cell office:value-type="float" office:value="8.614730092" calcext:value-type="float">
            <text:p>8,614730092</text:p>
          </table:table-cell>
          <table:table-cell table:formula="of:=[.B547]*9.81" office:value-type="float" office:value="84.51050220252" calcext:value-type="float">
            <text:p>84,51050220252</text:p>
          </table:table-cell>
        </table:table-row>
        <table:table-row table:style-name="ro1">
          <table:table-cell office:value-type="float" office:value="0.0341875" calcext:value-type="float">
            <text:p>0,0341875</text:p>
          </table:table-cell>
          <table:table-cell office:value-type="float" office:value="8.496409158" calcext:value-type="float">
            <text:p>8,496409158</text:p>
          </table:table-cell>
          <table:table-cell table:formula="of:=[.B548]*9.81" office:value-type="float" office:value="83.34977383998" calcext:value-type="float">
            <text:p>83,34977383998</text:p>
          </table:table-cell>
        </table:table-row>
        <table:table-row table:style-name="ro1">
          <table:table-cell office:value-type="float" office:value="0.03425" calcext:value-type="float">
            <text:p>0,03425</text:p>
          </table:table-cell>
          <table:table-cell office:value-type="float" office:value="8.380582326" calcext:value-type="float">
            <text:p>8,380582326</text:p>
          </table:table-cell>
          <table:table-cell table:formula="of:=[.B549]*9.81" office:value-type="float" office:value="82.21351261806" calcext:value-type="float">
            <text:p>82,21351261806</text:p>
          </table:table-cell>
        </table:table-row>
        <table:table-row table:style-name="ro1">
          <table:table-cell office:value-type="float" office:value="0.0343125" calcext:value-type="float">
            <text:p>0,0343125</text:p>
          </table:table-cell>
          <table:table-cell office:value-type="float" office:value="8.267201832" calcext:value-type="float">
            <text:p>8,267201832</text:p>
          </table:table-cell>
          <table:table-cell table:formula="of:=[.B550]*9.81" office:value-type="float" office:value="81.10124997192" calcext:value-type="float">
            <text:p>81,10124997192</text:p>
          </table:table-cell>
        </table:table-row>
        <table:table-row table:style-name="ro1">
          <table:table-cell office:value-type="float" office:value="0.034375" calcext:value-type="float">
            <text:p>0,034375</text:p>
          </table:table-cell>
          <table:table-cell office:value-type="float" office:value="8.156219912" calcext:value-type="float">
            <text:p>8,156219912</text:p>
          </table:table-cell>
          <table:table-cell table:formula="of:=[.B551]*9.81" office:value-type="float" office:value="80.01251733672" calcext:value-type="float">
            <text:p>80,01251733672</text:p>
          </table:table-cell>
        </table:table-row>
        <table:table-row table:style-name="ro1">
          <table:table-cell office:value-type="float" office:value="0.0344375" calcext:value-type="float">
            <text:p>0,0344375</text:p>
          </table:table-cell>
          <table:table-cell office:value-type="float" office:value="8.047588801" calcext:value-type="float">
            <text:p>8,047588801</text:p>
          </table:table-cell>
          <table:table-cell table:formula="of:=[.B552]*9.81" office:value-type="float" office:value="78.94684613781" calcext:value-type="float">
            <text:p>78,94684613781</text:p>
          </table:table-cell>
        </table:table-row>
        <table:table-row table:style-name="ro1">
          <table:table-cell office:value-type="float" office:value="0.0345" calcext:value-type="float">
            <text:p>0,0345</text:p>
          </table:table-cell>
          <table:table-cell office:value-type="float" office:value="7.941260734" calcext:value-type="float">
            <text:p>7,941260734</text:p>
          </table:table-cell>
          <table:table-cell table:formula="of:=[.B553]*9.81" office:value-type="float" office:value="77.90376780054" calcext:value-type="float">
            <text:p>77,90376780054</text:p>
          </table:table-cell>
        </table:table-row>
        <table:table-row table:style-name="ro1">
          <table:table-cell office:value-type="float" office:value="0.0345625" calcext:value-type="float">
            <text:p>0,0345625</text:p>
          </table:table-cell>
          <table:table-cell office:value-type="float" office:value="7.837160792" calcext:value-type="float">
            <text:p>7,837160792</text:p>
          </table:table-cell>
          <table:table-cell table:formula="of:=[.B554]*9.81" office:value-type="float" office:value="76.88254736952" calcext:value-type="float">
            <text:p>76,88254736952</text:p>
          </table:table-cell>
        </table:table-row>
        <table:table-row table:style-name="ro1">
          <table:table-cell office:value-type="float" office:value="0.034625" calcext:value-type="float">
            <text:p>0,034625</text:p>
          </table:table-cell>
          <table:table-cell office:value-type="float" office:value="7.735105427" calcext:value-type="float">
            <text:p>7,735105427</text:p>
          </table:table-cell>
          <table:table-cell table:formula="of:=[.B555]*9.81" office:value-type="float" office:value="75.88138423887" calcext:value-type="float">
            <text:p>75,88138423887</text:p>
          </table:table-cell>
        </table:table-row>
        <table:table-row table:style-name="ro1">
          <table:table-cell office:value-type="float" office:value="0.0346875" calcext:value-type="float">
            <text:p>0,0346875</text:p>
          </table:table-cell>
          <table:table-cell office:value-type="float" office:value="7.634883935" calcext:value-type="float">
            <text:p>7,634883935</text:p>
          </table:table-cell>
          <table:table-cell table:formula="of:=[.B556]*9.81" office:value-type="float" office:value="74.89821140235" calcext:value-type="float">
            <text:p>74,89821140235</text:p>
          </table:table-cell>
        </table:table-row>
        <table:table-row table:style-name="ro1">
          <table:table-cell office:value-type="float" office:value="0.03475" calcext:value-type="float">
            <text:p>0,03475</text:p>
          </table:table-cell>
          <table:table-cell office:value-type="float" office:value="7.536285611" calcext:value-type="float">
            <text:p>7,536285611</text:p>
          </table:table-cell>
          <table:table-cell table:formula="of:=[.B557]*9.81" office:value-type="float" office:value="73.93096184391" calcext:value-type="float">
            <text:p>73,93096184391</text:p>
          </table:table-cell>
        </table:table-row>
        <table:table-row table:style-name="ro1">
          <table:table-cell office:value-type="float" office:value="0.0348125" calcext:value-type="float">
            <text:p>0,0348125</text:p>
          </table:table-cell>
          <table:table-cell office:value-type="float" office:value="7.439099753" calcext:value-type="float">
            <text:p>7,439099753</text:p>
          </table:table-cell>
          <table:table-cell table:formula="of:=[.B558]*9.81" office:value-type="float" office:value="72.97756857693" calcext:value-type="float">
            <text:p>72,97756857693</text:p>
          </table:table-cell>
        </table:table-row>
        <table:table-row table:style-name="ro1">
          <table:table-cell office:value-type="float" office:value="0.034875" calcext:value-type="float">
            <text:p>0,034875</text:p>
          </table:table-cell>
          <table:table-cell office:value-type="float" office:value="7.343115656" calcext:value-type="float">
            <text:p>7,343115656</text:p>
          </table:table-cell>
          <table:table-cell table:formula="of:=[.B559]*9.81" office:value-type="float" office:value="72.03596458536" calcext:value-type="float">
            <text:p>72,03596458536</text:p>
          </table:table-cell>
        </table:table-row>
        <table:table-row table:style-name="ro1">
          <table:table-cell office:value-type="float" office:value="0.0349375" calcext:value-type="float">
            <text:p>0,0349375</text:p>
          </table:table-cell>
          <table:table-cell office:value-type="float" office:value="7.248122616" calcext:value-type="float">
            <text:p>7,248122616</text:p>
          </table:table-cell>
          <table:table-cell table:formula="of:=[.B560]*9.81" office:value-type="float" office:value="71.10408286296" calcext:value-type="float">
            <text:p>71,10408286296</text:p>
          </table:table-cell>
        </table:table-row>
        <table:table-row table:style-name="ro1">
          <table:table-cell office:value-type="float" office:value="0.035" calcext:value-type="float">
            <text:p>0,035</text:p>
          </table:table-cell>
          <table:table-cell office:value-type="float" office:value="7.15390993" calcext:value-type="float">
            <text:p>7,15390993</text:p>
          </table:table-cell>
          <table:table-cell table:formula="of:=[.B561]*9.81" office:value-type="float" office:value="70.1798564133" calcext:value-type="float">
            <text:p>70,1798564133</text:p>
          </table:table-cell>
        </table:table-row>
        <table:table-row table:style-name="ro1">
          <table:table-cell office:value-type="float" office:value="0.0350625" calcext:value-type="float">
            <text:p>0,0350625</text:p>
          </table:table-cell>
          <table:table-cell office:value-type="float" office:value="7.060301718" calcext:value-type="float">
            <text:p>7,060301718</text:p>
          </table:table-cell>
          <table:table-cell table:formula="of:=[.B562]*9.81" office:value-type="float" office:value="69.26155985358" calcext:value-type="float">
            <text:p>69,26155985358</text:p>
          </table:table-cell>
        </table:table-row>
        <table:table-row table:style-name="ro1">
          <table:table-cell office:value-type="float" office:value="0.035125" calcext:value-type="float">
            <text:p>0,035125</text:p>
          </table:table-cell>
          <table:table-cell office:value-type="float" office:value="6.967261408" calcext:value-type="float">
            <text:p>6,967261408</text:p>
          </table:table-cell>
          <table:table-cell table:formula="of:=[.B563]*9.81" office:value-type="float" office:value="68.34883441248" calcext:value-type="float">
            <text:p>68,34883441248</text:p>
          </table:table-cell>
        </table:table-row>
        <table:table-row table:style-name="ro1">
          <table:table-cell office:value-type="float" office:value="0.0351875" calcext:value-type="float">
            <text:p>0,0351875</text:p>
          </table:table-cell>
          <table:table-cell office:value-type="float" office:value="6.874787249" calcext:value-type="float">
            <text:p>6,874787249</text:p>
          </table:table-cell>
          <table:table-cell table:formula="of:=[.B564]*9.81" office:value-type="float" office:value="67.44166291269" calcext:value-type="float">
            <text:p>67,44166291269</text:p>
          </table:table-cell>
        </table:table-row>
        <table:table-row table:style-name="ro1">
          <table:table-cell office:value-type="float" office:value="0.03525" calcext:value-type="float">
            <text:p>0,03525</text:p>
          </table:table-cell>
          <table:table-cell office:value-type="float" office:value="6.782877494" calcext:value-type="float">
            <text:p>6,782877494</text:p>
          </table:table-cell>
          <table:table-cell table:formula="of:=[.B565]*9.81" office:value-type="float" office:value="66.54002821614" calcext:value-type="float">
            <text:p>66,54002821614</text:p>
          </table:table-cell>
        </table:table-row>
        <table:table-row table:style-name="ro1">
          <table:table-cell office:value-type="float" office:value="0.0353125" calcext:value-type="float">
            <text:p>0,0353125</text:p>
          </table:table-cell>
          <table:table-cell office:value-type="float" office:value="6.691530393" calcext:value-type="float">
            <text:p>6,691530393</text:p>
          </table:table-cell>
          <table:table-cell table:formula="of:=[.B566]*9.81" office:value-type="float" office:value="65.64391315533" calcext:value-type="float">
            <text:p>65,64391315533</text:p>
          </table:table-cell>
        </table:table-row>
        <table:table-row table:style-name="ro1">
          <table:table-cell office:value-type="float" office:value="0.035375" calcext:value-type="float">
            <text:p>0,035375</text:p>
          </table:table-cell>
          <table:table-cell office:value-type="float" office:value="6.600744198" calcext:value-type="float">
            <text:p>6,600744198</text:p>
          </table:table-cell>
          <table:table-cell table:formula="of:=[.B567]*9.81" office:value-type="float" office:value="64.75330058238" calcext:value-type="float">
            <text:p>64,75330058238</text:p>
          </table:table-cell>
        </table:table-row>
        <table:table-row table:style-name="ro1">
          <table:table-cell office:value-type="float" office:value="0.0354375" calcext:value-type="float">
            <text:p>0,0354375</text:p>
          </table:table-cell>
          <table:table-cell office:value-type="float" office:value="6.510517159" calcext:value-type="float">
            <text:p>6,510517159</text:p>
          </table:table-cell>
          <table:table-cell table:formula="of:=[.B568]*9.81" office:value-type="float" office:value="63.86817332979" calcext:value-type="float">
            <text:p>63,86817332979</text:p>
          </table:table-cell>
        </table:table-row>
        <table:table-row table:style-name="ro1">
          <table:table-cell office:value-type="float" office:value="0.0355" calcext:value-type="float">
            <text:p>0,0355</text:p>
          </table:table-cell>
          <table:table-cell office:value-type="float" office:value="6.42084753" calcext:value-type="float">
            <text:p>6,42084753</text:p>
          </table:table-cell>
          <table:table-cell table:formula="of:=[.B569]*9.81" office:value-type="float" office:value="62.9885142693" calcext:value-type="float">
            <text:p>62,9885142693</text:p>
          </table:table-cell>
        </table:table-row>
        <table:table-row table:style-name="ro1">
          <table:table-cell office:value-type="float" office:value="0.0355625" calcext:value-type="float">
            <text:p>0,0355625</text:p>
          </table:table-cell>
          <table:table-cell office:value-type="float" office:value="6.331769665" calcext:value-type="float">
            <text:p>6,331769665</text:p>
          </table:table-cell>
          <table:table-cell table:formula="of:=[.B570]*9.81" office:value-type="float" office:value="62.11466041365" calcext:value-type="float">
            <text:p>62,11466041365</text:p>
          </table:table-cell>
        </table:table-row>
        <table:table-row table:style-name="ro1">
          <table:table-cell office:value-type="float" office:value="0.035625" calcext:value-type="float">
            <text:p>0,035625</text:p>
          </table:table-cell>
          <table:table-cell office:value-type="float" office:value="6.243462349" calcext:value-type="float">
            <text:p>6,243462349</text:p>
          </table:table-cell>
          <table:table-cell table:formula="of:=[.B571]*9.81" office:value-type="float" office:value="61.24836564369" calcext:value-type="float">
            <text:p>61,24836564369</text:p>
          </table:table-cell>
        </table:table-row>
        <table:table-row table:style-name="ro1">
          <table:table-cell office:value-type="float" office:value="0.0356875" calcext:value-type="float">
            <text:p>0,0356875</text:p>
          </table:table-cell>
          <table:table-cell office:value-type="float" office:value="6.15614047" calcext:value-type="float">
            <text:p>6,15614047</text:p>
          </table:table-cell>
          <table:table-cell table:formula="of:=[.B572]*9.81" office:value-type="float" office:value="60.3917380107" calcext:value-type="float">
            <text:p>60,3917380107</text:p>
          </table:table-cell>
        </table:table-row>
        <table:table-row table:style-name="ro1">
          <table:table-cell office:value-type="float" office:value="0.03575" calcext:value-type="float">
            <text:p>0,03575</text:p>
          </table:table-cell>
          <table:table-cell office:value-type="float" office:value="6.070018917" calcext:value-type="float">
            <text:p>6,070018917</text:p>
          </table:table-cell>
          <table:table-cell table:formula="of:=[.B573]*9.81" office:value-type="float" office:value="59.54688557577" calcext:value-type="float">
            <text:p>59,54688557577</text:p>
          </table:table-cell>
        </table:table-row>
        <table:table-row table:style-name="ro1">
          <table:table-cell office:value-type="float" office:value="0.0358125" calcext:value-type="float">
            <text:p>0,0358125</text:p>
          </table:table-cell>
          <table:table-cell office:value-type="float" office:value="5.985312578" calcext:value-type="float">
            <text:p>5,985312578</text:p>
          </table:table-cell>
          <table:table-cell table:formula="of:=[.B574]*9.81" office:value-type="float" office:value="58.71591639018" calcext:value-type="float">
            <text:p>58,71591639018</text:p>
          </table:table-cell>
        </table:table-row>
        <table:table-row table:style-name="ro1">
          <table:table-cell office:value-type="float" office:value="0.035875" calcext:value-type="float">
            <text:p>0,035875</text:p>
          </table:table-cell>
          <table:table-cell office:value-type="float" office:value="5.902236343" calcext:value-type="float">
            <text:p>5,902236343</text:p>
          </table:table-cell>
          <table:table-cell table:formula="of:=[.B575]*9.81" office:value-type="float" office:value="57.90093852483" calcext:value-type="float">
            <text:p>57,90093852483</text:p>
          </table:table-cell>
        </table:table-row>
        <table:table-row table:style-name="ro1">
          <table:table-cell office:value-type="float" office:value="0.0359375" calcext:value-type="float">
            <text:p>0,0359375</text:p>
          </table:table-cell>
          <table:table-cell office:value-type="float" office:value="5.821005099" calcext:value-type="float">
            <text:p>5,821005099</text:p>
          </table:table-cell>
          <table:table-cell table:formula="of:=[.B576]*9.81" office:value-type="float" office:value="57.10406002119" calcext:value-type="float">
            <text:p>57,10406002119</text:p>
          </table:table-cell>
        </table:table-row>
        <table:table-row table:style-name="ro1">
          <table:table-cell office:value-type="float" office:value="0.036" calcext:value-type="float">
            <text:p>0,036</text:p>
          </table:table-cell>
          <table:table-cell office:value-type="float" office:value="5.741833737" calcext:value-type="float">
            <text:p>5,741833737</text:p>
          </table:table-cell>
          <table:table-cell table:formula="of:=[.B577]*9.81" office:value-type="float" office:value="56.32738895997" calcext:value-type="float">
            <text:p>56,32738895997</text:p>
          </table:table-cell>
        </table:table-row>
        <table:table-row table:style-name="ro1">
          <table:table-cell office:value-type="float" office:value="0.0360625" calcext:value-type="float">
            <text:p>0,0360625</text:p>
          </table:table-cell>
          <table:table-cell office:value-type="float" office:value="5.664935141" calcext:value-type="float">
            <text:p>5,664935141</text:p>
          </table:table-cell>
          <table:table-cell table:formula="of:=[.B578]*9.81" office:value-type="float" office:value="55.57301373321" calcext:value-type="float">
            <text:p>55,57301373321</text:p>
          </table:table-cell>
        </table:table-row>
        <table:table-row table:style-name="ro1">
          <table:table-cell office:value-type="float" office:value="0.036125" calcext:value-type="float">
            <text:p>0,036125</text:p>
          </table:table-cell>
          <table:table-cell office:value-type="float" office:value="5.590514185" calcext:value-type="float">
            <text:p>5,590514185</text:p>
          </table:table-cell>
          <table:table-cell table:formula="of:=[.B579]*9.81" office:value-type="float" office:value="54.84294415485" calcext:value-type="float">
            <text:p>54,84294415485</text:p>
          </table:table-cell>
        </table:table-row>
        <table:table-row table:style-name="ro1">
          <table:table-cell office:value-type="float" office:value="0.0361875" calcext:value-type="float">
            <text:p>0,0361875</text:p>
          </table:table-cell>
          <table:table-cell office:value-type="float" office:value="5.51877374" calcext:value-type="float">
            <text:p>5,51877374</text:p>
          </table:table-cell>
          <table:table-cell table:formula="of:=[.B580]*9.81" office:value-type="float" office:value="54.1391703894" calcext:value-type="float">
            <text:p>54,1391703894</text:p>
          </table:table-cell>
        </table:table-row>
        <table:table-row table:style-name="ro1">
          <table:table-cell office:value-type="float" office:value="0.03625" calcext:value-type="float">
            <text:p>0,03625</text:p>
          </table:table-cell>
          <table:table-cell office:value-type="float" office:value="5.449916676" calcext:value-type="float">
            <text:p>5,449916676</text:p>
          </table:table-cell>
          <table:table-cell table:formula="of:=[.B581]*9.81" office:value-type="float" office:value="53.46368259156" calcext:value-type="float">
            <text:p>53,46368259156</text:p>
          </table:table-cell>
        </table:table-row>
        <table:table-row table:style-name="ro1">
          <table:table-cell office:value-type="float" office:value="0.0363125" calcext:value-type="float">
            <text:p>0,0363125</text:p>
          </table:table-cell>
          <table:table-cell office:value-type="float" office:value="5.384145863" calcext:value-type="float">
            <text:p>5,384145863</text:p>
          </table:table-cell>
          <table:table-cell table:formula="of:=[.B582]*9.81" office:value-type="float" office:value="52.81847091603" calcext:value-type="float">
            <text:p>52,81847091603</text:p>
          </table:table-cell>
        </table:table-row>
        <table:table-row table:style-name="ro1">
          <table:table-cell office:value-type="float" office:value="0.036375" calcext:value-type="float">
            <text:p>0,036375</text:p>
          </table:table-cell>
          <table:table-cell office:value-type="float" office:value="5.321664172" calcext:value-type="float">
            <text:p>5,321664172</text:p>
          </table:table-cell>
          <table:table-cell table:formula="of:=[.B583]*9.81" office:value-type="float" office:value="52.20552552732" calcext:value-type="float">
            <text:p>52,20552552732</text:p>
          </table:table-cell>
        </table:table-row>
        <table:table-row table:style-name="ro1">
          <table:table-cell office:value-type="float" office:value="0.0364375" calcext:value-type="float">
            <text:p>0,0364375</text:p>
          </table:table-cell>
          <table:table-cell office:value-type="float" office:value="5.262674474" calcext:value-type="float">
            <text:p>5,262674474</text:p>
          </table:table-cell>
          <table:table-cell table:formula="of:=[.B584]*9.81" office:value-type="float" office:value="51.62683658994" calcext:value-type="float">
            <text:p>51,62683658994</text:p>
          </table:table-cell>
        </table:table-row>
        <table:table-row table:style-name="ro1">
          <table:table-cell office:value-type="float" office:value="0.0365" calcext:value-type="float">
            <text:p>0,0365</text:p>
          </table:table-cell>
          <table:table-cell office:value-type="float" office:value="5.207379638" calcext:value-type="float">
            <text:p>5,207379638</text:p>
          </table:table-cell>
          <table:table-cell table:formula="of:=[.B585]*9.81" office:value-type="float" office:value="51.08439424878" calcext:value-type="float">
            <text:p>51,08439424878</text:p>
          </table:table-cell>
        </table:table-row>
        <table:table-row table:style-name="ro1">
          <table:table-cell office:value-type="float" office:value="0.0365625" calcext:value-type="float">
            <text:p>0,0365625</text:p>
          </table:table-cell>
          <table:table-cell office:value-type="float" office:value="5.155968669" calcext:value-type="float">
            <text:p>5,155968669</text:p>
          </table:table-cell>
          <table:table-cell table:formula="of:=[.B586]*9.81" office:value-type="float" office:value="50.58005264289" calcext:value-type="float">
            <text:p>50,58005264289</text:p>
          </table:table-cell>
        </table:table-row>
        <table:table-row table:style-name="ro1">
          <table:table-cell office:value-type="float" office:value="0.036625" calcext:value-type="float">
            <text:p>0,036625</text:p>
          </table:table-cell>
          <table:table-cell office:value-type="float" office:value="5.108575101" calcext:value-type="float">
            <text:p>5,108575101</text:p>
          </table:table-cell>
          <table:table-cell table:formula="of:=[.B587]*9.81" office:value-type="float" office:value="50.11512174081" calcext:value-type="float">
            <text:p>50,11512174081</text:p>
          </table:table-cell>
        </table:table-row>
        <table:table-row table:style-name="ro1">
          <table:table-cell office:value-type="float" office:value="0.0366875" calcext:value-type="float">
            <text:p>0,0366875</text:p>
          </table:table-cell>
          <table:table-cell office:value-type="float" office:value="5.065318604" calcext:value-type="float">
            <text:p>5,065318604</text:p>
          </table:table-cell>
          <table:table-cell table:formula="of:=[.B588]*9.81" office:value-type="float" office:value="49.69077550524" calcext:value-type="float">
            <text:p>49,69077550524</text:p>
          </table:table-cell>
        </table:table-row>
        <table:table-row table:style-name="ro1">
          <table:table-cell office:value-type="float" office:value="0.03675" calcext:value-type="float">
            <text:p>0,03675</text:p>
          </table:table-cell>
          <table:table-cell office:value-type="float" office:value="5.026318845" calcext:value-type="float">
            <text:p>5,026318845</text:p>
          </table:table-cell>
          <table:table-cell table:formula="of:=[.B589]*9.81" office:value-type="float" office:value="49.30818786945" calcext:value-type="float">
            <text:p>49,30818786945</text:p>
          </table:table-cell>
        </table:table-row>
        <table:table-row table:style-name="ro1">
          <table:table-cell office:value-type="float" office:value="0.0368125" calcext:value-type="float">
            <text:p>0,0368125</text:p>
          </table:table-cell>
          <table:table-cell office:value-type="float" office:value="4.991695494" calcext:value-type="float">
            <text:p>4,991695494</text:p>
          </table:table-cell>
          <table:table-cell table:formula="of:=[.B590]*9.81" office:value-type="float" office:value="48.96853279614" calcext:value-type="float">
            <text:p>48,96853279614</text:p>
          </table:table-cell>
        </table:table-row>
        <table:table-row table:style-name="ro1">
          <table:table-cell office:value-type="float" office:value="0.036875" calcext:value-type="float">
            <text:p>0,036875</text:p>
          </table:table-cell>
          <table:table-cell office:value-type="float" office:value="4.96156822" calcext:value-type="float">
            <text:p>4,96156822</text:p>
          </table:table-cell>
          <table:table-cell table:formula="of:=[.B591]*9.81" office:value-type="float" office:value="48.6729842382" calcext:value-type="float">
            <text:p>48,6729842382</text:p>
          </table:table-cell>
        </table:table-row>
        <table:table-row table:style-name="ro1">
          <table:table-cell office:value-type="float" office:value="0.0369375" calcext:value-type="float">
            <text:p>0,0369375</text:p>
          </table:table-cell>
          <table:table-cell office:value-type="float" office:value="4.93605669" calcext:value-type="float">
            <text:p>4,93605669</text:p>
          </table:table-cell>
          <table:table-cell table:formula="of:=[.B592]*9.81" office:value-type="float" office:value="48.4227161289" calcext:value-type="float">
            <text:p>48,4227161289</text:p>
          </table:table-cell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float" office:value="4.915280573" calcext:value-type="float">
            <text:p>4,915280573</text:p>
          </table:table-cell>
          <table:table-cell table:formula="of:=[.B593]*9.81" office:value-type="float" office:value="48.21890242113" calcext:value-type="float">
            <text:p>48,21890242113</text:p>
          </table:table-cell>
        </table:table-row>
        <table:table-row table:style-name="ro1">
          <table:table-cell office:value-type="float" office:value="0.0370625" calcext:value-type="float">
            <text:p>0,0370625</text:p>
          </table:table-cell>
          <table:table-cell office:value-type="float" office:value="4.899357457" calcext:value-type="float">
            <text:p>4,899357457</text:p>
          </table:table-cell>
          <table:table-cell table:formula="of:=[.B594]*9.81" office:value-type="float" office:value="48.06269665317" calcext:value-type="float">
            <text:p>48,06269665317</text:p>
          </table:table-cell>
        </table:table-row>
        <table:table-row table:style-name="ro1">
          <table:table-cell office:value-type="float" office:value="0.037125" calcext:value-type="float">
            <text:p>0,037125</text:p>
          </table:table-cell>
          <table:table-cell office:value-type="float" office:value="4.888396605" calcext:value-type="float">
            <text:p>4,888396605</text:p>
          </table:table-cell>
          <table:table-cell table:formula="of:=[.B595]*9.81" office:value-type="float" office:value="47.95517069505" calcext:value-type="float">
            <text:p>47,95517069505</text:p>
          </table:table-cell>
        </table:table-row>
        <table:table-row table:style-name="ro1">
          <table:table-cell office:value-type="float" office:value="0.0371875" calcext:value-type="float">
            <text:p>0,0371875</text:p>
          </table:table-cell>
          <table:table-cell office:value-type="float" office:value="4.882505198" calcext:value-type="float">
            <text:p>4,882505198</text:p>
          </table:table-cell>
          <table:table-cell table:formula="of:=[.B596]*9.81" office:value-type="float" office:value="47.89737599238" calcext:value-type="float">
            <text:p>47,89737599238</text:p>
          </table:table-cell>
        </table:table-row>
        <table:table-row table:style-name="ro1">
          <table:table-cell office:value-type="float" office:value="0.03725" calcext:value-type="float">
            <text:p>0,03725</text:p>
          </table:table-cell>
          <table:table-cell office:value-type="float" office:value="4.88179042" calcext:value-type="float">
            <text:p>4,88179042</text:p>
          </table:table-cell>
          <table:table-cell table:formula="of:=[.B597]*9.81" office:value-type="float" office:value="47.8903640202" calcext:value-type="float">
            <text:p>47,8903640202</text:p>
          </table:table-cell>
        </table:table-row>
        <table:table-row table:style-name="ro1">
          <table:table-cell office:value-type="float" office:value="0.0373125" calcext:value-type="float">
            <text:p>0,0373125</text:p>
          </table:table-cell>
          <table:table-cell office:value-type="float" office:value="4.886359452" calcext:value-type="float">
            <text:p>4,886359452</text:p>
          </table:table-cell>
          <table:table-cell table:formula="of:=[.B598]*9.81" office:value-type="float" office:value="47.93518622412" calcext:value-type="float">
            <text:p>47,93518622412</text:p>
          </table:table-cell>
        </table:table-row>
        <table:table-row table:style-name="ro1">
          <table:table-cell office:value-type="float" office:value="0.037375" calcext:value-type="float">
            <text:p>0,037375</text:p>
          </table:table-cell>
          <table:table-cell office:value-type="float" office:value="4.896319477" calcext:value-type="float">
            <text:p>4,896319477</text:p>
          </table:table-cell>
          <table:table-cell table:formula="of:=[.B599]*9.81" office:value-type="float" office:value="48.03289406937" calcext:value-type="float">
            <text:p>48,03289406937</text:p>
          </table:table-cell>
        </table:table-row>
        <table:table-row table:style-name="ro1">
          <table:table-cell office:value-type="float" office:value="0.0374375" calcext:value-type="float">
            <text:p>0,0374375</text:p>
          </table:table-cell>
          <table:table-cell office:value-type="float" office:value="4.911777675" calcext:value-type="float">
            <text:p>4,911777675</text:p>
          </table:table-cell>
          <table:table-cell table:formula="of:=[.B600]*9.81" office:value-type="float" office:value="48.18453899175" calcext:value-type="float">
            <text:p>48,18453899175</text:p>
          </table:table-cell>
        </table:table-row>
        <table:table-row table:style-name="ro1">
          <table:table-cell office:value-type="float" office:value="0.0375" calcext:value-type="float">
            <text:p>0,0375</text:p>
          </table:table-cell>
          <table:table-cell office:value-type="float" office:value="4.93284123" calcext:value-type="float">
            <text:p>4,93284123</text:p>
          </table:table-cell>
          <table:table-cell table:formula="of:=[.B601]*9.81" office:value-type="float" office:value="48.3911724663" calcext:value-type="float">
            <text:p>48,3911724663</text:p>
          </table:table-cell>
        </table:table-row>
        <table:table-row table:style-name="ro1">
          <table:table-cell office:value-type="float" office:value="0.0375625" calcext:value-type="float">
            <text:p>0,0375625</text:p>
          </table:table-cell>
          <table:table-cell office:value-type="float" office:value="4.95959854" calcext:value-type="float">
            <text:p>4,95959854</text:p>
          </table:table-cell>
          <table:table-cell table:formula="of:=[.B602]*9.81" office:value-type="float" office:value="48.6536616774" calcext:value-type="float">
            <text:p>48,6536616774</text:p>
          </table:table-cell>
        </table:table-row>
        <table:table-row table:style-name="ro1">
          <table:table-cell office:value-type="float" office:value="0.037625" calcext:value-type="float">
            <text:p>0,037625</text:p>
          </table:table-cell>
          <table:table-cell office:value-type="float" office:value="4.992062872" calcext:value-type="float">
            <text:p>4,992062872</text:p>
          </table:table-cell>
          <table:table-cell table:formula="of:=[.B603]*9.81" office:value-type="float" office:value="48.97213677432" calcext:value-type="float">
            <text:p>48,97213677432</text:p>
          </table:table-cell>
        </table:table-row>
        <table:table-row table:style-name="ro1">
          <table:table-cell office:value-type="float" office:value="0.0376875" calcext:value-type="float">
            <text:p>0,0376875</text:p>
          </table:table-cell>
          <table:table-cell office:value-type="float" office:value="5.030228709" calcext:value-type="float">
            <text:p>5,030228709</text:p>
          </table:table-cell>
          <table:table-cell table:formula="of:=[.B604]*9.81" office:value-type="float" office:value="49.34654363529" calcext:value-type="float">
            <text:p>49,34654363529</text:p>
          </table:table-cell>
        </table:table-row>
        <table:table-row table:style-name="ro1">
          <table:table-cell office:value-type="float" office:value="0.03775" calcext:value-type="float">
            <text:p>0,03775</text:p>
          </table:table-cell>
          <table:table-cell office:value-type="float" office:value="5.074090535" calcext:value-type="float">
            <text:p>5,074090535</text:p>
          </table:table-cell>
          <table:table-cell table:formula="of:=[.B605]*9.81" office:value-type="float" office:value="49.77682814835" calcext:value-type="float">
            <text:p>49,77682814835</text:p>
          </table:table-cell>
        </table:table-row>
        <table:table-row table:style-name="ro1">
          <table:table-cell office:value-type="float" office:value="0.0378125" calcext:value-type="float">
            <text:p>0,0378125</text:p>
          </table:table-cell>
          <table:table-cell office:value-type="float" office:value="5.123642834" calcext:value-type="float">
            <text:p>5,123642834</text:p>
          </table:table-cell>
          <table:table-cell table:formula="of:=[.B606]*9.81" office:value-type="float" office:value="50.26293620154" calcext:value-type="float">
            <text:p>50,26293620154</text:p>
          </table:table-cell>
        </table:table-row>
        <table:table-row table:style-name="ro1">
          <table:table-cell office:value-type="float" office:value="0.037875" calcext:value-type="float">
            <text:p>0,037875</text:p>
          </table:table-cell>
          <table:table-cell office:value-type="float" office:value="5.178880089" calcext:value-type="float">
            <text:p>5,178880089</text:p>
          </table:table-cell>
          <table:table-cell table:formula="of:=[.B607]*9.81" office:value-type="float" office:value="50.80481367309" calcext:value-type="float">
            <text:p>50,80481367309</text:p>
          </table:table-cell>
        </table:table-row>
        <table:table-row table:style-name="ro1">
          <table:table-cell office:value-type="float" office:value="0.0379375" calcext:value-type="float">
            <text:p>0,0379375</text:p>
          </table:table-cell>
          <table:table-cell office:value-type="float" office:value="5.239796784" calcext:value-type="float">
            <text:p>5,239796784</text:p>
          </table:table-cell>
          <table:table-cell table:formula="of:=[.B608]*9.81" office:value-type="float" office:value="51.40240645104" calcext:value-type="float">
            <text:p>51,40240645104</text:p>
          </table:table-cell>
        </table:table-row>
        <table:table-row table:style-name="ro1">
          <table:table-cell office:value-type="float" office:value="0.038" calcext:value-type="float">
            <text:p>0,038</text:p>
          </table:table-cell>
          <table:table-cell office:value-type="float" office:value="5.306387402" calcext:value-type="float">
            <text:p>5,306387402</text:p>
          </table:table-cell>
          <table:table-cell table:formula="of:=[.B609]*9.81" office:value-type="float" office:value="52.05566041362" calcext:value-type="float">
            <text:p>52,05566041362</text:p>
          </table:table-cell>
        </table:table-row>
        <table:table-row table:style-name="ro1">
          <table:table-cell office:value-type="float" office:value="0.0380625" calcext:value-type="float">
            <text:p>0,0380625</text:p>
          </table:table-cell>
          <table:table-cell office:value-type="float" office:value="5.378614851" calcext:value-type="float">
            <text:p>5,378614851</text:p>
          </table:table-cell>
          <table:table-cell table:formula="of:=[.B610]*9.81" office:value-type="float" office:value="52.76421168831" calcext:value-type="float">
            <text:p>52,76421168831</text:p>
          </table:table-cell>
        </table:table-row>
        <table:table-row table:style-name="ro1">
          <table:table-cell office:value-type="float" office:value="0.038125" calcext:value-type="float">
            <text:p>0,038125</text:p>
          </table:table-cell>
          <table:table-cell office:value-type="float" office:value="5.456315735" calcext:value-type="float">
            <text:p>5,456315735</text:p>
          </table:table-cell>
          <table:table-cell table:formula="of:=[.B611]*9.81" office:value-type="float" office:value="53.52645736035" calcext:value-type="float">
            <text:p>53,52645736035</text:p>
          </table:table-cell>
        </table:table-row>
        <table:table-row table:style-name="ro1">
          <table:table-cell office:value-type="float" office:value="0.0381875" calcext:value-type="float">
            <text:p>0,0381875</text:p>
          </table:table-cell>
          <table:table-cell office:value-type="float" office:value="5.539295084" calcext:value-type="float">
            <text:p>5,539295084</text:p>
          </table:table-cell>
          <table:table-cell table:formula="of:=[.B612]*9.81" office:value-type="float" office:value="54.34048477404" calcext:value-type="float">
            <text:p>54,34048477404</text:p>
          </table:table-cell>
        </table:table-row>
        <table:table-row table:style-name="ro1">
          <table:table-cell office:value-type="float" office:value="0.03825" calcext:value-type="float">
            <text:p>0,03825</text:p>
          </table:table-cell>
          <table:table-cell office:value-type="float" office:value="5.627357927" calcext:value-type="float">
            <text:p>5,627357927</text:p>
          </table:table-cell>
          <table:table-cell table:formula="of:=[.B613]*9.81" office:value-type="float" office:value="55.20438126387" calcext:value-type="float">
            <text:p>55,20438126387</text:p>
          </table:table-cell>
        </table:table-row>
        <table:table-row table:style-name="ro1">
          <table:table-cell office:value-type="float" office:value="0.0383125" calcext:value-type="float">
            <text:p>0,0383125</text:p>
          </table:table-cell>
          <table:table-cell office:value-type="float" office:value="5.720309292" calcext:value-type="float">
            <text:p>5,720309292</text:p>
          </table:table-cell>
          <table:table-cell table:formula="of:=[.B614]*9.81" office:value-type="float" office:value="56.11623415452" calcext:value-type="float">
            <text:p>56,11623415452</text:p>
          </table:table-cell>
        </table:table-row>
        <table:table-row table:style-name="ro1">
          <table:table-cell office:value-type="float" office:value="0.038375" calcext:value-type="float">
            <text:p>0,038375</text:p>
          </table:table-cell>
          <table:table-cell office:value-type="float" office:value="5.817954208" calcext:value-type="float">
            <text:p>5,817954208</text:p>
          </table:table-cell>
          <table:table-cell table:formula="of:=[.B615]*9.81" office:value-type="float" office:value="57.07413078048" calcext:value-type="float">
            <text:p>57,07413078048</text:p>
          </table:table-cell>
        </table:table-row>
        <table:table-row table:style-name="ro1">
          <table:table-cell office:value-type="float" office:value="0.0384375" calcext:value-type="float">
            <text:p>0,0384375</text:p>
          </table:table-cell>
          <table:table-cell office:value-type="float" office:value="5.920097704" calcext:value-type="float">
            <text:p>5,920097704</text:p>
          </table:table-cell>
          <table:table-cell table:formula="of:=[.B616]*9.81" office:value-type="float" office:value="58.07615847624" calcext:value-type="float">
            <text:p>58,07615847624</text:p>
          </table:table-cell>
        </table:table-row>
        <table:table-row table:style-name="ro1">
          <table:table-cell office:value-type="float" office:value="0.0385" calcext:value-type="float">
            <text:p>0,0385</text:p>
          </table:table-cell>
          <table:table-cell office:value-type="float" office:value="6.02654481" calcext:value-type="float">
            <text:p>6,02654481</text:p>
          </table:table-cell>
          <table:table-cell table:formula="of:=[.B617]*9.81" office:value-type="float" office:value="59.1204045861" calcext:value-type="float">
            <text:p>59,1204045861</text:p>
          </table:table-cell>
        </table:table-row>
        <table:table-row table:style-name="ro1">
          <table:table-cell office:value-type="float" office:value="0.0385625" calcext:value-type="float">
            <text:p>0,0385625</text:p>
          </table:table-cell>
          <table:table-cell office:value-type="float" office:value="6.137099861" calcext:value-type="float">
            <text:p>6,137099861</text:p>
          </table:table-cell>
          <table:table-cell table:formula="of:=[.B618]*9.81" office:value-type="float" office:value="60.20494963641" calcext:value-type="float">
            <text:p>60,20494963641</text:p>
          </table:table-cell>
        </table:table-row>
        <table:table-row table:style-name="ro1">
          <table:table-cell office:value-type="float" office:value="0.038625" calcext:value-type="float">
            <text:p>0,038625</text:p>
          </table:table-cell>
          <table:table-cell office:value-type="float" office:value="6.25156443" calcext:value-type="float">
            <text:p>6,25156443</text:p>
          </table:table-cell>
          <table:table-cell table:formula="of:=[.B619]*9.81" office:value-type="float" office:value="61.3278470583" calcext:value-type="float">
            <text:p>61,3278470583</text:p>
          </table:table-cell>
        </table:table-row>
        <table:table-row table:style-name="ro1">
          <table:table-cell office:value-type="float" office:value="0.0386875" calcext:value-type="float">
            <text:p>0,0386875</text:p>
          </table:table-cell>
          <table:table-cell office:value-type="float" office:value="6.369739396" calcext:value-type="float">
            <text:p>6,369739396</text:p>
          </table:table-cell>
          <table:table-cell table:formula="of:=[.B620]*9.81" office:value-type="float" office:value="62.48714347476" calcext:value-type="float">
            <text:p>62,48714347476</text:p>
          </table:table-cell>
        </table:table-row>
        <table:table-row table:style-name="ro1">
          <table:table-cell office:value-type="float" office:value="0.03875" calcext:value-type="float">
            <text:p>0,03875</text:p>
          </table:table-cell>
          <table:table-cell office:value-type="float" office:value="6.491425637" calcext:value-type="float">
            <text:p>6,491425637</text:p>
          </table:table-cell>
          <table:table-cell table:formula="of:=[.B621]*9.81" office:value-type="float" office:value="63.68088549897" calcext:value-type="float">
            <text:p>63,68088549897</text:p>
          </table:table-cell>
        </table:table-row>
        <table:table-row table:style-name="ro1">
          <table:table-cell office:value-type="float" office:value="0.0388125" calcext:value-type="float">
            <text:p>0,0388125</text:p>
          </table:table-cell>
          <table:table-cell office:value-type="float" office:value="6.616424034" calcext:value-type="float">
            <text:p>6,616424034</text:p>
          </table:table-cell>
          <table:table-cell table:formula="of:=[.B622]*9.81" office:value-type="float" office:value="64.90711977354" calcext:value-type="float">
            <text:p>64,90711977354</text:p>
          </table:table-cell>
        </table:table-row>
        <table:table-row table:style-name="ro1">
          <table:table-cell office:value-type="float" office:value="0.038875" calcext:value-type="float">
            <text:p>0,038875</text:p>
          </table:table-cell>
          <table:table-cell office:value-type="float" office:value="6.744535466" calcext:value-type="float">
            <text:p>6,744535466</text:p>
          </table:table-cell>
          <table:table-cell table:formula="of:=[.B623]*9.81" office:value-type="float" office:value="66.16389292146" calcext:value-type="float">
            <text:p>66,16389292146</text:p>
          </table:table-cell>
        </table:table-row>
        <table:table-row table:style-name="ro1">
          <table:table-cell office:value-type="float" office:value="0.0389375" calcext:value-type="float">
            <text:p>0,0389375</text:p>
          </table:table-cell>
          <table:table-cell office:value-type="float" office:value="6.875560811" calcext:value-type="float">
            <text:p>6,875560811</text:p>
          </table:table-cell>
          <table:table-cell table:formula="of:=[.B624]*9.81" office:value-type="float" office:value="67.44925155591" calcext:value-type="float">
            <text:p>67,44925155591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office:value-type="float" office:value="7.00930095" calcext:value-type="float">
            <text:p>7,00930095</text:p>
          </table:table-cell>
          <table:table-cell table:formula="of:=[.B625]*9.81" office:value-type="float" office:value="68.7612423195" calcext:value-type="float">
            <text:p>68,7612423195</text:p>
          </table:table-cell>
        </table:table-row>
        <table:table-row table:style-name="ro1">
          <table:table-cell office:value-type="float" office:value="0.0390625" calcext:value-type="float">
            <text:p>0,0390625</text:p>
          </table:table-cell>
          <table:table-cell office:value-type="float" office:value="7.145560766" calcext:value-type="float">
            <text:p>7,145560766</text:p>
          </table:table-cell>
          <table:table-cell table:formula="of:=[.B626]*9.81" office:value-type="float" office:value="70.09795111446" calcext:value-type="float">
            <text:p>70,09795111446</text:p>
          </table:table-cell>
        </table:table-row>
        <table:table-row table:style-name="ro1">
          <table:table-cell office:value-type="float" office:value="0.039125" calcext:value-type="float">
            <text:p>0,039125</text:p>
          </table:table-cell>
          <table:table-cell office:value-type="float" office:value="7.284161159" calcext:value-type="float">
            <text:p>7,284161159</text:p>
          </table:table-cell>
          <table:table-cell table:formula="of:=[.B627]*9.81" office:value-type="float" office:value="71.45762096979" calcext:value-type="float">
            <text:p>71,45762096979</text:p>
          </table:table-cell>
        </table:table-row>
        <table:table-row table:style-name="ro1">
          <table:table-cell office:value-type="float" office:value="0.0391875" calcext:value-type="float">
            <text:p>0,0391875</text:p>
          </table:table-cell>
          <table:table-cell office:value-type="float" office:value="7.424927031" calcext:value-type="float">
            <text:p>7,424927031</text:p>
          </table:table-cell>
          <table:table-cell table:formula="of:=[.B628]*9.81" office:value-type="float" office:value="72.83853417411" calcext:value-type="float">
            <text:p>72,83853417411</text:p>
          </table:table-cell>
        </table:table-row>
        <table:table-row table:style-name="ro1">
          <table:table-cell office:value-type="float" office:value="0.03925" calcext:value-type="float">
            <text:p>0,03925</text:p>
          </table:table-cell>
          <table:table-cell office:value-type="float" office:value="7.567683288" calcext:value-type="float">
            <text:p>7,567683288</text:p>
          </table:table-cell>
          <table:table-cell table:formula="of:=[.B629]*9.81" office:value-type="float" office:value="74.23897305528" calcext:value-type="float">
            <text:p>74,23897305528</text:p>
          </table:table-cell>
        </table:table-row>
        <table:table-row table:style-name="ro1">
          <table:table-cell office:value-type="float" office:value="0.0393125" calcext:value-type="float">
            <text:p>0,0393125</text:p>
          </table:table-cell>
          <table:table-cell office:value-type="float" office:value="7.712254833" calcext:value-type="float">
            <text:p>7,712254833</text:p>
          </table:table-cell>
          <table:table-cell table:formula="of:=[.B630]*9.81" office:value-type="float" office:value="75.65721991173" calcext:value-type="float">
            <text:p>75,65721991173</text:p>
          </table:table-cell>
        </table:table-row>
        <table:table-row table:style-name="ro1">
          <table:table-cell office:value-type="float" office:value="0.039375" calcext:value-type="float">
            <text:p>0,039375</text:p>
          </table:table-cell>
          <table:table-cell office:value-type="float" office:value="7.858466568" calcext:value-type="float">
            <text:p>7,858466568</text:p>
          </table:table-cell>
          <table:table-cell table:formula="of:=[.B631]*9.81" office:value-type="float" office:value="77.09155703208" calcext:value-type="float">
            <text:p>77,09155703208</text:p>
          </table:table-cell>
        </table:table-row>
        <table:table-row table:style-name="ro1">
          <table:table-cell office:value-type="float" office:value="0.0394375" calcext:value-type="float">
            <text:p>0,0394375</text:p>
          </table:table-cell>
          <table:table-cell office:value-type="float" office:value="8.0061434" calcext:value-type="float">
            <text:p>8,0061434</text:p>
          </table:table-cell>
          <table:table-cell table:formula="of:=[.B632]*9.81" office:value-type="float" office:value="78.540266754" calcext:value-type="float">
            <text:p>78,540266754</text:p>
          </table:table-cell>
        </table:table-row>
        <table:table-row table:style-name="ro1">
          <table:table-cell office:value-type="float" office:value="0.0395" calcext:value-type="float">
            <text:p>0,0395</text:p>
          </table:table-cell>
          <table:table-cell office:value-type="float" office:value="8.15511023" calcext:value-type="float">
            <text:p>8,15511023</text:p>
          </table:table-cell>
          <table:table-cell table:formula="of:=[.B633]*9.81" office:value-type="float" office:value="80.0016313563" calcext:value-type="float">
            <text:p>80,0016313563</text:p>
          </table:table-cell>
        </table:table-row>
        <table:table-row table:style-name="ro1">
          <table:table-cell office:value-type="float" office:value="0.0395625" calcext:value-type="float">
            <text:p>0,0395625</text:p>
          </table:table-cell>
          <table:table-cell office:value-type="float" office:value="8.305182351" calcext:value-type="float">
            <text:p>8,305182351</text:p>
          </table:table-cell>
          <table:table-cell table:formula="of:=[.B634]*9.81" office:value-type="float" office:value="81.47383886331" calcext:value-type="float">
            <text:p>81,47383886331</text:p>
          </table:table-cell>
        </table:table-row>
        <table:table-row table:style-name="ro1">
          <table:table-cell office:value-type="float" office:value="0.039625" calcext:value-type="float">
            <text:p>0,039625</text:p>
          </table:table-cell>
          <table:table-cell office:value-type="float" office:value="8.456136601" calcext:value-type="float">
            <text:p>8,456136601</text:p>
          </table:table-cell>
          <table:table-cell table:formula="of:=[.B635]*9.81" office:value-type="float" office:value="82.95470005581" calcext:value-type="float">
            <text:p>82,95470005581</text:p>
          </table:table-cell>
        </table:table-row>
        <table:table-row table:style-name="ro1">
          <table:table-cell office:value-type="float" office:value="0.0396875" calcext:value-type="float">
            <text:p>0,0396875</text:p>
          </table:table-cell>
          <table:table-cell office:value-type="float" office:value="8.607740208" calcext:value-type="float">
            <text:p>8,607740208</text:p>
          </table:table-cell>
          <table:table-cell table:formula="of:=[.B636]*9.81" office:value-type="float" office:value="84.44193144048" calcext:value-type="float">
            <text:p>84,44193144048</text:p>
          </table:table-cell>
        </table:table-row>
        <table:table-row table:style-name="ro1">
          <table:table-cell office:value-type="float" office:value="0.03975" calcext:value-type="float">
            <text:p>0,03975</text:p>
          </table:table-cell>
          <table:table-cell office:value-type="float" office:value="8.759760399" calcext:value-type="float">
            <text:p>8,759760399</text:p>
          </table:table-cell>
          <table:table-cell table:formula="of:=[.B637]*9.81" office:value-type="float" office:value="85.93324951419" calcext:value-type="float">
            <text:p>85,93324951419</text:p>
          </table:table-cell>
        </table:table-row>
        <table:table-row table:style-name="ro1">
          <table:table-cell office:value-type="float" office:value="0.0398125" calcext:value-type="float">
            <text:p>0,0398125</text:p>
          </table:table-cell>
          <table:table-cell office:value-type="float" office:value="8.911964401" calcext:value-type="float">
            <text:p>8,911964401</text:p>
          </table:table-cell>
          <table:table-cell table:formula="of:=[.B638]*9.81" office:value-type="float" office:value="87.42637077381" calcext:value-type="float">
            <text:p>87,42637077381</text:p>
          </table:table-cell>
        </table:table-row>
        <table:table-row table:style-name="ro1">
          <table:table-cell office:value-type="float" office:value="0.039875" calcext:value-type="float">
            <text:p>0,039875</text:p>
          </table:table-cell>
          <table:table-cell office:value-type="float" office:value="9.064119441" calcext:value-type="float">
            <text:p>9,064119441</text:p>
          </table:table-cell>
          <table:table-cell table:formula="of:=[.B639]*9.81" office:value-type="float" office:value="88.91901171621" calcext:value-type="float">
            <text:p>88,91901171621</text:p>
          </table:table-cell>
        </table:table-row>
        <table:table-row table:style-name="ro1">
          <table:table-cell office:value-type="float" office:value="0.0399375" calcext:value-type="float">
            <text:p>0,0399375</text:p>
          </table:table-cell>
          <table:table-cell office:value-type="float" office:value="9.215992746" calcext:value-type="float">
            <text:p>9,215992746</text:p>
          </table:table-cell>
          <table:table-cell table:formula="of:=[.B640]*9.81" office:value-type="float" office:value="90.40888883826" calcext:value-type="float">
            <text:p>90,40888883826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9.367351543" calcext:value-type="float">
            <text:p>9,367351543</text:p>
          </table:table-cell>
          <table:table-cell table:formula="of:=[.B641]*9.81" office:value-type="float" office:value="91.89371863683" calcext:value-type="float">
            <text:p>91,89371863683</text:p>
          </table:table-cell>
        </table:table-row>
        <table:table-row table:style-name="ro1">
          <table:table-cell office:value-type="float" office:value="0.0400625" calcext:value-type="float">
            <text:p>0,0400625</text:p>
          </table:table-cell>
          <table:table-cell office:value-type="float" office:value="9.517968823" calcext:value-type="float">
            <text:p>9,517968823</text:p>
          </table:table-cell>
          <table:table-cell table:formula="of:=[.B642]*9.81" office:value-type="float" office:value="93.37127415363" calcext:value-type="float">
            <text:p>93,37127415363</text:p>
          </table:table-cell>
        </table:table-row>
        <table:table-row table:style-name="ro1">
          <table:table-cell office:value-type="float" office:value="0.040125" calcext:value-type="float">
            <text:p>0,040125</text:p>
          </table:table-cell>
          <table:table-cell office:value-type="float" office:value="9.667640634" calcext:value-type="float">
            <text:p>9,667640634</text:p>
          </table:table-cell>
          <table:table-cell table:formula="of:=[.B643]*9.81" office:value-type="float" office:value="94.83955461954" calcext:value-type="float">
            <text:p>94,83955461954</text:p>
          </table:table-cell>
        </table:table-row>
        <table:table-row table:style-name="ro1">
          <table:table-cell office:value-type="float" office:value="0.0401875" calcext:value-type="float">
            <text:p>0,0401875</text:p>
          </table:table-cell>
          <table:table-cell office:value-type="float" office:value="9.816168789" calcext:value-type="float">
            <text:p>9,816168789</text:p>
          </table:table-cell>
          <table:table-cell table:formula="of:=[.B644]*9.81" office:value-type="float" office:value="96.29661582009" calcext:value-type="float">
            <text:p>96,29661582009</text:p>
          </table:table-cell>
        </table:table-row>
        <table:table-row table:style-name="ro1">
          <table:table-cell office:value-type="float" office:value="0.04025" calcext:value-type="float">
            <text:p>0,04025</text:p>
          </table:table-cell>
          <table:table-cell office:value-type="float" office:value="9.963355097" calcext:value-type="float">
            <text:p>9,963355097</text:p>
          </table:table-cell>
          <table:table-cell table:formula="of:=[.B645]*9.81" office:value-type="float" office:value="97.74051350157" calcext:value-type="float">
            <text:p>97,74051350157</text:p>
          </table:table-cell>
        </table:table-row>
        <table:table-row table:style-name="ro1">
          <table:table-cell office:value-type="float" office:value="0.0403125" calcext:value-type="float">
            <text:p>0,0403125</text:p>
          </table:table-cell>
          <table:table-cell office:value-type="float" office:value="10.10900137" calcext:value-type="float">
            <text:p>10,10900137</text:p>
          </table:table-cell>
          <table:table-cell table:formula="of:=[.B646]*9.81" office:value-type="float" office:value="99.1693034397" calcext:value-type="float">
            <text:p>99,1693034397</text:p>
          </table:table-cell>
        </table:table-row>
        <table:table-row table:style-name="ro1">
          <table:table-cell office:value-type="float" office:value="0.040375" calcext:value-type="float">
            <text:p>0,040375</text:p>
          </table:table-cell>
          <table:table-cell office:value-type="float" office:value="10.25290942" calcext:value-type="float">
            <text:p>10,25290942</text:p>
          </table:table-cell>
          <table:table-cell table:formula="of:=[.B647]*9.81" office:value-type="float" office:value="100.5810414102" calcext:value-type="float">
            <text:p>100,5810414102</text:p>
          </table:table-cell>
        </table:table-row>
        <table:table-row table:style-name="ro1">
          <table:table-cell office:value-type="float" office:value="0.0404375" calcext:value-type="float">
            <text:p>0,0404375</text:p>
          </table:table-cell>
          <table:table-cell office:value-type="float" office:value="10.39488107" calcext:value-type="float">
            <text:p>10,39488107</text:p>
          </table:table-cell>
          <table:table-cell table:formula="of:=[.B648]*9.81" office:value-type="float" office:value="101.9737832967" calcext:value-type="float">
            <text:p>101,9737832967</text:p>
          </table:table-cell>
        </table:table-row>
        <table:table-row table:style-name="ro1">
          <table:table-cell office:value-type="float" office:value="0.0405" calcext:value-type="float">
            <text:p>0,0405</text:p>
          </table:table-cell>
          <table:table-cell office:value-type="float" office:value="10.53471811" calcext:value-type="float">
            <text:p>10,53471811</text:p>
          </table:table-cell>
          <table:table-cell table:formula="of:=[.B649]*9.81" office:value-type="float" office:value="103.3455846591" calcext:value-type="float">
            <text:p>103,3455846591</text:p>
          </table:table-cell>
        </table:table-row>
        <table:table-row table:style-name="ro1">
          <table:table-cell office:value-type="float" office:value="0.0405625" calcext:value-type="float">
            <text:p>0,0405625</text:p>
          </table:table-cell>
          <table:table-cell office:value-type="float" office:value="10.67223208" calcext:value-type="float">
            <text:p>10,67223208</text:p>
          </table:table-cell>
          <table:table-cell table:formula="of:=[.B650]*9.81" office:value-type="float" office:value="104.6945967048" calcext:value-type="float">
            <text:p>104,6945967048</text:p>
          </table:table-cell>
        </table:table-row>
        <table:table-row table:style-name="ro1">
          <table:table-cell office:value-type="float" office:value="0.040625" calcext:value-type="float">
            <text:p>0,040625</text:p>
          </table:table-cell>
          <table:table-cell office:value-type="float" office:value="10.8072733" calcext:value-type="float">
            <text:p>10,8072733</text:p>
          </table:table-cell>
          <table:table-cell table:formula="of:=[.B651]*9.81" office:value-type="float" office:value="106.019351073" calcext:value-type="float">
            <text:p>106,019351073</text:p>
          </table:table-cell>
        </table:table-row>
        <table:table-row table:style-name="ro1">
          <table:table-cell office:value-type="float" office:value="0.0406875" calcext:value-type="float">
            <text:p>0,0406875</text:p>
          </table:table-cell>
          <table:table-cell office:value-type="float" office:value="10.93970184" calcext:value-type="float">
            <text:p>10,93970184</text:p>
          </table:table-cell>
          <table:table-cell table:formula="of:=[.B652]*9.81" office:value-type="float" office:value="107.3184750504" calcext:value-type="float">
            <text:p>107,3184750504</text:p>
          </table:table-cell>
        </table:table-row>
        <table:table-row table:style-name="ro1">
          <table:table-cell office:value-type="float" office:value="0.04075" calcext:value-type="float">
            <text:p>0,04075</text:p>
          </table:table-cell>
          <table:table-cell office:value-type="float" office:value="11.06937773" calcext:value-type="float">
            <text:p>11,06937773</text:p>
          </table:table-cell>
          <table:table-cell table:formula="of:=[.B653]*9.81" office:value-type="float" office:value="108.5905955313" calcext:value-type="float">
            <text:p>108,5905955313</text:p>
          </table:table-cell>
        </table:table-row>
        <table:table-row table:style-name="ro1">
          <table:table-cell office:value-type="float" office:value="0.0408125" calcext:value-type="float">
            <text:p>0,0408125</text:p>
          </table:table-cell>
          <table:table-cell office:value-type="float" office:value="11.19616103" calcext:value-type="float">
            <text:p>11,19616103</text:p>
          </table:table-cell>
          <table:table-cell table:formula="of:=[.B654]*9.81" office:value-type="float" office:value="109.8343397043" calcext:value-type="float">
            <text:p>109,8343397043</text:p>
          </table:table-cell>
        </table:table-row>
        <table:table-row table:style-name="ro1">
          <table:table-cell office:value-type="float" office:value="0.040875" calcext:value-type="float">
            <text:p>0,040875</text:p>
          </table:table-cell>
          <table:table-cell office:value-type="float" office:value="11.31991178" calcext:value-type="float">
            <text:p>11,31991178</text:p>
          </table:table-cell>
          <table:table-cell table:formula="of:=[.B655]*9.81" office:value-type="float" office:value="111.0483345618" calcext:value-type="float">
            <text:p>111,0483345618</text:p>
          </table:table-cell>
        </table:table-row>
        <table:table-row table:style-name="ro1">
          <table:table-cell office:value-type="float" office:value="0.0409375" calcext:value-type="float">
            <text:p>0,0409375</text:p>
          </table:table-cell>
          <table:table-cell office:value-type="float" office:value="11.44049002" calcext:value-type="float">
            <text:p>11,44049002</text:p>
          </table:table-cell>
          <table:table-cell table:formula="of:=[.B656]*9.81" office:value-type="float" office:value="112.2312070962" calcext:value-type="float">
            <text:p>112,2312070962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office:value-type="float" office:value="11.55775582" calcext:value-type="float">
            <text:p>11,55775582</text:p>
          </table:table-cell>
          <table:table-cell table:formula="of:=[.B657]*9.81" office:value-type="float" office:value="113.3815845942" calcext:value-type="float">
            <text:p>113,3815845942</text:p>
          </table:table-cell>
        </table:table-row>
        <table:table-row table:style-name="ro1">
          <table:table-cell office:value-type="float" office:value="0.0410625" calcext:value-type="float">
            <text:p>0,0410625</text:p>
          </table:table-cell>
          <table:table-cell office:value-type="float" office:value="11.67156931" calcext:value-type="float">
            <text:p>11,67156931</text:p>
          </table:table-cell>
          <table:table-cell table:formula="of:=[.B658]*9.81" office:value-type="float" office:value="114.4980949311" calcext:value-type="float">
            <text:p>114,4980949311</text:p>
          </table:table-cell>
        </table:table-row>
        <table:table-row table:style-name="ro1">
          <table:table-cell office:value-type="float" office:value="0.041125" calcext:value-type="float">
            <text:p>0,041125</text:p>
          </table:table-cell>
          <table:table-cell office:value-type="float" office:value="11.78179103" calcext:value-type="float">
            <text:p>11,78179103</text:p>
          </table:table-cell>
          <table:table-cell table:formula="of:=[.B659]*9.81" office:value-type="float" office:value="115.5793700043" calcext:value-type="float">
            <text:p>115,5793700043</text:p>
          </table:table-cell>
        </table:table-row>
        <table:table-row table:style-name="ro1">
          <table:table-cell office:value-type="float" office:value="0.0411875" calcext:value-type="float">
            <text:p>0,0411875</text:p>
          </table:table-cell>
          <table:table-cell office:value-type="float" office:value="11.88828161" calcext:value-type="float">
            <text:p>11,88828161</text:p>
          </table:table-cell>
          <table:table-cell table:formula="of:=[.B660]*9.81" office:value-type="float" office:value="116.6240425941" calcext:value-type="float">
            <text:p>116,6240425941</text:p>
          </table:table-cell>
        </table:table-row>
        <table:table-row table:style-name="ro1">
          <table:table-cell office:value-type="float" office:value="0.04125" calcext:value-type="float">
            <text:p>0,04125</text:p>
          </table:table-cell>
          <table:table-cell office:value-type="float" office:value="11.99090169" calcext:value-type="float">
            <text:p>11,99090169</text:p>
          </table:table-cell>
          <table:table-cell table:formula="of:=[.B661]*9.81" office:value-type="float" office:value="117.6307455789" calcext:value-type="float">
            <text:p>117,6307455789</text:p>
          </table:table-cell>
        </table:table-row>
        <table:table-row table:style-name="ro1">
          <table:table-cell office:value-type="float" office:value="0.0413125" calcext:value-type="float">
            <text:p>0,0413125</text:p>
          </table:table-cell>
          <table:table-cell office:value-type="float" office:value="12.08951191" calcext:value-type="float">
            <text:p>12,08951191</text:p>
          </table:table-cell>
          <table:table-cell table:formula="of:=[.B662]*9.81" office:value-type="float" office:value="118.5981118371" calcext:value-type="float">
            <text:p>118,5981118371</text:p>
          </table:table-cell>
        </table:table-row>
        <table:table-row table:style-name="ro1">
          <table:table-cell office:value-type="float" office:value="0.041375" calcext:value-type="float">
            <text:p>0,041375</text:p>
          </table:table-cell>
          <table:table-cell office:value-type="float" office:value="12.18397289" calcext:value-type="float">
            <text:p>12,18397289</text:p>
          </table:table-cell>
          <table:table-cell table:formula="of:=[.B663]*9.81" office:value-type="float" office:value="119.5247740509" calcext:value-type="float">
            <text:p>119,5247740509</text:p>
          </table:table-cell>
        </table:table-row>
        <table:table-row table:style-name="ro1">
          <table:table-cell office:value-type="float" office:value="0.0414375" calcext:value-type="float">
            <text:p>0,0414375</text:p>
          </table:table-cell>
          <table:table-cell office:value-type="float" office:value="12.27414527" calcext:value-type="float">
            <text:p>12,27414527</text:p>
          </table:table-cell>
          <table:table-cell table:formula="of:=[.B664]*9.81" office:value-type="float" office:value="120.4093650987" calcext:value-type="float">
            <text:p>120,4093650987</text:p>
          </table:table-cell>
        </table:table-row>
        <table:table-row table:style-name="ro1">
          <table:table-cell office:value-type="float" office:value="0.0415" calcext:value-type="float">
            <text:p>0,0415</text:p>
          </table:table-cell>
          <table:table-cell office:value-type="float" office:value="12.35988968" calcext:value-type="float">
            <text:p>12,35988968</text:p>
          </table:table-cell>
          <table:table-cell table:formula="of:=[.B665]*9.81" office:value-type="float" office:value="121.2505177608" calcext:value-type="float">
            <text:p>121,2505177608</text:p>
          </table:table-cell>
        </table:table-row>
        <table:table-row table:style-name="ro1">
          <table:table-cell office:value-type="float" office:value="0.0415625" calcext:value-type="float">
            <text:p>0,0415625</text:p>
          </table:table-cell>
          <table:table-cell office:value-type="float" office:value="12.44107483" calcext:value-type="float">
            <text:p>12,44107483</text:p>
          </table:table-cell>
          <table:table-cell table:formula="of:=[.B666]*9.81" office:value-type="float" office:value="122.0469440823" calcext:value-type="float">
            <text:p>122,0469440823</text:p>
          </table:table-cell>
        </table:table-row>
        <table:table-row table:style-name="ro1">
          <table:table-cell office:value-type="float" office:value="0.041625" calcext:value-type="float">
            <text:p>0,041625</text:p>
          </table:table-cell>
          <table:table-cell office:value-type="float" office:value="12.51760164" calcext:value-type="float">
            <text:p>12,51760164</text:p>
          </table:table-cell>
          <table:table-cell table:formula="of:=[.B667]*9.81" office:value-type="float" office:value="122.7976720884" calcext:value-type="float">
            <text:p>122,7976720884</text:p>
          </table:table-cell>
        </table:table-row>
        <table:table-row table:style-name="ro1">
          <table:table-cell office:value-type="float" office:value="0.0416875" calcext:value-type="float">
            <text:p>0,0416875</text:p>
          </table:table-cell>
          <table:table-cell office:value-type="float" office:value="12.58937912" calcext:value-type="float">
            <text:p>12,58937912</text:p>
          </table:table-cell>
          <table:table-cell table:formula="of:=[.B668]*9.81" office:value-type="float" office:value="123.5018091672" calcext:value-type="float">
            <text:p>123,5018091672</text:p>
          </table:table-cell>
        </table:table-row>
        <table:table-row table:style-name="ro1">
          <table:table-cell office:value-type="float" office:value="0.04175" calcext:value-type="float">
            <text:p>0,04175</text:p>
          </table:table-cell>
          <table:table-cell office:value-type="float" office:value="12.65631626" calcext:value-type="float">
            <text:p>12,65631626</text:p>
          </table:table-cell>
          <table:table-cell table:formula="of:=[.B669]*9.81" office:value-type="float" office:value="124.1584625106" calcext:value-type="float">
            <text:p>124,1584625106</text:p>
          </table:table-cell>
        </table:table-row>
        <table:table-row table:style-name="ro1">
          <table:table-cell office:value-type="float" office:value="0.0418125" calcext:value-type="float">
            <text:p>0,0418125</text:p>
          </table:table-cell>
          <table:table-cell office:value-type="float" office:value="12.71832206" calcext:value-type="float">
            <text:p>12,71832206</text:p>
          </table:table-cell>
          <table:table-cell table:formula="of:=[.B670]*9.81" office:value-type="float" office:value="124.7667394086" calcext:value-type="float">
            <text:p>124,7667394086</text:p>
          </table:table-cell>
        </table:table-row>
        <table:table-row table:style-name="ro1">
          <table:table-cell office:value-type="float" office:value="0.041875" calcext:value-type="float">
            <text:p>0,041875</text:p>
          </table:table-cell>
          <table:table-cell office:value-type="float" office:value="12.77530552" calcext:value-type="float">
            <text:p>12,77530552</text:p>
          </table:table-cell>
          <table:table-cell table:formula="of:=[.B671]*9.81" office:value-type="float" office:value="125.3257471512" calcext:value-type="float">
            <text:p>125,3257471512</text:p>
          </table:table-cell>
        </table:table-row>
        <table:table-row table:style-name="ro1">
          <table:table-cell office:value-type="float" office:value="0.0419375" calcext:value-type="float">
            <text:p>0,0419375</text:p>
          </table:table-cell>
          <table:table-cell office:value-type="float" office:value="12.82717564" calcext:value-type="float">
            <text:p>12,82717564</text:p>
          </table:table-cell>
          <table:table-cell table:formula="of:=[.B672]*9.81" office:value-type="float" office:value="125.8345930284" calcext:value-type="float">
            <text:p>125,8345930284</text:p>
          </table:table-cell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float" office:value="12.87384142" calcext:value-type="float">
            <text:p>12,87384142</text:p>
          </table:table-cell>
          <table:table-cell table:formula="of:=[.B673]*9.81" office:value-type="float" office:value="126.2923843302" calcext:value-type="float">
            <text:p>126,2923843302</text:p>
          </table:table-cell>
        </table:table-row>
        <table:table-row table:style-name="ro1">
          <table:table-cell office:value-type="float" office:value="0.0420625" calcext:value-type="float">
            <text:p>0,0420625</text:p>
          </table:table-cell>
          <table:table-cell office:value-type="float" office:value="12.91523119" calcext:value-type="float">
            <text:p>12,91523119</text:p>
          </table:table-cell>
          <table:table-cell table:formula="of:=[.B674]*9.81" office:value-type="float" office:value="126.6984179739" calcext:value-type="float">
            <text:p>126,6984179739</text:p>
          </table:table-cell>
        </table:table-row>
        <table:table-row table:style-name="ro1">
          <table:table-cell office:value-type="float" office:value="0.042125" calcext:value-type="float">
            <text:p>0,042125</text:p>
          </table:table-cell>
          <table:table-cell office:value-type="float" office:value="12.9513507" calcext:value-type="float">
            <text:p>12,9513507</text:p>
          </table:table-cell>
          <table:table-cell table:formula="of:=[.B675]*9.81" office:value-type="float" office:value="127.052750367" calcext:value-type="float">
            <text:p>127,052750367</text:p>
          </table:table-cell>
        </table:table-row>
        <table:table-row table:style-name="ro1">
          <table:table-cell office:value-type="float" office:value="0.0421875" calcext:value-type="float">
            <text:p>0,0421875</text:p>
          </table:table-cell>
          <table:table-cell office:value-type="float" office:value="12.98222502" calcext:value-type="float">
            <text:p>12,98222502</text:p>
          </table:table-cell>
          <table:table-cell table:formula="of:=[.B676]*9.81" office:value-type="float" office:value="127.3556274462" calcext:value-type="float">
            <text:p>127,3556274462</text:p>
          </table:table-cell>
        </table:table-row>
        <table:table-row table:style-name="ro1">
          <table:table-cell office:value-type="float" office:value="0.04225" calcext:value-type="float">
            <text:p>0,04225</text:p>
          </table:table-cell>
          <table:table-cell office:value-type="float" office:value="13.00787923" calcext:value-type="float">
            <text:p>13,00787923</text:p>
          </table:table-cell>
          <table:table-cell table:formula="of:=[.B677]*9.81" office:value-type="float" office:value="127.6072952463" calcext:value-type="float">
            <text:p>127,6072952463</text:p>
          </table:table-cell>
        </table:table-row>
        <table:table-row table:style-name="ro1">
          <table:table-cell office:value-type="float" office:value="0.0423125" calcext:value-type="float">
            <text:p>0,0423125</text:p>
          </table:table-cell>
          <table:table-cell office:value-type="float" office:value="13.02833841" calcext:value-type="float">
            <text:p>13,02833841</text:p>
          </table:table-cell>
          <table:table-cell table:formula="of:=[.B678]*9.81" office:value-type="float" office:value="127.8079998021" calcext:value-type="float">
            <text:p>127,8079998021</text:p>
          </table:table-cell>
        </table:table-row>
        <table:table-row table:style-name="ro1">
          <table:table-cell office:value-type="float" office:value="0.042375" calcext:value-type="float">
            <text:p>0,042375</text:p>
          </table:table-cell>
          <table:table-cell office:value-type="float" office:value="13.04362764" calcext:value-type="float">
            <text:p>13,04362764</text:p>
          </table:table-cell>
          <table:table-cell table:formula="of:=[.B679]*9.81" office:value-type="float" office:value="127.9579871484" calcext:value-type="float">
            <text:p>127,9579871484</text:p>
          </table:table-cell>
        </table:table-row>
        <table:table-row table:style-name="ro1">
          <table:table-cell office:value-type="float" office:value="0.0424375" calcext:value-type="float">
            <text:p>0,0424375</text:p>
          </table:table-cell>
          <table:table-cell office:value-type="float" office:value="13.053772" calcext:value-type="float">
            <text:p>13,053772</text:p>
          </table:table-cell>
          <table:table-cell table:formula="of:=[.B680]*9.81" office:value-type="float" office:value="128.05750332" calcext:value-type="float">
            <text:p>128,05750332</text:p>
          </table:table-cell>
        </table:table-row>
        <table:table-row table:style-name="ro1">
          <table:table-cell office:value-type="float" office:value="0.0425" calcext:value-type="float">
            <text:p>0,0425</text:p>
          </table:table-cell>
          <table:table-cell office:value-type="float" office:value="13.05879656" calcext:value-type="float">
            <text:p>13,05879656</text:p>
          </table:table-cell>
          <table:table-cell table:formula="of:=[.B681]*9.81" office:value-type="float" office:value="128.1067942536" calcext:value-type="float">
            <text:p>128,1067942536</text:p>
          </table:table-cell>
        </table:table-row>
        <table:table-row table:style-name="ro1">
          <table:table-cell office:value-type="float" office:value="0.0425625" calcext:value-type="float">
            <text:p>0,0425625</text:p>
          </table:table-cell>
          <table:table-cell office:value-type="float" office:value="13.0587386" calcext:value-type="float">
            <text:p>13,0587386</text:p>
          </table:table-cell>
          <table:table-cell table:formula="of:=[.B682]*9.81" office:value-type="float" office:value="128.106225666" calcext:value-type="float">
            <text:p>128,106225666</text:p>
          </table:table-cell>
        </table:table-row>
        <table:table-row table:style-name="ro1">
          <table:table-cell office:value-type="float" office:value="0.042625" calcext:value-type="float">
            <text:p>0,042625</text:p>
          </table:table-cell>
          <table:table-cell office:value-type="float" office:value="13.05368411" calcext:value-type="float">
            <text:p>13,05368411</text:p>
          </table:table-cell>
          <table:table-cell table:formula="of:=[.B683]*9.81" office:value-type="float" office:value="128.0566411191" calcext:value-type="float">
            <text:p>128,0566411191</text:p>
          </table:table-cell>
        </table:table-row>
        <table:table-row table:style-name="ro1">
          <table:table-cell office:value-type="float" office:value="0.0426875" calcext:value-type="float">
            <text:p>0,0426875</text:p>
          </table:table-cell>
          <table:table-cell office:value-type="float" office:value="13.04373129" calcext:value-type="float">
            <text:p>13,04373129</text:p>
          </table:table-cell>
          <table:table-cell table:formula="of:=[.B684]*9.81" office:value-type="float" office:value="127.9590039549" calcext:value-type="float">
            <text:p>127,9590039549</text:p>
          </table:table-cell>
        </table:table-row>
        <table:table-row table:style-name="ro1">
          <table:table-cell office:value-type="float" office:value="0.04275" calcext:value-type="float">
            <text:p>0,04275</text:p>
          </table:table-cell>
          <table:table-cell office:value-type="float" office:value="13.02897832" calcext:value-type="float">
            <text:p>13,02897832</text:p>
          </table:table-cell>
          <table:table-cell table:formula="of:=[.B685]*9.81" office:value-type="float" office:value="127.8142773192" calcext:value-type="float">
            <text:p>127,8142773192</text:p>
          </table:table-cell>
        </table:table-row>
        <table:table-row table:style-name="ro1">
          <table:table-cell office:value-type="float" office:value="0.0428125" calcext:value-type="float">
            <text:p>0,0428125</text:p>
          </table:table-cell>
          <table:table-cell office:value-type="float" office:value="13.00952339" calcext:value-type="float">
            <text:p>13,00952339</text:p>
          </table:table-cell>
          <table:table-cell table:formula="of:=[.B686]*9.81" office:value-type="float" office:value="127.6234244559" calcext:value-type="float">
            <text:p>127,6234244559</text:p>
          </table:table-cell>
        </table:table-row>
        <table:table-row table:style-name="ro1">
          <table:table-cell office:value-type="float" office:value="0.042875" calcext:value-type="float">
            <text:p>0,042875</text:p>
          </table:table-cell>
          <table:table-cell office:value-type="float" office:value="12.98546469" calcext:value-type="float">
            <text:p>12,98546469</text:p>
          </table:table-cell>
          <table:table-cell table:formula="of:=[.B687]*9.81" office:value-type="float" office:value="127.3874086089" calcext:value-type="float">
            <text:p>127,3874086089</text:p>
          </table:table-cell>
        </table:table-row>
        <table:table-row table:style-name="ro1">
          <table:table-cell office:value-type="float" office:value="0.0429375" calcext:value-type="float">
            <text:p>0,0429375</text:p>
          </table:table-cell>
          <table:table-cell office:value-type="float" office:value="12.95690042" calcext:value-type="float">
            <text:p>12,95690042</text:p>
          </table:table-cell>
          <table:table-cell table:formula="of:=[.B688]*9.81" office:value-type="float" office:value="127.1071931202" calcext:value-type="float">
            <text:p>127,1071931202</text:p>
          </table:table-cell>
        </table:table-row>
        <table:table-row table:style-name="ro1">
          <table:table-cell office:value-type="float" office:value="0.043" calcext:value-type="float">
            <text:p>0,043</text:p>
          </table:table-cell>
          <table:table-cell office:value-type="float" office:value="12.92392876" calcext:value-type="float">
            <text:p>12,92392876</text:p>
          </table:table-cell>
          <table:table-cell table:formula="of:=[.B689]*9.81" office:value-type="float" office:value="126.7837411356" calcext:value-type="float">
            <text:p>126,7837411356</text:p>
          </table:table-cell>
        </table:table-row>
        <table:table-row table:style-name="ro1">
          <table:table-cell office:value-type="float" office:value="0.0430625" calcext:value-type="float">
            <text:p>0,0430625</text:p>
          </table:table-cell>
          <table:table-cell office:value-type="float" office:value="12.88665733" calcext:value-type="float">
            <text:p>12,88665733</text:p>
          </table:table-cell>
          <table:table-cell table:formula="of:=[.B690]*9.81" office:value-type="float" office:value="126.4181084073" calcext:value-type="float">
            <text:p>126,4181084073</text:p>
          </table:table-cell>
        </table:table-row>
        <table:table-row table:style-name="ro1">
          <table:table-cell office:value-type="float" office:value="0.043125" calcext:value-type="float">
            <text:p>0,043125</text:p>
          </table:table-cell>
          <table:table-cell office:value-type="float" office:value="12.84523147" calcext:value-type="float">
            <text:p>12,84523147</text:p>
          </table:table-cell>
          <table:table-cell table:formula="of:=[.B691]*9.81" office:value-type="float" office:value="126.0117207207" calcext:value-type="float">
            <text:p>126,0117207207</text:p>
          </table:table-cell>
        </table:table-row>
        <table:table-row table:style-name="ro1">
          <table:table-cell office:value-type="float" office:value="0.0431875" calcext:value-type="float">
            <text:p>0,0431875</text:p>
          </table:table-cell>
          <table:table-cell office:value-type="float" office:value="12.79980596" calcext:value-type="float">
            <text:p>12,79980596</text:p>
          </table:table-cell>
          <table:table-cell table:formula="of:=[.B692]*9.81" office:value-type="float" office:value="125.5660964676" calcext:value-type="float">
            <text:p>125,5660964676</text:p>
          </table:table-cell>
        </table:table-row>
        <table:table-row table:style-name="ro1">
          <table:table-cell office:value-type="float" office:value="0.04325" calcext:value-type="float">
            <text:p>0,04325</text:p>
          </table:table-cell>
          <table:table-cell office:value-type="float" office:value="12.75053557" calcext:value-type="float">
            <text:p>12,75053557</text:p>
          </table:table-cell>
          <table:table-cell table:formula="of:=[.B693]*9.81" office:value-type="float" office:value="125.0827539417" calcext:value-type="float">
            <text:p>125,0827539417</text:p>
          </table:table-cell>
        </table:table-row>
        <table:table-row table:style-name="ro1">
          <table:table-cell office:value-type="float" office:value="0.0433125" calcext:value-type="float">
            <text:p>0,0433125</text:p>
          </table:table-cell>
          <table:table-cell office:value-type="float" office:value="12.69757507" calcext:value-type="float">
            <text:p>12,69757507</text:p>
          </table:table-cell>
          <table:table-cell table:formula="of:=[.B694]*9.81" office:value-type="float" office:value="124.5632114367" calcext:value-type="float">
            <text:p>124,5632114367</text:p>
          </table:table-cell>
        </table:table-row>
        <table:table-row table:style-name="ro1">
          <table:table-cell office:value-type="float" office:value="0.043375" calcext:value-type="float">
            <text:p>0,043375</text:p>
          </table:table-cell>
          <table:table-cell office:value-type="float" office:value="12.64107923" calcext:value-type="float">
            <text:p>12,64107923</text:p>
          </table:table-cell>
          <table:table-cell table:formula="of:=[.B695]*9.81" office:value-type="float" office:value="124.0089872463" calcext:value-type="float">
            <text:p>124,0089872463</text:p>
          </table:table-cell>
        </table:table-row>
        <table:table-row table:style-name="ro1">
          <table:table-cell office:value-type="float" office:value="0.0434375" calcext:value-type="float">
            <text:p>0,0434375</text:p>
          </table:table-cell>
          <table:table-cell office:value-type="float" office:value="12.58120284" calcext:value-type="float">
            <text:p>12,58120284</text:p>
          </table:table-cell>
          <table:table-cell table:formula="of:=[.B696]*9.81" office:value-type="float" office:value="123.4215998604" calcext:value-type="float">
            <text:p>123,4215998604</text:p>
          </table:table-cell>
        </table:table-row>
        <table:table-row table:style-name="ro1">
          <table:table-cell office:value-type="float" office:value="0.0435" calcext:value-type="float">
            <text:p>0,0435</text:p>
          </table:table-cell>
          <table:table-cell office:value-type="float" office:value="12.51810065" calcext:value-type="float">
            <text:p>12,51810065</text:p>
          </table:table-cell>
          <table:table-cell table:formula="of:=[.B697]*9.81" office:value-type="float" office:value="122.8025673765" calcext:value-type="float">
            <text:p>122,8025673765</text:p>
          </table:table-cell>
        </table:table-row>
        <table:table-row table:style-name="ro1">
          <table:table-cell office:value-type="float" office:value="0.0435625" calcext:value-type="float">
            <text:p>0,0435625</text:p>
          </table:table-cell>
          <table:table-cell office:value-type="float" office:value="12.45195128" calcext:value-type="float">
            <text:p>12,45195128</text:p>
          </table:table-cell>
          <table:table-cell table:formula="of:=[.B698]*9.81" office:value-type="float" office:value="122.1536420568" calcext:value-type="float">
            <text:p>122,1536420568</text:p>
          </table:table-cell>
        </table:table-row>
        <table:table-row table:style-name="ro1">
          <table:table-cell office:value-type="float" office:value="0.043625" calcext:value-type="float">
            <text:p>0,043625</text:p>
          </table:table-cell>
          <table:table-cell office:value-type="float" office:value="12.3830287" calcext:value-type="float">
            <text:p>12,3830287</text:p>
          </table:table-cell>
          <table:table-cell table:formula="of:=[.B699]*9.81" office:value-type="float" office:value="121.477511547" calcext:value-type="float">
            <text:p>121,477511547</text:p>
          </table:table-cell>
        </table:table-row>
        <table:table-row table:style-name="ro1">
          <table:table-cell office:value-type="float" office:value="0.0436875" calcext:value-type="float">
            <text:p>0,0436875</text:p>
          </table:table-cell>
          <table:table-cell office:value-type="float" office:value="12.3116307" calcext:value-type="float">
            <text:p>12,3116307</text:p>
          </table:table-cell>
          <table:table-cell table:formula="of:=[.B700]*9.81" office:value-type="float" office:value="120.777097167" calcext:value-type="float">
            <text:p>120,777097167</text:p>
          </table:table-cell>
        </table:table-row>
        <table:table-row table:style-name="ro1">
          <table:table-cell office:value-type="float" office:value="0.04375" calcext:value-type="float">
            <text:p>0,04375</text:p>
          </table:table-cell>
          <table:table-cell office:value-type="float" office:value="12.23805507" calcext:value-type="float">
            <text:p>12,23805507</text:p>
          </table:table-cell>
          <table:table-cell table:formula="of:=[.B701]*9.81" office:value-type="float" office:value="120.0553202367" calcext:value-type="float">
            <text:p>120,0553202367</text:p>
          </table:table-cell>
        </table:table-row>
        <table:table-row table:style-name="ro1">
          <table:table-cell office:value-type="float" office:value="0.0438125" calcext:value-type="float">
            <text:p>0,0438125</text:p>
          </table:table-cell>
          <table:table-cell office:value-type="float" office:value="12.16259962" calcext:value-type="float">
            <text:p>12,16259962</text:p>
          </table:table-cell>
          <table:table-cell table:formula="of:=[.B702]*9.81" office:value-type="float" office:value="119.3151022722" calcext:value-type="float">
            <text:p>119,3151022722</text:p>
          </table:table-cell>
        </table:table-row>
        <table:table-row table:style-name="ro1">
          <table:table-cell office:value-type="float" office:value="0.043875" calcext:value-type="float">
            <text:p>0,043875</text:p>
          </table:table-cell>
          <table:table-cell office:value-type="float" office:value="12.08556215" calcext:value-type="float">
            <text:p>12,08556215</text:p>
          </table:table-cell>
          <table:table-cell table:formula="of:=[.B703]*9.81" office:value-type="float" office:value="118.5593646915" calcext:value-type="float">
            <text:p>118,5593646915</text:p>
          </table:table-cell>
        </table:table-row>
        <table:table-row table:style-name="ro1">
          <table:table-cell office:value-type="float" office:value="0.0439375" calcext:value-type="float">
            <text:p>0,0439375</text:p>
          </table:table-cell>
          <table:table-cell office:value-type="float" office:value="12.00724045" calcext:value-type="float">
            <text:p>12,00724045</text:p>
          </table:table-cell>
          <table:table-cell table:formula="of:=[.B704]*9.81" office:value-type="float" office:value="117.7910288145" calcext:value-type="float">
            <text:p>117,7910288145</text:p>
          </table:table-cell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float" office:value="11.92793233" calcext:value-type="float">
            <text:p>11,92793233</text:p>
          </table:table-cell>
          <table:table-cell table:formula="of:=[.B705]*9.81" office:value-type="float" office:value="117.0130161573" calcext:value-type="float">
            <text:p>117,0130161573</text:p>
          </table:table-cell>
        </table:table-row>
        <table:table-row table:style-name="ro1">
          <table:table-cell office:value-type="float" office:value="0.0440625" calcext:value-type="float">
            <text:p>0,0440625</text:p>
          </table:table-cell>
          <table:table-cell office:value-type="float" office:value="11.84793394" calcext:value-type="float">
            <text:p>11,84793394</text:p>
          </table:table-cell>
          <table:table-cell table:formula="of:=[.B706]*9.81" office:value-type="float" office:value="116.2282319514" calcext:value-type="float">
            <text:p>116,2282319514</text:p>
          </table:table-cell>
        </table:table-row>
        <table:table-row table:style-name="ro1">
          <table:table-cell office:value-type="float" office:value="0.044125" calcext:value-type="float">
            <text:p>0,044125</text:p>
          </table:table-cell>
          <table:table-cell office:value-type="float" office:value="11.76753493" calcext:value-type="float">
            <text:p>11,76753493</text:p>
          </table:table-cell>
          <table:table-cell table:formula="of:=[.B707]*9.81" office:value-type="float" office:value="115.4395176633" calcext:value-type="float">
            <text:p>115,4395176633</text:p>
          </table:table-cell>
        </table:table-row>
        <table:table-row table:style-name="ro1">
          <table:table-cell office:value-type="float" office:value="0.0441875" calcext:value-type="float">
            <text:p>0,0441875</text:p>
          </table:table-cell>
          <table:table-cell office:value-type="float" office:value="11.68702328" calcext:value-type="float">
            <text:p>11,68702328</text:p>
          </table:table-cell>
          <table:table-cell table:formula="of:=[.B708]*9.81" office:value-type="float" office:value="114.6496983768" calcext:value-type="float">
            <text:p>114,6496983768</text:p>
          </table:table-cell>
        </table:table-row>
        <table:table-row table:style-name="ro1">
          <table:table-cell office:value-type="float" office:value="0.04425" calcext:value-type="float">
            <text:p>0,04425</text:p>
          </table:table-cell>
          <table:table-cell office:value-type="float" office:value="11.606687" calcext:value-type="float">
            <text:p>11,606687</text:p>
          </table:table-cell>
          <table:table-cell table:formula="of:=[.B709]*9.81" office:value-type="float" office:value="113.86159947" calcext:value-type="float">
            <text:p>113,86159947</text:p>
          </table:table-cell>
        </table:table-row>
        <table:table-row table:style-name="ro1">
          <table:table-cell office:value-type="float" office:value="0.0443125" calcext:value-type="float">
            <text:p>0,0443125</text:p>
          </table:table-cell>
          <table:table-cell office:value-type="float" office:value="11.52681409" calcext:value-type="float">
            <text:p>11,52681409</text:p>
          </table:table-cell>
          <table:table-cell table:formula="of:=[.B710]*9.81" office:value-type="float" office:value="113.0780462229" calcext:value-type="float">
            <text:p>113,0780462229</text:p>
          </table:table-cell>
        </table:table-row>
        <table:table-row table:style-name="ro1">
          <table:table-cell office:value-type="float" office:value="0.044375" calcext:value-type="float">
            <text:p>0,044375</text:p>
          </table:table-cell>
          <table:table-cell office:value-type="float" office:value="11.44769254" calcext:value-type="float">
            <text:p>11,44769254</text:p>
          </table:table-cell>
          <table:table-cell table:formula="of:=[.B711]*9.81" office:value-type="float" office:value="112.3018638174" calcext:value-type="float">
            <text:p>112,3018638174</text:p>
          </table:table-cell>
        </table:table-row>
        <table:table-row table:style-name="ro1">
          <table:table-cell office:value-type="float" office:value="0.0444375" calcext:value-type="float">
            <text:p>0,0444375</text:p>
          </table:table-cell>
          <table:table-cell office:value-type="float" office:value="11.36961036" calcext:value-type="float">
            <text:p>11,36961036</text:p>
          </table:table-cell>
          <table:table-cell table:formula="of:=[.B712]*9.81" office:value-type="float" office:value="111.5358776316" calcext:value-type="float">
            <text:p>111,5358776316</text:p>
          </table:table-cell>
        </table:table-row>
        <table:table-row table:style-name="ro1">
          <table:table-cell office:value-type="float" office:value="0.0445" calcext:value-type="float">
            <text:p>0,0445</text:p>
          </table:table-cell>
          <table:table-cell office:value-type="float" office:value="11.29285554" calcext:value-type="float">
            <text:p>11,29285554</text:p>
          </table:table-cell>
          <table:table-cell table:formula="of:=[.B713]*9.81" office:value-type="float" office:value="110.7829128474" calcext:value-type="float">
            <text:p>110,7829128474</text:p>
          </table:table-cell>
        </table:table-row>
        <table:table-row table:style-name="ro1">
          <table:table-cell office:value-type="float" office:value="0.0445625" calcext:value-type="float">
            <text:p>0,0445625</text:p>
          </table:table-cell>
          <table:table-cell office:value-type="float" office:value="11.21765174" calcext:value-type="float">
            <text:p>11,21765174</text:p>
          </table:table-cell>
          <table:table-cell table:formula="of:=[.B714]*9.81" office:value-type="float" office:value="110.0451635694" calcext:value-type="float">
            <text:p>110,0451635694</text:p>
          </table:table-cell>
        </table:table-row>
        <table:table-row table:style-name="ro1">
          <table:table-cell office:value-type="float" office:value="0.044625" calcext:value-type="float">
            <text:p>0,044625</text:p>
          </table:table-cell>
          <table:table-cell office:value-type="float" office:value="11.14396521" calcext:value-type="float">
            <text:p>11,14396521</text:p>
          </table:table-cell>
          <table:table-cell table:formula="of:=[.B715]*9.81" office:value-type="float" office:value="109.3222987101" calcext:value-type="float">
            <text:p>109,3222987101</text:p>
          </table:table-cell>
        </table:table-row>
        <table:table-row table:style-name="ro1">
          <table:table-cell office:value-type="float" office:value="0.0446875" calcext:value-type="float">
            <text:p>0,0446875</text:p>
          </table:table-cell>
          <table:table-cell office:value-type="float" office:value="11.07169786" calcext:value-type="float">
            <text:p>11,07169786</text:p>
          </table:table-cell>
          <table:table-cell table:formula="of:=[.B716]*9.81" office:value-type="float" office:value="108.6133560066" calcext:value-type="float">
            <text:p>108,6133560066</text:p>
          </table:table-cell>
        </table:table-row>
        <table:table-row table:style-name="ro1">
          <table:table-cell office:value-type="float" office:value="0.04475" calcext:value-type="float">
            <text:p>0,04475</text:p>
          </table:table-cell>
          <table:table-cell office:value-type="float" office:value="11.00075161" calcext:value-type="float">
            <text:p>11,00075161</text:p>
          </table:table-cell>
          <table:table-cell table:formula="of:=[.B717]*9.81" office:value-type="float" office:value="107.9173732941" calcext:value-type="float">
            <text:p>107,9173732941</text:p>
          </table:table-cell>
        </table:table-row>
        <table:table-row table:style-name="ro1">
          <table:table-cell office:value-type="float" office:value="0.0448125" calcext:value-type="float">
            <text:p>0,0448125</text:p>
          </table:table-cell>
          <table:table-cell office:value-type="float" office:value="10.93102835" calcext:value-type="float">
            <text:p>10,93102835</text:p>
          </table:table-cell>
          <table:table-cell table:formula="of:=[.B718]*9.81" office:value-type="float" office:value="107.2333881135" calcext:value-type="float">
            <text:p>107,2333881135</text:p>
          </table:table-cell>
        </table:table-row>
        <table:table-row table:style-name="ro1">
          <table:table-cell office:value-type="float" office:value="0.044875" calcext:value-type="float">
            <text:p>0,044875</text:p>
          </table:table-cell>
          <table:table-cell office:value-type="float" office:value="10.86243" calcext:value-type="float">
            <text:p>10,86243</text:p>
          </table:table-cell>
          <table:table-cell table:formula="of:=[.B719]*9.81" office:value-type="float" office:value="106.5604383" calcext:value-type="float">
            <text:p>106,5604383</text:p>
          </table:table-cell>
        </table:table-row>
        <table:table-row table:style-name="ro1">
          <table:table-cell office:value-type="float" office:value="0.0449375" calcext:value-type="float">
            <text:p>0,0449375</text:p>
          </table:table-cell>
          <table:table-cell office:value-type="float" office:value="10.79485848" calcext:value-type="float">
            <text:p>10,79485848</text:p>
          </table:table-cell>
          <table:table-cell table:formula="of:=[.B720]*9.81" office:value-type="float" office:value="105.8975616888" calcext:value-type="float">
            <text:p>105,8975616888</text:p>
          </table:table-cell>
        </table:table-row>
        <table:table-row table:style-name="ro1">
          <table:table-cell office:value-type="float" office:value="0.045" calcext:value-type="float">
            <text:p>0,045</text:p>
          </table:table-cell>
          <table:table-cell office:value-type="float" office:value="10.72821568" calcext:value-type="float">
            <text:p>10,72821568</text:p>
          </table:table-cell>
          <table:table-cell table:formula="of:=[.B721]*9.81" office:value-type="float" office:value="105.2437958208" calcext:value-type="float">
            <text:p>105,2437958208</text:p>
          </table:table-cell>
        </table:table-row>
        <table:table-row table:style-name="ro1">
          <table:table-cell office:value-type="float" office:value="0.0450625" calcext:value-type="float">
            <text:p>0,0450625</text:p>
          </table:table-cell>
          <table:table-cell office:value-type="float" office:value="10.66238056" calcext:value-type="float">
            <text:p>10,66238056</text:p>
          </table:table-cell>
          <table:table-cell table:formula="of:=[.B722]*9.81" office:value-type="float" office:value="104.5979532936" calcext:value-type="float">
            <text:p>104,5979532936</text:p>
          </table:table-cell>
        </table:table-row>
        <table:table-row table:style-name="ro1">
          <table:table-cell office:value-type="float" office:value="0.045125" calcext:value-type="float">
            <text:p>0,045125</text:p>
          </table:table-cell>
          <table:table-cell office:value-type="float" office:value="10.5971402" calcext:value-type="float">
            <text:p>10,5971402</text:p>
          </table:table-cell>
          <table:table-cell table:formula="of:=[.B723]*9.81" office:value-type="float" office:value="103.957945362" calcext:value-type="float">
            <text:p>103,957945362</text:p>
          </table:table-cell>
        </table:table-row>
        <table:table-row table:style-name="ro1">
          <table:table-cell office:value-type="float" office:value="0.0451875" calcext:value-type="float">
            <text:p>0,0451875</text:p>
          </table:table-cell>
          <table:table-cell office:value-type="float" office:value="10.53225872" calcext:value-type="float">
            <text:p>10,53225872</text:p>
          </table:table-cell>
          <table:table-cell table:formula="of:=[.B724]*9.81" office:value-type="float" office:value="103.3214580432" calcext:value-type="float">
            <text:p>103,3214580432</text:p>
          </table:table-cell>
        </table:table-row>
        <table:table-row table:style-name="ro1">
          <table:table-cell office:value-type="float" office:value="0.04525" calcext:value-type="float">
            <text:p>0,04525</text:p>
          </table:table-cell>
          <table:table-cell office:value-type="float" office:value="10.46750026" calcext:value-type="float">
            <text:p>10,46750026</text:p>
          </table:table-cell>
          <table:table-cell table:formula="of:=[.B725]*9.81" office:value-type="float" office:value="102.6861775506" calcext:value-type="float">
            <text:p>102,6861775506</text:p>
          </table:table-cell>
        </table:table-row>
        <table:table-row table:style-name="ro1">
          <table:table-cell office:value-type="float" office:value="0.0453125" calcext:value-type="float">
            <text:p>0,0453125</text:p>
          </table:table-cell>
          <table:table-cell office:value-type="float" office:value="10.40262894" calcext:value-type="float">
            <text:p>10,40262894</text:p>
          </table:table-cell>
          <table:table-cell table:formula="of:=[.B726]*9.81" office:value-type="float" office:value="102.0497899014" calcext:value-type="float">
            <text:p>102,0497899014</text:p>
          </table:table-cell>
        </table:table-row>
        <table:table-row table:style-name="ro1">
          <table:table-cell office:value-type="float" office:value="0.045375" calcext:value-type="float">
            <text:p>0,045375</text:p>
          </table:table-cell>
          <table:table-cell office:value-type="float" office:value="10.33740887" calcext:value-type="float">
            <text:p>10,33740887</text:p>
          </table:table-cell>
          <table:table-cell table:formula="of:=[.B727]*9.81" office:value-type="float" office:value="101.4099810147" calcext:value-type="float">
            <text:p>101,4099810147</text:p>
          </table:table-cell>
        </table:table-row>
        <table:table-row table:style-name="ro1">
          <table:table-cell office:value-type="float" office:value="0.0454375" calcext:value-type="float">
            <text:p>0,0454375</text:p>
          </table:table-cell>
          <table:table-cell office:value-type="float" office:value="10.2716042" calcext:value-type="float">
            <text:p>10,2716042</text:p>
          </table:table-cell>
          <table:table-cell table:formula="of:=[.B728]*9.81" office:value-type="float" office:value="100.764437202" calcext:value-type="float">
            <text:p>100,764437202</text:p>
          </table:table-cell>
        </table:table-row>
        <table:table-row table:style-name="ro1">
          <table:table-cell office:value-type="float" office:value="0.0455" calcext:value-type="float">
            <text:p>0,0455</text:p>
          </table:table-cell>
          <table:table-cell office:value-type="float" office:value="10.20497903" calcext:value-type="float">
            <text:p>10,20497903</text:p>
          </table:table-cell>
          <table:table-cell table:formula="of:=[.B729]*9.81" office:value-type="float" office:value="100.1108442843" calcext:value-type="float">
            <text:p>100,1108442843</text:p>
          </table:table-cell>
        </table:table-row>
        <table:table-row table:style-name="ro1">
          <table:table-cell office:value-type="float" office:value="0.0455625" calcext:value-type="float">
            <text:p>0,0455625</text:p>
          </table:table-cell>
          <table:table-cell office:value-type="float" office:value="10.13734212" calcext:value-type="float">
            <text:p>10,13734212</text:p>
          </table:table-cell>
          <table:table-cell table:formula="of:=[.B730]*9.81" office:value-type="float" office:value="99.4473261972" calcext:value-type="float">
            <text:p>99,4473261972</text:p>
          </table:table-cell>
        </table:table-row>
        <table:table-row table:style-name="ro1">
          <table:table-cell office:value-type="float" office:value="0.045625" calcext:value-type="float">
            <text:p>0,045625</text:p>
          </table:table-cell>
          <table:table-cell office:value-type="float" office:value="10.06868072" calcext:value-type="float">
            <text:p>10,06868072</text:p>
          </table:table-cell>
          <table:table-cell table:formula="of:=[.B731]*9.81" office:value-type="float" office:value="98.7737578632" calcext:value-type="float">
            <text:p>98,7737578632</text:p>
          </table:table-cell>
        </table:table-row>
        <table:table-row table:style-name="ro1">
          <table:table-cell office:value-type="float" office:value="0.0456875" calcext:value-type="float">
            <text:p>0,0456875</text:p>
          </table:table-cell>
          <table:table-cell office:value-type="float" office:value="9.9990267" calcext:value-type="float">
            <text:p>9,9990267</text:p>
          </table:table-cell>
          <table:table-cell table:formula="of:=[.B732]*9.81" office:value-type="float" office:value="98.090451927" calcext:value-type="float">
            <text:p>98,090451927</text:p>
          </table:table-cell>
        </table:table-row>
        <table:table-row table:style-name="ro1">
          <table:table-cell office:value-type="float" office:value="0.04575" calcext:value-type="float">
            <text:p>0,04575</text:p>
          </table:table-cell>
          <table:table-cell office:value-type="float" office:value="9.928411924" calcext:value-type="float">
            <text:p>9,928411924</text:p>
          </table:table-cell>
          <table:table-cell table:formula="of:=[.B733]*9.81" office:value-type="float" office:value="97.39772097444" calcext:value-type="float">
            <text:p>97,39772097444</text:p>
          </table:table-cell>
        </table:table-row>
        <table:table-row table:style-name="ro1">
          <table:table-cell office:value-type="float" office:value="0.0458125" calcext:value-type="float">
            <text:p>0,0458125</text:p>
          </table:table-cell>
          <table:table-cell office:value-type="float" office:value="9.856868265" calcext:value-type="float">
            <text:p>9,856868265</text:p>
          </table:table-cell>
          <table:table-cell table:formula="of:=[.B734]*9.81" office:value-type="float" office:value="96.69587767965" calcext:value-type="float">
            <text:p>96,69587767965</text:p>
          </table:table-cell>
        </table:table-row>
        <table:table-row table:style-name="ro1">
          <table:table-cell office:value-type="float" office:value="0.045875" calcext:value-type="float">
            <text:p>0,045875</text:p>
          </table:table-cell>
          <table:table-cell office:value-type="float" office:value="9.784427595" calcext:value-type="float">
            <text:p>9,784427595</text:p>
          </table:table-cell>
          <table:table-cell table:formula="of:=[.B735]*9.81" office:value-type="float" office:value="95.98523470695" calcext:value-type="float">
            <text:p>95,98523470695</text:p>
          </table:table-cell>
        </table:table-row>
        <table:table-row table:style-name="ro1">
          <table:table-cell office:value-type="float" office:value="0.0459375" calcext:value-type="float">
            <text:p>0,0459375</text:p>
          </table:table-cell>
          <table:table-cell office:value-type="float" office:value="9.711121783" calcext:value-type="float">
            <text:p>9,711121783</text:p>
          </table:table-cell>
          <table:table-cell table:formula="of:=[.B736]*9.81" office:value-type="float" office:value="95.26610469123" calcext:value-type="float">
            <text:p>95,26610469123</text:p>
          </table:table-cell>
        </table:table-row>
        <table:table-row table:style-name="ro1">
          <table:table-cell office:value-type="float" office:value="0.046" calcext:value-type="float">
            <text:p>0,046</text:p>
          </table:table-cell>
          <table:table-cell office:value-type="float" office:value="9.636982701" calcext:value-type="float">
            <text:p>9,636982701</text:p>
          </table:table-cell>
          <table:table-cell table:formula="of:=[.B737]*9.81" office:value-type="float" office:value="94.53880029681" calcext:value-type="float">
            <text:p>94,53880029681</text:p>
          </table:table-cell>
        </table:table-row>
        <table:table-row table:style-name="ro1">
          <table:table-cell office:value-type="float" office:value="0.0460625" calcext:value-type="float">
            <text:p>0,0460625</text:p>
          </table:table-cell>
          <table:table-cell office:value-type="float" office:value="9.562071255" calcext:value-type="float">
            <text:p>9,562071255</text:p>
          </table:table-cell>
          <table:table-cell table:formula="of:=[.B738]*9.81" office:value-type="float" office:value="93.80391901155" calcext:value-type="float">
            <text:p>93,80391901155</text:p>
          </table:table-cell>
        </table:table-row>
        <table:table-row table:style-name="ro1">
          <table:table-cell office:value-type="float" office:value="0.046125" calcext:value-type="float">
            <text:p>0,046125</text:p>
          </table:table-cell>
          <table:table-cell office:value-type="float" office:value="9.486564499" calcext:value-type="float">
            <text:p>9,486564499</text:p>
          </table:table-cell>
          <table:table-cell table:formula="of:=[.B739]*9.81" office:value-type="float" office:value="93.06319773519" calcext:value-type="float">
            <text:p>93,06319773519</text:p>
          </table:table-cell>
        </table:table-row>
        <table:table-row table:style-name="ro1">
          <table:table-cell office:value-type="float" office:value="0.0461875" calcext:value-type="float">
            <text:p>0,0461875</text:p>
          </table:table-cell>
          <table:table-cell office:value-type="float" office:value="9.410668523" calcext:value-type="float">
            <text:p>9,410668523</text:p>
          </table:table-cell>
          <table:table-cell table:formula="of:=[.B740]*9.81" office:value-type="float" office:value="92.31865821063" calcext:value-type="float">
            <text:p>92,31865821063</text:p>
          </table:table-cell>
        </table:table-row>
        <table:table-row table:style-name="ro1">
          <table:table-cell office:value-type="float" office:value="0.04625" calcext:value-type="float">
            <text:p>0,04625</text:p>
          </table:table-cell>
          <table:table-cell office:value-type="float" office:value="9.334589418" calcext:value-type="float">
            <text:p>9,334589418</text:p>
          </table:table-cell>
          <table:table-cell table:formula="of:=[.B741]*9.81" office:value-type="float" office:value="91.57232219058" calcext:value-type="float">
            <text:p>91,57232219058</text:p>
          </table:table-cell>
        </table:table-row>
        <table:table-row table:style-name="ro1">
          <table:table-cell office:value-type="float" office:value="0.0463125" calcext:value-type="float">
            <text:p>0,0463125</text:p>
          </table:table-cell>
          <table:table-cell office:value-type="float" office:value="9.258533273" calcext:value-type="float">
            <text:p>9,258533273</text:p>
          </table:table-cell>
          <table:table-cell table:formula="of:=[.B742]*9.81" office:value-type="float" office:value="90.82621140813" calcext:value-type="float">
            <text:p>90,82621140813</text:p>
          </table:table-cell>
        </table:table-row>
        <table:table-row table:style-name="ro1">
          <table:table-cell office:value-type="float" office:value="0.046375" calcext:value-type="float">
            <text:p>0,046375</text:p>
          </table:table-cell>
          <table:table-cell office:value-type="float" office:value="9.182706178" calcext:value-type="float">
            <text:p>9,182706178</text:p>
          </table:table-cell>
          <table:table-cell table:formula="of:=[.B743]*9.81" office:value-type="float" office:value="90.08234760618" calcext:value-type="float">
            <text:p>90,08234760618</text:p>
          </table:table-cell>
        </table:table-row>
        <table:table-row table:style-name="ro1">
          <table:table-cell office:value-type="float" office:value="0.0464375" calcext:value-type="float">
            <text:p>0,0464375</text:p>
          </table:table-cell>
          <table:table-cell office:value-type="float" office:value="9.107314224" calcext:value-type="float">
            <text:p>9,107314224</text:p>
          </table:table-cell>
          <table:table-cell table:formula="of:=[.B744]*9.81" office:value-type="float" office:value="89.34275253744" calcext:value-type="float">
            <text:p>89,34275253744</text:p>
          </table:table-cell>
        </table:table-row>
        <table:table-row table:style-name="ro1">
          <table:table-cell office:value-type="float" office:value="0.0465" calcext:value-type="float">
            <text:p>0,0465</text:p>
          </table:table-cell>
          <table:table-cell office:value-type="float" office:value="9.032563501" calcext:value-type="float">
            <text:p>9,032563501</text:p>
          </table:table-cell>
          <table:table-cell table:formula="of:=[.B745]*9.81" office:value-type="float" office:value="88.60944794481" calcext:value-type="float">
            <text:p>88,60944794481</text:p>
          </table:table-cell>
        </table:table-row>
        <table:table-row table:style-name="ro1">
          <table:table-cell office:value-type="float" office:value="0.0465625" calcext:value-type="float">
            <text:p>0,0465625</text:p>
          </table:table-cell>
          <table:table-cell office:value-type="float" office:value="8.958639439" calcext:value-type="float">
            <text:p>8,958639439</text:p>
          </table:table-cell>
          <table:table-cell table:formula="of:=[.B746]*9.81" office:value-type="float" office:value="87.88425289659" calcext:value-type="float">
            <text:p>87,88425289659</text:p>
          </table:table-cell>
        </table:table-row>
        <table:table-row table:style-name="ro1">
          <table:table-cell office:value-type="float" office:value="0.046625" calcext:value-type="float">
            <text:p>0,046625</text:p>
          </table:table-cell>
          <table:table-cell office:value-type="float" office:value="8.885644829" calcext:value-type="float">
            <text:p>8,885644829</text:p>
          </table:table-cell>
          <table:table-cell table:formula="of:=[.B747]*9.81" office:value-type="float" office:value="87.16817577249" calcext:value-type="float">
            <text:p>87,16817577249</text:p>
          </table:table-cell>
        </table:table-row>
        <table:table-row table:style-name="ro1">
          <table:table-cell office:value-type="float" office:value="0.0466875" calcext:value-type="float">
            <text:p>0,0466875</text:p>
          </table:table-cell>
          <table:table-cell office:value-type="float" office:value="8.813661805" calcext:value-type="float">
            <text:p>8,813661805</text:p>
          </table:table-cell>
          <table:table-cell table:formula="of:=[.B748]*9.81" office:value-type="float" office:value="86.46202230705" calcext:value-type="float">
            <text:p>86,46202230705</text:p>
          </table:table-cell>
        </table:table-row>
        <table:table-row table:style-name="ro1">
          <table:table-cell office:value-type="float" office:value="0.04675" calcext:value-type="float">
            <text:p>0,04675</text:p>
          </table:table-cell>
          <table:table-cell office:value-type="float" office:value="8.742772496" calcext:value-type="float">
            <text:p>8,742772496</text:p>
          </table:table-cell>
          <table:table-cell table:formula="of:=[.B749]*9.81" office:value-type="float" office:value="85.76659818576" calcext:value-type="float">
            <text:p>85,76659818576</text:p>
          </table:table-cell>
        </table:table-row>
        <table:table-row table:style-name="ro1">
          <table:table-cell office:value-type="float" office:value="0.0468125" calcext:value-type="float">
            <text:p>0,0468125</text:p>
          </table:table-cell>
          <table:table-cell office:value-type="float" office:value="8.673059036" calcext:value-type="float">
            <text:p>8,673059036</text:p>
          </table:table-cell>
          <table:table-cell table:formula="of:=[.B750]*9.81" office:value-type="float" office:value="85.08270914316" calcext:value-type="float">
            <text:p>85,08270914316</text:p>
          </table:table-cell>
        </table:table-row>
        <table:table-row table:style-name="ro1">
          <table:table-cell office:value-type="float" office:value="0.046875" calcext:value-type="float">
            <text:p>0,046875</text:p>
          </table:table-cell>
          <table:table-cell office:value-type="float" office:value="8.604603556" calcext:value-type="float">
            <text:p>8,604603556</text:p>
          </table:table-cell>
          <table:table-cell table:formula="of:=[.B751]*9.81" office:value-type="float" office:value="84.41116088436" calcext:value-type="float">
            <text:p>84,41116088436</text:p>
          </table:table-cell>
        </table:table-row>
        <table:table-row table:style-name="ro1">
          <table:table-cell office:value-type="float" office:value="0.0469375" calcext:value-type="float">
            <text:p>0,0469375</text:p>
          </table:table-cell>
          <table:table-cell office:value-type="float" office:value="8.537488188" calcext:value-type="float">
            <text:p>8,537488188</text:p>
          </table:table-cell>
          <table:table-cell table:formula="of:=[.B752]*9.81" office:value-type="float" office:value="83.75275912428" calcext:value-type="float">
            <text:p>83,75275912428</text:p>
          </table:table-cell>
        </table:table-row>
        <table:table-row table:style-name="ro1">
          <table:table-cell office:value-type="float" office:value="0.047" calcext:value-type="float">
            <text:p>0,047</text:p>
          </table:table-cell>
          <table:table-cell office:value-type="float" office:value="8.471795063" calcext:value-type="float">
            <text:p>8,471795063</text:p>
          </table:table-cell>
          <table:table-cell table:formula="of:=[.B753]*9.81" office:value-type="float" office:value="83.10830956803" calcext:value-type="float">
            <text:p>83,10830956803</text:p>
          </table:table-cell>
        </table:table-row>
        <table:table-row table:style-name="ro1">
          <table:table-cell office:value-type="float" office:value="0.0470625" calcext:value-type="float">
            <text:p>0,0470625</text:p>
          </table:table-cell>
          <table:table-cell office:value-type="float" office:value="8.407568572" calcext:value-type="float">
            <text:p>8,407568572</text:p>
          </table:table-cell>
          <table:table-cell table:formula="of:=[.B754]*9.81" office:value-type="float" office:value="82.47824769132" calcext:value-type="float">
            <text:p>82,47824769132</text:p>
          </table:table-cell>
        </table:table-row>
        <table:table-row table:style-name="ro1">
          <table:table-cell office:value-type="float" office:value="0.047125" calcext:value-type="float">
            <text:p>0,047125</text:p>
          </table:table-cell>
          <table:table-cell office:value-type="float" office:value="8.344702135" calcext:value-type="float">
            <text:p>8,344702135</text:p>
          </table:table-cell>
          <table:table-cell table:formula="of:=[.B755]*9.81" office:value-type="float" office:value="81.86152794435" calcext:value-type="float">
            <text:p>81,86152794435</text:p>
          </table:table-cell>
        </table:table-row>
        <table:table-row table:style-name="ro1">
          <table:table-cell office:value-type="float" office:value="0.0471875" calcext:value-type="float">
            <text:p>0,0471875</text:p>
          </table:table-cell>
          <table:table-cell office:value-type="float" office:value="8.283051432" calcext:value-type="float">
            <text:p>8,283051432</text:p>
          </table:table-cell>
          <table:table-cell table:formula="of:=[.B756]*9.81" office:value-type="float" office:value="81.25673454792" calcext:value-type="float">
            <text:p>81,25673454792</text:p>
          </table:table-cell>
        </table:table-row>
        <table:table-row table:style-name="ro1">
          <table:table-cell office:value-type="float" office:value="0.04725" calcext:value-type="float">
            <text:p>0,04725</text:p>
          </table:table-cell>
          <table:table-cell office:value-type="float" office:value="8.222472139" calcext:value-type="float">
            <text:p>8,222472139</text:p>
          </table:table-cell>
          <table:table-cell table:formula="of:=[.B757]*9.81" office:value-type="float" office:value="80.66245168359" calcext:value-type="float">
            <text:p>80,66245168359</text:p>
          </table:table-cell>
        </table:table-row>
        <table:table-row table:style-name="ro1">
          <table:table-cell office:value-type="float" office:value="0.0473125" calcext:value-type="float">
            <text:p>0,0473125</text:p>
          </table:table-cell>
          <table:table-cell office:value-type="float" office:value="8.162819936" calcext:value-type="float">
            <text:p>8,162819936</text:p>
          </table:table-cell>
          <table:table-cell table:formula="of:=[.B758]*9.81" office:value-type="float" office:value="80.07726357216" calcext:value-type="float">
            <text:p>80,07726357216</text:p>
          </table:table-cell>
        </table:table-row>
        <table:table-row table:style-name="ro1">
          <table:table-cell office:value-type="float" office:value="0.047375" calcext:value-type="float">
            <text:p>0,047375</text:p>
          </table:table-cell>
          <table:table-cell office:value-type="float" office:value="8.103950502" calcext:value-type="float">
            <text:p>8,103950502</text:p>
          </table:table-cell>
          <table:table-cell table:formula="of:=[.B759]*9.81" office:value-type="float" office:value="79.49975442462" calcext:value-type="float">
            <text:p>79,49975442462</text:p>
          </table:table-cell>
        </table:table-row>
        <table:table-row table:style-name="ro1">
          <table:table-cell office:value-type="float" office:value="0.0474375" calcext:value-type="float">
            <text:p>0,0474375</text:p>
          </table:table-cell>
          <table:table-cell office:value-type="float" office:value="8.045719516" calcext:value-type="float">
            <text:p>8,045719516</text:p>
          </table:table-cell>
          <table:table-cell table:formula="of:=[.B760]*9.81" office:value-type="float" office:value="78.92850845196" calcext:value-type="float">
            <text:p>78,92850845196</text:p>
          </table:table-cell>
        </table:table-row>
        <table:table-row table:style-name="ro1">
          <table:table-cell office:value-type="float" office:value="0.0475" calcext:value-type="float">
            <text:p>0,0475</text:p>
          </table:table-cell>
          <table:table-cell office:value-type="float" office:value="7.987982654" calcext:value-type="float">
            <text:p>7,987982654</text:p>
          </table:table-cell>
          <table:table-cell table:formula="of:=[.B761]*9.81" office:value-type="float" office:value="78.36210983574" calcext:value-type="float">
            <text:p>78,36210983574</text:p>
          </table:table-cell>
        </table:table-row>
        <table:table-row table:style-name="ro1">
          <table:table-cell office:value-type="float" office:value="0.0475625" calcext:value-type="float">
            <text:p>0,0475625</text:p>
          </table:table-cell>
          <table:table-cell office:value-type="float" office:value="7.930600449" calcext:value-type="float">
            <text:p>7,930600449</text:p>
          </table:table-cell>
          <table:table-cell table:formula="of:=[.B762]*9.81" office:value-type="float" office:value="77.79919040469" calcext:value-type="float">
            <text:p>77,79919040469</text:p>
          </table:table-cell>
        </table:table-row>
        <table:table-row table:style-name="ro1">
          <table:table-cell office:value-type="float" office:value="0.047625" calcext:value-type="float">
            <text:p>0,047625</text:p>
          </table:table-cell>
          <table:table-cell office:value-type="float" office:value="7.873452834" calcext:value-type="float">
            <text:p>7,873452834</text:p>
          </table:table-cell>
          <table:table-cell table:formula="of:=[.B763]*9.81" office:value-type="float" office:value="77.23857230154" calcext:value-type="float">
            <text:p>77,23857230154</text:p>
          </table:table-cell>
        </table:table-row>
        <table:table-row table:style-name="ro1">
          <table:table-cell office:value-type="float" office:value="0.0476875" calcext:value-type="float">
            <text:p>0,0476875</text:p>
          </table:table-cell>
          <table:table-cell office:value-type="float" office:value="7.816424594" calcext:value-type="float">
            <text:p>7,816424594</text:p>
          </table:table-cell>
          <table:table-cell table:formula="of:=[.B764]*9.81" office:value-type="float" office:value="76.67912526714" calcext:value-type="float">
            <text:p>76,67912526714</text:p>
          </table:table-cell>
        </table:table-row>
        <table:table-row table:style-name="ro1">
          <table:table-cell office:value-type="float" office:value="0.04775" calcext:value-type="float">
            <text:p>0,04775</text:p>
          </table:table-cell>
          <table:table-cell office:value-type="float" office:value="7.759400517" calcext:value-type="float">
            <text:p>7,759400517</text:p>
          </table:table-cell>
          <table:table-cell table:formula="of:=[.B765]*9.81" office:value-type="float" office:value="76.11971907177" calcext:value-type="float">
            <text:p>76,11971907177</text:p>
          </table:table-cell>
        </table:table-row>
        <table:table-row table:style-name="ro1">
          <table:table-cell office:value-type="float" office:value="0.0478125" calcext:value-type="float">
            <text:p>0,0478125</text:p>
          </table:table-cell>
          <table:table-cell office:value-type="float" office:value="7.702265388" calcext:value-type="float">
            <text:p>7,702265388</text:p>
          </table:table-cell>
          <table:table-cell table:formula="of:=[.B766]*9.81" office:value-type="float" office:value="75.55922345628" calcext:value-type="float">
            <text:p>75,55922345628</text:p>
          </table:table-cell>
        </table:table-row>
        <table:table-row table:style-name="ro1">
          <table:table-cell office:value-type="float" office:value="0.047875" calcext:value-type="float">
            <text:p>0,047875</text:p>
          </table:table-cell>
          <table:table-cell office:value-type="float" office:value="7.644903993" calcext:value-type="float">
            <text:p>7,644903993</text:p>
          </table:table-cell>
          <table:table-cell table:formula="of:=[.B767]*9.81" office:value-type="float" office:value="74.99650817133" calcext:value-type="float">
            <text:p>74,99650817133</text:p>
          </table:table-cell>
        </table:table-row>
        <table:table-row table:style-name="ro1">
          <table:table-cell office:value-type="float" office:value="0.0479375" calcext:value-type="float">
            <text:p>0,0479375</text:p>
          </table:table-cell>
          <table:table-cell office:value-type="float" office:value="7.587201117" calcext:value-type="float">
            <text:p>7,587201117</text:p>
          </table:table-cell>
          <table:table-cell table:formula="of:=[.B768]*9.81" office:value-type="float" office:value="74.43044295777" calcext:value-type="float">
            <text:p>74,43044295777</text:p>
          </table:table-cell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float" office:value="7.529041548" calcext:value-type="float">
            <text:p>7,529041548</text:p>
          </table:table-cell>
          <table:table-cell table:formula="of:=[.B769]*9.81" office:value-type="float" office:value="73.85989758588" calcext:value-type="float">
            <text:p>73,85989758588</text:p>
          </table:table-cell>
        </table:table-row>
        <table:table-row table:style-name="ro1">
          <table:table-cell office:value-type="float" office:value="0.0480625" calcext:value-type="float">
            <text:p>0,0480625</text:p>
          </table:table-cell>
          <table:table-cell office:value-type="float" office:value="7.470336008" calcext:value-type="float">
            <text:p>7,470336008</text:p>
          </table:table-cell>
          <table:table-cell table:formula="of:=[.B770]*9.81" office:value-type="float" office:value="73.28399623848" calcext:value-type="float">
            <text:p>73,28399623848</text:p>
          </table:table-cell>
        </table:table-row>
        <table:table-row table:style-name="ro1">
          <table:table-cell office:value-type="float" office:value="0.048125" calcext:value-type="float">
            <text:p>0,048125</text:p>
          </table:table-cell>
          <table:table-cell office:value-type="float" office:value="7.41109897" calcext:value-type="float">
            <text:p>7,41109897</text:p>
          </table:table-cell>
          <table:table-cell table:formula="of:=[.B771]*9.81" office:value-type="float" office:value="72.7028808957" calcext:value-type="float">
            <text:p>72,7028808957</text:p>
          </table:table-cell>
        </table:table-row>
        <table:table-row table:style-name="ro1">
          <table:table-cell office:value-type="float" office:value="0.0481875" calcext:value-type="float">
            <text:p>0,0481875</text:p>
          </table:table-cell>
          <table:table-cell office:value-type="float" office:value="7.351370844" calcext:value-type="float">
            <text:p>7,351370844</text:p>
          </table:table-cell>
          <table:table-cell table:formula="of:=[.B772]*9.81" office:value-type="float" office:value="72.11694797964" calcext:value-type="float">
            <text:p>72,11694797964</text:p>
          </table:table-cell>
        </table:table-row>
        <table:table-row table:style-name="ro1">
          <table:table-cell office:value-type="float" office:value="0.04825" calcext:value-type="float">
            <text:p>0,04825</text:p>
          </table:table-cell>
          <table:table-cell office:value-type="float" office:value="7.291192042" calcext:value-type="float">
            <text:p>7,291192042</text:p>
          </table:table-cell>
          <table:table-cell table:formula="of:=[.B773]*9.81" office:value-type="float" office:value="71.52659393202" calcext:value-type="float">
            <text:p>71,52659393202</text:p>
          </table:table-cell>
        </table:table-row>
        <table:table-row table:style-name="ro1">
          <table:table-cell office:value-type="float" office:value="0.0483125" calcext:value-type="float">
            <text:p>0,0483125</text:p>
          </table:table-cell>
          <table:table-cell office:value-type="float" office:value="7.230602973" calcext:value-type="float">
            <text:p>7,230602973</text:p>
          </table:table-cell>
          <table:table-cell table:formula="of:=[.B774]*9.81" office:value-type="float" office:value="70.93221516513" calcext:value-type="float">
            <text:p>70,93221516513</text:p>
          </table:table-cell>
        </table:table-row>
        <table:table-row table:style-name="ro1">
          <table:table-cell office:value-type="float" office:value="0.048375" calcext:value-type="float">
            <text:p>0,048375</text:p>
          </table:table-cell>
          <table:table-cell office:value-type="float" office:value="7.169644048" calcext:value-type="float">
            <text:p>7,169644048</text:p>
          </table:table-cell>
          <table:table-cell table:formula="of:=[.B775]*9.81" office:value-type="float" office:value="70.33420811088" calcext:value-type="float">
            <text:p>70,33420811088</text:p>
          </table:table-cell>
        </table:table-row>
        <table:table-row table:style-name="ro1">
          <table:table-cell office:value-type="float" office:value="0.0484375" calcext:value-type="float">
            <text:p>0,0484375</text:p>
          </table:table-cell>
          <table:table-cell office:value-type="float" office:value="7.108355678" calcext:value-type="float">
            <text:p>7,108355678</text:p>
          </table:table-cell>
          <table:table-cell table:formula="of:=[.B776]*9.81" office:value-type="float" office:value="69.73296920118" calcext:value-type="float">
            <text:p>69,73296920118</text:p>
          </table:table-cell>
        </table:table-row>
        <table:table-row table:style-name="ro1">
          <table:table-cell office:value-type="float" office:value="0.0485" calcext:value-type="float">
            <text:p>0,0485</text:p>
          </table:table-cell>
          <table:table-cell office:value-type="float" office:value="7.046778273" calcext:value-type="float">
            <text:p>7,046778273</text:p>
          </table:table-cell>
          <table:table-cell table:formula="of:=[.B777]*9.81" office:value-type="float" office:value="69.12889485813" calcext:value-type="float">
            <text:p>69,12889485813</text:p>
          </table:table-cell>
        </table:table-row>
        <table:table-row table:style-name="ro1">
          <table:table-cell office:value-type="float" office:value="0.0485625" calcext:value-type="float">
            <text:p>0,0485625</text:p>
          </table:table-cell>
          <table:table-cell office:value-type="float" office:value="6.98495587" calcext:value-type="float">
            <text:p>6,98495587</text:p>
          </table:table-cell>
          <table:table-cell table:formula="of:=[.B778]*9.81" office:value-type="float" office:value="68.5224170847" calcext:value-type="float">
            <text:p>68,5224170847</text:p>
          </table:table-cell>
        </table:table-row>
        <table:table-row table:style-name="ro1">
          <table:table-cell office:value-type="float" office:value="0.048625" calcext:value-type="float">
            <text:p>0,048625</text:p>
          </table:table-cell>
          <table:table-cell office:value-type="float" office:value="6.92294702" calcext:value-type="float">
            <text:p>6,92294702</text:p>
          </table:table-cell>
          <table:table-cell table:formula="of:=[.B779]*9.81" office:value-type="float" office:value="67.9141102662" calcext:value-type="float">
            <text:p>67,9141102662</text:p>
          </table:table-cell>
        </table:table-row>
        <table:table-row table:style-name="ro1">
          <table:table-cell office:value-type="float" office:value="0.0486875" calcext:value-type="float">
            <text:p>0,0486875</text:p>
          </table:table-cell>
          <table:table-cell office:value-type="float" office:value="6.860813894" calcext:value-type="float">
            <text:p>6,860813894</text:p>
          </table:table-cell>
          <table:table-cell table:formula="of:=[.B780]*9.81" office:value-type="float" office:value="67.30458430014" calcext:value-type="float">
            <text:p>67,30458430014</text:p>
          </table:table-cell>
        </table:table-row>
        <table:table-row table:style-name="ro1">
          <table:table-cell office:value-type="float" office:value="0.04875" calcext:value-type="float">
            <text:p>0,04875</text:p>
          </table:table-cell>
          <table:table-cell office:value-type="float" office:value="6.79861867" calcext:value-type="float">
            <text:p>6,79861867</text:p>
          </table:table-cell>
          <table:table-cell table:formula="of:=[.B781]*9.81" office:value-type="float" office:value="66.6944491527" calcext:value-type="float">
            <text:p>66,6944491527</text:p>
          </table:table-cell>
        </table:table-row>
        <table:table-row table:style-name="ro1">
          <table:table-cell office:value-type="float" office:value="0.0488125" calcext:value-type="float">
            <text:p>0,0488125</text:p>
          </table:table-cell>
          <table:table-cell office:value-type="float" office:value="6.736423523" calcext:value-type="float">
            <text:p>6,736423523</text:p>
          </table:table-cell>
          <table:table-cell table:formula="of:=[.B782]*9.81" office:value-type="float" office:value="66.08431476063" calcext:value-type="float">
            <text:p>66,08431476063</text:p>
          </table:table-cell>
        </table:table-row>
        <table:table-row table:style-name="ro1">
          <table:table-cell office:value-type="float" office:value="0.048875" calcext:value-type="float">
            <text:p>0,048875</text:p>
          </table:table-cell>
          <table:table-cell office:value-type="float" office:value="6.674290628" calcext:value-type="float">
            <text:p>6,674290628</text:p>
          </table:table-cell>
          <table:table-cell table:formula="of:=[.B783]*9.81" office:value-type="float" office:value="65.47479106068" calcext:value-type="float">
            <text:p>65,47479106068</text:p>
          </table:table-cell>
        </table:table-row>
        <table:table-row table:style-name="ro1">
          <table:table-cell office:value-type="float" office:value="0.0489375" calcext:value-type="float">
            <text:p>0,0489375</text:p>
          </table:table-cell>
          <table:table-cell office:value-type="float" office:value="6.612282162" calcext:value-type="float">
            <text:p>6,612282162</text:p>
          </table:table-cell>
          <table:table-cell table:formula="of:=[.B784]*9.81" office:value-type="float" office:value="64.86648800922" calcext:value-type="float">
            <text:p>64,86648800922</text:p>
          </table:table-cell>
        </table:table-row>
        <table:table-row table:style-name="ro1">
          <table:table-cell office:value-type="float" office:value="0.049" calcext:value-type="float">
            <text:p>0,049</text:p>
          </table:table-cell>
          <table:table-cell office:value-type="float" office:value="6.550460297" calcext:value-type="float">
            <text:p>6,550460297</text:p>
          </table:table-cell>
          <table:table-cell table:formula="of:=[.B785]*9.81" office:value-type="float" office:value="64.26001551357" calcext:value-type="float">
            <text:p>64,26001551357</text:p>
          </table:table-cell>
        </table:table-row>
        <table:table-row table:style-name="ro1">
          <table:table-cell office:value-type="float" office:value="0.0490625" calcext:value-type="float">
            <text:p>0,0490625</text:p>
          </table:table-cell>
          <table:table-cell office:value-type="float" office:value="6.488879834" calcext:value-type="float">
            <text:p>6,488879834</text:p>
          </table:table-cell>
          <table:table-cell table:formula="of:=[.B786]*9.81" office:value-type="float" office:value="63.65591117154" calcext:value-type="float">
            <text:p>63,65591117154</text:p>
          </table:table-cell>
        </table:table-row>
        <table:table-row table:style-name="ro1">
          <table:table-cell office:value-type="float" office:value="0.049125" calcext:value-type="float">
            <text:p>0,049125</text:p>
          </table:table-cell>
          <table:table-cell office:value-type="float" office:value="6.427566066" calcext:value-type="float">
            <text:p>6,427566066</text:p>
          </table:table-cell>
          <table:table-cell table:formula="of:=[.B787]*9.81" office:value-type="float" office:value="63.05442310746" calcext:value-type="float">
            <text:p>63,05442310746</text:p>
          </table:table-cell>
        </table:table-row>
        <table:table-row table:style-name="ro1">
          <table:table-cell office:value-type="float" office:value="0.0491875" calcext:value-type="float">
            <text:p>0,0491875</text:p>
          </table:table-cell>
          <table:table-cell office:value-type="float" office:value="6.366536908" calcext:value-type="float">
            <text:p>6,366536908</text:p>
          </table:table-cell>
          <table:table-cell table:formula="of:=[.B788]*9.81" office:value-type="float" office:value="62.45572706748" calcext:value-type="float">
            <text:p>62,45572706748</text:p>
          </table:table-cell>
        </table:table-row>
        <table:table-row table:style-name="ro1">
          <table:table-cell office:value-type="float" office:value="0.04925" calcext:value-type="float">
            <text:p>0,04925</text:p>
          </table:table-cell>
          <table:table-cell office:value-type="float" office:value="6.305810278" calcext:value-type="float">
            <text:p>6,305810278</text:p>
          </table:table-cell>
          <table:table-cell table:formula="of:=[.B789]*9.81" office:value-type="float" office:value="61.85999882718" calcext:value-type="float">
            <text:p>61,85999882718</text:p>
          </table:table-cell>
        </table:table-row>
        <table:table-row table:style-name="ro1">
          <table:table-cell office:value-type="float" office:value="0.0493125" calcext:value-type="float">
            <text:p>0,0493125</text:p>
          </table:table-cell>
          <table:table-cell office:value-type="float" office:value="6.245404092" calcext:value-type="float">
            <text:p>6,245404092</text:p>
          </table:table-cell>
          <table:table-cell table:formula="of:=[.B790]*9.81" office:value-type="float" office:value="61.26741414252" calcext:value-type="float">
            <text:p>61,26741414252</text:p>
          </table:table-cell>
        </table:table-row>
        <table:table-row table:style-name="ro1">
          <table:table-cell office:value-type="float" office:value="0.049375" calcext:value-type="float">
            <text:p>0,049375</text:p>
          </table:table-cell>
          <table:table-cell office:value-type="float" office:value="6.185336266" calcext:value-type="float">
            <text:p>6,185336266</text:p>
          </table:table-cell>
          <table:table-cell table:formula="of:=[.B791]*9.81" office:value-type="float" office:value="60.67814876946" calcext:value-type="float">
            <text:p>60,67814876946</text:p>
          </table:table-cell>
        </table:table-row>
        <table:table-row table:style-name="ro1">
          <table:table-cell office:value-type="float" office:value="0.0494375" calcext:value-type="float">
            <text:p>0,0494375</text:p>
          </table:table-cell>
          <table:table-cell office:value-type="float" office:value="6.125624716" calcext:value-type="float">
            <text:p>6,125624716</text:p>
          </table:table-cell>
          <table:table-cell table:formula="of:=[.B792]*9.81" office:value-type="float" office:value="60.09237846396" calcext:value-type="float">
            <text:p>60,09237846396</text:p>
          </table:table-cell>
        </table:table-row>
        <table:table-row table:style-name="ro1">
          <table:table-cell office:value-type="float" office:value="0.0495" calcext:value-type="float">
            <text:p>0,0495</text:p>
          </table:table-cell>
          <table:table-cell office:value-type="float" office:value="6.06628736" calcext:value-type="float">
            <text:p>6,06628736</text:p>
          </table:table-cell>
          <table:table-cell table:formula="of:=[.B793]*9.81" office:value-type="float" office:value="59.5102790016" calcext:value-type="float">
            <text:p>59,5102790016</text:p>
          </table:table-cell>
        </table:table-row>
        <table:table-row table:style-name="ro1">
          <table:table-cell office:value-type="float" office:value="0.0495625" calcext:value-type="float">
            <text:p>0,0495625</text:p>
          </table:table-cell>
          <table:table-cell office:value-type="float" office:value="6.007361329" calcext:value-type="float">
            <text:p>6,007361329</text:p>
          </table:table-cell>
          <table:table-cell table:formula="of:=[.B794]*9.81" office:value-type="float" office:value="58.93221463749" calcext:value-type="float">
            <text:p>58,93221463749</text:p>
          </table:table-cell>
        </table:table-row>
        <table:table-row table:style-name="ro1">
          <table:table-cell office:value-type="float" office:value="0.049625" calcext:value-type="float">
            <text:p>0,049625</text:p>
          </table:table-cell>
          <table:table-cell office:value-type="float" office:value="5.948960624" calcext:value-type="float">
            <text:p>5,948960624</text:p>
          </table:table-cell>
          <table:table-cell table:formula="of:=[.B795]*9.81" office:value-type="float" office:value="58.35930372144" calcext:value-type="float">
            <text:p>58,35930372144</text:p>
          </table:table-cell>
        </table:table-row>
        <table:table-row table:style-name="ro1">
          <table:table-cell office:value-type="float" office:value="0.0496875" calcext:value-type="float">
            <text:p>0,0496875</text:p>
          </table:table-cell>
          <table:table-cell office:value-type="float" office:value="5.891218458" calcext:value-type="float">
            <text:p>5,891218458</text:p>
          </table:table-cell>
          <table:table-cell table:formula="of:=[.B796]*9.81" office:value-type="float" office:value="57.79285307298" calcext:value-type="float">
            <text:p>57,79285307298</text:p>
          </table:table-cell>
        </table:table-row>
        <table:table-row table:style-name="ro1">
          <table:table-cell office:value-type="float" office:value="0.04975" calcext:value-type="float">
            <text:p>0,04975</text:p>
          </table:table-cell>
          <table:table-cell office:value-type="float" office:value="5.83426805" calcext:value-type="float">
            <text:p>5,83426805</text:p>
          </table:table-cell>
          <table:table-cell table:formula="of:=[.B797]*9.81" office:value-type="float" office:value="57.2341695705" calcext:value-type="float">
            <text:p>57,2341695705</text:p>
          </table:table-cell>
        </table:table-row>
        <table:table-row table:style-name="ro1">
          <table:table-cell office:value-type="float" office:value="0.0498125" calcext:value-type="float">
            <text:p>0,0498125</text:p>
          </table:table-cell>
          <table:table-cell office:value-type="float" office:value="5.778242612" calcext:value-type="float">
            <text:p>5,778242612</text:p>
          </table:table-cell>
          <table:table-cell table:formula="of:=[.B798]*9.81" office:value-type="float" office:value="56.68456002372" calcext:value-type="float">
            <text:p>56,68456002372</text:p>
          </table:table-cell>
        </table:table-row>
        <table:table-row table:style-name="ro1">
          <table:table-cell office:value-type="float" office:value="0.049875" calcext:value-type="float">
            <text:p>0,049875</text:p>
          </table:table-cell>
          <table:table-cell office:value-type="float" office:value="5.723275363" calcext:value-type="float">
            <text:p>5,723275363</text:p>
          </table:table-cell>
          <table:table-cell table:formula="of:=[.B799]*9.81" office:value-type="float" office:value="56.14533131103" calcext:value-type="float">
            <text:p>56,14533131103</text:p>
          </table:table-cell>
        </table:table-row>
        <table:table-row table:style-name="ro1">
          <table:table-cell office:value-type="float" office:value="0.0499375" calcext:value-type="float">
            <text:p>0,0499375</text:p>
          </table:table-cell>
          <table:table-cell office:value-type="float" office:value="5.669499516" calcext:value-type="float">
            <text:p>5,669499516</text:p>
          </table:table-cell>
          <table:table-cell table:formula="of:=[.B800]*9.81" office:value-type="float" office:value="55.61779025196" calcext:value-type="float">
            <text:p>55,6177902519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5.617048287" calcext:value-type="float">
            <text:p>5,617048287</text:p>
          </table:table-cell>
          <table:table-cell table:formula="of:=[.B801]*9.81" office:value-type="float" office:value="55.10324369547" calcext:value-type="float">
            <text:p>55,10324369547</text:p>
          </table:table-cell>
        </table:table-row>
        <table:table-row table:style-name="ro1">
          <table:table-cell office:value-type="float" office:value="0.0500625" calcext:value-type="float">
            <text:p>0,0500625</text:p>
          </table:table-cell>
          <table:table-cell office:value-type="float" office:value="5.566077107" calcext:value-type="float">
            <text:p>5,566077107</text:p>
          </table:table-cell>
          <table:table-cell table:formula="of:=[.B802]*9.81" office:value-type="float" office:value="54.60321641967" calcext:value-type="float">
            <text:p>54,60321641967</text:p>
          </table:table-cell>
        </table:table-row>
        <table:table-row table:style-name="ro1">
          <table:table-cell office:value-type="float" office:value="0.050125" calcext:value-type="float">
            <text:p>0,050125</text:p>
          </table:table-cell>
          <table:table-cell office:value-type="float" office:value="5.516830261" calcext:value-type="float">
            <text:p>5,516830261</text:p>
          </table:table-cell>
          <table:table-cell table:formula="of:=[.B803]*9.81" office:value-type="float" office:value="54.12010486041" calcext:value-type="float">
            <text:p>54,12010486041</text:p>
          </table:table-cell>
        </table:table-row>
        <table:table-row table:style-name="ro1">
          <table:table-cell office:value-type="float" office:value="0.0501875" calcext:value-type="float">
            <text:p>0,0501875</text:p>
          </table:table-cell>
          <table:table-cell office:value-type="float" office:value="5.469574248" calcext:value-type="float">
            <text:p>5,469574248</text:p>
          </table:table-cell>
          <table:table-cell table:formula="of:=[.B804]*9.81" office:value-type="float" office:value="53.65652337288" calcext:value-type="float">
            <text:p>53,65652337288</text:p>
          </table:table-cell>
        </table:table-row>
        <table:table-row table:style-name="ro1">
          <table:table-cell office:value-type="float" office:value="0.05025" calcext:value-type="float">
            <text:p>0,05025</text:p>
          </table:table-cell>
          <table:table-cell office:value-type="float" office:value="5.424575569" calcext:value-type="float">
            <text:p>5,424575569</text:p>
          </table:table-cell>
          <table:table-cell table:formula="of:=[.B805]*9.81" office:value-type="float" office:value="53.21508633189" calcext:value-type="float">
            <text:p>53,21508633189</text:p>
          </table:table-cell>
        </table:table-row>
        <table:table-row table:style-name="ro1">
          <table:table-cell office:value-type="float" office:value="0.0503125" calcext:value-type="float">
            <text:p>0,0503125</text:p>
          </table:table-cell>
          <table:table-cell office:value-type="float" office:value="5.382100722" calcext:value-type="float">
            <text:p>5,382100722</text:p>
          </table:table-cell>
          <table:table-cell table:formula="of:=[.B806]*9.81" office:value-type="float" office:value="52.79840808282" calcext:value-type="float">
            <text:p>52,79840808282</text:p>
          </table:table-cell>
        </table:table-row>
        <table:table-row table:style-name="ro1">
          <table:table-cell office:value-type="float" office:value="0.050375" calcext:value-type="float">
            <text:p>0,050375</text:p>
          </table:table-cell>
          <table:table-cell office:value-type="float" office:value="5.342416208" calcext:value-type="float">
            <text:p>5,342416208</text:p>
          </table:table-cell>
          <table:table-cell table:formula="of:=[.B807]*9.81" office:value-type="float" office:value="52.40910300048" calcext:value-type="float">
            <text:p>52,40910300048</text:p>
          </table:table-cell>
        </table:table-row>
        <table:table-row table:style-name="ro1">
          <table:table-cell office:value-type="float" office:value="0.0504375" calcext:value-type="float">
            <text:p>0,0504375</text:p>
          </table:table-cell>
          <table:table-cell office:value-type="float" office:value="5.305788527" calcext:value-type="float">
            <text:p>5,305788527</text:p>
          </table:table-cell>
          <table:table-cell table:formula="of:=[.B808]*9.81" office:value-type="float" office:value="52.04978544987" calcext:value-type="float">
            <text:p>52,04978544987</text:p>
          </table:table-cell>
        </table:table-row>
        <table:table-row table:style-name="ro1">
          <table:table-cell office:value-type="float" office:value="0.0505" calcext:value-type="float">
            <text:p>0,0505</text:p>
          </table:table-cell>
          <table:table-cell office:value-type="float" office:value="5.272484177" calcext:value-type="float">
            <text:p>5,272484177</text:p>
          </table:table-cell>
          <table:table-cell table:formula="of:=[.B809]*9.81" office:value-type="float" office:value="51.72306977637" calcext:value-type="float">
            <text:p>51,72306977637</text:p>
          </table:table-cell>
        </table:table-row>
        <table:table-row table:style-name="ro1">
          <table:table-cell office:value-type="float" office:value="0.0505625" calcext:value-type="float">
            <text:p>0,0505625</text:p>
          </table:table-cell>
          <table:table-cell office:value-type="float" office:value="5.242743151" calcext:value-type="float">
            <text:p>5,242743151</text:p>
          </table:table-cell>
          <table:table-cell table:formula="of:=[.B810]*9.81" office:value-type="float" office:value="51.43131031131" calcext:value-type="float">
            <text:p>51,43131031131</text:p>
          </table:table-cell>
        </table:table-row>
        <table:table-row table:style-name="ro1">
          <table:table-cell office:value-type="float" office:value="0.050625" calcext:value-type="float">
            <text:p>0,050625</text:p>
          </table:table-cell>
          <table:table-cell office:value-type="float" office:value="5.216699413" calcext:value-type="float">
            <text:p>5,216699413</text:p>
          </table:table-cell>
          <table:table-cell table:formula="of:=[.B811]*9.81" office:value-type="float" office:value="51.17582124153" calcext:value-type="float">
            <text:p>51,17582124153</text:p>
          </table:table-cell>
        </table:table-row>
        <table:table-row table:style-name="ro1">
          <table:table-cell office:value-type="float" office:value="0.0506875" calcext:value-type="float">
            <text:p>0,0506875</text:p>
          </table:table-cell>
          <table:table-cell office:value-type="float" office:value="5.194460417" calcext:value-type="float">
            <text:p>5,194460417</text:p>
          </table:table-cell>
          <table:table-cell table:formula="of:=[.B812]*9.81" office:value-type="float" office:value="50.95765669077" calcext:value-type="float">
            <text:p>50,95765669077</text:p>
          </table:table-cell>
        </table:table-row>
        <table:table-row table:style-name="ro1">
          <table:table-cell office:value-type="float" office:value="0.05075" calcext:value-type="float">
            <text:p>0,05075</text:p>
          </table:table-cell>
          <table:table-cell office:value-type="float" office:value="5.176133619" calcext:value-type="float">
            <text:p>5,176133619</text:p>
          </table:table-cell>
          <table:table-cell table:formula="of:=[.B813]*9.81" office:value-type="float" office:value="50.77787080239" calcext:value-type="float">
            <text:p>50,77787080239</text:p>
          </table:table-cell>
        </table:table-row>
        <table:table-row table:style-name="ro1">
          <table:table-cell office:value-type="float" office:value="0.0508125" calcext:value-type="float">
            <text:p>0,0508125</text:p>
          </table:table-cell>
          <table:table-cell office:value-type="float" office:value="5.161826475" calcext:value-type="float">
            <text:p>5,161826475</text:p>
          </table:table-cell>
          <table:table-cell table:formula="of:=[.B814]*9.81" office:value-type="float" office:value="50.63751771975" calcext:value-type="float">
            <text:p>50,63751771975</text:p>
          </table:table-cell>
        </table:table-row>
        <table:table-row table:style-name="ro1">
          <table:table-cell office:value-type="float" office:value="0.050875" calcext:value-type="float">
            <text:p>0,050875</text:p>
          </table:table-cell>
          <table:table-cell office:value-type="float" office:value="5.151646439" calcext:value-type="float">
            <text:p>5,151646439</text:p>
          </table:table-cell>
          <table:table-cell table:formula="of:=[.B815]*9.81" office:value-type="float" office:value="50.53765156659" calcext:value-type="float">
            <text:p>50,53765156659</text:p>
          </table:table-cell>
        </table:table-row>
        <table:table-row table:style-name="ro1">
          <table:table-cell office:value-type="float" office:value="0.0509375" calcext:value-type="float">
            <text:p>0,0509375</text:p>
          </table:table-cell>
          <table:table-cell office:value-type="float" office:value="5.145700967" calcext:value-type="float">
            <text:p>5,145700967</text:p>
          </table:table-cell>
          <table:table-cell table:formula="of:=[.B816]*9.81" office:value-type="float" office:value="50.47932648627" calcext:value-type="float">
            <text:p>50,47932648627</text:p>
          </table:table-cell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float" office:value="5.144097516" calcext:value-type="float">
            <text:p>5,144097516</text:p>
          </table:table-cell>
          <table:table-cell table:formula="of:=[.B817]*9.81" office:value-type="float" office:value="50.46359663196" calcext:value-type="float">
            <text:p>50,46359663196</text:p>
          </table:table-cell>
        </table:table-row>
        <table:table-row table:style-name="ro1">
          <table:table-cell office:value-type="float" office:value="0.0510625" calcext:value-type="float">
            <text:p>0,0510625</text:p>
          </table:table-cell>
          <table:table-cell office:value-type="float" office:value="5.146911355" calcext:value-type="float">
            <text:p>5,146911355</text:p>
          </table:table-cell>
          <table:table-cell table:formula="of:=[.B818]*9.81" office:value-type="float" office:value="50.49120039255" calcext:value-type="float">
            <text:p>50,49120039255</text:p>
          </table:table-cell>
        </table:table-row>
        <table:table-row table:style-name="ro1">
          <table:table-cell office:value-type="float" office:value="0.051125" calcext:value-type="float">
            <text:p>0,051125</text:p>
          </table:table-cell>
          <table:table-cell office:value-type="float" office:value="5.154089023" calcext:value-type="float">
            <text:p>5,154089023</text:p>
          </table:table-cell>
          <table:table-cell table:formula="of:=[.B819]*9.81" office:value-type="float" office:value="50.56161331563" calcext:value-type="float">
            <text:p>50,56161331563</text:p>
          </table:table-cell>
        </table:table-row>
        <table:table-row table:style-name="ro1">
          <table:table-cell office:value-type="float" office:value="0.0511875" calcext:value-type="float">
            <text:p>0,0511875</text:p>
          </table:table-cell>
          <table:table-cell office:value-type="float" office:value="5.165544872" calcext:value-type="float">
            <text:p>5,165544872</text:p>
          </table:table-cell>
          <table:table-cell table:formula="of:=[.B820]*9.81" office:value-type="float" office:value="50.67399519432" calcext:value-type="float">
            <text:p>50,67399519432</text:p>
          </table:table-cell>
        </table:table-row>
        <table:table-row table:style-name="ro1">
          <table:table-cell office:value-type="float" office:value="0.05125" calcext:value-type="float">
            <text:p>0,05125</text:p>
          </table:table-cell>
          <table:table-cell office:value-type="float" office:value="5.181193256" calcext:value-type="float">
            <text:p>5,181193256</text:p>
          </table:table-cell>
          <table:table-cell table:formula="of:=[.B821]*9.81" office:value-type="float" office:value="50.82750584136" calcext:value-type="float">
            <text:p>50,82750584136</text:p>
          </table:table-cell>
        </table:table-row>
        <table:table-row table:style-name="ro1">
          <table:table-cell office:value-type="float" office:value="0.0513125" calcext:value-type="float">
            <text:p>0,0513125</text:p>
          </table:table-cell>
          <table:table-cell office:value-type="float" office:value="5.200948526" calcext:value-type="float">
            <text:p>5,200948526</text:p>
          </table:table-cell>
          <table:table-cell table:formula="of:=[.B822]*9.81" office:value-type="float" office:value="51.02130504006" calcext:value-type="float">
            <text:p>51,02130504006</text:p>
          </table:table-cell>
        </table:table-row>
        <table:table-row table:style-name="ro1">
          <table:table-cell office:value-type="float" office:value="0.051375" calcext:value-type="float">
            <text:p>0,051375</text:p>
          </table:table-cell>
          <table:table-cell office:value-type="float" office:value="5.224725037" calcext:value-type="float">
            <text:p>5,224725037</text:p>
          </table:table-cell>
          <table:table-cell table:formula="of:=[.B823]*9.81" office:value-type="float" office:value="51.25455261297" calcext:value-type="float">
            <text:p>51,25455261297</text:p>
          </table:table-cell>
        </table:table-row>
        <table:table-row table:style-name="ro1">
          <table:table-cell office:value-type="float" office:value="0.0514375" calcext:value-type="float">
            <text:p>0,0514375</text:p>
          </table:table-cell>
          <table:table-cell office:value-type="float" office:value="5.252437141" calcext:value-type="float">
            <text:p>5,252437141</text:p>
          </table:table-cell>
          <table:table-cell table:formula="of:=[.B824]*9.81" office:value-type="float" office:value="51.52640835321" calcext:value-type="float">
            <text:p>51,52640835321</text:p>
          </table:table-cell>
        </table:table-row>
        <table:table-row table:style-name="ro1">
          <table:table-cell office:value-type="float" office:value="0.0515" calcext:value-type="float">
            <text:p>0,0515</text:p>
          </table:table-cell>
          <table:table-cell office:value-type="float" office:value="5.283999192" calcext:value-type="float">
            <text:p>5,283999192</text:p>
          </table:table-cell>
          <table:table-cell table:formula="of:=[.B825]*9.81" office:value-type="float" office:value="51.83603207352" calcext:value-type="float">
            <text:p>51,83603207352</text:p>
          </table:table-cell>
        </table:table-row>
        <table:table-row table:style-name="ro1">
          <table:table-cell office:value-type="float" office:value="0.0515625" calcext:value-type="float">
            <text:p>0,0515625</text:p>
          </table:table-cell>
          <table:table-cell office:value-type="float" office:value="5.319327091" calcext:value-type="float">
            <text:p>5,319327091</text:p>
          </table:table-cell>
          <table:table-cell table:formula="of:=[.B826]*9.81" office:value-type="float" office:value="52.18259876271" calcext:value-type="float">
            <text:p>52,18259876271</text:p>
          </table:table-cell>
        </table:table-row>
        <table:table-row table:style-name="ro1">
          <table:table-cell office:value-type="float" office:value="0.051625" calcext:value-type="float">
            <text:p>0,051625</text:p>
          </table:table-cell>
          <table:table-cell office:value-type="float" office:value="5.358342939" calcext:value-type="float">
            <text:p>5,358342939</text:p>
          </table:table-cell>
          <table:table-cell table:formula="of:=[.B827]*9.81" office:value-type="float" office:value="52.56534423159" calcext:value-type="float">
            <text:p>52,56534423159</text:p>
          </table:table-cell>
        </table:table-row>
        <table:table-row table:style-name="ro1">
          <table:table-cell office:value-type="float" office:value="0.0516875" calcext:value-type="float">
            <text:p>0,0516875</text:p>
          </table:table-cell>
          <table:table-cell office:value-type="float" office:value="5.400970387" calcext:value-type="float">
            <text:p>5,400970387</text:p>
          </table:table-cell>
          <table:table-cell table:formula="of:=[.B828]*9.81" office:value-type="float" office:value="52.98351949647" calcext:value-type="float">
            <text:p>52,98351949647</text:p>
          </table:table-cell>
        </table:table-row>
        <table:table-row table:style-name="ro1">
          <table:table-cell office:value-type="float" office:value="0.05175" calcext:value-type="float">
            <text:p>0,05175</text:p>
          </table:table-cell>
          <table:table-cell office:value-type="float" office:value="5.447133084" calcext:value-type="float">
            <text:p>5,447133084</text:p>
          </table:table-cell>
          <table:table-cell table:formula="of:=[.B829]*9.81" office:value-type="float" office:value="53.43637555404" calcext:value-type="float">
            <text:p>53,43637555404</text:p>
          </table:table-cell>
        </table:table-row>
        <table:table-row table:style-name="ro1">
          <table:table-cell office:value-type="float" office:value="0.0518125" calcext:value-type="float">
            <text:p>0,0518125</text:p>
          </table:table-cell>
          <table:table-cell office:value-type="float" office:value="5.49675468" calcext:value-type="float">
            <text:p>5,49675468</text:p>
          </table:table-cell>
          <table:table-cell table:formula="of:=[.B830]*9.81" office:value-type="float" office:value="53.9231634108" calcext:value-type="float">
            <text:p>53,9231634108</text:p>
          </table:table-cell>
        </table:table-row>
        <table:table-row table:style-name="ro1">
          <table:table-cell office:value-type="float" office:value="0.051875" calcext:value-type="float">
            <text:p>0,051875</text:p>
          </table:table-cell>
          <table:table-cell office:value-type="float" office:value="5.549758826" calcext:value-type="float">
            <text:p>5,549758826</text:p>
          </table:table-cell>
          <table:table-cell table:formula="of:=[.B831]*9.81" office:value-type="float" office:value="54.44313408306" calcext:value-type="float">
            <text:p>54,44313408306</text:p>
          </table:table-cell>
        </table:table-row>
        <table:table-row table:style-name="ro1">
          <table:table-cell office:value-type="float" office:value="0.0519375" calcext:value-type="float">
            <text:p>0,0519375</text:p>
          </table:table-cell>
          <table:table-cell office:value-type="float" office:value="5.606069171" calcext:value-type="float">
            <text:p>5,606069171</text:p>
          </table:table-cell>
          <table:table-cell table:formula="of:=[.B832]*9.81" office:value-type="float" office:value="54.99553856751" calcext:value-type="float">
            <text:p>54,99553856751</text:p>
          </table:table-cell>
        </table:table-row>
        <table:table-row table:style-name="ro1">
          <table:table-cell office:value-type="float" office:value="0.052" calcext:value-type="float">
            <text:p>0,052</text:p>
          </table:table-cell>
          <table:table-cell office:value-type="float" office:value="5.665609365" calcext:value-type="float">
            <text:p>5,665609365</text:p>
          </table:table-cell>
          <table:table-cell table:formula="of:=[.B833]*9.81" office:value-type="float" office:value="55.57962787065" calcext:value-type="float">
            <text:p>55,57962787065</text:p>
          </table:table-cell>
        </table:table-row>
        <table:table-row table:style-name="ro1">
          <table:table-cell office:value-type="float" office:value="0.0520625" calcext:value-type="float">
            <text:p>0,0520625</text:p>
          </table:table-cell>
          <table:table-cell office:value-type="float" office:value="5.728301214" calcext:value-type="float">
            <text:p>5,728301214</text:p>
          </table:table-cell>
          <table:table-cell table:formula="of:=[.B834]*9.81" office:value-type="float" office:value="56.19463490934" calcext:value-type="float">
            <text:p>56,19463490934</text:p>
          </table:table-cell>
        </table:table-row>
        <table:table-row table:style-name="ro1">
          <table:table-cell office:value-type="float" office:value="0.052125" calcext:value-type="float">
            <text:p>0,052125</text:p>
          </table:table-cell>
          <table:table-cell office:value-type="float" office:value="5.794059146" calcext:value-type="float">
            <text:p>5,794059146</text:p>
          </table:table-cell>
          <table:table-cell table:formula="of:=[.B835]*9.81" office:value-type="float" office:value="56.83972022226" calcext:value-type="float">
            <text:p>56,83972022226</text:p>
          </table:table-cell>
        </table:table-row>
        <table:table-row table:style-name="ro1">
          <table:table-cell office:value-type="float" office:value="0.0521875" calcext:value-type="float">
            <text:p>0,0521875</text:p>
          </table:table-cell>
          <table:table-cell office:value-type="float" office:value="5.862795746" calcext:value-type="float">
            <text:p>5,862795746</text:p>
          </table:table-cell>
          <table:table-cell table:formula="of:=[.B836]*9.81" office:value-type="float" office:value="57.51402626826" calcext:value-type="float">
            <text:p>57,51402626826</text:p>
          </table:table-cell>
        </table:table-row>
        <table:table-row table:style-name="ro1">
          <table:table-cell office:value-type="float" office:value="0.05225" calcext:value-type="float">
            <text:p>0,05225</text:p>
          </table:table-cell>
          <table:table-cell office:value-type="float" office:value="5.934423598" calcext:value-type="float">
            <text:p>5,934423598</text:p>
          </table:table-cell>
          <table:table-cell table:formula="of:=[.B837]*9.81" office:value-type="float" office:value="58.21669549638" calcext:value-type="float">
            <text:p>58,21669549638</text:p>
          </table:table-cell>
        </table:table-row>
        <table:table-row table:style-name="ro1">
          <table:table-cell office:value-type="float" office:value="0.0523125" calcext:value-type="float">
            <text:p>0,0523125</text:p>
          </table:table-cell>
          <table:table-cell office:value-type="float" office:value="6.008855285" calcext:value-type="float">
            <text:p>6,008855285</text:p>
          </table:table-cell>
          <table:table-cell table:formula="of:=[.B838]*9.81" office:value-type="float" office:value="58.94687034585" calcext:value-type="float">
            <text:p>58,94687034585</text:p>
          </table:table-cell>
        </table:table-row>
        <table:table-row table:style-name="ro1">
          <table:table-cell office:value-type="float" office:value="0.052375" calcext:value-type="float">
            <text:p>0,052375</text:p>
          </table:table-cell>
          <table:table-cell office:value-type="float" office:value="6.086003391" calcext:value-type="float">
            <text:p>6,086003391</text:p>
          </table:table-cell>
          <table:table-cell table:formula="of:=[.B839]*9.81" office:value-type="float" office:value="59.70369326571" calcext:value-type="float">
            <text:p>59,70369326571</text:p>
          </table:table-cell>
        </table:table-row>
        <table:table-row table:style-name="ro1">
          <table:table-cell office:value-type="float" office:value="0.0524375" calcext:value-type="float">
            <text:p>0,0524375</text:p>
          </table:table-cell>
          <table:table-cell office:value-type="float" office:value="6.165780502" calcext:value-type="float">
            <text:p>6,165780502</text:p>
          </table:table-cell>
          <table:table-cell table:formula="of:=[.B840]*9.81" office:value-type="float" office:value="60.48630672462" calcext:value-type="float">
            <text:p>60,48630672462</text:p>
          </table:table-cell>
        </table:table-row>
        <table:table-row table:style-name="ro1">
          <table:table-cell office:value-type="float" office:value="0.0525" calcext:value-type="float">
            <text:p>0,0525</text:p>
          </table:table-cell>
          <table:table-cell office:value-type="float" office:value="6.2480992" calcext:value-type="float">
            <text:p>6,2480992</text:p>
          </table:table-cell>
          <table:table-cell table:formula="of:=[.B841]*9.81" office:value-type="float" office:value="61.293853152" calcext:value-type="float">
            <text:p>61,293853152</text:p>
          </table:table-cell>
        </table:table-row>
        <table:table-row table:style-name="ro1">
          <table:table-cell office:value-type="float" office:value="0.0525625" calcext:value-type="float">
            <text:p>0,0525625</text:p>
          </table:table-cell>
          <table:table-cell office:value-type="float" office:value="6.332856822" calcext:value-type="float">
            <text:p>6,332856822</text:p>
          </table:table-cell>
          <table:table-cell table:formula="of:=[.B842]*9.81" office:value-type="float" office:value="62.12532542382" calcext:value-type="float">
            <text:p>62,12532542382</text:p>
          </table:table-cell>
        </table:table-row>
        <table:table-row table:style-name="ro1">
          <table:table-cell office:value-type="float" office:value="0.052625" calcext:value-type="float">
            <text:p>0,052625</text:p>
          </table:table-cell>
          <table:table-cell office:value-type="float" office:value="6.419889715" calcext:value-type="float">
            <text:p>6,419889715</text:p>
          </table:table-cell>
          <table:table-cell table:formula="of:=[.B843]*9.81" office:value-type="float" office:value="62.97911810415" calcext:value-type="float">
            <text:p>62,97911810415</text:p>
          </table:table-cell>
        </table:table-row>
        <table:table-row table:style-name="ro1">
          <table:table-cell office:value-type="float" office:value="0.0526875" calcext:value-type="float">
            <text:p>0,0526875</text:p>
          </table:table-cell>
          <table:table-cell office:value-type="float" office:value="6.509018974" calcext:value-type="float">
            <text:p>6,509018974</text:p>
          </table:table-cell>
          <table:table-cell table:formula="of:=[.B844]*9.81" office:value-type="float" office:value="63.85347613494" calcext:value-type="float">
            <text:p>63,85347613494</text:p>
          </table:table-cell>
        </table:table-row>
        <table:table-row table:style-name="ro1">
          <table:table-cell office:value-type="float" office:value="0.05275" calcext:value-type="float">
            <text:p>0,05275</text:p>
          </table:table-cell>
          <table:table-cell office:value-type="float" office:value="6.600065698" calcext:value-type="float">
            <text:p>6,600065698</text:p>
          </table:table-cell>
          <table:table-cell table:formula="of:=[.B845]*9.81" office:value-type="float" office:value="64.74664449738" calcext:value-type="float">
            <text:p>64,74664449738</text:p>
          </table:table-cell>
        </table:table-row>
        <table:table-row table:style-name="ro1">
          <table:table-cell office:value-type="float" office:value="0.0528125" calcext:value-type="float">
            <text:p>0,0528125</text:p>
          </table:table-cell>
          <table:table-cell office:value-type="float" office:value="6.692850984" calcext:value-type="float">
            <text:p>6,692850984</text:p>
          </table:table-cell>
          <table:table-cell table:formula="of:=[.B846]*9.81" office:value-type="float" office:value="65.65686815304" calcext:value-type="float">
            <text:p>65,65686815304</text:p>
          </table:table-cell>
        </table:table-row>
        <table:table-row table:style-name="ro1">
          <table:table-cell office:value-type="float" office:value="0.052875" calcext:value-type="float">
            <text:p>0,052875</text:p>
          </table:table-cell>
          <table:table-cell office:value-type="float" office:value="6.787195931" calcext:value-type="float">
            <text:p>6,787195931</text:p>
          </table:table-cell>
          <table:table-cell table:formula="of:=[.B847]*9.81" office:value-type="float" office:value="66.58239208311" calcext:value-type="float">
            <text:p>66,58239208311</text:p>
          </table:table-cell>
        </table:table-row>
        <table:table-row table:style-name="ro1">
          <table:table-cell office:value-type="float" office:value="0.0529375" calcext:value-type="float">
            <text:p>0,0529375</text:p>
          </table:table-cell>
          <table:table-cell office:value-type="float" office:value="6.882921636" calcext:value-type="float">
            <text:p>6,882921636</text:p>
          </table:table-cell>
          <table:table-cell table:formula="of:=[.B848]*9.81" office:value-type="float" office:value="67.52146124916" calcext:value-type="float">
            <text:p>67,52146124916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float" office:value="6.979849195" calcext:value-type="float">
            <text:p>6,979849195</text:p>
          </table:table-cell>
          <table:table-cell table:formula="of:=[.B849]*9.81" office:value-type="float" office:value="68.47232060295" calcext:value-type="float">
            <text:p>68,47232060295</text:p>
          </table:table-cell>
        </table:table-row>
        <table:table-row table:style-name="ro1">
          <table:table-cell office:value-type="float" office:value="0.0530625" calcext:value-type="float">
            <text:p>0,0530625</text:p>
          </table:table-cell>
          <table:table-cell office:value-type="float" office:value="7.077793886" calcext:value-type="float">
            <text:p>7,077793886</text:p>
          </table:table-cell>
          <table:table-cell table:formula="of:=[.B850]*9.81" office:value-type="float" office:value="69.43315802166" calcext:value-type="float">
            <text:p>69,43315802166</text:p>
          </table:table-cell>
        </table:table-row>
        <table:table-row table:style-name="ro1">
          <table:table-cell office:value-type="float" office:value="0.053125" calcext:value-type="float">
            <text:p>0,053125</text:p>
          </table:table-cell>
          <table:table-cell office:value-type="float" office:value="7.176547697" calcext:value-type="float">
            <text:p>7,176547697</text:p>
          </table:table-cell>
          <table:table-cell table:formula="of:=[.B851]*9.81" office:value-type="float" office:value="70.40193290757" calcext:value-type="float">
            <text:p>70,40193290757</text:p>
          </table:table-cell>
        </table:table-row>
        <table:table-row table:style-name="ro1">
          <table:table-cell office:value-type="float" office:value="0.0531875" calcext:value-type="float">
            <text:p>0,0531875</text:p>
          </table:table-cell>
          <table:table-cell office:value-type="float" office:value="7.275896794" calcext:value-type="float">
            <text:p>7,275896794</text:p>
          </table:table-cell>
          <table:table-cell table:formula="of:=[.B852]*9.81" office:value-type="float" office:value="71.37654754914" calcext:value-type="float">
            <text:p>71,37654754914</text:p>
          </table:table-cell>
        </table:table-row>
        <table:table-row table:style-name="ro1">
          <table:table-cell office:value-type="float" office:value="0.05325" calcext:value-type="float">
            <text:p>0,05325</text:p>
          </table:table-cell>
          <table:table-cell office:value-type="float" office:value="7.375627345" calcext:value-type="float">
            <text:p>7,375627345</text:p>
          </table:table-cell>
          <table:table-cell table:formula="of:=[.B853]*9.81" office:value-type="float" office:value="72.35490425445" calcext:value-type="float">
            <text:p>72,35490425445</text:p>
          </table:table-cell>
        </table:table-row>
        <table:table-row table:style-name="ro1">
          <table:table-cell office:value-type="float" office:value="0.0533125" calcext:value-type="float">
            <text:p>0,0533125</text:p>
          </table:table-cell>
          <table:table-cell office:value-type="float" office:value="7.475525515" calcext:value-type="float">
            <text:p>7,475525515</text:p>
          </table:table-cell>
          <table:table-cell table:formula="of:=[.B854]*9.81" office:value-type="float" office:value="73.33490530215" calcext:value-type="float">
            <text:p>73,33490530215</text:p>
          </table:table-cell>
        </table:table-row>
        <table:table-row table:style-name="ro1">
          <table:table-cell office:value-type="float" office:value="0.053375" calcext:value-type="float">
            <text:p>0,053375</text:p>
          </table:table-cell>
          <table:table-cell office:value-type="float" office:value="7.575377472" calcext:value-type="float">
            <text:p>7,575377472</text:p>
          </table:table-cell>
          <table:table-cell table:formula="of:=[.B855]*9.81" office:value-type="float" office:value="74.31445300032" calcext:value-type="float">
            <text:p>74,31445300032</text:p>
          </table:table-cell>
        </table:table-row>
        <table:table-row table:style-name="ro1">
          <table:table-cell office:value-type="float" office:value="0.0534375" calcext:value-type="float">
            <text:p>0,0534375</text:p>
          </table:table-cell>
          <table:table-cell office:value-type="float" office:value="7.674969382" calcext:value-type="float">
            <text:p>7,674969382</text:p>
          </table:table-cell>
          <table:table-cell table:formula="of:=[.B856]*9.81" office:value-type="float" office:value="75.29144963742" calcext:value-type="float">
            <text:p>75,29144963742</text:p>
          </table:table-cell>
        </table:table-row>
        <table:table-row table:style-name="ro1">
          <table:table-cell office:value-type="float" office:value="0.0535" calcext:value-type="float">
            <text:p>0,0535</text:p>
          </table:table-cell>
          <table:table-cell office:value-type="float" office:value="7.774087412" calcext:value-type="float">
            <text:p>7,774087412</text:p>
          </table:table-cell>
          <table:table-cell table:formula="of:=[.B857]*9.81" office:value-type="float" office:value="76.26379751172" calcext:value-type="float">
            <text:p>76,26379751172</text:p>
          </table:table-cell>
        </table:table-row>
        <table:table-row table:style-name="ro1">
          <table:table-cell office:value-type="float" office:value="0.0535625" calcext:value-type="float">
            <text:p>0,0535625</text:p>
          </table:table-cell>
          <table:table-cell office:value-type="float" office:value="7.872526702" calcext:value-type="float">
            <text:p>7,872526702</text:p>
          </table:table-cell>
          <table:table-cell table:formula="of:=[.B858]*9.81" office:value-type="float" office:value="77.22948694662" calcext:value-type="float">
            <text:p>77,22948694662</text:p>
          </table:table-cell>
        </table:table-row>
        <table:table-row table:style-name="ro1">
          <table:table-cell office:value-type="float" office:value="0.053625" calcext:value-type="float">
            <text:p>0,053625</text:p>
          </table:table-cell>
          <table:table-cell office:value-type="float" office:value="7.970118282" calcext:value-type="float">
            <text:p>7,970118282</text:p>
          </table:table-cell>
          <table:table-cell table:formula="of:=[.B859]*9.81" office:value-type="float" office:value="78.18686034642" calcext:value-type="float">
            <text:p>78,18686034642</text:p>
          </table:table-cell>
        </table:table-row>
        <table:table-row table:style-name="ro1">
          <table:table-cell office:value-type="float" office:value="0.0536875" calcext:value-type="float">
            <text:p>0,0536875</text:p>
          </table:table-cell>
          <table:table-cell office:value-type="float" office:value="8.066702157" calcext:value-type="float">
            <text:p>8,066702157</text:p>
          </table:table-cell>
          <table:table-cell table:formula="of:=[.B860]*9.81" office:value-type="float" office:value="79.13434816017" calcext:value-type="float">
            <text:p>79,13434816017</text:p>
          </table:table-cell>
        </table:table-row>
        <table:table-row table:style-name="ro1">
          <table:table-cell office:value-type="float" office:value="0.05375" calcext:value-type="float">
            <text:p>0,05375</text:p>
          </table:table-cell>
          <table:table-cell office:value-type="float" office:value="8.162118331" calcext:value-type="float">
            <text:p>8,162118331</text:p>
          </table:table-cell>
          <table:table-cell table:formula="of:=[.B861]*9.81" office:value-type="float" office:value="80.07038082711" calcext:value-type="float">
            <text:p>80,07038082711</text:p>
          </table:table-cell>
        </table:table-row>
        <table:table-row table:style-name="ro1">
          <table:table-cell office:value-type="float" office:value="0.0538125" calcext:value-type="float">
            <text:p>0,0538125</text:p>
          </table:table-cell>
          <table:table-cell office:value-type="float" office:value="8.256206809" calcext:value-type="float">
            <text:p>8,256206809</text:p>
          </table:table-cell>
          <table:table-cell table:formula="of:=[.B862]*9.81" office:value-type="float" office:value="80.99338879629" calcext:value-type="float">
            <text:p>80,99338879629</text:p>
          </table:table-cell>
        </table:table-row>
        <table:table-row table:style-name="ro1">
          <table:table-cell office:value-type="float" office:value="0.053875" calcext:value-type="float">
            <text:p>0,053875</text:p>
          </table:table-cell>
          <table:table-cell office:value-type="float" office:value="8.348807594" calcext:value-type="float">
            <text:p>8,348807594</text:p>
          </table:table-cell>
          <table:table-cell table:formula="of:=[.B863]*9.81" office:value-type="float" office:value="81.90180249714" calcext:value-type="float">
            <text:p>81,90180249714</text:p>
          </table:table-cell>
        </table:table-row>
        <table:table-row table:style-name="ro1">
          <table:table-cell office:value-type="float" office:value="0.0539375" calcext:value-type="float">
            <text:p>0,0539375</text:p>
          </table:table-cell>
          <table:table-cell office:value-type="float" office:value="8.439760691" calcext:value-type="float">
            <text:p>8,439760691</text:p>
          </table:table-cell>
          <table:table-cell table:formula="of:=[.B864]*9.81" office:value-type="float" office:value="82.79405237871" calcext:value-type="float">
            <text:p>82,79405237871</text:p>
          </table:table-cell>
        </table:table-row>
        <table:table-row table:style-name="ro1">
          <table:table-cell office:value-type="float" office:value="0.054" calcext:value-type="float">
            <text:p>0,054</text:p>
          </table:table-cell>
          <table:table-cell office:value-type="float" office:value="8.528906103" calcext:value-type="float">
            <text:p>8,528906103</text:p>
          </table:table-cell>
          <table:table-cell table:formula="of:=[.B865]*9.81" office:value-type="float" office:value="83.66856887043" calcext:value-type="float">
            <text:p>83,66856887043</text:p>
          </table:table-cell>
        </table:table-row>
        <table:table-row table:style-name="ro1">
          <table:table-cell office:value-type="float" office:value="0.0540625" calcext:value-type="float">
            <text:p>0,0540625</text:p>
          </table:table-cell>
          <table:table-cell office:value-type="float" office:value="8.616108379" calcext:value-type="float">
            <text:p>8,616108379</text:p>
          </table:table-cell>
          <table:table-cell table:formula="of:=[.B866]*9.81" office:value-type="float" office:value="84.52402319799" calcext:value-type="float">
            <text:p>84,52402319799</text:p>
          </table:table-cell>
        </table:table-row>
        <table:table-row table:style-name="ro1">
          <table:table-cell office:value-type="float" office:value="0.054125" calcext:value-type="float">
            <text:p>0,054125</text:p>
          </table:table-cell>
          <table:table-cell office:value-type="float" office:value="8.701330236" calcext:value-type="float">
            <text:p>8,701330236</text:p>
          </table:table-cell>
          <table:table-cell table:formula="of:=[.B867]*9.81" office:value-type="float" office:value="85.36004961516" calcext:value-type="float">
            <text:p>85,36004961516</text:p>
          </table:table-cell>
        </table:table-row>
        <table:table-row table:style-name="ro1">
          <table:table-cell office:value-type="float" office:value="0.0541875" calcext:value-type="float">
            <text:p>0,0541875</text:p>
          </table:table-cell>
          <table:table-cell office:value-type="float" office:value="8.78455894" calcext:value-type="float">
            <text:p>8,78455894</text:p>
          </table:table-cell>
          <table:table-cell table:formula="of:=[.B868]*9.81" office:value-type="float" office:value="86.1765232014" calcext:value-type="float">
            <text:p>86,1765232014</text:p>
          </table:table-cell>
        </table:table-row>
        <table:table-row table:style-name="ro1">
          <table:table-cell office:value-type="float" office:value="0.05425" calcext:value-type="float">
            <text:p>0,05425</text:p>
          </table:table-cell>
          <table:table-cell office:value-type="float" office:value="8.865781752" calcext:value-type="float">
            <text:p>8,865781752</text:p>
          </table:table-cell>
          <table:table-cell table:formula="of:=[.B869]*9.81" office:value-type="float" office:value="86.97331898712" calcext:value-type="float">
            <text:p>86,97331898712</text:p>
          </table:table-cell>
        </table:table-row>
        <table:table-row table:style-name="ro1">
          <table:table-cell office:value-type="float" office:value="0.0543125" calcext:value-type="float">
            <text:p>0,0543125</text:p>
          </table:table-cell>
          <table:table-cell office:value-type="float" office:value="8.944985935" calcext:value-type="float">
            <text:p>8,944985935</text:p>
          </table:table-cell>
          <table:table-cell table:formula="of:=[.B870]*9.81" office:value-type="float" office:value="87.75031202235" calcext:value-type="float">
            <text:p>87,75031202235</text:p>
          </table:table-cell>
        </table:table-row>
        <table:table-row table:style-name="ro1">
          <table:table-cell office:value-type="float" office:value="0.054375" calcext:value-type="float">
            <text:p>0,054375</text:p>
          </table:table-cell>
          <table:table-cell office:value-type="float" office:value="9.022158752" calcext:value-type="float">
            <text:p>9,022158752</text:p>
          </table:table-cell>
          <table:table-cell table:formula="of:=[.B871]*9.81" office:value-type="float" office:value="88.50737735712" calcext:value-type="float">
            <text:p>88,50737735712</text:p>
          </table:table-cell>
        </table:table-row>
        <table:table-row table:style-name="ro1">
          <table:table-cell office:value-type="float" office:value="0.0544375" calcext:value-type="float">
            <text:p>0,0544375</text:p>
          </table:table-cell>
          <table:table-cell office:value-type="float" office:value="9.097287467" calcext:value-type="float">
            <text:p>9,097287467</text:p>
          </table:table-cell>
          <table:table-cell table:formula="of:=[.B872]*9.81" office:value-type="float" office:value="89.24439005127" calcext:value-type="float">
            <text:p>89,24439005127</text:p>
          </table:table-cell>
        </table:table-row>
        <table:table-row table:style-name="ro1">
          <table:table-cell office:value-type="float" office:value="0.0545" calcext:value-type="float">
            <text:p>0,0545</text:p>
          </table:table-cell>
          <table:table-cell office:value-type="float" office:value="9.170359341" calcext:value-type="float">
            <text:p>9,170359341</text:p>
          </table:table-cell>
          <table:table-cell table:formula="of:=[.B873]*9.81" office:value-type="float" office:value="89.96122513521" calcext:value-type="float">
            <text:p>89,96122513521</text:p>
          </table:table-cell>
        </table:table-row>
        <table:table-row table:style-name="ro1">
          <table:table-cell office:value-type="float" office:value="0.0545625" calcext:value-type="float">
            <text:p>0,0545625</text:p>
          </table:table-cell>
          <table:table-cell office:value-type="float" office:value="9.24137966" calcext:value-type="float">
            <text:p>9,24137966</text:p>
          </table:table-cell>
          <table:table-cell table:formula="of:=[.B874]*9.81" office:value-type="float" office:value="90.6579344646" calcext:value-type="float">
            <text:p>90,6579344646</text:p>
          </table:table-cell>
        </table:table-row>
        <table:table-row table:style-name="ro1">
          <table:table-cell office:value-type="float" office:value="0.054625" calcext:value-type="float">
            <text:p>0,054625</text:p>
          </table:table-cell>
          <table:table-cell office:value-type="float" office:value="9.310425795" calcext:value-type="float">
            <text:p>9,310425795</text:p>
          </table:table-cell>
          <table:table-cell table:formula="of:=[.B875]*9.81" office:value-type="float" office:value="91.33527704895" calcext:value-type="float">
            <text:p>91,33527704895</text:p>
          </table:table-cell>
        </table:table-row>
        <table:table-row table:style-name="ro1">
          <table:table-cell office:value-type="float" office:value="0.0546875" calcext:value-type="float">
            <text:p>0,0546875</text:p>
          </table:table-cell>
          <table:table-cell office:value-type="float" office:value="9.377593144" calcext:value-type="float">
            <text:p>9,377593144</text:p>
          </table:table-cell>
          <table:table-cell table:formula="of:=[.B876]*9.81" office:value-type="float" office:value="91.99418874264" calcext:value-type="float">
            <text:p>91,99418874264</text:p>
          </table:table-cell>
        </table:table-row>
        <table:table-row table:style-name="ro1">
          <table:table-cell office:value-type="float" office:value="0.05475" calcext:value-type="float">
            <text:p>0,05475</text:p>
          </table:table-cell>
          <table:table-cell office:value-type="float" office:value="9.442977098" calcext:value-type="float">
            <text:p>9,442977098</text:p>
          </table:table-cell>
          <table:table-cell table:formula="of:=[.B877]*9.81" office:value-type="float" office:value="92.63560533138" calcext:value-type="float">
            <text:p>92,63560533138</text:p>
          </table:table-cell>
        </table:table-row>
        <table:table-row table:style-name="ro1">
          <table:table-cell office:value-type="float" office:value="0.0548125" calcext:value-type="float">
            <text:p>0,0548125</text:p>
          </table:table-cell>
          <table:table-cell office:value-type="float" office:value="9.506673054" calcext:value-type="float">
            <text:p>9,506673054</text:p>
          </table:table-cell>
          <table:table-cell table:formula="of:=[.B878]*9.81" office:value-type="float" office:value="93.26046265974" calcext:value-type="float">
            <text:p>93,26046265974</text:p>
          </table:table-cell>
        </table:table-row>
        <table:table-row table:style-name="ro1">
          <table:table-cell office:value-type="float" office:value="0.054875" calcext:value-type="float">
            <text:p>0,054875</text:p>
          </table:table-cell>
          <table:table-cell office:value-type="float" office:value="9.568776407" calcext:value-type="float">
            <text:p>9,568776407</text:p>
          </table:table-cell>
          <table:table-cell table:formula="of:=[.B879]*9.81" office:value-type="float" office:value="93.86969655267" calcext:value-type="float">
            <text:p>93,86969655267</text:p>
          </table:table-cell>
        </table:table-row>
        <table:table-row table:style-name="ro1">
          <table:table-cell office:value-type="float" office:value="0.0549375" calcext:value-type="float">
            <text:p>0,0549375</text:p>
          </table:table-cell>
          <table:table-cell office:value-type="float" office:value="9.629382551" calcext:value-type="float">
            <text:p>9,629382551</text:p>
          </table:table-cell>
          <table:table-cell table:formula="of:=[.B880]*9.81" office:value-type="float" office:value="94.46424282531" calcext:value-type="float">
            <text:p>94,46424282531</text:p>
          </table:table-cell>
        </table:table-row>
        <table:table-row table:style-name="ro1">
          <table:table-cell office:value-type="float" office:value="0.055" calcext:value-type="float">
            <text:p>0,055</text:p>
          </table:table-cell>
          <table:table-cell office:value-type="float" office:value="9.68858688" calcext:value-type="float">
            <text:p>9,68858688</text:p>
          </table:table-cell>
          <table:table-cell table:formula="of:=[.B881]*9.81" office:value-type="float" office:value="95.0450372928" calcext:value-type="float">
            <text:p>95,0450372928</text:p>
          </table:table-cell>
        </table:table-row>
        <table:table-row table:style-name="ro1">
          <table:table-cell office:value-type="float" office:value="0.0550625" calcext:value-type="float">
            <text:p>0,0550625</text:p>
          </table:table-cell>
          <table:table-cell office:value-type="float" office:value="9.746480681" calcext:value-type="float">
            <text:p>9,746480681</text:p>
          </table:table-cell>
          <table:table-cell table:formula="of:=[.B882]*9.81" office:value-type="float" office:value="95.61297548061" calcext:value-type="float">
            <text:p>95,61297548061</text:p>
          </table:table-cell>
        </table:table-row>
        <table:table-row table:style-name="ro1">
          <table:table-cell office:value-type="float" office:value="0.055125" calcext:value-type="float">
            <text:p>0,055125</text:p>
          </table:table-cell>
          <table:table-cell office:value-type="float" office:value="9.803138802" calcext:value-type="float">
            <text:p>9,803138802</text:p>
          </table:table-cell>
          <table:table-cell table:formula="of:=[.B883]*9.81" office:value-type="float" office:value="96.16879164762" calcext:value-type="float">
            <text:p>96,16879164762</text:p>
          </table:table-cell>
        </table:table-row>
        <table:table-row table:style-name="ro1">
          <table:table-cell office:value-type="float" office:value="0.0551875" calcext:value-type="float">
            <text:p>0,0551875</text:p>
          </table:table-cell>
          <table:table-cell office:value-type="float" office:value="9.858631986" calcext:value-type="float">
            <text:p>9,858631986</text:p>
          </table:table-cell>
          <table:table-cell table:formula="of:=[.B884]*9.81" office:value-type="float" office:value="96.71317978266" calcext:value-type="float">
            <text:p>96,71317978266</text:p>
          </table:table-cell>
        </table:table-row>
        <table:table-row table:style-name="ro1">
          <table:table-cell office:value-type="float" office:value="0.05525" calcext:value-type="float">
            <text:p>0,05525</text:p>
          </table:table-cell>
          <table:table-cell office:value-type="float" office:value="9.913030972" calcext:value-type="float">
            <text:p>9,913030972</text:p>
          </table:table-cell>
          <table:table-cell table:formula="of:=[.B885]*9.81" office:value-type="float" office:value="97.24683383532" calcext:value-type="float">
            <text:p>97,24683383532</text:p>
          </table:table-cell>
        </table:table-row>
        <table:table-row table:style-name="ro1">
          <table:table-cell office:value-type="float" office:value="0.0553125" calcext:value-type="float">
            <text:p>0,0553125</text:p>
          </table:table-cell>
          <table:table-cell office:value-type="float" office:value="9.966406501" calcext:value-type="float">
            <text:p>9,966406501</text:p>
          </table:table-cell>
          <table:table-cell table:formula="of:=[.B886]*9.81" office:value-type="float" office:value="97.77044777481" calcext:value-type="float">
            <text:p>97,77044777481</text:p>
          </table:table-cell>
        </table:table-row>
        <table:table-row table:style-name="ro1">
          <table:table-cell office:value-type="float" office:value="0.055375" calcext:value-type="float">
            <text:p>0,055375</text:p>
          </table:table-cell>
          <table:table-cell office:value-type="float" office:value="10.01882931" calcext:value-type="float">
            <text:p>10,01882931</text:p>
          </table:table-cell>
          <table:table-cell table:formula="of:=[.B887]*9.81" office:value-type="float" office:value="98.2847155311" calcext:value-type="float">
            <text:p>98,2847155311</text:p>
          </table:table-cell>
        </table:table-row>
        <table:table-row table:style-name="ro1">
          <table:table-cell office:value-type="float" office:value="0.0554375" calcext:value-type="float">
            <text:p>0,0554375</text:p>
          </table:table-cell>
          <table:table-cell office:value-type="float" office:value="10.07037015" calcext:value-type="float">
            <text:p>10,07037015</text:p>
          </table:table-cell>
          <table:table-cell table:formula="of:=[.B888]*9.81" office:value-type="float" office:value="98.7903311715" calcext:value-type="float">
            <text:p>98,7903311715</text:p>
          </table:table-cell>
        </table:table-row>
        <table:table-row table:style-name="ro1">
          <table:table-cell office:value-type="float" office:value="0.0555" calcext:value-type="float">
            <text:p>0,0555</text:p>
          </table:table-cell>
          <table:table-cell office:value-type="float" office:value="10.12109976" calcext:value-type="float">
            <text:p>10,12109976</text:p>
          </table:table-cell>
          <table:table-cell table:formula="of:=[.B889]*9.81" office:value-type="float" office:value="99.2879886456" calcext:value-type="float">
            <text:p>99,2879886456</text:p>
          </table:table-cell>
        </table:table-row>
        <table:table-row table:style-name="ro1">
          <table:table-cell office:value-type="float" office:value="0.0555625" calcext:value-type="float">
            <text:p>0,0555625</text:p>
          </table:table-cell>
          <table:table-cell office:value-type="float" office:value="10.1710773" calcext:value-type="float">
            <text:p>10,1710773</text:p>
          </table:table-cell>
          <table:table-cell table:formula="of:=[.B890]*9.81" office:value-type="float" office:value="99.778268313" calcext:value-type="float">
            <text:p>99,778268313</text:p>
          </table:table-cell>
        </table:table-row>
        <table:table-row table:style-name="ro1">
          <table:table-cell office:value-type="float" office:value="0.055625" calcext:value-type="float">
            <text:p>0,055625</text:p>
          </table:table-cell>
          <table:table-cell office:value-type="float" office:value="10.22031573" calcext:value-type="float">
            <text:p>10,22031573</text:p>
          </table:table-cell>
          <table:table-cell table:formula="of:=[.B891]*9.81" office:value-type="float" office:value="100.2612973113" calcext:value-type="float">
            <text:p>100,2612973113</text:p>
          </table:table-cell>
        </table:table-row>
        <table:table-row table:style-name="ro1">
          <table:table-cell office:value-type="float" office:value="0.0556875" calcext:value-type="float">
            <text:p>0,0556875</text:p>
          </table:table-cell>
          <table:table-cell office:value-type="float" office:value="10.26881639" calcext:value-type="float">
            <text:p>10,26881639</text:p>
          </table:table-cell>
          <table:table-cell table:formula="of:=[.B892]*9.81" office:value-type="float" office:value="100.7370887859" calcext:value-type="float">
            <text:p>100,7370887859</text:p>
          </table:table-cell>
        </table:table-row>
        <table:table-row table:style-name="ro1">
          <table:table-cell office:value-type="float" office:value="0.05575" calcext:value-type="float">
            <text:p>0,05575</text:p>
          </table:table-cell>
          <table:table-cell office:value-type="float" office:value="10.31658068" calcext:value-type="float">
            <text:p>10,31658068</text:p>
          </table:table-cell>
          <table:table-cell table:formula="of:=[.B893]*9.81" office:value-type="float" office:value="101.2056564708" calcext:value-type="float">
            <text:p>101,2056564708</text:p>
          </table:table-cell>
        </table:table-row>
        <table:table-row table:style-name="ro1">
          <table:table-cell office:value-type="float" office:value="0.0558125" calcext:value-type="float">
            <text:p>0,0558125</text:p>
          </table:table-cell>
          <table:table-cell office:value-type="float" office:value="10.36360994" calcext:value-type="float">
            <text:p>10,36360994</text:p>
          </table:table-cell>
          <table:table-cell table:formula="of:=[.B894]*9.81" office:value-type="float" office:value="101.6670135114" calcext:value-type="float">
            <text:p>101,6670135114</text:p>
          </table:table-cell>
        </table:table-row>
        <table:table-row table:style-name="ro1">
          <table:table-cell office:value-type="float" office:value="0.055875" calcext:value-type="float">
            <text:p>0,055875</text:p>
          </table:table-cell>
          <table:table-cell office:value-type="float" office:value="10.40990556" calcext:value-type="float">
            <text:p>10,40990556</text:p>
          </table:table-cell>
          <table:table-cell table:formula="of:=[.B895]*9.81" office:value-type="float" office:value="102.1211735436" calcext:value-type="float">
            <text:p>102,1211735436</text:p>
          </table:table-cell>
        </table:table-row>
        <table:table-row table:style-name="ro1">
          <table:table-cell office:value-type="float" office:value="0.0559375" calcext:value-type="float">
            <text:p>0,0559375</text:p>
          </table:table-cell>
          <table:table-cell office:value-type="float" office:value="10.45546891" calcext:value-type="float">
            <text:p>10,45546891</text:p>
          </table:table-cell>
          <table:table-cell table:formula="of:=[.B896]*9.81" office:value-type="float" office:value="102.5681500071" calcext:value-type="float">
            <text:p>102,5681500071</text:p>
          </table:table-cell>
        </table:table-row>
        <table:table-row table:style-name="ro1">
          <table:table-cell office:value-type="float" office:value="0.056" calcext:value-type="float">
            <text:p>0,056</text:p>
          </table:table-cell>
          <table:table-cell office:value-type="float" office:value="10.50030134" calcext:value-type="float">
            <text:p>10,50030134</text:p>
          </table:table-cell>
          <table:table-cell table:formula="of:=[.B897]*9.81" office:value-type="float" office:value="103.0079561454" calcext:value-type="float">
            <text:p>103,0079561454</text:p>
          </table:table-cell>
        </table:table-row>
        <table:table-row table:style-name="ro1">
          <table:table-cell office:value-type="float" office:value="0.0560625" calcext:value-type="float">
            <text:p>0,0560625</text:p>
          </table:table-cell>
          <table:table-cell office:value-type="float" office:value="10.54439917" calcext:value-type="float">
            <text:p>10,54439917</text:p>
          </table:table-cell>
          <table:table-cell table:formula="of:=[.B898]*9.81" office:value-type="float" office:value="103.4405558577" calcext:value-type="float">
            <text:p>103,4405558577</text:p>
          </table:table-cell>
        </table:table-row>
        <table:table-row table:style-name="ro1">
          <table:table-cell office:value-type="float" office:value="0.056125" calcext:value-type="float">
            <text:p>0,056125</text:p>
          </table:table-cell>
          <table:table-cell office:value-type="float" office:value="10.58773841" calcext:value-type="float">
            <text:p>10,58773841</text:p>
          </table:table-cell>
          <table:table-cell table:formula="of:=[.B899]*9.81" office:value-type="float" office:value="103.8657138021" calcext:value-type="float">
            <text:p>103,8657138021</text:p>
          </table:table-cell>
        </table:table-row>
        <table:table-row table:style-name="ro1">
          <table:table-cell office:value-type="float" office:value="0.0561875" calcext:value-type="float">
            <text:p>0,0561875</text:p>
          </table:table-cell>
          <table:table-cell office:value-type="float" office:value="10.63029002" calcext:value-type="float">
            <text:p>10,63029002</text:p>
          </table:table-cell>
          <table:table-cell table:formula="of:=[.B900]*9.81" office:value-type="float" office:value="104.2831450962" calcext:value-type="float">
            <text:p>104,2831450962</text:p>
          </table:table-cell>
        </table:table-row>
        <table:table-row table:style-name="ro1">
          <table:table-cell office:value-type="float" office:value="0.05625" calcext:value-type="float">
            <text:p>0,05625</text:p>
          </table:table-cell>
          <table:table-cell office:value-type="float" office:value="10.67202494" calcext:value-type="float">
            <text:p>10,67202494</text:p>
          </table:table-cell>
          <table:table-cell table:formula="of:=[.B901]*9.81" office:value-type="float" office:value="104.6925646614" calcext:value-type="float">
            <text:p>104,6925646614</text:p>
          </table:table-cell>
        </table:table-row>
        <table:table-row table:style-name="ro1">
          <table:table-cell office:value-type="float" office:value="0.0563125" calcext:value-type="float">
            <text:p>0,0563125</text:p>
          </table:table-cell>
          <table:table-cell office:value-type="float" office:value="10.71291412" calcext:value-type="float">
            <text:p>10,71291412</text:p>
          </table:table-cell>
          <table:table-cell table:formula="of:=[.B902]*9.81" office:value-type="float" office:value="105.0936875172" calcext:value-type="float">
            <text:p>105,0936875172</text:p>
          </table:table-cell>
        </table:table-row>
        <table:table-row table:style-name="ro1">
          <table:table-cell office:value-type="float" office:value="0.056375" calcext:value-type="float">
            <text:p>0,056375</text:p>
          </table:table-cell>
          <table:table-cell office:value-type="float" office:value="10.75292853" calcext:value-type="float">
            <text:p>10,75292853</text:p>
          </table:table-cell>
          <table:table-cell table:formula="of:=[.B903]*9.81" office:value-type="float" office:value="105.4862288793" calcext:value-type="float">
            <text:p>105,4862288793</text:p>
          </table:table-cell>
        </table:table-row>
        <table:table-row table:style-name="ro1">
          <table:table-cell office:value-type="float" office:value="0.0564375" calcext:value-type="float">
            <text:p>0,0564375</text:p>
          </table:table-cell>
          <table:table-cell office:value-type="float" office:value="10.7920391" calcext:value-type="float">
            <text:p>10,7920391</text:p>
          </table:table-cell>
          <table:table-cell table:formula="of:=[.B904]*9.81" office:value-type="float" office:value="105.869903571" calcext:value-type="float">
            <text:p>105,869903571</text:p>
          </table:table-cell>
        </table:table-row>
        <table:table-row table:style-name="ro1">
          <table:table-cell office:value-type="float" office:value="0.0565" calcext:value-type="float">
            <text:p>0,0565</text:p>
          </table:table-cell>
          <table:table-cell office:value-type="float" office:value="10.83021679" calcext:value-type="float">
            <text:p>10,83021679</text:p>
          </table:table-cell>
          <table:table-cell table:formula="of:=[.B905]*9.81" office:value-type="float" office:value="106.2444267099" calcext:value-type="float">
            <text:p>106,2444267099</text:p>
          </table:table-cell>
        </table:table-row>
        <table:table-row table:style-name="ro1">
          <table:table-cell office:value-type="float" office:value="0.0565625" calcext:value-type="float">
            <text:p>0,0565625</text:p>
          </table:table-cell>
          <table:table-cell office:value-type="float" office:value="10.8674371" calcext:value-type="float">
            <text:p>10,8674371</text:p>
          </table:table-cell>
          <table:table-cell table:formula="of:=[.B906]*9.81" office:value-type="float" office:value="106.609557951" calcext:value-type="float">
            <text:p>106,609557951</text:p>
          </table:table-cell>
        </table:table-row>
        <table:table-row table:style-name="ro1">
          <table:table-cell office:value-type="float" office:value="0.056625" calcext:value-type="float">
            <text:p>0,056625</text:p>
          </table:table-cell>
          <table:table-cell office:value-type="float" office:value="10.90369373" calcext:value-type="float">
            <text:p>10,90369373</text:p>
          </table:table-cell>
          <table:table-cell table:formula="of:=[.B907]*9.81" office:value-type="float" office:value="106.9652354913" calcext:value-type="float">
            <text:p>106,9652354913</text:p>
          </table:table-cell>
        </table:table-row>
        <table:table-row table:style-name="ro1">
          <table:table-cell office:value-type="float" office:value="0.0566875" calcext:value-type="float">
            <text:p>0,0566875</text:p>
          </table:table-cell>
          <table:table-cell office:value-type="float" office:value="10.93898493" calcext:value-type="float">
            <text:p>10,93898493</text:p>
          </table:table-cell>
          <table:table-cell table:formula="of:=[.B908]*9.81" office:value-type="float" office:value="107.3114421633" calcext:value-type="float">
            <text:p>107,3114421633</text:p>
          </table:table-cell>
        </table:table-row>
        <table:table-row table:style-name="ro1">
          <table:table-cell office:value-type="float" office:value="0.05675" calcext:value-type="float">
            <text:p>0,05675</text:p>
          </table:table-cell>
          <table:table-cell office:value-type="float" office:value="10.97330894" calcext:value-type="float">
            <text:p>10,97330894</text:p>
          </table:table-cell>
          <table:table-cell table:formula="of:=[.B909]*9.81" office:value-type="float" office:value="107.6481607014" calcext:value-type="float">
            <text:p>107,6481607014</text:p>
          </table:table-cell>
        </table:table-row>
        <table:table-row table:style-name="ro1">
          <table:table-cell office:value-type="float" office:value="0.0568125" calcext:value-type="float">
            <text:p>0,0568125</text:p>
          </table:table-cell>
          <table:table-cell office:value-type="float" office:value="11.00666402" calcext:value-type="float">
            <text:p>11,00666402</text:p>
          </table:table-cell>
          <table:table-cell table:formula="of:=[.B910]*9.81" office:value-type="float" office:value="107.9753740362" calcext:value-type="float">
            <text:p>107,9753740362</text:p>
          </table:table-cell>
        </table:table-row>
        <table:table-row table:style-name="ro1">
          <table:table-cell office:value-type="float" office:value="0.056875" calcext:value-type="float">
            <text:p>0,056875</text:p>
          </table:table-cell>
          <table:table-cell office:value-type="float" office:value="11.03904842" calcext:value-type="float">
            <text:p>11,03904842</text:p>
          </table:table-cell>
          <table:table-cell table:formula="of:=[.B911]*9.81" office:value-type="float" office:value="108.2930650002" calcext:value-type="float">
            <text:p>108,2930650002</text:p>
          </table:table-cell>
        </table:table-row>
        <table:table-row table:style-name="ro1">
          <table:table-cell office:value-type="float" office:value="0.0569375" calcext:value-type="float">
            <text:p>0,0569375</text:p>
          </table:table-cell>
          <table:table-cell office:value-type="float" office:value="11.07046038" calcext:value-type="float">
            <text:p>11,07046038</text:p>
          </table:table-cell>
          <table:table-cell table:formula="of:=[.B912]*9.81" office:value-type="float" office:value="108.6012163278" calcext:value-type="float">
            <text:p>108,6012163278</text:p>
          </table:table-cell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float" office:value="11.10089816" calcext:value-type="float">
            <text:p>11,10089816</text:p>
          </table:table-cell>
          <table:table-cell table:formula="of:=[.B913]*9.81" office:value-type="float" office:value="108.8998109496" calcext:value-type="float">
            <text:p>108,8998109496</text:p>
          </table:table-cell>
        </table:table-row>
        <table:table-row table:style-name="ro1">
          <table:table-cell office:value-type="float" office:value="0.0570625" calcext:value-type="float">
            <text:p>0,0570625</text:p>
          </table:table-cell>
          <table:table-cell office:value-type="float" office:value="11.13036376" calcext:value-type="float">
            <text:p>11,13036376</text:p>
          </table:table-cell>
          <table:table-cell table:formula="of:=[.B914]*9.81" office:value-type="float" office:value="109.1888684856" calcext:value-type="float">
            <text:p>109,1888684856</text:p>
          </table:table-cell>
        </table:table-row>
        <table:table-row table:style-name="ro1">
          <table:table-cell office:value-type="float" office:value="0.057125" calcext:value-type="float">
            <text:p>0,057125</text:p>
          </table:table-cell>
          <table:table-cell office:value-type="float" office:value="11.1588743" calcext:value-type="float">
            <text:p>11,1588743</text:p>
          </table:table-cell>
          <table:table-cell table:formula="of:=[.B915]*9.81" office:value-type="float" office:value="109.468556883" calcext:value-type="float">
            <text:p>109,468556883</text:p>
          </table:table-cell>
        </table:table-row>
        <table:table-row table:style-name="ro1">
          <table:table-cell office:value-type="float" office:value="0.0571875" calcext:value-type="float">
            <text:p>0,0571875</text:p>
          </table:table-cell>
          <table:table-cell office:value-type="float" office:value="11.18645063" calcext:value-type="float">
            <text:p>11,18645063</text:p>
          </table:table-cell>
          <table:table-cell table:formula="of:=[.B916]*9.81" office:value-type="float" office:value="109.7390806803" calcext:value-type="float">
            <text:p>109,7390806803</text:p>
          </table:table-cell>
        </table:table-row>
        <table:table-row table:style-name="ro1">
          <table:table-cell office:value-type="float" office:value="0.05725" calcext:value-type="float">
            <text:p>0,05725</text:p>
          </table:table-cell>
          <table:table-cell office:value-type="float" office:value="11.21311362" calcext:value-type="float">
            <text:p>11,21311362</text:p>
          </table:table-cell>
          <table:table-cell table:formula="of:=[.B917]*9.81" office:value-type="float" office:value="110.0006446122" calcext:value-type="float">
            <text:p>110,0006446122</text:p>
          </table:table-cell>
        </table:table-row>
        <table:table-row table:style-name="ro1">
          <table:table-cell office:value-type="float" office:value="0.0573125" calcext:value-type="float">
            <text:p>0,0573125</text:p>
          </table:table-cell>
          <table:table-cell office:value-type="float" office:value="11.23888414" calcext:value-type="float">
            <text:p>11,23888414</text:p>
          </table:table-cell>
          <table:table-cell table:formula="of:=[.B918]*9.81" office:value-type="float" office:value="110.2534534134" calcext:value-type="float">
            <text:p>110,2534534134</text:p>
          </table:table-cell>
        </table:table-row>
        <table:table-row table:style-name="ro1">
          <table:table-cell office:value-type="float" office:value="0.057375" calcext:value-type="float">
            <text:p>0,057375</text:p>
          </table:table-cell>
          <table:table-cell office:value-type="float" office:value="11.26378306" calcext:value-type="float">
            <text:p>11,26378306</text:p>
          </table:table-cell>
          <table:table-cell table:formula="of:=[.B919]*9.81" office:value-type="float" office:value="110.4977118186" calcext:value-type="float">
            <text:p>110,4977118186</text:p>
          </table:table-cell>
        </table:table-row>
        <table:table-row table:style-name="ro1">
          <table:table-cell office:value-type="float" office:value="0.0574375" calcext:value-type="float">
            <text:p>0,0574375</text:p>
          </table:table-cell>
          <table:table-cell office:value-type="float" office:value="11.28783123" calcext:value-type="float">
            <text:p>11,28783123</text:p>
          </table:table-cell>
          <table:table-cell table:formula="of:=[.B920]*9.81" office:value-type="float" office:value="110.7336243663" calcext:value-type="float">
            <text:p>110,7336243663</text:p>
          </table:table-cell>
        </table:table-row>
        <table:table-row table:style-name="ro1">
          <table:table-cell office:value-type="float" office:value="0.0575" calcext:value-type="float">
            <text:p>0,0575</text:p>
          </table:table-cell>
          <table:table-cell office:value-type="float" office:value="11.31104953" calcext:value-type="float">
            <text:p>11,31104953</text:p>
          </table:table-cell>
          <table:table-cell table:formula="of:=[.B921]*9.81" office:value-type="float" office:value="110.9613958893" calcext:value-type="float">
            <text:p>110,9613958893</text:p>
          </table:table-cell>
        </table:table-row>
        <table:table-row table:style-name="ro1">
          <table:table-cell office:value-type="float" office:value="0.0575625" calcext:value-type="float">
            <text:p>0,0575625</text:p>
          </table:table-cell>
          <table:table-cell office:value-type="float" office:value="11.3334529" calcext:value-type="float">
            <text:p>11,3334529</text:p>
          </table:table-cell>
          <table:table-cell table:formula="of:=[.B922]*9.81" office:value-type="float" office:value="111.181172949" calcext:value-type="float">
            <text:p>111,181172949</text:p>
          </table:table-cell>
        </table:table-row>
        <table:table-row table:style-name="ro1">
          <table:table-cell office:value-type="float" office:value="0.057625" calcext:value-type="float">
            <text:p>0,057625</text:p>
          </table:table-cell>
          <table:table-cell office:value-type="float" office:value="11.35503257" calcext:value-type="float">
            <text:p>11,35503257</text:p>
          </table:table-cell>
          <table:table-cell table:formula="of:=[.B923]*9.81" office:value-type="float" office:value="111.3928695117" calcext:value-type="float">
            <text:p>111,3928695117</text:p>
          </table:table-cell>
        </table:table-row>
        <table:table-row table:style-name="ro1">
          <table:table-cell office:value-type="float" office:value="0.0576875" calcext:value-type="float">
            <text:p>0,0576875</text:p>
          </table:table-cell>
          <table:table-cell office:value-type="float" office:value="11.37577384" calcext:value-type="float">
            <text:p>11,37577384</text:p>
          </table:table-cell>
          <table:table-cell table:formula="of:=[.B924]*9.81" office:value-type="float" office:value="111.5963413704" calcext:value-type="float">
            <text:p>111,5963413704</text:p>
          </table:table-cell>
        </table:table-row>
        <table:table-row table:style-name="ro1">
          <table:table-cell office:value-type="float" office:value="0.05775" calcext:value-type="float">
            <text:p>0,05775</text:p>
          </table:table-cell>
          <table:table-cell office:value-type="float" office:value="11.39566202" calcext:value-type="float">
            <text:p>11,39566202</text:p>
          </table:table-cell>
          <table:table-cell table:formula="of:=[.B925]*9.81" office:value-type="float" office:value="111.7914444162" calcext:value-type="float">
            <text:p>111,7914444162</text:p>
          </table:table-cell>
        </table:table-row>
        <table:table-row table:style-name="ro1">
          <table:table-cell office:value-type="float" office:value="0.0578125" calcext:value-type="float">
            <text:p>0,0578125</text:p>
          </table:table-cell>
          <table:table-cell office:value-type="float" office:value="11.41468242" calcext:value-type="float">
            <text:p>11,41468242</text:p>
          </table:table-cell>
          <table:table-cell table:formula="of:=[.B926]*9.81" office:value-type="float" office:value="111.9780345402" calcext:value-type="float">
            <text:p>111,9780345402</text:p>
          </table:table-cell>
        </table:table-row>
        <table:table-row table:style-name="ro1">
          <table:table-cell office:value-type="float" office:value="0.057875" calcext:value-type="float">
            <text:p>0,057875</text:p>
          </table:table-cell>
          <table:table-cell office:value-type="float" office:value="11.43282035" calcext:value-type="float">
            <text:p>11,43282035</text:p>
          </table:table-cell>
          <table:table-cell table:formula="of:=[.B927]*9.81" office:value-type="float" office:value="112.1559676335" calcext:value-type="float">
            <text:p>112,1559676335</text:p>
          </table:table-cell>
        </table:table-row>
        <table:table-row table:style-name="ro1">
          <table:table-cell office:value-type="float" office:value="0.0579375" calcext:value-type="float">
            <text:p>0,0579375</text:p>
          </table:table-cell>
          <table:table-cell office:value-type="float" office:value="11.4500611" calcext:value-type="float">
            <text:p>11,4500611</text:p>
          </table:table-cell>
          <table:table-cell table:formula="of:=[.B928]*9.81" office:value-type="float" office:value="112.325099391" calcext:value-type="float">
            <text:p>112,325099391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office:value-type="float" office:value="11.46639" calcext:value-type="float">
            <text:p>11,46639</text:p>
          </table:table-cell>
          <table:table-cell table:formula="of:=[.B929]*9.81" office:value-type="float" office:value="112.4852859" calcext:value-type="float">
            <text:p>112,4852859</text:p>
          </table:table-cell>
        </table:table-row>
        <table:table-row table:style-name="ro1">
          <table:table-cell office:value-type="float" office:value="0.0580625" calcext:value-type="float">
            <text:p>0,0580625</text:p>
          </table:table-cell>
          <table:table-cell office:value-type="float" office:value="11.48179565" calcext:value-type="float">
            <text:p>11,48179565</text:p>
          </table:table-cell>
          <table:table-cell table:formula="of:=[.B930]*9.81" office:value-type="float" office:value="112.6364153265" calcext:value-type="float">
            <text:p>112,6364153265</text:p>
          </table:table-cell>
        </table:table-row>
        <table:table-row table:style-name="ro1">
          <table:table-cell office:value-type="float" office:value="0.058125" calcext:value-type="float">
            <text:p>0,058125</text:p>
          </table:table-cell>
          <table:table-cell office:value-type="float" office:value="11.49627998" calcext:value-type="float">
            <text:p>11,49627998</text:p>
          </table:table-cell>
          <table:table-cell table:formula="of:=[.B931]*9.81" office:value-type="float" office:value="112.7785066038" calcext:value-type="float">
            <text:p>112,7785066038</text:p>
          </table:table-cell>
        </table:table-row>
        <table:table-row table:style-name="ro1">
          <table:table-cell office:value-type="float" office:value="0.0581875" calcext:value-type="float">
            <text:p>0,0581875</text:p>
          </table:table-cell>
          <table:table-cell office:value-type="float" office:value="11.50984823" calcext:value-type="float">
            <text:p>11,50984823</text:p>
          </table:table-cell>
          <table:table-cell table:formula="of:=[.B932]*9.81" office:value-type="float" office:value="112.9116111363" calcext:value-type="float">
            <text:p>112,9116111363</text:p>
          </table:table-cell>
        </table:table-row>
        <table:table-row table:style-name="ro1">
          <table:table-cell office:value-type="float" office:value="0.05825" calcext:value-type="float">
            <text:p>0,05825</text:p>
          </table:table-cell>
          <table:table-cell office:value-type="float" office:value="11.52250562" calcext:value-type="float">
            <text:p>11,52250562</text:p>
          </table:table-cell>
          <table:table-cell table:formula="of:=[.B933]*9.81" office:value-type="float" office:value="113.0357801322" calcext:value-type="float">
            <text:p>113,0357801322</text:p>
          </table:table-cell>
        </table:table-row>
        <table:table-row table:style-name="ro1">
          <table:table-cell office:value-type="float" office:value="0.0583125" calcext:value-type="float">
            <text:p>0,0583125</text:p>
          </table:table-cell>
          <table:table-cell office:value-type="float" office:value="11.53425739" calcext:value-type="float">
            <text:p>11,53425739</text:p>
          </table:table-cell>
          <table:table-cell table:formula="of:=[.B934]*9.81" office:value-type="float" office:value="113.1510649959" calcext:value-type="float">
            <text:p>113,1510649959</text:p>
          </table:table-cell>
        </table:table-row>
        <table:table-row table:style-name="ro1">
          <table:table-cell office:value-type="float" office:value="0.058375" calcext:value-type="float">
            <text:p>0,058375</text:p>
          </table:table-cell>
          <table:table-cell office:value-type="float" office:value="11.54510878" calcext:value-type="float">
            <text:p>11,54510878</text:p>
          </table:table-cell>
          <table:table-cell table:formula="of:=[.B935]*9.81" office:value-type="float" office:value="113.2575171318" calcext:value-type="float">
            <text:p>113,2575171318</text:p>
          </table:table-cell>
        </table:table-row>
        <table:table-row table:style-name="ro1">
          <table:table-cell office:value-type="float" office:value="0.0584375" calcext:value-type="float">
            <text:p>0,0584375</text:p>
          </table:table-cell>
          <table:table-cell office:value-type="float" office:value="11.55506501" calcext:value-type="float">
            <text:p>11,55506501</text:p>
          </table:table-cell>
          <table:table-cell table:formula="of:=[.B936]*9.81" office:value-type="float" office:value="113.3551877481" calcext:value-type="float">
            <text:p>113,3551877481</text:p>
          </table:table-cell>
        </table:table-row>
        <table:table-row table:style-name="ro1">
          <table:table-cell office:value-type="float" office:value="0.0585" calcext:value-type="float">
            <text:p>0,0585</text:p>
          </table:table-cell>
          <table:table-cell office:value-type="float" office:value="11.56413134" calcext:value-type="float">
            <text:p>11,56413134</text:p>
          </table:table-cell>
          <table:table-cell table:formula="of:=[.B937]*9.81" office:value-type="float" office:value="113.4441284454" calcext:value-type="float">
            <text:p>113,4441284454</text:p>
          </table:table-cell>
        </table:table-row>
        <table:table-row table:style-name="ro1">
          <table:table-cell office:value-type="float" office:value="0.0585625" calcext:value-type="float">
            <text:p>0,0585625</text:p>
          </table:table-cell>
          <table:table-cell office:value-type="float" office:value="11.57231123" calcext:value-type="float">
            <text:p>11,57231123</text:p>
          </table:table-cell>
          <table:table-cell table:formula="of:=[.B938]*9.81" office:value-type="float" office:value="113.5243731663" calcext:value-type="float">
            <text:p>113,5243731663</text:p>
          </table:table-cell>
        </table:table-row>
        <table:table-row table:style-name="ro1">
          <table:table-cell office:value-type="float" office:value="0.058625" calcext:value-type="float">
            <text:p>0,058625</text:p>
          </table:table-cell>
          <table:table-cell office:value-type="float" office:value="11.57960121" calcext:value-type="float">
            <text:p>11,57960121</text:p>
          </table:table-cell>
          <table:table-cell table:formula="of:=[.B939]*9.81" office:value-type="float" office:value="113.5958878701" calcext:value-type="float">
            <text:p>113,5958878701</text:p>
          </table:table-cell>
        </table:table-row>
        <table:table-row table:style-name="ro1">
          <table:table-cell office:value-type="float" office:value="0.0586875" calcext:value-type="float">
            <text:p>0,0586875</text:p>
          </table:table-cell>
          <table:table-cell office:value-type="float" office:value="11.58599601" calcext:value-type="float">
            <text:p>11,58599601</text:p>
          </table:table-cell>
          <table:table-cell table:formula="of:=[.B940]*9.81" office:value-type="float" office:value="113.6586208581" calcext:value-type="float">
            <text:p>113,6586208581</text:p>
          </table:table-cell>
        </table:table-row>
        <table:table-row table:style-name="ro1">
          <table:table-cell office:value-type="float" office:value="0.05875" calcext:value-type="float">
            <text:p>0,05875</text:p>
          </table:table-cell>
          <table:table-cell office:value-type="float" office:value="11.5914904" calcext:value-type="float">
            <text:p>11,5914904</text:p>
          </table:table-cell>
          <table:table-cell table:formula="of:=[.B941]*9.81" office:value-type="float" office:value="113.712520824" calcext:value-type="float">
            <text:p>113,712520824</text:p>
          </table:table-cell>
        </table:table-row>
        <table:table-row table:style-name="ro1">
          <table:table-cell office:value-type="float" office:value="0.0588125" calcext:value-type="float">
            <text:p>0,0588125</text:p>
          </table:table-cell>
          <table:table-cell office:value-type="float" office:value="11.59607912" calcext:value-type="float">
            <text:p>11,59607912</text:p>
          </table:table-cell>
          <table:table-cell table:formula="of:=[.B942]*9.81" office:value-type="float" office:value="113.7575361672" calcext:value-type="float">
            <text:p>113,7575361672</text:p>
          </table:table-cell>
        </table:table-row>
        <table:table-row table:style-name="ro1">
          <table:table-cell office:value-type="float" office:value="0.058875" calcext:value-type="float">
            <text:p>0,058875</text:p>
          </table:table-cell>
          <table:table-cell office:value-type="float" office:value="11.59975695" calcext:value-type="float">
            <text:p>11,59975695</text:p>
          </table:table-cell>
          <table:table-cell table:formula="of:=[.B943]*9.81" office:value-type="float" office:value="113.7936156795" calcext:value-type="float">
            <text:p>113,7936156795</text:p>
          </table:table-cell>
        </table:table-row>
        <table:table-row table:style-name="ro1">
          <table:table-cell office:value-type="float" office:value="0.0589375" calcext:value-type="float">
            <text:p>0,0589375</text:p>
          </table:table-cell>
          <table:table-cell office:value-type="float" office:value="11.60251862" calcext:value-type="float">
            <text:p>11,60251862</text:p>
          </table:table-cell>
          <table:table-cell table:formula="of:=[.B944]*9.81" office:value-type="float" office:value="113.8207076622" calcext:value-type="float">
            <text:p>113,8207076622</text:p>
          </table:table-cell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float" office:value="11.6043589" calcext:value-type="float">
            <text:p>11,6043589</text:p>
          </table:table-cell>
          <table:table-cell table:formula="of:=[.B945]*9.81" office:value-type="float" office:value="113.838760809" calcext:value-type="float">
            <text:p>113,838760809</text:p>
          </table:table-cell>
        </table:table-row>
        <table:table-row table:style-name="ro1">
          <table:table-cell office:value-type="float" office:value="0.0590625" calcext:value-type="float">
            <text:p>0,0590625</text:p>
          </table:table-cell>
          <table:table-cell office:value-type="float" office:value="11.60526952" calcext:value-type="float">
            <text:p>11,60526952</text:p>
          </table:table-cell>
          <table:table-cell table:formula="of:=[.B946]*9.81" office:value-type="float" office:value="113.8476939912" calcext:value-type="float">
            <text:p>113,8476939912</text:p>
          </table:table-cell>
        </table:table-row>
        <table:table-row table:style-name="ro1">
          <table:table-cell office:value-type="float" office:value="0.059125" calcext:value-type="float">
            <text:p>0,059125</text:p>
          </table:table-cell>
          <table:table-cell office:value-type="float" office:value="11.60523012" calcext:value-type="float">
            <text:p>11,60523012</text:p>
          </table:table-cell>
          <table:table-cell table:formula="of:=[.B947]*9.81" office:value-type="float" office:value="113.8473074772" calcext:value-type="float">
            <text:p>113,8473074772</text:p>
          </table:table-cell>
        </table:table-row>
        <table:table-row table:style-name="ro1">
          <table:table-cell office:value-type="float" office:value="0.0591875" calcext:value-type="float">
            <text:p>0,0591875</text:p>
          </table:table-cell>
          <table:table-cell office:value-type="float" office:value="11.60421731" calcext:value-type="float">
            <text:p>11,60421731</text:p>
          </table:table-cell>
          <table:table-cell table:formula="of:=[.B948]*9.81" office:value-type="float" office:value="113.8373718111" calcext:value-type="float">
            <text:p>113,8373718111</text:p>
          </table:table-cell>
        </table:table-row>
        <table:table-row table:style-name="ro1">
          <table:table-cell office:value-type="float" office:value="0.05925" calcext:value-type="float">
            <text:p>0,05925</text:p>
          </table:table-cell>
          <table:table-cell office:value-type="float" office:value="11.6022077" calcext:value-type="float">
            <text:p>11,6022077</text:p>
          </table:table-cell>
          <table:table-cell table:formula="of:=[.B949]*9.81" office:value-type="float" office:value="113.817657537" calcext:value-type="float">
            <text:p>113,817657537</text:p>
          </table:table-cell>
        </table:table-row>
        <table:table-row table:style-name="ro1">
          <table:table-cell office:value-type="float" office:value="0.0593125" calcext:value-type="float">
            <text:p>0,0593125</text:p>
          </table:table-cell>
          <table:table-cell office:value-type="float" office:value="11.59917792" calcext:value-type="float">
            <text:p>11,59917792</text:p>
          </table:table-cell>
          <table:table-cell table:formula="of:=[.B950]*9.81" office:value-type="float" office:value="113.7879353952" calcext:value-type="float">
            <text:p>113,7879353952</text:p>
          </table:table-cell>
        </table:table-row>
        <table:table-row table:style-name="ro1">
          <table:table-cell office:value-type="float" office:value="0.059375" calcext:value-type="float">
            <text:p>0,059375</text:p>
          </table:table-cell>
          <table:table-cell office:value-type="float" office:value="11.59510459" calcext:value-type="float">
            <text:p>11,59510459</text:p>
          </table:table-cell>
          <table:table-cell table:formula="of:=[.B951]*9.81" office:value-type="float" office:value="113.7479760279" calcext:value-type="float">
            <text:p>113,7479760279</text:p>
          </table:table-cell>
        </table:table-row>
        <table:table-row table:style-name="ro1">
          <table:table-cell office:value-type="float" office:value="0.0594375" calcext:value-type="float">
            <text:p>0,0594375</text:p>
          </table:table-cell>
          <table:table-cell office:value-type="float" office:value="11.5899643" calcext:value-type="float">
            <text:p>11,5899643</text:p>
          </table:table-cell>
          <table:table-cell table:formula="of:=[.B952]*9.81" office:value-type="float" office:value="113.697549783" calcext:value-type="float">
            <text:p>113,697549783</text:p>
          </table:table-cell>
        </table:table-row>
        <table:table-row table:style-name="ro1">
          <table:table-cell office:value-type="float" office:value="0.0595" calcext:value-type="float">
            <text:p>0,0595</text:p>
          </table:table-cell>
          <table:table-cell office:value-type="float" office:value="11.58373369" calcext:value-type="float">
            <text:p>11,58373369</text:p>
          </table:table-cell>
          <table:table-cell table:formula="of:=[.B953]*9.81" office:value-type="float" office:value="113.6364274989" calcext:value-type="float">
            <text:p>113,6364274989</text:p>
          </table:table-cell>
        </table:table-row>
        <table:table-row table:style-name="ro1">
          <table:table-cell office:value-type="float" office:value="0.0595625" calcext:value-type="float">
            <text:p>0,0595625</text:p>
          </table:table-cell>
          <table:table-cell office:value-type="float" office:value="11.57639792" calcext:value-type="float">
            <text:p>11,57639792</text:p>
          </table:table-cell>
          <table:table-cell table:formula="of:=[.B954]*9.81" office:value-type="float" office:value="113.5644635952" calcext:value-type="float">
            <text:p>113,5644635952</text:p>
          </table:table-cell>
        </table:table-row>
        <table:table-row table:style-name="ro1">
          <table:table-cell office:value-type="float" office:value="0.059625" calcext:value-type="float">
            <text:p>0,059625</text:p>
          </table:table-cell>
          <table:table-cell office:value-type="float" office:value="11.56797634" calcext:value-type="float">
            <text:p>11,56797634</text:p>
          </table:table-cell>
          <table:table-cell table:formula="of:=[.B955]*9.81" office:value-type="float" office:value="113.4818478954" calcext:value-type="float">
            <text:p>113,4818478954</text:p>
          </table:table-cell>
        </table:table-row>
        <table:table-row table:style-name="ro1">
          <table:table-cell office:value-type="float" office:value="0.0596875" calcext:value-type="float">
            <text:p>0,0596875</text:p>
          </table:table-cell>
          <table:table-cell office:value-type="float" office:value="11.55849685" calcext:value-type="float">
            <text:p>11,55849685</text:p>
          </table:table-cell>
          <table:table-cell table:formula="of:=[.B956]*9.81" office:value-type="float" office:value="113.3888540985" calcext:value-type="float">
            <text:p>113,3888540985</text:p>
          </table:table-cell>
        </table:table-row>
        <table:table-row table:style-name="ro1">
          <table:table-cell office:value-type="float" office:value="0.05975" calcext:value-type="float">
            <text:p>0,05975</text:p>
          </table:table-cell>
          <table:table-cell office:value-type="float" office:value="11.54798736" calcext:value-type="float">
            <text:p>11,54798736</text:p>
          </table:table-cell>
          <table:table-cell table:formula="of:=[.B957]*9.81" office:value-type="float" office:value="113.2857560016" calcext:value-type="float">
            <text:p>113,2857560016</text:p>
          </table:table-cell>
        </table:table-row>
        <table:table-row table:style-name="ro1">
          <table:table-cell office:value-type="float" office:value="0.0598125" calcext:value-type="float">
            <text:p>0,0598125</text:p>
          </table:table-cell>
          <table:table-cell office:value-type="float" office:value="11.53647577" calcext:value-type="float">
            <text:p>11,53647577</text:p>
          </table:table-cell>
          <table:table-cell table:formula="of:=[.B958]*9.81" office:value-type="float" office:value="113.1728273037" calcext:value-type="float">
            <text:p>113,1728273037</text:p>
          </table:table-cell>
        </table:table-row>
        <table:table-row table:style-name="ro1">
          <table:table-cell office:value-type="float" office:value="0.059875" calcext:value-type="float">
            <text:p>0,059875</text:p>
          </table:table-cell>
          <table:table-cell office:value-type="float" office:value="11.52398999" calcext:value-type="float">
            <text:p>11,52398999</text:p>
          </table:table-cell>
          <table:table-cell table:formula="of:=[.B959]*9.81" office:value-type="float" office:value="113.0503418019" calcext:value-type="float">
            <text:p>113,0503418019</text:p>
          </table:table-cell>
        </table:table-row>
        <table:table-row table:style-name="ro1">
          <table:table-cell office:value-type="float" office:value="0.0599375" calcext:value-type="float">
            <text:p>0,0599375</text:p>
          </table:table-cell>
          <table:table-cell office:value-type="float" office:value="11.51055792" calcext:value-type="float">
            <text:p>11,51055792</text:p>
          </table:table-cell>
          <table:table-cell table:formula="of:=[.B960]*9.81" office:value-type="float" office:value="112.9185731952" calcext:value-type="float">
            <text:p>112,9185731952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11.49620746" calcext:value-type="float">
            <text:p>11,49620746</text:p>
          </table:table-cell>
          <table:table-cell table:formula="of:=[.B961]*9.81" office:value-type="float" office:value="112.7777951826" calcext:value-type="float">
            <text:p>112,7777951826</text:p>
          </table:table-cell>
        </table:table-row>
        <table:table-row table:style-name="ro1">
          <table:table-cell office:value-type="float" office:value="0.0600625" calcext:value-type="float">
            <text:p>0,0600625</text:p>
          </table:table-cell>
          <table:table-cell office:value-type="float" office:value="11.48097101" calcext:value-type="float">
            <text:p>11,48097101</text:p>
          </table:table-cell>
          <table:table-cell table:formula="of:=[.B962]*9.81" office:value-type="float" office:value="112.6283256081" calcext:value-type="float">
            <text:p>112,6283256081</text:p>
          </table:table-cell>
        </table:table-row>
        <table:table-row table:style-name="ro1">
          <table:table-cell office:value-type="float" office:value="0.060125" calcext:value-type="float">
            <text:p>0,060125</text:p>
          </table:table-cell>
          <table:table-cell office:value-type="float" office:value="11.46489892" calcext:value-type="float">
            <text:p>11,46489892</text:p>
          </table:table-cell>
          <table:table-cell table:formula="of:=[.B963]*9.81" office:value-type="float" office:value="112.4706584052" calcext:value-type="float">
            <text:p>112,4706584052</text:p>
          </table:table-cell>
        </table:table-row>
        <table:table-row table:style-name="ro1">
          <table:table-cell office:value-type="float" office:value="0.0601875" calcext:value-type="float">
            <text:p>0,0601875</text:p>
          </table:table-cell>
          <table:table-cell office:value-type="float" office:value="11.44804607" calcext:value-type="float">
            <text:p>11,44804607</text:p>
          </table:table-cell>
          <table:table-cell table:formula="of:=[.B964]*9.81" office:value-type="float" office:value="112.3053319467" calcext:value-type="float">
            <text:p>112,3053319467</text:p>
          </table:table-cell>
        </table:table-row>
        <table:table-row table:style-name="ro1">
          <table:table-cell office:value-type="float" office:value="0.06025" calcext:value-type="float">
            <text:p>0,06025</text:p>
          </table:table-cell>
          <table:table-cell office:value-type="float" office:value="11.43046729" calcext:value-type="float">
            <text:p>11,43046729</text:p>
          </table:table-cell>
          <table:table-cell table:formula="of:=[.B965]*9.81" office:value-type="float" office:value="112.1328841149" calcext:value-type="float">
            <text:p>112,1328841149</text:p>
          </table:table-cell>
        </table:table-row>
        <table:table-row table:style-name="ro1">
          <table:table-cell office:value-type="float" office:value="0.0603125" calcext:value-type="float">
            <text:p>0,0603125</text:p>
          </table:table-cell>
          <table:table-cell office:value-type="float" office:value="11.41221745" calcext:value-type="float">
            <text:p>11,41221745</text:p>
          </table:table-cell>
          <table:table-cell table:formula="of:=[.B966]*9.81" office:value-type="float" office:value="111.9538531845" calcext:value-type="float">
            <text:p>111,9538531845</text:p>
          </table:table-cell>
        </table:table-row>
        <table:table-row table:style-name="ro1">
          <table:table-cell office:value-type="float" office:value="0.060375" calcext:value-type="float">
            <text:p>0,060375</text:p>
          </table:table-cell>
          <table:table-cell office:value-type="float" office:value="11.3933514" calcext:value-type="float">
            <text:p>11,3933514</text:p>
          </table:table-cell>
          <table:table-cell table:formula="of:=[.B967]*9.81" office:value-type="float" office:value="111.768777234" calcext:value-type="float">
            <text:p>111,768777234</text:p>
          </table:table-cell>
        </table:table-row>
        <table:table-row table:style-name="ro1">
          <table:table-cell office:value-type="float" office:value="0.0604375" calcext:value-type="float">
            <text:p>0,0604375</text:p>
          </table:table-cell>
          <table:table-cell office:value-type="float" office:value="11.373924" calcext:value-type="float">
            <text:p>11,373924</text:p>
          </table:table-cell>
          <table:table-cell table:formula="of:=[.B968]*9.81" office:value-type="float" office:value="111.57819444" calcext:value-type="float">
            <text:p>111,57819444</text:p>
          </table:table-cell>
        </table:table-row>
        <table:table-row table:style-name="ro1">
          <table:table-cell office:value-type="float" office:value="0.0605" calcext:value-type="float">
            <text:p>0,0605</text:p>
          </table:table-cell>
          <table:table-cell office:value-type="float" office:value="11.3539901" calcext:value-type="float">
            <text:p>11,3539901</text:p>
          </table:table-cell>
          <table:table-cell table:formula="of:=[.B969]*9.81" office:value-type="float" office:value="111.382642881" calcext:value-type="float">
            <text:p>111,382642881</text:p>
          </table:table-cell>
        </table:table-row>
        <table:table-row table:style-name="ro1">
          <table:table-cell office:value-type="float" office:value="0.0605625" calcext:value-type="float">
            <text:p>0,0605625</text:p>
          </table:table-cell>
          <table:table-cell office:value-type="float" office:value="11.33360609" calcext:value-type="float">
            <text:p>11,33360609</text:p>
          </table:table-cell>
          <table:table-cell table:formula="of:=[.B970]*9.81" office:value-type="float" office:value="111.1826757429" calcext:value-type="float">
            <text:p>111,1826757429</text:p>
          </table:table-cell>
        </table:table-row>
        <table:table-row table:style-name="ro1">
          <table:table-cell office:value-type="float" office:value="0.060625" calcext:value-type="float">
            <text:p>0,060625</text:p>
          </table:table-cell>
          <table:table-cell office:value-type="float" office:value="11.31283451" calcext:value-type="float">
            <text:p>11,31283451</text:p>
          </table:table-cell>
          <table:table-cell table:formula="of:=[.B971]*9.81" office:value-type="float" office:value="110.9789065431" calcext:value-type="float">
            <text:p>110,9789065431</text:p>
          </table:table-cell>
        </table:table-row>
        <table:table-row table:style-name="ro1">
          <table:table-cell office:value-type="float" office:value="0.0606875" calcext:value-type="float">
            <text:p>0,0606875</text:p>
          </table:table-cell>
          <table:table-cell office:value-type="float" office:value="11.29173945" calcext:value-type="float">
            <text:p>11,29173945</text:p>
          </table:table-cell>
          <table:table-cell table:formula="of:=[.B972]*9.81" office:value-type="float" office:value="110.7719640045" calcext:value-type="float">
            <text:p>110,7719640045</text:p>
          </table:table-cell>
        </table:table-row>
        <table:table-row table:style-name="ro1">
          <table:table-cell office:value-type="float" office:value="0.06075" calcext:value-type="float">
            <text:p>0,06075</text:p>
          </table:table-cell>
          <table:table-cell office:value-type="float" office:value="11.27038498" calcext:value-type="float">
            <text:p>11,27038498</text:p>
          </table:table-cell>
          <table:table-cell table:formula="of:=[.B973]*9.81" office:value-type="float" office:value="110.5624766538" calcext:value-type="float">
            <text:p>110,5624766538</text:p>
          </table:table-cell>
        </table:table-row>
        <table:table-row table:style-name="ro1">
          <table:table-cell office:value-type="float" office:value="0.0608125" calcext:value-type="float">
            <text:p>0,0608125</text:p>
          </table:table-cell>
          <table:table-cell office:value-type="float" office:value="11.24883518" calcext:value-type="float">
            <text:p>11,24883518</text:p>
          </table:table-cell>
          <table:table-cell table:formula="of:=[.B974]*9.81" office:value-type="float" office:value="110.3510731158" calcext:value-type="float">
            <text:p>110,3510731158</text:p>
          </table:table-cell>
        </table:table-row>
        <table:table-row table:style-name="ro1">
          <table:table-cell office:value-type="float" office:value="0.060875" calcext:value-type="float">
            <text:p>0,060875</text:p>
          </table:table-cell>
          <table:table-cell office:value-type="float" office:value="11.22715413" calcext:value-type="float">
            <text:p>11,22715413</text:p>
          </table:table-cell>
          <table:table-cell table:formula="of:=[.B975]*9.81" office:value-type="float" office:value="110.1383820153" calcext:value-type="float">
            <text:p>110,1383820153</text:p>
          </table:table-cell>
        </table:table-row>
        <table:table-row table:style-name="ro1">
          <table:table-cell office:value-type="float" office:value="0.0609375" calcext:value-type="float">
            <text:p>0,0609375</text:p>
          </table:table-cell>
          <table:table-cell office:value-type="float" office:value="11.20540591" calcext:value-type="float">
            <text:p>11,20540591</text:p>
          </table:table-cell>
          <table:table-cell table:formula="of:=[.B976]*9.81" office:value-type="float" office:value="109.9250319771" calcext:value-type="float">
            <text:p>109,9250319771</text:p>
          </table:table-cell>
        </table:table-row>
        <table:table-row table:style-name="ro1">
          <table:table-cell office:value-type="float" office:value="0.061" calcext:value-type="float">
            <text:p>0,061</text:p>
          </table:table-cell>
          <table:table-cell office:value-type="float" office:value="11.1836546" calcext:value-type="float">
            <text:p>11,1836546</text:p>
          </table:table-cell>
          <table:table-cell table:formula="of:=[.B977]*9.81" office:value-type="float" office:value="109.711651626" calcext:value-type="float">
            <text:p>109,711651626</text:p>
          </table:table-cell>
        </table:table-row>
        <table:table-row table:style-name="ro1">
          <table:table-cell office:value-type="float" office:value="0.0610625" calcext:value-type="float">
            <text:p>0,0610625</text:p>
          </table:table-cell>
          <table:table-cell office:value-type="float" office:value="11.16196214" calcext:value-type="float">
            <text:p>11,16196214</text:p>
          </table:table-cell>
          <table:table-cell table:formula="of:=[.B978]*9.81" office:value-type="float" office:value="109.4988485934" calcext:value-type="float">
            <text:p>109,4988485934</text:p>
          </table:table-cell>
        </table:table-row>
        <table:table-row table:style-name="ro1">
          <table:table-cell office:value-type="float" office:value="0.061125" calcext:value-type="float">
            <text:p>0,061125</text:p>
          </table:table-cell>
          <table:table-cell office:value-type="float" office:value="11.14038194" calcext:value-type="float">
            <text:p>11,14038194</text:p>
          </table:table-cell>
          <table:table-cell table:formula="of:=[.B979]*9.81" office:value-type="float" office:value="109.2871468314" calcext:value-type="float">
            <text:p>109,2871468314</text:p>
          </table:table-cell>
        </table:table-row>
        <table:table-row table:style-name="ro1">
          <table:table-cell office:value-type="float" office:value="0.0611875" calcext:value-type="float">
            <text:p>0,0611875</text:p>
          </table:table-cell>
          <table:table-cell office:value-type="float" office:value="11.11896527" calcext:value-type="float">
            <text:p>11,11896527</text:p>
          </table:table-cell>
          <table:table-cell table:formula="of:=[.B980]*9.81" office:value-type="float" office:value="109.0770492987" calcext:value-type="float">
            <text:p>109,0770492987</text:p>
          </table:table-cell>
        </table:table-row>
        <table:table-row table:style-name="ro1">
          <table:table-cell office:value-type="float" office:value="0.06125" calcext:value-type="float">
            <text:p>0,06125</text:p>
          </table:table-cell>
          <table:table-cell office:value-type="float" office:value="11.09776341" calcext:value-type="float">
            <text:p>11,09776341</text:p>
          </table:table-cell>
          <table:table-cell table:formula="of:=[.B981]*9.81" office:value-type="float" office:value="108.8690590521" calcext:value-type="float">
            <text:p>108,8690590521</text:p>
          </table:table-cell>
        </table:table-row>
        <table:table-row table:style-name="ro1">
          <table:table-cell office:value-type="float" office:value="0.0613125" calcext:value-type="float">
            <text:p>0,0613125</text:p>
          </table:table-cell>
          <table:table-cell office:value-type="float" office:value="11.07682763" calcext:value-type="float">
            <text:p>11,07682763</text:p>
          </table:table-cell>
          <table:table-cell table:formula="of:=[.B982]*9.81" office:value-type="float" office:value="108.6636790503" calcext:value-type="float">
            <text:p>108,6636790503</text:p>
          </table:table-cell>
        </table:table-row>
        <table:table-row table:style-name="ro1">
          <table:table-cell office:value-type="float" office:value="0.061375" calcext:value-type="float">
            <text:p>0,061375</text:p>
          </table:table-cell>
          <table:table-cell office:value-type="float" office:value="11.0562092" calcext:value-type="float">
            <text:p>11,0562092</text:p>
          </table:table-cell>
          <table:table-cell table:formula="of:=[.B983]*9.81" office:value-type="float" office:value="108.461412252" calcext:value-type="float">
            <text:p>108,461412252</text:p>
          </table:table-cell>
        </table:table-row>
        <table:table-row table:style-name="ro1">
          <table:table-cell office:value-type="float" office:value="0.0614375" calcext:value-type="float">
            <text:p>0,0614375</text:p>
          </table:table-cell>
          <table:table-cell office:value-type="float" office:value="11.03595939" calcext:value-type="float">
            <text:p>11,03595939</text:p>
          </table:table-cell>
          <table:table-cell table:formula="of:=[.B984]*9.81" office:value-type="float" office:value="108.2627616159" calcext:value-type="float">
            <text:p>108,2627616159</text:p>
          </table:table-cell>
        </table:table-row>
        <table:table-row table:style-name="ro1">
          <table:table-cell office:value-type="float" office:value="0.0615" calcext:value-type="float">
            <text:p>0,0615</text:p>
          </table:table-cell>
          <table:table-cell office:value-type="float" office:value="11.01612948" calcext:value-type="float">
            <text:p>11,01612948</text:p>
          </table:table-cell>
          <table:table-cell table:formula="of:=[.B985]*9.81" office:value-type="float" office:value="108.0682301988" calcext:value-type="float">
            <text:p>108,0682301988</text:p>
          </table:table-cell>
        </table:table-row>
        <table:table-row table:style-name="ro1">
          <table:table-cell office:value-type="float" office:value="0.0615625" calcext:value-type="float">
            <text:p>0,0615625</text:p>
          </table:table-cell>
          <table:table-cell office:value-type="float" office:value="10.99676451" calcext:value-type="float">
            <text:p>10,99676451</text:p>
          </table:table-cell>
          <table:table-cell table:formula="of:=[.B986]*9.81" office:value-type="float" office:value="107.8782598431" calcext:value-type="float">
            <text:p>107,8782598431</text:p>
          </table:table-cell>
        </table:table-row>
        <table:table-row table:style-name="ro1">
          <table:table-cell office:value-type="float" office:value="0.061625" calcext:value-type="float">
            <text:p>0,061625</text:p>
          </table:table-cell>
          <table:table-cell office:value-type="float" office:value="10.97788458" calcext:value-type="float">
            <text:p>10,97788458</text:p>
          </table:table-cell>
          <table:table-cell table:formula="of:=[.B987]*9.81" office:value-type="float" office:value="107.6930477298" calcext:value-type="float">
            <text:p>107,6930477298</text:p>
          </table:table-cell>
        </table:table-row>
        <table:table-row table:style-name="ro1">
          <table:table-cell office:value-type="float" office:value="0.0616875" calcext:value-type="float">
            <text:p>0,0616875</text:p>
          </table:table-cell>
          <table:table-cell office:value-type="float" office:value="10.95950356" calcext:value-type="float">
            <text:p>10,95950356</text:p>
          </table:table-cell>
          <table:table-cell table:formula="of:=[.B988]*9.81" office:value-type="float" office:value="107.5127299236" calcext:value-type="float">
            <text:p>107,5127299236</text:p>
          </table:table-cell>
        </table:table-row>
        <table:table-row table:style-name="ro1">
          <table:table-cell office:value-type="float" office:value="0.06175" calcext:value-type="float">
            <text:p>0,06175</text:p>
          </table:table-cell>
          <table:table-cell office:value-type="float" office:value="10.94163532" calcext:value-type="float">
            <text:p>10,94163532</text:p>
          </table:table-cell>
          <table:table-cell table:formula="of:=[.B989]*9.81" office:value-type="float" office:value="107.3374424892" calcext:value-type="float">
            <text:p>107,3374424892</text:p>
          </table:table-cell>
        </table:table-row>
        <table:table-row table:style-name="ro1">
          <table:table-cell office:value-type="float" office:value="0.0618125" calcext:value-type="float">
            <text:p>0,0618125</text:p>
          </table:table-cell>
          <table:table-cell office:value-type="float" office:value="10.92429374" calcext:value-type="float">
            <text:p>10,92429374</text:p>
          </table:table-cell>
          <table:table-cell table:formula="of:=[.B990]*9.81" office:value-type="float" office:value="107.1673215894" calcext:value-type="float">
            <text:p>107,1673215894</text:p>
          </table:table-cell>
        </table:table-row>
        <table:table-row table:style-name="ro1">
          <table:table-cell office:value-type="float" office:value="0.061875" calcext:value-type="float">
            <text:p>0,061875</text:p>
          </table:table-cell>
          <table:table-cell office:value-type="float" office:value="10.90749267" calcext:value-type="float">
            <text:p>10,90749267</text:p>
          </table:table-cell>
          <table:table-cell table:formula="of:=[.B991]*9.81" office:value-type="float" office:value="107.0025030927" calcext:value-type="float">
            <text:p>107,0025030927</text:p>
          </table:table-cell>
        </table:table-row>
        <table:table-row table:style-name="ro1">
          <table:table-cell office:value-type="float" office:value="0.0619375" calcext:value-type="float">
            <text:p>0,0619375</text:p>
          </table:table-cell>
          <table:table-cell office:value-type="float" office:value="10.891246" calcext:value-type="float">
            <text:p>10,891246</text:p>
          </table:table-cell>
          <table:table-cell table:formula="of:=[.B992]*9.81" office:value-type="float" office:value="106.84312326" calcext:value-type="float">
            <text:p>106,84312326</text:p>
          </table:table-cell>
        </table:table-row>
        <table:table-row table:style-name="ro1">
          <table:table-cell office:value-type="float" office:value="0.062" calcext:value-type="float">
            <text:p>0,062</text:p>
          </table:table-cell>
          <table:table-cell office:value-type="float" office:value="10.8755676" calcext:value-type="float">
            <text:p>10,8755676</text:p>
          </table:table-cell>
          <table:table-cell table:formula="of:=[.B993]*9.81" office:value-type="float" office:value="106.689318156" calcext:value-type="float">
            <text:p>106,689318156</text:p>
          </table:table-cell>
        </table:table-row>
        <table:table-row table:style-name="ro1">
          <table:table-cell office:value-type="float" office:value="0.0620625" calcext:value-type="float">
            <text:p>0,0620625</text:p>
          </table:table-cell>
          <table:table-cell office:value-type="float" office:value="10.86046357" calcext:value-type="float">
            <text:p>10,86046357</text:p>
          </table:table-cell>
          <table:table-cell table:formula="of:=[.B994]*9.81" office:value-type="float" office:value="106.5411476217" calcext:value-type="float">
            <text:p>106,5411476217</text:p>
          </table:table-cell>
        </table:table-row>
        <table:table-row table:style-name="ro1">
          <table:table-cell office:value-type="float" office:value="0.062125" calcext:value-type="float">
            <text:p>0,062125</text:p>
          </table:table-cell>
          <table:table-cell office:value-type="float" office:value="10.84590908" calcext:value-type="float">
            <text:p>10,84590908</text:p>
          </table:table-cell>
          <table:table-cell table:formula="of:=[.B995]*9.81" office:value-type="float" office:value="106.3983680748" calcext:value-type="float">
            <text:p>106,3983680748</text:p>
          </table:table-cell>
        </table:table-row>
        <table:table-row table:style-name="ro1">
          <table:table-cell office:value-type="float" office:value="0.0621875" calcext:value-type="float">
            <text:p>0,0621875</text:p>
          </table:table-cell>
          <table:table-cell office:value-type="float" office:value="10.83187151" calcext:value-type="float">
            <text:p>10,83187151</text:p>
          </table:table-cell>
          <table:table-cell table:formula="of:=[.B996]*9.81" office:value-type="float" office:value="106.2606595131" calcext:value-type="float">
            <text:p>106,2606595131</text:p>
          </table:table-cell>
        </table:table-row>
        <table:table-row table:style-name="ro1">
          <table:table-cell office:value-type="float" office:value="0.06225" calcext:value-type="float">
            <text:p>0,06225</text:p>
          </table:table-cell>
          <table:table-cell office:value-type="float" office:value="10.81831826" calcext:value-type="float">
            <text:p>10,81831826</text:p>
          </table:table-cell>
          <table:table-cell table:formula="of:=[.B997]*9.81" office:value-type="float" office:value="106.1277021306" calcext:value-type="float">
            <text:p>106,1277021306</text:p>
          </table:table-cell>
        </table:table-row>
        <table:table-row table:style-name="ro1">
          <table:table-cell office:value-type="float" office:value="0.0623125" calcext:value-type="float">
            <text:p>0,0623125</text:p>
          </table:table-cell>
          <table:table-cell office:value-type="float" office:value="10.80521673" calcext:value-type="float">
            <text:p>10,80521673</text:p>
          </table:table-cell>
          <table:table-cell table:formula="of:=[.B998]*9.81" office:value-type="float" office:value="105.9991761213" calcext:value-type="float">
            <text:p>105,9991761213</text:p>
          </table:table-cell>
        </table:table-row>
        <table:table-row table:style-name="ro1">
          <table:table-cell office:value-type="float" office:value="0.062375" calcext:value-type="float">
            <text:p>0,062375</text:p>
          </table:table-cell>
          <table:table-cell office:value-type="float" office:value="10.7925343" calcext:value-type="float">
            <text:p>10,7925343</text:p>
          </table:table-cell>
          <table:table-cell table:formula="of:=[.B999]*9.81" office:value-type="float" office:value="105.874761483" calcext:value-type="float">
            <text:p>105,874761483</text:p>
          </table:table-cell>
        </table:table-row>
        <table:table-row table:style-name="ro1">
          <table:table-cell office:value-type="float" office:value="0.0624375" calcext:value-type="float">
            <text:p>0,0624375</text:p>
          </table:table-cell>
          <table:table-cell office:value-type="float" office:value="10.78023838" calcext:value-type="float">
            <text:p>10,78023838</text:p>
          </table:table-cell>
          <table:table-cell table:formula="of:=[.B1000]*9.81" office:value-type="float" office:value="105.7541385078" calcext:value-type="float">
            <text:p>105,7541385078</text:p>
          </table:table-cell>
        </table:table-row>
        <table:table-row table:style-name="ro1">
          <table:table-cell office:value-type="float" office:value="0.0625" calcext:value-type="float">
            <text:p>0,0625</text:p>
          </table:table-cell>
          <table:table-cell office:value-type="float" office:value="10.76829635" calcext:value-type="float">
            <text:p>10,76829635</text:p>
          </table:table-cell>
          <table:table-cell table:formula="of:=[.B1001]*9.81" office:value-type="float" office:value="105.6369871935" calcext:value-type="float">
            <text:p>105,6369871935</text:p>
          </table:table-cell>
        </table:table-row>
        <table:table-row table:style-name="ro1">
          <table:table-cell office:value-type="float" office:value="0.0625625" calcext:value-type="float">
            <text:p>0,0625625</text:p>
          </table:table-cell>
          <table:table-cell office:value-type="float" office:value="10.75668068" calcext:value-type="float">
            <text:p>10,75668068</text:p>
          </table:table-cell>
          <table:table-cell table:formula="of:=[.B1002]*9.81" office:value-type="float" office:value="105.5230374708" calcext:value-type="float">
            <text:p>105,5230374708</text:p>
          </table:table-cell>
        </table:table-row>
        <table:table-row table:style-name="ro1">
          <table:table-cell office:value-type="float" office:value="0.062625" calcext:value-type="float">
            <text:p>0,062625</text:p>
          </table:table-cell>
          <table:table-cell office:value-type="float" office:value="10.745384" calcext:value-type="float">
            <text:p>10,745384</text:p>
          </table:table-cell>
          <table:table-cell table:formula="of:=[.B1003]*9.81" office:value-type="float" office:value="105.41221704" calcext:value-type="float">
            <text:p>105,41221704</text:p>
          </table:table-cell>
        </table:table-row>
        <table:table-row table:style-name="ro1">
          <table:table-cell office:value-type="float" office:value="0.0626875" calcext:value-type="float">
            <text:p>0,0626875</text:p>
          </table:table-cell>
          <table:table-cell office:value-type="float" office:value="10.73440404" calcext:value-type="float">
            <text:p>10,73440404</text:p>
          </table:table-cell>
          <table:table-cell table:formula="of:=[.B1004]*9.81" office:value-type="float" office:value="105.3045036324" calcext:value-type="float">
            <text:p>105,3045036324</text:p>
          </table:table-cell>
        </table:table-row>
        <table:table-row table:style-name="ro1">
          <table:table-cell office:value-type="float" office:value="0.06275" calcext:value-type="float">
            <text:p>0,06275</text:p>
          </table:table-cell>
          <table:table-cell office:value-type="float" office:value="10.7237385" calcext:value-type="float">
            <text:p>10,7237385</text:p>
          </table:table-cell>
          <table:table-cell table:formula="of:=[.B1005]*9.81" office:value-type="float" office:value="105.199874685" calcext:value-type="float">
            <text:p>105,199874685</text:p>
          </table:table-cell>
        </table:table-row>
        <table:table-row table:style-name="ro1">
          <table:table-cell office:value-type="float" office:value="0.0628125" calcext:value-type="float">
            <text:p>0,0628125</text:p>
          </table:table-cell>
          <table:table-cell office:value-type="float" office:value="10.71338508" calcext:value-type="float">
            <text:p>10,71338508</text:p>
          </table:table-cell>
          <table:table-cell table:formula="of:=[.B1006]*9.81" office:value-type="float" office:value="105.0983076348" calcext:value-type="float">
            <text:p>105,0983076348</text:p>
          </table:table-cell>
        </table:table-row>
        <table:table-row table:style-name="ro1">
          <table:table-cell office:value-type="float" office:value="0.062875" calcext:value-type="float">
            <text:p>0,062875</text:p>
          </table:table-cell>
          <table:table-cell office:value-type="float" office:value="10.7033415" calcext:value-type="float">
            <text:p>10,7033415</text:p>
          </table:table-cell>
          <table:table-cell table:formula="of:=[.B1007]*9.81" office:value-type="float" office:value="104.999780115" calcext:value-type="float">
            <text:p>104,999780115</text:p>
          </table:table-cell>
        </table:table-row>
        <table:table-row table:style-name="ro1">
          <table:table-cell office:value-type="float" office:value="0.0629375" calcext:value-type="float">
            <text:p>0,0629375</text:p>
          </table:table-cell>
          <table:table-cell office:value-type="float" office:value="10.69360547" calcext:value-type="float">
            <text:p>10,69360547</text:p>
          </table:table-cell>
          <table:table-cell table:formula="of:=[.B1008]*9.81" office:value-type="float" office:value="104.9042696607" calcext:value-type="float">
            <text:p>104,9042696607</text:p>
          </table:table-cell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float" office:value="10.68417469" calcext:value-type="float">
            <text:p>10,68417469</text:p>
          </table:table-cell>
          <table:table-cell table:formula="of:=[.B1009]*9.81" office:value-type="float" office:value="104.8117537089" calcext:value-type="float">
            <text:p>104,8117537089</text:p>
          </table:table-cell>
        </table:table-row>
        <table:table-row table:style-name="ro1">
          <table:table-cell office:value-type="float" office:value="0.0630625" calcext:value-type="float">
            <text:p>0,0630625</text:p>
          </table:table-cell>
          <table:table-cell office:value-type="float" office:value="10.67506165" calcext:value-type="float">
            <text:p>10,67506165</text:p>
          </table:table-cell>
          <table:table-cell table:formula="of:=[.B1010]*9.81" office:value-type="float" office:value="104.7223547865" calcext:value-type="float">
            <text:p>104,7223547865</text:p>
          </table:table-cell>
        </table:table-row>
        <table:table-row table:style-name="ro1">
          <table:table-cell office:value-type="float" office:value="0.063125" calcext:value-type="float">
            <text:p>0,063125</text:p>
          </table:table-cell>
          <table:table-cell office:value-type="float" office:value="10.66633795" calcext:value-type="float">
            <text:p>10,66633795</text:p>
          </table:table-cell>
          <table:table-cell table:formula="of:=[.B1011]*9.81" office:value-type="float" office:value="104.6367752895" calcext:value-type="float">
            <text:p>104,6367752895</text:p>
          </table:table-cell>
        </table:table-row>
        <table:table-row table:style-name="ro1">
          <table:table-cell office:value-type="float" office:value="0.0631875" calcext:value-type="float">
            <text:p>0,0631875</text:p>
          </table:table-cell>
          <table:table-cell office:value-type="float" office:value="10.65808997" calcext:value-type="float">
            <text:p>10,65808997</text:p>
          </table:table-cell>
          <table:table-cell table:formula="of:=[.B1012]*9.81" office:value-type="float" office:value="104.5558626057" calcext:value-type="float">
            <text:p>104,5558626057</text:p>
          </table:table-cell>
        </table:table-row>
        <table:table-row table:style-name="ro1">
          <table:table-cell office:value-type="float" office:value="0.06325" calcext:value-type="float">
            <text:p>0,06325</text:p>
          </table:table-cell>
          <table:table-cell office:value-type="float" office:value="10.65040409" calcext:value-type="float">
            <text:p>10,65040409</text:p>
          </table:table-cell>
          <table:table-cell table:formula="of:=[.B1013]*9.81" office:value-type="float" office:value="104.4804641229" calcext:value-type="float">
            <text:p>104,4804641229</text:p>
          </table:table-cell>
        </table:table-row>
        <table:table-row table:style-name="ro1">
          <table:table-cell office:value-type="float" office:value="0.0633125" calcext:value-type="float">
            <text:p>0,0633125</text:p>
          </table:table-cell>
          <table:table-cell office:value-type="float" office:value="10.64336669" calcext:value-type="float">
            <text:p>10,64336669</text:p>
          </table:table-cell>
          <table:table-cell table:formula="of:=[.B1014]*9.81" office:value-type="float" office:value="104.4114272289" calcext:value-type="float">
            <text:p>104,4114272289</text:p>
          </table:table-cell>
        </table:table-row>
        <table:table-row table:style-name="ro1">
          <table:table-cell office:value-type="float" office:value="0.063375" calcext:value-type="float">
            <text:p>0,063375</text:p>
          </table:table-cell>
          <table:table-cell office:value-type="float" office:value="10.63706415" calcext:value-type="float">
            <text:p>10,63706415</text:p>
          </table:table-cell>
          <table:table-cell table:formula="of:=[.B1015]*9.81" office:value-type="float" office:value="104.3495993115" calcext:value-type="float">
            <text:p>104,3495993115</text:p>
          </table:table-cell>
        </table:table-row>
        <table:table-row table:style-name="ro1">
          <table:table-cell office:value-type="float" office:value="0.0634375" calcext:value-type="float">
            <text:p>0,0634375</text:p>
          </table:table-cell>
          <table:table-cell office:value-type="float" office:value="10.63158286" calcext:value-type="float">
            <text:p>10,63158286</text:p>
          </table:table-cell>
          <table:table-cell table:formula="of:=[.B1016]*9.81" office:value-type="float" office:value="104.2958278566" calcext:value-type="float">
            <text:p>104,2958278566</text:p>
          </table:table-cell>
        </table:table-row>
        <table:table-row table:style-name="ro1">
          <table:table-cell office:value-type="float" office:value="0.0635" calcext:value-type="float">
            <text:p>0,0635</text:p>
          </table:table-cell>
          <table:table-cell office:value-type="float" office:value="10.62700918" calcext:value-type="float">
            <text:p>10,62700918</text:p>
          </table:table-cell>
          <table:table-cell table:formula="of:=[.B1017]*9.81" office:value-type="float" office:value="104.2509600558" calcext:value-type="float">
            <text:p>104,2509600558</text:p>
          </table:table-cell>
        </table:table-row>
        <table:table-row table:style-name="ro1">
          <table:table-cell office:value-type="float" office:value="0.0635625" calcext:value-type="float">
            <text:p>0,0635625</text:p>
          </table:table-cell>
          <table:table-cell office:value-type="float" office:value="10.62341901" calcext:value-type="float">
            <text:p>10,62341901</text:p>
          </table:table-cell>
          <table:table-cell table:formula="of:=[.B1018]*9.81" office:value-type="float" office:value="104.2157404881" calcext:value-type="float">
            <text:p>104,2157404881</text:p>
          </table:table-cell>
        </table:table-row>
        <table:table-row table:style-name="ro1">
          <table:table-cell office:value-type="float" office:value="0.063625" calcext:value-type="float">
            <text:p>0,063625</text:p>
          </table:table-cell>
          <table:table-cell office:value-type="float" office:value="10.62084622" calcext:value-type="float">
            <text:p>10,62084622</text:p>
          </table:table-cell>
          <table:table-cell table:formula="of:=[.B1019]*9.81" office:value-type="float" office:value="104.1905014182" calcext:value-type="float">
            <text:p>104,1905014182</text:p>
          </table:table-cell>
        </table:table-row>
        <table:table-row table:style-name="ro1">
          <table:table-cell office:value-type="float" office:value="0.0636875" calcext:value-type="float">
            <text:p>0,0636875</text:p>
          </table:table-cell>
          <table:table-cell office:value-type="float" office:value="10.61931421" calcext:value-type="float">
            <text:p>10,61931421</text:p>
          </table:table-cell>
          <table:table-cell table:formula="of:=[.B1020]*9.81" office:value-type="float" office:value="104.1754724001" calcext:value-type="float">
            <text:p>104,1754724001</text:p>
          </table:table-cell>
        </table:table-row>
        <table:table-row table:style-name="ro1">
          <table:table-cell office:value-type="float" office:value="0.06375" calcext:value-type="float">
            <text:p>0,06375</text:p>
          </table:table-cell>
          <table:table-cell office:value-type="float" office:value="10.61884637" calcext:value-type="float">
            <text:p>10,61884637</text:p>
          </table:table-cell>
          <table:table-cell table:formula="of:=[.B1021]*9.81" office:value-type="float" office:value="104.1708828897" calcext:value-type="float">
            <text:p>104,1708828897</text:p>
          </table:table-cell>
        </table:table-row>
        <table:table-row table:style-name="ro1">
          <table:table-cell office:value-type="float" office:value="0.0638125" calcext:value-type="float">
            <text:p>0,0638125</text:p>
          </table:table-cell>
          <table:table-cell office:value-type="float" office:value="10.61946607" calcext:value-type="float">
            <text:p>10,61946607</text:p>
          </table:table-cell>
          <table:table-cell table:formula="of:=[.B1022]*9.81" office:value-type="float" office:value="104.1769621467" calcext:value-type="float">
            <text:p>104,1769621467</text:p>
          </table:table-cell>
        </table:table-row>
        <table:table-row table:style-name="ro1">
          <table:table-cell office:value-type="float" office:value="0.063875" calcext:value-type="float">
            <text:p>0,063875</text:p>
          </table:table-cell>
          <table:table-cell office:value-type="float" office:value="10.62119672" calcext:value-type="float">
            <text:p>10,62119672</text:p>
          </table:table-cell>
          <table:table-cell table:formula="of:=[.B1023]*9.81" office:value-type="float" office:value="104.1939398232" calcext:value-type="float">
            <text:p>104,1939398232</text:p>
          </table:table-cell>
        </table:table-row>
        <table:table-row table:style-name="ro1">
          <table:table-cell office:value-type="float" office:value="0.0639375" calcext:value-type="float">
            <text:p>0,0639375</text:p>
          </table:table-cell>
          <table:table-cell office:value-type="float" office:value="10.62406169" calcext:value-type="float">
            <text:p>10,62406169</text:p>
          </table:table-cell>
          <table:table-cell table:formula="of:=[.B1024]*9.81" office:value-type="float" office:value="104.2220451789" calcext:value-type="float">
            <text:p>104,2220451789</text:p>
          </table:table-cell>
        </table:table-row>
        <table:table-row table:style-name="ro1">
          <table:table-cell office:value-type="float" office:value="0.064" calcext:value-type="float">
            <text:p>0,064</text:p>
          </table:table-cell>
          <table:table-cell office:value-type="float" office:value="10.62808438" calcext:value-type="float">
            <text:p>10,62808438</text:p>
          </table:table-cell>
          <table:table-cell table:formula="of:=[.B1025]*9.81" office:value-type="float" office:value="104.2615077678" calcext:value-type="float">
            <text:p>104,2615077678</text:p>
          </table:table-cell>
        </table:table-row>
        <table:table-row table:style-name="ro1">
          <table:table-cell office:value-type="float" office:value="0.0640625" calcext:value-type="float">
            <text:p>0,0640625</text:p>
          </table:table-cell>
          <table:table-cell office:value-type="float" office:value="10.63326788" calcext:value-type="float">
            <text:p>10,63326788</text:p>
          </table:table-cell>
          <table:table-cell table:formula="of:=[.B1026]*9.81" office:value-type="float" office:value="104.3123579028" calcext:value-type="float">
            <text:p>104,3123579028</text:p>
          </table:table-cell>
        </table:table-row>
        <table:table-row table:style-name="ro1">
          <table:table-cell office:value-type="float" office:value="0.064125" calcext:value-type="float">
            <text:p>0,064125</text:p>
          </table:table-cell>
          <table:table-cell office:value-type="float" office:value="10.63953412" calcext:value-type="float">
            <text:p>10,63953412</text:p>
          </table:table-cell>
          <table:table-cell table:formula="of:=[.B1027]*9.81" office:value-type="float" office:value="104.3738297172" calcext:value-type="float">
            <text:p>104,3738297172</text:p>
          </table:table-cell>
        </table:table-row>
        <table:table-row table:style-name="ro1">
          <table:table-cell office:value-type="float" office:value="0.0641875" calcext:value-type="float">
            <text:p>0,0641875</text:p>
          </table:table-cell>
          <table:table-cell office:value-type="float" office:value="10.64678473" calcext:value-type="float">
            <text:p>10,64678473</text:p>
          </table:table-cell>
          <table:table-cell table:formula="of:=[.B1028]*9.81" office:value-type="float" office:value="104.4449582013" calcext:value-type="float">
            <text:p>104,4449582013</text:p>
          </table:table-cell>
        </table:table-row>
        <table:table-row table:style-name="ro1">
          <table:table-cell office:value-type="float" office:value="0.06425" calcext:value-type="float">
            <text:p>0,06425</text:p>
          </table:table-cell>
          <table:table-cell office:value-type="float" office:value="10.65492135" calcext:value-type="float">
            <text:p>10,65492135</text:p>
          </table:table-cell>
          <table:table-cell table:formula="of:=[.B1029]*9.81" office:value-type="float" office:value="104.5247784435" calcext:value-type="float">
            <text:p>104,5247784435</text:p>
          </table:table-cell>
        </table:table-row>
        <table:table-row table:style-name="ro1">
          <table:table-cell office:value-type="float" office:value="0.0643125" calcext:value-type="float">
            <text:p>0,0643125</text:p>
          </table:table-cell>
          <table:table-cell office:value-type="float" office:value="10.6638456" calcext:value-type="float">
            <text:p>10,6638456</text:p>
          </table:table-cell>
          <table:table-cell table:formula="of:=[.B1030]*9.81" office:value-type="float" office:value="104.612325336" calcext:value-type="float">
            <text:p>104,612325336</text:p>
          </table:table-cell>
        </table:table-row>
        <table:table-row table:style-name="ro1">
          <table:table-cell office:value-type="float" office:value="0.064375" calcext:value-type="float">
            <text:p>0,064375</text:p>
          </table:table-cell>
          <table:table-cell office:value-type="float" office:value="10.67345913" calcext:value-type="float">
            <text:p>10,67345913</text:p>
          </table:table-cell>
          <table:table-cell table:formula="of:=[.B1031]*9.81" office:value-type="float" office:value="104.7066340653" calcext:value-type="float">
            <text:p>104,7066340653</text:p>
          </table:table-cell>
        </table:table-row>
        <table:table-row table:style-name="ro1">
          <table:table-cell office:value-type="float" office:value="0.0644375" calcext:value-type="float">
            <text:p>0,0644375</text:p>
          </table:table-cell>
          <table:table-cell office:value-type="float" office:value="10.68366357" calcext:value-type="float">
            <text:p>10,68366357</text:p>
          </table:table-cell>
          <table:table-cell table:formula="of:=[.B1032]*9.81" office:value-type="float" office:value="104.8067396217" calcext:value-type="float">
            <text:p>104,8067396217</text:p>
          </table:table-cell>
        </table:table-row>
        <table:table-row table:style-name="ro1">
          <table:table-cell office:value-type="float" office:value="0.0645" calcext:value-type="float">
            <text:p>0,0645</text:p>
          </table:table-cell>
          <table:table-cell office:value-type="float" office:value="10.69436056" calcext:value-type="float">
            <text:p>10,69436056</text:p>
          </table:table-cell>
          <table:table-cell table:formula="of:=[.B1033]*9.81" office:value-type="float" office:value="104.9116770936" calcext:value-type="float">
            <text:p>104,9116770936</text:p>
          </table:table-cell>
        </table:table-row>
        <table:table-row table:style-name="ro1">
          <table:table-cell office:value-type="float" office:value="0.0645625" calcext:value-type="float">
            <text:p>0,0645625</text:p>
          </table:table-cell>
          <table:table-cell office:value-type="float" office:value="10.7054562" calcext:value-type="float">
            <text:p>10,7054562</text:p>
          </table:table-cell>
          <table:table-cell table:formula="of:=[.B1034]*9.81" office:value-type="float" office:value="105.020525322" calcext:value-type="float">
            <text:p>105,020525322</text:p>
          </table:table-cell>
        </table:table-row>
        <table:table-row table:style-name="ro1">
          <table:table-cell office:value-type="float" office:value="0.064625" calcext:value-type="float">
            <text:p>0,064625</text:p>
          </table:table-cell>
          <table:table-cell office:value-type="float" office:value="10.71687459" calcext:value-type="float">
            <text:p>10,71687459</text:p>
          </table:table-cell>
          <table:table-cell table:formula="of:=[.B1035]*9.81" office:value-type="float" office:value="105.1325397279" calcext:value-type="float">
            <text:p>105,1325397279</text:p>
          </table:table-cell>
        </table:table-row>
        <table:table-row table:style-name="ro1">
          <table:table-cell office:value-type="float" office:value="0.0646875" calcext:value-type="float">
            <text:p>0,0646875</text:p>
          </table:table-cell>
          <table:table-cell office:value-type="float" office:value="10.72854427" calcext:value-type="float">
            <text:p>10,72854427</text:p>
          </table:table-cell>
          <table:table-cell table:formula="of:=[.B1036]*9.81" office:value-type="float" office:value="105.2470192887" calcext:value-type="float">
            <text:p>105,2470192887</text:p>
          </table:table-cell>
        </table:table-row>
        <table:table-row table:style-name="ro1">
          <table:table-cell office:value-type="float" office:value="0.06475" calcext:value-type="float">
            <text:p>0,06475</text:p>
          </table:table-cell>
          <table:table-cell office:value-type="float" office:value="10.7403938" calcext:value-type="float">
            <text:p>10,7403938</text:p>
          </table:table-cell>
          <table:table-cell table:formula="of:=[.B1037]*9.81" office:value-type="float" office:value="105.363263178" calcext:value-type="float">
            <text:p>105,363263178</text:p>
          </table:table-cell>
        </table:table-row>
        <table:table-row table:style-name="ro1">
          <table:table-cell office:value-type="float" office:value="0.0648125" calcext:value-type="float">
            <text:p>0,0648125</text:p>
          </table:table-cell>
          <table:table-cell office:value-type="float" office:value="10.75235174" calcext:value-type="float">
            <text:p>10,75235174</text:p>
          </table:table-cell>
          <table:table-cell table:formula="of:=[.B1038]*9.81" office:value-type="float" office:value="105.4805705694" calcext:value-type="float">
            <text:p>105,4805705694</text:p>
          </table:table-cell>
        </table:table-row>
        <table:table-row table:style-name="ro1">
          <table:table-cell office:value-type="float" office:value="0.064875" calcext:value-type="float">
            <text:p>0,064875</text:p>
          </table:table-cell>
          <table:table-cell office:value-type="float" office:value="10.76434665" calcext:value-type="float">
            <text:p>10,76434665</text:p>
          </table:table-cell>
          <table:table-cell table:formula="of:=[.B1039]*9.81" office:value-type="float" office:value="105.5982406365" calcext:value-type="float">
            <text:p>105,5982406365</text:p>
          </table:table-cell>
        </table:table-row>
        <table:table-row table:style-name="ro1">
          <table:table-cell office:value-type="float" office:value="0.0649375" calcext:value-type="float">
            <text:p>0,0649375</text:p>
          </table:table-cell>
          <table:table-cell office:value-type="float" office:value="10.77630709" calcext:value-type="float">
            <text:p>10,77630709</text:p>
          </table:table-cell>
          <table:table-cell table:formula="of:=[.B1040]*9.81" office:value-type="float" office:value="105.7155725529" calcext:value-type="float">
            <text:p>105,7155725529</text:p>
          </table:table-cell>
        </table:table-row>
        <table:table-row table:style-name="ro1">
          <table:table-cell office:value-type="float" office:value="0.065" calcext:value-type="float">
            <text:p>0,065</text:p>
          </table:table-cell>
          <table:table-cell office:value-type="float" office:value="10.78816162" calcext:value-type="float">
            <text:p>10,78816162</text:p>
          </table:table-cell>
          <table:table-cell table:formula="of:=[.B1041]*9.81" office:value-type="float" office:value="105.8318654922" calcext:value-type="float">
            <text:p>105,8318654922</text:p>
          </table:table-cell>
        </table:table-row>
        <table:table-row table:style-name="ro1">
          <table:table-cell office:value-type="float" office:value="0.0650625" calcext:value-type="float">
            <text:p>0,0650625</text:p>
          </table:table-cell>
          <table:table-cell office:value-type="float" office:value="10.79985161" calcext:value-type="float">
            <text:p>10,79985161</text:p>
          </table:table-cell>
          <table:table-cell table:formula="of:=[.B1042]*9.81" office:value-type="float" office:value="105.9465442941" calcext:value-type="float">
            <text:p>105,9465442941</text:p>
          </table:table-cell>
        </table:table-row>
        <table:table-row table:style-name="ro1">
          <table:table-cell office:value-type="float" office:value="0.065125" calcext:value-type="float">
            <text:p>0,065125</text:p>
          </table:table-cell>
          <table:table-cell office:value-type="float" office:value="10.81136976" calcext:value-type="float">
            <text:p>10,81136976</text:p>
          </table:table-cell>
          <table:table-cell table:formula="of:=[.B1043]*9.81" office:value-type="float" office:value="106.0595373456" calcext:value-type="float">
            <text:p>106,0595373456</text:p>
          </table:table-cell>
        </table:table-row>
        <table:table-row table:style-name="ro1">
          <table:table-cell office:value-type="float" office:value="0.0651875" calcext:value-type="float">
            <text:p>0,0651875</text:p>
          </table:table-cell>
          <table:table-cell office:value-type="float" office:value="10.82272155" calcext:value-type="float">
            <text:p>10,82272155</text:p>
          </table:table-cell>
          <table:table-cell table:formula="of:=[.B1044]*9.81" office:value-type="float" office:value="106.1708984055" calcext:value-type="float">
            <text:p>106,1708984055</text:p>
          </table:table-cell>
        </table:table-row>
        <table:table-row table:style-name="ro1">
          <table:table-cell office:value-type="float" office:value="0.06525" calcext:value-type="float">
            <text:p>0,06525</text:p>
          </table:table-cell>
          <table:table-cell office:value-type="float" office:value="10.83391249" calcext:value-type="float">
            <text:p>10,83391249</text:p>
          </table:table-cell>
          <table:table-cell table:formula="of:=[.B1045]*9.81" office:value-type="float" office:value="106.2806815269" calcext:value-type="float">
            <text:p>106,2806815269</text:p>
          </table:table-cell>
        </table:table-row>
        <table:table-row table:style-name="ro1">
          <table:table-cell office:value-type="float" office:value="0.0653125" calcext:value-type="float">
            <text:p>0,0653125</text:p>
          </table:table-cell>
          <table:table-cell office:value-type="float" office:value="10.84494808" calcext:value-type="float">
            <text:p>10,84494808</text:p>
          </table:table-cell>
          <table:table-cell table:formula="of:=[.B1046]*9.81" office:value-type="float" office:value="106.3889406648" calcext:value-type="float">
            <text:p>106,3889406648</text:p>
          </table:table-cell>
        </table:table-row>
        <table:table-row table:style-name="ro1">
          <table:table-cell office:value-type="float" office:value="0.065375" calcext:value-type="float">
            <text:p>0,065375</text:p>
          </table:table-cell>
          <table:table-cell office:value-type="float" office:value="10.85583383" calcext:value-type="float">
            <text:p>10,85583383</text:p>
          </table:table-cell>
          <table:table-cell table:formula="of:=[.B1047]*9.81" office:value-type="float" office:value="106.4957298723" calcext:value-type="float">
            <text:p>106,4957298723</text:p>
          </table:table-cell>
        </table:table-row>
        <table:table-row table:style-name="ro1">
          <table:table-cell office:value-type="float" office:value="0.0654375" calcext:value-type="float">
            <text:p>0,0654375</text:p>
          </table:table-cell>
          <table:table-cell office:value-type="float" office:value="10.86657524" calcext:value-type="float">
            <text:p>10,86657524</text:p>
          </table:table-cell>
          <table:table-cell table:formula="of:=[.B1048]*9.81" office:value-type="float" office:value="106.6011031044" calcext:value-type="float">
            <text:p>106,6011031044</text:p>
          </table:table-cell>
        </table:table-row>
        <table:table-row table:style-name="ro1">
          <table:table-cell office:value-type="float" office:value="0.0655" calcext:value-type="float">
            <text:p>0,0655</text:p>
          </table:table-cell>
          <table:table-cell office:value-type="float" office:value="10.8771778" calcext:value-type="float">
            <text:p>10,8771778</text:p>
          </table:table-cell>
          <table:table-cell table:formula="of:=[.B1049]*9.81" office:value-type="float" office:value="106.705114218" calcext:value-type="float">
            <text:p>106,705114218</text:p>
          </table:table-cell>
        </table:table-row>
        <table:table-row table:style-name="ro1">
          <table:table-cell office:value-type="float" office:value="0.0655625" calcext:value-type="float">
            <text:p>0,0655625</text:p>
          </table:table-cell>
          <table:table-cell office:value-type="float" office:value="10.88764913" calcext:value-type="float">
            <text:p>10,88764913</text:p>
          </table:table-cell>
          <table:table-cell table:formula="of:=[.B1050]*9.81" office:value-type="float" office:value="106.8078379653" calcext:value-type="float">
            <text:p>106,8078379653</text:p>
          </table:table-cell>
        </table:table-row>
        <table:table-row table:style-name="ro1">
          <table:table-cell office:value-type="float" office:value="0.065625" calcext:value-type="float">
            <text:p>0,065625</text:p>
          </table:table-cell>
          <table:table-cell office:value-type="float" office:value="10.8980052" calcext:value-type="float">
            <text:p>10,8980052</text:p>
          </table:table-cell>
          <table:table-cell table:formula="of:=[.B1051]*9.81" office:value-type="float" office:value="106.909431012" calcext:value-type="float">
            <text:p>106,909431012</text:p>
          </table:table-cell>
        </table:table-row>
        <table:table-row table:style-name="ro1">
          <table:table-cell office:value-type="float" office:value="0.0656875" calcext:value-type="float">
            <text:p>0,0656875</text:p>
          </table:table-cell>
          <table:table-cell office:value-type="float" office:value="10.90826412" calcext:value-type="float">
            <text:p>10,90826412</text:p>
          </table:table-cell>
          <table:table-cell table:formula="of:=[.B1052]*9.81" office:value-type="float" office:value="107.0100710172" calcext:value-type="float">
            <text:p>107,0100710172</text:p>
          </table:table-cell>
        </table:table-row>
        <table:table-row table:style-name="ro1">
          <table:table-cell office:value-type="float" office:value="0.06575" calcext:value-type="float">
            <text:p>0,06575</text:p>
          </table:table-cell>
          <table:table-cell office:value-type="float" office:value="10.91844397" calcext:value-type="float">
            <text:p>10,91844397</text:p>
          </table:table-cell>
          <table:table-cell table:formula="of:=[.B1053]*9.81" office:value-type="float" office:value="107.1099353457" calcext:value-type="float">
            <text:p>107,1099353457</text:p>
          </table:table-cell>
        </table:table-row>
        <table:table-row table:style-name="ro1">
          <table:table-cell office:value-type="float" office:value="0.0658125" calcext:value-type="float">
            <text:p>0,0658125</text:p>
          </table:table-cell>
          <table:table-cell office:value-type="float" office:value="10.92856285" calcext:value-type="float">
            <text:p>10,92856285</text:p>
          </table:table-cell>
          <table:table-cell table:formula="of:=[.B1054]*9.81" office:value-type="float" office:value="107.2092015585" calcext:value-type="float">
            <text:p>107,2092015585</text:p>
          </table:table-cell>
        </table:table-row>
        <table:table-row table:style-name="ro1">
          <table:table-cell office:value-type="float" office:value="0.065875" calcext:value-type="float">
            <text:p>0,065875</text:p>
          </table:table-cell>
          <table:table-cell office:value-type="float" office:value="10.93863884" calcext:value-type="float">
            <text:p>10,93863884</text:p>
          </table:table-cell>
          <table:table-cell table:formula="of:=[.B1055]*9.81" office:value-type="float" office:value="107.3080470204" calcext:value-type="float">
            <text:p>107,3080470204</text:p>
          </table:table-cell>
        </table:table-row>
        <table:table-row table:style-name="ro1">
          <table:table-cell office:value-type="float" office:value="0.0659375" calcext:value-type="float">
            <text:p>0,0659375</text:p>
          </table:table-cell>
          <table:table-cell office:value-type="float" office:value="10.94869005" calcext:value-type="float">
            <text:p>10,94869005</text:p>
          </table:table-cell>
          <table:table-cell table:formula="of:=[.B1056]*9.81" office:value-type="float" office:value="107.4066493905" calcext:value-type="float">
            <text:p>107,4066493905</text:p>
          </table:table-cell>
        </table:table-row>
        <table:table-row table:style-name="ro1">
          <table:table-cell office:value-type="float" office:value="0.066" calcext:value-type="float">
            <text:p>0,066</text:p>
          </table:table-cell>
          <table:table-cell office:value-type="float" office:value="10.95873455" calcext:value-type="float">
            <text:p>10,95873455</text:p>
          </table:table-cell>
          <table:table-cell table:formula="of:=[.B1057]*9.81" office:value-type="float" office:value="107.5051859355" calcext:value-type="float">
            <text:p>107,5051859355</text:p>
          </table:table-cell>
        </table:table-row>
        <table:table-row table:style-name="ro1">
          <table:table-cell office:value-type="float" office:value="0.0660625" calcext:value-type="float">
            <text:p>0,0660625</text:p>
          </table:table-cell>
          <table:table-cell office:value-type="float" office:value="10.9687896" calcext:value-type="float">
            <text:p>10,9687896</text:p>
          </table:table-cell>
          <table:table-cell table:formula="of:=[.B1058]*9.81" office:value-type="float" office:value="107.603825976" calcext:value-type="float">
            <text:p>107,603825976</text:p>
          </table:table-cell>
        </table:table-row>
        <table:table-row table:style-name="ro1">
          <table:table-cell office:value-type="float" office:value="0.066125" calcext:value-type="float">
            <text:p>0,066125</text:p>
          </table:table-cell>
          <table:table-cell office:value-type="float" office:value="10.9788691" calcext:value-type="float">
            <text:p>10,9788691</text:p>
          </table:table-cell>
          <table:table-cell table:formula="of:=[.B1059]*9.81" office:value-type="float" office:value="107.702705871" calcext:value-type="float">
            <text:p>107,702705871</text:p>
          </table:table-cell>
        </table:table-row>
        <table:table-row table:style-name="ro1">
          <table:table-cell office:value-type="float" office:value="0.0661875" calcext:value-type="float">
            <text:p>0,0661875</text:p>
          </table:table-cell>
          <table:table-cell office:value-type="float" office:value="10.98898607" calcext:value-type="float">
            <text:p>10,98898607</text:p>
          </table:table-cell>
          <table:table-cell table:formula="of:=[.B1060]*9.81" office:value-type="float" office:value="107.8019533467" calcext:value-type="float">
            <text:p>107,8019533467</text:p>
          </table:table-cell>
        </table:table-row>
        <table:table-row table:style-name="ro1">
          <table:table-cell office:value-type="float" office:value="0.06625" calcext:value-type="float">
            <text:p>0,06625</text:p>
          </table:table-cell>
          <table:table-cell office:value-type="float" office:value="10.99915358" calcext:value-type="float">
            <text:p>10,99915358</text:p>
          </table:table-cell>
          <table:table-cell table:formula="of:=[.B1061]*9.81" office:value-type="float" office:value="107.9016966198" calcext:value-type="float">
            <text:p>107,9016966198</text:p>
          </table:table-cell>
        </table:table-row>
        <table:table-row table:style-name="ro1">
          <table:table-cell office:value-type="float" office:value="0.0663125" calcext:value-type="float">
            <text:p>0,0663125</text:p>
          </table:table-cell>
          <table:table-cell office:value-type="float" office:value="11.00938466" calcext:value-type="float">
            <text:p>11,00938466</text:p>
          </table:table-cell>
          <table:table-cell table:formula="of:=[.B1062]*9.81" office:value-type="float" office:value="108.0020635146" calcext:value-type="float">
            <text:p>108,0020635146</text:p>
          </table:table-cell>
        </table:table-row>
        <table:table-row table:style-name="ro1">
          <table:table-cell office:value-type="float" office:value="0.066375" calcext:value-type="float">
            <text:p>0,066375</text:p>
          </table:table-cell>
          <table:table-cell office:value-type="float" office:value="11.01969236" calcext:value-type="float">
            <text:p>11,01969236</text:p>
          </table:table-cell>
          <table:table-cell table:formula="of:=[.B1063]*9.81" office:value-type="float" office:value="108.1031820516" calcext:value-type="float">
            <text:p>108,1031820516</text:p>
          </table:table-cell>
        </table:table-row>
        <table:table-row table:style-name="ro1">
          <table:table-cell office:value-type="float" office:value="0.0664375" calcext:value-type="float">
            <text:p>0,0664375</text:p>
          </table:table-cell>
          <table:table-cell office:value-type="float" office:value="11.03008973" calcext:value-type="float">
            <text:p>11,03008973</text:p>
          </table:table-cell>
          <table:table-cell table:formula="of:=[.B1064]*9.81" office:value-type="float" office:value="108.2051802513" calcext:value-type="float">
            <text:p>108,2051802513</text:p>
          </table:table-cell>
        </table:table-row>
        <table:table-row table:style-name="ro1">
          <table:table-cell office:value-type="float" office:value="0.0665" calcext:value-type="float">
            <text:p>0,0665</text:p>
          </table:table-cell>
          <table:table-cell office:value-type="float" office:value="11.04058981" calcext:value-type="float">
            <text:p>11,04058981</text:p>
          </table:table-cell>
          <table:table-cell table:formula="of:=[.B1065]*9.81" office:value-type="float" office:value="108.3081860361" calcext:value-type="float">
            <text:p>108,3081860361</text:p>
          </table:table-cell>
        </table:table-row>
        <table:table-row table:style-name="ro1">
          <table:table-cell office:value-type="float" office:value="0.0665625" calcext:value-type="float">
            <text:p>0,0665625</text:p>
          </table:table-cell>
          <table:table-cell office:value-type="float" office:value="11.05120673" calcext:value-type="float">
            <text:p>11,05120673</text:p>
          </table:table-cell>
          <table:table-cell table:formula="of:=[.B1066]*9.81" office:value-type="float" office:value="108.4123380213" calcext:value-type="float">
            <text:p>108,4123380213</text:p>
          </table:table-cell>
        </table:table-row>
        <table:table-row table:style-name="ro1">
          <table:table-cell office:value-type="float" office:value="0.066625" calcext:value-type="float">
            <text:p>0,066625</text:p>
          </table:table-cell>
          <table:table-cell office:value-type="float" office:value="11.06195889" calcext:value-type="float">
            <text:p>11,06195889</text:p>
          </table:table-cell>
          <table:table-cell table:formula="of:=[.B1067]*9.81" office:value-type="float" office:value="108.5178167109" calcext:value-type="float">
            <text:p>108,5178167109</text:p>
          </table:table-cell>
        </table:table-row>
        <table:table-row table:style-name="ro1">
          <table:table-cell office:value-type="float" office:value="0.0666875" calcext:value-type="float">
            <text:p>0,0666875</text:p>
          </table:table-cell>
          <table:table-cell office:value-type="float" office:value="11.07286579" calcext:value-type="float">
            <text:p>11,07286579</text:p>
          </table:table-cell>
          <table:table-cell table:formula="of:=[.B1068]*9.81" office:value-type="float" office:value="108.6248133999" calcext:value-type="float">
            <text:p>108,6248133999</text:p>
          </table:table-cell>
        </table:table-row>
        <table:table-row table:style-name="ro1">
          <table:table-cell office:value-type="float" office:value="0.06675" calcext:value-type="float">
            <text:p>0,06675</text:p>
          </table:table-cell>
          <table:table-cell office:value-type="float" office:value="11.0839469" calcext:value-type="float">
            <text:p>11,0839469</text:p>
          </table:table-cell>
          <table:table-cell table:formula="of:=[.B1069]*9.81" office:value-type="float" office:value="108.733519089" calcext:value-type="float">
            <text:p>108,733519089</text:p>
          </table:table-cell>
        </table:table-row>
        <table:table-row table:style-name="ro1">
          <table:table-cell office:value-type="float" office:value="0.0668125" calcext:value-type="float">
            <text:p>0,0668125</text:p>
          </table:table-cell>
          <table:table-cell office:value-type="float" office:value="11.09522171" calcext:value-type="float">
            <text:p>11,09522171</text:p>
          </table:table-cell>
          <table:table-cell table:formula="of:=[.B1070]*9.81" office:value-type="float" office:value="108.8441249751" calcext:value-type="float">
            <text:p>108,8441249751</text:p>
          </table:table-cell>
        </table:table-row>
        <table:table-row table:style-name="ro1">
          <table:table-cell office:value-type="float" office:value="0.066875" calcext:value-type="float">
            <text:p>0,066875</text:p>
          </table:table-cell>
          <table:table-cell office:value-type="float" office:value="11.1067097" calcext:value-type="float">
            <text:p>11,1067097</text:p>
          </table:table-cell>
          <table:table-cell table:formula="of:=[.B1071]*9.81" office:value-type="float" office:value="108.956822157" calcext:value-type="float">
            <text:p>108,956822157</text:p>
          </table:table-cell>
        </table:table-row>
        <table:table-row table:style-name="ro1">
          <table:table-cell office:value-type="float" office:value="0.0669375" calcext:value-type="float">
            <text:p>0,0669375</text:p>
          </table:table-cell>
          <table:table-cell office:value-type="float" office:value="11.11843037" calcext:value-type="float">
            <text:p>11,11843037</text:p>
          </table:table-cell>
          <table:table-cell table:formula="of:=[.B1072]*9.81" office:value-type="float" office:value="109.0718019297" calcext:value-type="float">
            <text:p>109,0718019297</text:p>
          </table:table-cell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11.1304032" calcext:value-type="float">
            <text:p>11,1304032</text:p>
          </table:table-cell>
          <table:table-cell table:formula="of:=[.B1073]*9.81" office:value-type="float" office:value="109.189255392" calcext:value-type="float">
            <text:p>109,189255392</text:p>
          </table:table-cell>
        </table:table-row>
        <table:table-row table:style-name="ro1">
          <table:table-cell office:value-type="float" office:value="0.0670625" calcext:value-type="float">
            <text:p>0,0670625</text:p>
          </table:table-cell>
          <table:table-cell office:value-type="float" office:value="11.1426463" calcext:value-type="float">
            <text:p>11,1426463</text:p>
          </table:table-cell>
          <table:table-cell table:formula="of:=[.B1074]*9.81" office:value-type="float" office:value="109.309360203" calcext:value-type="float">
            <text:p>109,309360203</text:p>
          </table:table-cell>
        </table:table-row>
        <table:table-row table:style-name="ro1">
          <table:table-cell office:value-type="float" office:value="0.067125" calcext:value-type="float">
            <text:p>0,067125</text:p>
          </table:table-cell>
          <table:table-cell office:value-type="float" office:value="11.15517233" calcext:value-type="float">
            <text:p>11,15517233</text:p>
          </table:table-cell>
          <table:table-cell table:formula="of:=[.B1075]*9.81" office:value-type="float" office:value="109.4322405573" calcext:value-type="float">
            <text:p>109,4322405573</text:p>
          </table:table-cell>
        </table:table-row>
        <table:table-row table:style-name="ro1">
          <table:table-cell office:value-type="float" office:value="0.0671875" calcext:value-type="float">
            <text:p>0,0671875</text:p>
          </table:table-cell>
          <table:table-cell office:value-type="float" office:value="11.16799258" calcext:value-type="float">
            <text:p>11,16799258</text:p>
          </table:table-cell>
          <table:table-cell table:formula="of:=[.B1076]*9.81" office:value-type="float" office:value="109.5580072098" calcext:value-type="float">
            <text:p>109,5580072098</text:p>
          </table:table-cell>
        </table:table-row>
        <table:table-row table:style-name="ro1">
          <table:table-cell office:value-type="float" office:value="0.06725" calcext:value-type="float">
            <text:p>0,06725</text:p>
          </table:table-cell>
          <table:table-cell office:value-type="float" office:value="11.18111832" calcext:value-type="float">
            <text:p>11,18111832</text:p>
          </table:table-cell>
          <table:table-cell table:formula="of:=[.B1077]*9.81" office:value-type="float" office:value="109.6867707192" calcext:value-type="float">
            <text:p>109,6867707192</text:p>
          </table:table-cell>
        </table:table-row>
        <table:table-row table:style-name="ro1">
          <table:table-cell office:value-type="float" office:value="0.0673125" calcext:value-type="float">
            <text:p>0,0673125</text:p>
          </table:table-cell>
          <table:table-cell office:value-type="float" office:value="11.19456085" calcext:value-type="float">
            <text:p>11,19456085</text:p>
          </table:table-cell>
          <table:table-cell table:formula="of:=[.B1078]*9.81" office:value-type="float" office:value="109.8186419385" calcext:value-type="float">
            <text:p>109,8186419385</text:p>
          </table:table-cell>
        </table:table-row>
        <table:table-row table:style-name="ro1">
          <table:table-cell office:value-type="float" office:value="0.067375" calcext:value-type="float">
            <text:p>0,067375</text:p>
          </table:table-cell>
          <table:table-cell office:value-type="float" office:value="11.20833145" calcext:value-type="float">
            <text:p>11,20833145</text:p>
          </table:table-cell>
          <table:table-cell table:formula="of:=[.B1079]*9.81" office:value-type="float" office:value="109.9537315245" calcext:value-type="float">
            <text:p>109,9537315245</text:p>
          </table:table-cell>
        </table:table-row>
        <table:table-row table:style-name="ro1">
          <table:table-cell office:value-type="float" office:value="0.0674375" calcext:value-type="float">
            <text:p>0,0674375</text:p>
          </table:table-cell>
          <table:table-cell office:value-type="float" office:value="11.2224414" calcext:value-type="float">
            <text:p>11,2224414</text:p>
          </table:table-cell>
          <table:table-cell table:formula="of:=[.B1080]*9.81" office:value-type="float" office:value="110.092150134" calcext:value-type="float">
            <text:p>110,092150134</text:p>
          </table:table-cell>
        </table:table-row>
        <table:table-row table:style-name="ro1">
          <table:table-cell office:value-type="float" office:value="0.0675" calcext:value-type="float">
            <text:p>0,0675</text:p>
          </table:table-cell>
          <table:table-cell office:value-type="float" office:value="11.236902" calcext:value-type="float">
            <text:p>11,236902</text:p>
          </table:table-cell>
          <table:table-cell table:formula="of:=[.B1081]*9.81" office:value-type="float" office:value="110.23400862" calcext:value-type="float">
            <text:p>110,23400862</text:p>
          </table:table-cell>
        </table:table-row>
        <table:table-row table:style-name="ro1">
          <table:table-cell office:value-type="float" office:value="0.0675625" calcext:value-type="float">
            <text:p>0,0675625</text:p>
          </table:table-cell>
          <table:table-cell office:value-type="float" office:value="11.2517212" calcext:value-type="float">
            <text:p>11,2517212</text:p>
          </table:table-cell>
          <table:table-cell table:formula="of:=[.B1082]*9.81" office:value-type="float" office:value="110.379384972" calcext:value-type="float">
            <text:p>110,379384972</text:p>
          </table:table-cell>
        </table:table-row>
        <table:table-row table:style-name="ro1">
          <table:table-cell office:value-type="float" office:value="0.067625" calcext:value-type="float">
            <text:p>0,067625</text:p>
          </table:table-cell>
          <table:table-cell office:value-type="float" office:value="11.2668937" calcext:value-type="float">
            <text:p>11,2668937</text:p>
          </table:table-cell>
          <table:table-cell table:formula="of:=[.B1083]*9.81" office:value-type="float" office:value="110.528227197" calcext:value-type="float">
            <text:p>110,528227197</text:p>
          </table:table-cell>
        </table:table-row>
        <table:table-row table:style-name="ro1">
          <table:table-cell office:value-type="float" office:value="0.0676875" calcext:value-type="float">
            <text:p>0,0676875</text:p>
          </table:table-cell>
          <table:table-cell office:value-type="float" office:value="11.28241088" calcext:value-type="float">
            <text:p>11,28241088</text:p>
          </table:table-cell>
          <table:table-cell table:formula="of:=[.B1084]*9.81" office:value-type="float" office:value="110.6804507328" calcext:value-type="float">
            <text:p>110,6804507328</text:p>
          </table:table-cell>
        </table:table-row>
        <table:table-row table:style-name="ro1">
          <table:table-cell office:value-type="float" office:value="0.06775" calcext:value-type="float">
            <text:p>0,06775</text:p>
          </table:table-cell>
          <table:table-cell office:value-type="float" office:value="11.2982641" calcext:value-type="float">
            <text:p>11,2982641</text:p>
          </table:table-cell>
          <table:table-cell table:formula="of:=[.B1085]*9.81" office:value-type="float" office:value="110.835970821" calcext:value-type="float">
            <text:p>110,835970821</text:p>
          </table:table-cell>
        </table:table-row>
        <table:table-row table:style-name="ro1">
          <table:table-cell office:value-type="float" office:value="0.0678125" calcext:value-type="float">
            <text:p>0,0678125</text:p>
          </table:table-cell>
          <table:table-cell office:value-type="float" office:value="11.31444474" calcext:value-type="float">
            <text:p>11,31444474</text:p>
          </table:table-cell>
          <table:table-cell table:formula="of:=[.B1086]*9.81" office:value-type="float" office:value="110.9947028994" calcext:value-type="float">
            <text:p>110,9947028994</text:p>
          </table:table-cell>
        </table:table-row>
        <table:table-row table:style-name="ro1">
          <table:table-cell office:value-type="float" office:value="0.067875" calcext:value-type="float">
            <text:p>0,067875</text:p>
          </table:table-cell>
          <table:table-cell office:value-type="float" office:value="11.33094418" calcext:value-type="float">
            <text:p>11,33094418</text:p>
          </table:table-cell>
          <table:table-cell table:formula="of:=[.B1087]*9.81" office:value-type="float" office:value="111.1565624058" calcext:value-type="float">
            <text:p>111,1565624058</text:p>
          </table:table-cell>
        </table:table-row>
        <table:table-row table:style-name="ro1">
          <table:table-cell office:value-type="float" office:value="0.0679375" calcext:value-type="float">
            <text:p>0,0679375</text:p>
          </table:table-cell>
          <table:table-cell office:value-type="float" office:value="11.34775379" calcext:value-type="float">
            <text:p>11,34775379</text:p>
          </table:table-cell>
          <table:table-cell table:formula="of:=[.B1088]*9.81" office:value-type="float" office:value="111.3214646799" calcext:value-type="float">
            <text:p>111,3214646799</text:p>
          </table:table-cell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11.36486494" calcext:value-type="float">
            <text:p>11,36486494</text:p>
          </table:table-cell>
          <table:table-cell table:formula="of:=[.B1089]*9.81" office:value-type="float" office:value="111.4893250614" calcext:value-type="float">
            <text:p>111,4893250614</text:p>
          </table:table-cell>
        </table:table-row>
        <table:table-row table:style-name="ro1">
          <table:table-cell office:value-type="float" office:value="0.0680625" calcext:value-type="float">
            <text:p>0,0680625</text:p>
          </table:table-cell>
          <table:table-cell office:value-type="float" office:value="11.38226576" calcext:value-type="float">
            <text:p>11,38226576</text:p>
          </table:table-cell>
          <table:table-cell table:formula="of:=[.B1090]*9.81" office:value-type="float" office:value="111.6600271056" calcext:value-type="float">
            <text:p>111,6600271056</text:p>
          </table:table-cell>
        </table:table-row>
        <table:table-row table:style-name="ro1">
          <table:table-cell office:value-type="float" office:value="0.068125" calcext:value-type="float">
            <text:p>0,068125</text:p>
          </table:table-cell>
          <table:table-cell office:value-type="float" office:value="11.39993137" calcext:value-type="float">
            <text:p>11,39993137</text:p>
          </table:table-cell>
          <table:table-cell table:formula="of:=[.B1091]*9.81" office:value-type="float" office:value="111.8333267397" calcext:value-type="float">
            <text:p>111,8333267397</text:p>
          </table:table-cell>
        </table:table-row>
        <table:table-row table:style-name="ro1">
          <table:table-cell office:value-type="float" office:value="0.0681875" calcext:value-type="float">
            <text:p>0,0681875</text:p>
          </table:table-cell>
          <table:table-cell office:value-type="float" office:value="11.41783364" calcext:value-type="float">
            <text:p>11,41783364</text:p>
          </table:table-cell>
          <table:table-cell table:formula="of:=[.B1092]*9.81" office:value-type="float" office:value="112.0089480084" calcext:value-type="float">
            <text:p>112,0089480084</text:p>
          </table:table-cell>
        </table:table-row>
        <table:table-row table:style-name="ro1">
          <table:table-cell office:value-type="float" office:value="0.06825" calcext:value-type="float">
            <text:p>0,06825</text:p>
          </table:table-cell>
          <table:table-cell office:value-type="float" office:value="11.43594445" calcext:value-type="float">
            <text:p>11,43594445</text:p>
          </table:table-cell>
          <table:table-cell table:formula="of:=[.B1093]*9.81" office:value-type="float" office:value="112.1866150545" calcext:value-type="float">
            <text:p>112,1866150545</text:p>
          </table:table-cell>
        </table:table-row>
        <table:table-row table:style-name="ro1">
          <table:table-cell office:value-type="float" office:value="0.0683125" calcext:value-type="float">
            <text:p>0,0683125</text:p>
          </table:table-cell>
          <table:table-cell office:value-type="float" office:value="11.45423568" calcext:value-type="float">
            <text:p>11,45423568</text:p>
          </table:table-cell>
          <table:table-cell table:formula="of:=[.B1094]*9.81" office:value-type="float" office:value="112.3660520208" calcext:value-type="float">
            <text:p>112,3660520208</text:p>
          </table:table-cell>
        </table:table-row>
        <table:table-row table:style-name="ro1">
          <table:table-cell office:value-type="float" office:value="0.068375" calcext:value-type="float">
            <text:p>0,068375</text:p>
          </table:table-cell>
          <table:table-cell office:value-type="float" office:value="11.4726792" calcext:value-type="float">
            <text:p>11,4726792</text:p>
          </table:table-cell>
          <table:table-cell table:formula="of:=[.B1095]*9.81" office:value-type="float" office:value="112.546982952" calcext:value-type="float">
            <text:p>112,546982952</text:p>
          </table:table-cell>
        </table:table-row>
        <table:table-row table:style-name="ro1">
          <table:table-cell office:value-type="float" office:value="0.0684375" calcext:value-type="float">
            <text:p>0,0684375</text:p>
          </table:table-cell>
          <table:table-cell office:value-type="float" office:value="11.49124688" calcext:value-type="float">
            <text:p>11,49124688</text:p>
          </table:table-cell>
          <table:table-cell table:formula="of:=[.B1096]*9.81" office:value-type="float" office:value="112.7291318928" calcext:value-type="float">
            <text:p>112,7291318928</text:p>
          </table:table-cell>
        </table:table-row>
        <table:table-row table:style-name="ro1">
          <table:table-cell office:value-type="float" office:value="0.0685" calcext:value-type="float">
            <text:p>0,0685</text:p>
          </table:table-cell>
          <table:table-cell office:value-type="float" office:value="11.5099106" calcext:value-type="float">
            <text:p>11,5099106</text:p>
          </table:table-cell>
          <table:table-cell table:formula="of:=[.B1097]*9.81" office:value-type="float" office:value="112.912222986" calcext:value-type="float">
            <text:p>112,912222986</text:p>
          </table:table-cell>
        </table:table-row>
        <table:table-row table:style-name="ro1">
          <table:table-cell office:value-type="float" office:value="0.0685625" calcext:value-type="float">
            <text:p>0,0685625</text:p>
          </table:table-cell>
          <table:table-cell office:value-type="float" office:value="11.52864281" calcext:value-type="float">
            <text:p>11,52864281</text:p>
          </table:table-cell>
          <table:table-cell table:formula="of:=[.B1098]*9.81" office:value-type="float" office:value="113.0959859661" calcext:value-type="float">
            <text:p>113,0959859661</text:p>
          </table:table-cell>
        </table:table-row>
        <table:table-row table:style-name="ro1">
          <table:table-cell office:value-type="float" office:value="0.068625" calcext:value-type="float">
            <text:p>0,068625</text:p>
          </table:table-cell>
          <table:table-cell office:value-type="float" office:value="11.54741821" calcext:value-type="float">
            <text:p>11,54741821</text:p>
          </table:table-cell>
          <table:table-cell table:formula="of:=[.B1099]*9.81" office:value-type="float" office:value="113.2801726401" calcext:value-type="float">
            <text:p>113,2801726401</text:p>
          </table:table-cell>
        </table:table-row>
        <table:table-row table:style-name="ro1">
          <table:table-cell office:value-type="float" office:value="0.0686875" calcext:value-type="float">
            <text:p>0,0686875</text:p>
          </table:table-cell>
          <table:table-cell office:value-type="float" office:value="11.5662121" calcext:value-type="float">
            <text:p>11,5662121</text:p>
          </table:table-cell>
          <table:table-cell table:formula="of:=[.B1100]*9.81" office:value-type="float" office:value="113.464540701" calcext:value-type="float">
            <text:p>113,464540701</text:p>
          </table:table-cell>
        </table:table-row>
        <table:table-row table:style-name="ro1">
          <table:table-cell office:value-type="float" office:value="0.06875" calcext:value-type="float">
            <text:p>0,06875</text:p>
          </table:table-cell>
          <table:table-cell office:value-type="float" office:value="11.58499975" calcext:value-type="float">
            <text:p>11,58499975</text:p>
          </table:table-cell>
          <table:table-cell table:formula="of:=[.B1101]*9.81" office:value-type="float" office:value="113.6488475475" calcext:value-type="float">
            <text:p>113,6488475475</text:p>
          </table:table-cell>
        </table:table-row>
        <table:table-row table:style-name="ro1">
          <table:table-cell office:value-type="float" office:value="0.0688125" calcext:value-type="float">
            <text:p>0,0688125</text:p>
          </table:table-cell>
          <table:table-cell office:value-type="float" office:value="11.60375646" calcext:value-type="float">
            <text:p>11,60375646</text:p>
          </table:table-cell>
          <table:table-cell table:formula="of:=[.B1102]*9.81" office:value-type="float" office:value="113.8328508726" calcext:value-type="float">
            <text:p>113,8328508726</text:p>
          </table:table-cell>
        </table:table-row>
        <table:table-row table:style-name="ro1">
          <table:table-cell office:value-type="float" office:value="0.068875" calcext:value-type="float">
            <text:p>0,068875</text:p>
          </table:table-cell>
          <table:table-cell office:value-type="float" office:value="11.62245751" calcext:value-type="float">
            <text:p>11,62245751</text:p>
          </table:table-cell>
          <table:table-cell table:formula="of:=[.B1103]*9.81" office:value-type="float" office:value="114.0163081731" calcext:value-type="float">
            <text:p>114,0163081731</text:p>
          </table:table-cell>
        </table:table-row>
        <table:table-row table:style-name="ro1">
          <table:table-cell office:value-type="float" office:value="0.0689375" calcext:value-type="float">
            <text:p>0,0689375</text:p>
          </table:table-cell>
          <table:table-cell office:value-type="float" office:value="11.64107819" calcext:value-type="float">
            <text:p>11,64107819</text:p>
          </table:table-cell>
          <table:table-cell table:formula="of:=[.B1104]*9.81" office:value-type="float" office:value="114.1989770439" calcext:value-type="float">
            <text:p>114,1989770439</text:p>
          </table:table-cell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11.65959377" calcext:value-type="float">
            <text:p>11,65959377</text:p>
          </table:table-cell>
          <table:table-cell table:formula="of:=[.B1105]*9.81" office:value-type="float" office:value="114.3806148837" calcext:value-type="float">
            <text:p>114,3806148837</text:p>
          </table:table-cell>
        </table:table-row>
        <table:table-row table:style-name="ro1">
          <table:table-cell office:value-type="float" office:value="0.0690625" calcext:value-type="float">
            <text:p>0,0690625</text:p>
          </table:table-cell>
          <table:table-cell office:value-type="float" office:value="11.67798211" calcext:value-type="float">
            <text:p>11,67798211</text:p>
          </table:table-cell>
          <table:table-cell table:formula="of:=[.B1106]*9.81" office:value-type="float" office:value="114.5610044991" calcext:value-type="float">
            <text:p>114,5610044991</text:p>
          </table:table-cell>
        </table:table-row>
        <table:table-row table:style-name="ro1">
          <table:table-cell office:value-type="float" office:value="0.069125" calcext:value-type="float">
            <text:p>0,069125</text:p>
          </table:table-cell>
          <table:table-cell office:value-type="float" office:value="11.69623135" calcext:value-type="float">
            <text:p>11,69623135</text:p>
          </table:table-cell>
          <table:table-cell table:formula="of:=[.B1107]*9.81" office:value-type="float" office:value="114.7400295435" calcext:value-type="float">
            <text:p>114,7400295435</text:p>
          </table:table-cell>
        </table:table-row>
        <table:table-row table:style-name="ro1">
          <table:table-cell office:value-type="float" office:value="0.0691875" calcext:value-type="float">
            <text:p>0,0691875</text:p>
          </table:table-cell>
          <table:table-cell office:value-type="float" office:value="11.71433217" calcext:value-type="float">
            <text:p>11,71433217</text:p>
          </table:table-cell>
          <table:table-cell table:formula="of:=[.B1108]*9.81" office:value-type="float" office:value="114.9175985877" calcext:value-type="float">
            <text:p>114,9175985877</text:p>
          </table:table-cell>
        </table:table-row>
        <table:table-row table:style-name="ro1">
          <table:table-cell office:value-type="float" office:value="0.06925" calcext:value-type="float">
            <text:p>0,06925</text:p>
          </table:table-cell>
          <table:table-cell office:value-type="float" office:value="11.73227527" calcext:value-type="float">
            <text:p>11,73227527</text:p>
          </table:table-cell>
          <table:table-cell table:formula="of:=[.B1109]*9.81" office:value-type="float" office:value="115.0936203987" calcext:value-type="float">
            <text:p>115,0936203987</text:p>
          </table:table-cell>
        </table:table-row>
        <table:table-row table:style-name="ro1">
          <table:table-cell office:value-type="float" office:value="0.0693125" calcext:value-type="float">
            <text:p>0,0693125</text:p>
          </table:table-cell>
          <table:table-cell office:value-type="float" office:value="11.75005134" calcext:value-type="float">
            <text:p>11,75005134</text:p>
          </table:table-cell>
          <table:table-cell table:formula="of:=[.B1110]*9.81" office:value-type="float" office:value="115.2680036454" calcext:value-type="float">
            <text:p>115,2680036454</text:p>
          </table:table-cell>
        </table:table-row>
        <table:table-row table:style-name="ro1">
          <table:table-cell office:value-type="float" office:value="0.069375" calcext:value-type="float">
            <text:p>0,069375</text:p>
          </table:table-cell>
          <table:table-cell office:value-type="float" office:value="11.76765108" calcext:value-type="float">
            <text:p>11,76765108</text:p>
          </table:table-cell>
          <table:table-cell table:formula="of:=[.B1111]*9.81" office:value-type="float" office:value="115.4406570948" calcext:value-type="float">
            <text:p>115,4406570948</text:p>
          </table:table-cell>
        </table:table-row>
        <table:table-row table:style-name="ro1">
          <table:table-cell office:value-type="float" office:value="0.0694375" calcext:value-type="float">
            <text:p>0,0694375</text:p>
          </table:table-cell>
          <table:table-cell office:value-type="float" office:value="11.78506519" calcext:value-type="float">
            <text:p>11,78506519</text:p>
          </table:table-cell>
          <table:table-cell table:formula="of:=[.B1112]*9.81" office:value-type="float" office:value="115.6114895139" calcext:value-type="float">
            <text:p>115,6114895139</text:p>
          </table:table-cell>
        </table:table-row>
        <table:table-row table:style-name="ro1">
          <table:table-cell office:value-type="float" office:value="0.0695" calcext:value-type="float">
            <text:p>0,0695</text:p>
          </table:table-cell>
          <table:table-cell office:value-type="float" office:value="11.80228436" calcext:value-type="float">
            <text:p>11,80228436</text:p>
          </table:table-cell>
          <table:table-cell table:formula="of:=[.B1113]*9.81" office:value-type="float" office:value="115.7804095716" calcext:value-type="float">
            <text:p>115,7804095716</text:p>
          </table:table-cell>
        </table:table-row>
        <table:table-row table:style-name="ro1">
          <table:table-cell office:value-type="float" office:value="0.0695625" calcext:value-type="float">
            <text:p>0,0695625</text:p>
          </table:table-cell>
          <table:table-cell office:value-type="float" office:value="11.81929823" calcext:value-type="float">
            <text:p>11,81929823</text:p>
          </table:table-cell>
          <table:table-cell table:formula="of:=[.B1114]*9.81" office:value-type="float" office:value="115.9473156363" calcext:value-type="float">
            <text:p>115,9473156363</text:p>
          </table:table-cell>
        </table:table-row>
        <table:table-row table:style-name="ro1">
          <table:table-cell office:value-type="float" office:value="0.069625" calcext:value-type="float">
            <text:p>0,069625</text:p>
          </table:table-cell>
          <table:table-cell office:value-type="float" office:value="11.8360922" calcext:value-type="float">
            <text:p>11,8360922</text:p>
          </table:table-cell>
          <table:table-cell table:formula="of:=[.B1115]*9.81" office:value-type="float" office:value="116.112064482" calcext:value-type="float">
            <text:p>116,112064482</text:p>
          </table:table-cell>
        </table:table-row>
        <table:table-row table:style-name="ro1">
          <table:table-cell office:value-type="float" office:value="0.0696875" calcext:value-type="float">
            <text:p>0,0696875</text:p>
          </table:table-cell>
          <table:table-cell office:value-type="float" office:value="11.85265062" calcext:value-type="float">
            <text:p>11,85265062</text:p>
          </table:table-cell>
          <table:table-cell table:formula="of:=[.B1116]*9.81" office:value-type="float" office:value="116.2745025822" calcext:value-type="float">
            <text:p>116,2745025822</text:p>
          </table:table-cell>
        </table:table-row>
        <table:table-row table:style-name="ro1">
          <table:table-cell office:value-type="float" office:value="0.06975" calcext:value-type="float">
            <text:p>0,06975</text:p>
          </table:table-cell>
          <table:table-cell office:value-type="float" office:value="11.86895784" calcext:value-type="float">
            <text:p>11,86895784</text:p>
          </table:table-cell>
          <table:table-cell table:formula="of:=[.B1117]*9.81" office:value-type="float" office:value="116.4344764104" calcext:value-type="float">
            <text:p>116,4344764104</text:p>
          </table:table-cell>
        </table:table-row>
        <table:table-row table:style-name="ro1">
          <table:table-cell office:value-type="float" office:value="0.0698125" calcext:value-type="float">
            <text:p>0,0698125</text:p>
          </table:table-cell>
          <table:table-cell office:value-type="float" office:value="11.88499821" calcext:value-type="float">
            <text:p>11,88499821</text:p>
          </table:table-cell>
          <table:table-cell table:formula="of:=[.B1118]*9.81" office:value-type="float" office:value="116.5918324401" calcext:value-type="float">
            <text:p>116,5918324401</text:p>
          </table:table-cell>
        </table:table-row>
        <table:table-row table:style-name="ro1">
          <table:table-cell office:value-type="float" office:value="0.069875" calcext:value-type="float">
            <text:p>0,069875</text:p>
          </table:table-cell>
          <table:table-cell office:value-type="float" office:value="11.90075607" calcext:value-type="float">
            <text:p>11,90075607</text:p>
          </table:table-cell>
          <table:table-cell table:formula="of:=[.B1119]*9.81" office:value-type="float" office:value="116.7464170467" calcext:value-type="float">
            <text:p>116,7464170467</text:p>
          </table:table-cell>
        </table:table-row>
        <table:table-row table:style-name="ro1">
          <table:table-cell office:value-type="float" office:value="0.0699375" calcext:value-type="float">
            <text:p>0,0699375</text:p>
          </table:table-cell>
          <table:table-cell office:value-type="float" office:value="11.91621576" calcext:value-type="float">
            <text:p>11,91621576</text:p>
          </table:table-cell>
          <table:table-cell table:formula="of:=[.B1120]*9.81" office:value-type="float" office:value="116.8980766056" calcext:value-type="float">
            <text:p>116,898076605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11.93136165" calcext:value-type="float">
            <text:p>11,93136165</text:p>
          </table:table-cell>
          <table:table-cell table:formula="of:=[.B1121]*9.81" office:value-type="float" office:value="117.0466577865" calcext:value-type="float">
            <text:p>117,0466577865</text:p>
          </table:table-cell>
        </table:table-row>
        <table:table-row table:style-name="ro1">
          <table:table-cell office:value-type="float" office:value="0.0700625" calcext:value-type="float">
            <text:p>0,0700625</text:p>
          </table:table-cell>
          <table:table-cell office:value-type="float" office:value="11.94617795" calcext:value-type="float">
            <text:p>11,94617795</text:p>
          </table:table-cell>
          <table:table-cell table:formula="of:=[.B1122]*9.81" office:value-type="float" office:value="117.1920056895" calcext:value-type="float">
            <text:p>117,1920056895</text:p>
          </table:table-cell>
        </table:table-row>
        <table:table-row table:style-name="ro1">
          <table:table-cell office:value-type="float" office:value="0.070125" calcext:value-type="float">
            <text:p>0,070125</text:p>
          </table:table-cell>
          <table:table-cell office:value-type="float" office:value="11.96064836" calcext:value-type="float">
            <text:p>11,96064836</text:p>
          </table:table-cell>
          <table:table-cell table:formula="of:=[.B1123]*9.81" office:value-type="float" office:value="117.3339604116" calcext:value-type="float">
            <text:p>117,3339604116</text:p>
          </table:table-cell>
        </table:table-row>
        <table:table-row table:style-name="ro1">
          <table:table-cell office:value-type="float" office:value="0.0701875" calcext:value-type="float">
            <text:p>0,0701875</text:p>
          </table:table-cell>
          <table:table-cell office:value-type="float" office:value="11.97475648" calcext:value-type="float">
            <text:p>11,97475648</text:p>
          </table:table-cell>
          <table:table-cell table:formula="of:=[.B1124]*9.81" office:value-type="float" office:value="117.4723610688" calcext:value-type="float">
            <text:p>117,4723610688</text:p>
          </table:table-cell>
        </table:table-row>
        <table:table-row table:style-name="ro1">
          <table:table-cell office:value-type="float" office:value="0.07025" calcext:value-type="float">
            <text:p>0,07025</text:p>
          </table:table-cell>
          <table:table-cell office:value-type="float" office:value="11.9884859" calcext:value-type="float">
            <text:p>11,9884859</text:p>
          </table:table-cell>
          <table:table-cell table:formula="of:=[.B1125]*9.81" office:value-type="float" office:value="117.607046679" calcext:value-type="float">
            <text:p>117,607046679</text:p>
          </table:table-cell>
        </table:table-row>
        <table:table-row table:style-name="ro1">
          <table:table-cell office:value-type="float" office:value="0.0703125" calcext:value-type="float">
            <text:p>0,0703125</text:p>
          </table:table-cell>
          <table:table-cell office:value-type="float" office:value="12.00182018" calcext:value-type="float">
            <text:p>12,00182018</text:p>
          </table:table-cell>
          <table:table-cell table:formula="of:=[.B1126]*9.81" office:value-type="float" office:value="117.7378559658" calcext:value-type="float">
            <text:p>117,7378559658</text:p>
          </table:table-cell>
        </table:table-row>
        <table:table-row table:style-name="ro1">
          <table:table-cell office:value-type="float" office:value="0.070375" calcext:value-type="float">
            <text:p>0,070375</text:p>
          </table:table-cell>
          <table:table-cell office:value-type="float" office:value="12.01474293" calcext:value-type="float">
            <text:p>12,01474293</text:p>
          </table:table-cell>
          <table:table-cell table:formula="of:=[.B1127]*9.81" office:value-type="float" office:value="117.8646281433" calcext:value-type="float">
            <text:p>117,8646281433</text:p>
          </table:table-cell>
        </table:table-row>
        <table:table-row table:style-name="ro1">
          <table:table-cell office:value-type="float" office:value="0.0704375" calcext:value-type="float">
            <text:p>0,0704375</text:p>
          </table:table-cell>
          <table:table-cell office:value-type="float" office:value="12.02723773" calcext:value-type="float">
            <text:p>12,02723773</text:p>
          </table:table-cell>
          <table:table-cell table:formula="of:=[.B1128]*9.81" office:value-type="float" office:value="117.9872021313" calcext:value-type="float">
            <text:p>117,9872021313</text:p>
          </table:table-cell>
        </table:table-row>
        <table:table-row table:style-name="ro1">
          <table:table-cell office:value-type="float" office:value="0.0705" calcext:value-type="float">
            <text:p>0,0705</text:p>
          </table:table-cell>
          <table:table-cell office:value-type="float" office:value="12.03928815" calcext:value-type="float">
            <text:p>12,03928815</text:p>
          </table:table-cell>
          <table:table-cell table:formula="of:=[.B1129]*9.81" office:value-type="float" office:value="118.1054167515" calcext:value-type="float">
            <text:p>118,1054167515</text:p>
          </table:table-cell>
        </table:table-row>
        <table:table-row table:style-name="ro1">
          <table:table-cell office:value-type="float" office:value="0.0705625" calcext:value-type="float">
            <text:p>0,0705625</text:p>
          </table:table-cell>
          <table:table-cell office:value-type="float" office:value="12.05087777" calcext:value-type="float">
            <text:p>12,05087777</text:p>
          </table:table-cell>
          <table:table-cell table:formula="of:=[.B1130]*9.81" office:value-type="float" office:value="118.2191109237" calcext:value-type="float">
            <text:p>118,2191109237</text:p>
          </table:table-cell>
        </table:table-row>
        <table:table-row table:style-name="ro1">
          <table:table-cell office:value-type="float" office:value="0.070625" calcext:value-type="float">
            <text:p>0,070625</text:p>
          </table:table-cell>
          <table:table-cell office:value-type="float" office:value="12.0619901" calcext:value-type="float">
            <text:p>12,0619901</text:p>
          </table:table-cell>
          <table:table-cell table:formula="of:=[.B1131]*9.81" office:value-type="float" office:value="118.328122881" calcext:value-type="float">
            <text:p>118,328122881</text:p>
          </table:table-cell>
        </table:table-row>
        <table:table-row table:style-name="ro1">
          <table:table-cell office:value-type="float" office:value="0.0706875" calcext:value-type="float">
            <text:p>0,0706875</text:p>
          </table:table-cell>
          <table:table-cell office:value-type="float" office:value="12.0726086" calcext:value-type="float">
            <text:p>12,0726086</text:p>
          </table:table-cell>
          <table:table-cell table:formula="of:=[.B1132]*9.81" office:value-type="float" office:value="118.432290366" calcext:value-type="float">
            <text:p>118,432290366</text:p>
          </table:table-cell>
        </table:table-row>
        <table:table-row table:style-name="ro1">
          <table:table-cell office:value-type="float" office:value="0.07075" calcext:value-type="float">
            <text:p>0,07075</text:p>
          </table:table-cell>
          <table:table-cell office:value-type="float" office:value="12.08271677" calcext:value-type="float">
            <text:p>12,08271677</text:p>
          </table:table-cell>
          <table:table-cell table:formula="of:=[.B1133]*9.81" office:value-type="float" office:value="118.5314515137" calcext:value-type="float">
            <text:p>118,5314515137</text:p>
          </table:table-cell>
        </table:table-row>
        <table:table-row table:style-name="ro1">
          <table:table-cell office:value-type="float" office:value="0.0708125" calcext:value-type="float">
            <text:p>0,0708125</text:p>
          </table:table-cell>
          <table:table-cell office:value-type="float" office:value="12.09229808" calcext:value-type="float">
            <text:p>12,09229808</text:p>
          </table:table-cell>
          <table:table-cell table:formula="of:=[.B1134]*9.81" office:value-type="float" office:value="118.6254441648" calcext:value-type="float">
            <text:p>118,6254441648</text:p>
          </table:table-cell>
        </table:table-row>
        <table:table-row table:style-name="ro1">
          <table:table-cell office:value-type="float" office:value="0.070875" calcext:value-type="float">
            <text:p>0,070875</text:p>
          </table:table-cell>
          <table:table-cell office:value-type="float" office:value="12.10133603" calcext:value-type="float">
            <text:p>12,10133603</text:p>
          </table:table-cell>
          <table:table-cell table:formula="of:=[.B1135]*9.81" office:value-type="float" office:value="118.7141064543" calcext:value-type="float">
            <text:p>118,7141064543</text:p>
          </table:table-cell>
        </table:table-row>
        <table:table-row table:style-name="ro1">
          <table:table-cell office:value-type="float" office:value="0.0709375" calcext:value-type="float">
            <text:p>0,0709375</text:p>
          </table:table-cell>
          <table:table-cell office:value-type="float" office:value="12.10981409" calcext:value-type="float">
            <text:p>12,10981409</text:p>
          </table:table-cell>
          <table:table-cell table:formula="of:=[.B1136]*9.81" office:value-type="float" office:value="118.7972762229" calcext:value-type="float">
            <text:p>118,7972762229</text:p>
          </table:table-cell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12.11771574" calcext:value-type="float">
            <text:p>12,11771574</text:p>
          </table:table-cell>
          <table:table-cell table:formula="of:=[.B1137]*9.81" office:value-type="float" office:value="118.8747914094" calcext:value-type="float">
            <text:p>118,8747914094</text:p>
          </table:table-cell>
        </table:table-row>
        <table:table-row table:style-name="ro1">
          <table:table-cell office:value-type="float" office:value="0.0710625" calcext:value-type="float">
            <text:p>0,0710625</text:p>
          </table:table-cell>
          <table:table-cell office:value-type="float" office:value="12.12502322" calcext:value-type="float">
            <text:p>12,12502322</text:p>
          </table:table-cell>
          <table:table-cell table:formula="of:=[.B1138]*9.81" office:value-type="float" office:value="118.9464777882" calcext:value-type="float">
            <text:p>118,9464777882</text:p>
          </table:table-cell>
        </table:table-row>
        <table:table-row table:style-name="ro1">
          <table:table-cell office:value-type="float" office:value="0.071125" calcext:value-type="float">
            <text:p>0,071125</text:p>
          </table:table-cell>
          <table:table-cell office:value-type="float" office:value="12.13171375" calcext:value-type="float">
            <text:p>12,13171375</text:p>
          </table:table-cell>
          <table:table-cell table:formula="of:=[.B1139]*9.81" office:value-type="float" office:value="119.0121118875" calcext:value-type="float">
            <text:p>119,0121118875</text:p>
          </table:table-cell>
        </table:table-row>
        <table:table-row table:style-name="ro1">
          <table:table-cell office:value-type="float" office:value="0.0711875" calcext:value-type="float">
            <text:p>0,0711875</text:p>
          </table:table-cell>
          <table:table-cell office:value-type="float" office:value="12.13776331" calcext:value-type="float">
            <text:p>12,13776331</text:p>
          </table:table-cell>
          <table:table-cell table:formula="of:=[.B1140]*9.81" office:value-type="float" office:value="119.0714580711" calcext:value-type="float">
            <text:p>119,0714580711</text:p>
          </table:table-cell>
        </table:table-row>
        <table:table-row table:style-name="ro1">
          <table:table-cell office:value-type="float" office:value="0.07125" calcext:value-type="float">
            <text:p>0,07125</text:p>
          </table:table-cell>
          <table:table-cell office:value-type="float" office:value="12.14314786" calcext:value-type="float">
            <text:p>12,14314786</text:p>
          </table:table-cell>
          <table:table-cell table:formula="of:=[.B1141]*9.81" office:value-type="float" office:value="119.1242805066" calcext:value-type="float">
            <text:p>119,1242805066</text:p>
          </table:table-cell>
        </table:table-row>
        <table:table-row table:style-name="ro1">
          <table:table-cell office:value-type="float" office:value="0.0713125" calcext:value-type="float">
            <text:p>0,0713125</text:p>
          </table:table-cell>
          <table:table-cell office:value-type="float" office:value="12.14784337" calcext:value-type="float">
            <text:p>12,14784337</text:p>
          </table:table-cell>
          <table:table-cell table:formula="of:=[.B1142]*9.81" office:value-type="float" office:value="119.1703434597" calcext:value-type="float">
            <text:p>119,1703434597</text:p>
          </table:table-cell>
        </table:table-row>
        <table:table-row table:style-name="ro1">
          <table:table-cell office:value-type="float" office:value="0.071375" calcext:value-type="float">
            <text:p>0,071375</text:p>
          </table:table-cell>
          <table:table-cell office:value-type="float" office:value="12.15182583" calcext:value-type="float">
            <text:p>12,15182583</text:p>
          </table:table-cell>
          <table:table-cell table:formula="of:=[.B1143]*9.81" office:value-type="float" office:value="119.2094113923" calcext:value-type="float">
            <text:p>119,2094113923</text:p>
          </table:table-cell>
        </table:table-row>
        <table:table-row table:style-name="ro1">
          <table:table-cell office:value-type="float" office:value="0.0714375" calcext:value-type="float">
            <text:p>0,0714375</text:p>
          </table:table-cell>
          <table:table-cell office:value-type="float" office:value="12.15507119" calcext:value-type="float">
            <text:p>12,15507119</text:p>
          </table:table-cell>
          <table:table-cell table:formula="of:=[.B1144]*9.81" office:value-type="float" office:value="119.2412483739" calcext:value-type="float">
            <text:p>119,2412483739</text:p>
          </table:table-cell>
        </table:table-row>
        <table:table-row table:style-name="ro1">
          <table:table-cell office:value-type="float" office:value="0.0715" calcext:value-type="float">
            <text:p>0,0715</text:p>
          </table:table-cell>
          <table:table-cell office:value-type="float" office:value="12.15755544" calcext:value-type="float">
            <text:p>12,15755544</text:p>
          </table:table-cell>
          <table:table-cell table:formula="of:=[.B1145]*9.81" office:value-type="float" office:value="119.2656188664" calcext:value-type="float">
            <text:p>119,2656188664</text:p>
          </table:table-cell>
        </table:table-row>
        <table:table-row table:style-name="ro1">
          <table:table-cell office:value-type="float" office:value="0.0715625" calcext:value-type="float">
            <text:p>0,0715625</text:p>
          </table:table-cell>
          <table:table-cell office:value-type="float" office:value="12.15925906" calcext:value-type="float">
            <text:p>12,15925906</text:p>
          </table:table-cell>
          <table:table-cell table:formula="of:=[.B1146]*9.81" office:value-type="float" office:value="119.2823313786" calcext:value-type="float">
            <text:p>119,2823313786</text:p>
          </table:table-cell>
        </table:table-row>
        <table:table-row table:style-name="ro1">
          <table:table-cell office:value-type="float" office:value="0.071625" calcext:value-type="float">
            <text:p>0,071625</text:p>
          </table:table-cell>
          <table:table-cell office:value-type="float" office:value="12.16018069" calcext:value-type="float">
            <text:p>12,16018069</text:p>
          </table:table-cell>
          <table:table-cell table:formula="of:=[.B1147]*9.81" office:value-type="float" office:value="119.2913725689" calcext:value-type="float">
            <text:p>119,2913725689</text:p>
          </table:table-cell>
        </table:table-row>
        <table:table-row table:style-name="ro1">
          <table:table-cell office:value-type="float" office:value="0.0716875" calcext:value-type="float">
            <text:p>0,0716875</text:p>
          </table:table-cell>
          <table:table-cell office:value-type="float" office:value="12.16032347" calcext:value-type="float">
            <text:p>12,16032347</text:p>
          </table:table-cell>
          <table:table-cell table:formula="of:=[.B1148]*9.81" office:value-type="float" office:value="119.2927732407" calcext:value-type="float">
            <text:p>119,2927732407</text:p>
          </table:table-cell>
        </table:table-row>
        <table:table-row table:style-name="ro1">
          <table:table-cell office:value-type="float" office:value="0.07175" calcext:value-type="float">
            <text:p>0,07175</text:p>
          </table:table-cell>
          <table:table-cell office:value-type="float" office:value="12.15969055" calcext:value-type="float">
            <text:p>12,15969055</text:p>
          </table:table-cell>
          <table:table-cell table:formula="of:=[.B1149]*9.81" office:value-type="float" office:value="119.2865642955" calcext:value-type="float">
            <text:p>119,2865642955</text:p>
          </table:table-cell>
        </table:table-row>
        <table:table-row table:style-name="ro1">
          <table:table-cell office:value-type="float" office:value="0.0718125" calcext:value-type="float">
            <text:p>0,0718125</text:p>
          </table:table-cell>
          <table:table-cell office:value-type="float" office:value="12.15828507" calcext:value-type="float">
            <text:p>12,15828507</text:p>
          </table:table-cell>
          <table:table-cell table:formula="of:=[.B1150]*9.81" office:value-type="float" office:value="119.2727765367" calcext:value-type="float">
            <text:p>119,2727765367</text:p>
          </table:table-cell>
        </table:table-row>
        <table:table-row table:style-name="ro1">
          <table:table-cell office:value-type="float" office:value="0.071875" calcext:value-type="float">
            <text:p>0,071875</text:p>
          </table:table-cell>
          <table:table-cell office:value-type="float" office:value="12.15611019" calcext:value-type="float">
            <text:p>12,15611019</text:p>
          </table:table-cell>
          <table:table-cell table:formula="of:=[.B1151]*9.81" office:value-type="float" office:value="119.2514409639" calcext:value-type="float">
            <text:p>119,2514409639</text:p>
          </table:table-cell>
        </table:table-row>
        <table:table-row table:style-name="ro1">
          <table:table-cell office:value-type="float" office:value="0.0719375" calcext:value-type="float">
            <text:p>0,0719375</text:p>
          </table:table-cell>
          <table:table-cell office:value-type="float" office:value="12.15316904" calcext:value-type="float">
            <text:p>12,15316904</text:p>
          </table:table-cell>
          <table:table-cell table:formula="of:=[.B1152]*9.81" office:value-type="float" office:value="119.2225882824" calcext:value-type="float">
            <text:p>119,2225882824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12.14946479" calcext:value-type="float">
            <text:p>12,14946479</text:p>
          </table:table-cell>
          <table:table-cell table:formula="of:=[.B1153]*9.81" office:value-type="float" office:value="119.1862495899" calcext:value-type="float">
            <text:p>119,1862495899</text:p>
          </table:table-cell>
        </table:table-row>
        <table:table-row table:style-name="ro1">
          <table:table-cell office:value-type="float" office:value="0.0720625" calcext:value-type="float">
            <text:p>0,0720625</text:p>
          </table:table-cell>
          <table:table-cell office:value-type="float" office:value="12.14500449" calcext:value-type="float">
            <text:p>12,14500449</text:p>
          </table:table-cell>
          <table:table-cell table:formula="of:=[.B1154]*9.81" office:value-type="float" office:value="119.1424940469" calcext:value-type="float">
            <text:p>119,1424940469</text:p>
          </table:table-cell>
        </table:table-row>
        <table:table-row table:style-name="ro1">
          <table:table-cell office:value-type="float" office:value="0.072125" calcext:value-type="float">
            <text:p>0,072125</text:p>
          </table:table-cell>
          <table:table-cell office:value-type="float" office:value="12.13981089" calcext:value-type="float">
            <text:p>12,13981089</text:p>
          </table:table-cell>
          <table:table-cell table:formula="of:=[.B1155]*9.81" office:value-type="float" office:value="119.0915448309" calcext:value-type="float">
            <text:p>119,0915448309</text:p>
          </table:table-cell>
        </table:table-row>
        <table:table-row table:style-name="ro1">
          <table:table-cell office:value-type="float" office:value="0.0721875" calcext:value-type="float">
            <text:p>0,0721875</text:p>
          </table:table-cell>
          <table:table-cell office:value-type="float" office:value="12.13391065" calcext:value-type="float">
            <text:p>12,13391065</text:p>
          </table:table-cell>
          <table:table-cell table:formula="of:=[.B1156]*9.81" office:value-type="float" office:value="119.0336634765" calcext:value-type="float">
            <text:p>119,0336634765</text:p>
          </table:table-cell>
        </table:table-row>
        <table:table-row table:style-name="ro1">
          <table:table-cell office:value-type="float" office:value="0.07225" calcext:value-type="float">
            <text:p>0,07225</text:p>
          </table:table-cell>
          <table:table-cell office:value-type="float" office:value="12.12733043" calcext:value-type="float">
            <text:p>12,12733043</text:p>
          </table:table-cell>
          <table:table-cell table:formula="of:=[.B1157]*9.81" office:value-type="float" office:value="118.9691115183" calcext:value-type="float">
            <text:p>118,9691115183</text:p>
          </table:table-cell>
        </table:table-row>
        <table:table-row table:style-name="ro1">
          <table:table-cell office:value-type="float" office:value="0.0723125" calcext:value-type="float">
            <text:p>0,0723125</text:p>
          </table:table-cell>
          <table:table-cell office:value-type="float" office:value="12.1200969" calcext:value-type="float">
            <text:p>12,1200969</text:p>
          </table:table-cell>
          <table:table-cell table:formula="of:=[.B1158]*9.81" office:value-type="float" office:value="118.898150589" calcext:value-type="float">
            <text:p>118,898150589</text:p>
          </table:table-cell>
        </table:table-row>
        <table:table-row table:style-name="ro1">
          <table:table-cell office:value-type="float" office:value="0.072375" calcext:value-type="float">
            <text:p>0,072375</text:p>
          </table:table-cell>
          <table:table-cell office:value-type="float" office:value="12.11223671" calcext:value-type="float">
            <text:p>12,11223671</text:p>
          </table:table-cell>
          <table:table-cell table:formula="of:=[.B1159]*9.81" office:value-type="float" office:value="118.8210421251" calcext:value-type="float">
            <text:p>118,8210421251</text:p>
          </table:table-cell>
        </table:table-row>
        <table:table-row table:style-name="ro1">
          <table:table-cell office:value-type="float" office:value="0.0724375" calcext:value-type="float">
            <text:p>0,0724375</text:p>
          </table:table-cell>
          <table:table-cell office:value-type="float" office:value="12.10377652" calcext:value-type="float">
            <text:p>12,10377652</text:p>
          </table:table-cell>
          <table:table-cell table:formula="of:=[.B1160]*9.81" office:value-type="float" office:value="118.7380476612" calcext:value-type="float">
            <text:p>118,7380476612</text:p>
          </table:table-cell>
        </table:table-row>
        <table:table-row table:style-name="ro1">
          <table:table-cell office:value-type="float" office:value="0.0725" calcext:value-type="float">
            <text:p>0,0725</text:p>
          </table:table-cell>
          <table:table-cell office:value-type="float" office:value="12.09474301" calcext:value-type="float">
            <text:p>12,09474301</text:p>
          </table:table-cell>
          <table:table-cell table:formula="of:=[.B1161]*9.81" office:value-type="float" office:value="118.6494289281" calcext:value-type="float">
            <text:p>118,6494289281</text:p>
          </table:table-cell>
        </table:table-row>
        <table:table-row table:style-name="ro1">
          <table:table-cell office:value-type="float" office:value="0.0725625" calcext:value-type="float">
            <text:p>0,0725625</text:p>
          </table:table-cell>
          <table:table-cell office:value-type="float" office:value="12.08516092" calcext:value-type="float">
            <text:p>12,08516092</text:p>
          </table:table-cell>
          <table:table-cell table:formula="of:=[.B1162]*9.81" office:value-type="float" office:value="118.5554286252" calcext:value-type="float">
            <text:p>118,5554286252</text:p>
          </table:table-cell>
        </table:table-row>
        <table:table-row table:style-name="ro1">
          <table:table-cell office:value-type="float" office:value="0.072625" calcext:value-type="float">
            <text:p>0,072625</text:p>
          </table:table-cell>
          <table:table-cell office:value-type="float" office:value="12.07504745" calcext:value-type="float">
            <text:p>12,07504745</text:p>
          </table:table-cell>
          <table:table-cell table:formula="of:=[.B1163]*9.81" office:value-type="float" office:value="118.4562154845" calcext:value-type="float">
            <text:p>118,4562154845</text:p>
          </table:table-cell>
        </table:table-row>
        <table:table-row table:style-name="ro1">
          <table:table-cell office:value-type="float" office:value="0.0726875" calcext:value-type="float">
            <text:p>0,0726875</text:p>
          </table:table-cell>
          <table:table-cell office:value-type="float" office:value="12.06441788" calcext:value-type="float">
            <text:p>12,06441788</text:p>
          </table:table-cell>
          <table:table-cell table:formula="of:=[.B1164]*9.81" office:value-type="float" office:value="118.3519394028" calcext:value-type="float">
            <text:p>118,3519394028</text:p>
          </table:table-cell>
        </table:table-row>
        <table:table-row table:style-name="ro1">
          <table:table-cell office:value-type="float" office:value="0.07275" calcext:value-type="float">
            <text:p>0,07275</text:p>
          </table:table-cell>
          <table:table-cell office:value-type="float" office:value="12.05328748" calcext:value-type="float">
            <text:p>12,05328748</text:p>
          </table:table-cell>
          <table:table-cell table:formula="of:=[.B1165]*9.81" office:value-type="float" office:value="118.2427501788" calcext:value-type="float">
            <text:p>118,2427501788</text:p>
          </table:table-cell>
        </table:table-row>
        <table:table-row table:style-name="ro1">
          <table:table-cell office:value-type="float" office:value="0.0728125" calcext:value-type="float">
            <text:p>0,0728125</text:p>
          </table:table-cell>
          <table:table-cell office:value-type="float" office:value="12.04167154" calcext:value-type="float">
            <text:p>12,04167154</text:p>
          </table:table-cell>
          <table:table-cell table:formula="of:=[.B1166]*9.81" office:value-type="float" office:value="118.1287978074" calcext:value-type="float">
            <text:p>118,1287978074</text:p>
          </table:table-cell>
        </table:table-row>
        <table:table-row table:style-name="ro1">
          <table:table-cell office:value-type="float" office:value="0.072875" calcext:value-type="float">
            <text:p>0,072875</text:p>
          </table:table-cell>
          <table:table-cell office:value-type="float" office:value="12.02958535" calcext:value-type="float">
            <text:p>12,02958535</text:p>
          </table:table-cell>
          <table:table-cell table:formula="of:=[.B1167]*9.81" office:value-type="float" office:value="118.0102322835" calcext:value-type="float">
            <text:p>118,0102322835</text:p>
          </table:table-cell>
        </table:table-row>
        <table:table-row table:style-name="ro1">
          <table:table-cell office:value-type="float" office:value="0.0729375" calcext:value-type="float">
            <text:p>0,0729375</text:p>
          </table:table-cell>
          <table:table-cell office:value-type="float" office:value="12.01704418" calcext:value-type="float">
            <text:p>12,01704418</text:p>
          </table:table-cell>
          <table:table-cell table:formula="of:=[.B1168]*9.81" office:value-type="float" office:value="117.8872034058" calcext:value-type="float">
            <text:p>117,8872034058</text:p>
          </table:table-cell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12.00406333" calcext:value-type="float">
            <text:p>12,00406333</text:p>
          </table:table-cell>
          <table:table-cell table:formula="of:=[.B1169]*9.81" office:value-type="float" office:value="117.7598612673" calcext:value-type="float">
            <text:p>117,7598612673</text:p>
          </table:table-cell>
        </table:table-row>
        <table:table-row table:style-name="ro1">
          <table:table-cell office:value-type="float" office:value="0.0730625" calcext:value-type="float">
            <text:p>0,0730625</text:p>
          </table:table-cell>
          <table:table-cell office:value-type="float" office:value="11.99065705" calcext:value-type="float">
            <text:p>11,99065705</text:p>
          </table:table-cell>
          <table:table-cell table:formula="of:=[.B1170]*9.81" office:value-type="float" office:value="117.6283456605" calcext:value-type="float">
            <text:p>117,6283456605</text:p>
          </table:table-cell>
        </table:table-row>
        <table:table-row table:style-name="ro1">
          <table:table-cell office:value-type="float" office:value="0.073125" calcext:value-type="float">
            <text:p>0,073125</text:p>
          </table:table-cell>
          <table:table-cell office:value-type="float" office:value="11.97683554" calcext:value-type="float">
            <text:p>11,97683554</text:p>
          </table:table-cell>
          <table:table-cell table:formula="of:=[.B1171]*9.81" office:value-type="float" office:value="117.4927566474" calcext:value-type="float">
            <text:p>117,4927566474</text:p>
          </table:table-cell>
        </table:table-row>
        <table:table-row table:style-name="ro1">
          <table:table-cell office:value-type="float" office:value="0.0731875" calcext:value-type="float">
            <text:p>0,0731875</text:p>
          </table:table-cell>
          <table:table-cell office:value-type="float" office:value="11.96260798" calcext:value-type="float">
            <text:p>11,96260798</text:p>
          </table:table-cell>
          <table:table-cell table:formula="of:=[.B1172]*9.81" office:value-type="float" office:value="117.3531842838" calcext:value-type="float">
            <text:p>117,3531842838</text:p>
          </table:table-cell>
        </table:table-row>
        <table:table-row table:style-name="ro1">
          <table:table-cell office:value-type="float" office:value="0.07325" calcext:value-type="float">
            <text:p>0,07325</text:p>
          </table:table-cell>
          <table:table-cell office:value-type="float" office:value="11.94798356" calcext:value-type="float">
            <text:p>11,94798356</text:p>
          </table:table-cell>
          <table:table-cell table:formula="of:=[.B1173]*9.81" office:value-type="float" office:value="117.2097187236" calcext:value-type="float">
            <text:p>117,2097187236</text:p>
          </table:table-cell>
        </table:table-row>
        <table:table-row table:style-name="ro1">
          <table:table-cell office:value-type="float" office:value="0.0733125" calcext:value-type="float">
            <text:p>0,0733125</text:p>
          </table:table-cell>
          <table:table-cell office:value-type="float" office:value="11.93297145" calcext:value-type="float">
            <text:p>11,93297145</text:p>
          </table:table-cell>
          <table:table-cell table:formula="of:=[.B1174]*9.81" office:value-type="float" office:value="117.0624499245" calcext:value-type="float">
            <text:p>117,0624499245</text:p>
          </table:table-cell>
        </table:table-row>
        <table:table-row table:style-name="ro1">
          <table:table-cell office:value-type="float" office:value="0.073375" calcext:value-type="float">
            <text:p>0,073375</text:p>
          </table:table-cell>
          <table:table-cell office:value-type="float" office:value="11.91758083" calcext:value-type="float">
            <text:p>11,91758083</text:p>
          </table:table-cell>
          <table:table-cell table:formula="of:=[.B1175]*9.81" office:value-type="float" office:value="116.9114679423" calcext:value-type="float">
            <text:p>116,9114679423</text:p>
          </table:table-cell>
        </table:table-row>
        <table:table-row table:style-name="ro1">
          <table:table-cell office:value-type="float" office:value="0.0734375" calcext:value-type="float">
            <text:p>0,0734375</text:p>
          </table:table-cell>
          <table:table-cell office:value-type="float" office:value="11.90182088" calcext:value-type="float">
            <text:p>11,90182088</text:p>
          </table:table-cell>
          <table:table-cell table:formula="of:=[.B1176]*9.81" office:value-type="float" office:value="116.7568628328" calcext:value-type="float">
            <text:p>116,7568628328</text:p>
          </table:table-cell>
        </table:table-row>
        <table:table-row table:style-name="ro1">
          <table:table-cell office:value-type="float" office:value="0.0735" calcext:value-type="float">
            <text:p>0,0735</text:p>
          </table:table-cell>
          <table:table-cell office:value-type="float" office:value="11.88570078" calcext:value-type="float">
            <text:p>11,88570078</text:p>
          </table:table-cell>
          <table:table-cell table:formula="of:=[.B1177]*9.81" office:value-type="float" office:value="116.5987246518" calcext:value-type="float">
            <text:p>116,5987246518</text:p>
          </table:table-cell>
        </table:table-row>
        <table:table-row table:style-name="ro1">
          <table:table-cell office:value-type="float" office:value="0.0735625" calcext:value-type="float">
            <text:p>0,0735625</text:p>
          </table:table-cell>
          <table:table-cell office:value-type="float" office:value="11.8692318" calcext:value-type="float">
            <text:p>11,8692318</text:p>
          </table:table-cell>
          <table:table-cell table:formula="of:=[.B1178]*9.81" office:value-type="float" office:value="116.437163958" calcext:value-type="float">
            <text:p>116,437163958</text:p>
          </table:table-cell>
        </table:table-row>
        <table:table-row table:style-name="ro1">
          <table:table-cell office:value-type="float" office:value="0.073625" calcext:value-type="float">
            <text:p>0,073625</text:p>
          </table:table-cell>
          <table:table-cell office:value-type="float" office:value="11.85243356" calcext:value-type="float">
            <text:p>11,85243356</text:p>
          </table:table-cell>
          <table:table-cell table:formula="of:=[.B1179]*9.81" office:value-type="float" office:value="116.2723732236" calcext:value-type="float">
            <text:p>116,2723732236</text:p>
          </table:table-cell>
        </table:table-row>
        <table:table-row table:style-name="ro1">
          <table:table-cell office:value-type="float" office:value="0.0736875" calcext:value-type="float">
            <text:p>0,0736875</text:p>
          </table:table-cell>
          <table:table-cell office:value-type="float" office:value="11.83532778" calcext:value-type="float">
            <text:p>11,83532778</text:p>
          </table:table-cell>
          <table:table-cell table:formula="of:=[.B1180]*9.81" office:value-type="float" office:value="116.1045655218" calcext:value-type="float">
            <text:p>116,1045655218</text:p>
          </table:table-cell>
        </table:table-row>
        <table:table-row table:style-name="ro1">
          <table:table-cell office:value-type="float" office:value="0.07375" calcext:value-type="float">
            <text:p>0,07375</text:p>
          </table:table-cell>
          <table:table-cell office:value-type="float" office:value="11.81793616" calcext:value-type="float">
            <text:p>11,81793616</text:p>
          </table:table-cell>
          <table:table-cell table:formula="of:=[.B1181]*9.81" office:value-type="float" office:value="115.9339537296" calcext:value-type="float">
            <text:p>115,9339537296</text:p>
          </table:table-cell>
        </table:table-row>
        <table:table-row table:style-name="ro1">
          <table:table-cell office:value-type="float" office:value="0.0738125" calcext:value-type="float">
            <text:p>0,0738125</text:p>
          </table:table-cell>
          <table:table-cell office:value-type="float" office:value="11.80028041" calcext:value-type="float">
            <text:p>11,80028041</text:p>
          </table:table-cell>
          <table:table-cell table:formula="of:=[.B1182]*9.81" office:value-type="float" office:value="115.7607508221" calcext:value-type="float">
            <text:p>115,7607508221</text:p>
          </table:table-cell>
        </table:table-row>
        <table:table-row table:style-name="ro1">
          <table:table-cell office:value-type="float" office:value="0.073875" calcext:value-type="float">
            <text:p>0,073875</text:p>
          </table:table-cell>
          <table:table-cell office:value-type="float" office:value="11.78238225" calcext:value-type="float">
            <text:p>11,78238225</text:p>
          </table:table-cell>
          <table:table-cell table:formula="of:=[.B1183]*9.81" office:value-type="float" office:value="115.5851698725" calcext:value-type="float">
            <text:p>115,5851698725</text:p>
          </table:table-cell>
        </table:table-row>
        <table:table-row table:style-name="ro1">
          <table:table-cell office:value-type="float" office:value="0.0739375" calcext:value-type="float">
            <text:p>0,0739375</text:p>
          </table:table-cell>
          <table:table-cell office:value-type="float" office:value="11.76426339" calcext:value-type="float">
            <text:p>11,76426339</text:p>
          </table:table-cell>
          <table:table-cell table:formula="of:=[.B1184]*9.81" office:value-type="float" office:value="115.4074238559" calcext:value-type="float">
            <text:p>115,4074238559</text:p>
          </table:table-cell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11.74594553" calcext:value-type="float">
            <text:p>11,74594553</text:p>
          </table:table-cell>
          <table:table-cell table:formula="of:=[.B1185]*9.81" office:value-type="float" office:value="115.2277256493" calcext:value-type="float">
            <text:p>115,2277256493</text:p>
          </table:table-cell>
        </table:table-row>
        <table:table-row table:style-name="ro1">
          <table:table-cell office:value-type="float" office:value="0.0740625" calcext:value-type="float">
            <text:p>0,0740625</text:p>
          </table:table-cell>
          <table:table-cell office:value-type="float" office:value="11.72744812" calcext:value-type="float">
            <text:p>11,72744812</text:p>
          </table:table-cell>
          <table:table-cell table:formula="of:=[.B1186]*9.81" office:value-type="float" office:value="115.0462660572" calcext:value-type="float">
            <text:p>115,0462660572</text:p>
          </table:table-cell>
        </table:table-row>
        <table:table-row table:style-name="ro1">
          <table:table-cell office:value-type="float" office:value="0.074125" calcext:value-type="float">
            <text:p>0,074125</text:p>
          </table:table-cell>
          <table:table-cell office:value-type="float" office:value="11.7087815" calcext:value-type="float">
            <text:p>11,7087815</text:p>
          </table:table-cell>
          <table:table-cell table:formula="of:=[.B1187]*9.81" office:value-type="float" office:value="114.863146515" calcext:value-type="float">
            <text:p>114,863146515</text:p>
          </table:table-cell>
        </table:table-row>
        <table:table-row table:style-name="ro1">
          <table:table-cell office:value-type="float" office:value="0.0741875" calcext:value-type="float">
            <text:p>0,0741875</text:p>
          </table:table-cell>
          <table:table-cell office:value-type="float" office:value="11.68995373" calcext:value-type="float">
            <text:p>11,68995373</text:p>
          </table:table-cell>
          <table:table-cell table:formula="of:=[.B1188]*9.81" office:value-type="float" office:value="114.6784460913" calcext:value-type="float">
            <text:p>114,6784460913</text:p>
          </table:table-cell>
        </table:table-row>
        <table:table-row table:style-name="ro1">
          <table:table-cell office:value-type="float" office:value="0.07425" calcext:value-type="float">
            <text:p>0,07425</text:p>
          </table:table-cell>
          <table:table-cell office:value-type="float" office:value="11.67097288" calcext:value-type="float">
            <text:p>11,67097288</text:p>
          </table:table-cell>
          <table:table-cell table:formula="of:=[.B1189]*9.81" office:value-type="float" office:value="114.4922439528" calcext:value-type="float">
            <text:p>114,4922439528</text:p>
          </table:table-cell>
        </table:table-row>
        <table:table-row table:style-name="ro1">
          <table:table-cell office:value-type="float" office:value="0.0743125" calcext:value-type="float">
            <text:p>0,0743125</text:p>
          </table:table-cell>
          <table:table-cell office:value-type="float" office:value="11.65184701" calcext:value-type="float">
            <text:p>11,65184701</text:p>
          </table:table-cell>
          <table:table-cell table:formula="of:=[.B1190]*9.81" office:value-type="float" office:value="114.3046191681" calcext:value-type="float">
            <text:p>114,3046191681</text:p>
          </table:table-cell>
        </table:table-row>
        <table:table-row table:style-name="ro1">
          <table:table-cell office:value-type="float" office:value="0.074375" calcext:value-type="float">
            <text:p>0,074375</text:p>
          </table:table-cell>
          <table:table-cell office:value-type="float" office:value="11.6325842" calcext:value-type="float">
            <text:p>11,6325842</text:p>
          </table:table-cell>
          <table:table-cell table:formula="of:=[.B1191]*9.81" office:value-type="float" office:value="114.115651002" calcext:value-type="float">
            <text:p>114,115651002</text:p>
          </table:table-cell>
        </table:table-row>
        <table:table-row table:style-name="ro1">
          <table:table-cell office:value-type="float" office:value="0.0744375" calcext:value-type="float">
            <text:p>0,0744375</text:p>
          </table:table-cell>
          <table:table-cell office:value-type="float" office:value="11.61319251" calcext:value-type="float">
            <text:p>11,61319251</text:p>
          </table:table-cell>
          <table:table-cell table:formula="of:=[.B1192]*9.81" office:value-type="float" office:value="113.9254185231" calcext:value-type="float">
            <text:p>113,9254185231</text:p>
          </table:table-cell>
        </table:table-row>
        <table:table-row table:style-name="ro1">
          <table:table-cell office:value-type="float" office:value="0.0745" calcext:value-type="float">
            <text:p>0,0745</text:p>
          </table:table-cell>
          <table:table-cell office:value-type="float" office:value="11.59368" calcext:value-type="float">
            <text:p>11,59368</text:p>
          </table:table-cell>
          <table:table-cell table:formula="of:=[.B1193]*9.81" office:value-type="float" office:value="113.7340008" calcext:value-type="float">
            <text:p>113,7340008</text:p>
          </table:table-cell>
        </table:table-row>
        <table:table-row table:style-name="ro1">
          <table:table-cell office:value-type="float" office:value="0.0745625" calcext:value-type="float">
            <text:p>0,0745625</text:p>
          </table:table-cell>
          <table:table-cell office:value-type="float" office:value="11.57404911" calcext:value-type="float">
            <text:p>11,57404911</text:p>
          </table:table-cell>
          <table:table-cell table:formula="of:=[.B1194]*9.81" office:value-type="float" office:value="113.5414217691" calcext:value-type="float">
            <text:p>113,5414217691</text:p>
          </table:table-cell>
        </table:table-row>
        <table:table-row table:style-name="ro1">
          <table:table-cell office:value-type="float" office:value="0.074625" calcext:value-type="float">
            <text:p>0,074625</text:p>
          </table:table-cell>
          <table:table-cell office:value-type="float" office:value="11.55427974" calcext:value-type="float">
            <text:p>11,55427974</text:p>
          </table:table-cell>
          <table:table-cell table:formula="of:=[.B1195]*9.81" office:value-type="float" office:value="113.3474842494" calcext:value-type="float">
            <text:p>113,3474842494</text:p>
          </table:table-cell>
        </table:table-row>
        <table:table-row table:style-name="ro1">
          <table:table-cell office:value-type="float" office:value="0.0746875" calcext:value-type="float">
            <text:p>0,0746875</text:p>
          </table:table-cell>
          <table:table-cell office:value-type="float" office:value="11.53434612" calcext:value-type="float">
            <text:p>11,53434612</text:p>
          </table:table-cell>
          <table:table-cell table:formula="of:=[.B1196]*9.81" office:value-type="float" office:value="113.1519354372" calcext:value-type="float">
            <text:p>113,1519354372</text:p>
          </table:table-cell>
        </table:table-row>
        <table:table-row table:style-name="ro1">
          <table:table-cell office:value-type="float" office:value="0.07475" calcext:value-type="float">
            <text:p>0,07475</text:p>
          </table:table-cell>
          <table:table-cell office:value-type="float" office:value="11.51422253" calcext:value-type="float">
            <text:p>11,51422253</text:p>
          </table:table-cell>
          <table:table-cell table:formula="of:=[.B1197]*9.81" office:value-type="float" office:value="112.9545230193" calcext:value-type="float">
            <text:p>112,9545230193</text:p>
          </table:table-cell>
        </table:table-row>
        <table:table-row table:style-name="ro1">
          <table:table-cell office:value-type="float" office:value="0.0748125" calcext:value-type="float">
            <text:p>0,0748125</text:p>
          </table:table-cell>
          <table:table-cell office:value-type="float" office:value="11.49388321" calcext:value-type="float">
            <text:p>11,49388321</text:p>
          </table:table-cell>
          <table:table-cell table:formula="of:=[.B1198]*9.81" office:value-type="float" office:value="112.7549942901" calcext:value-type="float">
            <text:p>112,7549942901</text:p>
          </table:table-cell>
        </table:table-row>
        <table:table-row table:style-name="ro1">
          <table:table-cell office:value-type="float" office:value="0.074875" calcext:value-type="float">
            <text:p>0,074875</text:p>
          </table:table-cell>
          <table:table-cell office:value-type="float" office:value="11.47330243" calcext:value-type="float">
            <text:p>11,47330243</text:p>
          </table:table-cell>
          <table:table-cell table:formula="of:=[.B1199]*9.81" office:value-type="float" office:value="112.5530968383" calcext:value-type="float">
            <text:p>112,5530968383</text:p>
          </table:table-cell>
        </table:table-row>
        <table:table-row table:style-name="ro1">
          <table:table-cell office:value-type="float" office:value="0.0749375" calcext:value-type="float">
            <text:p>0,0749375</text:p>
          </table:table-cell>
          <table:table-cell office:value-type="float" office:value="11.45245443" calcext:value-type="float">
            <text:p>11,45245443</text:p>
          </table:table-cell>
          <table:table-cell table:formula="of:=[.B1200]*9.81" office:value-type="float" office:value="112.3485779583" calcext:value-type="float">
            <text:p>112,3485779583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1.43131348" calcext:value-type="float">
            <text:p>11,43131348</text:p>
          </table:table-cell>
          <table:table-cell table:formula="of:=[.B1201]*9.81" office:value-type="float" office:value="112.1411852388" calcext:value-type="float">
            <text:p>112,1411852388</text:p>
          </table:table-cell>
        </table:table-row>
        <table:table-row table:style-name="ro1">
          <table:table-cell office:value-type="float" office:value="0.0750625" calcext:value-type="float">
            <text:p>0,0750625</text:p>
          </table:table-cell>
          <table:table-cell office:value-type="float" office:value="11.40985447" calcext:value-type="float">
            <text:p>11,40985447</text:p>
          </table:table-cell>
          <table:table-cell table:formula="of:=[.B1202]*9.81" office:value-type="float" office:value="111.9306723507" calcext:value-type="float">
            <text:p>111,9306723507</text:p>
          </table:table-cell>
        </table:table-row>
        <table:table-row table:style-name="ro1">
          <table:table-cell office:value-type="float" office:value="0.075125" calcext:value-type="float">
            <text:p>0,075125</text:p>
          </table:table-cell>
          <table:table-cell office:value-type="float" office:value="11.38805485" calcext:value-type="float">
            <text:p>11,38805485</text:p>
          </table:table-cell>
          <table:table-cell table:formula="of:=[.B1203]*9.81" office:value-type="float" office:value="111.7168180785" calcext:value-type="float">
            <text:p>111,7168180785</text:p>
          </table:table-cell>
        </table:table-row>
        <table:table-row table:style-name="ro1">
          <table:table-cell office:value-type="float" office:value="0.0751875" calcext:value-type="float">
            <text:p>0,0751875</text:p>
          </table:table-cell>
          <table:table-cell office:value-type="float" office:value="11.36589272" calcext:value-type="float">
            <text:p>11,36589272</text:p>
          </table:table-cell>
          <table:table-cell table:formula="of:=[.B1204]*9.81" office:value-type="float" office:value="111.4994075832" calcext:value-type="float">
            <text:p>111,4994075832</text:p>
          </table:table-cell>
        </table:table-row>
        <table:table-row table:style-name="ro1">
          <table:table-cell office:value-type="float" office:value="0.07525" calcext:value-type="float">
            <text:p>0,07525</text:p>
          </table:table-cell>
          <table:table-cell office:value-type="float" office:value="11.34334617" calcext:value-type="float">
            <text:p>11,34334617</text:p>
          </table:table-cell>
          <table:table-cell table:formula="of:=[.B1205]*9.81" office:value-type="float" office:value="111.2782259277" calcext:value-type="float">
            <text:p>111,2782259277</text:p>
          </table:table-cell>
        </table:table-row>
        <table:table-row table:style-name="ro1">
          <table:table-cell office:value-type="float" office:value="0.0753125" calcext:value-type="float">
            <text:p>0,0753125</text:p>
          </table:table-cell>
          <table:table-cell office:value-type="float" office:value="11.32039331" calcext:value-type="float">
            <text:p>11,32039331</text:p>
          </table:table-cell>
          <table:table-cell table:formula="of:=[.B1206]*9.81" office:value-type="float" office:value="111.0530583711" calcext:value-type="float">
            <text:p>111,0530583711</text:p>
          </table:table-cell>
        </table:table-row>
        <table:table-row table:style-name="ro1">
          <table:table-cell office:value-type="float" office:value="0.075375" calcext:value-type="float">
            <text:p>0,075375</text:p>
          </table:table-cell>
          <table:table-cell office:value-type="float" office:value="11.29701222" calcext:value-type="float">
            <text:p>11,29701222</text:p>
          </table:table-cell>
          <table:table-cell table:formula="of:=[.B1207]*9.81" office:value-type="float" office:value="110.8236898782" calcext:value-type="float">
            <text:p>110,8236898782</text:p>
          </table:table-cell>
        </table:table-row>
        <table:table-row table:style-name="ro1">
          <table:table-cell office:value-type="float" office:value="0.0754375" calcext:value-type="float">
            <text:p>0,0754375</text:p>
          </table:table-cell>
          <table:table-cell office:value-type="float" office:value="11.273181" calcext:value-type="float">
            <text:p>11,273181</text:p>
          </table:table-cell>
          <table:table-cell table:formula="of:=[.B1208]*9.81" office:value-type="float" office:value="110.58990561" calcext:value-type="float">
            <text:p>110,58990561</text:p>
          </table:table-cell>
        </table:table-row>
        <table:table-row table:style-name="ro1">
          <table:table-cell office:value-type="float" office:value="0.0755" calcext:value-type="float">
            <text:p>0,0755</text:p>
          </table:table-cell>
          <table:table-cell office:value-type="float" office:value="11.24887774" calcext:value-type="float">
            <text:p>11,24887774</text:p>
          </table:table-cell>
          <table:table-cell table:formula="of:=[.B1209]*9.81" office:value-type="float" office:value="110.3514906294" calcext:value-type="float">
            <text:p>110,3514906294</text:p>
          </table:table-cell>
        </table:table-row>
        <table:table-row table:style-name="ro1">
          <table:table-cell office:value-type="float" office:value="0.0755625" calcext:value-type="float">
            <text:p>0,0755625</text:p>
          </table:table-cell>
          <table:table-cell office:value-type="float" office:value="11.22408084" calcext:value-type="float">
            <text:p>11,22408084</text:p>
          </table:table-cell>
          <table:table-cell table:formula="of:=[.B1210]*9.81" office:value-type="float" office:value="110.1082330404" calcext:value-type="float">
            <text:p>110,1082330404</text:p>
          </table:table-cell>
        </table:table-row>
        <table:table-row table:style-name="ro1">
          <table:table-cell office:value-type="float" office:value="0.075625" calcext:value-type="float">
            <text:p>0,075625</text:p>
          </table:table-cell>
          <table:table-cell office:value-type="float" office:value="11.19876986" calcext:value-type="float">
            <text:p>11,19876986</text:p>
          </table:table-cell>
          <table:table-cell table:formula="of:=[.B1211]*9.81" office:value-type="float" office:value="109.8599323266" calcext:value-type="float">
            <text:p>109,8599323266</text:p>
          </table:table-cell>
        </table:table-row>
        <table:table-row table:style-name="ro1">
          <table:table-cell office:value-type="float" office:value="0.0756875" calcext:value-type="float">
            <text:p>0,0756875</text:p>
          </table:table-cell>
          <table:table-cell office:value-type="float" office:value="11.17292467" calcext:value-type="float">
            <text:p>11,17292467</text:p>
          </table:table-cell>
          <table:table-cell table:formula="of:=[.B1212]*9.81" office:value-type="float" office:value="109.6063910127" calcext:value-type="float">
            <text:p>109,6063910127</text:p>
          </table:table-cell>
        </table:table-row>
        <table:table-row table:style-name="ro1">
          <table:table-cell office:value-type="float" office:value="0.07575" calcext:value-type="float">
            <text:p>0,07575</text:p>
          </table:table-cell>
          <table:table-cell office:value-type="float" office:value="11.14652512" calcext:value-type="float">
            <text:p>11,14652512</text:p>
          </table:table-cell>
          <table:table-cell table:formula="of:=[.B1213]*9.81" office:value-type="float" office:value="109.3474114272" calcext:value-type="float">
            <text:p>109,3474114272</text:p>
          </table:table-cell>
        </table:table-row>
        <table:table-row table:style-name="ro1">
          <table:table-cell office:value-type="float" office:value="0.0758125" calcext:value-type="float">
            <text:p>0,0758125</text:p>
          </table:table-cell>
          <table:table-cell office:value-type="float" office:value="11.11955108" calcext:value-type="float">
            <text:p>11,11955108</text:p>
          </table:table-cell>
          <table:table-cell table:formula="of:=[.B1214]*9.81" office:value-type="float" office:value="109.0827960948" calcext:value-type="float">
            <text:p>109,0827960948</text:p>
          </table:table-cell>
        </table:table-row>
        <table:table-row table:style-name="ro1">
          <table:table-cell office:value-type="float" office:value="0.075875" calcext:value-type="float">
            <text:p>0,075875</text:p>
          </table:table-cell>
          <table:table-cell office:value-type="float" office:value="11.0919824" calcext:value-type="float">
            <text:p>11,0919824</text:p>
          </table:table-cell>
          <table:table-cell table:formula="of:=[.B1215]*9.81" office:value-type="float" office:value="108.812347344" calcext:value-type="float">
            <text:p>108,812347344</text:p>
          </table:table-cell>
        </table:table-row>
        <table:table-row table:style-name="ro1">
          <table:table-cell office:value-type="float" office:value="0.0759375" calcext:value-type="float">
            <text:p>0,0759375</text:p>
          </table:table-cell>
          <table:table-cell office:value-type="float" office:value="11.06379896" calcext:value-type="float">
            <text:p>11,06379896</text:p>
          </table:table-cell>
          <table:table-cell table:formula="of:=[.B1216]*9.81" office:value-type="float" office:value="108.5358677976" calcext:value-type="float">
            <text:p>108,5358677976</text:p>
          </table:table-cell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11.03498062" calcext:value-type="float">
            <text:p>11,03498062</text:p>
          </table:table-cell>
          <table:table-cell table:formula="of:=[.B1217]*9.81" office:value-type="float" office:value="108.2531598822" calcext:value-type="float">
            <text:p>108,2531598822</text:p>
          </table:table-cell>
        </table:table-row>
        <table:table-row table:style-name="ro1">
          <table:table-cell office:value-type="float" office:value="0.0760625" calcext:value-type="float">
            <text:p>0,0760625</text:p>
          </table:table-cell>
          <table:table-cell office:value-type="float" office:value="11.00550018" calcext:value-type="float">
            <text:p>11,00550018</text:p>
          </table:table-cell>
          <table:table-cell table:formula="of:=[.B1218]*9.81" office:value-type="float" office:value="107.9639567658" calcext:value-type="float">
            <text:p>107,9639567658</text:p>
          </table:table-cell>
        </table:table-row>
        <table:table-row table:style-name="ro1">
          <table:table-cell office:value-type="float" office:value="0.076125" calcext:value-type="float">
            <text:p>0,076125</text:p>
          </table:table-cell>
          <table:table-cell office:value-type="float" office:value="10.97530225" calcext:value-type="float">
            <text:p>10,97530225</text:p>
          </table:table-cell>
          <table:table-cell table:formula="of:=[.B1219]*9.81" office:value-type="float" office:value="107.6677150725" calcext:value-type="float">
            <text:p>107,6677150725</text:p>
          </table:table-cell>
        </table:table-row>
        <table:table-row table:style-name="ro1">
          <table:table-cell office:value-type="float" office:value="0.0761875" calcext:value-type="float">
            <text:p>0,0761875</text:p>
          </table:table-cell>
          <table:table-cell office:value-type="float" office:value="10.9443244" calcext:value-type="float">
            <text:p>10,9443244</text:p>
          </table:table-cell>
          <table:table-cell table:formula="of:=[.B1220]*9.81" office:value-type="float" office:value="107.363822364" calcext:value-type="float">
            <text:p>107,363822364</text:p>
          </table:table-cell>
        </table:table-row>
        <table:table-row table:style-name="ro1">
          <table:table-cell office:value-type="float" office:value="0.07625" calcext:value-type="float">
            <text:p>0,07625</text:p>
          </table:table-cell>
          <table:table-cell office:value-type="float" office:value="10.91250418" calcext:value-type="float">
            <text:p>10,91250418</text:p>
          </table:table-cell>
          <table:table-cell table:formula="of:=[.B1221]*9.81" office:value-type="float" office:value="107.0516660058" calcext:value-type="float">
            <text:p>107,0516660058</text:p>
          </table:table-cell>
        </table:table-row>
        <table:table-row table:style-name="ro1">
          <table:table-cell office:value-type="float" office:value="0.0763125" calcext:value-type="float">
            <text:p>0,0763125</text:p>
          </table:table-cell>
          <table:table-cell office:value-type="float" office:value="10.87977917" calcext:value-type="float">
            <text:p>10,87977917</text:p>
          </table:table-cell>
          <table:table-cell table:formula="of:=[.B1222]*9.81" office:value-type="float" office:value="106.7306336577" calcext:value-type="float">
            <text:p>106,7306336577</text:p>
          </table:table-cell>
        </table:table-row>
        <table:table-row table:style-name="ro1">
          <table:table-cell office:value-type="float" office:value="0.076375" calcext:value-type="float">
            <text:p>0,076375</text:p>
          </table:table-cell>
          <table:table-cell office:value-type="float" office:value="10.8460869" calcext:value-type="float">
            <text:p>10,8460869</text:p>
          </table:table-cell>
          <table:table-cell table:formula="of:=[.B1223]*9.81" office:value-type="float" office:value="106.400112489" calcext:value-type="float">
            <text:p>106,400112489</text:p>
          </table:table-cell>
        </table:table-row>
        <table:table-row table:style-name="ro1">
          <table:table-cell office:value-type="float" office:value="0.0764375" calcext:value-type="float">
            <text:p>0,0764375</text:p>
          </table:table-cell>
          <table:table-cell office:value-type="float" office:value="10.81136496" calcext:value-type="float">
            <text:p>10,81136496</text:p>
          </table:table-cell>
          <table:table-cell table:formula="of:=[.B1224]*9.81" office:value-type="float" office:value="106.0594902576" calcext:value-type="float">
            <text:p>106,0594902576</text:p>
          </table:table-cell>
        </table:table-row>
        <table:table-row table:style-name="ro1">
          <table:table-cell office:value-type="float" office:value="0.0765" calcext:value-type="float">
            <text:p>0,0765</text:p>
          </table:table-cell>
          <table:table-cell office:value-type="float" office:value="10.77555089" calcext:value-type="float">
            <text:p>10,77555089</text:p>
          </table:table-cell>
          <table:table-cell table:formula="of:=[.B1225]*9.81" office:value-type="float" office:value="105.7081542309" calcext:value-type="float">
            <text:p>105,7081542309</text:p>
          </table:table-cell>
        </table:table-row>
        <table:table-row table:style-name="ro1">
          <table:table-cell office:value-type="float" office:value="0.0765625" calcext:value-type="float">
            <text:p>0,0765625</text:p>
          </table:table-cell>
          <table:table-cell office:value-type="float" office:value="10.73857696" calcext:value-type="float">
            <text:p>10,73857696</text:p>
          </table:table-cell>
          <table:table-cell table:formula="of:=[.B1226]*9.81" office:value-type="float" office:value="105.3454399776" calcext:value-type="float">
            <text:p>105,3454399776</text:p>
          </table:table-cell>
        </table:table-row>
        <table:table-row table:style-name="ro1">
          <table:table-cell office:value-type="float" office:value="0.076625" calcext:value-type="float">
            <text:p>0,076625</text:p>
          </table:table-cell>
          <table:table-cell office:value-type="float" office:value="10.70035421" calcext:value-type="float">
            <text:p>10,70035421</text:p>
          </table:table-cell>
          <table:table-cell table:formula="of:=[.B1227]*9.81" office:value-type="float" office:value="104.9704748001" calcext:value-type="float">
            <text:p>104,9704748001</text:p>
          </table:table-cell>
        </table:table-row>
        <table:table-row table:style-name="ro1">
          <table:table-cell office:value-type="float" office:value="0.0766875" calcext:value-type="float">
            <text:p>0,0766875</text:p>
          </table:table-cell>
          <table:table-cell office:value-type="float" office:value="10.66078838" calcext:value-type="float">
            <text:p>10,66078838</text:p>
          </table:table-cell>
          <table:table-cell table:formula="of:=[.B1228]*9.81" office:value-type="float" office:value="104.5823340078" calcext:value-type="float">
            <text:p>104,5823340078</text:p>
          </table:table-cell>
        </table:table-row>
        <table:table-row table:style-name="ro1">
          <table:table-cell office:value-type="float" office:value="0.07675" calcext:value-type="float">
            <text:p>0,07675</text:p>
          </table:table-cell>
          <table:table-cell office:value-type="float" office:value="10.61978524" calcext:value-type="float">
            <text:p>10,61978524</text:p>
          </table:table-cell>
          <table:table-cell table:formula="of:=[.B1229]*9.81" office:value-type="float" office:value="104.1800932044" calcext:value-type="float">
            <text:p>104,1800932044</text:p>
          </table:table-cell>
        </table:table-row>
        <table:table-row table:style-name="ro1">
          <table:table-cell office:value-type="float" office:value="0.0768125" calcext:value-type="float">
            <text:p>0,0768125</text:p>
          </table:table-cell>
          <table:table-cell office:value-type="float" office:value="10.57725052" calcext:value-type="float">
            <text:p>10,57725052</text:p>
          </table:table-cell>
          <table:table-cell table:formula="of:=[.B1230]*9.81" office:value-type="float" office:value="103.7628276012" calcext:value-type="float">
            <text:p>103,7628276012</text:p>
          </table:table-cell>
        </table:table-row>
        <table:table-row table:style-name="ro1">
          <table:table-cell office:value-type="float" office:value="0.076875" calcext:value-type="float">
            <text:p>0,076875</text:p>
          </table:table-cell>
          <table:table-cell office:value-type="float" office:value="10.53308996" calcext:value-type="float">
            <text:p>10,53308996</text:p>
          </table:table-cell>
          <table:table-cell table:formula="of:=[.B1231]*9.81" office:value-type="float" office:value="103.3296125076" calcext:value-type="float">
            <text:p>103,3296125076</text:p>
          </table:table-cell>
        </table:table-row>
        <table:table-row table:style-name="ro1">
          <table:table-cell office:value-type="float" office:value="0.0769375" calcext:value-type="float">
            <text:p>0,0769375</text:p>
          </table:table-cell>
          <table:table-cell office:value-type="float" office:value="10.48720932" calcext:value-type="float">
            <text:p>10,48720932</text:p>
          </table:table-cell>
          <table:table-cell table:formula="of:=[.B1232]*9.81" office:value-type="float" office:value="102.8795234292" calcext:value-type="float">
            <text:p>102,8795234292</text:p>
          </table:table-cell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10.43951434" calcext:value-type="float">
            <text:p>10,43951434</text:p>
          </table:table-cell>
          <table:table-cell table:formula="of:=[.B1233]*9.81" office:value-type="float" office:value="102.4116356754" calcext:value-type="float">
            <text:p>102,4116356754</text:p>
          </table:table-cell>
        </table:table-row>
        <table:table-row table:style-name="ro1">
          <table:table-cell office:value-type="float" office:value="0.0770625" calcext:value-type="float">
            <text:p>0,0770625</text:p>
          </table:table-cell>
          <table:table-cell office:value-type="float" office:value="10.38992088" calcext:value-type="float">
            <text:p>10,38992088</text:p>
          </table:table-cell>
          <table:table-cell table:formula="of:=[.B1234]*9.81" office:value-type="float" office:value="101.9251238328" calcext:value-type="float">
            <text:p>101,9251238328</text:p>
          </table:table-cell>
        </table:table-row>
        <table:table-row table:style-name="ro1">
          <table:table-cell office:value-type="float" office:value="0.077125" calcext:value-type="float">
            <text:p>0,077125</text:p>
          </table:table-cell>
          <table:table-cell office:value-type="float" office:value="10.33838524" calcext:value-type="float">
            <text:p>10,33838524</text:p>
          </table:table-cell>
          <table:table-cell table:formula="of:=[.B1235]*9.81" office:value-type="float" office:value="101.4195592044" calcext:value-type="float">
            <text:p>101,4195592044</text:p>
          </table:table-cell>
        </table:table-row>
        <table:table-row table:style-name="ro1">
          <table:table-cell office:value-type="float" office:value="0.0771875" calcext:value-type="float">
            <text:p>0,0771875</text:p>
          </table:table-cell>
          <table:table-cell office:value-type="float" office:value="10.28487383" calcext:value-type="float">
            <text:p>10,28487383</text:p>
          </table:table-cell>
          <table:table-cell table:formula="of:=[.B1236]*9.81" office:value-type="float" office:value="100.8946122723" calcext:value-type="float">
            <text:p>100,8946122723</text:p>
          </table:table-cell>
        </table:table-row>
        <table:table-row table:style-name="ro1">
          <table:table-cell office:value-type="float" office:value="0.07725" calcext:value-type="float">
            <text:p>0,07725</text:p>
          </table:table-cell>
          <table:table-cell office:value-type="float" office:value="10.22935309" calcext:value-type="float">
            <text:p>10,22935309</text:p>
          </table:table-cell>
          <table:table-cell table:formula="of:=[.B1237]*9.81" office:value-type="float" office:value="100.3499538129" calcext:value-type="float">
            <text:p>100,3499538129</text:p>
          </table:table-cell>
        </table:table-row>
        <table:table-row table:style-name="ro1">
          <table:table-cell office:value-type="float" office:value="0.0773125" calcext:value-type="float">
            <text:p>0,0773125</text:p>
          </table:table-cell>
          <table:table-cell office:value-type="float" office:value="10.17178942" calcext:value-type="float">
            <text:p>10,17178942</text:p>
          </table:table-cell>
          <table:table-cell table:formula="of:=[.B1238]*9.81" office:value-type="float" office:value="99.7852542102" calcext:value-type="float">
            <text:p>99,7852542102</text:p>
          </table:table-cell>
        </table:table-row>
        <table:table-row table:style-name="ro1">
          <table:table-cell office:value-type="float" office:value="0.077375" calcext:value-type="float">
            <text:p>0,077375</text:p>
          </table:table-cell>
          <table:table-cell office:value-type="float" office:value="10.11214923" calcext:value-type="float">
            <text:p>10,11214923</text:p>
          </table:table-cell>
          <table:table-cell table:formula="of:=[.B1239]*9.81" office:value-type="float" office:value="99.2001839463" calcext:value-type="float">
            <text:p>99,2001839463</text:p>
          </table:table-cell>
        </table:table-row>
        <table:table-row table:style-name="ro1">
          <table:table-cell office:value-type="float" office:value="0.0774375" calcext:value-type="float">
            <text:p>0,0774375</text:p>
          </table:table-cell>
          <table:table-cell office:value-type="float" office:value="10.05039895" calcext:value-type="float">
            <text:p>10,05039895</text:p>
          </table:table-cell>
          <table:table-cell table:formula="of:=[.B1240]*9.81" office:value-type="float" office:value="98.5944136995" calcext:value-type="float">
            <text:p>98,5944136995</text:p>
          </table:table-cell>
        </table:table-row>
        <table:table-row table:style-name="ro1">
          <table:table-cell office:value-type="float" office:value="0.0775" calcext:value-type="float">
            <text:p>0,0775</text:p>
          </table:table-cell>
          <table:table-cell office:value-type="float" office:value="9.986504993" calcext:value-type="float">
            <text:p>9,986504993</text:p>
          </table:table-cell>
          <table:table-cell table:formula="of:=[.B1241]*9.81" office:value-type="float" office:value="97.96761398133" calcext:value-type="float">
            <text:p>97,96761398133</text:p>
          </table:table-cell>
        </table:table-row>
        <table:table-row table:style-name="ro1">
          <table:table-cell office:value-type="float" office:value="0.0775625" calcext:value-type="float">
            <text:p>0,0775625</text:p>
          </table:table-cell>
          <table:table-cell office:value-type="float" office:value="9.920451208" calcext:value-type="float">
            <text:p>9,920451208</text:p>
          </table:table-cell>
          <table:table-cell table:formula="of:=[.B1242]*9.81" office:value-type="float" office:value="97.31962635048" calcext:value-type="float">
            <text:p>97,31962635048</text:p>
          </table:table-cell>
        </table:table-row>
        <table:table-row table:style-name="ro1">
          <table:table-cell office:value-type="float" office:value="0.077625" calcext:value-type="float">
            <text:p>0,077625</text:p>
          </table:table-cell>
          <table:table-cell office:value-type="float" office:value="9.852291193" calcext:value-type="float">
            <text:p>9,852291193</text:p>
          </table:table-cell>
          <table:table-cell table:formula="of:=[.B1243]*9.81" office:value-type="float" office:value="96.65097660333" calcext:value-type="float">
            <text:p>96,65097660333</text:p>
          </table:table-cell>
        </table:table-row>
        <table:table-row table:style-name="ro1">
          <table:table-cell office:value-type="float" office:value="0.0776875" calcext:value-type="float">
            <text:p>0,0776875</text:p>
          </table:table-cell>
          <table:table-cell office:value-type="float" office:value="9.782095982" calcext:value-type="float">
            <text:p>9,782095982</text:p>
          </table:table-cell>
          <table:table-cell table:formula="of:=[.B1244]*9.81" office:value-type="float" office:value="95.96236158342" calcext:value-type="float">
            <text:p>95,96236158342</text:p>
          </table:table-cell>
        </table:table-row>
        <table:table-row table:style-name="ro1">
          <table:table-cell office:value-type="float" office:value="0.07775" calcext:value-type="float">
            <text:p>0,07775</text:p>
          </table:table-cell>
          <table:table-cell office:value-type="float" office:value="9.709936607" calcext:value-type="float">
            <text:p>9,709936607</text:p>
          </table:table-cell>
          <table:table-cell table:formula="of:=[.B1245]*9.81" office:value-type="float" office:value="95.25447811467" calcext:value-type="float">
            <text:p>95,25447811467</text:p>
          </table:table-cell>
        </table:table-row>
        <table:table-row table:style-name="ro1">
          <table:table-cell office:value-type="float" office:value="0.0778125" calcext:value-type="float">
            <text:p>0,0778125</text:p>
          </table:table-cell>
          <table:table-cell office:value-type="float" office:value="9.635884102" calcext:value-type="float">
            <text:p>9,635884102</text:p>
          </table:table-cell>
          <table:table-cell table:formula="of:=[.B1246]*9.81" office:value-type="float" office:value="94.52802304062" calcext:value-type="float">
            <text:p>94,52802304062</text:p>
          </table:table-cell>
        </table:table-row>
        <table:table-row table:style-name="ro1">
          <table:table-cell office:value-type="float" office:value="0.077875" calcext:value-type="float">
            <text:p>0,077875</text:p>
          </table:table-cell>
          <table:table-cell office:value-type="float" office:value="9.560009499" calcext:value-type="float">
            <text:p>9,560009499</text:p>
          </table:table-cell>
          <table:table-cell table:formula="of:=[.B1247]*9.81" office:value-type="float" office:value="93.78369318519" calcext:value-type="float">
            <text:p>93,78369318519</text:p>
          </table:table-cell>
        </table:table-row>
        <table:table-row table:style-name="ro1">
          <table:table-cell office:value-type="float" office:value="0.0779375" calcext:value-type="float">
            <text:p>0,0779375</text:p>
          </table:table-cell>
          <table:table-cell office:value-type="float" office:value="9.482383831" calcext:value-type="float">
            <text:p>9,482383831</text:p>
          </table:table-cell>
          <table:table-cell table:formula="of:=[.B1248]*9.81" office:value-type="float" office:value="93.02218538211" calcext:value-type="float">
            <text:p>93,02218538211</text:p>
          </table:table-cell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9.403078132" calcext:value-type="float">
            <text:p>9,403078132</text:p>
          </table:table-cell>
          <table:table-cell table:formula="of:=[.B1249]*9.81" office:value-type="float" office:value="92.24419647492" calcext:value-type="float">
            <text:p>92,24419647492</text:p>
          </table:table-cell>
        </table:table-row>
        <table:table-row table:style-name="ro1">
          <table:table-cell office:value-type="float" office:value="0.0780625" calcext:value-type="float">
            <text:p>0,0780625</text:p>
          </table:table-cell>
          <table:table-cell office:value-type="float" office:value="9.322172719" calcext:value-type="float">
            <text:p>9,322172719</text:p>
          </table:table-cell>
          <table:table-cell table:formula="of:=[.B1250]*9.81" office:value-type="float" office:value="91.45051437339" calcext:value-type="float">
            <text:p>91,45051437339</text:p>
          </table:table-cell>
        </table:table-row>
        <table:table-row table:style-name="ro1">
          <table:table-cell office:value-type="float" office:value="0.078125" calcext:value-type="float">
            <text:p>0,078125</text:p>
          </table:table-cell>
          <table:table-cell office:value-type="float" office:value="9.239785052" calcext:value-type="float">
            <text:p>9,239785052</text:p>
          </table:table-cell>
          <table:table-cell table:formula="of:=[.B1251]*9.81" office:value-type="float" office:value="90.64229136012" calcext:value-type="float">
            <text:p>90,64229136012</text:p>
          </table:table-cell>
        </table:table-row>
        <table:table-row table:style-name="ro1">
          <table:table-cell office:value-type="float" office:value="0.0781875" calcext:value-type="float">
            <text:p>0,0781875</text:p>
          </table:table-cell>
          <table:table-cell office:value-type="float" office:value="9.156041875" calcext:value-type="float">
            <text:p>9,156041875</text:p>
          </table:table-cell>
          <table:table-cell table:formula="of:=[.B1252]*9.81" office:value-type="float" office:value="89.82077079375" calcext:value-type="float">
            <text:p>89,82077079375</text:p>
          </table:table-cell>
        </table:table-row>
        <table:table-row table:style-name="ro1">
          <table:table-cell office:value-type="float" office:value="0.07825" calcext:value-type="float">
            <text:p>0,07825</text:p>
          </table:table-cell>
          <table:table-cell office:value-type="float" office:value="9.071069932" calcext:value-type="float">
            <text:p>9,071069932</text:p>
          </table:table-cell>
          <table:table-cell table:formula="of:=[.B1253]*9.81" office:value-type="float" office:value="88.98719603292" calcext:value-type="float">
            <text:p>88,98719603292</text:p>
          </table:table-cell>
        </table:table-row>
        <table:table-row table:style-name="ro1">
          <table:table-cell office:value-type="float" office:value="0.0783125" calcext:value-type="float">
            <text:p>0,0783125</text:p>
          </table:table-cell>
          <table:table-cell office:value-type="float" office:value="8.984995967" calcext:value-type="float">
            <text:p>8,984995967</text:p>
          </table:table-cell>
          <table:table-cell table:formula="of:=[.B1254]*9.81" office:value-type="float" office:value="88.14281043627" calcext:value-type="float">
            <text:p>88,14281043627</text:p>
          </table:table-cell>
        </table:table-row>
        <table:table-row table:style-name="ro1">
          <table:table-cell office:value-type="float" office:value="0.078375" calcext:value-type="float">
            <text:p>0,078375</text:p>
          </table:table-cell>
          <table:table-cell office:value-type="float" office:value="8.897946725" calcext:value-type="float">
            <text:p>8,897946725</text:p>
          </table:table-cell>
          <table:table-cell table:formula="of:=[.B1255]*9.81" office:value-type="float" office:value="87.28885737225" calcext:value-type="float">
            <text:p>87,28885737225</text:p>
          </table:table-cell>
        </table:table-row>
        <table:table-row table:style-name="ro1">
          <table:table-cell office:value-type="float" office:value="0.0784375" calcext:value-type="float">
            <text:p>0,0784375</text:p>
          </table:table-cell>
          <table:table-cell office:value-type="float" office:value="8.810048951" calcext:value-type="float">
            <text:p>8,810048951</text:p>
          </table:table-cell>
          <table:table-cell table:formula="of:=[.B1256]*9.81" office:value-type="float" office:value="86.42658020931" calcext:value-type="float">
            <text:p>86,42658020931</text:p>
          </table:table-cell>
        </table:table-row>
        <table:table-row table:style-name="ro1">
          <table:table-cell office:value-type="float" office:value="0.0785" calcext:value-type="float">
            <text:p>0,0785</text:p>
          </table:table-cell>
          <table:table-cell office:value-type="float" office:value="8.721429388" calcext:value-type="float">
            <text:p>8,721429388</text:p>
          </table:table-cell>
          <table:table-cell table:formula="of:=[.B1257]*9.81" office:value-type="float" office:value="85.55722229628" calcext:value-type="float">
            <text:p>85,55722229628</text:p>
          </table:table-cell>
        </table:table-row>
        <table:table-row table:style-name="ro1">
          <table:table-cell office:value-type="float" office:value="0.0785625" calcext:value-type="float">
            <text:p>0,0785625</text:p>
          </table:table-cell>
          <table:table-cell office:value-type="float" office:value="8.632214732" calcext:value-type="float">
            <text:p>8,632214732</text:p>
          </table:table-cell>
          <table:table-cell table:formula="of:=[.B1258]*9.81" office:value-type="float" office:value="84.68202652092" calcext:value-type="float">
            <text:p>84,68202652092</text:p>
          </table:table-cell>
        </table:table-row>
        <table:table-row table:style-name="ro1">
          <table:table-cell office:value-type="float" office:value="0.078625" calcext:value-type="float">
            <text:p>0,078625</text:p>
          </table:table-cell>
          <table:table-cell office:value-type="float" office:value="8.542531483" calcext:value-type="float">
            <text:p>8,542531483</text:p>
          </table:table-cell>
          <table:table-cell table:formula="of:=[.B1259]*9.81" office:value-type="float" office:value="83.80223384823" calcext:value-type="float">
            <text:p>83,80223384823</text:p>
          </table:table-cell>
        </table:table-row>
        <table:table-row table:style-name="ro1">
          <table:table-cell office:value-type="float" office:value="0.0786875" calcext:value-type="float">
            <text:p>0,0786875</text:p>
          </table:table-cell>
          <table:table-cell office:value-type="float" office:value="8.452506093" calcext:value-type="float">
            <text:p>8,452506093</text:p>
          </table:table-cell>
          <table:table-cell table:formula="of:=[.B1260]*9.81" office:value-type="float" office:value="82.91908477233" calcext:value-type="float">
            <text:p>82,91908477233</text:p>
          </table:table-cell>
        </table:table-row>
        <table:table-row table:style-name="ro1">
          <table:table-cell office:value-type="float" office:value="0.07875" calcext:value-type="float">
            <text:p>0,07875</text:p>
          </table:table-cell>
          <table:table-cell office:value-type="float" office:value="8.362265013" calcext:value-type="float">
            <text:p>8,362265013</text:p>
          </table:table-cell>
          <table:table-cell table:formula="of:=[.B1261]*9.81" office:value-type="float" office:value="82.03381977753" calcext:value-type="float">
            <text:p>82,03381977753</text:p>
          </table:table-cell>
        </table:table-row>
        <table:table-row table:style-name="ro1">
          <table:table-cell office:value-type="float" office:value="0.0788125" calcext:value-type="float">
            <text:p>0,0788125</text:p>
          </table:table-cell>
          <table:table-cell office:value-type="float" office:value="8.271934694" calcext:value-type="float">
            <text:p>8,271934694</text:p>
          </table:table-cell>
          <table:table-cell table:formula="of:=[.B1262]*9.81" office:value-type="float" office:value="81.14767934814" calcext:value-type="float">
            <text:p>81,14767934814</text:p>
          </table:table-cell>
        </table:table-row>
        <table:table-row table:style-name="ro1">
          <table:table-cell office:value-type="float" office:value="0.078875" calcext:value-type="float">
            <text:p>0,078875</text:p>
          </table:table-cell>
          <table:table-cell office:value-type="float" office:value="8.181641589" calcext:value-type="float">
            <text:p>8,181641589</text:p>
          </table:table-cell>
          <table:table-cell table:formula="of:=[.B1263]*9.81" office:value-type="float" office:value="80.26190398809" calcext:value-type="float">
            <text:p>80,26190398809</text:p>
          </table:table-cell>
        </table:table-row>
        <table:table-row table:style-name="ro1">
          <table:table-cell office:value-type="float" office:value="0.0789375" calcext:value-type="float">
            <text:p>0,0789375</text:p>
          </table:table-cell>
          <table:table-cell office:value-type="float" office:value="8.091512148" calcext:value-type="float">
            <text:p>8,091512148</text:p>
          </table:table-cell>
          <table:table-cell table:formula="of:=[.B1264]*9.81" office:value-type="float" office:value="79.37773417188" calcext:value-type="float">
            <text:p>79,37773417188</text:p>
          </table:table-cell>
        </table:table-row>
        <table:table-row table:style-name="ro1">
          <table:table-cell office:value-type="float" office:value="0.079" calcext:value-type="float">
            <text:p>0,079</text:p>
          </table:table-cell>
          <table:table-cell office:value-type="float" office:value="8.001672823" calcext:value-type="float">
            <text:p>8,001672823</text:p>
          </table:table-cell>
          <table:table-cell table:formula="of:=[.B1265]*9.81" office:value-type="float" office:value="78.49641039363" calcext:value-type="float">
            <text:p>78,49641039363</text:p>
          </table:table-cell>
        </table:table-row>
        <table:table-row table:style-name="ro1">
          <table:table-cell office:value-type="float" office:value="0.0790625" calcext:value-type="float">
            <text:p>0,0790625</text:p>
          </table:table-cell>
          <table:table-cell office:value-type="float" office:value="7.912243956" calcext:value-type="float">
            <text:p>7,912243956</text:p>
          </table:table-cell>
          <table:table-cell table:formula="of:=[.B1266]*9.81" office:value-type="float" office:value="77.61911320836" calcext:value-type="float">
            <text:p>77,61911320836</text:p>
          </table:table-cell>
        </table:table-row>
        <table:table-row table:style-name="ro1">
          <table:table-cell office:value-type="float" office:value="0.079125" calcext:value-type="float">
            <text:p>0,079125</text:p>
          </table:table-cell>
          <table:table-cell office:value-type="float" office:value="7.823321455" calcext:value-type="float">
            <text:p>7,823321455</text:p>
          </table:table-cell>
          <table:table-cell table:formula="of:=[.B1267]*9.81" office:value-type="float" office:value="76.74678347355" calcext:value-type="float">
            <text:p>76,74678347355</text:p>
          </table:table-cell>
        </table:table-row>
        <table:table-row table:style-name="ro1">
          <table:table-cell office:value-type="float" office:value="0.0791875" calcext:value-type="float">
            <text:p>0,0791875</text:p>
          </table:table-cell>
          <table:table-cell office:value-type="float" office:value="7.734995115" calcext:value-type="float">
            <text:p>7,734995115</text:p>
          </table:table-cell>
          <table:table-cell table:formula="of:=[.B1268]*9.81" office:value-type="float" office:value="75.88030207815" calcext:value-type="float">
            <text:p>75,88030207815</text:p>
          </table:table-cell>
        </table:table-row>
        <table:table-row table:style-name="ro1">
          <table:table-cell office:value-type="float" office:value="0.07925" calcext:value-type="float">
            <text:p>0,07925</text:p>
          </table:table-cell>
          <table:table-cell office:value-type="float" office:value="7.647354735" calcext:value-type="float">
            <text:p>7,647354735</text:p>
          </table:table-cell>
          <table:table-cell table:formula="of:=[.B1269]*9.81" office:value-type="float" office:value="75.02054995035" calcext:value-type="float">
            <text:p>75,02054995035</text:p>
          </table:table-cell>
        </table:table-row>
        <table:table-row table:style-name="ro1">
          <table:table-cell office:value-type="float" office:value="0.0793125" calcext:value-type="float">
            <text:p>0,0793125</text:p>
          </table:table-cell>
          <table:table-cell office:value-type="float" office:value="7.560490112" calcext:value-type="float">
            <text:p>7,560490112</text:p>
          </table:table-cell>
          <table:table-cell table:formula="of:=[.B1270]*9.81" office:value-type="float" office:value="74.16840799872" calcext:value-type="float">
            <text:p>74,16840799872</text:p>
          </table:table-cell>
        </table:table-row>
        <table:table-row table:style-name="ro1">
          <table:table-cell office:value-type="float" office:value="0.079375" calcext:value-type="float">
            <text:p>0,079375</text:p>
          </table:table-cell>
          <table:table-cell office:value-type="float" office:value="7.474491043" calcext:value-type="float">
            <text:p>7,474491043</text:p>
          </table:table-cell>
          <table:table-cell table:formula="of:=[.B1271]*9.81" office:value-type="float" office:value="73.32475713183" calcext:value-type="float">
            <text:p>73,32475713183</text:p>
          </table:table-cell>
        </table:table-row>
        <table:table-row table:style-name="ro1">
          <table:table-cell office:value-type="float" office:value="0.0794375" calcext:value-type="float">
            <text:p>0,0794375</text:p>
          </table:table-cell>
          <table:table-cell office:value-type="float" office:value="7.389447326" calcext:value-type="float">
            <text:p>7,389447326</text:p>
          </table:table-cell>
          <table:table-cell table:formula="of:=[.B1272]*9.81" office:value-type="float" office:value="72.49047826806" calcext:value-type="float">
            <text:p>72,49047826806</text:p>
          </table:table-cell>
        </table:table-row>
        <table:table-row table:style-name="ro1">
          <table:table-cell office:value-type="float" office:value="0.0795" calcext:value-type="float">
            <text:p>0,0795</text:p>
          </table:table-cell>
          <table:table-cell office:value-type="float" office:value="7.305448758" calcext:value-type="float">
            <text:p>7,305448758</text:p>
          </table:table-cell>
          <table:table-cell table:formula="of:=[.B1273]*9.81" office:value-type="float" office:value="71.66645231598" calcext:value-type="float">
            <text:p>71,66645231598</text:p>
          </table:table-cell>
        </table:table-row>
        <table:table-row table:style-name="ro1">
          <table:table-cell office:value-type="float" office:value="0.0795625" calcext:value-type="float">
            <text:p>0,0795625</text:p>
          </table:table-cell>
          <table:table-cell office:value-type="float" office:value="7.222577282" calcext:value-type="float">
            <text:p>7,222577282</text:p>
          </table:table-cell>
          <table:table-cell table:formula="of:=[.B1274]*9.81" office:value-type="float" office:value="70.85348313642" calcext:value-type="float">
            <text:p>70,85348313642</text:p>
          </table:table-cell>
        </table:table-row>
        <table:table-row table:style-name="ro1">
          <table:table-cell office:value-type="float" office:value="0.079625" calcext:value-type="float">
            <text:p>0,079625</text:p>
          </table:table-cell>
          <table:table-cell office:value-type="float" office:value="7.140883431" calcext:value-type="float">
            <text:p>7,140883431</text:p>
          </table:table-cell>
          <table:table-cell table:formula="of:=[.B1275]*9.81" office:value-type="float" office:value="70.05206645811" calcext:value-type="float">
            <text:p>70,05206645811</text:p>
          </table:table-cell>
        </table:table-row>
        <table:table-row table:style-name="ro1">
          <table:table-cell office:value-type="float" office:value="0.0796875" calcext:value-type="float">
            <text:p>0,0796875</text:p>
          </table:table-cell>
          <table:table-cell office:value-type="float" office:value="7.060409882" calcext:value-type="float">
            <text:p>7,060409882</text:p>
          </table:table-cell>
          <table:table-cell table:formula="of:=[.B1276]*9.81" office:value-type="float" office:value="69.26262094242" calcext:value-type="float">
            <text:p>69,26262094242</text:p>
          </table:table-cell>
        </table:table-row>
        <table:table-row table:style-name="ro1">
          <table:table-cell office:value-type="float" office:value="0.07975" calcext:value-type="float">
            <text:p>0,07975</text:p>
          </table:table-cell>
          <table:table-cell office:value-type="float" office:value="6.981199312" calcext:value-type="float">
            <text:p>6,981199312</text:p>
          </table:table-cell>
          <table:table-cell table:formula="of:=[.B1277]*9.81" office:value-type="float" office:value="68.48556525072" calcext:value-type="float">
            <text:p>68,48556525072</text:p>
          </table:table-cell>
        </table:table-row>
        <table:table-row table:style-name="ro1">
          <table:table-cell office:value-type="float" office:value="0.0798125" calcext:value-type="float">
            <text:p>0,0798125</text:p>
          </table:table-cell>
          <table:table-cell office:value-type="float" office:value="6.903294398" calcext:value-type="float">
            <text:p>6,903294398</text:p>
          </table:table-cell>
          <table:table-cell table:formula="of:=[.B1278]*9.81" office:value-type="float" office:value="67.72131804438" calcext:value-type="float">
            <text:p>67,72131804438</text:p>
          </table:table-cell>
        </table:table-row>
        <table:table-row table:style-name="ro1">
          <table:table-cell office:value-type="float" office:value="0.079875" calcext:value-type="float">
            <text:p>0,079875</text:p>
          </table:table-cell>
          <table:table-cell office:value-type="float" office:value="6.826737818" calcext:value-type="float">
            <text:p>6,826737818</text:p>
          </table:table-cell>
          <table:table-cell table:formula="of:=[.B1279]*9.81" office:value-type="float" office:value="66.97029799458" calcext:value-type="float">
            <text:p>66,97029799458</text:p>
          </table:table-cell>
        </table:table-row>
        <table:table-row table:style-name="ro1">
          <table:table-cell office:value-type="float" office:value="0.0799375" calcext:value-type="float">
            <text:p>0,0799375</text:p>
          </table:table-cell>
          <table:table-cell office:value-type="float" office:value="6.751572251" calcext:value-type="float">
            <text:p>6,751572251</text:p>
          </table:table-cell>
          <table:table-cell table:formula="of:=[.B1280]*9.81" office:value-type="float" office:value="66.23292378231" calcext:value-type="float">
            <text:p>66,23292378231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6.677840372" calcext:value-type="float">
            <text:p>6,677840372</text:p>
          </table:table-cell>
          <table:table-cell table:formula="of:=[.B1281]*9.81" office:value-type="float" office:value="65.50961404932" calcext:value-type="float">
            <text:p>65,50961404932</text:p>
          </table:table-cell>
        </table:table-row>
        <table:table-row table:style-name="ro1">
          <table:table-cell office:value-type="float" office:value="0.0800625" calcext:value-type="float">
            <text:p>0,0800625</text:p>
          </table:table-cell>
          <table:table-cell office:value-type="float" office:value="6.6055779" calcext:value-type="float">
            <text:p>6,6055779</text:p>
          </table:table-cell>
          <table:table-cell table:formula="of:=[.B1282]*9.81" office:value-type="float" office:value="64.800719199" calcext:value-type="float">
            <text:p>64,800719199</text:p>
          </table:table-cell>
        </table:table-row>
        <table:table-row table:style-name="ro1">
          <table:table-cell office:value-type="float" office:value="0.080125" calcext:value-type="float">
            <text:p>0,080125</text:p>
          </table:table-cell>
          <table:table-cell office:value-type="float" office:value="6.534792713" calcext:value-type="float">
            <text:p>6,534792713</text:p>
          </table:table-cell>
          <table:table-cell table:formula="of:=[.B1283]*9.81" office:value-type="float" office:value="64.10631651453" calcext:value-type="float">
            <text:p>64,10631651453</text:p>
          </table:table-cell>
        </table:table-row>
        <table:table-row table:style-name="ro1">
          <table:table-cell office:value-type="float" office:value="0.0801875" calcext:value-type="float">
            <text:p>0,0801875</text:p>
          </table:table-cell>
          <table:table-cell office:value-type="float" office:value="6.465485727" calcext:value-type="float">
            <text:p>6,465485727</text:p>
          </table:table-cell>
          <table:table-cell table:formula="of:=[.B1284]*9.81" office:value-type="float" office:value="63.42641498187" calcext:value-type="float">
            <text:p>63,42641498187</text:p>
          </table:table-cell>
        </table:table-row>
        <table:table-row table:style-name="ro1">
          <table:table-cell office:value-type="float" office:value="0.08025" calcext:value-type="float">
            <text:p>0,08025</text:p>
          </table:table-cell>
          <table:table-cell office:value-type="float" office:value="6.397657861" calcext:value-type="float">
            <text:p>6,397657861</text:p>
          </table:table-cell>
          <table:table-cell table:formula="of:=[.B1285]*9.81" office:value-type="float" office:value="62.76102361641" calcext:value-type="float">
            <text:p>62,76102361641</text:p>
          </table:table-cell>
        </table:table-row>
        <table:table-row table:style-name="ro1">
          <table:table-cell office:value-type="float" office:value="0.0803125" calcext:value-type="float">
            <text:p>0,0803125</text:p>
          </table:table-cell>
          <table:table-cell office:value-type="float" office:value="6.331310031" calcext:value-type="float">
            <text:p>6,331310031</text:p>
          </table:table-cell>
          <table:table-cell table:formula="of:=[.B1286]*9.81" office:value-type="float" office:value="62.11015140411" calcext:value-type="float">
            <text:p>62,11015140411</text:p>
          </table:table-cell>
        </table:table-row>
        <table:table-row table:style-name="ro1">
          <table:table-cell office:value-type="float" office:value="0.080375" calcext:value-type="float">
            <text:p>0,080375</text:p>
          </table:table-cell>
          <table:table-cell office:value-type="float" office:value="6.266443156" calcext:value-type="float">
            <text:p>6,266443156</text:p>
          </table:table-cell>
          <table:table-cell table:formula="of:=[.B1287]*9.81" office:value-type="float" office:value="61.47380736036" calcext:value-type="float">
            <text:p>61,47380736036</text:p>
          </table:table-cell>
        </table:table-row>
        <table:table-row table:style-name="ro1">
          <table:table-cell office:value-type="float" office:value="0.0804375" calcext:value-type="float">
            <text:p>0,0804375</text:p>
          </table:table-cell>
          <table:table-cell office:value-type="float" office:value="6.203058152" calcext:value-type="float">
            <text:p>6,203058152</text:p>
          </table:table-cell>
          <table:table-cell table:formula="of:=[.B1288]*9.81" office:value-type="float" office:value="60.85200047112" calcext:value-type="float">
            <text:p>60,85200047112</text:p>
          </table:table-cell>
        </table:table-row>
        <table:table-row table:style-name="ro1">
          <table:table-cell office:value-type="float" office:value="0.0805" calcext:value-type="float">
            <text:p>0,0805</text:p>
          </table:table-cell>
          <table:table-cell office:value-type="float" office:value="6.141155938" calcext:value-type="float">
            <text:p>6,141155938</text:p>
          </table:table-cell>
          <table:table-cell table:formula="of:=[.B1289]*9.81" office:value-type="float" office:value="60.24473975178" calcext:value-type="float">
            <text:p>60,24473975178</text:p>
          </table:table-cell>
        </table:table-row>
        <table:table-row table:style-name="ro1">
          <table:table-cell office:value-type="float" office:value="0.0805625" calcext:value-type="float">
            <text:p>0,0805625</text:p>
          </table:table-cell>
          <table:table-cell office:value-type="float" office:value="6.080735164" calcext:value-type="float">
            <text:p>6,080735164</text:p>
          </table:table-cell>
          <table:table-cell table:formula="of:=[.B1290]*9.81" office:value-type="float" office:value="59.65201195884" calcext:value-type="float">
            <text:p>59,65201195884</text:p>
          </table:table-cell>
        </table:table-row>
        <table:table-row table:style-name="ro1">
          <table:table-cell office:value-type="float" office:value="0.080625" calcext:value-type="float">
            <text:p>0,080625</text:p>
          </table:table-cell>
          <table:table-cell office:value-type="float" office:value="6.021785413" calcext:value-type="float">
            <text:p>6,021785413</text:p>
          </table:table-cell>
          <table:table-cell table:formula="of:=[.B1291]*9.81" office:value-type="float" office:value="59.07371490153" calcext:value-type="float">
            <text:p>59,07371490153</text:p>
          </table:table-cell>
        </table:table-row>
        <table:table-row table:style-name="ro1">
          <table:table-cell office:value-type="float" office:value="0.0806875" calcext:value-type="float">
            <text:p>0,0806875</text:p>
          </table:table-cell>
          <table:table-cell office:value-type="float" office:value="5.964294001" calcext:value-type="float">
            <text:p>5,964294001</text:p>
          </table:table-cell>
          <table:table-cell table:formula="of:=[.B1292]*9.81" office:value-type="float" office:value="58.50972414981" calcext:value-type="float">
            <text:p>58,50972414981</text:p>
          </table:table-cell>
        </table:table-row>
        <table:table-row table:style-name="ro1">
          <table:table-cell office:value-type="float" office:value="0.08075" calcext:value-type="float">
            <text:p>0,08075</text:p>
          </table:table-cell>
          <table:table-cell office:value-type="float" office:value="5.908248244" calcext:value-type="float">
            <text:p>5,908248244</text:p>
          </table:table-cell>
          <table:table-cell table:formula="of:=[.B1293]*9.81" office:value-type="float" office:value="57.95991527364" calcext:value-type="float">
            <text:p>57,95991527364</text:p>
          </table:table-cell>
        </table:table-row>
        <table:table-row table:style-name="ro1">
          <table:table-cell office:value-type="float" office:value="0.0808125" calcext:value-type="float">
            <text:p>0,0808125</text:p>
          </table:table-cell>
          <table:table-cell office:value-type="float" office:value="5.853635459" calcext:value-type="float">
            <text:p>5,853635459</text:p>
          </table:table-cell>
          <table:table-cell table:formula="of:=[.B1294]*9.81" office:value-type="float" office:value="57.42416385279" calcext:value-type="float">
            <text:p>57,42416385279</text:p>
          </table:table-cell>
        </table:table-row>
        <table:table-row table:style-name="ro1">
          <table:table-cell office:value-type="float" office:value="0.080875" calcext:value-type="float">
            <text:p>0,080875</text:p>
          </table:table-cell>
          <table:table-cell office:value-type="float" office:value="5.800442962" calcext:value-type="float">
            <text:p>5,800442962</text:p>
          </table:table-cell>
          <table:table-cell table:formula="of:=[.B1295]*9.81" office:value-type="float" office:value="56.90234545722" calcext:value-type="float">
            <text:p>56,90234545722</text:p>
          </table:table-cell>
        </table:table-row>
        <table:table-row table:style-name="ro1">
          <table:table-cell office:value-type="float" office:value="0.0809375" calcext:value-type="float">
            <text:p>0,0809375</text:p>
          </table:table-cell>
          <table:table-cell office:value-type="float" office:value="5.748658068" calcext:value-type="float">
            <text:p>5,748658068</text:p>
          </table:table-cell>
          <table:table-cell table:formula="of:=[.B1296]*9.81" office:value-type="float" office:value="56.39433564708" calcext:value-type="float">
            <text:p>56,39433564708</text:p>
          </table:table-cell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float" office:value="5.698268094" calcext:value-type="float">
            <text:p>5,698268094</text:p>
          </table:table-cell>
          <table:table-cell table:formula="of:=[.B1297]*9.81" office:value-type="float" office:value="55.90001000214" calcext:value-type="float">
            <text:p>55,90001000214</text:p>
          </table:table-cell>
        </table:table-row>
        <table:table-row table:style-name="ro1">
          <table:table-cell office:value-type="float" office:value="0.0810625" calcext:value-type="float">
            <text:p>0,0810625</text:p>
          </table:table-cell>
          <table:table-cell office:value-type="float" office:value="5.649262181" calcext:value-type="float">
            <text:p>5,649262181</text:p>
          </table:table-cell>
          <table:table-cell table:formula="of:=[.B1298]*9.81" office:value-type="float" office:value="55.41926199561" calcext:value-type="float">
            <text:p>55,41926199561</text:p>
          </table:table-cell>
        </table:table-row>
        <table:table-row table:style-name="ro1">
          <table:table-cell office:value-type="float" office:value="0.081125" calcext:value-type="float">
            <text:p>0,081125</text:p>
          </table:table-cell>
          <table:table-cell office:value-type="float" office:value="5.60163676" calcext:value-type="float">
            <text:p>5,60163676</text:p>
          </table:table-cell>
          <table:table-cell table:formula="of:=[.B1299]*9.81" office:value-type="float" office:value="54.9520566156" calcext:value-type="float">
            <text:p>54,9520566156</text:p>
          </table:table-cell>
        </table:table-row>
        <table:table-row table:style-name="ro1">
          <table:table-cell office:value-type="float" office:value="0.0811875" calcext:value-type="float">
            <text:p>0,0811875</text:p>
          </table:table-cell>
          <table:table-cell office:value-type="float" office:value="5.55539009" calcext:value-type="float">
            <text:p>5,55539009</text:p>
          </table:table-cell>
          <table:table-cell table:formula="of:=[.B1300]*9.81" office:value-type="float" office:value="54.4983767829" calcext:value-type="float">
            <text:p>54,4983767829</text:p>
          </table:table-cell>
        </table:table-row>
        <table:table-row table:style-name="ro1">
          <table:table-cell office:value-type="float" office:value="0.08125" calcext:value-type="float">
            <text:p>0,08125</text:p>
          </table:table-cell>
          <table:table-cell office:value-type="float" office:value="5.510520427" calcext:value-type="float">
            <text:p>5,510520427</text:p>
          </table:table-cell>
          <table:table-cell table:formula="of:=[.B1301]*9.81" office:value-type="float" office:value="54.05820538887" calcext:value-type="float">
            <text:p>54,05820538887</text:p>
          </table:table-cell>
        </table:table-row>
        <table:table-row table:style-name="ro1">
          <table:table-cell office:value-type="float" office:value="0.0813125" calcext:value-type="float">
            <text:p>0,0813125</text:p>
          </table:table-cell>
          <table:table-cell office:value-type="float" office:value="5.467026029" calcext:value-type="float">
            <text:p>5,467026029</text:p>
          </table:table-cell>
          <table:table-cell table:formula="of:=[.B1302]*9.81" office:value-type="float" office:value="53.63152534449" calcext:value-type="float">
            <text:p>53,63152534449</text:p>
          </table:table-cell>
        </table:table-row>
        <table:table-row table:style-name="ro1">
          <table:table-cell office:value-type="float" office:value="0.081375" calcext:value-type="float">
            <text:p>0,081375</text:p>
          </table:table-cell>
          <table:table-cell office:value-type="float" office:value="5.424905153" calcext:value-type="float">
            <text:p>5,424905153</text:p>
          </table:table-cell>
          <table:table-cell table:formula="of:=[.B1303]*9.81" office:value-type="float" office:value="53.21831955093" calcext:value-type="float">
            <text:p>53,21831955093</text:p>
          </table:table-cell>
        </table:table-row>
        <table:table-row table:style-name="ro1">
          <table:table-cell office:value-type="float" office:value="0.0814375" calcext:value-type="float">
            <text:p>0,0814375</text:p>
          </table:table-cell>
          <table:table-cell office:value-type="float" office:value="5.384156056" calcext:value-type="float">
            <text:p>5,384156056</text:p>
          </table:table-cell>
          <table:table-cell table:formula="of:=[.B1304]*9.81" office:value-type="float" office:value="52.81857090936" calcext:value-type="float">
            <text:p>52,81857090936</text:p>
          </table:table-cell>
        </table:table-row>
        <table:table-row table:style-name="ro1">
          <table:table-cell office:value-type="float" office:value="0.0815" calcext:value-type="float">
            <text:p>0,0815</text:p>
          </table:table-cell>
          <table:table-cell office:value-type="float" office:value="5.344776994" calcext:value-type="float">
            <text:p>5,344776994</text:p>
          </table:table-cell>
          <table:table-cell table:formula="of:=[.B1305]*9.81" office:value-type="float" office:value="52.43226231114" calcext:value-type="float">
            <text:p>52,43226231114</text:p>
          </table:table-cell>
        </table:table-row>
        <table:table-row table:style-name="ro1">
          <table:table-cell office:value-type="float" office:value="0.0815625" calcext:value-type="float">
            <text:p>0,0815625</text:p>
          </table:table-cell>
          <table:table-cell office:value-type="float" office:value="5.306761809" calcext:value-type="float">
            <text:p>5,306761809</text:p>
          </table:table-cell>
          <table:table-cell table:formula="of:=[.B1306]*9.81" office:value-type="float" office:value="52.05933334629" calcext:value-type="float">
            <text:p>52,05933334629</text:p>
          </table:table-cell>
        </table:table-row>
        <table:table-row table:style-name="ro1">
          <table:table-cell office:value-type="float" office:value="0.081625" calcext:value-type="float">
            <text:p>0,081625</text:p>
          </table:table-cell>
          <table:table-cell office:value-type="float" office:value="5.27008668" calcext:value-type="float">
            <text:p>5,27008668</text:p>
          </table:table-cell>
          <table:table-cell table:formula="of:=[.B1307]*9.81" office:value-type="float" office:value="51.6995503308" calcext:value-type="float">
            <text:p>51,6995503308</text:p>
          </table:table-cell>
        </table:table-row>
        <table:table-row table:style-name="ro1">
          <table:table-cell office:value-type="float" office:value="0.0816875" calcext:value-type="float">
            <text:p>0,0816875</text:p>
          </table:table-cell>
          <table:table-cell office:value-type="float" office:value="5.234723366" calcext:value-type="float">
            <text:p>5,234723366</text:p>
          </table:table-cell>
          <table:table-cell table:formula="of:=[.B1308]*9.81" office:value-type="float" office:value="51.35263622046" calcext:value-type="float">
            <text:p>51,35263622046</text:p>
          </table:table-cell>
        </table:table-row>
        <table:table-row table:style-name="ro1">
          <table:table-cell office:value-type="float" office:value="0.08175" calcext:value-type="float">
            <text:p>0,08175</text:p>
          </table:table-cell>
          <table:table-cell office:value-type="float" office:value="5.200643631" calcext:value-type="float">
            <text:p>5,200643631</text:p>
          </table:table-cell>
          <table:table-cell table:formula="of:=[.B1309]*9.81" office:value-type="float" office:value="51.01831402011" calcext:value-type="float">
            <text:p>51,01831402011</text:p>
          </table:table-cell>
        </table:table-row>
        <table:table-row table:style-name="ro1">
          <table:table-cell office:value-type="float" office:value="0.0818125" calcext:value-type="float">
            <text:p>0,0818125</text:p>
          </table:table-cell>
          <table:table-cell office:value-type="float" office:value="5.167819235" calcext:value-type="float">
            <text:p>5,167819235</text:p>
          </table:table-cell>
          <table:table-cell table:formula="of:=[.B1310]*9.81" office:value-type="float" office:value="50.69630669535" calcext:value-type="float">
            <text:p>50,69630669535</text:p>
          </table:table-cell>
        </table:table-row>
        <table:table-row table:style-name="ro1">
          <table:table-cell office:value-type="float" office:value="0.081875" calcext:value-type="float">
            <text:p>0,081875</text:p>
          </table:table-cell>
          <table:table-cell office:value-type="float" office:value="5.136221942" calcext:value-type="float">
            <text:p>5,136221942</text:p>
          </table:table-cell>
          <table:table-cell table:formula="of:=[.B1311]*9.81" office:value-type="float" office:value="50.38633725102" calcext:value-type="float">
            <text:p>50,38633725102</text:p>
          </table:table-cell>
        </table:table-row>
        <table:table-row table:style-name="ro1">
          <table:table-cell office:value-type="float" office:value="0.0819375" calcext:value-type="float">
            <text:p>0,0819375</text:p>
          </table:table-cell>
          <table:table-cell office:value-type="float" office:value="5.105823511" calcext:value-type="float">
            <text:p>5,105823511</text:p>
          </table:table-cell>
          <table:table-cell table:formula="of:=[.B1312]*9.81" office:value-type="float" office:value="50.08812864291" calcext:value-type="float">
            <text:p>50,08812864291</text:p>
          </table:table-cell>
        </table:table-row>
        <table:table-row table:style-name="ro1">
          <table:table-cell office:value-type="float" office:value="0.082" calcext:value-type="float">
            <text:p>0,082</text:p>
          </table:table-cell>
          <table:table-cell office:value-type="float" office:value="5.076595705" calcext:value-type="float">
            <text:p>5,076595705</text:p>
          </table:table-cell>
          <table:table-cell table:formula="of:=[.B1313]*9.81" office:value-type="float" office:value="49.80140386605" calcext:value-type="float">
            <text:p>49,80140386605</text:p>
          </table:table-cell>
        </table:table-row>
        <table:table-row table:style-name="ro1">
          <table:table-cell office:value-type="float" office:value="0.0820625" calcext:value-type="float">
            <text:p>0,0820625</text:p>
          </table:table-cell>
          <table:table-cell office:value-type="float" office:value="5.048504729" calcext:value-type="float">
            <text:p>5,048504729</text:p>
          </table:table-cell>
          <table:table-cell table:formula="of:=[.B1314]*9.81" office:value-type="float" office:value="49.52583139149" calcext:value-type="float">
            <text:p>49,52583139149</text:p>
          </table:table-cell>
        </table:table-row>
        <table:table-row table:style-name="ro1">
          <table:table-cell office:value-type="float" office:value="0.082125" calcext:value-type="float">
            <text:p>0,082125</text:p>
          </table:table-cell>
          <table:table-cell office:value-type="float" office:value="5.021494557" calcext:value-type="float">
            <text:p>5,021494557</text:p>
          </table:table-cell>
          <table:table-cell table:formula="of:=[.B1315]*9.81" office:value-type="float" office:value="49.26086160417" calcext:value-type="float">
            <text:p>49,26086160417</text:p>
          </table:table-cell>
        </table:table-row>
        <table:table-row table:style-name="ro1">
          <table:table-cell office:value-type="float" office:value="0.0821875" calcext:value-type="float">
            <text:p>0,0821875</text:p>
          </table:table-cell>
          <table:table-cell office:value-type="float" office:value="4.995503607" calcext:value-type="float">
            <text:p>4,995503607</text:p>
          </table:table-cell>
          <table:table-cell table:formula="of:=[.B1316]*9.81" office:value-type="float" office:value="49.00589038467" calcext:value-type="float">
            <text:p>49,00589038467</text:p>
          </table:table-cell>
        </table:table-row>
        <table:table-row table:style-name="ro1">
          <table:table-cell office:value-type="float" office:value="0.08225" calcext:value-type="float">
            <text:p>0,08225</text:p>
          </table:table-cell>
          <table:table-cell office:value-type="float" office:value="4.970470297" calcext:value-type="float">
            <text:p>4,970470297</text:p>
          </table:table-cell>
          <table:table-cell table:formula="of:=[.B1317]*9.81" office:value-type="float" office:value="48.76031361357" calcext:value-type="float">
            <text:p>48,76031361357</text:p>
          </table:table-cell>
        </table:table-row>
        <table:table-row table:style-name="ro1">
          <table:table-cell office:value-type="float" office:value="0.0823125" calcext:value-type="float">
            <text:p>0,0823125</text:p>
          </table:table-cell>
          <table:table-cell office:value-type="float" office:value="4.946333043" calcext:value-type="float">
            <text:p>4,946333043</text:p>
          </table:table-cell>
          <table:table-cell table:formula="of:=[.B1318]*9.81" office:value-type="float" office:value="48.52352715183" calcext:value-type="float">
            <text:p>48,52352715183</text:p>
          </table:table-cell>
        </table:table-row>
        <table:table-row table:style-name="ro1">
          <table:table-cell office:value-type="float" office:value="0.082375" calcext:value-type="float">
            <text:p>0,082375</text:p>
          </table:table-cell>
          <table:table-cell office:value-type="float" office:value="4.923030265" calcext:value-type="float">
            <text:p>4,923030265</text:p>
          </table:table-cell>
          <table:table-cell table:formula="of:=[.B1319]*9.81" office:value-type="float" office:value="48.29492689965" calcext:value-type="float">
            <text:p>48,29492689965</text:p>
          </table:table-cell>
        </table:table-row>
        <table:table-row table:style-name="ro1">
          <table:table-cell office:value-type="float" office:value="0.0824375" calcext:value-type="float">
            <text:p>0,0824375</text:p>
          </table:table-cell>
          <table:table-cell office:value-type="float" office:value="4.900500378" calcext:value-type="float">
            <text:p>4,900500378</text:p>
          </table:table-cell>
          <table:table-cell table:formula="of:=[.B1320]*9.81" office:value-type="float" office:value="48.07390870818" calcext:value-type="float">
            <text:p>48,07390870818</text:p>
          </table:table-cell>
        </table:table-row>
        <table:table-row table:style-name="ro1">
          <table:table-cell office:value-type="float" office:value="0.0825" calcext:value-type="float">
            <text:p>0,0825</text:p>
          </table:table-cell>
          <table:table-cell office:value-type="float" office:value="4.878681802" calcext:value-type="float">
            <text:p>4,878681802</text:p>
          </table:table-cell>
          <table:table-cell table:formula="of:=[.B1321]*9.81" office:value-type="float" office:value="47.85986847762" calcext:value-type="float">
            <text:p>47,85986847762</text:p>
          </table:table-cell>
        </table:table-row>
        <table:table-row table:style-name="ro1">
          <table:table-cell office:value-type="float" office:value="0.0825625" calcext:value-type="float">
            <text:p>0,0825625</text:p>
          </table:table-cell>
          <table:table-cell office:value-type="float" office:value="4.857513968" calcext:value-type="float">
            <text:p>4,857513968</text:p>
          </table:table-cell>
          <table:table-cell table:formula="of:=[.B1322]*9.81" office:value-type="float" office:value="47.65221202608" calcext:value-type="float">
            <text:p>47,65221202608</text:p>
          </table:table-cell>
        </table:table-row>
        <table:table-row table:style-name="ro1">
          <table:table-cell office:value-type="float" office:value="0.082625" calcext:value-type="float">
            <text:p>0,082625</text:p>
          </table:table-cell>
          <table:table-cell office:value-type="float" office:value="4.836940371" calcext:value-type="float">
            <text:p>4,836940371</text:p>
          </table:table-cell>
          <table:table-cell table:formula="of:=[.B1323]*9.81" office:value-type="float" office:value="47.45038503951" calcext:value-type="float">
            <text:p>47,45038503951</text:p>
          </table:table-cell>
        </table:table-row>
        <table:table-row table:style-name="ro1">
          <table:table-cell office:value-type="float" office:value="0.0826875" calcext:value-type="float">
            <text:p>0,0826875</text:p>
          </table:table-cell>
          <table:table-cell office:value-type="float" office:value="4.816905518" calcext:value-type="float">
            <text:p>4,816905518</text:p>
          </table:table-cell>
          <table:table-cell table:formula="of:=[.B1324]*9.81" office:value-type="float" office:value="47.25384313158" calcext:value-type="float">
            <text:p>47,25384313158</text:p>
          </table:table-cell>
        </table:table-row>
        <table:table-row table:style-name="ro1">
          <table:table-cell office:value-type="float" office:value="0.08275" calcext:value-type="float">
            <text:p>0,08275</text:p>
          </table:table-cell>
          <table:table-cell office:value-type="float" office:value="4.797353919" calcext:value-type="float">
            <text:p>4,797353919</text:p>
          </table:table-cell>
          <table:table-cell table:formula="of:=[.B1325]*9.81" office:value-type="float" office:value="47.06204194539" calcext:value-type="float">
            <text:p>47,06204194539</text:p>
          </table:table-cell>
        </table:table-row>
        <table:table-row table:style-name="ro1">
          <table:table-cell office:value-type="float" office:value="0.0828125" calcext:value-type="float">
            <text:p>0,0828125</text:p>
          </table:table-cell>
          <table:table-cell office:value-type="float" office:value="4.778230082" calcext:value-type="float">
            <text:p>4,778230082</text:p>
          </table:table-cell>
          <table:table-cell table:formula="of:=[.B1326]*9.81" office:value-type="float" office:value="46.87443710442" calcext:value-type="float">
            <text:p>46,87443710442</text:p>
          </table:table-cell>
        </table:table-row>
        <table:table-row table:style-name="ro1">
          <table:table-cell office:value-type="float" office:value="0.082875" calcext:value-type="float">
            <text:p>0,082875</text:p>
          </table:table-cell>
          <table:table-cell office:value-type="float" office:value="4.759478516" calcext:value-type="float">
            <text:p>4,759478516</text:p>
          </table:table-cell>
          <table:table-cell table:formula="of:=[.B1327]*9.81" office:value-type="float" office:value="46.69048424196" calcext:value-type="float">
            <text:p>46,69048424196</text:p>
          </table:table-cell>
        </table:table-row>
        <table:table-row table:style-name="ro1">
          <table:table-cell office:value-type="float" office:value="0.0829375" calcext:value-type="float">
            <text:p>0,0829375</text:p>
          </table:table-cell>
          <table:table-cell office:value-type="float" office:value="4.74104373" calcext:value-type="float">
            <text:p>4,74104373</text:p>
          </table:table-cell>
          <table:table-cell table:formula="of:=[.B1328]*9.81" office:value-type="float" office:value="46.5096389913" calcext:value-type="float">
            <text:p>46,5096389913</text:p>
          </table:table-cell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float" office:value="4.722870232" calcext:value-type="float">
            <text:p>4,722870232</text:p>
          </table:table-cell>
          <table:table-cell table:formula="of:=[.B1329]*9.81" office:value-type="float" office:value="46.33135697592" calcext:value-type="float">
            <text:p>46,33135697592</text:p>
          </table:table-cell>
        </table:table-row>
        <table:table-row table:style-name="ro1">
          <table:table-cell office:value-type="float" office:value="0.0830625" calcext:value-type="float">
            <text:p>0,0830625</text:p>
          </table:table-cell>
          <table:table-cell office:value-type="float" office:value="4.704907488" calcext:value-type="float">
            <text:p>4,704907488</text:p>
          </table:table-cell>
          <table:table-cell table:formula="of:=[.B1330]*9.81" office:value-type="float" office:value="46.15514245728" calcext:value-type="float">
            <text:p>46,15514245728</text:p>
          </table:table-cell>
        </table:table-row>
        <table:table-row table:style-name="ro1">
          <table:table-cell office:value-type="float" office:value="0.083125" calcext:value-type="float">
            <text:p>0,083125</text:p>
          </table:table-cell>
          <table:table-cell office:value-type="float" office:value="4.687124793" calcext:value-type="float">
            <text:p>4,687124793</text:p>
          </table:table-cell>
          <table:table-cell table:formula="of:=[.B1331]*9.81" office:value-type="float" office:value="45.98069421933" calcext:value-type="float">
            <text:p>45,98069421933</text:p>
          </table:table-cell>
        </table:table-row>
        <table:table-row table:style-name="ro1">
          <table:table-cell office:value-type="float" office:value="0.0831875" calcext:value-type="float">
            <text:p>0,0831875</text:p>
          </table:table-cell>
          <table:table-cell office:value-type="float" office:value="4.669496402" calcext:value-type="float">
            <text:p>4,669496402</text:p>
          </table:table-cell>
          <table:table-cell table:formula="of:=[.B1332]*9.81" office:value-type="float" office:value="45.80775970362" calcext:value-type="float">
            <text:p>45,80775970362</text:p>
          </table:table-cell>
        </table:table-row>
        <table:table-row table:style-name="ro1">
          <table:table-cell office:value-type="float" office:value="0.08325" calcext:value-type="float">
            <text:p>0,08325</text:p>
          </table:table-cell>
          <table:table-cell office:value-type="float" office:value="4.651996565" calcext:value-type="float">
            <text:p>4,651996565</text:p>
          </table:table-cell>
          <table:table-cell table:formula="of:=[.B1333]*9.81" office:value-type="float" office:value="45.63608630265" calcext:value-type="float">
            <text:p>45,63608630265</text:p>
          </table:table-cell>
        </table:table-row>
        <table:table-row table:style-name="ro1">
          <table:table-cell office:value-type="float" office:value="0.0833125" calcext:value-type="float">
            <text:p>0,0833125</text:p>
          </table:table-cell>
          <table:table-cell office:value-type="float" office:value="4.634599537" calcext:value-type="float">
            <text:p>4,634599537</text:p>
          </table:table-cell>
          <table:table-cell table:formula="of:=[.B1334]*9.81" office:value-type="float" office:value="45.46542145797" calcext:value-type="float">
            <text:p>45,46542145797</text:p>
          </table:table-cell>
        </table:table-row>
        <table:table-row table:style-name="ro1">
          <table:table-cell office:value-type="float" office:value="0.083375" calcext:value-type="float">
            <text:p>0,083375</text:p>
          </table:table-cell>
          <table:table-cell office:value-type="float" office:value="4.617279569" calcext:value-type="float">
            <text:p>4,617279569</text:p>
          </table:table-cell>
          <table:table-cell table:formula="of:=[.B1335]*9.81" office:value-type="float" office:value="45.29551257189" calcext:value-type="float">
            <text:p>45,29551257189</text:p>
          </table:table-cell>
        </table:table-row>
        <table:table-row table:style-name="ro1">
          <table:table-cell office:value-type="float" office:value="0.0834375" calcext:value-type="float">
            <text:p>0,0834375</text:p>
          </table:table-cell>
          <table:table-cell office:value-type="float" office:value="4.600010915" calcext:value-type="float">
            <text:p>4,600010915</text:p>
          </table:table-cell>
          <table:table-cell table:formula="of:=[.B1336]*9.81" office:value-type="float" office:value="45.12610707615" calcext:value-type="float">
            <text:p>45,12610707615</text:p>
          </table:table-cell>
        </table:table-row>
        <table:table-row table:style-name="ro1">
          <table:table-cell office:value-type="float" office:value="0.0835" calcext:value-type="float">
            <text:p>0,0835</text:p>
          </table:table-cell>
          <table:table-cell office:value-type="float" office:value="4.582767828" calcext:value-type="float">
            <text:p>4,582767828</text:p>
          </table:table-cell>
          <table:table-cell table:formula="of:=[.B1337]*9.81" office:value-type="float" office:value="44.95695239268" calcext:value-type="float">
            <text:p>44,95695239268</text:p>
          </table:table-cell>
        </table:table-row>
        <table:table-row table:style-name="ro1">
          <table:table-cell office:value-type="float" office:value="0.0835625" calcext:value-type="float">
            <text:p>0,0835625</text:p>
          </table:table-cell>
          <table:table-cell office:value-type="float" office:value="4.565527848" calcext:value-type="float">
            <text:p>4,565527848</text:p>
          </table:table-cell>
          <table:table-cell table:formula="of:=[.B1338]*9.81" office:value-type="float" office:value="44.78782818888" calcext:value-type="float">
            <text:p>44,78782818888</text:p>
          </table:table-cell>
        </table:table-row>
        <table:table-row table:style-name="ro1">
          <table:table-cell office:value-type="float" office:value="0.083625" calcext:value-type="float">
            <text:p>0,083625</text:p>
          </table:table-cell>
          <table:table-cell office:value-type="float" office:value="4.548281666" calcext:value-type="float">
            <text:p>4,548281666</text:p>
          </table:table-cell>
          <table:table-cell table:formula="of:=[.B1339]*9.81" office:value-type="float" office:value="44.61864314346" calcext:value-type="float">
            <text:p>44,61864314346</text:p>
          </table:table-cell>
        </table:table-row>
        <table:table-row table:style-name="ro1">
          <table:table-cell office:value-type="float" office:value="0.0836875" calcext:value-type="float">
            <text:p>0,0836875</text:p>
          </table:table-cell>
          <table:table-cell office:value-type="float" office:value="4.531023261" calcext:value-type="float">
            <text:p>4,531023261</text:p>
          </table:table-cell>
          <table:table-cell table:formula="of:=[.B1340]*9.81" office:value-type="float" office:value="44.44933819041" calcext:value-type="float">
            <text:p>44,44933819041</text:p>
          </table:table-cell>
        </table:table-row>
        <table:table-row table:style-name="ro1">
          <table:table-cell office:value-type="float" office:value="0.08375" calcext:value-type="float">
            <text:p>0,08375</text:p>
          </table:table-cell>
          <table:table-cell office:value-type="float" office:value="4.513746611" calcext:value-type="float">
            <text:p>4,513746611</text:p>
          </table:table-cell>
          <table:table-cell table:formula="of:=[.B1341]*9.81" office:value-type="float" office:value="44.27985425391" calcext:value-type="float">
            <text:p>44,27985425391</text:p>
          </table:table-cell>
        </table:table-row>
        <table:table-row table:style-name="ro1">
          <table:table-cell office:value-type="float" office:value="0.0838125" calcext:value-type="float">
            <text:p>0,0838125</text:p>
          </table:table-cell>
          <table:table-cell office:value-type="float" office:value="4.496445697" calcext:value-type="float">
            <text:p>4,496445697</text:p>
          </table:table-cell>
          <table:table-cell table:formula="of:=[.B1342]*9.81" office:value-type="float" office:value="44.11013228757" calcext:value-type="float">
            <text:p>44,11013228757</text:p>
          </table:table-cell>
        </table:table-row>
        <table:table-row table:style-name="ro1">
          <table:table-cell office:value-type="float" office:value="0.083875" calcext:value-type="float">
            <text:p>0,083875</text:p>
          </table:table-cell>
          <table:table-cell office:value-type="float" office:value="4.479114495" calcext:value-type="float">
            <text:p>4,479114495</text:p>
          </table:table-cell>
          <table:table-cell table:formula="of:=[.B1343]*9.81" office:value-type="float" office:value="43.94011319595" calcext:value-type="float">
            <text:p>43,94011319595</text:p>
          </table:table-cell>
        </table:table-row>
        <table:table-row table:style-name="ro1">
          <table:table-cell office:value-type="float" office:value="0.0839375" calcext:value-type="float">
            <text:p>0,0839375</text:p>
          </table:table-cell>
          <table:table-cell office:value-type="float" office:value="4.461746986" calcext:value-type="float">
            <text:p>4,461746986</text:p>
          </table:table-cell>
          <table:table-cell table:formula="of:=[.B1344]*9.81" office:value-type="float" office:value="43.76973793266" calcext:value-type="float">
            <text:p>43,76973793266</text:p>
          </table:table-cell>
        </table:table-row>
        <table:table-row table:style-name="ro1">
          <table:table-cell office:value-type="float" office:value="0.084" calcext:value-type="float">
            <text:p>0,084</text:p>
          </table:table-cell>
          <table:table-cell office:value-type="float" office:value="4.444337149" calcext:value-type="float">
            <text:p>4,444337149</text:p>
          </table:table-cell>
          <table:table-cell table:formula="of:=[.B1345]*9.81" office:value-type="float" office:value="43.59894743169" calcext:value-type="float">
            <text:p>43,59894743169</text:p>
          </table:table-cell>
        </table:table-row>
        <table:table-row table:style-name="ro1">
          <table:table-cell office:value-type="float" office:value="0.0840625" calcext:value-type="float">
            <text:p>0,0840625</text:p>
          </table:table-cell>
          <table:table-cell office:value-type="float" office:value="4.426881264" calcext:value-type="float">
            <text:p>4,426881264</text:p>
          </table:table-cell>
          <table:table-cell table:formula="of:=[.B1346]*9.81" office:value-type="float" office:value="43.42770519984" calcext:value-type="float">
            <text:p>43,42770519984</text:p>
          </table:table-cell>
        </table:table-row>
        <table:table-row table:style-name="ro1">
          <table:table-cell office:value-type="float" office:value="0.084125" calcext:value-type="float">
            <text:p>0,084125</text:p>
          </table:table-cell>
          <table:table-cell office:value-type="float" office:value="4.409384828" calcext:value-type="float">
            <text:p>4,409384828</text:p>
          </table:table-cell>
          <table:table-cell table:formula="of:=[.B1347]*9.81" office:value-type="float" office:value="43.25606516268" calcext:value-type="float">
            <text:p>43,25606516268</text:p>
          </table:table-cell>
        </table:table-row>
        <table:table-row table:style-name="ro1">
          <table:table-cell office:value-type="float" office:value="0.0841875" calcext:value-type="float">
            <text:p>0,0841875</text:p>
          </table:table-cell>
          <table:table-cell office:value-type="float" office:value="4.391855638" calcext:value-type="float">
            <text:p>4,391855638</text:p>
          </table:table-cell>
          <table:table-cell table:formula="of:=[.B1348]*9.81" office:value-type="float" office:value="43.08410380878" calcext:value-type="float">
            <text:p>43,08410380878</text:p>
          </table:table-cell>
        </table:table-row>
        <table:table-row table:style-name="ro1">
          <table:table-cell office:value-type="float" office:value="0.08425" calcext:value-type="float">
            <text:p>0,08425</text:p>
          </table:table-cell>
          <table:table-cell office:value-type="float" office:value="4.374301492" calcext:value-type="float">
            <text:p>4,374301492</text:p>
          </table:table-cell>
          <table:table-cell table:formula="of:=[.B1349]*9.81" office:value-type="float" office:value="42.91189763652" calcext:value-type="float">
            <text:p>42,91189763652</text:p>
          </table:table-cell>
        </table:table-row>
        <table:table-row table:style-name="ro1">
          <table:table-cell office:value-type="float" office:value="0.0843125" calcext:value-type="float">
            <text:p>0,0843125</text:p>
          </table:table-cell>
          <table:table-cell office:value-type="float" office:value="4.356730189" calcext:value-type="float">
            <text:p>4,356730189</text:p>
          </table:table-cell>
          <table:table-cell table:formula="of:=[.B1350]*9.81" office:value-type="float" office:value="42.73952315409" calcext:value-type="float">
            <text:p>42,73952315409</text:p>
          </table:table-cell>
        </table:table-row>
        <table:table-row table:style-name="ro1">
          <table:table-cell office:value-type="float" office:value="0.084375" calcext:value-type="float">
            <text:p>0,084375</text:p>
          </table:table-cell>
          <table:table-cell office:value-type="float" office:value="4.339149526" calcext:value-type="float">
            <text:p>4,339149526</text:p>
          </table:table-cell>
          <table:table-cell table:formula="of:=[.B1351]*9.81" office:value-type="float" office:value="42.56705685006" calcext:value-type="float">
            <text:p>42,56705685006</text:p>
          </table:table-cell>
        </table:table-row>
        <table:table-row table:style-name="ro1">
          <table:table-cell office:value-type="float" office:value="0.0844375" calcext:value-type="float">
            <text:p>0,0844375</text:p>
          </table:table-cell>
          <table:table-cell office:value-type="float" office:value="4.321567303" calcext:value-type="float">
            <text:p>4,321567303</text:p>
          </table:table-cell>
          <table:table-cell table:formula="of:=[.B1352]*9.81" office:value-type="float" office:value="42.39457524243" calcext:value-type="float">
            <text:p>42,39457524243</text:p>
          </table:table-cell>
        </table:table-row>
        <table:table-row table:style-name="ro1">
          <table:table-cell office:value-type="float" office:value="0.0845" calcext:value-type="float">
            <text:p>0,0845</text:p>
          </table:table-cell>
          <table:table-cell office:value-type="float" office:value="4.303991316" calcext:value-type="float">
            <text:p>4,303991316</text:p>
          </table:table-cell>
          <table:table-cell table:formula="of:=[.B1353]*9.81" office:value-type="float" office:value="42.22215480996" calcext:value-type="float">
            <text:p>42,22215480996</text:p>
          </table:table-cell>
        </table:table-row>
        <table:table-row table:style-name="ro1">
          <table:table-cell office:value-type="float" office:value="0.0845625" calcext:value-type="float">
            <text:p>0,0845625</text:p>
          </table:table-cell>
          <table:table-cell office:value-type="float" office:value="4.286429281" calcext:value-type="float">
            <text:p>4,286429281</text:p>
          </table:table-cell>
          <table:table-cell table:formula="of:=[.B1354]*9.81" office:value-type="float" office:value="42.04987124661" calcext:value-type="float">
            <text:p>42,04987124661</text:p>
          </table:table-cell>
        </table:table-row>
        <table:table-row table:style-name="ro1">
          <table:table-cell office:value-type="float" office:value="0.084625" calcext:value-type="float">
            <text:p>0,084625</text:p>
          </table:table-cell>
          <table:table-cell office:value-type="float" office:value="4.268888572" calcext:value-type="float">
            <text:p>4,268888572</text:p>
          </table:table-cell>
          <table:table-cell table:formula="of:=[.B1355]*9.81" office:value-type="float" office:value="41.87779689132" calcext:value-type="float">
            <text:p>41,87779689132</text:p>
          </table:table-cell>
        </table:table-row>
        <table:table-row table:style-name="ro1">
          <table:table-cell office:value-type="float" office:value="0.0846875" calcext:value-type="float">
            <text:p>0,0846875</text:p>
          </table:table-cell>
          <table:table-cell office:value-type="float" office:value="4.251376482" calcext:value-type="float">
            <text:p>4,251376482</text:p>
          </table:table-cell>
          <table:table-cell table:formula="of:=[.B1356]*9.81" office:value-type="float" office:value="41.70600328842" calcext:value-type="float">
            <text:p>41,70600328842</text:p>
          </table:table-cell>
        </table:table-row>
        <table:table-row table:style-name="ro1">
          <table:table-cell office:value-type="float" office:value="0.08475" calcext:value-type="float">
            <text:p>0,08475</text:p>
          </table:table-cell>
          <table:table-cell office:value-type="float" office:value="4.233900303" calcext:value-type="float">
            <text:p>4,233900303</text:p>
          </table:table-cell>
          <table:table-cell table:formula="of:=[.B1357]*9.81" office:value-type="float" office:value="41.53456197243" calcext:value-type="float">
            <text:p>41,53456197243</text:p>
          </table:table-cell>
        </table:table-row>
        <table:table-row table:style-name="ro1">
          <table:table-cell office:value-type="float" office:value="0.0848125" calcext:value-type="float">
            <text:p>0,0848125</text:p>
          </table:table-cell>
          <table:table-cell office:value-type="float" office:value="4.216467326" calcext:value-type="float">
            <text:p>4,216467326</text:p>
          </table:table-cell>
          <table:table-cell table:formula="of:=[.B1358]*9.81" office:value-type="float" office:value="41.36354446806" calcext:value-type="float">
            <text:p>41,36354446806</text:p>
          </table:table-cell>
        </table:table-row>
        <table:table-row table:style-name="ro1">
          <table:table-cell office:value-type="float" office:value="0.084875" calcext:value-type="float">
            <text:p>0,084875</text:p>
          </table:table-cell>
          <table:table-cell office:value-type="float" office:value="4.199084843" calcext:value-type="float">
            <text:p>4,199084843</text:p>
          </table:table-cell>
          <table:table-cell table:formula="of:=[.B1359]*9.81" office:value-type="float" office:value="41.19302230983" calcext:value-type="float">
            <text:p>41,19302230983</text:p>
          </table:table-cell>
        </table:table-row>
        <table:table-row table:style-name="ro1">
          <table:table-cell office:value-type="float" office:value="0.0849375" calcext:value-type="float">
            <text:p>0,0849375</text:p>
          </table:table-cell>
          <table:table-cell office:value-type="float" office:value="4.181760146" calcext:value-type="float">
            <text:p>4,181760146</text:p>
          </table:table-cell>
          <table:table-cell table:formula="of:=[.B1360]*9.81" office:value-type="float" office:value="41.02306703226" calcext:value-type="float">
            <text:p>41,02306703226</text:p>
          </table:table-cell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4.164500527" calcext:value-type="float">
            <text:p>4,164500527</text:p>
          </table:table-cell>
          <table:table-cell table:formula="of:=[.B1361]*9.81" office:value-type="float" office:value="40.85375016987" calcext:value-type="float">
            <text:p>40,85375016987</text:p>
          </table:table-cell>
        </table:table-row>
        <table:table-row table:style-name="ro1">
          <table:table-cell office:value-type="float" office:value="0.0850625" calcext:value-type="float">
            <text:p>0,0850625</text:p>
          </table:table-cell>
          <table:table-cell office:value-type="float" office:value="4.147310036" calcext:value-type="float">
            <text:p>4,147310036</text:p>
          </table:table-cell>
          <table:table-cell table:formula="of:=[.B1362]*9.81" office:value-type="float" office:value="40.68511145316" calcext:value-type="float">
            <text:p>40,68511145316</text:p>
          </table:table-cell>
        </table:table-row>
        <table:table-row table:style-name="ro1">
          <table:table-cell office:value-type="float" office:value="0.085125" calcext:value-type="float">
            <text:p>0,085125</text:p>
          </table:table-cell>
          <table:table-cell office:value-type="float" office:value="4.130179757" calcext:value-type="float">
            <text:p>4,130179757</text:p>
          </table:table-cell>
          <table:table-cell table:formula="of:=[.B1363]*9.81" office:value-type="float" office:value="40.51706341617" calcext:value-type="float">
            <text:p>40,51706341617</text:p>
          </table:table-cell>
        </table:table-row>
        <table:table-row table:style-name="ro1">
          <table:table-cell office:value-type="float" office:value="0.0851875" calcext:value-type="float">
            <text:p>0,0851875</text:p>
          </table:table-cell>
          <table:table-cell office:value-type="float" office:value="4.113097532" calcext:value-type="float">
            <text:p>4,113097532</text:p>
          </table:table-cell>
          <table:table-cell table:formula="of:=[.B1364]*9.81" office:value-type="float" office:value="40.34948678892" calcext:value-type="float">
            <text:p>40,34948678892</text:p>
          </table:table-cell>
        </table:table-row>
        <table:table-row table:style-name="ro1">
          <table:table-cell office:value-type="float" office:value="0.08525" calcext:value-type="float">
            <text:p>0,08525</text:p>
          </table:table-cell>
          <table:table-cell office:value-type="float" office:value="4.096051203" calcext:value-type="float">
            <text:p>4,096051203</text:p>
          </table:table-cell>
          <table:table-cell table:formula="of:=[.B1365]*9.81" office:value-type="float" office:value="40.18226230143" calcext:value-type="float">
            <text:p>40,18226230143</text:p>
          </table:table-cell>
        </table:table-row>
        <table:table-row table:style-name="ro1">
          <table:table-cell office:value-type="float" office:value="0.0853125" calcext:value-type="float">
            <text:p>0,0853125</text:p>
          </table:table-cell>
          <table:table-cell office:value-type="float" office:value="4.079028613" calcext:value-type="float">
            <text:p>4,079028613</text:p>
          </table:table-cell>
          <table:table-cell table:formula="of:=[.B1366]*9.81" office:value-type="float" office:value="40.01527069353" calcext:value-type="float">
            <text:p>40,01527069353</text:p>
          </table:table-cell>
        </table:table-row>
        <table:table-row table:style-name="ro1">
          <table:table-cell office:value-type="float" office:value="0.085375" calcext:value-type="float">
            <text:p>0,085375</text:p>
          </table:table-cell>
          <table:table-cell office:value-type="float" office:value="4.062017605" calcext:value-type="float">
            <text:p>4,062017605</text:p>
          </table:table-cell>
          <table:table-cell table:formula="of:=[.B1367]*9.81" office:value-type="float" office:value="39.84839270505" calcext:value-type="float">
            <text:p>39,84839270505</text:p>
          </table:table-cell>
        </table:table-row>
        <table:table-row table:style-name="ro1">
          <table:table-cell office:value-type="float" office:value="0.0854375" calcext:value-type="float">
            <text:p>0,0854375</text:p>
          </table:table-cell>
          <table:table-cell office:value-type="float" office:value="4.045006019" calcext:value-type="float">
            <text:p>4,045006019</text:p>
          </table:table-cell>
          <table:table-cell table:formula="of:=[.B1368]*9.81" office:value-type="float" office:value="39.68150904639" calcext:value-type="float">
            <text:p>39,68150904639</text:p>
          </table:table-cell>
        </table:table-row>
        <table:table-row table:style-name="ro1">
          <table:table-cell office:value-type="float" office:value="0.0855" calcext:value-type="float">
            <text:p>0,0855</text:p>
          </table:table-cell>
          <table:table-cell office:value-type="float" office:value="4.027981699" calcext:value-type="float">
            <text:p>4,027981699</text:p>
          </table:table-cell>
          <table:table-cell table:formula="of:=[.B1369]*9.81" office:value-type="float" office:value="39.51450046719" calcext:value-type="float">
            <text:p>39,51450046719</text:p>
          </table:table-cell>
        </table:table-row>
        <table:table-row table:style-name="ro1">
          <table:table-cell office:value-type="float" office:value="0.0855625" calcext:value-type="float">
            <text:p>0,0855625</text:p>
          </table:table-cell>
          <table:table-cell office:value-type="float" office:value="4.010931483" calcext:value-type="float">
            <text:p>4,010931483</text:p>
          </table:table-cell>
          <table:table-cell table:formula="of:=[.B1370]*9.81" office:value-type="float" office:value="39.34723784823" calcext:value-type="float">
            <text:p>39,34723784823</text:p>
          </table:table-cell>
        </table:table-row>
        <table:table-row table:style-name="ro1">
          <table:table-cell office:value-type="float" office:value="0.085625" calcext:value-type="float">
            <text:p>0,085625</text:p>
          </table:table-cell>
          <table:table-cell office:value-type="float" office:value="3.993838193" calcext:value-type="float">
            <text:p>3,993838193</text:p>
          </table:table-cell>
          <table:table-cell table:formula="of:=[.B1371]*9.81" office:value-type="float" office:value="39.17955267333" calcext:value-type="float">
            <text:p>39,17955267333</text:p>
          </table:table-cell>
        </table:table-row>
        <table:table-row table:style-name="ro1">
          <table:table-cell office:value-type="float" office:value="0.0856875" calcext:value-type="float">
            <text:p>0,0856875</text:p>
          </table:table-cell>
          <table:table-cell office:value-type="float" office:value="3.976683645" calcext:value-type="float">
            <text:p>3,976683645</text:p>
          </table:table-cell>
          <table:table-cell table:formula="of:=[.B1372]*9.81" office:value-type="float" office:value="39.01126655745" calcext:value-type="float">
            <text:p>39,01126655745</text:p>
          </table:table-cell>
        </table:table-row>
        <table:table-row table:style-name="ro1">
          <table:table-cell office:value-type="float" office:value="0.08575" calcext:value-type="float">
            <text:p>0,08575</text:p>
          </table:table-cell>
          <table:table-cell office:value-type="float" office:value="3.959449658" calcext:value-type="float">
            <text:p>3,959449658</text:p>
          </table:table-cell>
          <table:table-cell table:formula="of:=[.B1373]*9.81" office:value-type="float" office:value="38.84220114498" calcext:value-type="float">
            <text:p>38,84220114498</text:p>
          </table:table-cell>
        </table:table-row>
        <table:table-row table:style-name="ro1">
          <table:table-cell office:value-type="float" office:value="0.0858125" calcext:value-type="float">
            <text:p>0,0858125</text:p>
          </table:table-cell>
          <table:table-cell office:value-type="float" office:value="3.94211805" calcext:value-type="float">
            <text:p>3,94211805</text:p>
          </table:table-cell>
          <table:table-cell table:formula="of:=[.B1374]*9.81" office:value-type="float" office:value="38.6721780705" calcext:value-type="float">
            <text:p>38,6721780705</text:p>
          </table:table-cell>
        </table:table-row>
        <table:table-row table:style-name="ro1">
          <table:table-cell office:value-type="float" office:value="0.085875" calcext:value-type="float">
            <text:p>0,085875</text:p>
          </table:table-cell>
          <table:table-cell office:value-type="float" office:value="3.924670637" calcext:value-type="float">
            <text:p>3,924670637</text:p>
          </table:table-cell>
          <table:table-cell table:formula="of:=[.B1375]*9.81" office:value-type="float" office:value="38.50101894897" calcext:value-type="float">
            <text:p>38,50101894897</text:p>
          </table:table-cell>
        </table:table-row>
        <table:table-row table:style-name="ro1">
          <table:table-cell office:value-type="float" office:value="0.0859375" calcext:value-type="float">
            <text:p>0,0859375</text:p>
          </table:table-cell>
          <table:table-cell office:value-type="float" office:value="3.907089237" calcext:value-type="float">
            <text:p>3,907089237</text:p>
          </table:table-cell>
          <table:table-cell table:formula="of:=[.B1376]*9.81" office:value-type="float" office:value="38.32854541497" calcext:value-type="float">
            <text:p>38,32854541497</text:p>
          </table:table-cell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float" office:value="3.889355668" calcext:value-type="float">
            <text:p>3,889355668</text:p>
          </table:table-cell>
          <table:table-cell table:formula="of:=[.B1377]*9.81" office:value-type="float" office:value="38.15457910308" calcext:value-type="float">
            <text:p>38,15457910308</text:p>
          </table:table-cell>
        </table:table-row>
        <table:table-row table:style-name="ro1">
          <table:table-cell office:value-type="float" office:value="0.0860625" calcext:value-type="float">
            <text:p>0,0860625</text:p>
          </table:table-cell>
          <table:table-cell office:value-type="float" office:value="3.871451048" calcext:value-type="float">
            <text:p>3,871451048</text:p>
          </table:table-cell>
          <table:table-cell table:formula="of:=[.B1378]*9.81" office:value-type="float" office:value="37.97893478088" calcext:value-type="float">
            <text:p>37,97893478088</text:p>
          </table:table-cell>
        </table:table-row>
        <table:table-row table:style-name="ro1">
          <table:table-cell office:value-type="float" office:value="0.086125" calcext:value-type="float">
            <text:p>0,086125</text:p>
          </table:table-cell>
          <table:table-cell office:value-type="float" office:value="3.853353695" calcext:value-type="float">
            <text:p>3,853353695</text:p>
          </table:table-cell>
          <table:table-cell table:formula="of:=[.B1379]*9.81" office:value-type="float" office:value="37.80139974795" calcext:value-type="float">
            <text:p>37,80139974795</text:p>
          </table:table-cell>
        </table:table-row>
        <table:table-row table:style-name="ro1">
          <table:table-cell office:value-type="float" office:value="0.0861875" calcext:value-type="float">
            <text:p>0,0861875</text:p>
          </table:table-cell>
          <table:table-cell office:value-type="float" office:value="3.835041229" calcext:value-type="float">
            <text:p>3,835041229</text:p>
          </table:table-cell>
          <table:table-cell table:formula="of:=[.B1380]*9.81" office:value-type="float" office:value="37.62175445649" calcext:value-type="float">
            <text:p>37,62175445649</text:p>
          </table:table-cell>
        </table:table-row>
        <table:table-row table:style-name="ro1">
          <table:table-cell office:value-type="float" office:value="0.08625" calcext:value-type="float">
            <text:p>0,08625</text:p>
          </table:table-cell>
          <table:table-cell office:value-type="float" office:value="3.816491267" calcext:value-type="float">
            <text:p>3,816491267</text:p>
          </table:table-cell>
          <table:table-cell table:formula="of:=[.B1381]*9.81" office:value-type="float" office:value="37.43977932927" calcext:value-type="float">
            <text:p>37,43977932927</text:p>
          </table:table-cell>
        </table:table-row>
        <table:table-row table:style-name="ro1">
          <table:table-cell office:value-type="float" office:value="0.0863125" calcext:value-type="float">
            <text:p>0,0863125</text:p>
          </table:table-cell>
          <table:table-cell office:value-type="float" office:value="3.79768143" calcext:value-type="float">
            <text:p>3,79768143</text:p>
          </table:table-cell>
          <table:table-cell table:formula="of:=[.B1382]*9.81" office:value-type="float" office:value="37.2552548283" calcext:value-type="float">
            <text:p>37,2552548283</text:p>
          </table:table-cell>
        </table:table-row>
        <table:table-row table:style-name="ro1">
          <table:table-cell office:value-type="float" office:value="0.086375" calcext:value-type="float">
            <text:p>0,086375</text:p>
          </table:table-cell>
          <table:table-cell office:value-type="float" office:value="3.778589335" calcext:value-type="float">
            <text:p>3,778589335</text:p>
          </table:table-cell>
          <table:table-cell table:formula="of:=[.B1383]*9.81" office:value-type="float" office:value="37.06796137635" calcext:value-type="float">
            <text:p>37,06796137635</text:p>
          </table:table-cell>
        </table:table-row>
        <table:table-row table:style-name="ro1">
          <table:table-cell office:value-type="float" office:value="0.0864375" calcext:value-type="float">
            <text:p>0,0864375</text:p>
          </table:table-cell>
          <table:table-cell office:value-type="float" office:value="3.759192602" calcext:value-type="float">
            <text:p>3,759192602</text:p>
          </table:table-cell>
          <table:table-cell table:formula="of:=[.B1384]*9.81" office:value-type="float" office:value="36.87767942562" calcext:value-type="float">
            <text:p>36,87767942562</text:p>
          </table:table-cell>
        </table:table-row>
        <table:table-row table:style-name="ro1">
          <table:table-cell office:value-type="float" office:value="0.0865" calcext:value-type="float">
            <text:p>0,0865</text:p>
          </table:table-cell>
          <table:table-cell office:value-type="float" office:value="3.73946885" calcext:value-type="float">
            <text:p>3,73946885</text:p>
          </table:table-cell>
          <table:table-cell table:formula="of:=[.B1385]*9.81" office:value-type="float" office:value="36.6841894185" calcext:value-type="float">
            <text:p>36,6841894185</text:p>
          </table:table-cell>
        </table:table-row>
        <table:table-row table:style-name="ro1">
          <table:table-cell office:value-type="float" office:value="0.0865625" calcext:value-type="float">
            <text:p>0,0865625</text:p>
          </table:table-cell>
          <table:table-cell office:value-type="float" office:value="3.719396396" calcext:value-type="float">
            <text:p>3,719396396</text:p>
          </table:table-cell>
          <table:table-cell table:formula="of:=[.B1386]*9.81" office:value-type="float" office:value="36.48727864476" calcext:value-type="float">
            <text:p>36,48727864476</text:p>
          </table:table-cell>
        </table:table-row>
        <table:table-row table:style-name="ro1">
          <table:table-cell office:value-type="float" office:value="0.086625" calcext:value-type="float">
            <text:p>0,086625</text:p>
          </table:table-cell>
          <table:table-cell office:value-type="float" office:value="3.698956352" calcext:value-type="float">
            <text:p>3,698956352</text:p>
          </table:table-cell>
          <table:table-cell table:formula="of:=[.B1387]*9.81" office:value-type="float" office:value="36.28676181312" calcext:value-type="float">
            <text:p>36,28676181312</text:p>
          </table:table-cell>
        </table:table-row>
        <table:table-row table:style-name="ro1">
          <table:table-cell office:value-type="float" office:value="0.0866875" calcext:value-type="float">
            <text:p>0,0866875</text:p>
          </table:table-cell>
          <table:table-cell office:value-type="float" office:value="3.678130529" calcext:value-type="float">
            <text:p>3,678130529</text:p>
          </table:table-cell>
          <table:table-cell table:formula="of:=[.B1388]*9.81" office:value-type="float" office:value="36.08246048949" calcext:value-type="float">
            <text:p>36,08246048949</text:p>
          </table:table-cell>
        </table:table-row>
        <table:table-row table:style-name="ro1">
          <table:table-cell office:value-type="float" office:value="0.08675" calcext:value-type="float">
            <text:p>0,08675</text:p>
          </table:table-cell>
          <table:table-cell office:value-type="float" office:value="3.656900737" calcext:value-type="float">
            <text:p>3,656900737</text:p>
          </table:table-cell>
          <table:table-cell table:formula="of:=[.B1389]*9.81" office:value-type="float" office:value="35.87419622997" calcext:value-type="float">
            <text:p>35,87419622997</text:p>
          </table:table-cell>
        </table:table-row>
        <table:table-row table:style-name="ro1">
          <table:table-cell office:value-type="float" office:value="0.0868125" calcext:value-type="float">
            <text:p>0,0868125</text:p>
          </table:table-cell>
          <table:table-cell office:value-type="float" office:value="3.635248786" calcext:value-type="float">
            <text:p>3,635248786</text:p>
          </table:table-cell>
          <table:table-cell table:formula="of:=[.B1390]*9.81" office:value-type="float" office:value="35.66179059066" calcext:value-type="float">
            <text:p>35,66179059066</text:p>
          </table:table-cell>
        </table:table-row>
        <table:table-row table:style-name="ro1">
          <table:table-cell office:value-type="float" office:value="0.086875" calcext:value-type="float">
            <text:p>0,086875</text:p>
          </table:table-cell>
          <table:table-cell office:value-type="float" office:value="3.613156487" calcext:value-type="float">
            <text:p>3,613156487</text:p>
          </table:table-cell>
          <table:table-cell table:formula="of:=[.B1391]*9.81" office:value-type="float" office:value="35.44506513747" calcext:value-type="float">
            <text:p>35,44506513747</text:p>
          </table:table-cell>
        </table:table-row>
        <table:table-row table:style-name="ro1">
          <table:table-cell office:value-type="float" office:value="0.0869375" calcext:value-type="float">
            <text:p>0,0869375</text:p>
          </table:table-cell>
          <table:table-cell office:value-type="float" office:value="3.590605651" calcext:value-type="float">
            <text:p>3,590605651</text:p>
          </table:table-cell>
          <table:table-cell table:formula="of:=[.B1392]*9.81" office:value-type="float" office:value="35.22384143631" calcext:value-type="float">
            <text:p>35,22384143631</text:p>
          </table:table-cell>
        </table:table-row>
        <table:table-row table:style-name="ro1">
          <table:table-cell office:value-type="float" office:value="0.087" calcext:value-type="float">
            <text:p>0,087</text:p>
          </table:table-cell>
          <table:table-cell office:value-type="float" office:value="3.567578088" calcext:value-type="float">
            <text:p>3,567578088</text:p>
          </table:table-cell>
          <table:table-cell table:formula="of:=[.B1393]*9.81" office:value-type="float" office:value="34.99794104328" calcext:value-type="float">
            <text:p>34,99794104328</text:p>
          </table:table-cell>
        </table:table-row>
        <table:table-row table:style-name="ro1">
          <table:table-cell office:value-type="float" office:value="0.0870625" calcext:value-type="float">
            <text:p>0,0870625</text:p>
          </table:table-cell>
          <table:table-cell office:value-type="float" office:value="3.544058145" calcext:value-type="float">
            <text:p>3,544058145</text:p>
          </table:table-cell>
          <table:table-cell table:formula="of:=[.B1394]*9.81" office:value-type="float" office:value="34.76721040245" calcext:value-type="float">
            <text:p>34,76721040245</text:p>
          </table:table-cell>
        </table:table-row>
        <table:table-row table:style-name="ro1">
          <table:table-cell office:value-type="float" office:value="0.087125" calcext:value-type="float">
            <text:p>0,087125</text:p>
          </table:table-cell>
          <table:table-cell office:value-type="float" office:value="3.520040311" calcext:value-type="float">
            <text:p>3,520040311</text:p>
          </table:table-cell>
          <table:table-cell table:formula="of:=[.B1395]*9.81" office:value-type="float" office:value="34.53159545091" calcext:value-type="float">
            <text:p>34,53159545091</text:p>
          </table:table-cell>
        </table:table-row>
        <table:table-row table:style-name="ro1">
          <table:table-cell office:value-type="float" office:value="0.0871875" calcext:value-type="float">
            <text:p>0,0871875</text:p>
          </table:table-cell>
          <table:table-cell office:value-type="float" office:value="3.495521612" calcext:value-type="float">
            <text:p>3,495521612</text:p>
          </table:table-cell>
          <table:table-cell table:formula="of:=[.B1396]*9.81" office:value-type="float" office:value="34.29106701372" calcext:value-type="float">
            <text:p>34,29106701372</text:p>
          </table:table-cell>
        </table:table-row>
        <table:table-row table:style-name="ro1">
          <table:table-cell office:value-type="float" office:value="0.08725" calcext:value-type="float">
            <text:p>0,08725</text:p>
          </table:table-cell>
          <table:table-cell office:value-type="float" office:value="3.470499073" calcext:value-type="float">
            <text:p>3,470499073</text:p>
          </table:table-cell>
          <table:table-cell table:formula="of:=[.B1397]*9.81" office:value-type="float" office:value="34.04559590613" calcext:value-type="float">
            <text:p>34,04559590613</text:p>
          </table:table-cell>
        </table:table-row>
        <table:table-row table:style-name="ro1">
          <table:table-cell office:value-type="float" office:value="0.0873125" calcext:value-type="float">
            <text:p>0,0873125</text:p>
          </table:table-cell>
          <table:table-cell office:value-type="float" office:value="3.444969721" calcext:value-type="float">
            <text:p>3,444969721</text:p>
          </table:table-cell>
          <table:table-cell table:formula="of:=[.B1398]*9.81" office:value-type="float" office:value="33.79515296301" calcext:value-type="float">
            <text:p>33,79515296301</text:p>
          </table:table-cell>
        </table:table-row>
        <table:table-row table:style-name="ro1">
          <table:table-cell office:value-type="float" office:value="0.087375" calcext:value-type="float">
            <text:p>0,087375</text:p>
          </table:table-cell>
          <table:table-cell office:value-type="float" office:value="3.418930581" calcext:value-type="float">
            <text:p>3,418930581</text:p>
          </table:table-cell>
          <table:table-cell table:formula="of:=[.B1399]*9.81" office:value-type="float" office:value="33.53970899961" calcext:value-type="float">
            <text:p>33,53970899961</text:p>
          </table:table-cell>
        </table:table-row>
        <table:table-row table:style-name="ro1">
          <table:table-cell office:value-type="float" office:value="0.0874375" calcext:value-type="float">
            <text:p>0,0874375</text:p>
          </table:table-cell>
          <table:table-cell office:value-type="float" office:value="3.392378679" calcext:value-type="float">
            <text:p>3,392378679</text:p>
          </table:table-cell>
          <table:table-cell table:formula="of:=[.B1400]*9.81" office:value-type="float" office:value="33.27923484099" calcext:value-type="float">
            <text:p>33,27923484099</text:p>
          </table:table-cell>
        </table:table-row>
        <table:table-row table:style-name="ro1">
          <table:table-cell office:value-type="float" office:value="0.0875" calcext:value-type="float">
            <text:p>0,0875</text:p>
          </table:table-cell>
          <table:table-cell office:value-type="float" office:value="3.36531104" calcext:value-type="float">
            <text:p>3,36531104</text:p>
          </table:table-cell>
          <table:table-cell table:formula="of:=[.B1401]*9.81" office:value-type="float" office:value="33.0137013024" calcext:value-type="float">
            <text:p>33,0137013024</text:p>
          </table:table-cell>
        </table:table-row>
        <table:table-row table:style-name="ro1">
          <table:table-cell office:value-type="float" office:value="0.0875625" calcext:value-type="float">
            <text:p>0,0875625</text:p>
          </table:table-cell>
          <table:table-cell office:value-type="float" office:value="3.337725177" calcext:value-type="float">
            <text:p>3,337725177</text:p>
          </table:table-cell>
          <table:table-cell table:formula="of:=[.B1402]*9.81" office:value-type="float" office:value="32.74308398637" calcext:value-type="float">
            <text:p>32,74308398637</text:p>
          </table:table-cell>
        </table:table-row>
        <table:table-row table:style-name="ro1">
          <table:table-cell office:value-type="float" office:value="0.087625" calcext:value-type="float">
            <text:p>0,087625</text:p>
          </table:table-cell>
          <table:table-cell office:value-type="float" office:value="3.309620545" calcext:value-type="float">
            <text:p>3,309620545</text:p>
          </table:table-cell>
          <table:table-cell table:formula="of:=[.B1403]*9.81" office:value-type="float" office:value="32.46737754645" calcext:value-type="float">
            <text:p>32,46737754645</text:p>
          </table:table-cell>
        </table:table-row>
        <table:table-row table:style-name="ro1">
          <table:table-cell office:value-type="float" office:value="0.0876875" calcext:value-type="float">
            <text:p>0,0876875</text:p>
          </table:table-cell>
          <table:table-cell office:value-type="float" office:value="3.28099709" calcext:value-type="float">
            <text:p>3,28099709</text:p>
          </table:table-cell>
          <table:table-cell table:formula="of:=[.B1404]*9.81" office:value-type="float" office:value="32.1865814529" calcext:value-type="float">
            <text:p>32,1865814529</text:p>
          </table:table-cell>
        </table:table-row>
        <table:table-row table:style-name="ro1">
          <table:table-cell office:value-type="float" office:value="0.08775" calcext:value-type="float">
            <text:p>0,08775</text:p>
          </table:table-cell>
          <table:table-cell office:value-type="float" office:value="3.251854753" calcext:value-type="float">
            <text:p>3,251854753</text:p>
          </table:table-cell>
          <table:table-cell table:formula="of:=[.B1405]*9.81" office:value-type="float" office:value="31.90069512693" calcext:value-type="float">
            <text:p>31,90069512693</text:p>
          </table:table-cell>
        </table:table-row>
        <table:table-row table:style-name="ro1">
          <table:table-cell office:value-type="float" office:value="0.0878125" calcext:value-type="float">
            <text:p>0,0878125</text:p>
          </table:table-cell>
          <table:table-cell office:value-type="float" office:value="3.222193477" calcext:value-type="float">
            <text:p>3,222193477</text:p>
          </table:table-cell>
          <table:table-cell table:formula="of:=[.B1406]*9.81" office:value-type="float" office:value="31.60971800937" calcext:value-type="float">
            <text:p>31,60971800937</text:p>
          </table:table-cell>
        </table:table-row>
        <table:table-row table:style-name="ro1">
          <table:table-cell office:value-type="float" office:value="0.087875" calcext:value-type="float">
            <text:p>0,087875</text:p>
          </table:table-cell>
          <table:table-cell office:value-type="float" office:value="3.192013207" calcext:value-type="float">
            <text:p>3,192013207</text:p>
          </table:table-cell>
          <table:table-cell table:formula="of:=[.B1407]*9.81" office:value-type="float" office:value="31.31364956067" calcext:value-type="float">
            <text:p>31,31364956067</text:p>
          </table:table-cell>
        </table:table-row>
        <table:table-row table:style-name="ro1">
          <table:table-cell office:value-type="float" office:value="0.0879375" calcext:value-type="float">
            <text:p>0,0879375</text:p>
          </table:table-cell>
          <table:table-cell office:value-type="float" office:value="3.161313885" calcext:value-type="float">
            <text:p>3,161313885</text:p>
          </table:table-cell>
          <table:table-cell table:formula="of:=[.B1408]*9.81" office:value-type="float" office:value="31.01248921185" calcext:value-type="float">
            <text:p>31,01248921185</text:p>
          </table:table-cell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float" office:value="3.130095454" calcext:value-type="float">
            <text:p>3,130095454</text:p>
          </table:table-cell>
          <table:table-cell table:formula="of:=[.B1409]*9.81" office:value-type="float" office:value="30.70623640374" calcext:value-type="float">
            <text:p>30,70623640374</text:p>
          </table:table-cell>
        </table:table-row>
        <table:table-row table:style-name="ro1">
          <table:table-cell office:value-type="float" office:value="0.0880625" calcext:value-type="float">
            <text:p>0,0880625</text:p>
          </table:table-cell>
          <table:table-cell office:value-type="float" office:value="3.098360628" calcext:value-type="float">
            <text:p>3,098360628</text:p>
          </table:table-cell>
          <table:table-cell table:formula="of:=[.B1410]*9.81" office:value-type="float" office:value="30.39491776068" calcext:value-type="float">
            <text:p>30,39491776068</text:p>
          </table:table-cell>
        </table:table-row>
        <table:table-row table:style-name="ro1">
          <table:table-cell office:value-type="float" office:value="0.088125" calcext:value-type="float">
            <text:p>0,088125</text:p>
          </table:table-cell>
          <table:table-cell office:value-type="float" office:value="3.066123206" calcext:value-type="float">
            <text:p>3,066123206</text:p>
          </table:table-cell>
          <table:table-cell table:formula="of:=[.B1411]*9.81" office:value-type="float" office:value="30.07866865086" calcext:value-type="float">
            <text:p>30,07866865086</text:p>
          </table:table-cell>
        </table:table-row>
        <table:table-row table:style-name="ro1">
          <table:table-cell office:value-type="float" office:value="0.0881875" calcext:value-type="float">
            <text:p>0,0881875</text:p>
          </table:table-cell>
          <table:table-cell office:value-type="float" office:value="3.033399755" calcext:value-type="float">
            <text:p>3,033399755</text:p>
          </table:table-cell>
          <table:table-cell table:formula="of:=[.B1412]*9.81" office:value-type="float" office:value="29.75765159655" calcext:value-type="float">
            <text:p>29,75765159655</text:p>
          </table:table-cell>
        </table:table-row>
        <table:table-row table:style-name="ro1">
          <table:table-cell office:value-type="float" office:value="0.08825" calcext:value-type="float">
            <text:p>0,08825</text:p>
          </table:table-cell>
          <table:table-cell office:value-type="float" office:value="3.000206843" calcext:value-type="float">
            <text:p>3,000206843</text:p>
          </table:table-cell>
          <table:table-cell table:formula="of:=[.B1413]*9.81" office:value-type="float" office:value="29.43202912983" calcext:value-type="float">
            <text:p>29,43202912983</text:p>
          </table:table-cell>
        </table:table-row>
        <table:table-row table:style-name="ro1">
          <table:table-cell office:value-type="float" office:value="0.0883125" calcext:value-type="float">
            <text:p>0,0883125</text:p>
          </table:table-cell>
          <table:table-cell office:value-type="float" office:value="2.966561039" calcext:value-type="float">
            <text:p>2,966561039</text:p>
          </table:table-cell>
          <table:table-cell table:formula="of:=[.B1414]*9.81" office:value-type="float" office:value="29.10196379259" calcext:value-type="float">
            <text:p>29,10196379259</text:p>
          </table:table-cell>
        </table:table-row>
        <table:table-row table:style-name="ro1">
          <table:table-cell office:value-type="float" office:value="0.088375" calcext:value-type="float">
            <text:p>0,088375</text:p>
          </table:table-cell>
          <table:table-cell office:value-type="float" office:value="2.932478913" calcext:value-type="float">
            <text:p>2,932478913</text:p>
          </table:table-cell>
          <table:table-cell table:formula="of:=[.B1415]*9.81" office:value-type="float" office:value="28.76761813653" calcext:value-type="float">
            <text:p>28,76761813653</text:p>
          </table:table-cell>
        </table:table-row>
        <table:table-row table:style-name="ro1">
          <table:table-cell office:value-type="float" office:value="0.0884375" calcext:value-type="float">
            <text:p>0,0884375</text:p>
          </table:table-cell>
          <table:table-cell office:value-type="float" office:value="2.897977031" calcext:value-type="float">
            <text:p>2,897977031</text:p>
          </table:table-cell>
          <table:table-cell table:formula="of:=[.B1416]*9.81" office:value-type="float" office:value="28.42915467411" calcext:value-type="float">
            <text:p>28,42915467411</text:p>
          </table:table-cell>
        </table:table-row>
        <table:table-row table:style-name="ro1">
          <table:table-cell office:value-type="float" office:value="0.0885" calcext:value-type="float">
            <text:p>0,0885</text:p>
          </table:table-cell>
          <table:table-cell office:value-type="float" office:value="2.863071963" calcext:value-type="float">
            <text:p>2,863071963</text:p>
          </table:table-cell>
          <table:table-cell table:formula="of:=[.B1417]*9.81" office:value-type="float" office:value="28.08673595703" calcext:value-type="float">
            <text:p>28,08673595703</text:p>
          </table:table-cell>
        </table:table-row>
        <table:table-row table:style-name="ro1">
          <table:table-cell office:value-type="float" office:value="0.0885625" calcext:value-type="float">
            <text:p>0,0885625</text:p>
          </table:table-cell>
          <table:table-cell office:value-type="float" office:value="2.827785072" calcext:value-type="float">
            <text:p>2,827785072</text:p>
          </table:table-cell>
          <table:table-cell table:formula="of:=[.B1418]*9.81" office:value-type="float" office:value="27.74057155632" calcext:value-type="float">
            <text:p>27,74057155632</text:p>
          </table:table-cell>
        </table:table-row>
        <table:table-row table:style-name="ro1">
          <table:table-cell office:value-type="float" office:value="0.088625" calcext:value-type="float">
            <text:p>0,088625</text:p>
          </table:table-cell>
          <table:table-cell office:value-type="float" office:value="2.792156908" calcext:value-type="float">
            <text:p>2,792156908</text:p>
          </table:table-cell>
          <table:table-cell table:formula="of:=[.B1419]*9.81" office:value-type="float" office:value="27.39105926748" calcext:value-type="float">
            <text:p>27,39105926748</text:p>
          </table:table-cell>
        </table:table-row>
        <table:table-row table:style-name="ro1">
          <table:table-cell office:value-type="float" office:value="0.0886875" calcext:value-type="float">
            <text:p>0,0886875</text:p>
          </table:table-cell>
          <table:table-cell office:value-type="float" office:value="2.756232813" calcext:value-type="float">
            <text:p>2,756232813</text:p>
          </table:table-cell>
          <table:table-cell table:formula="of:=[.B1420]*9.81" office:value-type="float" office:value="27.03864389553" calcext:value-type="float">
            <text:p>27,03864389553</text:p>
          </table:table-cell>
        </table:table-row>
        <table:table-row table:style-name="ro1">
          <table:table-cell office:value-type="float" office:value="0.08875" calcext:value-type="float">
            <text:p>0,08875</text:p>
          </table:table-cell>
          <table:table-cell office:value-type="float" office:value="2.720058132" calcext:value-type="float">
            <text:p>2,720058132</text:p>
          </table:table-cell>
          <table:table-cell table:formula="of:=[.B1421]*9.81" office:value-type="float" office:value="26.68377027492" calcext:value-type="float">
            <text:p>26,68377027492</text:p>
          </table:table-cell>
        </table:table-row>
        <table:table-row table:style-name="ro1">
          <table:table-cell office:value-type="float" office:value="0.0888125" calcext:value-type="float">
            <text:p>0,0888125</text:p>
          </table:table-cell>
          <table:table-cell office:value-type="float" office:value="2.683678209" calcext:value-type="float">
            <text:p>2,683678209</text:p>
          </table:table-cell>
          <table:table-cell table:formula="of:=[.B1422]*9.81" office:value-type="float" office:value="26.32688323029" calcext:value-type="float">
            <text:p>26,32688323029</text:p>
          </table:table-cell>
        </table:table-row>
        <table:table-row table:style-name="ro1">
          <table:table-cell office:value-type="float" office:value="0.088875" calcext:value-type="float">
            <text:p>0,088875</text:p>
          </table:table-cell>
          <table:table-cell office:value-type="float" office:value="2.647138387" calcext:value-type="float">
            <text:p>2,647138387</text:p>
          </table:table-cell>
          <table:table-cell table:formula="of:=[.B1423]*9.81" office:value-type="float" office:value="25.96842757647" calcext:value-type="float">
            <text:p>25,96842757647</text:p>
          </table:table-cell>
        </table:table-row>
        <table:table-row table:style-name="ro1">
          <table:table-cell office:value-type="float" office:value="0.0889375" calcext:value-type="float">
            <text:p>0,0889375</text:p>
          </table:table-cell>
          <table:table-cell office:value-type="float" office:value="2.610484011" calcext:value-type="float">
            <text:p>2,610484011</text:p>
          </table:table-cell>
          <table:table-cell table:formula="of:=[.B1424]*9.81" office:value-type="float" office:value="25.60884814791" calcext:value-type="float">
            <text:p>25,60884814791</text:p>
          </table:table-cell>
        </table:table-row>
        <table:table-row table:style-name="ro1">
          <table:table-cell office:value-type="float" office:value="0.089" calcext:value-type="float">
            <text:p>0,089</text:p>
          </table:table-cell>
          <table:table-cell office:value-type="float" office:value="2.573760424" calcext:value-type="float">
            <text:p>2,573760424</text:p>
          </table:table-cell>
          <table:table-cell table:formula="of:=[.B1425]*9.81" office:value-type="float" office:value="25.24858975944" calcext:value-type="float">
            <text:p>25,24858975944</text:p>
          </table:table-cell>
        </table:table-row>
        <table:table-row table:style-name="ro1">
          <table:table-cell office:value-type="float" office:value="0.0890625" calcext:value-type="float">
            <text:p>0,0890625</text:p>
          </table:table-cell>
          <table:table-cell office:value-type="float" office:value="2.537013811" calcext:value-type="float">
            <text:p>2,537013811</text:p>
          </table:table-cell>
          <table:table-cell table:formula="of:=[.B1426]*9.81" office:value-type="float" office:value="24.88810548591" calcext:value-type="float">
            <text:p>24,88810548591</text:p>
          </table:table-cell>
        </table:table-row>
        <table:table-row table:style-name="ro1">
          <table:table-cell office:value-type="float" office:value="0.089125" calcext:value-type="float">
            <text:p>0,089125</text:p>
          </table:table-cell>
          <table:table-cell office:value-type="float" office:value="2.500293718" calcext:value-type="float">
            <text:p>2,500293718</text:p>
          </table:table-cell>
          <table:table-cell table:formula="of:=[.B1427]*9.81" office:value-type="float" office:value="24.52788137358" calcext:value-type="float">
            <text:p>24,52788137358</text:p>
          </table:table-cell>
        </table:table-row>
        <table:table-row table:style-name="ro1">
          <table:table-cell office:value-type="float" office:value="0.0891875" calcext:value-type="float">
            <text:p>0,0891875</text:p>
          </table:table-cell>
          <table:table-cell office:value-type="float" office:value="2.463650529" calcext:value-type="float">
            <text:p>2,463650529</text:p>
          </table:table-cell>
          <table:table-cell table:formula="of:=[.B1428]*9.81" office:value-type="float" office:value="24.16841168949" calcext:value-type="float">
            <text:p>24,16841168949</text:p>
          </table:table-cell>
        </table:table-row>
        <table:table-row table:style-name="ro1">
          <table:table-cell office:value-type="float" office:value="0.08925" calcext:value-type="float">
            <text:p>0,08925</text:p>
          </table:table-cell>
          <table:table-cell office:value-type="float" office:value="2.427134631" calcext:value-type="float">
            <text:p>2,427134631</text:p>
          </table:table-cell>
          <table:table-cell table:formula="of:=[.B1429]*9.81" office:value-type="float" office:value="23.81019073011" calcext:value-type="float">
            <text:p>23,81019073011</text:p>
          </table:table-cell>
        </table:table-row>
        <table:table-row table:style-name="ro1">
          <table:table-cell office:value-type="float" office:value="0.0893125" calcext:value-type="float">
            <text:p>0,0893125</text:p>
          </table:table-cell>
          <table:table-cell office:value-type="float" office:value="2.390796409" calcext:value-type="float">
            <text:p>2,390796409</text:p>
          </table:table-cell>
          <table:table-cell table:formula="of:=[.B1430]*9.81" office:value-type="float" office:value="23.45371277229" calcext:value-type="float">
            <text:p>23,45371277229</text:p>
          </table:table-cell>
        </table:table-row>
        <table:table-row table:style-name="ro1">
          <table:table-cell office:value-type="float" office:value="0.089375" calcext:value-type="float">
            <text:p>0,089375</text:p>
          </table:table-cell>
          <table:table-cell office:value-type="float" office:value="2.35468625" calcext:value-type="float">
            <text:p>2,35468625</text:p>
          </table:table-cell>
          <table:table-cell table:formula="of:=[.B1431]*9.81" office:value-type="float" office:value="23.0994721125" calcext:value-type="float">
            <text:p>23,0994721125</text:p>
          </table:table-cell>
        </table:table-row>
        <table:table-row table:style-name="ro1">
          <table:table-cell office:value-type="float" office:value="0.0894375" calcext:value-type="float">
            <text:p>0,0894375</text:p>
          </table:table-cell>
          <table:table-cell office:value-type="float" office:value="2.31885454" calcext:value-type="float">
            <text:p>2,31885454</text:p>
          </table:table-cell>
          <table:table-cell table:formula="of:=[.B1432]*9.81" office:value-type="float" office:value="22.7479630374" calcext:value-type="float">
            <text:p>22,7479630374</text:p>
          </table:table-cell>
        </table:table-row>
        <table:table-row table:style-name="ro1">
          <table:table-cell office:value-type="float" office:value="0.0895" calcext:value-type="float">
            <text:p>0,0895</text:p>
          </table:table-cell>
          <table:table-cell office:value-type="float" office:value="2.283351663" calcext:value-type="float">
            <text:p>2,283351663</text:p>
          </table:table-cell>
          <table:table-cell table:formula="of:=[.B1433]*9.81" office:value-type="float" office:value="22.39967981403" calcext:value-type="float">
            <text:p>22,39967981403</text:p>
          </table:table-cell>
        </table:table-row>
        <table:table-row table:style-name="ro1">
          <table:table-cell office:value-type="float" office:value="0.0895625" calcext:value-type="float">
            <text:p>0,0895625</text:p>
          </table:table-cell>
          <table:table-cell office:value-type="float" office:value="2.248223545" calcext:value-type="float">
            <text:p>2,248223545</text:p>
          </table:table-cell>
          <table:table-cell table:formula="of:=[.B1434]*9.81" office:value-type="float" office:value="22.05507297645" calcext:value-type="float">
            <text:p>22,05507297645</text:p>
          </table:table-cell>
        </table:table-row>
        <table:table-row table:style-name="ro1">
          <table:table-cell office:value-type="float" office:value="0.089625" calcext:value-type="float">
            <text:p>0,089625</text:p>
          </table:table-cell>
          <table:table-cell office:value-type="float" office:value="2.213498262" calcext:value-type="float">
            <text:p>2,213498262</text:p>
          </table:table-cell>
          <table:table-cell table:formula="of:=[.B1435]*9.81" office:value-type="float" office:value="21.71441795022" calcext:value-type="float">
            <text:p>21,71441795022</text:p>
          </table:table-cell>
        </table:table-row>
        <table:table-row table:style-name="ro1">
          <table:table-cell office:value-type="float" office:value="0.0896875" calcext:value-type="float">
            <text:p>0,0896875</text:p>
          </table:table-cell>
          <table:table-cell office:value-type="float" office:value="2.179199432" calcext:value-type="float">
            <text:p>2,179199432</text:p>
          </table:table-cell>
          <table:table-cell table:formula="of:=[.B1436]*9.81" office:value-type="float" office:value="21.37794642792" calcext:value-type="float">
            <text:p>21,37794642792</text:p>
          </table:table-cell>
        </table:table-row>
        <table:table-row table:style-name="ro1">
          <table:table-cell office:value-type="float" office:value="0.08975" calcext:value-type="float">
            <text:p>0,08975</text:p>
          </table:table-cell>
          <table:table-cell office:value-type="float" office:value="2.145350669" calcext:value-type="float">
            <text:p>2,145350669</text:p>
          </table:table-cell>
          <table:table-cell table:formula="of:=[.B1437]*9.81" office:value-type="float" office:value="21.04589006289" calcext:value-type="float">
            <text:p>21,04589006289</text:p>
          </table:table-cell>
        </table:table-row>
        <table:table-row table:style-name="ro1">
          <table:table-cell office:value-type="float" office:value="0.0898125" calcext:value-type="float">
            <text:p>0,0898125</text:p>
          </table:table-cell>
          <table:table-cell office:value-type="float" office:value="2.111975591" calcext:value-type="float">
            <text:p>2,111975591</text:p>
          </table:table-cell>
          <table:table-cell table:formula="of:=[.B1438]*9.81" office:value-type="float" office:value="20.71848054771" calcext:value-type="float">
            <text:p>20,71848054771</text:p>
          </table:table-cell>
        </table:table-row>
        <table:table-row table:style-name="ro1">
          <table:table-cell office:value-type="float" office:value="0.089875" calcext:value-type="float">
            <text:p>0,089875</text:p>
          </table:table-cell>
          <table:table-cell office:value-type="float" office:value="2.079097812" calcext:value-type="float">
            <text:p>2,079097812</text:p>
          </table:table-cell>
          <table:table-cell table:formula="of:=[.B1439]*9.81" office:value-type="float" office:value="20.39594953572" calcext:value-type="float">
            <text:p>20,39594953572</text:p>
          </table:table-cell>
        </table:table-row>
        <table:table-row table:style-name="ro1">
          <table:table-cell office:value-type="float" office:value="0.0899375" calcext:value-type="float">
            <text:p>0,0899375</text:p>
          </table:table-cell>
          <table:table-cell office:value-type="float" office:value="2.04674095" calcext:value-type="float">
            <text:p>2,04674095</text:p>
          </table:table-cell>
          <table:table-cell table:formula="of:=[.B1440]*9.81" office:value-type="float" office:value="20.0785287195" calcext:value-type="float">
            <text:p>20,078528719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2.01492862" calcext:value-type="float">
            <text:p>2,01492862</text:p>
          </table:table-cell>
          <table:table-cell table:formula="of:=[.B1441]*9.81" office:value-type="float" office:value="19.7664497622" calcext:value-type="float">
            <text:p>19,7664497622</text:p>
          </table:table-cell>
        </table:table-row>
        <table:table-row table:style-name="ro1">
          <table:table-cell office:value-type="float" office:value="0.0900625" calcext:value-type="float">
            <text:p>0,0900625</text:p>
          </table:table-cell>
          <table:table-cell office:value-type="float" office:value="1.983679883" calcext:value-type="float">
            <text:p>1,983679883</text:p>
          </table:table-cell>
          <table:table-cell table:formula="of:=[.B1442]*9.81" office:value-type="float" office:value="19.45989965223" calcext:value-type="float">
            <text:p>19,45989965223</text:p>
          </table:table-cell>
        </table:table-row>
        <table:table-row table:style-name="ro1">
          <table:table-cell office:value-type="float" office:value="0.090125" calcext:value-type="float">
            <text:p>0,090125</text:p>
          </table:table-cell>
          <table:table-cell office:value-type="float" office:value="1.952995581" calcext:value-type="float">
            <text:p>1,952995581</text:p>
          </table:table-cell>
          <table:table-cell table:formula="of:=[.B1443]*9.81" office:value-type="float" office:value="19.15888664961" calcext:value-type="float">
            <text:p>19,15888664961</text:p>
          </table:table-cell>
        </table:table-row>
        <table:table-row table:style-name="ro1">
          <table:table-cell office:value-type="float" office:value="0.0901875" calcext:value-type="float">
            <text:p>0,0901875</text:p>
          </table:table-cell>
          <table:table-cell office:value-type="float" office:value="1.922872003" calcext:value-type="float">
            <text:p>1,922872003</text:p>
          </table:table-cell>
          <table:table-cell table:formula="of:=[.B1444]*9.81" office:value-type="float" office:value="18.86337434943" calcext:value-type="float">
            <text:p>18,86337434943</text:p>
          </table:table-cell>
        </table:table-row>
        <table:table-row table:style-name="ro1">
          <table:table-cell office:value-type="float" office:value="0.09025" calcext:value-type="float">
            <text:p>0,09025</text:p>
          </table:table-cell>
          <table:table-cell office:value-type="float" office:value="1.893305433" calcext:value-type="float">
            <text:p>1,893305433</text:p>
          </table:table-cell>
          <table:table-cell table:formula="of:=[.B1445]*9.81" office:value-type="float" office:value="18.57332629773" calcext:value-type="float">
            <text:p>18,57332629773</text:p>
          </table:table-cell>
        </table:table-row>
        <table:table-row table:style-name="ro1">
          <table:table-cell office:value-type="float" office:value="0.0903125" calcext:value-type="float">
            <text:p>0,0903125</text:p>
          </table:table-cell>
          <table:table-cell office:value-type="float" office:value="1.864292161" calcext:value-type="float">
            <text:p>1,864292161</text:p>
          </table:table-cell>
          <table:table-cell table:formula="of:=[.B1446]*9.81" office:value-type="float" office:value="18.28870609941" calcext:value-type="float">
            <text:p>18,28870609941</text:p>
          </table:table-cell>
        </table:table-row>
        <table:table-row table:style-name="ro1">
          <table:table-cell office:value-type="float" office:value="0.090375" calcext:value-type="float">
            <text:p>0,090375</text:p>
          </table:table-cell>
          <table:table-cell office:value-type="float" office:value="1.835828472" calcext:value-type="float">
            <text:p>1,835828472</text:p>
          </table:table-cell>
          <table:table-cell table:formula="of:=[.B1447]*9.81" office:value-type="float" office:value="18.00947731032" calcext:value-type="float">
            <text:p>18,00947731032</text:p>
          </table:table-cell>
        </table:table-row>
        <table:table-row table:style-name="ro1">
          <table:table-cell office:value-type="float" office:value="0.0904375" calcext:value-type="float">
            <text:p>0,0904375</text:p>
          </table:table-cell>
          <table:table-cell office:value-type="float" office:value="1.807910655" calcext:value-type="float">
            <text:p>1,807910655</text:p>
          </table:table-cell>
          <table:table-cell table:formula="of:=[.B1448]*9.81" office:value-type="float" office:value="17.73560352555" calcext:value-type="float">
            <text:p>17,73560352555</text:p>
          </table:table-cell>
        </table:table-row>
        <table:table-row table:style-name="ro1">
          <table:table-cell office:value-type="float" office:value="0.0905" calcext:value-type="float">
            <text:p>0,0905</text:p>
          </table:table-cell>
          <table:table-cell office:value-type="float" office:value="1.780534996" calcext:value-type="float">
            <text:p>1,780534996</text:p>
          </table:table-cell>
          <table:table-cell table:formula="of:=[.B1449]*9.81" office:value-type="float" office:value="17.46704831076" calcext:value-type="float">
            <text:p>17,46704831076</text:p>
          </table:table-cell>
        </table:table-row>
        <table:table-row table:style-name="ro1">
          <table:table-cell office:value-type="float" office:value="0.0905625" calcext:value-type="float">
            <text:p>0,0905625</text:p>
          </table:table-cell>
          <table:table-cell office:value-type="float" office:value="1.753697582" calcext:value-type="float">
            <text:p>1,753697582</text:p>
          </table:table-cell>
          <table:table-cell table:formula="of:=[.B1450]*9.81" office:value-type="float" office:value="17.20377327942" calcext:value-type="float">
            <text:p>17,20377327942</text:p>
          </table:table-cell>
        </table:table-row>
        <table:table-row table:style-name="ro1">
          <table:table-cell office:value-type="float" office:value="0.090625" calcext:value-type="float">
            <text:p>0,090625</text:p>
          </table:table-cell>
          <table:table-cell office:value-type="float" office:value="1.727393695" calcext:value-type="float">
            <text:p>1,727393695</text:p>
          </table:table-cell>
          <table:table-cell table:formula="of:=[.B1451]*9.81" office:value-type="float" office:value="16.94573214795" calcext:value-type="float">
            <text:p>16,94573214795</text:p>
          </table:table-cell>
        </table:table-row>
        <table:table-row table:style-name="ro1">
          <table:table-cell office:value-type="float" office:value="0.0906875" calcext:value-type="float">
            <text:p>0,0906875</text:p>
          </table:table-cell>
          <table:table-cell office:value-type="float" office:value="1.701618417" calcext:value-type="float">
            <text:p>1,701618417</text:p>
          </table:table-cell>
          <table:table-cell table:formula="of:=[.B1452]*9.81" office:value-type="float" office:value="16.69287667077" calcext:value-type="float">
            <text:p>16,69287667077</text:p>
          </table:table-cell>
        </table:table-row>
        <table:table-row table:style-name="ro1">
          <table:table-cell office:value-type="float" office:value="0.09075" calcext:value-type="float">
            <text:p>0,09075</text:p>
          </table:table-cell>
          <table:table-cell office:value-type="float" office:value="1.676366831" calcext:value-type="float">
            <text:p>1,676366831</text:p>
          </table:table-cell>
          <table:table-cell table:formula="of:=[.B1453]*9.81" office:value-type="float" office:value="16.44515861211" calcext:value-type="float">
            <text:p>16,44515861211</text:p>
          </table:table-cell>
        </table:table-row>
        <table:table-row table:style-name="ro1">
          <table:table-cell office:value-type="float" office:value="0.0908125" calcext:value-type="float">
            <text:p>0,0908125</text:p>
          </table:table-cell>
          <table:table-cell office:value-type="float" office:value="1.651634018" calcext:value-type="float">
            <text:p>1,651634018</text:p>
          </table:table-cell>
          <table:table-cell table:formula="of:=[.B1454]*9.81" office:value-type="float" office:value="16.20252971658" calcext:value-type="float">
            <text:p>16,20252971658</text:p>
          </table:table-cell>
        </table:table-row>
        <table:table-row table:style-name="ro1">
          <table:table-cell office:value-type="float" office:value="0.090875" calcext:value-type="float">
            <text:p>0,090875</text:p>
          </table:table-cell>
          <table:table-cell office:value-type="float" office:value="1.627415059" calcext:value-type="float">
            <text:p>1,627415059</text:p>
          </table:table-cell>
          <table:table-cell table:formula="of:=[.B1455]*9.81" office:value-type="float" office:value="15.96494172879" calcext:value-type="float">
            <text:p>15,96494172879</text:p>
          </table:table-cell>
        </table:table-row>
        <table:table-row table:style-name="ro1">
          <table:table-cell office:value-type="float" office:value="0.0909375" calcext:value-type="float">
            <text:p>0,0909375</text:p>
          </table:table-cell>
          <table:table-cell office:value-type="float" office:value="1.603705038" calcext:value-type="float">
            <text:p>1,603705038</text:p>
          </table:table-cell>
          <table:table-cell table:formula="of:=[.B1456]*9.81" office:value-type="float" office:value="15.73234642278" calcext:value-type="float">
            <text:p>15,73234642278</text:p>
          </table:table-cell>
        </table:table-row>
        <table:table-row table:style-name="ro1">
          <table:table-cell office:value-type="float" office:value="0.091" calcext:value-type="float">
            <text:p>0,091</text:p>
          </table:table-cell>
          <table:table-cell office:value-type="float" office:value="1.580499035" calcext:value-type="float">
            <text:p>1,580499035</text:p>
          </table:table-cell>
          <table:table-cell table:formula="of:=[.B1457]*9.81" office:value-type="float" office:value="15.50469553335" calcext:value-type="float">
            <text:p>15,50469553335</text:p>
          </table:table-cell>
        </table:table-row>
        <table:table-row table:style-name="ro1">
          <table:table-cell office:value-type="float" office:value="0.0910625" calcext:value-type="float">
            <text:p>0,0910625</text:p>
          </table:table-cell>
          <table:table-cell office:value-type="float" office:value="1.557791538" calcext:value-type="float">
            <text:p>1,557791538</text:p>
          </table:table-cell>
          <table:table-cell table:formula="of:=[.B1458]*9.81" office:value-type="float" office:value="15.28193498778" calcext:value-type="float">
            <text:p>15,28193498778</text:p>
          </table:table-cell>
        </table:table-row>
        <table:table-row table:style-name="ro1">
          <table:table-cell office:value-type="float" office:value="0.091125" calcext:value-type="float">
            <text:p>0,091125</text:p>
          </table:table-cell>
          <table:table-cell office:value-type="float" office:value="1.535574657" calcext:value-type="float">
            <text:p>1,535574657</text:p>
          </table:table-cell>
          <table:table-cell table:formula="of:=[.B1459]*9.81" office:value-type="float" office:value="15.06398738517" calcext:value-type="float">
            <text:p>15,06398738517</text:p>
          </table:table-cell>
        </table:table-row>
        <table:table-row table:style-name="ro1">
          <table:table-cell office:value-type="float" office:value="0.0911875" calcext:value-type="float">
            <text:p>0,0911875</text:p>
          </table:table-cell>
          <table:table-cell office:value-type="float" office:value="1.513839907" calcext:value-type="float">
            <text:p>1,513839907</text:p>
          </table:table-cell>
          <table:table-cell table:formula="of:=[.B1460]*9.81" office:value-type="float" office:value="14.85076948767" calcext:value-type="float">
            <text:p>14,85076948767</text:p>
          </table:table-cell>
        </table:table-row>
        <table:table-row table:style-name="ro1">
          <table:table-cell office:value-type="float" office:value="0.09125" calcext:value-type="float">
            <text:p>0,09125</text:p>
          </table:table-cell>
          <table:table-cell office:value-type="float" office:value="1.492578802" calcext:value-type="float">
            <text:p>1,492578802</text:p>
          </table:table-cell>
          <table:table-cell table:formula="of:=[.B1461]*9.81" office:value-type="float" office:value="14.64219804762" calcext:value-type="float">
            <text:p>14,64219804762</text:p>
          </table:table-cell>
        </table:table-row>
        <table:table-row table:style-name="ro1">
          <table:table-cell office:value-type="float" office:value="0.0913125" calcext:value-type="float">
            <text:p>0,0913125</text:p>
          </table:table-cell>
          <table:table-cell office:value-type="float" office:value="1.471782858" calcext:value-type="float">
            <text:p>1,471782858</text:p>
          </table:table-cell>
          <table:table-cell table:formula="of:=[.B1462]*9.81" office:value-type="float" office:value="14.43818983698" calcext:value-type="float">
            <text:p>14,43818983698</text:p>
          </table:table-cell>
        </table:table-row>
        <table:table-row table:style-name="ro1">
          <table:table-cell office:value-type="float" office:value="0.091375" calcext:value-type="float">
            <text:p>0,091375</text:p>
          </table:table-cell>
          <table:table-cell office:value-type="float" office:value="1.45144359" calcext:value-type="float">
            <text:p>1,45144359</text:p>
          </table:table-cell>
          <table:table-cell table:formula="of:=[.B1463]*9.81" office:value-type="float" office:value="14.2386616179" calcext:value-type="float">
            <text:p>14,2386616179</text:p>
          </table:table-cell>
        </table:table-row>
        <table:table-row table:style-name="ro1">
          <table:table-cell office:value-type="float" office:value="0.0914375" calcext:value-type="float">
            <text:p>0,0914375</text:p>
          </table:table-cell>
          <table:table-cell office:value-type="float" office:value="1.431552512" calcext:value-type="float">
            <text:p>1,431552512</text:p>
          </table:table-cell>
          <table:table-cell table:formula="of:=[.B1464]*9.81" office:value-type="float" office:value="14.04353014272" calcext:value-type="float">
            <text:p>14,04353014272</text:p>
          </table:table-cell>
        </table:table-row>
        <table:table-row table:style-name="ro1">
          <table:table-cell office:value-type="float" office:value="0.0915" calcext:value-type="float">
            <text:p>0,0915</text:p>
          </table:table-cell>
          <table:table-cell office:value-type="float" office:value="1.41210114" calcext:value-type="float">
            <text:p>1,41210114</text:p>
          </table:table-cell>
          <table:table-cell table:formula="of:=[.B1465]*9.81" office:value-type="float" office:value="13.8527121834" calcext:value-type="float">
            <text:p>13,8527121834</text:p>
          </table:table-cell>
        </table:table-row>
        <table:table-row table:style-name="ro1">
          <table:table-cell office:value-type="float" office:value="0.0915625" calcext:value-type="float">
            <text:p>0,0915625</text:p>
          </table:table-cell>
          <table:table-cell office:value-type="float" office:value="1.393078873" calcext:value-type="float">
            <text:p>1,393078873</text:p>
          </table:table-cell>
          <table:table-cell table:formula="of:=[.B1466]*9.81" office:value-type="float" office:value="13.66610374413" calcext:value-type="float">
            <text:p>13,66610374413</text:p>
          </table:table-cell>
        </table:table-row>
        <table:table-row table:style-name="ro1">
          <table:table-cell office:value-type="float" office:value="0.091625" calcext:value-type="float">
            <text:p>0,091625</text:p>
          </table:table-cell>
          <table:table-cell office:value-type="float" office:value="1.374466641" calcext:value-type="float">
            <text:p>1,374466641</text:p>
          </table:table-cell>
          <table:table-cell table:formula="of:=[.B1467]*9.81" office:value-type="float" office:value="13.48351774821" calcext:value-type="float">
            <text:p>13,48351774821</text:p>
          </table:table-cell>
        </table:table-row>
        <table:table-row table:style-name="ro1">
          <table:table-cell office:value-type="float" office:value="0.0916875" calcext:value-type="float">
            <text:p>0,0916875</text:p>
          </table:table-cell>
          <table:table-cell office:value-type="float" office:value="1.356243261" calcext:value-type="float">
            <text:p>1,356243261</text:p>
          </table:table-cell>
          <table:table-cell table:formula="of:=[.B1468]*9.81" office:value-type="float" office:value="13.30474639041" calcext:value-type="float">
            <text:p>13,30474639041</text:p>
          </table:table-cell>
        </table:table-row>
        <table:table-row table:style-name="ro1">
          <table:table-cell office:value-type="float" office:value="0.09175" calcext:value-type="float">
            <text:p>0,09175</text:p>
          </table:table-cell>
          <table:table-cell office:value-type="float" office:value="1.338387548" calcext:value-type="float">
            <text:p>1,338387548</text:p>
          </table:table-cell>
          <table:table-cell table:formula="of:=[.B1469]*9.81" office:value-type="float" office:value="13.12958184588" calcext:value-type="float">
            <text:p>13,12958184588</text:p>
          </table:table-cell>
        </table:table-row>
        <table:table-row table:style-name="ro1">
          <table:table-cell office:value-type="float" office:value="0.0918125" calcext:value-type="float">
            <text:p>0,0918125</text:p>
          </table:table-cell>
          <table:table-cell office:value-type="float" office:value="1.320878318" calcext:value-type="float">
            <text:p>1,320878318</text:p>
          </table:table-cell>
          <table:table-cell table:formula="of:=[.B1470]*9.81" office:value-type="float" office:value="12.95781629958" calcext:value-type="float">
            <text:p>12,95781629958</text:p>
          </table:table-cell>
        </table:table-row>
        <table:table-row table:style-name="ro1">
          <table:table-cell office:value-type="float" office:value="0.091875" calcext:value-type="float">
            <text:p>0,091875</text:p>
          </table:table-cell>
          <table:table-cell office:value-type="float" office:value="1.303694386" calcext:value-type="float">
            <text:p>1,303694386</text:p>
          </table:table-cell>
          <table:table-cell table:formula="of:=[.B1471]*9.81" office:value-type="float" office:value="12.78924192666" calcext:value-type="float">
            <text:p>12,78924192666</text:p>
          </table:table-cell>
        </table:table-row>
        <table:table-row table:style-name="ro1">
          <table:table-cell office:value-type="float" office:value="0.0919375" calcext:value-type="float">
            <text:p>0,0919375</text:p>
          </table:table-cell>
          <table:table-cell office:value-type="float" office:value="1.286814567" calcext:value-type="float">
            <text:p>1,286814567</text:p>
          </table:table-cell>
          <table:table-cell table:formula="of:=[.B1472]*9.81" office:value-type="float" office:value="12.62365090227" calcext:value-type="float">
            <text:p>12,62365090227</text:p>
          </table:table-cell>
        </table:table-row>
        <table:table-row table:style-name="ro1">
          <table:table-cell office:value-type="float" office:value="0.092" calcext:value-type="float">
            <text:p>0,092</text:p>
          </table:table-cell>
          <table:table-cell office:value-type="float" office:value="1.270217678" calcext:value-type="float">
            <text:p>1,270217678</text:p>
          </table:table-cell>
          <table:table-cell table:formula="of:=[.B1473]*9.81" office:value-type="float" office:value="12.46083542118" calcext:value-type="float">
            <text:p>12,46083542118</text:p>
          </table:table-cell>
        </table:table-row>
        <table:table-row table:style-name="ro1">
          <table:table-cell office:value-type="float" office:value="0.0920625" calcext:value-type="float">
            <text:p>0,0920625</text:p>
          </table:table-cell>
          <table:table-cell office:value-type="float" office:value="1.253882124" calcext:value-type="float">
            <text:p>1,253882124</text:p>
          </table:table-cell>
          <table:table-cell table:formula="of:=[.B1474]*9.81" office:value-type="float" office:value="12.30058363644" calcext:value-type="float">
            <text:p>12,30058363644</text:p>
          </table:table-cell>
        </table:table-row>
        <table:table-row table:style-name="ro1">
          <table:table-cell office:value-type="float" office:value="0.092125" calcext:value-type="float">
            <text:p>0,092125</text:p>
          </table:table-cell>
          <table:table-cell office:value-type="float" office:value="1.237784681" calcext:value-type="float">
            <text:p>1,237784681</text:p>
          </table:table-cell>
          <table:table-cell table:formula="of:=[.B1475]*9.81" office:value-type="float" office:value="12.14266772061" calcext:value-type="float">
            <text:p>12,14266772061</text:p>
          </table:table-cell>
        </table:table-row>
        <table:table-row table:style-name="ro1">
          <table:table-cell office:value-type="float" office:value="0.0921875" calcext:value-type="float">
            <text:p>0,0921875</text:p>
          </table:table-cell>
          <table:table-cell office:value-type="float" office:value="1.221901715" calcext:value-type="float">
            <text:p>1,221901715</text:p>
          </table:table-cell>
          <table:table-cell table:formula="of:=[.B1476]*9.81" office:value-type="float" office:value="11.98685582415" calcext:value-type="float">
            <text:p>11,98685582415</text:p>
          </table:table-cell>
        </table:table-row>
        <table:table-row table:style-name="ro1">
          <table:table-cell office:value-type="float" office:value="0.09225" calcext:value-type="float">
            <text:p>0,09225</text:p>
          </table:table-cell>
          <table:table-cell office:value-type="float" office:value="1.206209591" calcext:value-type="float">
            <text:p>1,206209591</text:p>
          </table:table-cell>
          <table:table-cell table:formula="of:=[.B1477]*9.81" office:value-type="float" office:value="11.83291608771" calcext:value-type="float">
            <text:p>11,83291608771</text:p>
          </table:table-cell>
        </table:table-row>
        <table:table-row table:style-name="ro1">
          <table:table-cell office:value-type="float" office:value="0.0923125" calcext:value-type="float">
            <text:p>0,0923125</text:p>
          </table:table-cell>
          <table:table-cell office:value-type="float" office:value="1.190684677" calcext:value-type="float">
            <text:p>1,190684677</text:p>
          </table:table-cell>
          <table:table-cell table:formula="of:=[.B1478]*9.81" office:value-type="float" office:value="11.68061668137" calcext:value-type="float">
            <text:p>11,68061668137</text:p>
          </table:table-cell>
        </table:table-row>
        <table:table-row table:style-name="ro1">
          <table:table-cell office:value-type="float" office:value="0.092375" calcext:value-type="float">
            <text:p>0,092375</text:p>
          </table:table-cell>
          <table:table-cell office:value-type="float" office:value="1.175303338" calcext:value-type="float">
            <text:p>1,175303338</text:p>
          </table:table-cell>
          <table:table-cell table:formula="of:=[.B1479]*9.81" office:value-type="float" office:value="11.52972574578" calcext:value-type="float">
            <text:p>11,52972574578</text:p>
          </table:table-cell>
        </table:table-row>
        <table:table-row table:style-name="ro1">
          <table:table-cell office:value-type="float" office:value="0.0924375" calcext:value-type="float">
            <text:p>0,0924375</text:p>
          </table:table-cell>
          <table:table-cell office:value-type="float" office:value="1.16004194" calcext:value-type="float">
            <text:p>1,16004194</text:p>
          </table:table-cell>
          <table:table-cell table:formula="of:=[.B1480]*9.81" office:value-type="float" office:value="11.3800114314" calcext:value-type="float">
            <text:p>11,3800114314</text:p>
          </table:table-cell>
        </table:table-row>
        <table:table-row table:style-name="ro1">
          <table:table-cell office:value-type="float" office:value="0.0925" calcext:value-type="float">
            <text:p>0,0925</text:p>
          </table:table-cell>
          <table:table-cell office:value-type="float" office:value="1.14487685" calcext:value-type="float">
            <text:p>1,14487685</text:p>
          </table:table-cell>
          <table:table-cell table:formula="of:=[.B1481]*9.81" office:value-type="float" office:value="11.2312418985" calcext:value-type="float">
            <text:p>11,2312418985</text:p>
          </table:table-cell>
        </table:table-row>
        <table:table-row table:style-name="ro1">
          <table:table-cell office:value-type="float" office:value="0.0925625" calcext:value-type="float">
            <text:p>0,0925625</text:p>
          </table:table-cell>
          <table:table-cell office:value-type="float" office:value="1.1297862" calcext:value-type="float">
            <text:p>1,1297862</text:p>
          </table:table-cell>
          <table:table-cell table:formula="of:=[.B1482]*9.81" office:value-type="float" office:value="11.083202622" calcext:value-type="float">
            <text:p>11,083202622</text:p>
          </table:table-cell>
        </table:table-row>
        <table:table-row table:style-name="ro1">
          <table:table-cell office:value-type="float" office:value="0.092625" calcext:value-type="float">
            <text:p>0,092625</text:p>
          </table:table-cell>
          <table:table-cell office:value-type="float" office:value="1.114755182" calcext:value-type="float">
            <text:p>1,114755182</text:p>
          </table:table-cell>
          <table:table-cell table:formula="of:=[.B1483]*9.81" office:value-type="float" office:value="10.93574833542" calcext:value-type="float">
            <text:p>10,93574833542</text:p>
          </table:table-cell>
        </table:table-row>
        <table:table-row table:style-name="ro1">
          <table:table-cell office:value-type="float" office:value="0.0926875" calcext:value-type="float">
            <text:p>0,0926875</text:p>
          </table:table-cell>
          <table:table-cell office:value-type="float" office:value="1.099770757" calcext:value-type="float">
            <text:p>1,099770757</text:p>
          </table:table-cell>
          <table:table-cell table:formula="of:=[.B1484]*9.81" office:value-type="float" office:value="10.78875112617" calcext:value-type="float">
            <text:p>10,78875112617</text:p>
          </table:table-cell>
        </table:table-row>
        <table:table-row table:style-name="ro1">
          <table:table-cell office:value-type="float" office:value="0.09275" calcext:value-type="float">
            <text:p>0,09275</text:p>
          </table:table-cell>
          <table:table-cell office:value-type="float" office:value="1.084819885" calcext:value-type="float">
            <text:p>1,084819885</text:p>
          </table:table-cell>
          <table:table-cell table:formula="of:=[.B1485]*9.81" office:value-type="float" office:value="10.64208307185" calcext:value-type="float">
            <text:p>10,64208307185</text:p>
          </table:table-cell>
        </table:table-row>
        <table:table-row table:style-name="ro1">
          <table:table-cell office:value-type="float" office:value="0.0928125" calcext:value-type="float">
            <text:p>0,0928125</text:p>
          </table:table-cell>
          <table:table-cell office:value-type="float" office:value="1.069889524" calcext:value-type="float">
            <text:p>1,069889524</text:p>
          </table:table-cell>
          <table:table-cell table:formula="of:=[.B1486]*9.81" office:value-type="float" office:value="10.49561623044" calcext:value-type="float">
            <text:p>10,49561623044</text:p>
          </table:table-cell>
        </table:table-row>
        <table:table-row table:style-name="ro1">
          <table:table-cell office:value-type="float" office:value="0.092875" calcext:value-type="float">
            <text:p>0,092875</text:p>
          </table:table-cell>
          <table:table-cell office:value-type="float" office:value="1.054966634" calcext:value-type="float">
            <text:p>1,054966634</text:p>
          </table:table-cell>
          <table:table-cell table:formula="of:=[.B1487]*9.81" office:value-type="float" office:value="10.34922267954" calcext:value-type="float">
            <text:p>10,34922267954</text:p>
          </table:table-cell>
        </table:table-row>
        <table:table-row table:style-name="ro1">
          <table:table-cell office:value-type="float" office:value="0.0929375" calcext:value-type="float">
            <text:p>0,0929375</text:p>
          </table:table-cell>
          <table:table-cell office:value-type="float" office:value="1.040038175" calcext:value-type="float">
            <text:p>1,040038175</text:p>
          </table:table-cell>
          <table:table-cell table:formula="of:=[.B1488]*9.81" office:value-type="float" office:value="10.20277449675" calcext:value-type="float">
            <text:p>10,20277449675</text:p>
          </table:table-cell>
        </table:table-row>
        <table:table-row table:style-name="ro1">
          <table:table-cell office:value-type="float" office:value="0.093" calcext:value-type="float">
            <text:p>0,093</text:p>
          </table:table-cell>
          <table:table-cell office:value-type="float" office:value="1.025091106" calcext:value-type="float">
            <text:p>1,025091106</text:p>
          </table:table-cell>
          <table:table-cell table:formula="of:=[.B1489]*9.81" office:value-type="float" office:value="10.05614374986" calcext:value-type="float">
            <text:p>10,05614374986</text:p>
          </table:table-cell>
        </table:table-row>
        <table:table-row table:style-name="ro1">
          <table:table-cell office:value-type="float" office:value="0.0930625" calcext:value-type="float">
            <text:p>0,0930625</text:p>
          </table:table-cell>
          <table:table-cell office:value-type="float" office:value="1.010116611" calcext:value-type="float">
            <text:p>1,010116611</text:p>
          </table:table-cell>
          <table:table-cell table:formula="of:=[.B1490]*9.81" office:value-type="float" office:value="9.90924395391" calcext:value-type="float">
            <text:p>9,90924395391</text:p>
          </table:table-cell>
        </table:table-row>
        <table:table-row table:style-name="ro1">
          <table:table-cell office:value-type="float" office:value="0.093125" calcext:value-type="float">
            <text:p>0,093125</text:p>
          </table:table-cell>
          <table:table-cell office:value-type="float" office:value="0.995122776" calcext:value-type="float">
            <text:p>0,995122776</text:p>
          </table:table-cell>
          <table:table-cell table:formula="of:=[.B1491]*9.81" office:value-type="float" office:value="9.76215443256" calcext:value-type="float">
            <text:p>9,76215443256</text:p>
          </table:table-cell>
        </table:table-row>
        <table:table-row table:style-name="ro1">
          <table:table-cell office:value-type="float" office:value="0.0931875" calcext:value-type="float">
            <text:p>0,0931875</text:p>
          </table:table-cell>
          <table:table-cell office:value-type="float" office:value="0.980121909" calcext:value-type="float">
            <text:p>0,980121909</text:p>
          </table:table-cell>
          <table:table-cell table:formula="of:=[.B1492]*9.81" office:value-type="float" office:value="9.61499592729" calcext:value-type="float">
            <text:p>9,61499592729</text:p>
          </table:table-cell>
        </table:table-row>
        <table:table-row table:style-name="ro1">
          <table:table-cell office:value-type="float" office:value="0.09325" calcext:value-type="float">
            <text:p>0,09325</text:p>
          </table:table-cell>
          <table:table-cell office:value-type="float" office:value="0.965126321" calcext:value-type="float">
            <text:p>0,965126321</text:p>
          </table:table-cell>
          <table:table-cell table:formula="of:=[.B1493]*9.81" office:value-type="float" office:value="9.46788920901" calcext:value-type="float">
            <text:p>9,46788920901</text:p>
          </table:table-cell>
        </table:table-row>
        <table:table-row table:style-name="ro1">
          <table:table-cell office:value-type="float" office:value="0.0933125" calcext:value-type="float">
            <text:p>0,0933125</text:p>
          </table:table-cell>
          <table:table-cell office:value-type="float" office:value="0.950148321" calcext:value-type="float">
            <text:p>0,950148321</text:p>
          </table:table-cell>
          <table:table-cell table:formula="of:=[.B1494]*9.81" office:value-type="float" office:value="9.32095502901" calcext:value-type="float">
            <text:p>9,32095502901</text:p>
          </table:table-cell>
        </table:table-row>
        <table:table-row table:style-name="ro1">
          <table:table-cell office:value-type="float" office:value="0.093375" calcext:value-type="float">
            <text:p>0,093375</text:p>
          </table:table-cell>
          <table:table-cell office:value-type="float" office:value="0.935200218" calcext:value-type="float">
            <text:p>0,935200218</text:p>
          </table:table-cell>
          <table:table-cell table:formula="of:=[.B1495]*9.81" office:value-type="float" office:value="9.17431413858" calcext:value-type="float">
            <text:p>9,17431413858</text:p>
          </table:table-cell>
        </table:table-row>
        <table:table-row table:style-name="ro1">
          <table:table-cell office:value-type="float" office:value="0.0934375" calcext:value-type="float">
            <text:p>0,0934375</text:p>
          </table:table-cell>
          <table:table-cell office:value-type="float" office:value="0.920294322" calcext:value-type="float">
            <text:p>0,920294322</text:p>
          </table:table-cell>
          <table:table-cell table:formula="of:=[.B1496]*9.81" office:value-type="float" office:value="9.02808729882" calcext:value-type="float">
            <text:p>9,02808729882</text:p>
          </table:table-cell>
        </table:table-row>
        <table:table-row table:style-name="ro1">
          <table:table-cell office:value-type="float" office:value="0.0935" calcext:value-type="float">
            <text:p>0,0935</text:p>
          </table:table-cell>
          <table:table-cell office:value-type="float" office:value="0.905442944" calcext:value-type="float">
            <text:p>0,905442944</text:p>
          </table:table-cell>
          <table:table-cell table:formula="of:=[.B1497]*9.81" office:value-type="float" office:value="8.88239528064" calcext:value-type="float">
            <text:p>8,88239528064</text:p>
          </table:table-cell>
        </table:table-row>
        <table:table-row table:style-name="ro1">
          <table:table-cell office:value-type="float" office:value="0.0935625" calcext:value-type="float">
            <text:p>0,0935625</text:p>
          </table:table-cell>
          <table:table-cell office:value-type="float" office:value="0.890660462" calcext:value-type="float">
            <text:p>0,890660462</text:p>
          </table:table-cell>
          <table:table-cell table:formula="of:=[.B1498]*9.81" office:value-type="float" office:value="8.73737913222" calcext:value-type="float">
            <text:p>8,73737913222</text:p>
          </table:table-cell>
        </table:table-row>
        <table:table-row table:style-name="ro1">
          <table:table-cell office:value-type="float" office:value="0.093625" calcext:value-type="float">
            <text:p>0,093625</text:p>
          </table:table-cell>
          <table:table-cell office:value-type="float" office:value="0.875969533" calcext:value-type="float">
            <text:p>0,875969533</text:p>
          </table:table-cell>
          <table:table-cell table:formula="of:=[.B1499]*9.81" office:value-type="float" office:value="8.59326111873" calcext:value-type="float">
            <text:p>8,59326111873</text:p>
          </table:table-cell>
        </table:table-row>
        <table:table-row table:style-name="ro1">
          <table:table-cell office:value-type="float" office:value="0.0936875" calcext:value-type="float">
            <text:p>0,0936875</text:p>
          </table:table-cell>
          <table:table-cell office:value-type="float" office:value="0.861394885" calcext:value-type="float">
            <text:p>0,861394885</text:p>
          </table:table-cell>
          <table:table-cell table:formula="of:=[.B1500]*9.81" office:value-type="float" office:value="8.45028382185" calcext:value-type="float">
            <text:p>8,45028382185</text:p>
          </table:table-cell>
        </table:table-row>
        <table:table-row table:style-name="ro1">
          <table:table-cell office:value-type="float" office:value="0.09375" calcext:value-type="float">
            <text:p>0,09375</text:p>
          </table:table-cell>
          <table:table-cell office:value-type="float" office:value="0.846961246" calcext:value-type="float">
            <text:p>0,846961246</text:p>
          </table:table-cell>
          <table:table-cell table:formula="of:=[.B1501]*9.81" office:value-type="float" office:value="8.30868982326" calcext:value-type="float">
            <text:p>8,30868982326</text:p>
          </table:table-cell>
        </table:table-row>
        <table:table-row table:style-name="ro1">
          <table:table-cell office:value-type="float" office:value="0.0938125" calcext:value-type="float">
            <text:p>0,0938125</text:p>
          </table:table-cell>
          <table:table-cell office:value-type="float" office:value="0.832693341" calcext:value-type="float">
            <text:p>0,832693341</text:p>
          </table:table-cell>
          <table:table-cell table:formula="of:=[.B1502]*9.81" office:value-type="float" office:value="8.16872167521" calcext:value-type="float">
            <text:p>8,16872167521</text:p>
          </table:table-cell>
        </table:table-row>
        <table:table-row table:style-name="ro1">
          <table:table-cell office:value-type="float" office:value="0.093875" calcext:value-type="float">
            <text:p>0,093875</text:p>
          </table:table-cell>
          <table:table-cell office:value-type="float" office:value="0.818615899" calcext:value-type="float">
            <text:p>0,818615899</text:p>
          </table:table-cell>
          <table:table-cell table:formula="of:=[.B1503]*9.81" office:value-type="float" office:value="8.03062196919" calcext:value-type="float">
            <text:p>8,03062196919</text:p>
          </table:table-cell>
        </table:table-row>
        <table:table-row table:style-name="ro1">
          <table:table-cell office:value-type="float" office:value="0.0939375" calcext:value-type="float">
            <text:p>0,0939375</text:p>
          </table:table-cell>
          <table:table-cell office:value-type="float" office:value="0.804753647" calcext:value-type="float">
            <text:p>0,804753647</text:p>
          </table:table-cell>
          <table:table-cell table:formula="of:=[.B1504]*9.81" office:value-type="float" office:value="7.89463327707" calcext:value-type="float">
            <text:p>7,89463327707</text:p>
          </table:table-cell>
        </table:table-row>
        <table:table-row table:style-name="ro1">
          <table:table-cell office:value-type="float" office:value="0.094" calcext:value-type="float">
            <text:p>0,094</text:p>
          </table:table-cell>
          <table:table-cell office:value-type="float" office:value="0.791131311" calcext:value-type="float">
            <text:p>0,791131311</text:p>
          </table:table-cell>
          <table:table-cell table:formula="of:=[.B1505]*9.81" office:value-type="float" office:value="7.76099816091" calcext:value-type="float">
            <text:p>7,76099816091</text:p>
          </table:table-cell>
        </table:table-row>
        <table:table-row table:style-name="ro1">
          <table:table-cell office:value-type="float" office:value="0.0940625" calcext:value-type="float">
            <text:p>0,0940625</text:p>
          </table:table-cell>
          <table:table-cell office:value-type="float" office:value="0.777771117" calcext:value-type="float">
            <text:p>0,777771117</text:p>
          </table:table-cell>
          <table:table-cell table:formula="of:=[.B1506]*9.81" office:value-type="float" office:value="7.62993465777" calcext:value-type="float">
            <text:p>7,62993465777</text:p>
          </table:table-cell>
        </table:table-row>
        <table:table-row table:style-name="ro1">
          <table:table-cell office:value-type="float" office:value="0.094125" calcext:value-type="float">
            <text:p>0,094125</text:p>
          </table:table-cell>
          <table:table-cell office:value-type="float" office:value="0.764685282" calcext:value-type="float">
            <text:p>0,764685282</text:p>
          </table:table-cell>
          <table:table-cell table:formula="of:=[.B1507]*9.81" office:value-type="float" office:value="7.50156261642" calcext:value-type="float">
            <text:p>7,50156261642</text:p>
          </table:table-cell>
        </table:table-row>
        <table:table-row table:style-name="ro1">
          <table:table-cell office:value-type="float" office:value="0.0941875" calcext:value-type="float">
            <text:p>0,0941875</text:p>
          </table:table-cell>
          <table:table-cell office:value-type="float" office:value="0.751883519" calcext:value-type="float">
            <text:p>0,751883519</text:p>
          </table:table-cell>
          <table:table-cell table:formula="of:=[.B1508]*9.81" office:value-type="float" office:value="7.37597732139" calcext:value-type="float">
            <text:p>7,37597732139</text:p>
          </table:table-cell>
        </table:table-row>
        <table:table-row table:style-name="ro1">
          <table:table-cell office:value-type="float" office:value="0.09425" calcext:value-type="float">
            <text:p>0,09425</text:p>
          </table:table-cell>
          <table:table-cell office:value-type="float" office:value="0.739375543" calcext:value-type="float">
            <text:p>0,739375543</text:p>
          </table:table-cell>
          <table:table-cell table:formula="of:=[.B1509]*9.81" office:value-type="float" office:value="7.25327407683" calcext:value-type="float">
            <text:p>7,25327407683</text:p>
          </table:table-cell>
        </table:table-row>
        <table:table-row table:style-name="ro1">
          <table:table-cell office:value-type="float" office:value="0.0943125" calcext:value-type="float">
            <text:p>0,0943125</text:p>
          </table:table-cell>
          <table:table-cell office:value-type="float" office:value="0.727171068" calcext:value-type="float">
            <text:p>0,727171068</text:p>
          </table:table-cell>
          <table:table-cell table:formula="of:=[.B1510]*9.81" office:value-type="float" office:value="7.13354817708" calcext:value-type="float">
            <text:p>7,13354817708</text:p>
          </table:table-cell>
        </table:table-row>
        <table:table-row table:style-name="ro1">
          <table:table-cell office:value-type="float" office:value="0.094375" calcext:value-type="float">
            <text:p>0,094375</text:p>
          </table:table-cell>
          <table:table-cell office:value-type="float" office:value="0.715279808" calcext:value-type="float">
            <text:p>0,715279808</text:p>
          </table:table-cell>
          <table:table-cell table:formula="of:=[.B1511]*9.81" office:value-type="float" office:value="7.01689491648" calcext:value-type="float">
            <text:p>7,01689491648</text:p>
          </table:table-cell>
        </table:table-row>
        <table:table-row table:style-name="ro1">
          <table:table-cell office:value-type="float" office:value="0.0944375" calcext:value-type="float">
            <text:p>0,0944375</text:p>
          </table:table-cell>
          <table:table-cell office:value-type="float" office:value="0.703711479" calcext:value-type="float">
            <text:p>0,703711479</text:p>
          </table:table-cell>
          <table:table-cell table:formula="of:=[.B1512]*9.81" office:value-type="float" office:value="6.90340960899" calcext:value-type="float">
            <text:p>6,90340960899</text:p>
          </table:table-cell>
        </table:table-row>
        <table:table-row table:style-name="ro1">
          <table:table-cell office:value-type="float" office:value="0.0945" calcext:value-type="float">
            <text:p>0,0945</text:p>
          </table:table-cell>
          <table:table-cell office:value-type="float" office:value="0.692475793" calcext:value-type="float">
            <text:p>0,692475793</text:p>
          </table:table-cell>
          <table:table-cell table:formula="of:=[.B1513]*9.81" office:value-type="float" office:value="6.79318752933" calcext:value-type="float">
            <text:p>6,79318752933</text:p>
          </table:table-cell>
        </table:table-row>
        <table:table-row table:style-name="ro1">
          <table:table-cell office:value-type="float" office:value="0.0945625" calcext:value-type="float">
            <text:p>0,0945625</text:p>
          </table:table-cell>
          <table:table-cell office:value-type="float" office:value="0.681579789" calcext:value-type="float">
            <text:p>0,681579789</text:p>
          </table:table-cell>
          <table:table-cell table:formula="of:=[.B1514]*9.81" office:value-type="float" office:value="6.68629773009" calcext:value-type="float">
            <text:p>6,68629773009</text:p>
          </table:table-cell>
        </table:table-row>
        <table:table-row table:style-name="ro1">
          <table:table-cell office:value-type="float" office:value="0.094625" calcext:value-type="float">
            <text:p>0,094625</text:p>
          </table:table-cell>
          <table:table-cell office:value-type="float" office:value="0.671019795" calcext:value-type="float">
            <text:p>0,671019795</text:p>
          </table:table-cell>
          <table:table-cell table:formula="of:=[.B1515]*9.81" office:value-type="float" office:value="6.58270418895" calcext:value-type="float">
            <text:p>6,58270418895</text:p>
          </table:table-cell>
        </table:table-row>
        <table:table-row table:style-name="ro1">
          <table:table-cell office:value-type="float" office:value="0.0946875" calcext:value-type="float">
            <text:p>0,0946875</text:p>
          </table:table-cell>
          <table:table-cell office:value-type="float" office:value="0.660789465" calcext:value-type="float">
            <text:p>0,660789465</text:p>
          </table:table-cell>
          <table:table-cell table:formula="of:=[.B1516]*9.81" office:value-type="float" office:value="6.48234465165" calcext:value-type="float">
            <text:p>6,48234465165</text:p>
          </table:table-cell>
        </table:table-row>
        <table:table-row table:style-name="ro1">
          <table:table-cell office:value-type="float" office:value="0.09475" calcext:value-type="float">
            <text:p>0,09475</text:p>
          </table:table-cell>
          <table:table-cell office:value-type="float" office:value="0.650882451" calcext:value-type="float">
            <text:p>0,650882451</text:p>
          </table:table-cell>
          <table:table-cell table:formula="of:=[.B1517]*9.81" office:value-type="float" office:value="6.38515684431" calcext:value-type="float">
            <text:p>6,38515684431</text:p>
          </table:table-cell>
        </table:table-row>
        <table:table-row table:style-name="ro1">
          <table:table-cell office:value-type="float" office:value="0.0948125" calcext:value-type="float">
            <text:p>0,0948125</text:p>
          </table:table-cell>
          <table:table-cell office:value-type="float" office:value="0.641292405" calcext:value-type="float">
            <text:p>0,641292405</text:p>
          </table:table-cell>
          <table:table-cell table:formula="of:=[.B1518]*9.81" office:value-type="float" office:value="6.29107849305" calcext:value-type="float">
            <text:p>6,29107849305</text:p>
          </table:table-cell>
        </table:table-row>
        <table:table-row table:style-name="ro1">
          <table:table-cell office:value-type="float" office:value="0.094875" calcext:value-type="float">
            <text:p>0,094875</text:p>
          </table:table-cell>
          <table:table-cell office:value-type="float" office:value="0.63201298" calcext:value-type="float">
            <text:p>0,63201298</text:p>
          </table:table-cell>
          <table:table-cell table:formula="of:=[.B1519]*9.81" office:value-type="float" office:value="6.2000473338" calcext:value-type="float">
            <text:p>6,2000473338</text:p>
          </table:table-cell>
        </table:table-row>
        <table:table-row table:style-name="ro1">
          <table:table-cell office:value-type="float" office:value="0.0949375" calcext:value-type="float">
            <text:p>0,0949375</text:p>
          </table:table-cell>
          <table:table-cell office:value-type="float" office:value="0.623037829" calcext:value-type="float">
            <text:p>0,623037829</text:p>
          </table:table-cell>
          <table:table-cell table:formula="of:=[.B1520]*9.81" office:value-type="float" office:value="6.11200110249" calcext:value-type="float">
            <text:p>6,11200110249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float" office:value="0.614360603" calcext:value-type="float">
            <text:p>0,614360603</text:p>
          </table:table-cell>
          <table:table-cell table:formula="of:=[.B1521]*9.81" office:value-type="float" office:value="6.02687751543" calcext:value-type="float">
            <text:p>6,02687751543</text:p>
          </table:table-cell>
        </table:table-row>
        <table:table-row table:style-name="ro1">
          <table:table-cell office:value-type="float" office:value="0.0950625" calcext:value-type="float">
            <text:p>0,0950625</text:p>
          </table:table-cell>
          <table:table-cell office:value-type="float" office:value="0.605974495" calcext:value-type="float">
            <text:p>0,605974495</text:p>
          </table:table-cell>
          <table:table-cell table:formula="of:=[.B1522]*9.81" office:value-type="float" office:value="5.94460979595" calcext:value-type="float">
            <text:p>5,94460979595</text:p>
          </table:table-cell>
        </table:table-row>
        <table:table-row table:style-name="ro1">
          <table:table-cell office:value-type="float" office:value="0.095125" calcext:value-type="float">
            <text:p>0,095125</text:p>
          </table:table-cell>
          <table:table-cell office:value-type="float" office:value="0.597870853" calcext:value-type="float">
            <text:p>0,597870853</text:p>
          </table:table-cell>
          <table:table-cell table:formula="of:=[.B1523]*9.81" office:value-type="float" office:value="5.86511306793" calcext:value-type="float">
            <text:p>5,86511306793</text:p>
          </table:table-cell>
        </table:table-row>
        <table:table-row table:style-name="ro1">
          <table:table-cell office:value-type="float" office:value="0.0951875" calcext:value-type="float">
            <text:p>0,0951875</text:p>
          </table:table-cell>
          <table:table-cell office:value-type="float" office:value="0.590040568" calcext:value-type="float">
            <text:p>0,590040568</text:p>
          </table:table-cell>
          <table:table-cell table:formula="of:=[.B1524]*9.81" office:value-type="float" office:value="5.78829797208" calcext:value-type="float">
            <text:p>5,78829797208</text:p>
          </table:table-cell>
        </table:table-row>
        <table:table-row table:style-name="ro1">
          <table:table-cell office:value-type="float" office:value="0.09525" calcext:value-type="float">
            <text:p>0,09525</text:p>
          </table:table-cell>
          <table:table-cell office:value-type="float" office:value="0.582474528" calcext:value-type="float">
            <text:p>0,582474528</text:p>
          </table:table-cell>
          <table:table-cell table:formula="of:=[.B1525]*9.81" office:value-type="float" office:value="5.71407511968" calcext:value-type="float">
            <text:p>5,71407511968</text:p>
          </table:table-cell>
        </table:table-row>
        <table:table-row table:style-name="ro1">
          <table:table-cell office:value-type="float" office:value="0.0953125" calcext:value-type="float">
            <text:p>0,0953125</text:p>
          </table:table-cell>
          <table:table-cell office:value-type="float" office:value="0.575163621" calcext:value-type="float">
            <text:p>0,575163621</text:p>
          </table:table-cell>
          <table:table-cell table:formula="of:=[.B1526]*9.81" office:value-type="float" office:value="5.64235512201" calcext:value-type="float">
            <text:p>5,64235512201</text:p>
          </table:table-cell>
        </table:table-row>
        <table:table-row table:style-name="ro1">
          <table:table-cell office:value-type="float" office:value="0.095375" calcext:value-type="float">
            <text:p>0,095375</text:p>
          </table:table-cell>
          <table:table-cell office:value-type="float" office:value="0.568098737" calcext:value-type="float">
            <text:p>0,568098737</text:p>
          </table:table-cell>
          <table:table-cell table:formula="of:=[.B1527]*9.81" office:value-type="float" office:value="5.57304860997" calcext:value-type="float">
            <text:p>5,57304860997</text:p>
          </table:table-cell>
        </table:table-row>
        <table:table-row table:style-name="ro1">
          <table:table-cell office:value-type="float" office:value="0.0954375" calcext:value-type="float">
            <text:p>0,0954375</text:p>
          </table:table-cell>
          <table:table-cell office:value-type="float" office:value="0.561270764" calcext:value-type="float">
            <text:p>0,561270764</text:p>
          </table:table-cell>
          <table:table-cell table:formula="of:=[.B1528]*9.81" office:value-type="float" office:value="5.50606619484" calcext:value-type="float">
            <text:p>5,50606619484</text:p>
          </table:table-cell>
        </table:table-row>
        <table:table-row table:style-name="ro1">
          <table:table-cell office:value-type="float" office:value="0.0955" calcext:value-type="float">
            <text:p>0,0955</text:p>
          </table:table-cell>
          <table:table-cell office:value-type="float" office:value="0.554670592" calcext:value-type="float">
            <text:p>0,554670592</text:p>
          </table:table-cell>
          <table:table-cell table:formula="of:=[.B1529]*9.81" office:value-type="float" office:value="5.44131850752" calcext:value-type="float">
            <text:p>5,44131850752</text:p>
          </table:table-cell>
        </table:table-row>
        <table:table-row table:style-name="ro1">
          <table:table-cell office:value-type="float" office:value="0.0955625" calcext:value-type="float">
            <text:p>0,0955625</text:p>
          </table:table-cell>
          <table:table-cell office:value-type="float" office:value="0.548289679" calcext:value-type="float">
            <text:p>0,548289679</text:p>
          </table:table-cell>
          <table:table-cell table:formula="of:=[.B1530]*9.81" office:value-type="float" office:value="5.37872175099" calcext:value-type="float">
            <text:p>5,37872175099</text:p>
          </table:table-cell>
        </table:table-row>
        <table:table-row table:style-name="ro1">
          <table:table-cell office:value-type="float" office:value="0.095625" calcext:value-type="float">
            <text:p>0,095625</text:p>
          </table:table-cell>
          <table:table-cell office:value-type="float" office:value="0.542121763" calcext:value-type="float">
            <text:p>0,542121763</text:p>
          </table:table-cell>
          <table:table-cell table:formula="of:=[.B1531]*9.81" office:value-type="float" office:value="5.31821449503" calcext:value-type="float">
            <text:p>5,31821449503</text:p>
          </table:table-cell>
        </table:table-row>
        <table:table-row table:style-name="ro1">
          <table:table-cell office:value-type="float" office:value="0.0956875" calcext:value-type="float">
            <text:p>0,0956875</text:p>
          </table:table-cell>
          <table:table-cell office:value-type="float" office:value="0.536161152" calcext:value-type="float">
            <text:p>0,536161152</text:p>
          </table:table-cell>
          <table:table-cell table:formula="of:=[.B1532]*9.81" office:value-type="float" office:value="5.25974090112" calcext:value-type="float">
            <text:p>5,25974090112</text:p>
          </table:table-cell>
        </table:table-row>
        <table:table-row table:style-name="ro1">
          <table:table-cell office:value-type="float" office:value="0.09575" calcext:value-type="float">
            <text:p>0,09575</text:p>
          </table:table-cell>
          <table:table-cell office:value-type="float" office:value="0.530402156" calcext:value-type="float">
            <text:p>0,530402156</text:p>
          </table:table-cell>
          <table:table-cell table:formula="of:=[.B1533]*9.81" office:value-type="float" office:value="5.20324515036" calcext:value-type="float">
            <text:p>5,20324515036</text:p>
          </table:table-cell>
        </table:table-row>
        <table:table-row table:style-name="ro1">
          <table:table-cell office:value-type="float" office:value="0.0958125" calcext:value-type="float">
            <text:p>0,0958125</text:p>
          </table:table-cell>
          <table:table-cell office:value-type="float" office:value="0.524839083" calcext:value-type="float">
            <text:p>0,524839083</text:p>
          </table:table-cell>
          <table:table-cell table:formula="of:=[.B1534]*9.81" office:value-type="float" office:value="5.14867140423" calcext:value-type="float">
            <text:p>5,14867140423</text:p>
          </table:table-cell>
        </table:table-row>
        <table:table-row table:style-name="ro1">
          <table:table-cell office:value-type="float" office:value="0.095875" calcext:value-type="float">
            <text:p>0,095875</text:p>
          </table:table-cell>
          <table:table-cell office:value-type="float" office:value="0.51946624" calcext:value-type="float">
            <text:p>0,51946624</text:p>
          </table:table-cell>
          <table:table-cell table:formula="of:=[.B1535]*9.81" office:value-type="float" office:value="5.0959638144" calcext:value-type="float">
            <text:p>5,0959638144</text:p>
          </table:table-cell>
        </table:table-row>
        <table:table-row table:style-name="ro1">
          <table:table-cell office:value-type="float" office:value="0.0959375" calcext:value-type="float">
            <text:p>0,0959375</text:p>
          </table:table-cell>
          <table:table-cell office:value-type="float" office:value="0.514277936" calcext:value-type="float">
            <text:p>0,514277936</text:p>
          </table:table-cell>
          <table:table-cell table:formula="of:=[.B1536]*9.81" office:value-type="float" office:value="5.04506655216" calcext:value-type="float">
            <text:p>5,04506655216</text:p>
          </table:table-cell>
        </table:table-row>
        <table:table-row table:style-name="ro1">
          <table:table-cell office:value-type="float" office:value="0.096" calcext:value-type="float">
            <text:p>0,096</text:p>
          </table:table-cell>
          <table:table-cell office:value-type="float" office:value="0.50926848" calcext:value-type="float">
            <text:p>0,50926848</text:p>
          </table:table-cell>
          <table:table-cell table:formula="of:=[.B1537]*9.81" office:value-type="float" office:value="4.9959237888" calcext:value-type="float">
            <text:p>4,9959237888</text:p>
          </table:table-cell>
        </table:table-row>
        <table:table-row table:style-name="ro1">
          <table:table-cell office:value-type="float" office:value="0.0960625" calcext:value-type="float">
            <text:p>0,0960625</text:p>
          </table:table-cell>
          <table:table-cell office:value-type="float" office:value="0.504431562" calcext:value-type="float">
            <text:p>0,504431562</text:p>
          </table:table-cell>
          <table:table-cell table:formula="of:=[.B1538]*9.81" office:value-type="float" office:value="4.94847362322" calcext:value-type="float">
            <text:p>4,94847362322</text:p>
          </table:table-cell>
        </table:table-row>
        <table:table-row table:style-name="ro1">
          <table:table-cell office:value-type="float" office:value="0.096125" calcext:value-type="float">
            <text:p>0,096125</text:p>
          </table:table-cell>
          <table:table-cell office:value-type="float" office:value="0.499758406" calcext:value-type="float">
            <text:p>0,499758406</text:p>
          </table:table-cell>
          <table:table-cell table:formula="of:=[.B1539]*9.81" office:value-type="float" office:value="4.90262996286" calcext:value-type="float">
            <text:p>4,90262996286</text:p>
          </table:table-cell>
        </table:table-row>
        <table:table-row table:style-name="ro1">
          <table:table-cell office:value-type="float" office:value="0.0961875" calcext:value-type="float">
            <text:p>0,0961875</text:p>
          </table:table-cell>
          <table:table-cell office:value-type="float" office:value="0.495239614" calcext:value-type="float">
            <text:p>0,495239614</text:p>
          </table:table-cell>
          <table:table-cell table:formula="of:=[.B1540]*9.81" office:value-type="float" office:value="4.85830061334" calcext:value-type="float">
            <text:p>4,85830061334</text:p>
          </table:table-cell>
        </table:table-row>
        <table:table-row table:style-name="ro1">
          <table:table-cell office:value-type="float" office:value="0.09625" calcext:value-type="float">
            <text:p>0,09625</text:p>
          </table:table-cell>
          <table:table-cell office:value-type="float" office:value="0.490865792" calcext:value-type="float">
            <text:p>0,490865792</text:p>
          </table:table-cell>
          <table:table-cell table:formula="of:=[.B1541]*9.81" office:value-type="float" office:value="4.81539341952" calcext:value-type="float">
            <text:p>4,81539341952</text:p>
          </table:table-cell>
        </table:table-row>
        <table:table-row table:style-name="ro1">
          <table:table-cell office:value-type="float" office:value="0.0963125" calcext:value-type="float">
            <text:p>0,0963125</text:p>
          </table:table-cell>
          <table:table-cell office:value-type="float" office:value="0.486627546" calcext:value-type="float">
            <text:p>0,486627546</text:p>
          </table:table-cell>
          <table:table-cell table:formula="of:=[.B1542]*9.81" office:value-type="float" office:value="4.77381622626" calcext:value-type="float">
            <text:p>4,77381622626</text:p>
          </table:table-cell>
        </table:table-row>
        <table:table-row table:style-name="ro1">
          <table:table-cell office:value-type="float" office:value="0.096375" calcext:value-type="float">
            <text:p>0,096375</text:p>
          </table:table-cell>
          <table:table-cell office:value-type="float" office:value="0.482515479" calcext:value-type="float">
            <text:p>0,482515479</text:p>
          </table:table-cell>
          <table:table-cell table:formula="of:=[.B1543]*9.81" office:value-type="float" office:value="4.73347684899" calcext:value-type="float">
            <text:p>4,73347684899</text:p>
          </table:table-cell>
        </table:table-row>
        <table:table-row table:style-name="ro1">
          <table:table-cell office:value-type="float" office:value="0.0964375" calcext:value-type="float">
            <text:p>0,0964375</text:p>
          </table:table-cell>
          <table:table-cell office:value-type="float" office:value="0.478520196" calcext:value-type="float">
            <text:p>0,478520196</text:p>
          </table:table-cell>
          <table:table-cell table:formula="of:=[.B1544]*9.81" office:value-type="float" office:value="4.69428312276" calcext:value-type="float">
            <text:p>4,69428312276</text:p>
          </table:table-cell>
        </table:table-row>
        <table:table-row table:style-name="ro1">
          <table:table-cell office:value-type="float" office:value="0.0965" calcext:value-type="float">
            <text:p>0,0965</text:p>
          </table:table-cell>
          <table:table-cell office:value-type="float" office:value="0.474632303" calcext:value-type="float">
            <text:p>0,474632303</text:p>
          </table:table-cell>
          <table:table-cell table:formula="of:=[.B1545]*9.81" office:value-type="float" office:value="4.65614289243" calcext:value-type="float">
            <text:p>4,65614289243</text:p>
          </table:table-cell>
        </table:table-row>
        <table:table-row table:style-name="ro1">
          <table:table-cell office:value-type="float" office:value="0.0965625" calcext:value-type="float">
            <text:p>0,0965625</text:p>
          </table:table-cell>
          <table:table-cell office:value-type="float" office:value="0.470841192" calcext:value-type="float">
            <text:p>0,470841192</text:p>
          </table:table-cell>
          <table:table-cell table:formula="of:=[.B1546]*9.81" office:value-type="float" office:value="4.61895209352" calcext:value-type="float">
            <text:p>4,61895209352</text:p>
          </table:table-cell>
        </table:table-row>
        <table:table-row table:style-name="ro1">
          <table:table-cell office:value-type="float" office:value="0.096625" calcext:value-type="float">
            <text:p>0,096625</text:p>
          </table:table-cell>
          <table:table-cell office:value-type="float" office:value="0.467131412" calcext:value-type="float">
            <text:p>0,467131412</text:p>
          </table:table-cell>
          <table:table-cell table:formula="of:=[.B1547]*9.81" office:value-type="float" office:value="4.58255915172" calcext:value-type="float">
            <text:p>4,58255915172</text:p>
          </table:table-cell>
        </table:table-row>
        <table:table-row table:style-name="ro1">
          <table:table-cell office:value-type="float" office:value="0.0966875" calcext:value-type="float">
            <text:p>0,0966875</text:p>
          </table:table-cell>
          <table:table-cell office:value-type="float" office:value="0.463486299" calcext:value-type="float">
            <text:p>0,463486299</text:p>
          </table:table-cell>
          <table:table-cell table:formula="of:=[.B1548]*9.81" office:value-type="float" office:value="4.54680059319" calcext:value-type="float">
            <text:p>4,54680059319</text:p>
          </table:table-cell>
        </table:table-row>
        <table:table-row table:style-name="ro1">
          <table:table-cell office:value-type="float" office:value="0.09675" calcext:value-type="float">
            <text:p>0,09675</text:p>
          </table:table-cell>
          <table:table-cell office:value-type="float" office:value="0.45988919" calcext:value-type="float">
            <text:p>0,45988919</text:p>
          </table:table-cell>
          <table:table-cell table:formula="of:=[.B1549]*9.81" office:value-type="float" office:value="4.5115129539" calcext:value-type="float">
            <text:p>4,5115129539</text:p>
          </table:table-cell>
        </table:table-row>
        <table:table-row table:style-name="ro1">
          <table:table-cell office:value-type="float" office:value="0.0968125" calcext:value-type="float">
            <text:p>0,0968125</text:p>
          </table:table-cell>
          <table:table-cell office:value-type="float" office:value="0.456323422" calcext:value-type="float">
            <text:p>0,456323422</text:p>
          </table:table-cell>
          <table:table-cell table:formula="of:=[.B1550]*9.81" office:value-type="float" office:value="4.47653276982" calcext:value-type="float">
            <text:p>4,47653276982</text:p>
          </table:table-cell>
        </table:table-row>
        <table:table-row table:style-name="ro1">
          <table:table-cell office:value-type="float" office:value="0.096875" calcext:value-type="float">
            <text:p>0,096875</text:p>
          </table:table-cell>
          <table:table-cell office:value-type="float" office:value="0.452772331" calcext:value-type="float">
            <text:p>0,452772331</text:p>
          </table:table-cell>
          <table:table-cell table:formula="of:=[.B1551]*9.81" office:value-type="float" office:value="4.44169656711" calcext:value-type="float">
            <text:p>4,44169656711</text:p>
          </table:table-cell>
        </table:table-row>
        <table:table-row table:style-name="ro1">
          <table:table-cell office:value-type="float" office:value="0.0969375" calcext:value-type="float">
            <text:p>0,0969375</text:p>
          </table:table-cell>
          <table:table-cell office:value-type="float" office:value="0.449219254" calcext:value-type="float">
            <text:p>0,449219254</text:p>
          </table:table-cell>
          <table:table-cell table:formula="of:=[.B1552]*9.81" office:value-type="float" office:value="4.40684088174" calcext:value-type="float">
            <text:p>4,40684088174</text:p>
          </table:table-cell>
        </table:table-row>
        <table:table-row table:style-name="ro1">
          <table:table-cell office:value-type="float" office:value="0.097" calcext:value-type="float">
            <text:p>0,097</text:p>
          </table:table-cell>
          <table:table-cell office:value-type="float" office:value="0.445647528" calcext:value-type="float">
            <text:p>0,445647528</text:p>
          </table:table-cell>
          <table:table-cell table:formula="of:=[.B1553]*9.81" office:value-type="float" office:value="4.37180224968" calcext:value-type="float">
            <text:p>4,37180224968</text:p>
          </table:table-cell>
        </table:table-row>
        <table:table-row table:style-name="ro1">
          <table:table-cell office:value-type="float" office:value="0.0970625" calcext:value-type="float">
            <text:p>0,0970625</text:p>
          </table:table-cell>
          <table:table-cell office:value-type="float" office:value="0.442040533" calcext:value-type="float">
            <text:p>0,442040533</text:p>
          </table:table-cell>
          <table:table-cell table:formula="of:=[.B1554]*9.81" office:value-type="float" office:value="4.33641762873" calcext:value-type="float">
            <text:p>4,33641762873</text:p>
          </table:table-cell>
        </table:table-row>
        <table:table-row table:style-name="ro1">
          <table:table-cell office:value-type="float" office:value="0.097125" calcext:value-type="float">
            <text:p>0,097125</text:p>
          </table:table-cell>
          <table:table-cell office:value-type="float" office:value="0.438381818" calcext:value-type="float">
            <text:p>0,438381818</text:p>
          </table:table-cell>
          <table:table-cell table:formula="of:=[.B1555]*9.81" office:value-type="float" office:value="4.30052563458" calcext:value-type="float">
            <text:p>4,30052563458</text:p>
          </table:table-cell>
        </table:table-row>
        <table:table-row table:style-name="ro1">
          <table:table-cell office:value-type="float" office:value="0.0971875" calcext:value-type="float">
            <text:p>0,0971875</text:p>
          </table:table-cell>
          <table:table-cell office:value-type="float" office:value="0.434654977" calcext:value-type="float">
            <text:p>0,434654977</text:p>
          </table:table-cell>
          <table:table-cell table:formula="of:=[.B1556]*9.81" office:value-type="float" office:value="4.26396532437" calcext:value-type="float">
            <text:p>4,26396532437</text:p>
          </table:table-cell>
        </table:table-row>
        <table:table-row table:style-name="ro1">
          <table:table-cell office:value-type="float" office:value="0.09725" calcext:value-type="float">
            <text:p>0,09725</text:p>
          </table:table-cell>
          <table:table-cell office:value-type="float" office:value="0.430843602" calcext:value-type="float">
            <text:p>0,430843602</text:p>
          </table:table-cell>
          <table:table-cell table:formula="of:=[.B1557]*9.81" office:value-type="float" office:value="4.22657573562" calcext:value-type="float">
            <text:p>4,22657573562</text:p>
          </table:table-cell>
        </table:table-row>
        <table:table-row table:style-name="ro1">
          <table:table-cell office:value-type="float" office:value="0.0973125" calcext:value-type="float">
            <text:p>0,0973125</text:p>
          </table:table-cell>
          <table:table-cell office:value-type="float" office:value="0.426931288" calcext:value-type="float">
            <text:p>0,426931288</text:p>
          </table:table-cell>
          <table:table-cell table:formula="of:=[.B1558]*9.81" office:value-type="float" office:value="4.18819593528" calcext:value-type="float">
            <text:p>4,18819593528</text:p>
          </table:table-cell>
        </table:table-row>
        <table:table-row table:style-name="ro1">
          <table:table-cell office:value-type="float" office:value="0.097375" calcext:value-type="float">
            <text:p>0,097375</text:p>
          </table:table-cell>
          <table:table-cell office:value-type="float" office:value="0.422901626" calcext:value-type="float">
            <text:p>0,422901626</text:p>
          </table:table-cell>
          <table:table-cell table:formula="of:=[.B1559]*9.81" office:value-type="float" office:value="4.14866495106" calcext:value-type="float">
            <text:p>4,14866495106</text:p>
          </table:table-cell>
        </table:table-row>
        <table:table-row table:style-name="ro1">
          <table:table-cell office:value-type="float" office:value="0.0974375" calcext:value-type="float">
            <text:p>0,0974375</text:p>
          </table:table-cell>
          <table:table-cell office:value-type="float" office:value="0.418738211" calcext:value-type="float">
            <text:p>0,418738211</text:p>
          </table:table-cell>
          <table:table-cell table:formula="of:=[.B1560]*9.81" office:value-type="float" office:value="4.10782184991" calcext:value-type="float">
            <text:p>4,10782184991</text:p>
          </table:table-cell>
        </table:table-row>
        <table:table-row table:style-name="ro1">
          <table:table-cell office:value-type="float" office:value="0.0975" calcext:value-type="float">
            <text:p>0,0975</text:p>
          </table:table-cell>
          <table:table-cell office:value-type="float" office:value="0.414424636" calcext:value-type="float">
            <text:p>0,414424636</text:p>
          </table:table-cell>
          <table:table-cell table:formula="of:=[.B1561]*9.81" office:value-type="float" office:value="4.06550567916" calcext:value-type="float">
            <text:p>4,06550567916</text:p>
          </table:table-cell>
        </table:table-row>
        <table:table-row table:style-name="ro1">
          <table:table-cell office:value-type="float" office:value="0.0975625" calcext:value-type="float">
            <text:p>0,0975625</text:p>
          </table:table-cell>
          <table:table-cell office:value-type="float" office:value="0.409946334" calcext:value-type="float">
            <text:p>0,409946334</text:p>
          </table:table-cell>
          <table:table-cell table:formula="of:=[.B1562]*9.81" office:value-type="float" office:value="4.02157353654" calcext:value-type="float">
            <text:p>4,02157353654</text:p>
          </table:table-cell>
        </table:table-row>
        <table:table-row table:style-name="ro1">
          <table:table-cell office:value-type="float" office:value="0.097625" calcext:value-type="float">
            <text:p>0,097625</text:p>
          </table:table-cell>
          <table:table-cell office:value-type="float" office:value="0.405296112" calcext:value-type="float">
            <text:p>0,405296112</text:p>
          </table:table-cell>
          <table:table-cell table:formula="of:=[.B1563]*9.81" office:value-type="float" office:value="3.97595485872" calcext:value-type="float">
            <text:p>3,97595485872</text:p>
          </table:table-cell>
        </table:table-row>
        <table:table-row table:style-name="ro1">
          <table:table-cell office:value-type="float" office:value="0.0976875" calcext:value-type="float">
            <text:p>0,0976875</text:p>
          </table:table-cell>
          <table:table-cell office:value-type="float" office:value="0.400468615" calcext:value-type="float">
            <text:p>0,400468615</text:p>
          </table:table-cell>
          <table:table-cell table:formula="of:=[.B1564]*9.81" office:value-type="float" office:value="3.92859711315" calcext:value-type="float">
            <text:p>3,92859711315</text:p>
          </table:table-cell>
        </table:table-row>
        <table:table-row table:style-name="ro1">
          <table:table-cell office:value-type="float" office:value="0.09775" calcext:value-type="float">
            <text:p>0,09775</text:p>
          </table:table-cell>
          <table:table-cell office:value-type="float" office:value="0.395458489" calcext:value-type="float">
            <text:p>0,395458489</text:p>
          </table:table-cell>
          <table:table-cell table:formula="of:=[.B1565]*9.81" office:value-type="float" office:value="3.87944777709" calcext:value-type="float">
            <text:p>3,87944777709</text:p>
          </table:table-cell>
        </table:table-row>
        <table:table-row table:style-name="ro1">
          <table:table-cell office:value-type="float" office:value="0.0978125" calcext:value-type="float">
            <text:p>0,0978125</text:p>
          </table:table-cell>
          <table:table-cell office:value-type="float" office:value="0.390260381" calcext:value-type="float">
            <text:p>0,390260381</text:p>
          </table:table-cell>
          <table:table-cell table:formula="of:=[.B1566]*9.81" office:value-type="float" office:value="3.82845433761" calcext:value-type="float">
            <text:p>3,82845433761</text:p>
          </table:table-cell>
        </table:table-row>
        <table:table-row table:style-name="ro1">
          <table:table-cell office:value-type="float" office:value="0.097875" calcext:value-type="float">
            <text:p>0,097875</text:p>
          </table:table-cell>
          <table:table-cell office:value-type="float" office:value="0.384868936" calcext:value-type="float">
            <text:p>0,384868936</text:p>
          </table:table-cell>
          <table:table-cell table:formula="of:=[.B1567]*9.81" office:value-type="float" office:value="3.77556426216" calcext:value-type="float">
            <text:p>3,77556426216</text:p>
          </table:table-cell>
        </table:table-row>
        <table:table-row table:style-name="ro1">
          <table:table-cell office:value-type="float" office:value="0.0979375" calcext:value-type="float">
            <text:p>0,0979375</text:p>
          </table:table-cell>
          <table:table-cell office:value-type="float" office:value="0.379278802" calcext:value-type="float">
            <text:p>0,379278802</text:p>
          </table:table-cell>
          <table:table-cell table:formula="of:=[.B1568]*9.81" office:value-type="float" office:value="3.72072504762" calcext:value-type="float">
            <text:p>3,72072504762</text:p>
          </table:table-cell>
        </table:table-row>
        <table:table-row table:style-name="ro1">
          <table:table-cell office:value-type="float" office:value="0.098" calcext:value-type="float">
            <text:p>0,098</text:p>
          </table:table-cell>
          <table:table-cell office:value-type="float" office:value="0.373484624" calcext:value-type="float">
            <text:p>0,373484624</text:p>
          </table:table-cell>
          <table:table-cell table:formula="of:=[.B1569]*9.81" office:value-type="float" office:value="3.66388416144" calcext:value-type="float">
            <text:p>3,66388416144</text:p>
          </table:table-cell>
        </table:table-row>
        <table:table-row table:style-name="ro1">
          <table:table-cell office:value-type="float" office:value="0.0980625" calcext:value-type="float">
            <text:p>0,0980625</text:p>
          </table:table-cell>
          <table:table-cell office:value-type="float" office:value="0.367482552" calcext:value-type="float">
            <text:p>0,367482552</text:p>
          </table:table-cell>
          <table:table-cell table:formula="of:=[.B1570]*9.81" office:value-type="float" office:value="3.60500383512" calcext:value-type="float">
            <text:p>3,60500383512</text:p>
          </table:table-cell>
        </table:table-row>
        <table:table-row table:style-name="ro1">
          <table:table-cell office:value-type="float" office:value="0.098125" calcext:value-type="float">
            <text:p>0,098125</text:p>
          </table:table-cell>
          <table:table-cell office:value-type="float" office:value="0.361274747" calcext:value-type="float">
            <text:p>0,361274747</text:p>
          </table:table-cell>
          <table:table-cell table:formula="of:=[.B1571]*9.81" office:value-type="float" office:value="3.54410526807" calcext:value-type="float">
            <text:p>3,54410526807</text:p>
          </table:table-cell>
        </table:table-row>
        <table:table-row table:style-name="ro1">
          <table:table-cell office:value-type="float" office:value="0.0981875" calcext:value-type="float">
            <text:p>0,0981875</text:p>
          </table:table-cell>
          <table:table-cell office:value-type="float" office:value="0.354864872" calcext:value-type="float">
            <text:p>0,354864872</text:p>
          </table:table-cell>
          <table:table-cell table:formula="of:=[.B1572]*9.81" office:value-type="float" office:value="3.48122439432" calcext:value-type="float">
            <text:p>3,48122439432</text:p>
          </table:table-cell>
        </table:table-row>
        <table:table-row table:style-name="ro1">
          <table:table-cell office:value-type="float" office:value="0.09825" calcext:value-type="float">
            <text:p>0,09825</text:p>
          </table:table-cell>
          <table:table-cell office:value-type="float" office:value="0.348256591" calcext:value-type="float">
            <text:p>0,348256591</text:p>
          </table:table-cell>
          <table:table-cell table:formula="of:=[.B1573]*9.81" office:value-type="float" office:value="3.41639715771" calcext:value-type="float">
            <text:p>3,41639715771</text:p>
          </table:table-cell>
        </table:table-row>
        <table:table-row table:style-name="ro1">
          <table:table-cell office:value-type="float" office:value="0.0983125" calcext:value-type="float">
            <text:p>0,0983125</text:p>
          </table:table-cell>
          <table:table-cell office:value-type="float" office:value="0.341453568" calcext:value-type="float">
            <text:p>0,341453568</text:p>
          </table:table-cell>
          <table:table-cell table:formula="of:=[.B1574]*9.81" office:value-type="float" office:value="3.34965950208" calcext:value-type="float">
            <text:p>3,34965950208</text:p>
          </table:table-cell>
        </table:table-row>
        <table:table-row table:style-name="ro1">
          <table:table-cell office:value-type="float" office:value="0.098375" calcext:value-type="float">
            <text:p>0,098375</text:p>
          </table:table-cell>
          <table:table-cell office:value-type="float" office:value="0.334459467" calcext:value-type="float">
            <text:p>0,334459467</text:p>
          </table:table-cell>
          <table:table-cell table:formula="of:=[.B1575]*9.81" office:value-type="float" office:value="3.28104737127" calcext:value-type="float">
            <text:p>3,28104737127</text:p>
          </table:table-cell>
        </table:table-row>
        <table:table-row table:style-name="ro1">
          <table:table-cell office:value-type="float" office:value="0.0984375" calcext:value-type="float">
            <text:p>0,0984375</text:p>
          </table:table-cell>
          <table:table-cell office:value-type="float" office:value="0.327277952" calcext:value-type="float">
            <text:p>0,327277952</text:p>
          </table:table-cell>
          <table:table-cell table:formula="of:=[.B1576]*9.81" office:value-type="float" office:value="3.21059670912" calcext:value-type="float">
            <text:p>3,21059670912</text:p>
          </table:table-cell>
        </table:table-row>
        <table:table-row table:style-name="ro1">
          <table:table-cell office:value-type="float" office:value="0.0985" calcext:value-type="float">
            <text:p>0,0985</text:p>
          </table:table-cell>
          <table:table-cell office:value-type="float" office:value="0.319912686" calcext:value-type="float">
            <text:p>0,319912686</text:p>
          </table:table-cell>
          <table:table-cell table:formula="of:=[.B1577]*9.81" office:value-type="float" office:value="3.13834344966" calcext:value-type="float">
            <text:p>3,13834344966</text:p>
          </table:table-cell>
        </table:table-row>
        <table:table-row table:style-name="ro1">
          <table:table-cell office:value-type="float" office:value="0.0985625" calcext:value-type="float">
            <text:p>0,0985625</text:p>
          </table:table-cell>
          <table:table-cell office:value-type="float" office:value="0.312367755" calcext:value-type="float">
            <text:p>0,312367755</text:p>
          </table:table-cell>
          <table:table-cell table:formula="of:=[.B1578]*9.81" office:value-type="float" office:value="3.06432767655" calcext:value-type="float">
            <text:p>3,06432767655</text:p>
          </table:table-cell>
        </table:table-row>
        <table:table-row table:style-name="ro1">
          <table:table-cell office:value-type="float" office:value="0.098625" calcext:value-type="float">
            <text:p>0,098625</text:p>
          </table:table-cell>
          <table:table-cell office:value-type="float" office:value="0.304648937" calcext:value-type="float">
            <text:p>0,304648937</text:p>
          </table:table-cell>
          <table:table-cell table:formula="of:=[.B1579]*9.81" office:value-type="float" office:value="2.98860607197" calcext:value-type="float">
            <text:p>2,98860607197</text:p>
          </table:table-cell>
        </table:table-row>
        <table:table-row table:style-name="ro1">
          <table:table-cell office:value-type="float" office:value="0.0986875" calcext:value-type="float">
            <text:p>0,0986875</text:p>
          </table:table-cell>
          <table:table-cell office:value-type="float" office:value="0.296762429" calcext:value-type="float">
            <text:p>0,296762429</text:p>
          </table:table-cell>
          <table:table-cell table:formula="of:=[.B1580]*9.81" office:value-type="float" office:value="2.91123942849" calcext:value-type="float">
            <text:p>2,91123942849</text:p>
          </table:table-cell>
        </table:table-row>
        <table:table-row table:style-name="ro1">
          <table:table-cell office:value-type="float" office:value="0.09875" calcext:value-type="float">
            <text:p>0,09875</text:p>
          </table:table-cell>
          <table:table-cell office:value-type="float" office:value="0.28871443" calcext:value-type="float">
            <text:p>0,28871443</text:p>
          </table:table-cell>
          <table:table-cell table:formula="of:=[.B1581]*9.81" office:value-type="float" office:value="2.8322885583" calcext:value-type="float">
            <text:p>2,8322885583</text:p>
          </table:table-cell>
        </table:table-row>
        <table:table-row table:style-name="ro1">
          <table:table-cell office:value-type="float" office:value="0.0988125" calcext:value-type="float">
            <text:p>0,0988125</text:p>
          </table:table-cell>
          <table:table-cell office:value-type="float" office:value="0.280511139" calcext:value-type="float">
            <text:p>0,280511139</text:p>
          </table:table-cell>
          <table:table-cell table:formula="of:=[.B1582]*9.81" office:value-type="float" office:value="2.75181427359" calcext:value-type="float">
            <text:p>2,75181427359</text:p>
          </table:table-cell>
        </table:table-row>
        <table:table-row table:style-name="ro1">
          <table:table-cell office:value-type="float" office:value="0.098875" calcext:value-type="float">
            <text:p>0,098875</text:p>
          </table:table-cell>
          <table:table-cell office:value-type="float" office:value="0.272158755" calcext:value-type="float">
            <text:p>0,272158755</text:p>
          </table:table-cell>
          <table:table-cell table:formula="of:=[.B1583]*9.81" office:value-type="float" office:value="2.66987738655" calcext:value-type="float">
            <text:p>2,66987738655</text:p>
          </table:table-cell>
        </table:table-row>
        <table:table-row table:style-name="ro1">
          <table:table-cell office:value-type="float" office:value="0.0989375" calcext:value-type="float">
            <text:p>0,0989375</text:p>
          </table:table-cell>
          <table:table-cell office:value-type="float" office:value="0.263663476" calcext:value-type="float">
            <text:p>0,263663476</text:p>
          </table:table-cell>
          <table:table-cell table:formula="of:=[.B1584]*9.81" office:value-type="float" office:value="2.58653869956" calcext:value-type="float">
            <text:p>2,58653869956</text:p>
          </table:table-cell>
        </table:table-row>
        <table:table-row table:style-name="ro1">
          <table:table-cell office:value-type="float" office:value="0.099" calcext:value-type="float">
            <text:p>0,099</text:p>
          </table:table-cell>
          <table:table-cell office:value-type="float" office:value="0.255031501" calcext:value-type="float">
            <text:p>0,255031501</text:p>
          </table:table-cell>
          <table:table-cell table:formula="of:=[.B1585]*9.81" office:value-type="float" office:value="2.50185902481" calcext:value-type="float">
            <text:p>2,50185902481</text:p>
          </table:table-cell>
        </table:table-row>
        <table:table-row table:style-name="ro1">
          <table:table-cell office:value-type="float" office:value="0.0990625" calcext:value-type="float">
            <text:p>0,0990625</text:p>
          </table:table-cell>
          <table:table-cell office:value-type="float" office:value="0.246269907" calcext:value-type="float">
            <text:p>0,246269907</text:p>
          </table:table-cell>
          <table:table-cell table:formula="of:=[.B1586]*9.81" office:value-type="float" office:value="2.41590778767" calcext:value-type="float">
            <text:p>2,41590778767</text:p>
          </table:table-cell>
        </table:table-row>
        <table:table-row table:style-name="ro1">
          <table:table-cell office:value-type="float" office:value="0.099125" calcext:value-type="float">
            <text:p>0,099125</text:p>
          </table:table-cell>
          <table:table-cell office:value-type="float" office:value="0.237389284" calcext:value-type="float">
            <text:p>0,237389284</text:p>
          </table:table-cell>
          <table:table-cell table:formula="of:=[.B1587]*9.81" office:value-type="float" office:value="2.32878887604" calcext:value-type="float">
            <text:p>2,32878887604</text:p>
          </table:table-cell>
        </table:table-row>
        <table:table-row table:style-name="ro1">
          <table:table-cell office:value-type="float" office:value="0.0991875" calcext:value-type="float">
            <text:p>0,0991875</text:p>
          </table:table-cell>
          <table:table-cell office:value-type="float" office:value="0.228401102" calcext:value-type="float">
            <text:p>0,228401102</text:p>
          </table:table-cell>
          <table:table-cell table:formula="of:=[.B1588]*9.81" office:value-type="float" office:value="2.24061481062" calcext:value-type="float">
            <text:p>2,24061481062</text:p>
          </table:table-cell>
        </table:table-row>
        <table:table-row table:style-name="ro1">
          <table:table-cell office:value-type="float" office:value="0.09925" calcext:value-type="float">
            <text:p>0,09925</text:p>
          </table:table-cell>
          <table:table-cell office:value-type="float" office:value="0.219316831" calcext:value-type="float">
            <text:p>0,219316831</text:p>
          </table:table-cell>
          <table:table-cell table:formula="of:=[.B1589]*9.81" office:value-type="float" office:value="2.15149811211" calcext:value-type="float">
            <text:p>2,15149811211</text:p>
          </table:table-cell>
        </table:table-row>
        <table:table-row table:style-name="ro1">
          <table:table-cell office:value-type="float" office:value="0.0993125" calcext:value-type="float">
            <text:p>0,0993125</text:p>
          </table:table-cell>
          <table:table-cell office:value-type="float" office:value="0.210147938" calcext:value-type="float">
            <text:p>0,210147938</text:p>
          </table:table-cell>
          <table:table-cell table:formula="of:=[.B1590]*9.81" office:value-type="float" office:value="2.06155127178" calcext:value-type="float">
            <text:p>2,06155127178</text:p>
          </table:table-cell>
        </table:table-row>
        <table:table-row table:style-name="ro1">
          <table:table-cell office:value-type="float" office:value="0.099375" calcext:value-type="float">
            <text:p>0,099375</text:p>
          </table:table-cell>
          <table:table-cell office:value-type="float" office:value="0.200905893" calcext:value-type="float">
            <text:p>0,200905893</text:p>
          </table:table-cell>
          <table:table-cell table:formula="of:=[.B1591]*9.81" office:value-type="float" office:value="1.97088681033" calcext:value-type="float">
            <text:p>1,97088681033</text:p>
          </table:table-cell>
        </table:table-row>
        <table:table-row table:style-name="ro1">
          <table:table-cell office:value-type="float" office:value="0.0994375" calcext:value-type="float">
            <text:p>0,0994375</text:p>
          </table:table-cell>
          <table:table-cell office:value-type="float" office:value="0.191602165" calcext:value-type="float">
            <text:p>0,191602165</text:p>
          </table:table-cell>
          <table:table-cell table:formula="of:=[.B1592]*9.81" office:value-type="float" office:value="1.87961723865" calcext:value-type="float">
            <text:p>1,87961723865</text:p>
          </table:table-cell>
        </table:table-row>
        <table:table-row table:style-name="ro1">
          <table:table-cell office:value-type="float" office:value="0.0995" calcext:value-type="float">
            <text:p>0,0995</text:p>
          </table:table-cell>
          <table:table-cell office:value-type="float" office:value="0.182248223" calcext:value-type="float">
            <text:p>0,182248223</text:p>
          </table:table-cell>
          <table:table-cell table:formula="of:=[.B1593]*9.81" office:value-type="float" office:value="1.78785506763" calcext:value-type="float">
            <text:p>1,78785506763</text:p>
          </table:table-cell>
        </table:table-row>
        <table:table-row table:style-name="ro1">
          <table:table-cell office:value-type="float" office:value="0.0995625" calcext:value-type="float">
            <text:p>0,0995625</text:p>
          </table:table-cell>
          <table:table-cell office:value-type="float" office:value="0.172855752" calcext:value-type="float">
            <text:p>0,172855752</text:p>
          </table:table-cell>
          <table:table-cell table:formula="of:=[.B1594]*9.81" office:value-type="float" office:value="1.69571492712" calcext:value-type="float">
            <text:p>1,69571492712</text:p>
          </table:table-cell>
        </table:table-row>
        <table:table-row table:style-name="ro1">
          <table:table-cell office:value-type="float" office:value="0.099625" calcext:value-type="float">
            <text:p>0,099625</text:p>
          </table:table-cell>
          <table:table-cell office:value-type="float" office:value="0.163437299" calcext:value-type="float">
            <text:p>0,163437299</text:p>
          </table:table-cell>
          <table:table-cell table:formula="of:=[.B1595]*9.81" office:value-type="float" office:value="1.60331990319" calcext:value-type="float">
            <text:p>1,60331990319</text:p>
          </table:table-cell>
        </table:table-row>
        <table:table-row table:style-name="ro1">
          <table:table-cell office:value-type="float" office:value="0.0996875" calcext:value-type="float">
            <text:p>0,0996875</text:p>
          </table:table-cell>
          <table:table-cell office:value-type="float" office:value="0.154005626" calcext:value-type="float">
            <text:p>0,154005626</text:p>
          </table:table-cell>
          <table:table-cell table:formula="of:=[.B1596]*9.81" office:value-type="float" office:value="1.51079519106" calcext:value-type="float">
            <text:p>1,51079519106</text:p>
          </table:table-cell>
        </table:table-row>
        <table:table-row table:style-name="ro1">
          <table:table-cell office:value-type="float" office:value="0.09975" calcext:value-type="float">
            <text:p>0,09975</text:p>
          </table:table-cell>
          <table:table-cell office:value-type="float" office:value="0.144573497" calcext:value-type="float">
            <text:p>0,144573497</text:p>
          </table:table-cell>
          <table:table-cell table:formula="of:=[.B1597]*9.81" office:value-type="float" office:value="1.41826600557" calcext:value-type="float">
            <text:p>1,41826600557</text:p>
          </table:table-cell>
        </table:table-row>
        <table:table-row table:style-name="ro1">
          <table:table-cell office:value-type="float" office:value="0.0998125" calcext:value-type="float">
            <text:p>0,0998125</text:p>
          </table:table-cell>
          <table:table-cell office:value-type="float" office:value="0.135153675" calcext:value-type="float">
            <text:p>0,135153675</text:p>
          </table:table-cell>
          <table:table-cell table:formula="of:=[.B1598]*9.81" office:value-type="float" office:value="1.32585755175" calcext:value-type="float">
            <text:p>1,32585755175</text:p>
          </table:table-cell>
        </table:table-row>
        <table:table-row table:style-name="ro1">
          <table:table-cell office:value-type="float" office:value="0.099875" calcext:value-type="float">
            <text:p>0,099875</text:p>
          </table:table-cell>
          <table:table-cell office:value-type="float" office:value="0.125758922" calcext:value-type="float">
            <text:p>0,125758922</text:p>
          </table:table-cell>
          <table:table-cell table:formula="of:=[.B1599]*9.81" office:value-type="float" office:value="1.23369502482" calcext:value-type="float">
            <text:p>1,23369502482</text:p>
          </table:table-cell>
        </table:table-row>
        <table:table-row table:style-name="ro1">
          <table:table-cell office:value-type="float" office:value="0.0999375" calcext:value-type="float">
            <text:p>0,0999375</text:p>
          </table:table-cell>
          <table:table-cell office:value-type="float" office:value="0.116402" calcext:value-type="float">
            <text:p>0,116402</text:p>
          </table:table-cell>
          <table:table-cell table:formula="of:=[.B1600]*9.81" office:value-type="float" office:value="1.14190362" calcext:value-type="float">
            <text:p>1,1419036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07095674" calcext:value-type="float">
            <text:p>0,107095674</text:p>
          </table:table-cell>
          <table:table-cell table:formula="of:=[.B1601]*9.81" office:value-type="float" office:value="1.05060856194" calcext:value-type="float">
            <text:p>1,05060856194</text:p>
          </table:table-cell>
        </table:table-row>
        <table:table-row table:style-name="ro1">
          <table:table-cell office:value-type="float" office:value="0.1000625" calcext:value-type="float">
            <text:p>0,1000625</text:p>
          </table:table-cell>
          <table:table-cell office:value-type="float" office:value="0.097852072" calcext:value-type="float">
            <text:p>0,097852072</text:p>
          </table:table-cell>
          <table:table-cell table:formula="of:=[.B1602]*9.81" office:value-type="float" office:value="0.95992882632" calcext:value-type="float">
            <text:p>0,95992882632</text:p>
          </table:table-cell>
        </table:table-row>
        <table:table-row table:style-name="ro1">
          <table:table-cell office:value-type="float" office:value="0.100125" calcext:value-type="float">
            <text:p>0,100125</text:p>
          </table:table-cell>
          <table:table-cell office:value-type="float" office:value="0.088680794" calcext:value-type="float">
            <text:p>0,088680794</text:p>
          </table:table-cell>
          <table:table-cell table:formula="of:=[.B1603]*9.81" office:value-type="float" office:value="0.86995858914" calcext:value-type="float">
            <text:p>0,86995858914</text:p>
          </table:table-cell>
        </table:table-row>
        <table:table-row table:style-name="ro1">
          <table:table-cell office:value-type="float" office:value="0.1001875" calcext:value-type="float">
            <text:p>0,1001875</text:p>
          </table:table-cell>
          <table:table-cell office:value-type="float" office:value="0.079590806" calcext:value-type="float">
            <text:p>0,079590806</text:p>
          </table:table-cell>
          <table:table-cell table:formula="of:=[.B1604]*9.81" office:value-type="float" office:value="0.78078580686" calcext:value-type="float">
            <text:p>0,78078580686</text:p>
          </table:table-cell>
        </table:table-row>
        <table:table-row table:style-name="ro1">
          <table:table-cell office:value-type="float" office:value="0.10025" calcext:value-type="float">
            <text:p>0,10025</text:p>
          </table:table-cell>
          <table:table-cell office:value-type="float" office:value="0.070591074" calcext:value-type="float">
            <text:p>0,070591074</text:p>
          </table:table-cell>
          <table:table-cell table:formula="of:=[.B1605]*9.81" office:value-type="float" office:value="0.69249843594" calcext:value-type="float">
            <text:p>0,69249843594</text:p>
          </table:table-cell>
        </table:table-row>
        <table:table-row table:style-name="ro1">
          <table:table-cell office:value-type="float" office:value="0.1003125" calcext:value-type="float">
            <text:p>0,1003125</text:p>
          </table:table-cell>
          <table:table-cell office:value-type="float" office:value="0.061690563" calcext:value-type="float">
            <text:p>0,061690563</text:p>
          </table:table-cell>
          <table:table-cell table:formula="of:=[.B1606]*9.81" office:value-type="float" office:value="0.60518442303" calcext:value-type="float">
            <text:p>0,60518442303</text:p>
          </table:table-cell>
        </table:table-row>
        <table:table-row table:style-name="ro1">
          <table:table-cell office:value-type="float" office:value="0.100375" calcext:value-type="float">
            <text:p>0,100375</text:p>
          </table:table-cell>
          <table:table-cell office:value-type="float" office:value="0.052898239" calcext:value-type="float">
            <text:p>0,052898239</text:p>
          </table:table-cell>
          <table:table-cell table:formula="of:=[.B1607]*9.81" office:value-type="float" office:value="0.51893172459" calcext:value-type="float">
            <text:p>0,51893172459</text:p>
          </table:table-cell>
        </table:table-row>
        <table:table-row table:style-name="ro1">
          <table:table-cell office:value-type="float" office:value="0.1004375" calcext:value-type="float">
            <text:p>0,1004375</text:p>
          </table:table-cell>
          <table:table-cell office:value-type="float" office:value="0.04422307" calcext:value-type="float">
            <text:p>0,04422307</text:p>
          </table:table-cell>
          <table:table-cell table:formula="of:=[.B1608]*9.81" office:value-type="float" office:value="0.4338283167" calcext:value-type="float">
            <text:p>0,4338283167</text:p>
          </table:table-cell>
        </table:table-row>
        <table:table-row table:style-name="ro1">
          <table:table-cell office:value-type="float" office:value="0.1005" calcext:value-type="float">
            <text:p>0,1005</text:p>
          </table:table-cell>
          <table:table-cell office:value-type="float" office:value="0.03567402" calcext:value-type="float">
            <text:p>0,03567402</text:p>
          </table:table-cell>
          <table:table-cell table:formula="of:=[.B1609]*9.81" office:value-type="float" office:value="0.3499621362" calcext:value-type="float">
            <text:p>0,3499621362</text:p>
          </table:table-cell>
        </table:table-row>
        <table:table-row table:style-name="ro1">
          <table:table-cell office:value-type="float" office:value="0.1005625" calcext:value-type="float">
            <text:p>0,1005625</text:p>
          </table:table-cell>
          <table:table-cell office:value-type="float" office:value="0.027259647" calcext:value-type="float">
            <text:p>0,027259647</text:p>
          </table:table-cell>
          <table:table-cell table:formula="of:=[.B1610]*9.81" office:value-type="float" office:value="0.26741713707" calcext:value-type="float">
            <text:p>0,26741713707</text:p>
          </table:table-cell>
        </table:table-row>
        <table:table-row table:style-name="ro1">
          <table:table-cell office:value-type="float" office:value="0.100625" calcext:value-type="float">
            <text:p>0,100625</text:p>
          </table:table-cell>
          <table:table-cell office:value-type="float" office:value="0.018986873" calcext:value-type="float">
            <text:p>0,018986873</text:p>
          </table:table-cell>
          <table:table-cell table:formula="of:=[.B1611]*9.81" office:value-type="float" office:value="0.18626122413" calcext:value-type="float">
            <text:p>0,18626122413</text:p>
          </table:table-cell>
        </table:table-row>
        <table:table-row table:style-name="ro1">
          <table:table-cell office:value-type="float" office:value="0.1006875" calcext:value-type="float">
            <text:p>0,1006875</text:p>
          </table:table-cell>
          <table:table-cell office:value-type="float" office:value="0.010862213" calcext:value-type="float">
            <text:p>0,010862213</text:p>
          </table:table-cell>
          <table:table-cell table:formula="of:=[.B1612]*9.81" office:value-type="float" office:value="0.10655830953" calcext:value-type="float">
            <text:p>0,10655830953</text:p>
          </table:table-cell>
        </table:table-row>
        <table:table-row table:style-name="ro1">
          <table:table-cell office:value-type="float" office:value="0.10075" calcext:value-type="float">
            <text:p>0,10075</text:p>
          </table:table-cell>
          <table:table-cell office:value-type="float" office:value="0.002892179" calcext:value-type="float">
            <text:p>0,002892179</text:p>
          </table:table-cell>
          <table:table-cell table:formula="of:=[.B1613]*9.81" office:value-type="float" office:value="0.02837227599" calcext:value-type="float">
            <text:p>0,02837227599</text:p>
          </table:table-cell>
        </table:table-row>
        <table:table-row table:style-name="ro1">
          <table:table-cell office:value-type="float" office:value="0.1008125" calcext:value-type="float">
            <text:p>0,1008125</text:p>
          </table:table-cell>
          <table:table-cell office:value-type="float" office:value="0" calcext:value-type="float">
            <text:p>0</text:p>
          </table:table-cell>
          <table:table-cell table:formula="of:=[.B1614]*9.81" office:value-type="float" office:value="0" calcext:value-type="float">
            <text:p>0</text:p>
          </table:table-cell>
        </table:table-row>
        <table:table-row table:style-name="ro1">
          <table:table-cell table:formula="of:=[.A1614]-[.A1613]" office:value-type="float" office:value="0.0000624999999999931" calcext:value-type="float">
            <text:p>6,24999999999931E-05</text:p>
          </table:table-cell>
          <table:table-cell/>
          <table:table-cell table:formula="of:=[.B1615]*9.8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5T08:31:03.818000000</dc:date>
    <meta:editing-duration>P7DT16H12M17S</meta:editing-duration>
    <meta:editing-cycles>1</meta:editing-cycles>
    <meta:document-statistic meta:table-count="1" meta:cell-count="4843" meta:object-count="1"/>
    <meta:generator>LibreOffice/6.4.4.2$Windows_X86_64 LibreOffice_project/3d775be2011f3886db32dfd395a6a6d1ca2630ff</meta:generator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4.201cm" style:legend-expansion="high" chart:style-name="ch2"/>
        <chart:plot-area chart:style-name="ch3" table:cell-range-address="'Crash_3_80_2019-10-29_16kHz_15g'.A1:'Crash_3_80_2019-10-29_16kHz_15g'.B1615" chart:data-source-has-labels="column" svg:x="0.32cm" svg:y="0.18cm" svg:width="12.693cm" svg:height="8.64cm">
          <chartooo:coordinate-region svg:x="0.862cm" svg:y="0.18cm" svg:width="11.423cm" svg:height="7.726cm"/>
          <chart:axis chart:dimension="x" chart:name="primary-x" chart:style-name="ch4" chartooo:axis-type="auto">
            <chartooo:date-scale/>
            <chart:categories table:cell-range-address="'Crash_3_80_2019-10-29_16kHz_15g'.A1:'Crash_3_80_2019-10-29_16kHz_15g'.A16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rash_3_80_2019-10-29_16kHz_15g'.B1:'Crash_3_80_2019-10-29_16kHz_15g'.B1615" chart:class="chart:line">
            <chart:data-point chart:repeated="16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rash_3_80_2019-10-29_16kHz_15g'.A1:'Crash_3_80_2019-10-29_16kHz_15g'.A1615</svg:desc>
                </draw:g>
              </table:table-cell>
              <table:table-cell office:value-type="float" office:value="0">
                <text:p>0</text:p>
                <draw:g>
                  <svg:desc>'Crash_3_80_2019-10-29_16kHz_15g'.B1:'Crash_3_80_2019-10-29_16kHz_15g'.B1615</svg:desc>
                </draw:g>
              </table:table-cell>
            </table:table-row>
            <table:table-row>
              <table:table-cell office:value-type="float" office:value="0.0000625">
                <text:p>0.0000625</text:p>
              </table:table-cell>
              <table:table-cell office:value-type="float" office:value="-0.000261993">
                <text:p>-0.000261993</text:p>
              </table:table-cell>
            </table:table-row>
            <table:table-row>
              <table:table-cell office:value-type="float" office:value="0.000125">
                <text:p>0.000125</text:p>
              </table:table-cell>
              <table:table-cell office:value-type="float" office:value="-0.000429775">
                <text:p>-0.000429775</text:p>
              </table:table-cell>
            </table:table-row>
            <table:table-row>
              <table:table-cell office:value-type="float" office:value="0.0001875">
                <text:p>0.0001875</text:p>
              </table:table-cell>
              <table:table-cell office:value-type="float" office:value="-0.000409139">
                <text:p>-0.000409139</text:p>
              </table:table-cell>
            </table:table-row>
            <table:table-row>
              <table:table-cell office:value-type="float" office:value="0.00025">
                <text:p>0.00025</text:p>
              </table:table-cell>
              <table:table-cell office:value-type="float" office:value="-0.000105874">
                <text:p>-0.000105874</text:p>
              </table:table-cell>
            </table:table-row>
            <table:table-row>
              <table:table-cell office:value-type="float" office:value="0.0003125">
                <text:p>0.0003125</text:p>
              </table:table-cell>
              <table:table-cell office:value-type="float" office:value="0.00057423">
                <text:p>0.00057423</text:p>
              </table:table-cell>
            </table:table-row>
            <table:table-row>
              <table:table-cell office:value-type="float" office:value="0.000375">
                <text:p>0.000375</text:p>
              </table:table-cell>
              <table:table-cell office:value-type="float" office:value="0.001725382">
                <text:p>0.001725382</text:p>
              </table:table-cell>
            </table:table-row>
            <table:table-row>
              <table:table-cell office:value-type="float" office:value="0.0004375">
                <text:p>0.0004375</text:p>
              </table:table-cell>
              <table:table-cell office:value-type="float" office:value="0.003441792">
                <text:p>0.003441792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0.00581767">
                <text:p>0.00581767</text:p>
              </table:table-cell>
            </table:table-row>
            <table:table-row>
              <table:table-cell office:value-type="float" office:value="0.0005625">
                <text:p>0.0005625</text:p>
              </table:table-cell>
              <table:table-cell office:value-type="float" office:value="0.008921082">
                <text:p>0.008921082</text:p>
              </table:table-cell>
            </table:table-row>
            <table:table-row>
              <table:table-cell office:value-type="float" office:value="0.000625">
                <text:p>0.000625</text:p>
              </table:table-cell>
              <table:table-cell office:value-type="float" office:value="0.012715529">
                <text:p>0.012715529</text:p>
              </table:table-cell>
            </table:table-row>
            <table:table-row>
              <table:table-cell office:value-type="float" office:value="0.0006875">
                <text:p>0.0006875</text:p>
              </table:table-cell>
              <table:table-cell office:value-type="float" office:value="0.017138367">
                <text:p>0.017138367</text:p>
              </table:table-cell>
            </table:table-row>
            <table:table-row>
              <table:table-cell office:value-type="float" office:value="0.00075">
                <text:p>0.00075</text:p>
              </table:table-cell>
              <table:table-cell office:value-type="float" office:value="0.022126954">
                <text:p>0.022126954</text:p>
              </table:table-cell>
            </table:table-row>
            <table:table-row>
              <table:table-cell office:value-type="float" office:value="0.0008125">
                <text:p>0.0008125</text:p>
              </table:table-cell>
              <table:table-cell office:value-type="float" office:value="0.027618647">
                <text:p>0.027618647</text:p>
              </table:table-cell>
            </table:table-row>
            <table:table-row>
              <table:table-cell office:value-type="float" office:value="0.000875">
                <text:p>0.000875</text:p>
              </table:table-cell>
              <table:table-cell office:value-type="float" office:value="0.033550803">
                <text:p>0.033550803</text:p>
              </table:table-cell>
            </table:table-row>
            <table:table-row>
              <table:table-cell office:value-type="float" office:value="0.0009375">
                <text:p>0.0009375</text:p>
              </table:table-cell>
              <table:table-cell office:value-type="float" office:value="0.039860779">
                <text:p>0.0398607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46485932">
                <text:p>0.046485932</text:p>
              </table:table-cell>
            </table:table-row>
            <table:table-row>
              <table:table-cell office:value-type="float" office:value="0.0010625">
                <text:p>0.0010625</text:p>
              </table:table-cell>
              <table:table-cell office:value-type="float" office:value="0.053378313">
                <text:p>0.053378313</text:p>
              </table:table-cell>
            </table:table-row>
            <table:table-row>
              <table:table-cell office:value-type="float" office:value="0.001125">
                <text:p>0.001125</text:p>
              </table:table-cell>
              <table:table-cell office:value-type="float" office:value="0.060548751">
                <text:p>0.060548751</text:p>
              </table:table-cell>
            </table:table-row>
            <table:table-row>
              <table:table-cell office:value-type="float" office:value="0.0011875">
                <text:p>0.0011875</text:p>
              </table:table-cell>
              <table:table-cell office:value-type="float" office:value="0.068022767">
                <text:p>0.068022767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0.075825882">
                <text:p>0.075825882</text:p>
              </table:table-cell>
            </table:table-row>
            <table:table-row>
              <table:table-cell office:value-type="float" office:value="0.0013125">
                <text:p>0.0013125</text:p>
              </table:table-cell>
              <table:table-cell office:value-type="float" office:value="0.083983619">
                <text:p>0.083983619</text:p>
              </table:table-cell>
            </table:table-row>
            <table:table-row>
              <table:table-cell office:value-type="float" office:value="0.001375">
                <text:p>0.001375</text:p>
              </table:table-cell>
              <table:table-cell office:value-type="float" office:value="0.0925215">
                <text:p>0.0925215</text:p>
              </table:table-cell>
            </table:table-row>
            <table:table-row>
              <table:table-cell office:value-type="float" office:value="0.0014375">
                <text:p>0.0014375</text:p>
              </table:table-cell>
              <table:table-cell office:value-type="float" office:value="0.101465046">
                <text:p>0.101465046</text:p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110839779">
                <text:p>0.110839779</text:p>
              </table:table-cell>
            </table:table-row>
            <table:table-row>
              <table:table-cell office:value-type="float" office:value="0.0015625">
                <text:p>0.0015625</text:p>
              </table:table-cell>
              <table:table-cell office:value-type="float" office:value="0.120666426">
                <text:p>0.120666426</text:p>
              </table:table-cell>
            </table:table-row>
            <table:table-row>
              <table:table-cell office:value-type="float" office:value="0.001625">
                <text:p>0.001625</text:p>
              </table:table-cell>
              <table:table-cell office:value-type="float" office:value="0.130946534">
                <text:p>0.130946534</text:p>
              </table:table-cell>
            </table:table-row>
            <table:table-row>
              <table:table-cell office:value-type="float" office:value="0.0016875">
                <text:p>0.0016875</text:p>
              </table:table-cell>
              <table:table-cell office:value-type="float" office:value="0.141676857">
                <text:p>0.141676857</text:p>
              </table:table-cell>
            </table:table-row>
            <table:table-row>
              <table:table-cell office:value-type="float" office:value="0.00175">
                <text:p>0.00175</text:p>
              </table:table-cell>
              <table:table-cell office:value-type="float" office:value="0.152854145">
                <text:p>0.152854145</text:p>
              </table:table-cell>
            </table:table-row>
            <table:table-row>
              <table:table-cell office:value-type="float" office:value="0.0018125">
                <text:p>0.0018125</text:p>
              </table:table-cell>
              <table:table-cell office:value-type="float" office:value="0.164475153">
                <text:p>0.164475153</text:p>
              </table:table-cell>
            </table:table-row>
            <table:table-row>
              <table:table-cell office:value-type="float" office:value="0.001875">
                <text:p>0.001875</text:p>
              </table:table-cell>
              <table:table-cell office:value-type="float" office:value="0.176536631">
                <text:p>0.176536631</text:p>
              </table:table-cell>
            </table:table-row>
            <table:table-row>
              <table:table-cell office:value-type="float" office:value="0.0019375">
                <text:p>0.0019375</text:p>
              </table:table-cell>
              <table:table-cell office:value-type="float" office:value="0.189035334">
                <text:p>0.189035334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0.201968013">
                <text:p>0.201968013</text:p>
              </table:table-cell>
            </table:table-row>
            <table:table-row>
              <table:table-cell office:value-type="float" office:value="0.0020625">
                <text:p>0.0020625</text:p>
              </table:table-cell>
              <table:table-cell office:value-type="float" office:value="0.215331025">
                <text:p>0.215331025</text:p>
              </table:table-cell>
            </table:table-row>
            <table:table-row>
              <table:table-cell office:value-type="float" office:value="0.002125">
                <text:p>0.002125</text:p>
              </table:table-cell>
              <table:table-cell office:value-type="float" office:value="0.229119146">
                <text:p>0.229119146</text:p>
              </table:table-cell>
            </table:table-row>
            <table:table-row>
              <table:table-cell office:value-type="float" office:value="0.0021875">
                <text:p>0.0021875</text:p>
              </table:table-cell>
              <table:table-cell office:value-type="float" office:value="0.243326753">
                <text:p>0.243326753</text:p>
              </table:table-cell>
            </table:table-row>
            <table:table-row>
              <table:table-cell office:value-type="float" office:value="0.00225">
                <text:p>0.00225</text:p>
              </table:table-cell>
              <table:table-cell office:value-type="float" office:value="0.257948226">
                <text:p>0.257948226</text:p>
              </table:table-cell>
            </table:table-row>
            <table:table-row>
              <table:table-cell office:value-type="float" office:value="0.0023125">
                <text:p>0.0023125</text:p>
              </table:table-cell>
              <table:table-cell office:value-type="float" office:value="0.272977945">
                <text:p>0.272977945</text:p>
              </table:table-cell>
            </table:table-row>
            <table:table-row>
              <table:table-cell office:value-type="float" office:value="0.002375">
                <text:p>0.002375</text:p>
              </table:table-cell>
              <table:table-cell office:value-type="float" office:value="0.288410288">
                <text:p>0.288410288</text:p>
              </table:table-cell>
            </table:table-row>
            <table:table-row>
              <table:table-cell office:value-type="float" office:value="0.0024375">
                <text:p>0.0024375</text:p>
              </table:table-cell>
              <table:table-cell office:value-type="float" office:value="0.304239634">
                <text:p>0.304239634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0.320460363">
                <text:p>0.320460363</text:p>
              </table:table-cell>
            </table:table-row>
            <table:table-row>
              <table:table-cell office:value-type="float" office:value="0.0025625">
                <text:p>0.0025625</text:p>
              </table:table-cell>
              <table:table-cell office:value-type="float" office:value="0.337064311">
                <text:p>0.337064311</text:p>
              </table:table-cell>
            </table:table-row>
            <table:table-row>
              <table:table-cell office:value-type="float" office:value="0.002625">
                <text:p>0.002625</text:p>
              </table:table-cell>
              <table:table-cell office:value-type="float" office:value="0.354033148">
                <text:p>0.354033148</text:p>
              </table:table-cell>
            </table:table-row>
            <table:table-row>
              <table:table-cell office:value-type="float" office:value="0.0026875">
                <text:p>0.0026875</text:p>
              </table:table-cell>
              <table:table-cell office:value-type="float" office:value="0.371346001">
                <text:p>0.371346001</text:p>
              </table:table-cell>
            </table:table-row>
            <table:table-row>
              <table:table-cell office:value-type="float" office:value="0.00275">
                <text:p>0.00275</text:p>
              </table:table-cell>
              <table:table-cell office:value-type="float" office:value="0.388981996">
                <text:p>0.388981996</text:p>
              </table:table-cell>
            </table:table-row>
            <table:table-row>
              <table:table-cell office:value-type="float" office:value="0.0028125">
                <text:p>0.0028125</text:p>
              </table:table-cell>
              <table:table-cell office:value-type="float" office:value="0.406920262">
                <text:p>0.406920262</text:p>
              </table:table-cell>
            </table:table-row>
            <table:table-row>
              <table:table-cell office:value-type="float" office:value="0.002875">
                <text:p>0.002875</text:p>
              </table:table-cell>
              <table:table-cell office:value-type="float" office:value="0.425139925">
                <text:p>0.425139925</text:p>
              </table:table-cell>
            </table:table-row>
            <table:table-row>
              <table:table-cell office:value-type="float" office:value="0.0029375">
                <text:p>0.0029375</text:p>
              </table:table-cell>
              <table:table-cell office:value-type="float" office:value="0.443620113">
                <text:p>0.443620113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0.462339952">
                <text:p>0.462339952</text:p>
              </table:table-cell>
            </table:table-row>
            <table:table-row>
              <table:table-cell office:value-type="float" office:value="0.0030625">
                <text:p>0.0030625</text:p>
              </table:table-cell>
              <table:table-cell office:value-type="float" office:value="0.481276631">
                <text:p>0.481276631</text:p>
              </table:table-cell>
            </table:table-row>
            <table:table-row>
              <table:table-cell office:value-type="float" office:value="0.003125">
                <text:p>0.003125</text:p>
              </table:table-cell>
              <table:table-cell office:value-type="float" office:value="0.500399586">
                <text:p>0.500399586</text:p>
              </table:table-cell>
            </table:table-row>
            <table:table-row>
              <table:table-cell office:value-type="float" office:value="0.0031875">
                <text:p>0.0031875</text:p>
              </table:table-cell>
              <table:table-cell office:value-type="float" office:value="0.519676313">
                <text:p>0.519676313</text:p>
              </table:table-cell>
            </table:table-row>
            <table:table-row>
              <table:table-cell office:value-type="float" office:value="0.00325">
                <text:p>0.00325</text:p>
              </table:table-cell>
              <table:table-cell office:value-type="float" office:value="0.539074309">
                <text:p>0.539074309</text:p>
              </table:table-cell>
            </table:table-row>
            <table:table-row>
              <table:table-cell office:value-type="float" office:value="0.0033125">
                <text:p>0.0033125</text:p>
              </table:table-cell>
              <table:table-cell office:value-type="float" office:value="0.55856107">
                <text:p>0.55856107</text:p>
              </table:table-cell>
            </table:table-row>
            <table:table-row>
              <table:table-cell office:value-type="float" office:value="0.003375">
                <text:p>0.003375</text:p>
              </table:table-cell>
              <table:table-cell office:value-type="float" office:value="0.578104093">
                <text:p>0.578104093</text:p>
              </table:table-cell>
            </table:table-row>
            <table:table-row>
              <table:table-cell office:value-type="float" office:value="0.0034375">
                <text:p>0.0034375</text:p>
              </table:table-cell>
              <table:table-cell office:value-type="float" office:value="0.597670874">
                <text:p>0.597670874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617228911">
                <text:p>0.617228911</text:p>
              </table:table-cell>
            </table:table-row>
            <table:table-row>
              <table:table-cell office:value-type="float" office:value="0.0035625">
                <text:p>0.0035625</text:p>
              </table:table-cell>
              <table:table-cell office:value-type="float" office:value="0.636745657">
                <text:p>0.636745657</text:p>
              </table:table-cell>
            </table:table-row>
            <table:table-row>
              <table:table-cell office:value-type="float" office:value="0.003625">
                <text:p>0.003625</text:p>
              </table:table-cell>
              <table:table-cell office:value-type="float" office:value="0.656188391">
                <text:p>0.656188391</text:p>
              </table:table-cell>
            </table:table-row>
            <table:table-row>
              <table:table-cell office:value-type="float" office:value="0.0036875">
                <text:p>0.0036875</text:p>
              </table:table-cell>
              <table:table-cell office:value-type="float" office:value="0.675524352">
                <text:p>0.675524352</text:p>
              </table:table-cell>
            </table:table-row>
            <table:table-row>
              <table:table-cell office:value-type="float" office:value="0.00375">
                <text:p>0.00375</text:p>
              </table:table-cell>
              <table:table-cell office:value-type="float" office:value="0.694720776">
                <text:p>0.694720776</text:p>
              </table:table-cell>
            </table:table-row>
            <table:table-row>
              <table:table-cell office:value-type="float" office:value="0.0038125">
                <text:p>0.0038125</text:p>
              </table:table-cell>
              <table:table-cell office:value-type="float" office:value="0.7137449">
                <text:p>0.7137449</text:p>
              </table:table-cell>
            </table:table-row>
            <table:table-row>
              <table:table-cell office:value-type="float" office:value="0.003875">
                <text:p>0.003875</text:p>
              </table:table-cell>
              <table:table-cell office:value-type="float" office:value="0.732563962">
                <text:p>0.732563962</text:p>
              </table:table-cell>
            </table:table-row>
            <table:table-row>
              <table:table-cell office:value-type="float" office:value="0.0039375">
                <text:p>0.0039375</text:p>
              </table:table-cell>
              <table:table-cell office:value-type="float" office:value="0.751145198">
                <text:p>0.751145198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0.769455845">
                <text:p>0.769455845</text:p>
              </table:table-cell>
            </table:table-row>
            <table:table-row>
              <table:table-cell office:value-type="float" office:value="0.0040625">
                <text:p>0.0040625</text:p>
              </table:table-cell>
              <table:table-cell office:value-type="float" office:value="0.787466585">
                <text:p>0.787466585</text:p>
              </table:table-cell>
            </table:table-row>
            <table:table-row>
              <table:table-cell office:value-type="float" office:value="0.004125">
                <text:p>0.004125</text:p>
              </table:table-cell>
              <table:table-cell office:value-type="float" office:value="0.805161875">
                <text:p>0.805161875</text:p>
              </table:table-cell>
            </table:table-row>
            <table:table-row>
              <table:table-cell office:value-type="float" office:value="0.0041875">
                <text:p>0.0041875</text:p>
              </table:table-cell>
              <table:table-cell office:value-type="float" office:value="0.822529615">
                <text:p>0.822529615</text:p>
              </table:table-cell>
            </table:table-row>
            <table:table-row>
              <table:table-cell office:value-type="float" office:value="0.00425">
                <text:p>0.00425</text:p>
              </table:table-cell>
              <table:table-cell office:value-type="float" office:value="0.839557706">
                <text:p>0.839557706</text:p>
              </table:table-cell>
            </table:table-row>
            <table:table-row>
              <table:table-cell office:value-type="float" office:value="0.0043125">
                <text:p>0.0043125</text:p>
              </table:table-cell>
              <table:table-cell office:value-type="float" office:value="0.856234049">
                <text:p>0.856234049</text:p>
              </table:table-cell>
            </table:table-row>
            <table:table-row>
              <table:table-cell office:value-type="float" office:value="0.004375">
                <text:p>0.004375</text:p>
              </table:table-cell>
              <table:table-cell office:value-type="float" office:value="0.872546546">
                <text:p>0.872546546</text:p>
              </table:table-cell>
            </table:table-row>
            <table:table-row>
              <table:table-cell office:value-type="float" office:value="0.0044375">
                <text:p>0.0044375</text:p>
              </table:table-cell>
              <table:table-cell office:value-type="float" office:value="0.888483097">
                <text:p>0.888483097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0.904031602">
                <text:p>0.904031602</text:p>
              </table:table-cell>
            </table:table-row>
            <table:table-row>
              <table:table-cell office:value-type="float" office:value="0.0045625">
                <text:p>0.0045625</text:p>
              </table:table-cell>
              <table:table-cell office:value-type="float" office:value="0.919185072">
                <text:p>0.919185072</text:p>
              </table:table-cell>
            </table:table-row>
            <table:table-row>
              <table:table-cell office:value-type="float" office:value="0.004625">
                <text:p>0.004625</text:p>
              </table:table-cell>
              <table:table-cell office:value-type="float" office:value="0.933956946">
                <text:p>0.933956946</text:p>
              </table:table-cell>
            </table:table-row>
            <table:table-row>
              <table:table-cell office:value-type="float" office:value="0.0046875">
                <text:p>0.0046875</text:p>
              </table:table-cell>
              <table:table-cell office:value-type="float" office:value="0.948365775">
                <text:p>0.948365775</text:p>
              </table:table-cell>
            </table:table-row>
            <table:table-row>
              <table:table-cell office:value-type="float" office:value="0.00475">
                <text:p>0.00475</text:p>
              </table:table-cell>
              <table:table-cell office:value-type="float" office:value="0.962430107">
                <text:p>0.962430107</text:p>
              </table:table-cell>
            </table:table-row>
            <table:table-row>
              <table:table-cell office:value-type="float" office:value="0.0048125">
                <text:p>0.0048125</text:p>
              </table:table-cell>
              <table:table-cell office:value-type="float" office:value="0.976168492">
                <text:p>0.976168492</text:p>
              </table:table-cell>
            </table:table-row>
            <table:table-row>
              <table:table-cell office:value-type="float" office:value="0.004875">
                <text:p>0.004875</text:p>
              </table:table-cell>
              <table:table-cell office:value-type="float" office:value="0.989599479">
                <text:p>0.989599479</text:p>
              </table:table-cell>
            </table:table-row>
            <table:table-row>
              <table:table-cell office:value-type="float" office:value="0.0049375">
                <text:p>0.0049375</text:p>
              </table:table-cell>
              <table:table-cell office:value-type="float" office:value="1.002741616">
                <text:p>1.002741616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1.015613454">
                <text:p>1.015613454</text:p>
              </table:table-cell>
            </table:table-row>
            <table:table-row>
              <table:table-cell office:value-type="float" office:value="0.0050625">
                <text:p>0.0050625</text:p>
              </table:table-cell>
              <table:table-cell office:value-type="float" office:value="1.028236938">
                <text:p>1.028236938</text:p>
              </table:table-cell>
            </table:table-row>
            <table:table-row>
              <table:table-cell office:value-type="float" office:value="0.005125">
                <text:p>0.005125</text:p>
              </table:table-cell>
              <table:table-cell office:value-type="float" office:value="1.040647603">
                <text:p>1.040647603</text:p>
              </table:table-cell>
            </table:table-row>
            <table:table-row>
              <table:table-cell office:value-type="float" office:value="0.0051875">
                <text:p>0.0051875</text:p>
              </table:table-cell>
              <table:table-cell office:value-type="float" office:value="1.052884382">
                <text:p>1.052884382</text:p>
              </table:table-cell>
            </table:table-row>
            <table:table-row>
              <table:table-cell office:value-type="float" office:value="0.00525">
                <text:p>0.00525</text:p>
              </table:table-cell>
              <table:table-cell office:value-type="float" office:value="1.064986206">
                <text:p>1.064986206</text:p>
              </table:table-cell>
            </table:table-row>
            <table:table-row>
              <table:table-cell office:value-type="float" office:value="0.0053125">
                <text:p>0.0053125</text:p>
              </table:table-cell>
              <table:table-cell office:value-type="float" office:value="1.076992007">
                <text:p>1.076992007</text:p>
              </table:table-cell>
            </table:table-row>
            <table:table-row>
              <table:table-cell office:value-type="float" office:value="0.005375">
                <text:p>0.005375</text:p>
              </table:table-cell>
              <table:table-cell office:value-type="float" office:value="1.088940717">
                <text:p>1.088940717</text:p>
              </table:table-cell>
            </table:table-row>
            <table:table-row>
              <table:table-cell office:value-type="float" office:value="0.0054375">
                <text:p>0.0054375</text:p>
              </table:table-cell>
              <table:table-cell office:value-type="float" office:value="1.100871268">
                <text:p>1.100871268</text:p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1.112822592">
                <text:p>1.112822592</text:p>
              </table:table-cell>
            </table:table-row>
            <table:table-row>
              <table:table-cell office:value-type="float" office:value="0.0055625">
                <text:p>0.0055625</text:p>
              </table:table-cell>
              <table:table-cell office:value-type="float" office:value="1.124832825">
                <text:p>1.124832825</text:p>
              </table:table-cell>
            </table:table-row>
            <table:table-row>
              <table:table-cell office:value-type="float" office:value="0.005625">
                <text:p>0.005625</text:p>
              </table:table-cell>
              <table:table-cell office:value-type="float" office:value="1.136936916">
                <text:p>1.136936916</text:p>
              </table:table-cell>
            </table:table-row>
            <table:table-row>
              <table:table-cell office:value-type="float" office:value="0.0056875">
                <text:p>0.0056875</text:p>
              </table:table-cell>
              <table:table-cell office:value-type="float" office:value="1.149169021">
                <text:p>1.149169021</text:p>
              </table:table-cell>
            </table:table-row>
            <table:table-row>
              <table:table-cell office:value-type="float" office:value="0.00575">
                <text:p>0.00575</text:p>
              </table:table-cell>
              <table:table-cell office:value-type="float" office:value="1.161563293">
                <text:p>1.161563293</text:p>
              </table:table-cell>
            </table:table-row>
            <table:table-row>
              <table:table-cell office:value-type="float" office:value="0.0058125">
                <text:p>0.0058125</text:p>
              </table:table-cell>
              <table:table-cell office:value-type="float" office:value="1.174153887">
                <text:p>1.174153887</text:p>
              </table:table-cell>
            </table:table-row>
            <table:table-row>
              <table:table-cell office:value-type="float" office:value="0.005875">
                <text:p>0.005875</text:p>
              </table:table-cell>
              <table:table-cell office:value-type="float" office:value="1.186974956">
                <text:p>1.186974956</text:p>
              </table:table-cell>
            </table:table-row>
            <table:table-row>
              <table:table-cell office:value-type="float" office:value="0.0059375">
                <text:p>0.0059375</text:p>
              </table:table-cell>
              <table:table-cell office:value-type="float" office:value="1.200060654">
                <text:p>1.200060654</text:p>
              </table:table-cell>
            </table:table-row>
            <table:table-row>
              <table:table-cell office:value-type="float" office:value="0.006">
                <text:p>0.006</text:p>
              </table:table-cell>
              <table:table-cell office:value-type="float" office:value="1.213445137">
                <text:p>1.213445137</text:p>
              </table:table-cell>
            </table:table-row>
            <table:table-row>
              <table:table-cell office:value-type="float" office:value="0.0060625">
                <text:p>0.0060625</text:p>
              </table:table-cell>
              <table:table-cell office:value-type="float" office:value="1.227159083">
                <text:p>1.227159083</text:p>
              </table:table-cell>
            </table:table-row>
            <table:table-row>
              <table:table-cell office:value-type="float" office:value="0.006125">
                <text:p>0.006125</text:p>
              </table:table-cell>
              <table:table-cell office:value-type="float" office:value="1.24121927">
                <text:p>1.24121927</text:p>
              </table:table-cell>
            </table:table-row>
            <table:table-row>
              <table:table-cell office:value-type="float" office:value="0.0061875">
                <text:p>0.0061875</text:p>
              </table:table-cell>
              <table:table-cell office:value-type="float" office:value="1.255639003">
                <text:p>1.255639003</text:p>
              </table:table-cell>
            </table:table-row>
            <table:table-row>
              <table:table-cell office:value-type="float" office:value="0.00625">
                <text:p>0.00625</text:p>
              </table:table-cell>
              <table:table-cell office:value-type="float" office:value="1.270431587">
                <text:p>1.270431587</text:p>
              </table:table-cell>
            </table:table-row>
            <table:table-row>
              <table:table-cell office:value-type="float" office:value="0.0063125">
                <text:p>0.0063125</text:p>
              </table:table-cell>
              <table:table-cell office:value-type="float" office:value="1.285610324">
                <text:p>1.285610324</text:p>
              </table:table-cell>
            </table:table-row>
            <table:table-row>
              <table:table-cell office:value-type="float" office:value="0.006375">
                <text:p>0.006375</text:p>
              </table:table-cell>
              <table:table-cell office:value-type="float" office:value="1.301188518">
                <text:p>1.301188518</text:p>
              </table:table-cell>
            </table:table-row>
            <table:table-row>
              <table:table-cell office:value-type="float" office:value="0.0064375">
                <text:p>0.0064375</text:p>
              </table:table-cell>
              <table:table-cell office:value-type="float" office:value="1.317179475">
                <text:p>1.317179475</text:p>
              </table:table-cell>
            </table:table-row>
            <table:table-row>
              <table:table-cell office:value-type="float" office:value="0.0065">
                <text:p>0.0065</text:p>
              </table:table-cell>
              <table:table-cell office:value-type="float" office:value="1.333596497">
                <text:p>1.333596497</text:p>
              </table:table-cell>
            </table:table-row>
            <table:table-row>
              <table:table-cell office:value-type="float" office:value="0.0065625">
                <text:p>0.0065625</text:p>
              </table:table-cell>
              <table:table-cell office:value-type="float" office:value="1.350449825">
                <text:p>1.350449825</text:p>
              </table:table-cell>
            </table:table-row>
            <table:table-row>
              <table:table-cell office:value-type="float" office:value="0.006625">
                <text:p>0.006625</text:p>
              </table:table-cell>
              <table:table-cell office:value-type="float" office:value="1.367737445">
                <text:p>1.367737445</text:p>
              </table:table-cell>
            </table:table-row>
            <table:table-row>
              <table:table-cell office:value-type="float" office:value="0.0066875">
                <text:p>0.0066875</text:p>
              </table:table-cell>
              <table:table-cell office:value-type="float" office:value="1.385454279">
                <text:p>1.385454279</text:p>
              </table:table-cell>
            </table:table-row>
            <table:table-row>
              <table:table-cell office:value-type="float" office:value="0.00675">
                <text:p>0.00675</text:p>
              </table:table-cell>
              <table:table-cell office:value-type="float" office:value="1.403595248">
                <text:p>1.403595248</text:p>
              </table:table-cell>
            </table:table-row>
            <table:table-row>
              <table:table-cell office:value-type="float" office:value="0.0068125">
                <text:p>0.0068125</text:p>
              </table:table-cell>
              <table:table-cell office:value-type="float" office:value="1.422155276">
                <text:p>1.422155276</text:p>
              </table:table-cell>
            </table:table-row>
            <table:table-row>
              <table:table-cell office:value-type="float" office:value="0.006875">
                <text:p>0.006875</text:p>
              </table:table-cell>
              <table:table-cell office:value-type="float" office:value="1.441129284">
                <text:p>1.441129284</text:p>
              </table:table-cell>
            </table:table-row>
            <table:table-row>
              <table:table-cell office:value-type="float" office:value="0.0069375">
                <text:p>0.0069375</text:p>
              </table:table-cell>
              <table:table-cell office:value-type="float" office:value="1.460512195">
                <text:p>1.460512195</text:p>
              </table:table-cell>
            </table:table-row>
            <table:table-row>
              <table:table-cell office:value-type="float" office:value="0.007">
                <text:p>0.007</text:p>
              </table:table-cell>
              <table:table-cell office:value-type="float" office:value="1.48029893">
                <text:p>1.48029893</text:p>
              </table:table-cell>
            </table:table-row>
            <table:table-row>
              <table:table-cell office:value-type="float" office:value="0.0070625">
                <text:p>0.0070625</text:p>
              </table:table-cell>
              <table:table-cell office:value-type="float" office:value="1.500481824">
                <text:p>1.500481824</text:p>
              </table:table-cell>
            </table:table-row>
            <table:table-row>
              <table:table-cell office:value-type="float" office:value="0.007125">
                <text:p>0.007125</text:p>
              </table:table-cell>
              <table:table-cell office:value-type="float" office:value="1.52104286">
                <text:p>1.52104286</text:p>
              </table:table-cell>
            </table:table-row>
            <table:table-row>
              <table:table-cell office:value-type="float" office:value="0.0071875">
                <text:p>0.0071875</text:p>
              </table:table-cell>
              <table:table-cell office:value-type="float" office:value="1.541961433">
                <text:p>1.541961433</text:p>
              </table:table-cell>
            </table:table-row>
            <table:table-row>
              <table:table-cell office:value-type="float" office:value="0.00725">
                <text:p>0.00725</text:p>
              </table:table-cell>
              <table:table-cell office:value-type="float" office:value="1.563216937">
                <text:p>1.563216937</text:p>
              </table:table-cell>
            </table:table-row>
            <table:table-row>
              <table:table-cell office:value-type="float" office:value="0.0073125">
                <text:p>0.0073125</text:p>
              </table:table-cell>
              <table:table-cell office:value-type="float" office:value="1.584788768">
                <text:p>1.584788768</text:p>
              </table:table-cell>
            </table:table-row>
            <table:table-row>
              <table:table-cell office:value-type="float" office:value="0.007375">
                <text:p>0.007375</text:p>
              </table:table-cell>
              <table:table-cell office:value-type="float" office:value="1.60665632">
                <text:p>1.60665632</text:p>
              </table:table-cell>
            </table:table-row>
            <table:table-row>
              <table:table-cell office:value-type="float" office:value="0.0074375">
                <text:p>0.0074375</text:p>
              </table:table-cell>
              <table:table-cell office:value-type="float" office:value="1.628798989">
                <text:p>1.628798989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1.65119617">
                <text:p>1.65119617</text:p>
              </table:table-cell>
            </table:table-row>
            <table:table-row>
              <table:table-cell office:value-type="float" office:value="0.0075625">
                <text:p>0.0075625</text:p>
              </table:table-cell>
              <table:table-cell office:value-type="float" office:value="1.673827783">
                <text:p>1.673827783</text:p>
              </table:table-cell>
            </table:table-row>
            <table:table-row>
              <table:table-cell office:value-type="float" office:value="0.007625">
                <text:p>0.007625</text:p>
              </table:table-cell>
              <table:table-cell office:value-type="float" office:value="1.696675855">
                <text:p>1.696675855</text:p>
              </table:table-cell>
            </table:table-row>
            <table:table-row>
              <table:table-cell office:value-type="float" office:value="0.0076875">
                <text:p>0.0076875</text:p>
              </table:table-cell>
              <table:table-cell office:value-type="float" office:value="1.719722937">
                <text:p>1.719722937</text:p>
              </table:table-cell>
            </table:table-row>
            <table:table-row>
              <table:table-cell office:value-type="float" office:value="0.00775">
                <text:p>0.00775</text:p>
              </table:table-cell>
              <table:table-cell office:value-type="float" office:value="1.742951583">
                <text:p>1.742951583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1.766344344">
                <text:p>1.766344344</text:p>
              </table:table-cell>
            </table:table-row>
            <table:table-row>
              <table:table-cell office:value-type="float" office:value="0.007875">
                <text:p>0.007875</text:p>
              </table:table-cell>
              <table:table-cell office:value-type="float" office:value="1.789883771">
                <text:p>1.789883771</text:p>
              </table:table-cell>
            </table:table-row>
            <table:table-row>
              <table:table-cell office:value-type="float" office:value="0.0079375">
                <text:p>0.0079375</text:p>
              </table:table-cell>
              <table:table-cell office:value-type="float" office:value="1.813552418">
                <text:p>1.813552418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1.837332837">
                <text:p>1.837332837</text:p>
              </table:table-cell>
            </table:table-row>
            <table:table-row>
              <table:table-cell office:value-type="float" office:value="0.0080625">
                <text:p>0.0080625</text:p>
              </table:table-cell>
              <table:table-cell office:value-type="float" office:value="1.861213563">
                <text:p>1.861213563</text:p>
              </table:table-cell>
            </table:table-row>
            <table:table-row>
              <table:table-cell office:value-type="float" office:value="0.008125">
                <text:p>0.008125</text:p>
              </table:table-cell>
              <table:table-cell office:value-type="float" office:value="1.885207069">
                <text:p>1.885207069</text:p>
              </table:table-cell>
            </table:table-row>
            <table:table-row>
              <table:table-cell office:value-type="float" office:value="0.0081875">
                <text:p>0.0081875</text:p>
              </table:table-cell>
              <table:table-cell office:value-type="float" office:value="1.90933181">
                <text:p>1.90933181</text:p>
              </table:table-cell>
            </table:table-row>
            <table:table-row>
              <table:table-cell office:value-type="float" office:value="0.00825">
                <text:p>0.00825</text:p>
              </table:table-cell>
              <table:table-cell office:value-type="float" office:value="1.933606241">
                <text:p>1.933606241</text:p>
              </table:table-cell>
            </table:table-row>
            <table:table-row>
              <table:table-cell office:value-type="float" office:value="0.0083125">
                <text:p>0.0083125</text:p>
              </table:table-cell>
              <table:table-cell office:value-type="float" office:value="1.958048819">
                <text:p>1.958048819</text:p>
              </table:table-cell>
            </table:table-row>
            <table:table-row>
              <table:table-cell office:value-type="float" office:value="0.008375">
                <text:p>0.008375</text:p>
              </table:table-cell>
              <table:table-cell office:value-type="float" office:value="1.982677999">
                <text:p>1.982677999</text:p>
              </table:table-cell>
            </table:table-row>
            <table:table-row>
              <table:table-cell office:value-type="float" office:value="0.0084375">
                <text:p>0.0084375</text:p>
              </table:table-cell>
              <table:table-cell office:value-type="float" office:value="2.007512236">
                <text:p>2.007512236</text:p>
              </table:table-cell>
            </table:table-row>
            <table:table-row>
              <table:table-cell office:value-type="float" office:value="0.0085">
                <text:p>0.0085</text:p>
              </table:table-cell>
              <table:table-cell office:value-type="float" office:value="2.032569987">
                <text:p>2.032569987</text:p>
              </table:table-cell>
            </table:table-row>
            <table:table-row>
              <table:table-cell office:value-type="float" office:value="0.0085625">
                <text:p>0.0085625</text:p>
              </table:table-cell>
              <table:table-cell office:value-type="float" office:value="2.057874045">
                <text:p>2.057874045</text:p>
              </table:table-cell>
            </table:table-row>
            <table:table-row>
              <table:table-cell office:value-type="float" office:value="0.008625">
                <text:p>0.008625</text:p>
              </table:table-cell>
              <table:table-cell office:value-type="float" office:value="2.083464551">
                <text:p>2.083464551</text:p>
              </table:table-cell>
            </table:table-row>
            <table:table-row>
              <table:table-cell office:value-type="float" office:value="0.0086875">
                <text:p>0.0086875</text:p>
              </table:table-cell>
              <table:table-cell office:value-type="float" office:value="2.109385986">
                <text:p>2.109385986</text:p>
              </table:table-cell>
            </table:table-row>
            <table:table-row>
              <table:table-cell office:value-type="float" office:value="0.00875">
                <text:p>0.00875</text:p>
              </table:table-cell>
              <table:table-cell office:value-type="float" office:value="2.13568283">
                <text:p>2.13568283</text:p>
              </table:table-cell>
            </table:table-row>
            <table:table-row>
              <table:table-cell office:value-type="float" office:value="0.0088125">
                <text:p>0.0088125</text:p>
              </table:table-cell>
              <table:table-cell office:value-type="float" office:value="2.162399563">
                <text:p>2.162399563</text:p>
              </table:table-cell>
            </table:table-row>
            <table:table-row>
              <table:table-cell office:value-type="float" office:value="0.008875">
                <text:p>0.008875</text:p>
              </table:table-cell>
              <table:table-cell office:value-type="float" office:value="2.189580663">
                <text:p>2.189580663</text:p>
              </table:table-cell>
            </table:table-row>
            <table:table-row>
              <table:table-cell office:value-type="float" office:value="0.0089375">
                <text:p>0.0089375</text:p>
              </table:table-cell>
              <table:table-cell office:value-type="float" office:value="2.217270613">
                <text:p>2.217270613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2.24551389">
                <text:p>2.24551389</text:p>
              </table:table-cell>
            </table:table-row>
            <table:table-row>
              <table:table-cell office:value-type="float" office:value="0.0090625">
                <text:p>0.0090625</text:p>
              </table:table-cell>
              <table:table-cell office:value-type="float" office:value="2.274352134">
                <text:p>2.274352134</text:p>
              </table:table-cell>
            </table:table-row>
            <table:table-row>
              <table:table-cell office:value-type="float" office:value="0.009125">
                <text:p>0.009125</text:p>
              </table:table-cell>
              <table:table-cell office:value-type="float" office:value="2.303815621">
                <text:p>2.303815621</text:p>
              </table:table-cell>
            </table:table-row>
            <table:table-row>
              <table:table-cell office:value-type="float" office:value="0.0091875">
                <text:p>0.0091875</text:p>
              </table:table-cell>
              <table:table-cell office:value-type="float" office:value="2.333931784">
                <text:p>2.333931784</text:p>
              </table:table-cell>
            </table:table-row>
            <table:table-row>
              <table:table-cell office:value-type="float" office:value="0.00925">
                <text:p>0.00925</text:p>
              </table:table-cell>
              <table:table-cell office:value-type="float" office:value="2.364728058">
                <text:p>2.364728058</text:p>
              </table:table-cell>
            </table:table-row>
            <table:table-row>
              <table:table-cell office:value-type="float" office:value="0.0093125">
                <text:p>0.0093125</text:p>
              </table:table-cell>
              <table:table-cell office:value-type="float" office:value="2.396231878">
                <text:p>2.396231878</text:p>
              </table:table-cell>
            </table:table-row>
            <table:table-row>
              <table:table-cell office:value-type="float" office:value="0.009375">
                <text:p>0.009375</text:p>
              </table:table-cell>
              <table:table-cell office:value-type="float" office:value="2.428470676">
                <text:p>2.428470676</text:p>
              </table:table-cell>
            </table:table-row>
            <table:table-row>
              <table:table-cell office:value-type="float" office:value="0.0094375">
                <text:p>0.0094375</text:p>
              </table:table-cell>
              <table:table-cell office:value-type="float" office:value="2.461471889">
                <text:p>2.461471889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2.495262949">
                <text:p>2.495262949</text:p>
              </table:table-cell>
            </table:table-row>
            <table:table-row>
              <table:table-cell office:value-type="float" office:value="0.0095625">
                <text:p>0.0095625</text:p>
              </table:table-cell>
              <table:table-cell office:value-type="float" office:value="2.529867852">
                <text:p>2.529867852</text:p>
              </table:table-cell>
            </table:table-row>
            <table:table-row>
              <table:table-cell office:value-type="float" office:value="0.009625">
                <text:p>0.009625</text:p>
              </table:table-cell>
              <table:table-cell office:value-type="float" office:value="2.565296832">
                <text:p>2.565296832</text:p>
              </table:table-cell>
            </table:table-row>
            <table:table-row>
              <table:table-cell office:value-type="float" office:value="0.0096875">
                <text:p>0.0096875</text:p>
              </table:table-cell>
              <table:table-cell office:value-type="float" office:value="2.601556683">
                <text:p>2.601556683</text:p>
              </table:table-cell>
            </table:table-row>
            <table:table-row>
              <table:table-cell office:value-type="float" office:value="0.00975">
                <text:p>0.00975</text:p>
              </table:table-cell>
              <table:table-cell office:value-type="float" office:value="2.638654201">
                <text:p>2.638654201</text:p>
              </table:table-cell>
            </table:table-row>
            <table:table-row>
              <table:table-cell office:value-type="float" office:value="0.0098125">
                <text:p>0.0098125</text:p>
              </table:table-cell>
              <table:table-cell office:value-type="float" office:value="2.67659618">
                <text:p>2.67659618</text:p>
              </table:table-cell>
            </table:table-row>
            <table:table-row>
              <table:table-cell office:value-type="float" office:value="0.009875">
                <text:p>0.009875</text:p>
              </table:table-cell>
              <table:table-cell office:value-type="float" office:value="2.715389414">
                <text:p>2.715389414</text:p>
              </table:table-cell>
            </table:table-row>
            <table:table-row>
              <table:table-cell office:value-type="float" office:value="0.0099375">
                <text:p>0.0099375</text:p>
              </table:table-cell>
              <table:table-cell office:value-type="float" office:value="2.7550407">
                <text:p>2.7550407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2.79555683">
                <text:p>2.79555683</text:p>
              </table:table-cell>
            </table:table-row>
            <table:table-row>
              <table:table-cell office:value-type="float" office:value="0.0100625">
                <text:p>0.0100625</text:p>
              </table:table-cell>
              <table:table-cell office:value-type="float" office:value="2.836946076">
                <text:p>2.836946076</text:p>
              </table:table-cell>
            </table:table-row>
            <table:table-row>
              <table:table-cell office:value-type="float" office:value="0.010125">
                <text:p>0.010125</text:p>
              </table:table-cell>
              <table:table-cell office:value-type="float" office:value="2.879222613">
                <text:p>2.879222613</text:p>
              </table:table-cell>
            </table:table-row>
            <table:table-row>
              <table:table-cell office:value-type="float" office:value="0.0101875">
                <text:p>0.0101875</text:p>
              </table:table-cell>
              <table:table-cell office:value-type="float" office:value="2.92240209">
                <text:p>2.92240209</text:p>
              </table:table-cell>
            </table:table-row>
            <table:table-row>
              <table:table-cell office:value-type="float" office:value="0.01025">
                <text:p>0.01025</text:p>
              </table:table-cell>
              <table:table-cell office:value-type="float" office:value="2.966500157">
                <text:p>2.966500157</text:p>
              </table:table-cell>
            </table:table-row>
            <table:table-row>
              <table:table-cell office:value-type="float" office:value="0.0103125">
                <text:p>0.0103125</text:p>
              </table:table-cell>
              <table:table-cell office:value-type="float" office:value="3.011532464">
                <text:p>3.011532464</text:p>
              </table:table-cell>
            </table:table-row>
            <table:table-row>
              <table:table-cell office:value-type="float" office:value="0.010375">
                <text:p>0.010375</text:p>
              </table:table-cell>
              <table:table-cell office:value-type="float" office:value="3.057514662">
                <text:p>3.057514662</text:p>
              </table:table-cell>
            </table:table-row>
            <table:table-row>
              <table:table-cell office:value-type="float" office:value="0.0104375">
                <text:p>0.0104375</text:p>
              </table:table-cell>
              <table:table-cell office:value-type="float" office:value="3.104462401">
                <text:p>3.104462401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3.15239133">
                <text:p>3.15239133</text:p>
              </table:table-cell>
            </table:table-row>
            <table:table-row>
              <table:table-cell office:value-type="float" office:value="0.0105625">
                <text:p>0.0105625</text:p>
              </table:table-cell>
              <table:table-cell office:value-type="float" office:value="3.201320576">
                <text:p>3.201320576</text:p>
              </table:table-cell>
            </table:table-row>
            <table:table-row>
              <table:table-cell office:value-type="float" office:value="0.010625">
                <text:p>0.010625</text:p>
              </table:table-cell>
              <table:table-cell office:value-type="float" office:value="3.251283171">
                <text:p>3.251283171</text:p>
              </table:table-cell>
            </table:table-row>
            <table:table-row>
              <table:table-cell office:value-type="float" office:value="0.0106875">
                <text:p>0.0106875</text:p>
              </table:table-cell>
              <table:table-cell office:value-type="float" office:value="3.302315622">
                <text:p>3.302315622</text:p>
              </table:table-cell>
            </table:table-row>
            <table:table-row>
              <table:table-cell office:value-type="float" office:value="0.01075">
                <text:p>0.01075</text:p>
              </table:table-cell>
              <table:table-cell office:value-type="float" office:value="3.354454436">
                <text:p>3.354454436</text:p>
              </table:table-cell>
            </table:table-row>
            <table:table-row>
              <table:table-cell office:value-type="float" office:value="0.0108125">
                <text:p>0.0108125</text:p>
              </table:table-cell>
              <table:table-cell office:value-type="float" office:value="3.407736121">
                <text:p>3.407736121</text:p>
              </table:table-cell>
            </table:table-row>
            <table:table-row>
              <table:table-cell office:value-type="float" office:value="0.010875">
                <text:p>0.010875</text:p>
              </table:table-cell>
              <table:table-cell office:value-type="float" office:value="3.462197185">
                <text:p>3.462197185</text:p>
              </table:table-cell>
            </table:table-row>
            <table:table-row>
              <table:table-cell office:value-type="float" office:value="0.0109375">
                <text:p>0.0109375</text:p>
              </table:table-cell>
              <table:table-cell office:value-type="float" office:value="3.517874136">
                <text:p>3.517874136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3.57480348">
                <text:p>3.57480348</text:p>
              </table:table-cell>
            </table:table-row>
            <table:table-row>
              <table:table-cell office:value-type="float" office:value="0.0110625">
                <text:p>0.0110625</text:p>
              </table:table-cell>
              <table:table-cell office:value-type="float" office:value="3.633024608">
                <text:p>3.633024608</text:p>
              </table:table-cell>
            </table:table-row>
            <table:table-row>
              <table:table-cell office:value-type="float" office:value="0.011125">
                <text:p>0.011125</text:p>
              </table:table-cell>
              <table:table-cell office:value-type="float" office:value="3.692588444">
                <text:p>3.692588444</text:p>
              </table:table-cell>
            </table:table-row>
            <table:table-row>
              <table:table-cell office:value-type="float" office:value="0.0111875">
                <text:p>0.0111875</text:p>
              </table:table-cell>
              <table:table-cell office:value-type="float" office:value="3.753548795">
                <text:p>3.753548795</text:p>
              </table:table-cell>
            </table:table-row>
            <table:table-row>
              <table:table-cell office:value-type="float" office:value="0.01125">
                <text:p>0.01125</text:p>
              </table:table-cell>
              <table:table-cell office:value-type="float" office:value="3.815959466">
                <text:p>3.815959466</text:p>
              </table:table-cell>
            </table:table-row>
            <table:table-row>
              <table:table-cell office:value-type="float" office:value="0.0113125">
                <text:p>0.0113125</text:p>
              </table:table-cell>
              <table:table-cell office:value-type="float" office:value="3.879874264">
                <text:p>3.879874264</text:p>
              </table:table-cell>
            </table:table-row>
            <table:table-row>
              <table:table-cell office:value-type="float" office:value="0.011375">
                <text:p>0.011375</text:p>
              </table:table-cell>
              <table:table-cell office:value-type="float" office:value="3.945346996">
                <text:p>3.945346996</text:p>
              </table:table-cell>
            </table:table-row>
            <table:table-row>
              <table:table-cell office:value-type="float" office:value="0.0114375">
                <text:p>0.0114375</text:p>
              </table:table-cell>
              <table:table-cell office:value-type="float" office:value="4.012431468">
                <text:p>4.012431468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4.081181487">
                <text:p>4.081181487</text:p>
              </table:table-cell>
            </table:table-row>
            <table:table-row>
              <table:table-cell office:value-type="float" office:value="0.0115625">
                <text:p>0.0115625</text:p>
              </table:table-cell>
              <table:table-cell office:value-type="float" office:value="4.151651978">
                <text:p>4.151651978</text:p>
              </table:table-cell>
            </table:table-row>
            <table:table-row>
              <table:table-cell office:value-type="float" office:value="0.011625">
                <text:p>0.011625</text:p>
              </table:table-cell>
              <table:table-cell office:value-type="float" office:value="4.223902343">
                <text:p>4.223902343</text:p>
              </table:table-cell>
            </table:table-row>
            <table:table-row>
              <table:table-cell office:value-type="float" office:value="0.0116875">
                <text:p>0.0116875</text:p>
              </table:table-cell>
              <table:table-cell office:value-type="float" office:value="4.297993104">
                <text:p>4.297993104</text:p>
              </table:table-cell>
            </table:table-row>
            <table:table-row>
              <table:table-cell office:value-type="float" office:value="0.01175">
                <text:p>0.01175</text:p>
              </table:table-cell>
              <table:table-cell office:value-type="float" office:value="4.373984782">
                <text:p>4.373984782</text:p>
              </table:table-cell>
            </table:table-row>
            <table:table-row>
              <table:table-cell office:value-type="float" office:value="0.0118125">
                <text:p>0.0118125</text:p>
              </table:table-cell>
              <table:table-cell office:value-type="float" office:value="4.451937899">
                <text:p>4.451937899</text:p>
              </table:table-cell>
            </table:table-row>
            <table:table-row>
              <table:table-cell office:value-type="float" office:value="0.011875">
                <text:p>0.011875</text:p>
              </table:table-cell>
              <table:table-cell office:value-type="float" office:value="4.531912976">
                <text:p>4.531912976</text:p>
              </table:table-cell>
            </table:table-row>
            <table:table-row>
              <table:table-cell office:value-type="float" office:value="0.0119375">
                <text:p>0.0119375</text:p>
              </table:table-cell>
              <table:table-cell office:value-type="float" office:value="4.613970534">
                <text:p>4.613970534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4.698171096">
                <text:p>4.698171096</text:p>
              </table:table-cell>
            </table:table-row>
            <table:table-row>
              <table:table-cell office:value-type="float" office:value="0.0120625">
                <text:p>0.0120625</text:p>
              </table:table-cell>
              <table:table-cell office:value-type="float" office:value="4.784573915">
                <text:p>4.784573915</text:p>
              </table:table-cell>
            </table:table-row>
            <table:table-row>
              <table:table-cell office:value-type="float" office:value="0.012125">
                <text:p>0.012125</text:p>
              </table:table-cell>
              <table:table-cell office:value-type="float" office:value="4.873233182">
                <text:p>4.873233182</text:p>
              </table:table-cell>
            </table:table-row>
            <table:table-row>
              <table:table-cell office:value-type="float" office:value="0.0121875">
                <text:p>0.0121875</text:p>
              </table:table-cell>
              <table:table-cell office:value-type="float" office:value="4.964201821">
                <text:p>4.964201821</text:p>
              </table:table-cell>
            </table:table-row>
            <table:table-row>
              <table:table-cell office:value-type="float" office:value="0.01225">
                <text:p>0.01225</text:p>
              </table:table-cell>
              <table:table-cell office:value-type="float" office:value="5.057532755">
                <text:p>5.057532755</text:p>
              </table:table-cell>
            </table:table-row>
            <table:table-row>
              <table:table-cell office:value-type="float" office:value="0.0123125">
                <text:p>0.0123125</text:p>
              </table:table-cell>
              <table:table-cell office:value-type="float" office:value="5.153278909">
                <text:p>5.153278909</text:p>
              </table:table-cell>
            </table:table-row>
            <table:table-row>
              <table:table-cell office:value-type="float" office:value="0.012375">
                <text:p>0.012375</text:p>
              </table:table-cell>
              <table:table-cell office:value-type="float" office:value="5.251493205">
                <text:p>5.251493205</text:p>
              </table:table-cell>
            </table:table-row>
            <table:table-row>
              <table:table-cell office:value-type="float" office:value="0.0124375">
                <text:p>0.0124375</text:p>
              </table:table-cell>
              <table:table-cell office:value-type="float" office:value="5.352228567">
                <text:p>5.352228567</text:p>
              </table:table-cell>
            </table:table-row>
            <table:table-row>
              <table:table-cell office:value-type="float" office:value="0.0125">
                <text:p>0.0125</text:p>
              </table:table-cell>
              <table:table-cell office:value-type="float" office:value="5.45553792">
                <text:p>5.45553792</text:p>
              </table:table-cell>
            </table:table-row>
            <table:table-row>
              <table:table-cell office:value-type="float" office:value="0.0125625">
                <text:p>0.0125625</text:p>
              </table:table-cell>
              <table:table-cell office:value-type="float" office:value="5.561468936">
                <text:p>5.561468936</text:p>
              </table:table-cell>
            </table:table-row>
            <table:table-row>
              <table:table-cell office:value-type="float" office:value="0.012625">
                <text:p>0.012625</text:p>
              </table:table-cell>
              <table:table-cell office:value-type="float" office:value="5.670048285">
                <text:p>5.670048285</text:p>
              </table:table-cell>
            </table:table-row>
            <table:table-row>
              <table:table-cell office:value-type="float" office:value="0.0126875">
                <text:p>0.0126875</text:p>
              </table:table-cell>
              <table:table-cell office:value-type="float" office:value="5.78129739">
                <text:p>5.78129739</text:p>
              </table:table-cell>
            </table:table-row>
            <table:table-row>
              <table:table-cell office:value-type="float" office:value="0.01275">
                <text:p>0.01275</text:p>
              </table:table-cell>
              <table:table-cell office:value-type="float" office:value="5.895237668">
                <text:p>5.895237668</text:p>
              </table:table-cell>
            </table:table-row>
            <table:table-row>
              <table:table-cell office:value-type="float" office:value="0.0128125">
                <text:p>0.0128125</text:p>
              </table:table-cell>
              <table:table-cell office:value-type="float" office:value="6.011890541">
                <text:p>6.011890541</text:p>
              </table:table-cell>
            </table:table-row>
            <table:table-row>
              <table:table-cell office:value-type="float" office:value="0.012875">
                <text:p>0.012875</text:p>
              </table:table-cell>
              <table:table-cell office:value-type="float" office:value="6.13127743">
                <text:p>6.13127743</text:p>
              </table:table-cell>
            </table:table-row>
            <table:table-row>
              <table:table-cell office:value-type="float" office:value="0.0129375">
                <text:p>0.0129375</text:p>
              </table:table-cell>
              <table:table-cell office:value-type="float" office:value="6.253419753">
                <text:p>6.253419753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6.378338932">
                <text:p>6.378338932</text:p>
              </table:table-cell>
            </table:table-row>
            <table:table-row>
              <table:table-cell office:value-type="float" office:value="0.0130625">
                <text:p>0.0130625</text:p>
              </table:table-cell>
              <table:table-cell office:value-type="float" office:value="6.506047213">
                <text:p>6.506047213</text:p>
              </table:table-cell>
            </table:table-row>
            <table:table-row>
              <table:table-cell office:value-type="float" office:value="0.013125">
                <text:p>0.013125</text:p>
              </table:table-cell>
              <table:table-cell office:value-type="float" office:value="6.636520151">
                <text:p>6.636520151</text:p>
              </table:table-cell>
            </table:table-row>
            <table:table-row>
              <table:table-cell office:value-type="float" office:value="0.0131875">
                <text:p>0.0131875</text:p>
              </table:table-cell>
              <table:table-cell office:value-type="float" office:value="6.769724126">
                <text:p>6.769724126</text:p>
              </table:table-cell>
            </table:table-row>
            <table:table-row>
              <table:table-cell office:value-type="float" office:value="0.01325">
                <text:p>0.01325</text:p>
              </table:table-cell>
              <table:table-cell office:value-type="float" office:value="6.90562552">
                <text:p>6.90562552</text:p>
              </table:table-cell>
            </table:table-row>
            <table:table-row>
              <table:table-cell office:value-type="float" office:value="0.0133125">
                <text:p>0.0133125</text:p>
              </table:table-cell>
              <table:table-cell office:value-type="float" office:value="7.044190713">
                <text:p>7.044190713</text:p>
              </table:table-cell>
            </table:table-row>
            <table:table-row>
              <table:table-cell office:value-type="float" office:value="0.013375">
                <text:p>0.013375</text:p>
              </table:table-cell>
              <table:table-cell office:value-type="float" office:value="7.185386086">
                <text:p>7.185386086</text:p>
              </table:table-cell>
            </table:table-row>
            <table:table-row>
              <table:table-cell office:value-type="float" office:value="0.0134375">
                <text:p>0.0134375</text:p>
              </table:table-cell>
              <table:table-cell office:value-type="float" office:value="7.329178022">
                <text:p>7.329178022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7.475532898">
                <text:p>7.475532898</text:p>
              </table:table-cell>
            </table:table-row>
            <table:table-row>
              <table:table-cell office:value-type="float" office:value="0.0135625">
                <text:p>0.0135625</text:p>
              </table:table-cell>
              <table:table-cell office:value-type="float" office:value="7.624409705">
                <text:p>7.624409705</text:p>
              </table:table-cell>
            </table:table-row>
            <table:table-row>
              <table:table-cell office:value-type="float" office:value="0.013625">
                <text:p>0.013625</text:p>
              </table:table-cell>
              <table:table-cell office:value-type="float" office:value="7.775737858">
                <text:p>7.775737858</text:p>
              </table:table-cell>
            </table:table-row>
            <table:table-row>
              <table:table-cell office:value-type="float" office:value="0.0136875">
                <text:p>0.0136875</text:p>
              </table:table-cell>
              <table:table-cell office:value-type="float" office:value="7.929439379">
                <text:p>7.929439379</text:p>
              </table:table-cell>
            </table:table-row>
            <table:table-row>
              <table:table-cell office:value-type="float" office:value="0.01375">
                <text:p>0.01375</text:p>
              </table:table-cell>
              <table:table-cell office:value-type="float" office:value="8.08543629">
                <text:p>8.08543629</text:p>
              </table:table-cell>
            </table:table-row>
            <table:table-row>
              <table:table-cell office:value-type="float" office:value="0.0138125">
                <text:p>0.0138125</text:p>
              </table:table-cell>
              <table:table-cell office:value-type="float" office:value="8.243650615">
                <text:p>8.243650615</text:p>
              </table:table-cell>
            </table:table-row>
            <table:table-row>
              <table:table-cell office:value-type="float" office:value="0.013875">
                <text:p>0.013875</text:p>
              </table:table-cell>
              <table:table-cell office:value-type="float" office:value="8.404004375">
                <text:p>8.404004375</text:p>
              </table:table-cell>
            </table:table-row>
            <table:table-row>
              <table:table-cell office:value-type="float" office:value="0.0139375">
                <text:p>0.0139375</text:p>
              </table:table-cell>
              <table:table-cell office:value-type="float" office:value="8.566419593">
                <text:p>8.566419593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8.730818292">
                <text:p>8.730818292</text:p>
              </table:table-cell>
            </table:table-row>
            <table:table-row>
              <table:table-cell office:value-type="float" office:value="0.0140625">
                <text:p>0.0140625</text:p>
              </table:table-cell>
              <table:table-cell office:value-type="float" office:value="8.89711853">
                <text:p>8.89711853</text:p>
              </table:table-cell>
            </table:table-row>
            <table:table-row>
              <table:table-cell office:value-type="float" office:value="0.014125">
                <text:p>0.014125</text:p>
              </table:table-cell>
              <table:table-cell office:value-type="float" office:value="9.065222504">
                <text:p>9.065222504</text:p>
              </table:table-cell>
            </table:table-row>
            <table:table-row>
              <table:table-cell office:value-type="float" office:value="0.0141875">
                <text:p>0.0141875</text:p>
              </table:table-cell>
              <table:table-cell office:value-type="float" office:value="9.235028452">
                <text:p>9.235028452</text:p>
              </table:table-cell>
            </table:table-row>
            <table:table-row>
              <table:table-cell office:value-type="float" office:value="0.01425">
                <text:p>0.01425</text:p>
              </table:table-cell>
              <table:table-cell office:value-type="float" office:value="9.406434605">
                <text:p>9.406434605</text:p>
              </table:table-cell>
            </table:table-row>
            <table:table-row>
              <table:table-cell office:value-type="float" office:value="0.0143125">
                <text:p>0.0143125</text:p>
              </table:table-cell>
              <table:table-cell office:value-type="float" office:value="9.579339199">
                <text:p>9.579339199</text:p>
              </table:table-cell>
            </table:table-row>
            <table:table-row>
              <table:table-cell office:value-type="float" office:value="0.014375">
                <text:p>0.014375</text:p>
              </table:table-cell>
              <table:table-cell office:value-type="float" office:value="9.753640469">
                <text:p>9.753640469</text:p>
              </table:table-cell>
            </table:table-row>
            <table:table-row>
              <table:table-cell office:value-type="float" office:value="0.0144375">
                <text:p>0.0144375</text:p>
              </table:table-cell>
              <table:table-cell office:value-type="float" office:value="9.929236648">
                <text:p>9.929236648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10.10602597">
                <text:p>10.10602597</text:p>
              </table:table-cell>
            </table:table-row>
            <table:table-row>
              <table:table-cell office:value-type="float" office:value="0.0145625">
                <text:p>0.0145625</text:p>
              </table:table-cell>
              <table:table-cell office:value-type="float" office:value="10.28389267">
                <text:p>10.28389267</text:p>
              </table:table-cell>
            </table:table-row>
            <table:table-row>
              <table:table-cell office:value-type="float" office:value="0.014625">
                <text:p>0.014625</text:p>
              </table:table-cell>
              <table:table-cell office:value-type="float" office:value="10.46266496">
                <text:p>10.46266496</text:p>
              </table:table-cell>
            </table:table-row>
            <table:table-row>
              <table:table-cell office:value-type="float" office:value="0.0146875">
                <text:p>0.0146875</text:p>
              </table:table-cell>
              <table:table-cell office:value-type="float" office:value="10.64215705">
                <text:p>10.64215705</text:p>
              </table:table-cell>
            </table:table-row>
            <table:table-row>
              <table:table-cell office:value-type="float" office:value="0.01475">
                <text:p>0.01475</text:p>
              </table:table-cell>
              <table:table-cell office:value-type="float" office:value="10.82218315">
                <text:p>10.82218315</text:p>
              </table:table-cell>
            </table:table-row>
            <table:table-row>
              <table:table-cell office:value-type="float" office:value="0.0148125">
                <text:p>0.0148125</text:p>
              </table:table-cell>
              <table:table-cell office:value-type="float" office:value="11.00255748">
                <text:p>11.00255748</text:p>
              </table:table-cell>
            </table:table-row>
            <table:table-row>
              <table:table-cell office:value-type="float" office:value="0.014875">
                <text:p>0.014875</text:p>
              </table:table-cell>
              <table:table-cell office:value-type="float" office:value="11.18309424">
                <text:p>11.18309424</text:p>
              </table:table-cell>
            </table:table-row>
            <table:table-row>
              <table:table-cell office:value-type="float" office:value="0.0149375">
                <text:p>0.0149375</text:p>
              </table:table-cell>
              <table:table-cell office:value-type="float" office:value="11.36360765">
                <text:p>11.36360765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1.54391192">
                <text:p>11.54391192</text:p>
              </table:table-cell>
            </table:table-row>
            <table:table-row>
              <table:table-cell office:value-type="float" office:value="0.0150625">
                <text:p>0.0150625</text:p>
              </table:table-cell>
              <table:table-cell office:value-type="float" office:value="11.7237933">
                <text:p>11.7237933</text:p>
              </table:table-cell>
            </table:table-row>
            <table:table-row>
              <table:table-cell office:value-type="float" office:value="0.015125">
                <text:p>0.015125</text:p>
              </table:table-cell>
              <table:table-cell office:value-type="float" office:value="11.90292625">
                <text:p>11.90292625</text:p>
              </table:table-cell>
            </table:table-row>
            <table:table-row>
              <table:table-cell office:value-type="float" office:value="0.0151875">
                <text:p>0.0151875</text:p>
              </table:table-cell>
              <table:table-cell office:value-type="float" office:value="12.08095728">
                <text:p>12.08095728</text:p>
              </table:table-cell>
            </table:table-row>
            <table:table-row>
              <table:table-cell office:value-type="float" office:value="0.01525">
                <text:p>0.01525</text:p>
              </table:table-cell>
              <table:table-cell office:value-type="float" office:value="12.25753287">
                <text:p>12.25753287</text:p>
              </table:table-cell>
            </table:table-row>
            <table:table-row>
              <table:table-cell office:value-type="float" office:value="0.0153125">
                <text:p>0.0153125</text:p>
              </table:table-cell>
              <table:table-cell office:value-type="float" office:value="12.43229953">
                <text:p>12.43229953</text:p>
              </table:table-cell>
            </table:table-row>
            <table:table-row>
              <table:table-cell office:value-type="float" office:value="0.015375">
                <text:p>0.015375</text:p>
              </table:table-cell>
              <table:table-cell office:value-type="float" office:value="12.60490376">
                <text:p>12.60490376</text:p>
              </table:table-cell>
            </table:table-row>
            <table:table-row>
              <table:table-cell office:value-type="float" office:value="0.0154375">
                <text:p>0.0154375</text:p>
              </table:table-cell>
              <table:table-cell office:value-type="float" office:value="12.77499206">
                <text:p>12.77499206</text:p>
              </table:table-cell>
            </table:table-row>
            <table:table-row>
              <table:table-cell office:value-type="float" office:value="0.0155">
                <text:p>0.0155</text:p>
              </table:table-cell>
              <table:table-cell office:value-type="float" office:value="12.94221093">
                <text:p>12.94221093</text:p>
              </table:table-cell>
            </table:table-row>
            <table:table-row>
              <table:table-cell office:value-type="float" office:value="0.0155625">
                <text:p>0.0155625</text:p>
              </table:table-cell>
              <table:table-cell office:value-type="float" office:value="13.10618609">
                <text:p>13.10618609</text:p>
              </table:table-cell>
            </table:table-row>
            <table:table-row>
              <table:table-cell office:value-type="float" office:value="0.015625">
                <text:p>0.015625</text:p>
              </table:table-cell>
              <table:table-cell office:value-type="float" office:value="13.26646015">
                <text:p>13.26646015</text:p>
              </table:table-cell>
            </table:table-row>
            <table:table-row>
              <table:table-cell office:value-type="float" office:value="0.0156875">
                <text:p>0.0156875</text:p>
              </table:table-cell>
              <table:table-cell office:value-type="float" office:value="13.42255493">
                <text:p>13.42255493</text:p>
              </table:table-cell>
            </table:table-row>
            <table:table-row>
              <table:table-cell office:value-type="float" office:value="0.01575">
                <text:p>0.01575</text:p>
              </table:table-cell>
              <table:table-cell office:value-type="float" office:value="13.57399226">
                <text:p>13.57399226</text:p>
              </table:table-cell>
            </table:table-row>
            <table:table-row>
              <table:table-cell office:value-type="float" office:value="0.0158125">
                <text:p>0.0158125</text:p>
              </table:table-cell>
              <table:table-cell office:value-type="float" office:value="13.72029397">
                <text:p>13.72029397</text:p>
              </table:table-cell>
            </table:table-row>
            <table:table-row>
              <table:table-cell office:value-type="float" office:value="0.015875">
                <text:p>0.015875</text:p>
              </table:table-cell>
              <table:table-cell office:value-type="float" office:value="13.86098189">
                <text:p>13.86098189</text:p>
              </table:table-cell>
            </table:table-row>
            <table:table-row>
              <table:table-cell office:value-type="float" office:value="0.0159375">
                <text:p>0.0159375</text:p>
              </table:table-cell>
              <table:table-cell office:value-type="float" office:value="13.99557785">
                <text:p>13.99557785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14.12360367">
                <text:p>14.12360367</text:p>
              </table:table-cell>
            </table:table-row>
            <table:table-row>
              <table:table-cell office:value-type="float" office:value="0.0160625">
                <text:p>0.0160625</text:p>
              </table:table-cell>
              <table:table-cell office:value-type="float" office:value="14.24460254">
                <text:p>14.24460254</text:p>
              </table:table-cell>
            </table:table-row>
            <table:table-row>
              <table:table-cell office:value-type="float" office:value="0.016125">
                <text:p>0.016125</text:p>
              </table:table-cell>
              <table:table-cell office:value-type="float" office:value="14.35820309">
                <text:p>14.35820309</text:p>
              </table:table-cell>
            </table:table-row>
            <table:table-row>
              <table:table-cell office:value-type="float" office:value="0.0161875">
                <text:p>0.0161875</text:p>
              </table:table-cell>
              <table:table-cell office:value-type="float" office:value="14.46405528">
                <text:p>14.46405528</text:p>
              </table:table-cell>
            </table:table-row>
            <table:table-row>
              <table:table-cell office:value-type="float" office:value="0.01625">
                <text:p>0.01625</text:p>
              </table:table-cell>
              <table:table-cell office:value-type="float" office:value="14.56180909">
                <text:p>14.56180909</text:p>
              </table:table-cell>
            </table:table-row>
            <table:table-row>
              <table:table-cell office:value-type="float" office:value="0.0163125">
                <text:p>0.0163125</text:p>
              </table:table-cell>
              <table:table-cell office:value-type="float" office:value="14.65111451">
                <text:p>14.65111451</text:p>
              </table:table-cell>
            </table:table-row>
            <table:table-row>
              <table:table-cell office:value-type="float" office:value="0.016375">
                <text:p>0.016375</text:p>
              </table:table-cell>
              <table:table-cell office:value-type="float" office:value="14.73162152">
                <text:p>14.73162152</text:p>
              </table:table-cell>
            </table:table-row>
            <table:table-row>
              <table:table-cell office:value-type="float" office:value="0.0164375">
                <text:p>0.0164375</text:p>
              </table:table-cell>
              <table:table-cell office:value-type="float" office:value="14.80298008">
                <text:p>14.80298008</text:p>
              </table:table-cell>
            </table:table-row>
            <table:table-row>
              <table:table-cell office:value-type="float" office:value="0.0165">
                <text:p>0.0165</text:p>
              </table:table-cell>
              <table:table-cell office:value-type="float" office:value="14.86484018">
                <text:p>14.86484018</text:p>
              </table:table-cell>
            </table:table-row>
            <table:table-row>
              <table:table-cell office:value-type="float" office:value="0.0165625">
                <text:p>0.0165625</text:p>
              </table:table-cell>
              <table:table-cell office:value-type="float" office:value="14.91690628">
                <text:p>14.91690628</text:p>
              </table:table-cell>
            </table:table-row>
            <table:table-row>
              <table:table-cell office:value-type="float" office:value="0.016625">
                <text:p>0.016625</text:p>
              </table:table-cell>
              <table:table-cell office:value-type="float" office:value="14.95910077">
                <text:p>14.95910077</text:p>
              </table:table-cell>
            </table:table-row>
            <table:table-row>
              <table:table-cell office:value-type="float" office:value="0.0166875">
                <text:p>0.0166875</text:p>
              </table:table-cell>
              <table:table-cell office:value-type="float" office:value="14.99140051">
                <text:p>14.99140051</text:p>
              </table:table-cell>
            </table:table-row>
            <table:table-row>
              <table:table-cell office:value-type="float" office:value="0.01675">
                <text:p>0.01675</text:p>
              </table:table-cell>
              <table:table-cell office:value-type="float" office:value="15.01378238">
                <text:p>15.01378238</text:p>
              </table:table-cell>
            </table:table-row>
            <table:table-row>
              <table:table-cell office:value-type="float" office:value="0.0168125">
                <text:p>0.0168125</text:p>
              </table:table-cell>
              <table:table-cell office:value-type="float" office:value="15.02622325">
                <text:p>15.02622325</text:p>
              </table:table-cell>
            </table:table-row>
            <table:table-row>
              <table:table-cell office:value-type="float" office:value="0.016875">
                <text:p>0.016875</text:p>
              </table:table-cell>
              <table:table-cell office:value-type="float" office:value="15.02869999">
                <text:p>15.02869999</text:p>
              </table:table-cell>
            </table:table-row>
            <table:table-row>
              <table:table-cell office:value-type="float" office:value="0.0169375">
                <text:p>0.0169375</text:p>
              </table:table-cell>
              <table:table-cell office:value-type="float" office:value="15.02118946">
                <text:p>15.02118946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15.00366855">
                <text:p>15.00366855</text:p>
              </table:table-cell>
            </table:table-row>
            <table:table-row>
              <table:table-cell office:value-type="float" office:value="0.0170625">
                <text:p>0.0170625</text:p>
              </table:table-cell>
              <table:table-cell office:value-type="float" office:value="14.97615306">
                <text:p>14.97615306</text:p>
              </table:table-cell>
            </table:table-row>
            <table:table-row>
              <table:table-cell office:value-type="float" office:value="0.017125">
                <text:p>0.017125</text:p>
              </table:table-cell>
              <table:table-cell office:value-type="float" office:value="14.93881464">
                <text:p>14.93881464</text:p>
              </table:table-cell>
            </table:table-row>
            <table:table-row>
              <table:table-cell office:value-type="float" office:value="0.0171875">
                <text:p>0.0171875</text:p>
              </table:table-cell>
              <table:table-cell office:value-type="float" office:value="14.89186387">
                <text:p>14.89186387</text:p>
              </table:table-cell>
            </table:table-row>
            <table:table-row>
              <table:table-cell office:value-type="float" office:value="0.01725">
                <text:p>0.01725</text:p>
              </table:table-cell>
              <table:table-cell office:value-type="float" office:value="14.83551133">
                <text:p>14.83551133</text:p>
              </table:table-cell>
            </table:table-row>
            <table:table-row>
              <table:table-cell office:value-type="float" office:value="0.0173125">
                <text:p>0.0173125</text:p>
              </table:table-cell>
              <table:table-cell office:value-type="float" office:value="14.76996761">
                <text:p>14.76996761</text:p>
              </table:table-cell>
            </table:table-row>
            <table:table-row>
              <table:table-cell office:value-type="float" office:value="0.017375">
                <text:p>0.017375</text:p>
              </table:table-cell>
              <table:table-cell office:value-type="float" office:value="14.69544328">
                <text:p>14.69544328</text:p>
              </table:table-cell>
            </table:table-row>
            <table:table-row>
              <table:table-cell office:value-type="float" office:value="0.0174375">
                <text:p>0.0174375</text:p>
              </table:table-cell>
              <table:table-cell office:value-type="float" office:value="14.61214895">
                <text:p>14.61214895</text:p>
              </table:table-cell>
            </table:table-row>
            <table:table-row>
              <table:table-cell office:value-type="float" office:value="0.0175">
                <text:p>0.0175</text:p>
              </table:table-cell>
              <table:table-cell office:value-type="float" office:value="14.52029518">
                <text:p>14.52029518</text:p>
              </table:table-cell>
            </table:table-row>
            <table:table-row>
              <table:table-cell office:value-type="float" office:value="0.0175625">
                <text:p>0.0175625</text:p>
              </table:table-cell>
              <table:table-cell office:value-type="float" office:value="14.42012433">
                <text:p>14.42012433</text:p>
              </table:table-cell>
            </table:table-row>
            <table:table-row>
              <table:table-cell office:value-type="float" office:value="0.017625">
                <text:p>0.017625</text:p>
              </table:table-cell>
              <table:table-cell office:value-type="float" office:value="14.31200586">
                <text:p>14.31200586</text:p>
              </table:table-cell>
            </table:table-row>
            <table:table-row>
              <table:table-cell office:value-type="float" office:value="0.0176875">
                <text:p>0.0176875</text:p>
              </table:table-cell>
              <table:table-cell office:value-type="float" office:value="14.19634098">
                <text:p>14.19634098</text:p>
              </table:table-cell>
            </table:table-row>
            <table:table-row>
              <table:table-cell office:value-type="float" office:value="0.01775">
                <text:p>0.01775</text:p>
              </table:table-cell>
              <table:table-cell office:value-type="float" office:value="14.07353091">
                <text:p>14.07353091</text:p>
              </table:table-cell>
            </table:table-row>
            <table:table-row>
              <table:table-cell office:value-type="float" office:value="0.0178125">
                <text:p>0.0178125</text:p>
              </table:table-cell>
              <table:table-cell office:value-type="float" office:value="13.94397687">
                <text:p>13.94397687</text:p>
              </table:table-cell>
            </table:table-row>
            <table:table-row>
              <table:table-cell office:value-type="float" office:value="0.017875">
                <text:p>0.017875</text:p>
              </table:table-cell>
              <table:table-cell office:value-type="float" office:value="13.80808007">
                <text:p>13.80808007</text:p>
              </table:table-cell>
            </table:table-row>
            <table:table-row>
              <table:table-cell office:value-type="float" office:value="0.0179375">
                <text:p>0.0179375</text:p>
              </table:table-cell>
              <table:table-cell office:value-type="float" office:value="13.66624174">
                <text:p>13.66624174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13.51886309">
                <text:p>13.51886309</text:p>
              </table:table-cell>
            </table:table-row>
            <table:table-row>
              <table:table-cell office:value-type="float" office:value="0.0180625">
                <text:p>0.0180625</text:p>
              </table:table-cell>
              <table:table-cell office:value-type="float" office:value="13.36636335">
                <text:p>13.36636335</text:p>
              </table:table-cell>
            </table:table-row>
            <table:table-row>
              <table:table-cell office:value-type="float" office:value="0.018125">
                <text:p>0.018125</text:p>
              </table:table-cell>
              <table:table-cell office:value-type="float" office:value="13.20923376">
                <text:p>13.20923376</text:p>
              </table:table-cell>
            </table:table-row>
            <table:table-row>
              <table:table-cell office:value-type="float" office:value="0.0181875">
                <text:p>0.0181875</text:p>
              </table:table-cell>
              <table:table-cell office:value-type="float" office:value="13.04798354">
                <text:p>13.04798354</text:p>
              </table:table-cell>
            </table:table-row>
            <table:table-row>
              <table:table-cell office:value-type="float" office:value="0.01825">
                <text:p>0.01825</text:p>
              </table:table-cell>
              <table:table-cell office:value-type="float" office:value="12.88312196">
                <text:p>12.88312196</text:p>
              </table:table-cell>
            </table:table-row>
            <table:table-row>
              <table:table-cell office:value-type="float" office:value="0.0183125">
                <text:p>0.0183125</text:p>
              </table:table-cell>
              <table:table-cell office:value-type="float" office:value="12.71515824">
                <text:p>12.71515824</text:p>
              </table:table-cell>
            </table:table-row>
            <table:table-row>
              <table:table-cell office:value-type="float" office:value="0.018375">
                <text:p>0.018375</text:p>
              </table:table-cell>
              <table:table-cell office:value-type="float" office:value="12.54460163">
                <text:p>12.54460163</text:p>
              </table:table-cell>
            </table:table-row>
            <table:table-row>
              <table:table-cell office:value-type="float" office:value="0.0184375">
                <text:p>0.0184375</text:p>
              </table:table-cell>
              <table:table-cell office:value-type="float" office:value="12.37196137">
                <text:p>12.37196137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12.1977467">
                <text:p>12.1977467</text:p>
              </table:table-cell>
            </table:table-row>
            <table:table-row>
              <table:table-cell office:value-type="float" office:value="0.0185625">
                <text:p>0.0185625</text:p>
              </table:table-cell>
              <table:table-cell office:value-type="float" office:value="12.02243851">
                <text:p>12.02243851</text:p>
              </table:table-cell>
            </table:table-row>
            <table:table-row>
              <table:table-cell office:value-type="float" office:value="0.018625">
                <text:p>0.018625</text:p>
              </table:table-cell>
              <table:table-cell office:value-type="float" office:value="11.84640435">
                <text:p>11.84640435</text:p>
              </table:table-cell>
            </table:table-row>
            <table:table-row>
              <table:table-cell office:value-type="float" office:value="0.0186875">
                <text:p>0.0186875</text:p>
              </table:table-cell>
              <table:table-cell office:value-type="float" office:value="11.6699834">
                <text:p>11.6699834</text:p>
              </table:table-cell>
            </table:table-row>
            <table:table-row>
              <table:table-cell office:value-type="float" office:value="0.01875">
                <text:p>0.01875</text:p>
              </table:table-cell>
              <table:table-cell office:value-type="float" office:value="11.49351484">
                <text:p>11.49351484</text:p>
              </table:table-cell>
            </table:table-row>
            <table:table-row>
              <table:table-cell office:value-type="float" office:value="0.0188125">
                <text:p>0.0188125</text:p>
              </table:table-cell>
              <table:table-cell office:value-type="float" office:value="11.31733787">
                <text:p>11.31733787</text:p>
              </table:table-cell>
            </table:table-row>
            <table:table-row>
              <table:table-cell office:value-type="float" office:value="0.018875">
                <text:p>0.018875</text:p>
              </table:table-cell>
              <table:table-cell office:value-type="float" office:value="11.14179167">
                <text:p>11.14179167</text:p>
              </table:table-cell>
            </table:table-row>
            <table:table-row>
              <table:table-cell office:value-type="float" office:value="0.0189375">
                <text:p>0.0189375</text:p>
              </table:table-cell>
              <table:table-cell office:value-type="float" office:value="10.96721544">
                <text:p>10.96721544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10.79394836">
                <text:p>10.79394836</text:p>
              </table:table-cell>
            </table:table-row>
            <table:table-row>
              <table:table-cell office:value-type="float" office:value="0.0190625">
                <text:p>0.0190625</text:p>
              </table:table-cell>
              <table:table-cell office:value-type="float" office:value="10.62230401">
                <text:p>10.62230401</text:p>
              </table:table-cell>
            </table:table-row>
            <table:table-row>
              <table:table-cell office:value-type="float" office:value="0.019125">
                <text:p>0.019125</text:p>
              </table:table-cell>
              <table:table-cell office:value-type="float" office:value="10.45249348">
                <text:p>10.45249348</text:p>
              </table:table-cell>
            </table:table-row>
            <table:table-row>
              <table:table-cell office:value-type="float" office:value="0.0191875">
                <text:p>0.0191875</text:p>
              </table:table-cell>
              <table:table-cell office:value-type="float" office:value="10.28470226">
                <text:p>10.28470226</text:p>
              </table:table-cell>
            </table:table-row>
            <table:table-row>
              <table:table-cell office:value-type="float" office:value="0.01925">
                <text:p>0.01925</text:p>
              </table:table-cell>
              <table:table-cell office:value-type="float" office:value="10.11911584">
                <text:p>10.11911584</text:p>
              </table:table-cell>
            </table:table-row>
            <table:table-row>
              <table:table-cell office:value-type="float" office:value="0.0193125">
                <text:p>0.0193125</text:p>
              </table:table-cell>
              <table:table-cell office:value-type="float" office:value="9.955919708">
                <text:p>9.955919708</text:p>
              </table:table-cell>
            </table:table-row>
            <table:table-row>
              <table:table-cell office:value-type="float" office:value="0.019375">
                <text:p>0.019375</text:p>
              </table:table-cell>
              <table:table-cell office:value-type="float" office:value="9.795299343">
                <text:p>9.795299343</text:p>
              </table:table-cell>
            </table:table-row>
            <table:table-row>
              <table:table-cell office:value-type="float" office:value="0.0194375">
                <text:p>0.0194375</text:p>
              </table:table-cell>
              <table:table-cell office:value-type="float" office:value="9.637440233">
                <text:p>9.637440233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9.482527863">
                <text:p>9.482527863</text:p>
              </table:table-cell>
            </table:table-row>
            <table:table-row>
              <table:table-cell office:value-type="float" office:value="0.0195625">
                <text:p>0.0195625</text:p>
              </table:table-cell>
              <table:table-cell office:value-type="float" office:value="9.330755861">
                <text:p>9.330755861</text:p>
              </table:table-cell>
            </table:table-row>
            <table:table-row>
              <table:table-cell office:value-type="float" office:value="0.019625">
                <text:p>0.019625</text:p>
              </table:table-cell>
              <table:table-cell office:value-type="float" office:value="9.182350419">
                <text:p>9.182350419</text:p>
              </table:table-cell>
            </table:table-row>
            <table:table-row>
              <table:table-cell office:value-type="float" office:value="0.0196875">
                <text:p>0.0196875</text:p>
              </table:table-cell>
              <table:table-cell office:value-type="float" office:value="9.037545871">
                <text:p>9.037545871</text:p>
              </table:table-cell>
            </table:table-row>
            <table:table-row>
              <table:table-cell office:value-type="float" office:value="0.01975">
                <text:p>0.01975</text:p>
              </table:table-cell>
              <table:table-cell office:value-type="float" office:value="8.89657655">
                <text:p>8.89657655</text:p>
              </table:table-cell>
            </table:table-row>
            <table:table-row>
              <table:table-cell office:value-type="float" office:value="0.0198125">
                <text:p>0.0198125</text:p>
              </table:table-cell>
              <table:table-cell office:value-type="float" office:value="8.759676789">
                <text:p>8.759676789</text:p>
              </table:table-cell>
            </table:table-row>
            <table:table-row>
              <table:table-cell office:value-type="float" office:value="0.019875">
                <text:p>0.019875</text:p>
              </table:table-cell>
              <table:table-cell office:value-type="float" office:value="8.627080923">
                <text:p>8.627080923</text:p>
              </table:table-cell>
            </table:table-row>
            <table:table-row>
              <table:table-cell office:value-type="float" office:value="0.0199375">
                <text:p>0.0199375</text:p>
              </table:table-cell>
              <table:table-cell office:value-type="float" office:value="8.499023284">
                <text:p>8.499023284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8.375738207">
                <text:p>8.375738207</text:p>
              </table:table-cell>
            </table:table-row>
            <table:table-row>
              <table:table-cell office:value-type="float" office:value="0.0200625">
                <text:p>0.0200625</text:p>
              </table:table-cell>
              <table:table-cell office:value-type="float" office:value="8.257434516">
                <text:p>8.257434516</text:p>
              </table:table-cell>
            </table:table-row>
            <table:table-row>
              <table:table-cell office:value-type="float" office:value="0.020125">
                <text:p>0.020125</text:p>
              </table:table-cell>
              <table:table-cell office:value-type="float" office:value="8.144218995">
                <text:p>8.144218995</text:p>
              </table:table-cell>
            </table:table-row>
            <table:table-row>
              <table:table-cell office:value-type="float" office:value="0.0201875">
                <text:p>0.0201875</text:p>
              </table:table-cell>
              <table:table-cell office:value-type="float" office:value="8.03617292">
                <text:p>8.03617292</text:p>
              </table:table-cell>
            </table:table-row>
            <table:table-row>
              <table:table-cell office:value-type="float" office:value="0.02025">
                <text:p>0.02025</text:p>
              </table:table-cell>
              <table:table-cell office:value-type="float" office:value="7.933377568">
                <text:p>7.933377568</text:p>
              </table:table-cell>
            </table:table-row>
            <table:table-row>
              <table:table-cell office:value-type="float" office:value="0.0203125">
                <text:p>0.0203125</text:p>
              </table:table-cell>
              <table:table-cell office:value-type="float" office:value="7.835914214">
                <text:p>7.835914214</text:p>
              </table:table-cell>
            </table:table-row>
            <table:table-row>
              <table:table-cell office:value-type="float" office:value="0.020375">
                <text:p>0.020375</text:p>
              </table:table-cell>
              <table:table-cell office:value-type="float" office:value="7.743864133">
                <text:p>7.743864133</text:p>
              </table:table-cell>
            </table:table-row>
            <table:table-row>
              <table:table-cell office:value-type="float" office:value="0.0204375">
                <text:p>0.0204375</text:p>
              </table:table-cell>
              <table:table-cell office:value-type="float" office:value="7.657308601">
                <text:p>7.657308601</text:p>
              </table:table-cell>
            </table:table-row>
            <table:table-row>
              <table:table-cell office:value-type="float" office:value="0.0205">
                <text:p>0.0205</text:p>
              </table:table-cell>
              <table:table-cell office:value-type="float" office:value="7.576328894">
                <text:p>7.576328894</text:p>
              </table:table-cell>
            </table:table-row>
            <table:table-row>
              <table:table-cell office:value-type="float" office:value="0.0205625">
                <text:p>0.0205625</text:p>
              </table:table-cell>
              <table:table-cell office:value-type="float" office:value="7.500965051">
                <text:p>7.500965051</text:p>
              </table:table-cell>
            </table:table-row>
            <table:table-row>
              <table:table-cell office:value-type="float" office:value="0.020625">
                <text:p>0.020625</text:p>
              </table:table-cell>
              <table:table-cell office:value-type="float" office:value="7.43109216">
                <text:p>7.43109216</text:p>
              </table:table-cell>
            </table:table-row>
            <table:table-row>
              <table:table-cell office:value-type="float" office:value="0.0206875">
                <text:p>0.0206875</text:p>
              </table:table-cell>
              <table:table-cell office:value-type="float" office:value="7.366544074">
                <text:p>7.366544074</text:p>
              </table:table-cell>
            </table:table-row>
            <table:table-row>
              <table:table-cell office:value-type="float" office:value="0.02075">
                <text:p>0.02075</text:p>
              </table:table-cell>
              <table:table-cell office:value-type="float" office:value="7.307154646">
                <text:p>7.307154646</text:p>
              </table:table-cell>
            </table:table-row>
            <table:table-row>
              <table:table-cell office:value-type="float" office:value="0.0208125">
                <text:p>0.0208125</text:p>
              </table:table-cell>
              <table:table-cell office:value-type="float" office:value="7.252757726">
                <text:p>7.252757726</text:p>
              </table:table-cell>
            </table:table-row>
            <table:table-row>
              <table:table-cell office:value-type="float" office:value="0.020875">
                <text:p>0.020875</text:p>
              </table:table-cell>
              <table:table-cell office:value-type="float" office:value="7.203187169">
                <text:p>7.203187169</text:p>
              </table:table-cell>
            </table:table-row>
            <table:table-row>
              <table:table-cell office:value-type="float" office:value="0.0209375">
                <text:p>0.0209375</text:p>
              </table:table-cell>
              <table:table-cell office:value-type="float" office:value="7.158276824">
                <text:p>7.158276824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7.117860546">
                <text:p>7.117860546</text:p>
              </table:table-cell>
            </table:table-row>
            <table:table-row>
              <table:table-cell office:value-type="float" office:value="0.0210625">
                <text:p>0.0210625</text:p>
              </table:table-cell>
              <table:table-cell office:value-type="float" office:value="7.081785413">
                <text:p>7.081785413</text:p>
              </table:table-cell>
            </table:table-row>
            <table:table-row>
              <table:table-cell office:value-type="float" office:value="0.021125">
                <text:p>0.021125</text:p>
              </table:table-cell>
              <table:table-cell office:value-type="float" office:value="7.049951418">
                <text:p>7.049951418</text:p>
              </table:table-cell>
            </table:table-row>
            <table:table-row>
              <table:table-cell office:value-type="float" office:value="0.0211875">
                <text:p>0.0211875</text:p>
              </table:table-cell>
              <table:table-cell office:value-type="float" office:value="7.022271779">
                <text:p>7.022271779</text:p>
              </table:table-cell>
            </table:table-row>
            <table:table-row>
              <table:table-cell office:value-type="float" office:value="0.02125">
                <text:p>0.02125</text:p>
              </table:table-cell>
              <table:table-cell office:value-type="float" office:value="6.998659717">
                <text:p>6.998659717</text:p>
              </table:table-cell>
            </table:table-row>
            <table:table-row>
              <table:table-cell office:value-type="float" office:value="0.0213125">
                <text:p>0.0213125</text:p>
              </table:table-cell>
              <table:table-cell office:value-type="float" office:value="6.979028452">
                <text:p>6.979028452</text:p>
              </table:table-cell>
            </table:table-row>
            <table:table-row>
              <table:table-cell office:value-type="float" office:value="0.021375">
                <text:p>0.021375</text:p>
              </table:table-cell>
              <table:table-cell office:value-type="float" office:value="6.963291202">
                <text:p>6.963291202</text:p>
              </table:table-cell>
            </table:table-row>
            <table:table-row>
              <table:table-cell office:value-type="float" office:value="0.0214375">
                <text:p>0.0214375</text:p>
              </table:table-cell>
              <table:table-cell office:value-type="float" office:value="6.951361188">
                <text:p>6.951361188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6.943151628">
                <text:p>6.943151628</text:p>
              </table:table-cell>
            </table:table-row>
            <table:table-row>
              <table:table-cell office:value-type="float" office:value="0.0215625">
                <text:p>0.0215625</text:p>
              </table:table-cell>
              <table:table-cell office:value-type="float" office:value="6.938602908">
                <text:p>6.938602908</text:p>
              </table:table-cell>
            </table:table-row>
            <table:table-row>
              <table:table-cell office:value-type="float" office:value="0.021625">
                <text:p>0.021625</text:p>
              </table:table-cell>
              <table:table-cell office:value-type="float" office:value="6.937764075">
                <text:p>6.937764075</text:p>
              </table:table-cell>
            </table:table-row>
            <table:table-row>
              <table:table-cell office:value-type="float" office:value="0.0216875">
                <text:p>0.0216875</text:p>
              </table:table-cell>
              <table:table-cell office:value-type="float" office:value="6.940711342">
                <text:p>6.940711342</text:p>
              </table:table-cell>
            </table:table-row>
            <table:table-row>
              <table:table-cell office:value-type="float" office:value="0.02175">
                <text:p>0.02175</text:p>
              </table:table-cell>
              <table:table-cell office:value-type="float" office:value="6.947520921">
                <text:p>6.947520921</text:p>
              </table:table-cell>
            </table:table-row>
            <table:table-row>
              <table:table-cell office:value-type="float" office:value="0.0218125">
                <text:p>0.0218125</text:p>
              </table:table-cell>
              <table:table-cell office:value-type="float" office:value="6.958269025">
                <text:p>6.958269025</text:p>
              </table:table-cell>
            </table:table-row>
            <table:table-row>
              <table:table-cell office:value-type="float" office:value="0.021875">
                <text:p>0.021875</text:p>
              </table:table-cell>
              <table:table-cell office:value-type="float" office:value="6.973031867">
                <text:p>6.973031867</text:p>
              </table:table-cell>
            </table:table-row>
            <table:table-row>
              <table:table-cell office:value-type="float" office:value="0.0219375">
                <text:p>0.0219375</text:p>
              </table:table-cell>
              <table:table-cell office:value-type="float" office:value="6.991885658">
                <text:p>6.991885658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7.014906612">
                <text:p>7.014906612</text:p>
              </table:table-cell>
            </table:table-row>
            <table:table-row>
              <table:table-cell office:value-type="float" office:value="0.0220625">
                <text:p>0.0220625</text:p>
              </table:table-cell>
              <table:table-cell office:value-type="float" office:value="7.042152406">
                <text:p>7.042152406</text:p>
              </table:table-cell>
            </table:table-row>
            <table:table-row>
              <table:table-cell office:value-type="float" office:value="0.022125">
                <text:p>0.022125</text:p>
              </table:table-cell>
              <table:table-cell office:value-type="float" office:value="7.073606579">
                <text:p>7.073606579</text:p>
              </table:table-cell>
            </table:table-row>
            <table:table-row>
              <table:table-cell office:value-type="float" office:value="0.0221875">
                <text:p>0.0221875</text:p>
              </table:table-cell>
              <table:table-cell office:value-type="float" office:value="7.109234133">
                <text:p>7.109234133</text:p>
              </table:table-cell>
            </table:table-row>
            <table:table-row>
              <table:table-cell office:value-type="float" office:value="0.02225">
                <text:p>0.02225</text:p>
              </table:table-cell>
              <table:table-cell office:value-type="float" office:value="7.149000071">
                <text:p>7.149000071</text:p>
              </table:table-cell>
            </table:table-row>
            <table:table-row>
              <table:table-cell office:value-type="float" office:value="0.0223125">
                <text:p>0.0223125</text:p>
              </table:table-cell>
              <table:table-cell office:value-type="float" office:value="7.192869396">
                <text:p>7.192869396</text:p>
              </table:table-cell>
            </table:table-row>
            <table:table-row>
              <table:table-cell office:value-type="float" office:value="0.022375">
                <text:p>0.022375</text:p>
              </table:table-cell>
              <table:table-cell office:value-type="float" office:value="7.240807111">
                <text:p>7.240807111</text:p>
              </table:table-cell>
            </table:table-row>
            <table:table-row>
              <table:table-cell office:value-type="float" office:value="0.0224375">
                <text:p>0.0224375</text:p>
              </table:table-cell>
              <table:table-cell office:value-type="float" office:value="7.292778218">
                <text:p>7.292778218</text:p>
              </table:table-cell>
            </table:table-row>
            <table:table-row>
              <table:table-cell office:value-type="float" office:value="0.0225">
                <text:p>0.0225</text:p>
              </table:table-cell>
              <table:table-cell office:value-type="float" office:value="7.348747722">
                <text:p>7.348747722</text:p>
              </table:table-cell>
            </table:table-row>
            <table:table-row>
              <table:table-cell office:value-type="float" office:value="0.0225625">
                <text:p>0.0225625</text:p>
              </table:table-cell>
              <table:table-cell office:value-type="float" office:value="7.40861671">
                <text:p>7.40861671</text:p>
              </table:table-cell>
            </table:table-row>
            <table:table-row>
              <table:table-cell office:value-type="float" office:value="0.022625">
                <text:p>0.022625</text:p>
              </table:table-cell>
              <table:table-cell office:value-type="float" office:value="7.47203061">
                <text:p>7.47203061</text:p>
              </table:table-cell>
            </table:table-row>
            <table:table-row>
              <table:table-cell office:value-type="float" office:value="0.0226875">
                <text:p>0.0226875</text:p>
              </table:table-cell>
              <table:table-cell office:value-type="float" office:value="7.538570936">
                <text:p>7.538570936</text:p>
              </table:table-cell>
            </table:table-row>
            <table:table-row>
              <table:table-cell office:value-type="float" office:value="0.02275">
                <text:p>0.02275</text:p>
              </table:table-cell>
              <table:table-cell office:value-type="float" office:value="7.607819201">
                <text:p>7.607819201</text:p>
              </table:table-cell>
            </table:table-row>
            <table:table-row>
              <table:table-cell office:value-type="float" office:value="0.0228125">
                <text:p>0.0228125</text:p>
              </table:table-cell>
              <table:table-cell office:value-type="float" office:value="7.679356918">
                <text:p>7.679356918</text:p>
              </table:table-cell>
            </table:table-row>
            <table:table-row>
              <table:table-cell office:value-type="float" office:value="0.022875">
                <text:p>0.022875</text:p>
              </table:table-cell>
              <table:table-cell office:value-type="float" office:value="7.752765602">
                <text:p>7.752765602</text:p>
              </table:table-cell>
            </table:table-row>
            <table:table-row>
              <table:table-cell office:value-type="float" office:value="0.0229375">
                <text:p>0.0229375</text:p>
              </table:table-cell>
              <table:table-cell office:value-type="float" office:value="7.827626764">
                <text:p>7.827626764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7.90352192">
                <text:p>7.90352192</text:p>
              </table:table-cell>
            </table:table-row>
            <table:table-row>
              <table:table-cell office:value-type="float" office:value="0.0230625">
                <text:p>0.0230625</text:p>
              </table:table-cell>
              <table:table-cell office:value-type="float" office:value="7.980010521">
                <text:p>7.980010521</text:p>
              </table:table-cell>
            </table:table-row>
            <table:table-row>
              <table:table-cell office:value-type="float" office:value="0.023125">
                <text:p>0.023125</text:p>
              </table:table-cell>
              <table:table-cell office:value-type="float" office:value="8.056563775">
                <text:p>8.056563775</text:p>
              </table:table-cell>
            </table:table-row>
            <table:table-row>
              <table:table-cell office:value-type="float" office:value="0.0231875">
                <text:p>0.0231875</text:p>
              </table:table-cell>
              <table:table-cell office:value-type="float" office:value="8.13263083">
                <text:p>8.13263083</text:p>
              </table:table-cell>
            </table:table-row>
            <table:table-row>
              <table:table-cell office:value-type="float" office:value="0.02325">
                <text:p>0.02325</text:p>
              </table:table-cell>
              <table:table-cell office:value-type="float" office:value="8.207660832">
                <text:p>8.207660832</text:p>
              </table:table-cell>
            </table:table-row>
            <table:table-row>
              <table:table-cell office:value-type="float" office:value="0.0233125">
                <text:p>0.0233125</text:p>
              </table:table-cell>
              <table:table-cell office:value-type="float" office:value="8.281102929">
                <text:p>8.281102929</text:p>
              </table:table-cell>
            </table:table-row>
            <table:table-row>
              <table:table-cell office:value-type="float" office:value="0.023375">
                <text:p>0.023375</text:p>
              </table:table-cell>
              <table:table-cell office:value-type="float" office:value="8.352406268">
                <text:p>8.352406268</text:p>
              </table:table-cell>
            </table:table-row>
            <table:table-row>
              <table:table-cell office:value-type="float" office:value="0.0234375">
                <text:p>0.0234375</text:p>
              </table:table-cell>
              <table:table-cell office:value-type="float" office:value="8.421019996">
                <text:p>8.421019996</text:p>
              </table:table-cell>
            </table:table-row>
            <table:table-row>
              <table:table-cell office:value-type="float" office:value="0.0235">
                <text:p>0.0235</text:p>
              </table:table-cell>
              <table:table-cell office:value-type="float" office:value="8.486393261">
                <text:p>8.486393261</text:p>
              </table:table-cell>
            </table:table-row>
            <table:table-row>
              <table:table-cell office:value-type="float" office:value="0.0235625">
                <text:p>0.0235625</text:p>
              </table:table-cell>
              <table:table-cell office:value-type="float" office:value="8.548052838">
                <text:p>8.548052838</text:p>
              </table:table-cell>
            </table:table-row>
            <table:table-row>
              <table:table-cell office:value-type="float" office:value="0.023625">
                <text:p>0.023625</text:p>
              </table:table-cell>
              <table:table-cell office:value-type="float" office:value="8.605836022">
                <text:p>8.605836022</text:p>
              </table:table-cell>
            </table:table-row>
            <table:table-row>
              <table:table-cell office:value-type="float" office:value="0.0236875">
                <text:p>0.0236875</text:p>
              </table:table-cell>
              <table:table-cell office:value-type="float" office:value="8.659657736">
                <text:p>8.659657736</text:p>
              </table:table-cell>
            </table:table-row>
            <table:table-row>
              <table:table-cell office:value-type="float" office:value="0.02375">
                <text:p>0.02375</text:p>
              </table:table-cell>
              <table:table-cell office:value-type="float" office:value="8.709432904">
                <text:p>8.709432904</text:p>
              </table:table-cell>
            </table:table-row>
            <table:table-row>
              <table:table-cell office:value-type="float" office:value="0.0238125">
                <text:p>0.0238125</text:p>
              </table:table-cell>
              <table:table-cell office:value-type="float" office:value="8.755076449">
                <text:p>8.755076449</text:p>
              </table:table-cell>
            </table:table-row>
            <table:table-row>
              <table:table-cell office:value-type="float" office:value="0.023875">
                <text:p>0.023875</text:p>
              </table:table-cell>
              <table:table-cell office:value-type="float" office:value="8.796503295">
                <text:p>8.796503295</text:p>
              </table:table-cell>
            </table:table-row>
            <table:table-row>
              <table:table-cell office:value-type="float" office:value="0.0239375">
                <text:p>0.0239375</text:p>
              </table:table-cell>
              <table:table-cell office:value-type="float" office:value="8.833628366">
                <text:p>8.833628366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8.866366583">
                <text:p>8.866366583</text:p>
              </table:table-cell>
            </table:table-row>
            <table:table-row>
              <table:table-cell office:value-type="float" office:value="0.0240625">
                <text:p>0.0240625</text:p>
              </table:table-cell>
              <table:table-cell office:value-type="float" office:value="8.894705656">
                <text:p>8.894705656</text:p>
              </table:table-cell>
            </table:table-row>
            <table:table-row>
              <table:table-cell office:value-type="float" office:value="0.024125">
                <text:p>0.024125</text:p>
              </table:table-cell>
              <table:table-cell office:value-type="float" office:value="8.918924428">
                <text:p>8.918924428</text:p>
              </table:table-cell>
            </table:table-row>
            <table:table-row>
              <table:table-cell office:value-type="float" office:value="0.0241875">
                <text:p>0.0241875</text:p>
              </table:table-cell>
              <table:table-cell office:value-type="float" office:value="8.939374526">
                <text:p>8.939374526</text:p>
              </table:table-cell>
            </table:table-row>
            <table:table-row>
              <table:table-cell office:value-type="float" office:value="0.02425">
                <text:p>0.02425</text:p>
              </table:table-cell>
              <table:table-cell office:value-type="float" office:value="8.956407578">
                <text:p>8.956407578</text:p>
              </table:table-cell>
            </table:table-row>
            <table:table-row>
              <table:table-cell office:value-type="float" office:value="0.0243125">
                <text:p>0.0243125</text:p>
              </table:table-cell>
              <table:table-cell office:value-type="float" office:value="8.97037521">
                <text:p>8.97037521</text:p>
              </table:table-cell>
            </table:table-row>
            <table:table-row>
              <table:table-cell office:value-type="float" office:value="0.024375">
                <text:p>0.024375</text:p>
              </table:table-cell>
              <table:table-cell office:value-type="float" office:value="8.981629051">
                <text:p>8.981629051</text:p>
              </table:table-cell>
            </table:table-row>
            <table:table-row>
              <table:table-cell office:value-type="float" office:value="0.0244375">
                <text:p>0.0244375</text:p>
              </table:table-cell>
              <table:table-cell office:value-type="float" office:value="8.990520728">
                <text:p>8.990520728</text:p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8.997401868">
                <text:p>8.997401868</text:p>
              </table:table-cell>
            </table:table-row>
            <table:table-row>
              <table:table-cell office:value-type="float" office:value="0.0245625">
                <text:p>0.0245625</text:p>
              </table:table-cell>
              <table:table-cell office:value-type="float" office:value="9.002636658">
                <text:p>9.002636658</text:p>
              </table:table-cell>
            </table:table-row>
            <table:table-row>
              <table:table-cell office:value-type="float" office:value="0.024625">
                <text:p>0.024625</text:p>
              </table:table-cell>
              <table:table-cell office:value-type="float" office:value="9.006639522">
                <text:p>9.006639522</text:p>
              </table:table-cell>
            </table:table-row>
            <table:table-row>
              <table:table-cell office:value-type="float" office:value="0.0246875">
                <text:p>0.0246875</text:p>
              </table:table-cell>
              <table:table-cell office:value-type="float" office:value="9.009837441">
                <text:p>9.009837441</text:p>
              </table:table-cell>
            </table:table-row>
            <table:table-row>
              <table:table-cell office:value-type="float" office:value="0.02475">
                <text:p>0.02475</text:p>
              </table:table-cell>
              <table:table-cell office:value-type="float" office:value="9.012657399">
                <text:p>9.012657399</text:p>
              </table:table-cell>
            </table:table-row>
            <table:table-row>
              <table:table-cell office:value-type="float" office:value="0.0248125">
                <text:p>0.0248125</text:p>
              </table:table-cell>
              <table:table-cell office:value-type="float" office:value="9.015526377">
                <text:p>9.015526377</text:p>
              </table:table-cell>
            </table:table-row>
            <table:table-row>
              <table:table-cell office:value-type="float" office:value="0.024875">
                <text:p>0.024875</text:p>
              </table:table-cell>
              <table:table-cell office:value-type="float" office:value="9.018871359">
                <text:p>9.018871359</text:p>
              </table:table-cell>
            </table:table-row>
            <table:table-row>
              <table:table-cell office:value-type="float" office:value="0.0249375">
                <text:p>0.0249375</text:p>
              </table:table-cell>
              <table:table-cell office:value-type="float" office:value="9.023119325">
                <text:p>9.023119325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9.028697261">
                <text:p>9.028697261</text:p>
              </table:table-cell>
            </table:table-row>
            <table:table-row>
              <table:table-cell office:value-type="float" office:value="0.0250625">
                <text:p>0.0250625</text:p>
              </table:table-cell>
              <table:table-cell office:value-type="float" office:value="9.036008485">
                <text:p>9.036008485</text:p>
              </table:table-cell>
            </table:table-row>
            <table:table-row>
              <table:table-cell office:value-type="float" office:value="0.025125">
                <text:p>0.025125</text:p>
              </table:table-cell>
              <table:table-cell office:value-type="float" office:value="9.045361669">
                <text:p>9.045361669</text:p>
              </table:table-cell>
            </table:table-row>
            <table:table-row>
              <table:table-cell office:value-type="float" office:value="0.0251875">
                <text:p>0.0251875</text:p>
              </table:table-cell>
              <table:table-cell office:value-type="float" office:value="9.057041823">
                <text:p>9.057041823</text:p>
              </table:table-cell>
            </table:table-row>
            <table:table-row>
              <table:table-cell office:value-type="float" office:value="0.02525">
                <text:p>0.02525</text:p>
              </table:table-cell>
              <table:table-cell office:value-type="float" office:value="9.071333958">
                <text:p>9.071333958</text:p>
              </table:table-cell>
            </table:table-row>
            <table:table-row>
              <table:table-cell office:value-type="float" office:value="0.0253125">
                <text:p>0.0253125</text:p>
              </table:table-cell>
              <table:table-cell office:value-type="float" office:value="9.088523083">
                <text:p>9.088523083</text:p>
              </table:table-cell>
            </table:table-row>
            <table:table-row>
              <table:table-cell office:value-type="float" office:value="0.025375">
                <text:p>0.025375</text:p>
              </table:table-cell>
              <table:table-cell office:value-type="float" office:value="9.108894207">
                <text:p>9.108894207</text:p>
              </table:table-cell>
            </table:table-row>
            <table:table-row>
              <table:table-cell office:value-type="float" office:value="0.0254375">
                <text:p>0.0254375</text:p>
              </table:table-cell>
              <table:table-cell office:value-type="float" office:value="9.132732341">
                <text:p>9.132732341</text:p>
              </table:table-cell>
            </table:table-row>
            <table:table-row>
              <table:table-cell office:value-type="float" office:value="0.0255">
                <text:p>0.0255</text:p>
              </table:table-cell>
              <table:table-cell office:value-type="float" office:value="9.160322494">
                <text:p>9.160322494</text:p>
              </table:table-cell>
            </table:table-row>
            <table:table-row>
              <table:table-cell office:value-type="float" office:value="0.0255625">
                <text:p>0.0255625</text:p>
              </table:table-cell>
              <table:table-cell office:value-type="float" office:value="9.191899455">
                <text:p>9.191899455</text:p>
              </table:table-cell>
            </table:table-row>
            <table:table-row>
              <table:table-cell office:value-type="float" office:value="0.025625">
                <text:p>0.025625</text:p>
              </table:table-cell>
              <table:table-cell office:value-type="float" office:value="9.227497124">
                <text:p>9.227497124</text:p>
              </table:table-cell>
            </table:table-row>
            <table:table-row>
              <table:table-cell office:value-type="float" office:value="0.0256875">
                <text:p>0.0256875</text:p>
              </table:table-cell>
              <table:table-cell office:value-type="float" office:value="9.26709918">
                <text:p>9.26709918</text:p>
              </table:table-cell>
            </table:table-row>
            <table:table-row>
              <table:table-cell office:value-type="float" office:value="0.02575">
                <text:p>0.02575</text:p>
              </table:table-cell>
              <table:table-cell office:value-type="float" office:value="9.310689302">
                <text:p>9.310689302</text:p>
              </table:table-cell>
            </table:table-row>
            <table:table-row>
              <table:table-cell office:value-type="float" office:value="0.0258125">
                <text:p>0.0258125</text:p>
              </table:table-cell>
              <table:table-cell office:value-type="float" office:value="9.358251169">
                <text:p>9.358251169</text:p>
              </table:table-cell>
            </table:table-row>
            <table:table-row>
              <table:table-cell office:value-type="float" office:value="0.025875">
                <text:p>0.025875</text:p>
              </table:table-cell>
              <table:table-cell office:value-type="float" office:value="9.409768458">
                <text:p>9.409768458</text:p>
              </table:table-cell>
            </table:table-row>
            <table:table-row>
              <table:table-cell office:value-type="float" office:value="0.0259375">
                <text:p>0.0259375</text:p>
              </table:table-cell>
              <table:table-cell office:value-type="float" office:value="9.46522485">
                <text:p>9.46522485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9.524604023">
                <text:p>9.524604023</text:p>
              </table:table-cell>
            </table:table-row>
            <table:table-row>
              <table:table-cell office:value-type="float" office:value="0.0260625">
                <text:p>0.0260625</text:p>
              </table:table-cell>
              <table:table-cell office:value-type="float" office:value="9.587837963">
                <text:p>9.587837963</text:p>
              </table:table-cell>
            </table:table-row>
            <table:table-row>
              <table:table-cell office:value-type="float" office:value="0.026125">
                <text:p>0.026125</text:p>
              </table:table-cell>
              <table:table-cell office:value-type="float" office:value="9.65465188">
                <text:p>9.65465188</text:p>
              </table:table-cell>
            </table:table-row>
            <table:table-row>
              <table:table-cell office:value-type="float" office:value="0.0261875">
                <text:p>0.0261875</text:p>
              </table:table-cell>
              <table:table-cell office:value-type="float" office:value="9.724719292">
                <text:p>9.724719292</text:p>
              </table:table-cell>
            </table:table-row>
            <table:table-row>
              <table:table-cell office:value-type="float" office:value="0.02625">
                <text:p>0.02625</text:p>
              </table:table-cell>
              <table:table-cell office:value-type="float" office:value="9.797713717">
                <text:p>9.797713717</text:p>
              </table:table-cell>
            </table:table-row>
            <table:table-row>
              <table:table-cell office:value-type="float" office:value="0.0263125">
                <text:p>0.0263125</text:p>
              </table:table-cell>
              <table:table-cell office:value-type="float" office:value="9.873308673">
                <text:p>9.873308673</text:p>
              </table:table-cell>
            </table:table-row>
            <table:table-row>
              <table:table-cell office:value-type="float" office:value="0.026375">
                <text:p>0.026375</text:p>
              </table:table-cell>
              <table:table-cell office:value-type="float" office:value="9.951177677">
                <text:p>9.951177677</text:p>
              </table:table-cell>
            </table:table-row>
            <table:table-row>
              <table:table-cell office:value-type="float" office:value="0.0264375">
                <text:p>0.0264375</text:p>
              </table:table-cell>
              <table:table-cell office:value-type="float" office:value="10.03099425">
                <text:p>10.03099425</text:p>
              </table:table-cell>
            </table:table-row>
            <table:table-row>
              <table:table-cell office:value-type="float" office:value="0.0265">
                <text:p>0.0265</text:p>
              </table:table-cell>
              <table:table-cell office:value-type="float" office:value="10.1124319">
                <text:p>10.1124319</text:p>
              </table:table-cell>
            </table:table-row>
            <table:table-row>
              <table:table-cell office:value-type="float" office:value="0.0265625">
                <text:p>0.0265625</text:p>
              </table:table-cell>
              <table:table-cell office:value-type="float" office:value="10.19514483">
                <text:p>10.19514483</text:p>
              </table:table-cell>
            </table:table-row>
            <table:table-row>
              <table:table-cell office:value-type="float" office:value="0.026625">
                <text:p>0.026625</text:p>
              </table:table-cell>
              <table:table-cell office:value-type="float" office:value="10.27870991">
                <text:p>10.27870991</text:p>
              </table:table-cell>
            </table:table-row>
            <table:table-row>
              <table:table-cell office:value-type="float" office:value="0.0266875">
                <text:p>0.0266875</text:p>
              </table:table-cell>
              <table:table-cell office:value-type="float" office:value="10.36268468">
                <text:p>10.36268468</text:p>
              </table:table-cell>
            </table:table-row>
            <table:table-row>
              <table:table-cell office:value-type="float" office:value="0.02675">
                <text:p>0.02675</text:p>
              </table:table-cell>
              <table:table-cell office:value-type="float" office:value="10.4466267">
                <text:p>10.4466267</text:p>
              </table:table-cell>
            </table:table-row>
            <table:table-row>
              <table:table-cell office:value-type="float" office:value="0.0268125">
                <text:p>0.0268125</text:p>
              </table:table-cell>
              <table:table-cell office:value-type="float" office:value="10.53009352">
                <text:p>10.53009352</text:p>
              </table:table-cell>
            </table:table-row>
            <table:table-row>
              <table:table-cell office:value-type="float" office:value="0.026875">
                <text:p>0.026875</text:p>
              </table:table-cell>
              <table:table-cell office:value-type="float" office:value="10.61264268">
                <text:p>10.61264268</text:p>
              </table:table-cell>
            </table:table-row>
            <table:table-row>
              <table:table-cell office:value-type="float" office:value="0.0269375">
                <text:p>0.0269375</text:p>
              </table:table-cell>
              <table:table-cell office:value-type="float" office:value="10.69383173">
                <text:p>10.69383173</text:p>
              </table:table-cell>
            </table:table-row>
            <table:table-row>
              <table:table-cell office:value-type="float" office:value="0.027">
                <text:p>0.027</text:p>
              </table:table-cell>
              <table:table-cell office:value-type="float" office:value="10.77321822">
                <text:p>10.77321822</text:p>
              </table:table-cell>
            </table:table-row>
            <table:table-row>
              <table:table-cell office:value-type="float" office:value="0.0270625">
                <text:p>0.0270625</text:p>
              </table:table-cell>
              <table:table-cell office:value-type="float" office:value="10.85039843">
                <text:p>10.85039843</text:p>
              </table:table-cell>
            </table:table-row>
            <table:table-row>
              <table:table-cell office:value-type="float" office:value="0.027125">
                <text:p>0.027125</text:p>
              </table:table-cell>
              <table:table-cell office:value-type="float" office:value="10.92512355">
                <text:p>10.92512355</text:p>
              </table:table-cell>
            </table:table-row>
            <table:table-row>
              <table:table-cell office:value-type="float" office:value="0.0271875">
                <text:p>0.0271875</text:p>
              </table:table-cell>
              <table:table-cell office:value-type="float" office:value="10.99718352">
                <text:p>10.99718352</text:p>
              </table:table-cell>
            </table:table-row>
            <table:table-row>
              <table:table-cell office:value-type="float" office:value="0.02725">
                <text:p>0.02725</text:p>
              </table:table-cell>
              <table:table-cell office:value-type="float" office:value="11.06636824">
                <text:p>11.06636824</text:p>
              </table:table-cell>
            </table:table-row>
            <table:table-row>
              <table:table-cell office:value-type="float" office:value="0.0273125">
                <text:p>0.0273125</text:p>
              </table:table-cell>
              <table:table-cell office:value-type="float" office:value="11.13246766">
                <text:p>11.13246766</text:p>
              </table:table-cell>
            </table:table-row>
            <table:table-row>
              <table:table-cell office:value-type="float" office:value="0.027375">
                <text:p>0.027375</text:p>
              </table:table-cell>
              <table:table-cell office:value-type="float" office:value="11.19527169">
                <text:p>11.19527169</text:p>
              </table:table-cell>
            </table:table-row>
            <table:table-row>
              <table:table-cell office:value-type="float" office:value="0.0274375">
                <text:p>0.0274375</text:p>
              </table:table-cell>
              <table:table-cell office:value-type="float" office:value="11.25457026">
                <text:p>11.25457026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11.3101533">
                <text:p>11.3101533</text:p>
              </table:table-cell>
            </table:table-row>
            <table:table-row>
              <table:table-cell office:value-type="float" office:value="0.0275625">
                <text:p>0.0275625</text:p>
              </table:table-cell>
              <table:table-cell office:value-type="float" office:value="11.36186646">
                <text:p>11.36186646</text:p>
              </table:table-cell>
            </table:table-row>
            <table:table-row>
              <table:table-cell office:value-type="float" office:value="0.027625">
                <text:p>0.027625</text:p>
              </table:table-cell>
              <table:table-cell office:value-type="float" office:value="11.40977832">
                <text:p>11.40977832</text:p>
              </table:table-cell>
            </table:table-row>
            <table:table-row>
              <table:table-cell office:value-type="float" office:value="0.0276875">
                <text:p>0.0276875</text:p>
              </table:table-cell>
              <table:table-cell office:value-type="float" office:value="11.45401318">
                <text:p>11.45401318</text:p>
              </table:table-cell>
            </table:table-row>
            <table:table-row>
              <table:table-cell office:value-type="float" office:value="0.02775">
                <text:p>0.02775</text:p>
              </table:table-cell>
              <table:table-cell office:value-type="float" office:value="11.49469535">
                <text:p>11.49469535</text:p>
              </table:table-cell>
            </table:table-row>
            <table:table-row>
              <table:table-cell office:value-type="float" office:value="0.0278125">
                <text:p>0.0278125</text:p>
              </table:table-cell>
              <table:table-cell office:value-type="float" office:value="11.53194915">
                <text:p>11.53194915</text:p>
              </table:table-cell>
            </table:table-row>
            <table:table-row>
              <table:table-cell office:value-type="float" office:value="0.027875">
                <text:p>0.027875</text:p>
              </table:table-cell>
              <table:table-cell office:value-type="float" office:value="11.56589887">
                <text:p>11.56589887</text:p>
              </table:table-cell>
            </table:table-row>
            <table:table-row>
              <table:table-cell office:value-type="float" office:value="0.0279375">
                <text:p>0.0279375</text:p>
              </table:table-cell>
              <table:table-cell office:value-type="float" office:value="11.59666883">
                <text:p>11.59666883</text:p>
              </table:table-cell>
            </table:table-row>
            <table:table-row>
              <table:table-cell office:value-type="float" office:value="0.028">
                <text:p>0.028</text:p>
              </table:table-cell>
              <table:table-cell office:value-type="float" office:value="11.62438333">
                <text:p>11.62438333</text:p>
              </table:table-cell>
            </table:table-row>
            <table:table-row>
              <table:table-cell office:value-type="float" office:value="0.0280625">
                <text:p>0.0280625</text:p>
              </table:table-cell>
              <table:table-cell office:value-type="float" office:value="11.64917254">
                <text:p>11.64917254</text:p>
              </table:table-cell>
            </table:table-row>
            <table:table-row>
              <table:table-cell office:value-type="float" office:value="0.028125">
                <text:p>0.028125</text:p>
              </table:table-cell>
              <table:table-cell office:value-type="float" office:value="11.67119007">
                <text:p>11.67119007</text:p>
              </table:table-cell>
            </table:table-row>
            <table:table-row>
              <table:table-cell office:value-type="float" office:value="0.0281875">
                <text:p>0.0281875</text:p>
              </table:table-cell>
              <table:table-cell office:value-type="float" office:value="11.6905954">
                <text:p>11.6905954</text:p>
              </table:table-cell>
            </table:table-row>
            <table:table-row>
              <table:table-cell office:value-type="float" office:value="0.02825">
                <text:p>0.02825</text:p>
              </table:table-cell>
              <table:table-cell office:value-type="float" office:value="11.707548">
                <text:p>11.707548</text:p>
              </table:table-cell>
            </table:table-row>
            <table:table-row>
              <table:table-cell office:value-type="float" office:value="0.0283125">
                <text:p>0.0283125</text:p>
              </table:table-cell>
              <table:table-cell office:value-type="float" office:value="11.72220735">
                <text:p>11.72220735</text:p>
              </table:table-cell>
            </table:table-row>
            <table:table-row>
              <table:table-cell office:value-type="float" office:value="0.028375">
                <text:p>0.028375</text:p>
              </table:table-cell>
              <table:table-cell office:value-type="float" office:value="11.73473292">
                <text:p>11.73473292</text:p>
              </table:table-cell>
            </table:table-row>
            <table:table-row>
              <table:table-cell office:value-type="float" office:value="0.0284375">
                <text:p>0.0284375</text:p>
              </table:table-cell>
              <table:table-cell office:value-type="float" office:value="11.74528418">
                <text:p>11.74528418</text:p>
              </table:table-cell>
            </table:table-row>
            <table:table-row>
              <table:table-cell office:value-type="float" office:value="0.0285">
                <text:p>0.0285</text:p>
              </table:table-cell>
              <table:table-cell office:value-type="float" office:value="11.75402062">
                <text:p>11.75402062</text:p>
              </table:table-cell>
            </table:table-row>
            <table:table-row>
              <table:table-cell office:value-type="float" office:value="0.0285625">
                <text:p>0.0285625</text:p>
              </table:table-cell>
              <table:table-cell office:value-type="float" office:value="11.76109809">
                <text:p>11.76109809</text:p>
              </table:table-cell>
            </table:table-row>
            <table:table-row>
              <table:table-cell office:value-type="float" office:value="0.028625">
                <text:p>0.028625</text:p>
              </table:table-cell>
              <table:table-cell office:value-type="float" office:value="11.76665805">
                <text:p>11.76665805</text:p>
              </table:table-cell>
            </table:table-row>
            <table:table-row>
              <table:table-cell office:value-type="float" office:value="0.0286875">
                <text:p>0.0286875</text:p>
              </table:table-cell>
              <table:table-cell office:value-type="float" office:value="11.77083835">
                <text:p>11.77083835</text:p>
              </table:table-cell>
            </table:table-row>
            <table:table-row>
              <table:table-cell office:value-type="float" office:value="0.02875">
                <text:p>0.02875</text:p>
              </table:table-cell>
              <table:table-cell office:value-type="float" office:value="11.77377683">
                <text:p>11.77377683</text:p>
              </table:table-cell>
            </table:table-row>
            <table:table-row>
              <table:table-cell office:value-type="float" office:value="0.0288125">
                <text:p>0.0288125</text:p>
              </table:table-cell>
              <table:table-cell office:value-type="float" office:value="11.77561135">
                <text:p>11.77561135</text:p>
              </table:table-cell>
            </table:table-row>
            <table:table-row>
              <table:table-cell office:value-type="float" office:value="0.028875">
                <text:p>0.028875</text:p>
              </table:table-cell>
              <table:table-cell office:value-type="float" office:value="11.77647975">
                <text:p>11.77647975</text:p>
              </table:table-cell>
            </table:table-row>
            <table:table-row>
              <table:table-cell office:value-type="float" office:value="0.0289375">
                <text:p>0.0289375</text:p>
              </table:table-cell>
              <table:table-cell office:value-type="float" office:value="11.77651988">
                <text:p>11.77651988</text:p>
              </table:table-cell>
            </table:table-row>
            <table:table-row>
              <table:table-cell office:value-type="float" office:value="0.029">
                <text:p>0.029</text:p>
              </table:table-cell>
              <table:table-cell office:value-type="float" office:value="11.77586958">
                <text:p>11.77586958</text:p>
              </table:table-cell>
            </table:table-row>
            <table:table-row>
              <table:table-cell office:value-type="float" office:value="0.0290625">
                <text:p>0.0290625</text:p>
              </table:table-cell>
              <table:table-cell office:value-type="float" office:value="11.7746809">
                <text:p>11.7746809</text:p>
              </table:table-cell>
            </table:table-row>
            <table:table-row>
              <table:table-cell office:value-type="float" office:value="0.029125">
                <text:p>0.029125</text:p>
              </table:table-cell>
              <table:table-cell office:value-type="float" office:value="11.77316268">
                <text:p>11.77316268</text:p>
              </table:table-cell>
            </table:table-row>
            <table:table-row>
              <table:table-cell office:value-type="float" office:value="0.0291875">
                <text:p>0.0291875</text:p>
              </table:table-cell>
              <table:table-cell office:value-type="float" office:value="11.77153794">
                <text:p>11.77153794</text:p>
              </table:table-cell>
            </table:table-row>
            <table:table-row>
              <table:table-cell office:value-type="float" office:value="0.02925">
                <text:p>0.02925</text:p>
              </table:table-cell>
              <table:table-cell office:value-type="float" office:value="11.77002973">
                <text:p>11.77002973</text:p>
              </table:table-cell>
            </table:table-row>
            <table:table-row>
              <table:table-cell office:value-type="float" office:value="0.0293125">
                <text:p>0.0293125</text:p>
              </table:table-cell>
              <table:table-cell office:value-type="float" office:value="11.76886108">
                <text:p>11.76886108</text:p>
              </table:table-cell>
            </table:table-row>
            <table:table-row>
              <table:table-cell office:value-type="float" office:value="0.029375">
                <text:p>0.029375</text:p>
              </table:table-cell>
              <table:table-cell office:value-type="float" office:value="11.76825502">
                <text:p>11.76825502</text:p>
              </table:table-cell>
            </table:table-row>
            <table:table-row>
              <table:table-cell office:value-type="float" office:value="0.0294375">
                <text:p>0.0294375</text:p>
              </table:table-cell>
              <table:table-cell office:value-type="float" office:value="11.76843458">
                <text:p>11.76843458</text:p>
              </table:table-cell>
            </table:table-row>
            <table:table-row>
              <table:table-cell office:value-type="float" office:value="0.0295">
                <text:p>0.0295</text:p>
              </table:table-cell>
              <table:table-cell office:value-type="float" office:value="11.7696228">
                <text:p>11.7696228</text:p>
              </table:table-cell>
            </table:table-row>
            <table:table-row>
              <table:table-cell office:value-type="float" office:value="0.0295625">
                <text:p>0.0295625</text:p>
              </table:table-cell>
              <table:table-cell office:value-type="float" office:value="11.77203865">
                <text:p>11.77203865</text:p>
              </table:table-cell>
            </table:table-row>
            <table:table-row>
              <table:table-cell office:value-type="float" office:value="0.029625">
                <text:p>0.029625</text:p>
              </table:table-cell>
              <table:table-cell office:value-type="float" office:value="11.77588484">
                <text:p>11.77588484</text:p>
              </table:table-cell>
            </table:table-row>
            <table:table-row>
              <table:table-cell office:value-type="float" office:value="0.0296875">
                <text:p>0.0296875</text:p>
              </table:table-cell>
              <table:table-cell office:value-type="float" office:value="11.78136">
                <text:p>11.78136</text:p>
              </table:table-cell>
            </table:table-row>
            <table:table-row>
              <table:table-cell office:value-type="float" office:value="0.02975">
                <text:p>0.02975</text:p>
              </table:table-cell>
              <table:table-cell office:value-type="float" office:value="11.78866277">
                <text:p>11.78866277</text:p>
              </table:table-cell>
            </table:table-row>
            <table:table-row>
              <table:table-cell office:value-type="float" office:value="0.0298125">
                <text:p>0.0298125</text:p>
              </table:table-cell>
              <table:table-cell office:value-type="float" office:value="11.79799181">
                <text:p>11.79799181</text:p>
              </table:table-cell>
            </table:table-row>
            <table:table-row>
              <table:table-cell office:value-type="float" office:value="0.029875">
                <text:p>0.029875</text:p>
              </table:table-cell>
              <table:table-cell office:value-type="float" office:value="11.80954575">
                <text:p>11.80954575</text:p>
              </table:table-cell>
            </table:table-row>
            <table:table-row>
              <table:table-cell office:value-type="float" office:value="0.0299375">
                <text:p>0.0299375</text:p>
              </table:table-cell>
              <table:table-cell office:value-type="float" office:value="11.82352324">
                <text:p>11.8235232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84012291">
                <text:p>11.84012291</text:p>
              </table:table-cell>
            </table:table-row>
            <table:table-row>
              <table:table-cell office:value-type="float" office:value="0.0300625">
                <text:p>0.0300625</text:p>
              </table:table-cell>
              <table:table-cell office:value-type="float" office:value="11.85949409">
                <text:p>11.85949409</text:p>
              </table:table-cell>
            </table:table-row>
            <table:table-row>
              <table:table-cell office:value-type="float" office:value="0.030125">
                <text:p>0.030125</text:p>
              </table:table-cell>
              <table:table-cell office:value-type="float" office:value="11.8815888">
                <text:p>11.8815888</text:p>
              </table:table-cell>
            </table:table-row>
            <table:table-row>
              <table:table-cell office:value-type="float" office:value="0.0301875">
                <text:p>0.0301875</text:p>
              </table:table-cell>
              <table:table-cell office:value-type="float" office:value="11.90630973">
                <text:p>11.90630973</text:p>
              </table:table-cell>
            </table:table-row>
            <table:table-row>
              <table:table-cell office:value-type="float" office:value="0.03025">
                <text:p>0.03025</text:p>
              </table:table-cell>
              <table:table-cell office:value-type="float" office:value="11.93355958">
                <text:p>11.93355958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1.96324106">
                <text:p>11.96324106</text:p>
              </table:table-cell>
            </table:table-row>
            <table:table-row>
              <table:table-cell office:value-type="float" office:value="0.030375">
                <text:p>0.030375</text:p>
              </table:table-cell>
              <table:table-cell office:value-type="float" office:value="11.99525685">
                <text:p>11.99525685</text:p>
              </table:table-cell>
            </table:table-row>
            <table:table-row>
              <table:table-cell office:value-type="float" office:value="0.0304375">
                <text:p>0.0304375</text:p>
              </table:table-cell>
              <table:table-cell office:value-type="float" office:value="12.02950966">
                <text:p>12.02950966</text:p>
              </table:table-cell>
            </table:table-row>
            <table:table-row>
              <table:table-cell office:value-type="float" office:value="0.0305">
                <text:p>0.0305</text:p>
              </table:table-cell>
              <table:table-cell office:value-type="float" office:value="12.06590218">
                <text:p>12.06590218</text:p>
              </table:table-cell>
            </table:table-row>
            <table:table-row>
              <table:table-cell office:value-type="float" office:value="0.0305625">
                <text:p>0.0305625</text:p>
              </table:table-cell>
              <table:table-cell office:value-type="float" office:value="12.1042755">
                <text:p>12.1042755</text:p>
              </table:table-cell>
            </table:table-row>
            <table:table-row>
              <table:table-cell office:value-type="float" office:value="0.030625">
                <text:p>0.030625</text:p>
              </table:table-cell>
              <table:table-cell office:value-type="float" office:value="12.14422428">
                <text:p>12.14422428</text:p>
              </table:table-cell>
            </table:table-row>
            <table:table-row>
              <table:table-cell office:value-type="float" office:value="0.0306875">
                <text:p>0.0306875</text:p>
              </table:table-cell>
              <table:table-cell office:value-type="float" office:value="12.18528157">
                <text:p>12.18528157</text:p>
              </table:table-cell>
            </table:table-row>
            <table:table-row>
              <table:table-cell office:value-type="float" office:value="0.03075">
                <text:p>0.03075</text:p>
              </table:table-cell>
              <table:table-cell office:value-type="float" office:value="12.2269804">
                <text:p>12.2269804</text:p>
              </table:table-cell>
            </table:table-row>
            <table:table-row>
              <table:table-cell office:value-type="float" office:value="0.0308125">
                <text:p>0.0308125</text:p>
              </table:table-cell>
              <table:table-cell office:value-type="float" office:value="12.26885383">
                <text:p>12.26885383</text:p>
              </table:table-cell>
            </table:table-row>
            <table:table-row>
              <table:table-cell office:value-type="float" office:value="0.030875">
                <text:p>0.030875</text:p>
              </table:table-cell>
              <table:table-cell office:value-type="float" office:value="12.3104349">
                <text:p>12.3104349</text:p>
              </table:table-cell>
            </table:table-row>
            <table:table-row>
              <table:table-cell office:value-type="float" office:value="0.0309375">
                <text:p>0.0309375</text:p>
              </table:table-cell>
              <table:table-cell office:value-type="float" office:value="12.35125665">
                <text:p>12.35125665</text:p>
              </table:table-cell>
            </table:table-row>
            <table:table-row>
              <table:table-cell office:value-type="float" office:value="0.031">
                <text:p>0.031</text:p>
              </table:table-cell>
              <table:table-cell office:value-type="float" office:value="12.39085214">
                <text:p>12.39085214</text:p>
              </table:table-cell>
            </table:table-row>
            <table:table-row>
              <table:table-cell office:value-type="float" office:value="0.0310625">
                <text:p>0.0310625</text:p>
              </table:table-cell>
              <table:table-cell office:value-type="float" office:value="12.42874779">
                <text:p>12.42874779</text:p>
              </table:table-cell>
            </table:table-row>
            <table:table-row>
              <table:table-cell office:value-type="float" office:value="0.031125">
                <text:p>0.031125</text:p>
              </table:table-cell>
              <table:table-cell office:value-type="float" office:value="12.46444356">
                <text:p>12.46444356</text:p>
              </table:table-cell>
            </table:table-row>
            <table:table-row>
              <table:table-cell office:value-type="float" office:value="0.0311875">
                <text:p>0.0311875</text:p>
              </table:table-cell>
              <table:table-cell office:value-type="float" office:value="12.4974328">
                <text:p>12.4974328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12.52720885">
                <text:p>12.52720885</text:p>
              </table:table-cell>
            </table:table-row>
            <table:table-row>
              <table:table-cell office:value-type="float" office:value="0.0313125">
                <text:p>0.0313125</text:p>
              </table:table-cell>
              <table:table-cell office:value-type="float" office:value="12.55326506">
                <text:p>12.55326506</text:p>
              </table:table-cell>
            </table:table-row>
            <table:table-row>
              <table:table-cell office:value-type="float" office:value="0.031375">
                <text:p>0.031375</text:p>
              </table:table-cell>
              <table:table-cell office:value-type="float" office:value="12.57509476">
                <text:p>12.57509476</text:p>
              </table:table-cell>
            </table:table-row>
            <table:table-row>
              <table:table-cell office:value-type="float" office:value="0.0314375">
                <text:p>0.0314375</text:p>
              </table:table-cell>
              <table:table-cell office:value-type="float" office:value="12.5921913">
                <text:p>12.5921913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12.60404803">
                <text:p>12.60404803</text:p>
              </table:table-cell>
            </table:table-row>
            <table:table-row>
              <table:table-cell office:value-type="float" office:value="0.0315625">
                <text:p>0.0315625</text:p>
              </table:table-cell>
              <table:table-cell office:value-type="float" office:value="12.61021038">
                <text:p>12.61021038</text:p>
              </table:table-cell>
            </table:table-row>
            <table:table-row>
              <table:table-cell office:value-type="float" office:value="0.031625">
                <text:p>0.031625</text:p>
              </table:table-cell>
              <table:table-cell office:value-type="float" office:value="12.61043209">
                <text:p>12.61043209</text:p>
              </table:table-cell>
            </table:table-row>
            <table:table-row>
              <table:table-cell office:value-type="float" office:value="0.0316875">
                <text:p>0.0316875</text:p>
              </table:table-cell>
              <table:table-cell office:value-type="float" office:value="12.60451901">
                <text:p>12.60451901</text:p>
              </table:table-cell>
            </table:table-row>
            <table:table-row>
              <table:table-cell office:value-type="float" office:value="0.03175">
                <text:p>0.03175</text:p>
              </table:table-cell>
              <table:table-cell office:value-type="float" office:value="12.59227699">
                <text:p>12.59227699</text:p>
              </table:table-cell>
            </table:table-row>
            <table:table-row>
              <table:table-cell office:value-type="float" office:value="0.0318125">
                <text:p>0.0318125</text:p>
              </table:table-cell>
              <table:table-cell office:value-type="float" office:value="12.57351187">
                <text:p>12.57351187</text:p>
              </table:table-cell>
            </table:table-row>
            <table:table-row>
              <table:table-cell office:value-type="float" office:value="0.031875">
                <text:p>0.031875</text:p>
              </table:table-cell>
              <table:table-cell office:value-type="float" office:value="12.54802947">
                <text:p>12.54802947</text:p>
              </table:table-cell>
            </table:table-row>
            <table:table-row>
              <table:table-cell office:value-type="float" office:value="0.0319375">
                <text:p>0.0319375</text:p>
              </table:table-cell>
              <table:table-cell office:value-type="float" office:value="12.51563566">
                <text:p>12.51563566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12.47613625">
                <text:p>12.47613625</text:p>
              </table:table-cell>
            </table:table-row>
            <table:table-row>
              <table:table-cell office:value-type="float" office:value="0.0320625">
                <text:p>0.0320625</text:p>
              </table:table-cell>
              <table:table-cell office:value-type="float" office:value="12.42940162">
                <text:p>12.42940162</text:p>
              </table:table-cell>
            </table:table-row>
            <table:table-row>
              <table:table-cell office:value-type="float" office:value="0.032125">
                <text:p>0.032125</text:p>
              </table:table-cell>
              <table:table-cell office:value-type="float" office:value="12.37556017">
                <text:p>12.37556017</text:p>
              </table:table-cell>
            </table:table-row>
            <table:table-row>
              <table:table-cell office:value-type="float" office:value="0.0321875">
                <text:p>0.0321875</text:p>
              </table:table-cell>
              <table:table-cell office:value-type="float" office:value="12.31480482">
                <text:p>12.31480482</text:p>
              </table:table-cell>
            </table:table-row>
            <table:table-row>
              <table:table-cell office:value-type="float" office:value="0.03225">
                <text:p>0.03225</text:p>
              </table:table-cell>
              <table:table-cell office:value-type="float" office:value="12.24732848">
                <text:p>12.24732848</text:p>
              </table:table-cell>
            </table:table-row>
            <table:table-row>
              <table:table-cell office:value-type="float" office:value="0.0323125">
                <text:p>0.0323125</text:p>
              </table:table-cell>
              <table:table-cell office:value-type="float" office:value="12.17332408">
                <text:p>12.17332408</text:p>
              </table:table-cell>
            </table:table-row>
            <table:table-row>
              <table:table-cell office:value-type="float" office:value="0.032375">
                <text:p>0.032375</text:p>
              </table:table-cell>
              <table:table-cell office:value-type="float" office:value="12.09298453">
                <text:p>12.09298453</text:p>
              </table:table-cell>
            </table:table-row>
            <table:table-row>
              <table:table-cell office:value-type="float" office:value="0.0324375">
                <text:p>0.0324375</text:p>
              </table:table-cell>
              <table:table-cell office:value-type="float" office:value="12.00650276">
                <text:p>12.00650276</text:p>
              </table:table-cell>
            </table:table-row>
            <table:table-row>
              <table:table-cell office:value-type="float" office:value="0.0325">
                <text:p>0.0325</text:p>
              </table:table-cell>
              <table:table-cell office:value-type="float" office:value="11.91407168">
                <text:p>11.91407168</text:p>
              </table:table-cell>
            </table:table-row>
            <table:table-row>
              <table:table-cell office:value-type="float" office:value="0.0325625">
                <text:p>0.0325625</text:p>
              </table:table-cell>
              <table:table-cell office:value-type="float" office:value="11.81591724">
                <text:p>11.81591724</text:p>
              </table:table-cell>
            </table:table-row>
            <table:table-row>
              <table:table-cell office:value-type="float" office:value="0.032625">
                <text:p>0.032625</text:p>
              </table:table-cell>
              <table:table-cell office:value-type="float" office:value="11.71239747">
                <text:p>11.71239747</text:p>
              </table:table-cell>
            </table:table-row>
            <table:table-row>
              <table:table-cell office:value-type="float" office:value="0.0326875">
                <text:p>0.0326875</text:p>
              </table:table-cell>
              <table:table-cell office:value-type="float" office:value="11.60390344">
                <text:p>11.60390344</text:p>
              </table:table-cell>
            </table:table-row>
            <table:table-row>
              <table:table-cell office:value-type="float" office:value="0.03275">
                <text:p>0.03275</text:p>
              </table:table-cell>
              <table:table-cell office:value-type="float" office:value="11.4908262">
                <text:p>11.4908262</text:p>
              </table:table-cell>
            </table:table-row>
            <table:table-row>
              <table:table-cell office:value-type="float" office:value="0.0328125">
                <text:p>0.0328125</text:p>
              </table:table-cell>
              <table:table-cell office:value-type="float" office:value="11.3735568">
                <text:p>11.3735568</text:p>
              </table:table-cell>
            </table:table-row>
            <table:table-row>
              <table:table-cell office:value-type="float" office:value="0.032875">
                <text:p>0.032875</text:p>
              </table:table-cell>
              <table:table-cell office:value-type="float" office:value="11.25248632">
                <text:p>11.25248632</text:p>
              </table:table-cell>
            </table:table-row>
            <table:table-row>
              <table:table-cell office:value-type="float" office:value="0.0329375">
                <text:p>0.0329375</text:p>
              </table:table-cell>
              <table:table-cell office:value-type="float" office:value="11.1280058">
                <text:p>11.1280058</text:p>
              </table:table-cell>
            </table:table-row>
            <table:table-row>
              <table:table-cell office:value-type="float" office:value="0.033">
                <text:p>0.033</text:p>
              </table:table-cell>
              <table:table-cell office:value-type="float" office:value="11.00050631">
                <text:p>11.00050631</text:p>
              </table:table-cell>
            </table:table-row>
            <table:table-row>
              <table:table-cell office:value-type="float" office:value="0.0330625">
                <text:p>0.0330625</text:p>
              </table:table-cell>
              <table:table-cell office:value-type="float" office:value="10.87037909">
                <text:p>10.87037909</text:p>
              </table:table-cell>
            </table:table-row>
            <table:table-row>
              <table:table-cell office:value-type="float" office:value="0.033125">
                <text:p>0.033125</text:p>
              </table:table-cell>
              <table:table-cell office:value-type="float" office:value="10.73801615">
                <text:p>10.73801615</text:p>
              </table:table-cell>
            </table:table-row>
            <table:table-row>
              <table:table-cell office:value-type="float" office:value="0.0331875">
                <text:p>0.0331875</text:p>
              </table:table-cell>
              <table:table-cell office:value-type="float" office:value="10.60380971">
                <text:p>10.60380971</text:p>
              </table:table-cell>
            </table:table-row>
            <table:table-row>
              <table:table-cell office:value-type="float" office:value="0.03325">
                <text:p>0.03325</text:p>
              </table:table-cell>
              <table:table-cell office:value-type="float" office:value="10.46815195">
                <text:p>10.46815195</text:p>
              </table:table-cell>
            </table:table-row>
            <table:table-row>
              <table:table-cell office:value-type="float" office:value="0.0333125">
                <text:p>0.0333125</text:p>
              </table:table-cell>
              <table:table-cell office:value-type="float" office:value="10.33143508">
                <text:p>10.33143508</text:p>
              </table:table-cell>
            </table:table-row>
            <table:table-row>
              <table:table-cell office:value-type="float" office:value="0.033375">
                <text:p>0.033375</text:p>
              </table:table-cell>
              <table:table-cell office:value-type="float" office:value="10.1940513">
                <text:p>10.1940513</text:p>
              </table:table-cell>
            </table:table-row>
            <table:table-row>
              <table:table-cell office:value-type="float" office:value="0.0334375">
                <text:p>0.0334375</text:p>
              </table:table-cell>
              <table:table-cell office:value-type="float" office:value="10.05639281">
                <text:p>10.05639281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9.918851807">
                <text:p>9.918851807</text:p>
              </table:table-cell>
            </table:table-row>
            <table:table-row>
              <table:table-cell office:value-type="float" office:value="0.0335625">
                <text:p>0.0335625</text:p>
              </table:table-cell>
              <table:table-cell office:value-type="float" office:value="9.781799462">
                <text:p>9.781799462</text:p>
              </table:table-cell>
            </table:table-row>
            <table:table-row>
              <table:table-cell office:value-type="float" office:value="0.033625">
                <text:p>0.033625</text:p>
              </table:table-cell>
              <table:table-cell office:value-type="float" office:value="9.645522774">
                <text:p>9.645522774</text:p>
              </table:table-cell>
            </table:table-row>
            <table:table-row>
              <table:table-cell office:value-type="float" office:value="0.0336875">
                <text:p>0.0336875</text:p>
              </table:table-cell>
              <table:table-cell office:value-type="float" office:value="9.510287703">
                <text:p>9.510287703</text:p>
              </table:table-cell>
            </table:table-row>
            <table:table-row>
              <table:table-cell office:value-type="float" office:value="0.03375">
                <text:p>0.03375</text:p>
              </table:table-cell>
              <table:table-cell office:value-type="float" office:value="9.376360213">
                <text:p>9.376360213</text:p>
              </table:table-cell>
            </table:table-row>
            <table:table-row>
              <table:table-cell office:value-type="float" office:value="0.0338125">
                <text:p>0.0338125</text:p>
              </table:table-cell>
              <table:table-cell office:value-type="float" office:value="9.244006268">
                <text:p>9.244006268</text:p>
              </table:table-cell>
            </table:table-row>
            <table:table-row>
              <table:table-cell office:value-type="float" office:value="0.033875">
                <text:p>0.033875</text:p>
              </table:table-cell>
              <table:table-cell office:value-type="float" office:value="9.113491829">
                <text:p>9.113491829</text:p>
              </table:table-cell>
            </table:table-row>
            <table:table-row>
              <table:table-cell office:value-type="float" office:value="0.0339375">
                <text:p>0.0339375</text:p>
              </table:table-cell>
              <table:table-cell office:value-type="float" office:value="8.98508286">
                <text:p>8.98508286</text:p>
              </table:table-cell>
            </table:table-row>
            <table:table-row>
              <table:table-cell office:value-type="float" office:value="0.034">
                <text:p>0.034</text:p>
              </table:table-cell>
              <table:table-cell office:value-type="float" office:value="8.859045322">
                <text:p>8.859045322</text:p>
              </table:table-cell>
            </table:table-row>
            <table:table-row>
              <table:table-cell office:value-type="float" office:value="0.0340625">
                <text:p>0.0340625</text:p>
              </table:table-cell>
              <table:table-cell office:value-type="float" office:value="8.735592892">
                <text:p>8.735592892</text:p>
              </table:table-cell>
            </table:table-row>
            <table:table-row>
              <table:table-cell office:value-type="float" office:value="0.034125">
                <text:p>0.034125</text:p>
              </table:table-cell>
              <table:table-cell office:value-type="float" office:value="8.614730092">
                <text:p>8.614730092</text:p>
              </table:table-cell>
            </table:table-row>
            <table:table-row>
              <table:table-cell office:value-type="float" office:value="0.0341875">
                <text:p>0.0341875</text:p>
              </table:table-cell>
              <table:table-cell office:value-type="float" office:value="8.496409158">
                <text:p>8.496409158</text:p>
              </table:table-cell>
            </table:table-row>
            <table:table-row>
              <table:table-cell office:value-type="float" office:value="0.03425">
                <text:p>0.03425</text:p>
              </table:table-cell>
              <table:table-cell office:value-type="float" office:value="8.380582326">
                <text:p>8.380582326</text:p>
              </table:table-cell>
            </table:table-row>
            <table:table-row>
              <table:table-cell office:value-type="float" office:value="0.0343125">
                <text:p>0.0343125</text:p>
              </table:table-cell>
              <table:table-cell office:value-type="float" office:value="8.267201832">
                <text:p>8.267201832</text:p>
              </table:table-cell>
            </table:table-row>
            <table:table-row>
              <table:table-cell office:value-type="float" office:value="0.034375">
                <text:p>0.034375</text:p>
              </table:table-cell>
              <table:table-cell office:value-type="float" office:value="8.156219912">
                <text:p>8.156219912</text:p>
              </table:table-cell>
            </table:table-row>
            <table:table-row>
              <table:table-cell office:value-type="float" office:value="0.0344375">
                <text:p>0.0344375</text:p>
              </table:table-cell>
              <table:table-cell office:value-type="float" office:value="8.047588801">
                <text:p>8.047588801</text:p>
              </table:table-cell>
            </table:table-row>
            <table:table-row>
              <table:table-cell office:value-type="float" office:value="0.0345">
                <text:p>0.0345</text:p>
              </table:table-cell>
              <table:table-cell office:value-type="float" office:value="7.941260734">
                <text:p>7.941260734</text:p>
              </table:table-cell>
            </table:table-row>
            <table:table-row>
              <table:table-cell office:value-type="float" office:value="0.0345625">
                <text:p>0.0345625</text:p>
              </table:table-cell>
              <table:table-cell office:value-type="float" office:value="7.837160792">
                <text:p>7.837160792</text:p>
              </table:table-cell>
            </table:table-row>
            <table:table-row>
              <table:table-cell office:value-type="float" office:value="0.034625">
                <text:p>0.034625</text:p>
              </table:table-cell>
              <table:table-cell office:value-type="float" office:value="7.735105427">
                <text:p>7.735105427</text:p>
              </table:table-cell>
            </table:table-row>
            <table:table-row>
              <table:table-cell office:value-type="float" office:value="0.0346875">
                <text:p>0.0346875</text:p>
              </table:table-cell>
              <table:table-cell office:value-type="float" office:value="7.634883935">
                <text:p>7.634883935</text:p>
              </table:table-cell>
            </table:table-row>
            <table:table-row>
              <table:table-cell office:value-type="float" office:value="0.03475">
                <text:p>0.03475</text:p>
              </table:table-cell>
              <table:table-cell office:value-type="float" office:value="7.536285611">
                <text:p>7.536285611</text:p>
              </table:table-cell>
            </table:table-row>
            <table:table-row>
              <table:table-cell office:value-type="float" office:value="0.0348125">
                <text:p>0.0348125</text:p>
              </table:table-cell>
              <table:table-cell office:value-type="float" office:value="7.439099753">
                <text:p>7.439099753</text:p>
              </table:table-cell>
            </table:table-row>
            <table:table-row>
              <table:table-cell office:value-type="float" office:value="0.034875">
                <text:p>0.034875</text:p>
              </table:table-cell>
              <table:table-cell office:value-type="float" office:value="7.343115656">
                <text:p>7.343115656</text:p>
              </table:table-cell>
            </table:table-row>
            <table:table-row>
              <table:table-cell office:value-type="float" office:value="0.0349375">
                <text:p>0.0349375</text:p>
              </table:table-cell>
              <table:table-cell office:value-type="float" office:value="7.248122616">
                <text:p>7.248122616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7.15390993">
                <text:p>7.15390993</text:p>
              </table:table-cell>
            </table:table-row>
            <table:table-row>
              <table:table-cell office:value-type="float" office:value="0.0350625">
                <text:p>0.0350625</text:p>
              </table:table-cell>
              <table:table-cell office:value-type="float" office:value="7.060301718">
                <text:p>7.060301718</text:p>
              </table:table-cell>
            </table:table-row>
            <table:table-row>
              <table:table-cell office:value-type="float" office:value="0.035125">
                <text:p>0.035125</text:p>
              </table:table-cell>
              <table:table-cell office:value-type="float" office:value="6.967261408">
                <text:p>6.967261408</text:p>
              </table:table-cell>
            </table:table-row>
            <table:table-row>
              <table:table-cell office:value-type="float" office:value="0.0351875">
                <text:p>0.0351875</text:p>
              </table:table-cell>
              <table:table-cell office:value-type="float" office:value="6.874787249">
                <text:p>6.874787249</text:p>
              </table:table-cell>
            </table:table-row>
            <table:table-row>
              <table:table-cell office:value-type="float" office:value="0.03525">
                <text:p>0.03525</text:p>
              </table:table-cell>
              <table:table-cell office:value-type="float" office:value="6.782877494">
                <text:p>6.782877494</text:p>
              </table:table-cell>
            </table:table-row>
            <table:table-row>
              <table:table-cell office:value-type="float" office:value="0.0353125">
                <text:p>0.0353125</text:p>
              </table:table-cell>
              <table:table-cell office:value-type="float" office:value="6.691530393">
                <text:p>6.691530393</text:p>
              </table:table-cell>
            </table:table-row>
            <table:table-row>
              <table:table-cell office:value-type="float" office:value="0.035375">
                <text:p>0.035375</text:p>
              </table:table-cell>
              <table:table-cell office:value-type="float" office:value="6.600744198">
                <text:p>6.600744198</text:p>
              </table:table-cell>
            </table:table-row>
            <table:table-row>
              <table:table-cell office:value-type="float" office:value="0.0354375">
                <text:p>0.0354375</text:p>
              </table:table-cell>
              <table:table-cell office:value-type="float" office:value="6.510517159">
                <text:p>6.510517159</text:p>
              </table:table-cell>
            </table:table-row>
            <table:table-row>
              <table:table-cell office:value-type="float" office:value="0.0355">
                <text:p>0.0355</text:p>
              </table:table-cell>
              <table:table-cell office:value-type="float" office:value="6.42084753">
                <text:p>6.42084753</text:p>
              </table:table-cell>
            </table:table-row>
            <table:table-row>
              <table:table-cell office:value-type="float" office:value="0.0355625">
                <text:p>0.0355625</text:p>
              </table:table-cell>
              <table:table-cell office:value-type="float" office:value="6.331769665">
                <text:p>6.331769665</text:p>
              </table:table-cell>
            </table:table-row>
            <table:table-row>
              <table:table-cell office:value-type="float" office:value="0.035625">
                <text:p>0.035625</text:p>
              </table:table-cell>
              <table:table-cell office:value-type="float" office:value="6.243462349">
                <text:p>6.243462349</text:p>
              </table:table-cell>
            </table:table-row>
            <table:table-row>
              <table:table-cell office:value-type="float" office:value="0.0356875">
                <text:p>0.0356875</text:p>
              </table:table-cell>
              <table:table-cell office:value-type="float" office:value="6.15614047">
                <text:p>6.15614047</text:p>
              </table:table-cell>
            </table:table-row>
            <table:table-row>
              <table:table-cell office:value-type="float" office:value="0.03575">
                <text:p>0.03575</text:p>
              </table:table-cell>
              <table:table-cell office:value-type="float" office:value="6.070018917">
                <text:p>6.070018917</text:p>
              </table:table-cell>
            </table:table-row>
            <table:table-row>
              <table:table-cell office:value-type="float" office:value="0.0358125">
                <text:p>0.0358125</text:p>
              </table:table-cell>
              <table:table-cell office:value-type="float" office:value="5.985312578">
                <text:p>5.985312578</text:p>
              </table:table-cell>
            </table:table-row>
            <table:table-row>
              <table:table-cell office:value-type="float" office:value="0.035875">
                <text:p>0.035875</text:p>
              </table:table-cell>
              <table:table-cell office:value-type="float" office:value="5.902236343">
                <text:p>5.902236343</text:p>
              </table:table-cell>
            </table:table-row>
            <table:table-row>
              <table:table-cell office:value-type="float" office:value="0.0359375">
                <text:p>0.0359375</text:p>
              </table:table-cell>
              <table:table-cell office:value-type="float" office:value="5.821005099">
                <text:p>5.821005099</text:p>
              </table:table-cell>
            </table:table-row>
            <table:table-row>
              <table:table-cell office:value-type="float" office:value="0.036">
                <text:p>0.036</text:p>
              </table:table-cell>
              <table:table-cell office:value-type="float" office:value="5.741833737">
                <text:p>5.741833737</text:p>
              </table:table-cell>
            </table:table-row>
            <table:table-row>
              <table:table-cell office:value-type="float" office:value="0.0360625">
                <text:p>0.0360625</text:p>
              </table:table-cell>
              <table:table-cell office:value-type="float" office:value="5.664935141">
                <text:p>5.664935141</text:p>
              </table:table-cell>
            </table:table-row>
            <table:table-row>
              <table:table-cell office:value-type="float" office:value="0.036125">
                <text:p>0.036125</text:p>
              </table:table-cell>
              <table:table-cell office:value-type="float" office:value="5.590514185">
                <text:p>5.590514185</text:p>
              </table:table-cell>
            </table:table-row>
            <table:table-row>
              <table:table-cell office:value-type="float" office:value="0.0361875">
                <text:p>0.0361875</text:p>
              </table:table-cell>
              <table:table-cell office:value-type="float" office:value="5.51877374">
                <text:p>5.51877374</text:p>
              </table:table-cell>
            </table:table-row>
            <table:table-row>
              <table:table-cell office:value-type="float" office:value="0.03625">
                <text:p>0.03625</text:p>
              </table:table-cell>
              <table:table-cell office:value-type="float" office:value="5.449916676">
                <text:p>5.449916676</text:p>
              </table:table-cell>
            </table:table-row>
            <table:table-row>
              <table:table-cell office:value-type="float" office:value="0.0363125">
                <text:p>0.0363125</text:p>
              </table:table-cell>
              <table:table-cell office:value-type="float" office:value="5.384145863">
                <text:p>5.384145863</text:p>
              </table:table-cell>
            </table:table-row>
            <table:table-row>
              <table:table-cell office:value-type="float" office:value="0.036375">
                <text:p>0.036375</text:p>
              </table:table-cell>
              <table:table-cell office:value-type="float" office:value="5.321664172">
                <text:p>5.321664172</text:p>
              </table:table-cell>
            </table:table-row>
            <table:table-row>
              <table:table-cell office:value-type="float" office:value="0.0364375">
                <text:p>0.0364375</text:p>
              </table:table-cell>
              <table:table-cell office:value-type="float" office:value="5.262674474">
                <text:p>5.262674474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5.207379638">
                <text:p>5.207379638</text:p>
              </table:table-cell>
            </table:table-row>
            <table:table-row>
              <table:table-cell office:value-type="float" office:value="0.0365625">
                <text:p>0.0365625</text:p>
              </table:table-cell>
              <table:table-cell office:value-type="float" office:value="5.155968669">
                <text:p>5.155968669</text:p>
              </table:table-cell>
            </table:table-row>
            <table:table-row>
              <table:table-cell office:value-type="float" office:value="0.036625">
                <text:p>0.036625</text:p>
              </table:table-cell>
              <table:table-cell office:value-type="float" office:value="5.108575101">
                <text:p>5.108575101</text:p>
              </table:table-cell>
            </table:table-row>
            <table:table-row>
              <table:table-cell office:value-type="float" office:value="0.0366875">
                <text:p>0.0366875</text:p>
              </table:table-cell>
              <table:table-cell office:value-type="float" office:value="5.065318604">
                <text:p>5.065318604</text:p>
              </table:table-cell>
            </table:table-row>
            <table:table-row>
              <table:table-cell office:value-type="float" office:value="0.03675">
                <text:p>0.03675</text:p>
              </table:table-cell>
              <table:table-cell office:value-type="float" office:value="5.026318845">
                <text:p>5.026318845</text:p>
              </table:table-cell>
            </table:table-row>
            <table:table-row>
              <table:table-cell office:value-type="float" office:value="0.0368125">
                <text:p>0.0368125</text:p>
              </table:table-cell>
              <table:table-cell office:value-type="float" office:value="4.991695494">
                <text:p>4.991695494</text:p>
              </table:table-cell>
            </table:table-row>
            <table:table-row>
              <table:table-cell office:value-type="float" office:value="0.036875">
                <text:p>0.036875</text:p>
              </table:table-cell>
              <table:table-cell office:value-type="float" office:value="4.96156822">
                <text:p>4.96156822</text:p>
              </table:table-cell>
            </table:table-row>
            <table:table-row>
              <table:table-cell office:value-type="float" office:value="0.0369375">
                <text:p>0.0369375</text:p>
              </table:table-cell>
              <table:table-cell office:value-type="float" office:value="4.93605669">
                <text:p>4.93605669</text:p>
              </table:table-cell>
            </table:table-row>
            <table:table-row>
              <table:table-cell office:value-type="float" office:value="0.037">
                <text:p>0.037</text:p>
              </table:table-cell>
              <table:table-cell office:value-type="float" office:value="4.915280573">
                <text:p>4.915280573</text:p>
              </table:table-cell>
            </table:table-row>
            <table:table-row>
              <table:table-cell office:value-type="float" office:value="0.0370625">
                <text:p>0.0370625</text:p>
              </table:table-cell>
              <table:table-cell office:value-type="float" office:value="4.899357457">
                <text:p>4.899357457</text:p>
              </table:table-cell>
            </table:table-row>
            <table:table-row>
              <table:table-cell office:value-type="float" office:value="0.037125">
                <text:p>0.037125</text:p>
              </table:table-cell>
              <table:table-cell office:value-type="float" office:value="4.888396605">
                <text:p>4.888396605</text:p>
              </table:table-cell>
            </table:table-row>
            <table:table-row>
              <table:table-cell office:value-type="float" office:value="0.0371875">
                <text:p>0.0371875</text:p>
              </table:table-cell>
              <table:table-cell office:value-type="float" office:value="4.882505198">
                <text:p>4.882505198</text:p>
              </table:table-cell>
            </table:table-row>
            <table:table-row>
              <table:table-cell office:value-type="float" office:value="0.03725">
                <text:p>0.03725</text:p>
              </table:table-cell>
              <table:table-cell office:value-type="float" office:value="4.88179042">
                <text:p>4.88179042</text:p>
              </table:table-cell>
            </table:table-row>
            <table:table-row>
              <table:table-cell office:value-type="float" office:value="0.0373125">
                <text:p>0.0373125</text:p>
              </table:table-cell>
              <table:table-cell office:value-type="float" office:value="4.886359452">
                <text:p>4.886359452</text:p>
              </table:table-cell>
            </table:table-row>
            <table:table-row>
              <table:table-cell office:value-type="float" office:value="0.037375">
                <text:p>0.037375</text:p>
              </table:table-cell>
              <table:table-cell office:value-type="float" office:value="4.896319477">
                <text:p>4.896319477</text:p>
              </table:table-cell>
            </table:table-row>
            <table:table-row>
              <table:table-cell office:value-type="float" office:value="0.0374375">
                <text:p>0.0374375</text:p>
              </table:table-cell>
              <table:table-cell office:value-type="float" office:value="4.911777675">
                <text:p>4.911777675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4.93284123">
                <text:p>4.93284123</text:p>
              </table:table-cell>
            </table:table-row>
            <table:table-row>
              <table:table-cell office:value-type="float" office:value="0.0375625">
                <text:p>0.0375625</text:p>
              </table:table-cell>
              <table:table-cell office:value-type="float" office:value="4.95959854">
                <text:p>4.95959854</text:p>
              </table:table-cell>
            </table:table-row>
            <table:table-row>
              <table:table-cell office:value-type="float" office:value="0.037625">
                <text:p>0.037625</text:p>
              </table:table-cell>
              <table:table-cell office:value-type="float" office:value="4.992062872">
                <text:p>4.992062872</text:p>
              </table:table-cell>
            </table:table-row>
            <table:table-row>
              <table:table-cell office:value-type="float" office:value="0.0376875">
                <text:p>0.0376875</text:p>
              </table:table-cell>
              <table:table-cell office:value-type="float" office:value="5.030228709">
                <text:p>5.030228709</text:p>
              </table:table-cell>
            </table:table-row>
            <table:table-row>
              <table:table-cell office:value-type="float" office:value="0.03775">
                <text:p>0.03775</text:p>
              </table:table-cell>
              <table:table-cell office:value-type="float" office:value="5.074090535">
                <text:p>5.074090535</text:p>
              </table:table-cell>
            </table:table-row>
            <table:table-row>
              <table:table-cell office:value-type="float" office:value="0.0378125">
                <text:p>0.0378125</text:p>
              </table:table-cell>
              <table:table-cell office:value-type="float" office:value="5.123642834">
                <text:p>5.123642834</text:p>
              </table:table-cell>
            </table:table-row>
            <table:table-row>
              <table:table-cell office:value-type="float" office:value="0.037875">
                <text:p>0.037875</text:p>
              </table:table-cell>
              <table:table-cell office:value-type="float" office:value="5.178880089">
                <text:p>5.178880089</text:p>
              </table:table-cell>
            </table:table-row>
            <table:table-row>
              <table:table-cell office:value-type="float" office:value="0.0379375">
                <text:p>0.0379375</text:p>
              </table:table-cell>
              <table:table-cell office:value-type="float" office:value="5.239796784">
                <text:p>5.239796784</text:p>
              </table:table-cell>
            </table:table-row>
            <table:table-row>
              <table:table-cell office:value-type="float" office:value="0.038">
                <text:p>0.038</text:p>
              </table:table-cell>
              <table:table-cell office:value-type="float" office:value="5.306387402">
                <text:p>5.306387402</text:p>
              </table:table-cell>
            </table:table-row>
            <table:table-row>
              <table:table-cell office:value-type="float" office:value="0.0380625">
                <text:p>0.0380625</text:p>
              </table:table-cell>
              <table:table-cell office:value-type="float" office:value="5.378614851">
                <text:p>5.378614851</text:p>
              </table:table-cell>
            </table:table-row>
            <table:table-row>
              <table:table-cell office:value-type="float" office:value="0.038125">
                <text:p>0.038125</text:p>
              </table:table-cell>
              <table:table-cell office:value-type="float" office:value="5.456315735">
                <text:p>5.456315735</text:p>
              </table:table-cell>
            </table:table-row>
            <table:table-row>
              <table:table-cell office:value-type="float" office:value="0.0381875">
                <text:p>0.0381875</text:p>
              </table:table-cell>
              <table:table-cell office:value-type="float" office:value="5.539295084">
                <text:p>5.539295084</text:p>
              </table:table-cell>
            </table:table-row>
            <table:table-row>
              <table:table-cell office:value-type="float" office:value="0.03825">
                <text:p>0.03825</text:p>
              </table:table-cell>
              <table:table-cell office:value-type="float" office:value="5.627357927">
                <text:p>5.627357927</text:p>
              </table:table-cell>
            </table:table-row>
            <table:table-row>
              <table:table-cell office:value-type="float" office:value="0.0383125">
                <text:p>0.0383125</text:p>
              </table:table-cell>
              <table:table-cell office:value-type="float" office:value="5.720309292">
                <text:p>5.720309292</text:p>
              </table:table-cell>
            </table:table-row>
            <table:table-row>
              <table:table-cell office:value-type="float" office:value="0.038375">
                <text:p>0.038375</text:p>
              </table:table-cell>
              <table:table-cell office:value-type="float" office:value="5.817954208">
                <text:p>5.817954208</text:p>
              </table:table-cell>
            </table:table-row>
            <table:table-row>
              <table:table-cell office:value-type="float" office:value="0.0384375">
                <text:p>0.0384375</text:p>
              </table:table-cell>
              <table:table-cell office:value-type="float" office:value="5.920097704">
                <text:p>5.920097704</text:p>
              </table:table-cell>
            </table:table-row>
            <table:table-row>
              <table:table-cell office:value-type="float" office:value="0.0385">
                <text:p>0.0385</text:p>
              </table:table-cell>
              <table:table-cell office:value-type="float" office:value="6.02654481">
                <text:p>6.02654481</text:p>
              </table:table-cell>
            </table:table-row>
            <table:table-row>
              <table:table-cell office:value-type="float" office:value="0.0385625">
                <text:p>0.0385625</text:p>
              </table:table-cell>
              <table:table-cell office:value-type="float" office:value="6.137099861">
                <text:p>6.137099861</text:p>
              </table:table-cell>
            </table:table-row>
            <table:table-row>
              <table:table-cell office:value-type="float" office:value="0.038625">
                <text:p>0.038625</text:p>
              </table:table-cell>
              <table:table-cell office:value-type="float" office:value="6.25156443">
                <text:p>6.25156443</text:p>
              </table:table-cell>
            </table:table-row>
            <table:table-row>
              <table:table-cell office:value-type="float" office:value="0.0386875">
                <text:p>0.0386875</text:p>
              </table:table-cell>
              <table:table-cell office:value-type="float" office:value="6.369739396">
                <text:p>6.369739396</text:p>
              </table:table-cell>
            </table:table-row>
            <table:table-row>
              <table:table-cell office:value-type="float" office:value="0.03875">
                <text:p>0.03875</text:p>
              </table:table-cell>
              <table:table-cell office:value-type="float" office:value="6.491425637">
                <text:p>6.491425637</text:p>
              </table:table-cell>
            </table:table-row>
            <table:table-row>
              <table:table-cell office:value-type="float" office:value="0.0388125">
                <text:p>0.0388125</text:p>
              </table:table-cell>
              <table:table-cell office:value-type="float" office:value="6.616424034">
                <text:p>6.616424034</text:p>
              </table:table-cell>
            </table:table-row>
            <table:table-row>
              <table:table-cell office:value-type="float" office:value="0.038875">
                <text:p>0.038875</text:p>
              </table:table-cell>
              <table:table-cell office:value-type="float" office:value="6.744535466">
                <text:p>6.744535466</text:p>
              </table:table-cell>
            </table:table-row>
            <table:table-row>
              <table:table-cell office:value-type="float" office:value="0.0389375">
                <text:p>0.0389375</text:p>
              </table:table-cell>
              <table:table-cell office:value-type="float" office:value="6.875560811">
                <text:p>6.875560811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7.00930095">
                <text:p>7.00930095</text:p>
              </table:table-cell>
            </table:table-row>
            <table:table-row>
              <table:table-cell office:value-type="float" office:value="0.0390625">
                <text:p>0.0390625</text:p>
              </table:table-cell>
              <table:table-cell office:value-type="float" office:value="7.145560766">
                <text:p>7.145560766</text:p>
              </table:table-cell>
            </table:table-row>
            <table:table-row>
              <table:table-cell office:value-type="float" office:value="0.039125">
                <text:p>0.039125</text:p>
              </table:table-cell>
              <table:table-cell office:value-type="float" office:value="7.284161159">
                <text:p>7.284161159</text:p>
              </table:table-cell>
            </table:table-row>
            <table:table-row>
              <table:table-cell office:value-type="float" office:value="0.0391875">
                <text:p>0.0391875</text:p>
              </table:table-cell>
              <table:table-cell office:value-type="float" office:value="7.424927031">
                <text:p>7.424927031</text:p>
              </table:table-cell>
            </table:table-row>
            <table:table-row>
              <table:table-cell office:value-type="float" office:value="0.03925">
                <text:p>0.03925</text:p>
              </table:table-cell>
              <table:table-cell office:value-type="float" office:value="7.567683288">
                <text:p>7.567683288</text:p>
              </table:table-cell>
            </table:table-row>
            <table:table-row>
              <table:table-cell office:value-type="float" office:value="0.0393125">
                <text:p>0.0393125</text:p>
              </table:table-cell>
              <table:table-cell office:value-type="float" office:value="7.712254833">
                <text:p>7.712254833</text:p>
              </table:table-cell>
            </table:table-row>
            <table:table-row>
              <table:table-cell office:value-type="float" office:value="0.039375">
                <text:p>0.039375</text:p>
              </table:table-cell>
              <table:table-cell office:value-type="float" office:value="7.858466568">
                <text:p>7.858466568</text:p>
              </table:table-cell>
            </table:table-row>
            <table:table-row>
              <table:table-cell office:value-type="float" office:value="0.0394375">
                <text:p>0.0394375</text:p>
              </table:table-cell>
              <table:table-cell office:value-type="float" office:value="8.0061434">
                <text:p>8.0061434</text:p>
              </table:table-cell>
            </table:table-row>
            <table:table-row>
              <table:table-cell office:value-type="float" office:value="0.0395">
                <text:p>0.0395</text:p>
              </table:table-cell>
              <table:table-cell office:value-type="float" office:value="8.15511023">
                <text:p>8.15511023</text:p>
              </table:table-cell>
            </table:table-row>
            <table:table-row>
              <table:table-cell office:value-type="float" office:value="0.0395625">
                <text:p>0.0395625</text:p>
              </table:table-cell>
              <table:table-cell office:value-type="float" office:value="8.305182351">
                <text:p>8.305182351</text:p>
              </table:table-cell>
            </table:table-row>
            <table:table-row>
              <table:table-cell office:value-type="float" office:value="0.039625">
                <text:p>0.039625</text:p>
              </table:table-cell>
              <table:table-cell office:value-type="float" office:value="8.456136601">
                <text:p>8.456136601</text:p>
              </table:table-cell>
            </table:table-row>
            <table:table-row>
              <table:table-cell office:value-type="float" office:value="0.0396875">
                <text:p>0.0396875</text:p>
              </table:table-cell>
              <table:table-cell office:value-type="float" office:value="8.607740208">
                <text:p>8.607740208</text:p>
              </table:table-cell>
            </table:table-row>
            <table:table-row>
              <table:table-cell office:value-type="float" office:value="0.03975">
                <text:p>0.03975</text:p>
              </table:table-cell>
              <table:table-cell office:value-type="float" office:value="8.759760399">
                <text:p>8.759760399</text:p>
              </table:table-cell>
            </table:table-row>
            <table:table-row>
              <table:table-cell office:value-type="float" office:value="0.0398125">
                <text:p>0.0398125</text:p>
              </table:table-cell>
              <table:table-cell office:value-type="float" office:value="8.911964401">
                <text:p>8.911964401</text:p>
              </table:table-cell>
            </table:table-row>
            <table:table-row>
              <table:table-cell office:value-type="float" office:value="0.039875">
                <text:p>0.039875</text:p>
              </table:table-cell>
              <table:table-cell office:value-type="float" office:value="9.064119441">
                <text:p>9.064119441</text:p>
              </table:table-cell>
            </table:table-row>
            <table:table-row>
              <table:table-cell office:value-type="float" office:value="0.0399375">
                <text:p>0.0399375</text:p>
              </table:table-cell>
              <table:table-cell office:value-type="float" office:value="9.215992746">
                <text:p>9.21599274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9.367351543">
                <text:p>9.367351543</text:p>
              </table:table-cell>
            </table:table-row>
            <table:table-row>
              <table:table-cell office:value-type="float" office:value="0.0400625">
                <text:p>0.0400625</text:p>
              </table:table-cell>
              <table:table-cell office:value-type="float" office:value="9.517968823">
                <text:p>9.517968823</text:p>
              </table:table-cell>
            </table:table-row>
            <table:table-row>
              <table:table-cell office:value-type="float" office:value="0.040125">
                <text:p>0.040125</text:p>
              </table:table-cell>
              <table:table-cell office:value-type="float" office:value="9.667640634">
                <text:p>9.667640634</text:p>
              </table:table-cell>
            </table:table-row>
            <table:table-row>
              <table:table-cell office:value-type="float" office:value="0.0401875">
                <text:p>0.0401875</text:p>
              </table:table-cell>
              <table:table-cell office:value-type="float" office:value="9.816168789">
                <text:p>9.816168789</text:p>
              </table:table-cell>
            </table:table-row>
            <table:table-row>
              <table:table-cell office:value-type="float" office:value="0.04025">
                <text:p>0.04025</text:p>
              </table:table-cell>
              <table:table-cell office:value-type="float" office:value="9.963355097">
                <text:p>9.963355097</text:p>
              </table:table-cell>
            </table:table-row>
            <table:table-row>
              <table:table-cell office:value-type="float" office:value="0.0403125">
                <text:p>0.0403125</text:p>
              </table:table-cell>
              <table:table-cell office:value-type="float" office:value="10.10900137">
                <text:p>10.10900137</text:p>
              </table:table-cell>
            </table:table-row>
            <table:table-row>
              <table:table-cell office:value-type="float" office:value="0.040375">
                <text:p>0.040375</text:p>
              </table:table-cell>
              <table:table-cell office:value-type="float" office:value="10.25290942">
                <text:p>10.25290942</text:p>
              </table:table-cell>
            </table:table-row>
            <table:table-row>
              <table:table-cell office:value-type="float" office:value="0.0404375">
                <text:p>0.0404375</text:p>
              </table:table-cell>
              <table:table-cell office:value-type="float" office:value="10.39488107">
                <text:p>10.39488107</text:p>
              </table:table-cell>
            </table:table-row>
            <table:table-row>
              <table:table-cell office:value-type="float" office:value="0.0405">
                <text:p>0.0405</text:p>
              </table:table-cell>
              <table:table-cell office:value-type="float" office:value="10.53471811">
                <text:p>10.53471811</text:p>
              </table:table-cell>
            </table:table-row>
            <table:table-row>
              <table:table-cell office:value-type="float" office:value="0.0405625">
                <text:p>0.0405625</text:p>
              </table:table-cell>
              <table:table-cell office:value-type="float" office:value="10.67223208">
                <text:p>10.67223208</text:p>
              </table:table-cell>
            </table:table-row>
            <table:table-row>
              <table:table-cell office:value-type="float" office:value="0.040625">
                <text:p>0.040625</text:p>
              </table:table-cell>
              <table:table-cell office:value-type="float" office:value="10.8072733">
                <text:p>10.8072733</text:p>
              </table:table-cell>
            </table:table-row>
            <table:table-row>
              <table:table-cell office:value-type="float" office:value="0.0406875">
                <text:p>0.0406875</text:p>
              </table:table-cell>
              <table:table-cell office:value-type="float" office:value="10.93970184">
                <text:p>10.93970184</text:p>
              </table:table-cell>
            </table:table-row>
            <table:table-row>
              <table:table-cell office:value-type="float" office:value="0.04075">
                <text:p>0.04075</text:p>
              </table:table-cell>
              <table:table-cell office:value-type="float" office:value="11.06937773">
                <text:p>11.06937773</text:p>
              </table:table-cell>
            </table:table-row>
            <table:table-row>
              <table:table-cell office:value-type="float" office:value="0.0408125">
                <text:p>0.0408125</text:p>
              </table:table-cell>
              <table:table-cell office:value-type="float" office:value="11.19616103">
                <text:p>11.19616103</text:p>
              </table:table-cell>
            </table:table-row>
            <table:table-row>
              <table:table-cell office:value-type="float" office:value="0.040875">
                <text:p>0.040875</text:p>
              </table:table-cell>
              <table:table-cell office:value-type="float" office:value="11.31991178">
                <text:p>11.31991178</text:p>
              </table:table-cell>
            </table:table-row>
            <table:table-row>
              <table:table-cell office:value-type="float" office:value="0.0409375">
                <text:p>0.0409375</text:p>
              </table:table-cell>
              <table:table-cell office:value-type="float" office:value="11.44049002">
                <text:p>11.44049002</text:p>
              </table:table-cell>
            </table:table-row>
            <table:table-row>
              <table:table-cell office:value-type="float" office:value="0.041">
                <text:p>0.041</text:p>
              </table:table-cell>
              <table:table-cell office:value-type="float" office:value="11.55775582">
                <text:p>11.55775582</text:p>
              </table:table-cell>
            </table:table-row>
            <table:table-row>
              <table:table-cell office:value-type="float" office:value="0.0410625">
                <text:p>0.0410625</text:p>
              </table:table-cell>
              <table:table-cell office:value-type="float" office:value="11.67156931">
                <text:p>11.67156931</text:p>
              </table:table-cell>
            </table:table-row>
            <table:table-row>
              <table:table-cell office:value-type="float" office:value="0.041125">
                <text:p>0.041125</text:p>
              </table:table-cell>
              <table:table-cell office:value-type="float" office:value="11.78179103">
                <text:p>11.78179103</text:p>
              </table:table-cell>
            </table:table-row>
            <table:table-row>
              <table:table-cell office:value-type="float" office:value="0.0411875">
                <text:p>0.0411875</text:p>
              </table:table-cell>
              <table:table-cell office:value-type="float" office:value="11.88828161">
                <text:p>11.88828161</text:p>
              </table:table-cell>
            </table:table-row>
            <table:table-row>
              <table:table-cell office:value-type="float" office:value="0.04125">
                <text:p>0.04125</text:p>
              </table:table-cell>
              <table:table-cell office:value-type="float" office:value="11.99090169">
                <text:p>11.99090169</text:p>
              </table:table-cell>
            </table:table-row>
            <table:table-row>
              <table:table-cell office:value-type="float" office:value="0.0413125">
                <text:p>0.0413125</text:p>
              </table:table-cell>
              <table:table-cell office:value-type="float" office:value="12.08951191">
                <text:p>12.08951191</text:p>
              </table:table-cell>
            </table:table-row>
            <table:table-row>
              <table:table-cell office:value-type="float" office:value="0.041375">
                <text:p>0.041375</text:p>
              </table:table-cell>
              <table:table-cell office:value-type="float" office:value="12.18397289">
                <text:p>12.18397289</text:p>
              </table:table-cell>
            </table:table-row>
            <table:table-row>
              <table:table-cell office:value-type="float" office:value="0.0414375">
                <text:p>0.0414375</text:p>
              </table:table-cell>
              <table:table-cell office:value-type="float" office:value="12.27414527">
                <text:p>12.27414527</text:p>
              </table:table-cell>
            </table:table-row>
            <table:table-row>
              <table:table-cell office:value-type="float" office:value="0.0415">
                <text:p>0.0415</text:p>
              </table:table-cell>
              <table:table-cell office:value-type="float" office:value="12.35988968">
                <text:p>12.35988968</text:p>
              </table:table-cell>
            </table:table-row>
            <table:table-row>
              <table:table-cell office:value-type="float" office:value="0.0415625">
                <text:p>0.0415625</text:p>
              </table:table-cell>
              <table:table-cell office:value-type="float" office:value="12.44107483">
                <text:p>12.44107483</text:p>
              </table:table-cell>
            </table:table-row>
            <table:table-row>
              <table:table-cell office:value-type="float" office:value="0.041625">
                <text:p>0.041625</text:p>
              </table:table-cell>
              <table:table-cell office:value-type="float" office:value="12.51760164">
                <text:p>12.51760164</text:p>
              </table:table-cell>
            </table:table-row>
            <table:table-row>
              <table:table-cell office:value-type="float" office:value="0.0416875">
                <text:p>0.0416875</text:p>
              </table:table-cell>
              <table:table-cell office:value-type="float" office:value="12.58937912">
                <text:p>12.58937912</text:p>
              </table:table-cell>
            </table:table-row>
            <table:table-row>
              <table:table-cell office:value-type="float" office:value="0.04175">
                <text:p>0.04175</text:p>
              </table:table-cell>
              <table:table-cell office:value-type="float" office:value="12.65631626">
                <text:p>12.65631626</text:p>
              </table:table-cell>
            </table:table-row>
            <table:table-row>
              <table:table-cell office:value-type="float" office:value="0.0418125">
                <text:p>0.0418125</text:p>
              </table:table-cell>
              <table:table-cell office:value-type="float" office:value="12.71832206">
                <text:p>12.71832206</text:p>
              </table:table-cell>
            </table:table-row>
            <table:table-row>
              <table:table-cell office:value-type="float" office:value="0.041875">
                <text:p>0.041875</text:p>
              </table:table-cell>
              <table:table-cell office:value-type="float" office:value="12.77530552">
                <text:p>12.77530552</text:p>
              </table:table-cell>
            </table:table-row>
            <table:table-row>
              <table:table-cell office:value-type="float" office:value="0.0419375">
                <text:p>0.0419375</text:p>
              </table:table-cell>
              <table:table-cell office:value-type="float" office:value="12.82717564">
                <text:p>12.82717564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12.87384142">
                <text:p>12.87384142</text:p>
              </table:table-cell>
            </table:table-row>
            <table:table-row>
              <table:table-cell office:value-type="float" office:value="0.0420625">
                <text:p>0.0420625</text:p>
              </table:table-cell>
              <table:table-cell office:value-type="float" office:value="12.91523119">
                <text:p>12.91523119</text:p>
              </table:table-cell>
            </table:table-row>
            <table:table-row>
              <table:table-cell office:value-type="float" office:value="0.042125">
                <text:p>0.042125</text:p>
              </table:table-cell>
              <table:table-cell office:value-type="float" office:value="12.9513507">
                <text:p>12.9513507</text:p>
              </table:table-cell>
            </table:table-row>
            <table:table-row>
              <table:table-cell office:value-type="float" office:value="0.0421875">
                <text:p>0.0421875</text:p>
              </table:table-cell>
              <table:table-cell office:value-type="float" office:value="12.98222502">
                <text:p>12.98222502</text:p>
              </table:table-cell>
            </table:table-row>
            <table:table-row>
              <table:table-cell office:value-type="float" office:value="0.04225">
                <text:p>0.04225</text:p>
              </table:table-cell>
              <table:table-cell office:value-type="float" office:value="13.00787923">
                <text:p>13.00787923</text:p>
              </table:table-cell>
            </table:table-row>
            <table:table-row>
              <table:table-cell office:value-type="float" office:value="0.0423125">
                <text:p>0.0423125</text:p>
              </table:table-cell>
              <table:table-cell office:value-type="float" office:value="13.02833841">
                <text:p>13.02833841</text:p>
              </table:table-cell>
            </table:table-row>
            <table:table-row>
              <table:table-cell office:value-type="float" office:value="0.042375">
                <text:p>0.042375</text:p>
              </table:table-cell>
              <table:table-cell office:value-type="float" office:value="13.04362764">
                <text:p>13.04362764</text:p>
              </table:table-cell>
            </table:table-row>
            <table:table-row>
              <table:table-cell office:value-type="float" office:value="0.0424375">
                <text:p>0.0424375</text:p>
              </table:table-cell>
              <table:table-cell office:value-type="float" office:value="13.053772">
                <text:p>13.053772</text:p>
              </table:table-cell>
            </table:table-row>
            <table:table-row>
              <table:table-cell office:value-type="float" office:value="0.0425">
                <text:p>0.0425</text:p>
              </table:table-cell>
              <table:table-cell office:value-type="float" office:value="13.05879656">
                <text:p>13.05879656</text:p>
              </table:table-cell>
            </table:table-row>
            <table:table-row>
              <table:table-cell office:value-type="float" office:value="0.0425625">
                <text:p>0.0425625</text:p>
              </table:table-cell>
              <table:table-cell office:value-type="float" office:value="13.0587386">
                <text:p>13.0587386</text:p>
              </table:table-cell>
            </table:table-row>
            <table:table-row>
              <table:table-cell office:value-type="float" office:value="0.042625">
                <text:p>0.042625</text:p>
              </table:table-cell>
              <table:table-cell office:value-type="float" office:value="13.05368411">
                <text:p>13.05368411</text:p>
              </table:table-cell>
            </table:table-row>
            <table:table-row>
              <table:table-cell office:value-type="float" office:value="0.0426875">
                <text:p>0.0426875</text:p>
              </table:table-cell>
              <table:table-cell office:value-type="float" office:value="13.04373129">
                <text:p>13.04373129</text:p>
              </table:table-cell>
            </table:table-row>
            <table:table-row>
              <table:table-cell office:value-type="float" office:value="0.04275">
                <text:p>0.04275</text:p>
              </table:table-cell>
              <table:table-cell office:value-type="float" office:value="13.02897832">
                <text:p>13.02897832</text:p>
              </table:table-cell>
            </table:table-row>
            <table:table-row>
              <table:table-cell office:value-type="float" office:value="0.0428125">
                <text:p>0.0428125</text:p>
              </table:table-cell>
              <table:table-cell office:value-type="float" office:value="13.00952339">
                <text:p>13.00952339</text:p>
              </table:table-cell>
            </table:table-row>
            <table:table-row>
              <table:table-cell office:value-type="float" office:value="0.042875">
                <text:p>0.042875</text:p>
              </table:table-cell>
              <table:table-cell office:value-type="float" office:value="12.98546469">
                <text:p>12.98546469</text:p>
              </table:table-cell>
            </table:table-row>
            <table:table-row>
              <table:table-cell office:value-type="float" office:value="0.0429375">
                <text:p>0.0429375</text:p>
              </table:table-cell>
              <table:table-cell office:value-type="float" office:value="12.95690042">
                <text:p>12.95690042</text:p>
              </table:table-cell>
            </table:table-row>
            <table:table-row>
              <table:table-cell office:value-type="float" office:value="0.043">
                <text:p>0.043</text:p>
              </table:table-cell>
              <table:table-cell office:value-type="float" office:value="12.92392876">
                <text:p>12.92392876</text:p>
              </table:table-cell>
            </table:table-row>
            <table:table-row>
              <table:table-cell office:value-type="float" office:value="0.0430625">
                <text:p>0.0430625</text:p>
              </table:table-cell>
              <table:table-cell office:value-type="float" office:value="12.88665733">
                <text:p>12.88665733</text:p>
              </table:table-cell>
            </table:table-row>
            <table:table-row>
              <table:table-cell office:value-type="float" office:value="0.043125">
                <text:p>0.043125</text:p>
              </table:table-cell>
              <table:table-cell office:value-type="float" office:value="12.84523147">
                <text:p>12.84523147</text:p>
              </table:table-cell>
            </table:table-row>
            <table:table-row>
              <table:table-cell office:value-type="float" office:value="0.0431875">
                <text:p>0.0431875</text:p>
              </table:table-cell>
              <table:table-cell office:value-type="float" office:value="12.79980596">
                <text:p>12.79980596</text:p>
              </table:table-cell>
            </table:table-row>
            <table:table-row>
              <table:table-cell office:value-type="float" office:value="0.04325">
                <text:p>0.04325</text:p>
              </table:table-cell>
              <table:table-cell office:value-type="float" office:value="12.75053557">
                <text:p>12.75053557</text:p>
              </table:table-cell>
            </table:table-row>
            <table:table-row>
              <table:table-cell office:value-type="float" office:value="0.0433125">
                <text:p>0.0433125</text:p>
              </table:table-cell>
              <table:table-cell office:value-type="float" office:value="12.69757507">
                <text:p>12.69757507</text:p>
              </table:table-cell>
            </table:table-row>
            <table:table-row>
              <table:table-cell office:value-type="float" office:value="0.043375">
                <text:p>0.043375</text:p>
              </table:table-cell>
              <table:table-cell office:value-type="float" office:value="12.64107923">
                <text:p>12.64107923</text:p>
              </table:table-cell>
            </table:table-row>
            <table:table-row>
              <table:table-cell office:value-type="float" office:value="0.0434375">
                <text:p>0.0434375</text:p>
              </table:table-cell>
              <table:table-cell office:value-type="float" office:value="12.58120284">
                <text:p>12.58120284</text:p>
              </table:table-cell>
            </table:table-row>
            <table:table-row>
              <table:table-cell office:value-type="float" office:value="0.0435">
                <text:p>0.0435</text:p>
              </table:table-cell>
              <table:table-cell office:value-type="float" office:value="12.51810065">
                <text:p>12.51810065</text:p>
              </table:table-cell>
            </table:table-row>
            <table:table-row>
              <table:table-cell office:value-type="float" office:value="0.0435625">
                <text:p>0.0435625</text:p>
              </table:table-cell>
              <table:table-cell office:value-type="float" office:value="12.45195128">
                <text:p>12.45195128</text:p>
              </table:table-cell>
            </table:table-row>
            <table:table-row>
              <table:table-cell office:value-type="float" office:value="0.043625">
                <text:p>0.043625</text:p>
              </table:table-cell>
              <table:table-cell office:value-type="float" office:value="12.3830287">
                <text:p>12.3830287</text:p>
              </table:table-cell>
            </table:table-row>
            <table:table-row>
              <table:table-cell office:value-type="float" office:value="0.0436875">
                <text:p>0.0436875</text:p>
              </table:table-cell>
              <table:table-cell office:value-type="float" office:value="12.3116307">
                <text:p>12.3116307</text:p>
              </table:table-cell>
            </table:table-row>
            <table:table-row>
              <table:table-cell office:value-type="float" office:value="0.04375">
                <text:p>0.04375</text:p>
              </table:table-cell>
              <table:table-cell office:value-type="float" office:value="12.23805507">
                <text:p>12.23805507</text:p>
              </table:table-cell>
            </table:table-row>
            <table:table-row>
              <table:table-cell office:value-type="float" office:value="0.0438125">
                <text:p>0.0438125</text:p>
              </table:table-cell>
              <table:table-cell office:value-type="float" office:value="12.16259962">
                <text:p>12.16259962</text:p>
              </table:table-cell>
            </table:table-row>
            <table:table-row>
              <table:table-cell office:value-type="float" office:value="0.043875">
                <text:p>0.043875</text:p>
              </table:table-cell>
              <table:table-cell office:value-type="float" office:value="12.08556215">
                <text:p>12.08556215</text:p>
              </table:table-cell>
            </table:table-row>
            <table:table-row>
              <table:table-cell office:value-type="float" office:value="0.0439375">
                <text:p>0.0439375</text:p>
              </table:table-cell>
              <table:table-cell office:value-type="float" office:value="12.00724045">
                <text:p>12.00724045</text:p>
              </table:table-cell>
            </table:table-row>
            <table:table-row>
              <table:table-cell office:value-type="float" office:value="0.044">
                <text:p>0.044</text:p>
              </table:table-cell>
              <table:table-cell office:value-type="float" office:value="11.92793233">
                <text:p>11.92793233</text:p>
              </table:table-cell>
            </table:table-row>
            <table:table-row>
              <table:table-cell office:value-type="float" office:value="0.0440625">
                <text:p>0.0440625</text:p>
              </table:table-cell>
              <table:table-cell office:value-type="float" office:value="11.84793394">
                <text:p>11.84793394</text:p>
              </table:table-cell>
            </table:table-row>
            <table:table-row>
              <table:table-cell office:value-type="float" office:value="0.044125">
                <text:p>0.044125</text:p>
              </table:table-cell>
              <table:table-cell office:value-type="float" office:value="11.76753493">
                <text:p>11.76753493</text:p>
              </table:table-cell>
            </table:table-row>
            <table:table-row>
              <table:table-cell office:value-type="float" office:value="0.0441875">
                <text:p>0.0441875</text:p>
              </table:table-cell>
              <table:table-cell office:value-type="float" office:value="11.68702328">
                <text:p>11.68702328</text:p>
              </table:table-cell>
            </table:table-row>
            <table:table-row>
              <table:table-cell office:value-type="float" office:value="0.04425">
                <text:p>0.04425</text:p>
              </table:table-cell>
              <table:table-cell office:value-type="float" office:value="11.606687">
                <text:p>11.606687</text:p>
              </table:table-cell>
            </table:table-row>
            <table:table-row>
              <table:table-cell office:value-type="float" office:value="0.0443125">
                <text:p>0.0443125</text:p>
              </table:table-cell>
              <table:table-cell office:value-type="float" office:value="11.52681409">
                <text:p>11.52681409</text:p>
              </table:table-cell>
            </table:table-row>
            <table:table-row>
              <table:table-cell office:value-type="float" office:value="0.044375">
                <text:p>0.044375</text:p>
              </table:table-cell>
              <table:table-cell office:value-type="float" office:value="11.44769254">
                <text:p>11.44769254</text:p>
              </table:table-cell>
            </table:table-row>
            <table:table-row>
              <table:table-cell office:value-type="float" office:value="0.0444375">
                <text:p>0.0444375</text:p>
              </table:table-cell>
              <table:table-cell office:value-type="float" office:value="11.36961036">
                <text:p>11.36961036</text:p>
              </table:table-cell>
            </table:table-row>
            <table:table-row>
              <table:table-cell office:value-type="float" office:value="0.0445">
                <text:p>0.0445</text:p>
              </table:table-cell>
              <table:table-cell office:value-type="float" office:value="11.29285554">
                <text:p>11.29285554</text:p>
              </table:table-cell>
            </table:table-row>
            <table:table-row>
              <table:table-cell office:value-type="float" office:value="0.0445625">
                <text:p>0.0445625</text:p>
              </table:table-cell>
              <table:table-cell office:value-type="float" office:value="11.21765174">
                <text:p>11.21765174</text:p>
              </table:table-cell>
            </table:table-row>
            <table:table-row>
              <table:table-cell office:value-type="float" office:value="0.044625">
                <text:p>0.044625</text:p>
              </table:table-cell>
              <table:table-cell office:value-type="float" office:value="11.14396521">
                <text:p>11.14396521</text:p>
              </table:table-cell>
            </table:table-row>
            <table:table-row>
              <table:table-cell office:value-type="float" office:value="0.0446875">
                <text:p>0.0446875</text:p>
              </table:table-cell>
              <table:table-cell office:value-type="float" office:value="11.07169786">
                <text:p>11.07169786</text:p>
              </table:table-cell>
            </table:table-row>
            <table:table-row>
              <table:table-cell office:value-type="float" office:value="0.04475">
                <text:p>0.04475</text:p>
              </table:table-cell>
              <table:table-cell office:value-type="float" office:value="11.00075161">
                <text:p>11.00075161</text:p>
              </table:table-cell>
            </table:table-row>
            <table:table-row>
              <table:table-cell office:value-type="float" office:value="0.0448125">
                <text:p>0.0448125</text:p>
              </table:table-cell>
              <table:table-cell office:value-type="float" office:value="10.93102835">
                <text:p>10.93102835</text:p>
              </table:table-cell>
            </table:table-row>
            <table:table-row>
              <table:table-cell office:value-type="float" office:value="0.044875">
                <text:p>0.044875</text:p>
              </table:table-cell>
              <table:table-cell office:value-type="float" office:value="10.86243">
                <text:p>10.86243</text:p>
              </table:table-cell>
            </table:table-row>
            <table:table-row>
              <table:table-cell office:value-type="float" office:value="0.0449375">
                <text:p>0.0449375</text:p>
              </table:table-cell>
              <table:table-cell office:value-type="float" office:value="10.79485848">
                <text:p>10.79485848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10.72821568">
                <text:p>10.72821568</text:p>
              </table:table-cell>
            </table:table-row>
            <table:table-row>
              <table:table-cell office:value-type="float" office:value="0.0450625">
                <text:p>0.0450625</text:p>
              </table:table-cell>
              <table:table-cell office:value-type="float" office:value="10.66238056">
                <text:p>10.66238056</text:p>
              </table:table-cell>
            </table:table-row>
            <table:table-row>
              <table:table-cell office:value-type="float" office:value="0.045125">
                <text:p>0.045125</text:p>
              </table:table-cell>
              <table:table-cell office:value-type="float" office:value="10.5971402">
                <text:p>10.5971402</text:p>
              </table:table-cell>
            </table:table-row>
            <table:table-row>
              <table:table-cell office:value-type="float" office:value="0.0451875">
                <text:p>0.0451875</text:p>
              </table:table-cell>
              <table:table-cell office:value-type="float" office:value="10.53225872">
                <text:p>10.53225872</text:p>
              </table:table-cell>
            </table:table-row>
            <table:table-row>
              <table:table-cell office:value-type="float" office:value="0.04525">
                <text:p>0.04525</text:p>
              </table:table-cell>
              <table:table-cell office:value-type="float" office:value="10.46750026">
                <text:p>10.46750026</text:p>
              </table:table-cell>
            </table:table-row>
            <table:table-row>
              <table:table-cell office:value-type="float" office:value="0.0453125">
                <text:p>0.0453125</text:p>
              </table:table-cell>
              <table:table-cell office:value-type="float" office:value="10.40262894">
                <text:p>10.40262894</text:p>
              </table:table-cell>
            </table:table-row>
            <table:table-row>
              <table:table-cell office:value-type="float" office:value="0.045375">
                <text:p>0.045375</text:p>
              </table:table-cell>
              <table:table-cell office:value-type="float" office:value="10.33740887">
                <text:p>10.33740887</text:p>
              </table:table-cell>
            </table:table-row>
            <table:table-row>
              <table:table-cell office:value-type="float" office:value="0.0454375">
                <text:p>0.0454375</text:p>
              </table:table-cell>
              <table:table-cell office:value-type="float" office:value="10.2716042">
                <text:p>10.2716042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10.20497903">
                <text:p>10.20497903</text:p>
              </table:table-cell>
            </table:table-row>
            <table:table-row>
              <table:table-cell office:value-type="float" office:value="0.0455625">
                <text:p>0.0455625</text:p>
              </table:table-cell>
              <table:table-cell office:value-type="float" office:value="10.13734212">
                <text:p>10.13734212</text:p>
              </table:table-cell>
            </table:table-row>
            <table:table-row>
              <table:table-cell office:value-type="float" office:value="0.045625">
                <text:p>0.045625</text:p>
              </table:table-cell>
              <table:table-cell office:value-type="float" office:value="10.06868072">
                <text:p>10.06868072</text:p>
              </table:table-cell>
            </table:table-row>
            <table:table-row>
              <table:table-cell office:value-type="float" office:value="0.0456875">
                <text:p>0.0456875</text:p>
              </table:table-cell>
              <table:table-cell office:value-type="float" office:value="9.9990267">
                <text:p>9.9990267</text:p>
              </table:table-cell>
            </table:table-row>
            <table:table-row>
              <table:table-cell office:value-type="float" office:value="0.04575">
                <text:p>0.04575</text:p>
              </table:table-cell>
              <table:table-cell office:value-type="float" office:value="9.928411924">
                <text:p>9.928411924</text:p>
              </table:table-cell>
            </table:table-row>
            <table:table-row>
              <table:table-cell office:value-type="float" office:value="0.0458125">
                <text:p>0.0458125</text:p>
              </table:table-cell>
              <table:table-cell office:value-type="float" office:value="9.856868265">
                <text:p>9.856868265</text:p>
              </table:table-cell>
            </table:table-row>
            <table:table-row>
              <table:table-cell office:value-type="float" office:value="0.045875">
                <text:p>0.045875</text:p>
              </table:table-cell>
              <table:table-cell office:value-type="float" office:value="9.784427595">
                <text:p>9.784427595</text:p>
              </table:table-cell>
            </table:table-row>
            <table:table-row>
              <table:table-cell office:value-type="float" office:value="0.0459375">
                <text:p>0.0459375</text:p>
              </table:table-cell>
              <table:table-cell office:value-type="float" office:value="9.711121783">
                <text:p>9.711121783</text:p>
              </table:table-cell>
            </table:table-row>
            <table:table-row>
              <table:table-cell office:value-type="float" office:value="0.046">
                <text:p>0.046</text:p>
              </table:table-cell>
              <table:table-cell office:value-type="float" office:value="9.636982701">
                <text:p>9.636982701</text:p>
              </table:table-cell>
            </table:table-row>
            <table:table-row>
              <table:table-cell office:value-type="float" office:value="0.0460625">
                <text:p>0.0460625</text:p>
              </table:table-cell>
              <table:table-cell office:value-type="float" office:value="9.562071255">
                <text:p>9.562071255</text:p>
              </table:table-cell>
            </table:table-row>
            <table:table-row>
              <table:table-cell office:value-type="float" office:value="0.046125">
                <text:p>0.046125</text:p>
              </table:table-cell>
              <table:table-cell office:value-type="float" office:value="9.486564499">
                <text:p>9.486564499</text:p>
              </table:table-cell>
            </table:table-row>
            <table:table-row>
              <table:table-cell office:value-type="float" office:value="0.0461875">
                <text:p>0.0461875</text:p>
              </table:table-cell>
              <table:table-cell office:value-type="float" office:value="9.410668523">
                <text:p>9.410668523</text:p>
              </table:table-cell>
            </table:table-row>
            <table:table-row>
              <table:table-cell office:value-type="float" office:value="0.04625">
                <text:p>0.04625</text:p>
              </table:table-cell>
              <table:table-cell office:value-type="float" office:value="9.334589418">
                <text:p>9.334589418</text:p>
              </table:table-cell>
            </table:table-row>
            <table:table-row>
              <table:table-cell office:value-type="float" office:value="0.0463125">
                <text:p>0.0463125</text:p>
              </table:table-cell>
              <table:table-cell office:value-type="float" office:value="9.258533273">
                <text:p>9.258533273</text:p>
              </table:table-cell>
            </table:table-row>
            <table:table-row>
              <table:table-cell office:value-type="float" office:value="0.046375">
                <text:p>0.046375</text:p>
              </table:table-cell>
              <table:table-cell office:value-type="float" office:value="9.182706178">
                <text:p>9.182706178</text:p>
              </table:table-cell>
            </table:table-row>
            <table:table-row>
              <table:table-cell office:value-type="float" office:value="0.0464375">
                <text:p>0.0464375</text:p>
              </table:table-cell>
              <table:table-cell office:value-type="float" office:value="9.107314224">
                <text:p>9.107314224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9.032563501">
                <text:p>9.032563501</text:p>
              </table:table-cell>
            </table:table-row>
            <table:table-row>
              <table:table-cell office:value-type="float" office:value="0.0465625">
                <text:p>0.0465625</text:p>
              </table:table-cell>
              <table:table-cell office:value-type="float" office:value="8.958639439">
                <text:p>8.958639439</text:p>
              </table:table-cell>
            </table:table-row>
            <table:table-row>
              <table:table-cell office:value-type="float" office:value="0.046625">
                <text:p>0.046625</text:p>
              </table:table-cell>
              <table:table-cell office:value-type="float" office:value="8.885644829">
                <text:p>8.885644829</text:p>
              </table:table-cell>
            </table:table-row>
            <table:table-row>
              <table:table-cell office:value-type="float" office:value="0.0466875">
                <text:p>0.0466875</text:p>
              </table:table-cell>
              <table:table-cell office:value-type="float" office:value="8.813661805">
                <text:p>8.813661805</text:p>
              </table:table-cell>
            </table:table-row>
            <table:table-row>
              <table:table-cell office:value-type="float" office:value="0.04675">
                <text:p>0.04675</text:p>
              </table:table-cell>
              <table:table-cell office:value-type="float" office:value="8.742772496">
                <text:p>8.742772496</text:p>
              </table:table-cell>
            </table:table-row>
            <table:table-row>
              <table:table-cell office:value-type="float" office:value="0.0468125">
                <text:p>0.0468125</text:p>
              </table:table-cell>
              <table:table-cell office:value-type="float" office:value="8.673059036">
                <text:p>8.673059036</text:p>
              </table:table-cell>
            </table:table-row>
            <table:table-row>
              <table:table-cell office:value-type="float" office:value="0.046875">
                <text:p>0.046875</text:p>
              </table:table-cell>
              <table:table-cell office:value-type="float" office:value="8.604603556">
                <text:p>8.604603556</text:p>
              </table:table-cell>
            </table:table-row>
            <table:table-row>
              <table:table-cell office:value-type="float" office:value="0.0469375">
                <text:p>0.0469375</text:p>
              </table:table-cell>
              <table:table-cell office:value-type="float" office:value="8.537488188">
                <text:p>8.537488188</text:p>
              </table:table-cell>
            </table:table-row>
            <table:table-row>
              <table:table-cell office:value-type="float" office:value="0.047">
                <text:p>0.047</text:p>
              </table:table-cell>
              <table:table-cell office:value-type="float" office:value="8.471795063">
                <text:p>8.471795063</text:p>
              </table:table-cell>
            </table:table-row>
            <table:table-row>
              <table:table-cell office:value-type="float" office:value="0.0470625">
                <text:p>0.0470625</text:p>
              </table:table-cell>
              <table:table-cell office:value-type="float" office:value="8.407568572">
                <text:p>8.407568572</text:p>
              </table:table-cell>
            </table:table-row>
            <table:table-row>
              <table:table-cell office:value-type="float" office:value="0.047125">
                <text:p>0.047125</text:p>
              </table:table-cell>
              <table:table-cell office:value-type="float" office:value="8.344702135">
                <text:p>8.344702135</text:p>
              </table:table-cell>
            </table:table-row>
            <table:table-row>
              <table:table-cell office:value-type="float" office:value="0.0471875">
                <text:p>0.0471875</text:p>
              </table:table-cell>
              <table:table-cell office:value-type="float" office:value="8.283051432">
                <text:p>8.283051432</text:p>
              </table:table-cell>
            </table:table-row>
            <table:table-row>
              <table:table-cell office:value-type="float" office:value="0.04725">
                <text:p>0.04725</text:p>
              </table:table-cell>
              <table:table-cell office:value-type="float" office:value="8.222472139">
                <text:p>8.222472139</text:p>
              </table:table-cell>
            </table:table-row>
            <table:table-row>
              <table:table-cell office:value-type="float" office:value="0.0473125">
                <text:p>0.0473125</text:p>
              </table:table-cell>
              <table:table-cell office:value-type="float" office:value="8.162819936">
                <text:p>8.162819936</text:p>
              </table:table-cell>
            </table:table-row>
            <table:table-row>
              <table:table-cell office:value-type="float" office:value="0.047375">
                <text:p>0.047375</text:p>
              </table:table-cell>
              <table:table-cell office:value-type="float" office:value="8.103950502">
                <text:p>8.103950502</text:p>
              </table:table-cell>
            </table:table-row>
            <table:table-row>
              <table:table-cell office:value-type="float" office:value="0.0474375">
                <text:p>0.0474375</text:p>
              </table:table-cell>
              <table:table-cell office:value-type="float" office:value="8.045719516">
                <text:p>8.045719516</text:p>
              </table:table-cell>
            </table:table-row>
            <table:table-row>
              <table:table-cell office:value-type="float" office:value="0.0475">
                <text:p>0.0475</text:p>
              </table:table-cell>
              <table:table-cell office:value-type="float" office:value="7.987982654">
                <text:p>7.987982654</text:p>
              </table:table-cell>
            </table:table-row>
            <table:table-row>
              <table:table-cell office:value-type="float" office:value="0.0475625">
                <text:p>0.0475625</text:p>
              </table:table-cell>
              <table:table-cell office:value-type="float" office:value="7.930600449">
                <text:p>7.930600449</text:p>
              </table:table-cell>
            </table:table-row>
            <table:table-row>
              <table:table-cell office:value-type="float" office:value="0.047625">
                <text:p>0.047625</text:p>
              </table:table-cell>
              <table:table-cell office:value-type="float" office:value="7.873452834">
                <text:p>7.873452834</text:p>
              </table:table-cell>
            </table:table-row>
            <table:table-row>
              <table:table-cell office:value-type="float" office:value="0.0476875">
                <text:p>0.0476875</text:p>
              </table:table-cell>
              <table:table-cell office:value-type="float" office:value="7.816424594">
                <text:p>7.816424594</text:p>
              </table:table-cell>
            </table:table-row>
            <table:table-row>
              <table:table-cell office:value-type="float" office:value="0.04775">
                <text:p>0.04775</text:p>
              </table:table-cell>
              <table:table-cell office:value-type="float" office:value="7.759400517">
                <text:p>7.759400517</text:p>
              </table:table-cell>
            </table:table-row>
            <table:table-row>
              <table:table-cell office:value-type="float" office:value="0.0478125">
                <text:p>0.0478125</text:p>
              </table:table-cell>
              <table:table-cell office:value-type="float" office:value="7.702265388">
                <text:p>7.702265388</text:p>
              </table:table-cell>
            </table:table-row>
            <table:table-row>
              <table:table-cell office:value-type="float" office:value="0.047875">
                <text:p>0.047875</text:p>
              </table:table-cell>
              <table:table-cell office:value-type="float" office:value="7.644903993">
                <text:p>7.644903993</text:p>
              </table:table-cell>
            </table:table-row>
            <table:table-row>
              <table:table-cell office:value-type="float" office:value="0.0479375">
                <text:p>0.0479375</text:p>
              </table:table-cell>
              <table:table-cell office:value-type="float" office:value="7.587201117">
                <text:p>7.587201117</text:p>
              </table:table-cell>
            </table:table-row>
            <table:table-row>
              <table:table-cell office:value-type="float" office:value="0.048">
                <text:p>0.048</text:p>
              </table:table-cell>
              <table:table-cell office:value-type="float" office:value="7.529041548">
                <text:p>7.529041548</text:p>
              </table:table-cell>
            </table:table-row>
            <table:table-row>
              <table:table-cell office:value-type="float" office:value="0.0480625">
                <text:p>0.0480625</text:p>
              </table:table-cell>
              <table:table-cell office:value-type="float" office:value="7.470336008">
                <text:p>7.470336008</text:p>
              </table:table-cell>
            </table:table-row>
            <table:table-row>
              <table:table-cell office:value-type="float" office:value="0.048125">
                <text:p>0.048125</text:p>
              </table:table-cell>
              <table:table-cell office:value-type="float" office:value="7.41109897">
                <text:p>7.41109897</text:p>
              </table:table-cell>
            </table:table-row>
            <table:table-row>
              <table:table-cell office:value-type="float" office:value="0.0481875">
                <text:p>0.0481875</text:p>
              </table:table-cell>
              <table:table-cell office:value-type="float" office:value="7.351370844">
                <text:p>7.351370844</text:p>
              </table:table-cell>
            </table:table-row>
            <table:table-row>
              <table:table-cell office:value-type="float" office:value="0.04825">
                <text:p>0.04825</text:p>
              </table:table-cell>
              <table:table-cell office:value-type="float" office:value="7.291192042">
                <text:p>7.291192042</text:p>
              </table:table-cell>
            </table:table-row>
            <table:table-row>
              <table:table-cell office:value-type="float" office:value="0.0483125">
                <text:p>0.0483125</text:p>
              </table:table-cell>
              <table:table-cell office:value-type="float" office:value="7.230602973">
                <text:p>7.230602973</text:p>
              </table:table-cell>
            </table:table-row>
            <table:table-row>
              <table:table-cell office:value-type="float" office:value="0.048375">
                <text:p>0.048375</text:p>
              </table:table-cell>
              <table:table-cell office:value-type="float" office:value="7.169644048">
                <text:p>7.169644048</text:p>
              </table:table-cell>
            </table:table-row>
            <table:table-row>
              <table:table-cell office:value-type="float" office:value="0.0484375">
                <text:p>0.0484375</text:p>
              </table:table-cell>
              <table:table-cell office:value-type="float" office:value="7.108355678">
                <text:p>7.108355678</text:p>
              </table:table-cell>
            </table:table-row>
            <table:table-row>
              <table:table-cell office:value-type="float" office:value="0.0485">
                <text:p>0.0485</text:p>
              </table:table-cell>
              <table:table-cell office:value-type="float" office:value="7.046778273">
                <text:p>7.046778273</text:p>
              </table:table-cell>
            </table:table-row>
            <table:table-row>
              <table:table-cell office:value-type="float" office:value="0.0485625">
                <text:p>0.0485625</text:p>
              </table:table-cell>
              <table:table-cell office:value-type="float" office:value="6.98495587">
                <text:p>6.98495587</text:p>
              </table:table-cell>
            </table:table-row>
            <table:table-row>
              <table:table-cell office:value-type="float" office:value="0.048625">
                <text:p>0.048625</text:p>
              </table:table-cell>
              <table:table-cell office:value-type="float" office:value="6.92294702">
                <text:p>6.92294702</text:p>
              </table:table-cell>
            </table:table-row>
            <table:table-row>
              <table:table-cell office:value-type="float" office:value="0.0486875">
                <text:p>0.0486875</text:p>
              </table:table-cell>
              <table:table-cell office:value-type="float" office:value="6.860813894">
                <text:p>6.860813894</text:p>
              </table:table-cell>
            </table:table-row>
            <table:table-row>
              <table:table-cell office:value-type="float" office:value="0.04875">
                <text:p>0.04875</text:p>
              </table:table-cell>
              <table:table-cell office:value-type="float" office:value="6.79861867">
                <text:p>6.79861867</text:p>
              </table:table-cell>
            </table:table-row>
            <table:table-row>
              <table:table-cell office:value-type="float" office:value="0.0488125">
                <text:p>0.0488125</text:p>
              </table:table-cell>
              <table:table-cell office:value-type="float" office:value="6.736423523">
                <text:p>6.736423523</text:p>
              </table:table-cell>
            </table:table-row>
            <table:table-row>
              <table:table-cell office:value-type="float" office:value="0.048875">
                <text:p>0.048875</text:p>
              </table:table-cell>
              <table:table-cell office:value-type="float" office:value="6.674290628">
                <text:p>6.674290628</text:p>
              </table:table-cell>
            </table:table-row>
            <table:table-row>
              <table:table-cell office:value-type="float" office:value="0.0489375">
                <text:p>0.0489375</text:p>
              </table:table-cell>
              <table:table-cell office:value-type="float" office:value="6.612282162">
                <text:p>6.612282162</text:p>
              </table:table-cell>
            </table:table-row>
            <table:table-row>
              <table:table-cell office:value-type="float" office:value="0.049">
                <text:p>0.049</text:p>
              </table:table-cell>
              <table:table-cell office:value-type="float" office:value="6.550460297">
                <text:p>6.550460297</text:p>
              </table:table-cell>
            </table:table-row>
            <table:table-row>
              <table:table-cell office:value-type="float" office:value="0.0490625">
                <text:p>0.0490625</text:p>
              </table:table-cell>
              <table:table-cell office:value-type="float" office:value="6.488879834">
                <text:p>6.488879834</text:p>
              </table:table-cell>
            </table:table-row>
            <table:table-row>
              <table:table-cell office:value-type="float" office:value="0.049125">
                <text:p>0.049125</text:p>
              </table:table-cell>
              <table:table-cell office:value-type="float" office:value="6.427566066">
                <text:p>6.427566066</text:p>
              </table:table-cell>
            </table:table-row>
            <table:table-row>
              <table:table-cell office:value-type="float" office:value="0.0491875">
                <text:p>0.0491875</text:p>
              </table:table-cell>
              <table:table-cell office:value-type="float" office:value="6.366536908">
                <text:p>6.366536908</text:p>
              </table:table-cell>
            </table:table-row>
            <table:table-row>
              <table:table-cell office:value-type="float" office:value="0.04925">
                <text:p>0.04925</text:p>
              </table:table-cell>
              <table:table-cell office:value-type="float" office:value="6.305810278">
                <text:p>6.305810278</text:p>
              </table:table-cell>
            </table:table-row>
            <table:table-row>
              <table:table-cell office:value-type="float" office:value="0.0493125">
                <text:p>0.0493125</text:p>
              </table:table-cell>
              <table:table-cell office:value-type="float" office:value="6.245404092">
                <text:p>6.245404092</text:p>
              </table:table-cell>
            </table:table-row>
            <table:table-row>
              <table:table-cell office:value-type="float" office:value="0.049375">
                <text:p>0.049375</text:p>
              </table:table-cell>
              <table:table-cell office:value-type="float" office:value="6.185336266">
                <text:p>6.185336266</text:p>
              </table:table-cell>
            </table:table-row>
            <table:table-row>
              <table:table-cell office:value-type="float" office:value="0.0494375">
                <text:p>0.0494375</text:p>
              </table:table-cell>
              <table:table-cell office:value-type="float" office:value="6.125624716">
                <text:p>6.125624716</text:p>
              </table:table-cell>
            </table:table-row>
            <table:table-row>
              <table:table-cell office:value-type="float" office:value="0.0495">
                <text:p>0.0495</text:p>
              </table:table-cell>
              <table:table-cell office:value-type="float" office:value="6.06628736">
                <text:p>6.06628736</text:p>
              </table:table-cell>
            </table:table-row>
            <table:table-row>
              <table:table-cell office:value-type="float" office:value="0.0495625">
                <text:p>0.0495625</text:p>
              </table:table-cell>
              <table:table-cell office:value-type="float" office:value="6.007361329">
                <text:p>6.007361329</text:p>
              </table:table-cell>
            </table:table-row>
            <table:table-row>
              <table:table-cell office:value-type="float" office:value="0.049625">
                <text:p>0.049625</text:p>
              </table:table-cell>
              <table:table-cell office:value-type="float" office:value="5.948960624">
                <text:p>5.948960624</text:p>
              </table:table-cell>
            </table:table-row>
            <table:table-row>
              <table:table-cell office:value-type="float" office:value="0.0496875">
                <text:p>0.0496875</text:p>
              </table:table-cell>
              <table:table-cell office:value-type="float" office:value="5.891218458">
                <text:p>5.891218458</text:p>
              </table:table-cell>
            </table:table-row>
            <table:table-row>
              <table:table-cell office:value-type="float" office:value="0.04975">
                <text:p>0.04975</text:p>
              </table:table-cell>
              <table:table-cell office:value-type="float" office:value="5.83426805">
                <text:p>5.83426805</text:p>
              </table:table-cell>
            </table:table-row>
            <table:table-row>
              <table:table-cell office:value-type="float" office:value="0.0498125">
                <text:p>0.0498125</text:p>
              </table:table-cell>
              <table:table-cell office:value-type="float" office:value="5.778242612">
                <text:p>5.778242612</text:p>
              </table:table-cell>
            </table:table-row>
            <table:table-row>
              <table:table-cell office:value-type="float" office:value="0.049875">
                <text:p>0.049875</text:p>
              </table:table-cell>
              <table:table-cell office:value-type="float" office:value="5.723275363">
                <text:p>5.723275363</text:p>
              </table:table-cell>
            </table:table-row>
            <table:table-row>
              <table:table-cell office:value-type="float" office:value="0.0499375">
                <text:p>0.0499375</text:p>
              </table:table-cell>
              <table:table-cell office:value-type="float" office:value="5.669499516">
                <text:p>5.66949951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5.617048287">
                <text:p>5.617048287</text:p>
              </table:table-cell>
            </table:table-row>
            <table:table-row>
              <table:table-cell office:value-type="float" office:value="0.0500625">
                <text:p>0.0500625</text:p>
              </table:table-cell>
              <table:table-cell office:value-type="float" office:value="5.566077107">
                <text:p>5.566077107</text:p>
              </table:table-cell>
            </table:table-row>
            <table:table-row>
              <table:table-cell office:value-type="float" office:value="0.050125">
                <text:p>0.050125</text:p>
              </table:table-cell>
              <table:table-cell office:value-type="float" office:value="5.516830261">
                <text:p>5.516830261</text:p>
              </table:table-cell>
            </table:table-row>
            <table:table-row>
              <table:table-cell office:value-type="float" office:value="0.0501875">
                <text:p>0.0501875</text:p>
              </table:table-cell>
              <table:table-cell office:value-type="float" office:value="5.469574248">
                <text:p>5.469574248</text:p>
              </table:table-cell>
            </table:table-row>
            <table:table-row>
              <table:table-cell office:value-type="float" office:value="0.05025">
                <text:p>0.05025</text:p>
              </table:table-cell>
              <table:table-cell office:value-type="float" office:value="5.424575569">
                <text:p>5.424575569</text:p>
              </table:table-cell>
            </table:table-row>
            <table:table-row>
              <table:table-cell office:value-type="float" office:value="0.0503125">
                <text:p>0.0503125</text:p>
              </table:table-cell>
              <table:table-cell office:value-type="float" office:value="5.382100722">
                <text:p>5.382100722</text:p>
              </table:table-cell>
            </table:table-row>
            <table:table-row>
              <table:table-cell office:value-type="float" office:value="0.050375">
                <text:p>0.050375</text:p>
              </table:table-cell>
              <table:table-cell office:value-type="float" office:value="5.342416208">
                <text:p>5.342416208</text:p>
              </table:table-cell>
            </table:table-row>
            <table:table-row>
              <table:table-cell office:value-type="float" office:value="0.0504375">
                <text:p>0.0504375</text:p>
              </table:table-cell>
              <table:table-cell office:value-type="float" office:value="5.305788527">
                <text:p>5.305788527</text:p>
              </table:table-cell>
            </table:table-row>
            <table:table-row>
              <table:table-cell office:value-type="float" office:value="0.0505">
                <text:p>0.0505</text:p>
              </table:table-cell>
              <table:table-cell office:value-type="float" office:value="5.272484177">
                <text:p>5.272484177</text:p>
              </table:table-cell>
            </table:table-row>
            <table:table-row>
              <table:table-cell office:value-type="float" office:value="0.0505625">
                <text:p>0.0505625</text:p>
              </table:table-cell>
              <table:table-cell office:value-type="float" office:value="5.242743151">
                <text:p>5.242743151</text:p>
              </table:table-cell>
            </table:table-row>
            <table:table-row>
              <table:table-cell office:value-type="float" office:value="0.050625">
                <text:p>0.050625</text:p>
              </table:table-cell>
              <table:table-cell office:value-type="float" office:value="5.216699413">
                <text:p>5.216699413</text:p>
              </table:table-cell>
            </table:table-row>
            <table:table-row>
              <table:table-cell office:value-type="float" office:value="0.0506875">
                <text:p>0.0506875</text:p>
              </table:table-cell>
              <table:table-cell office:value-type="float" office:value="5.194460417">
                <text:p>5.194460417</text:p>
              </table:table-cell>
            </table:table-row>
            <table:table-row>
              <table:table-cell office:value-type="float" office:value="0.05075">
                <text:p>0.05075</text:p>
              </table:table-cell>
              <table:table-cell office:value-type="float" office:value="5.176133619">
                <text:p>5.176133619</text:p>
              </table:table-cell>
            </table:table-row>
            <table:table-row>
              <table:table-cell office:value-type="float" office:value="0.0508125">
                <text:p>0.0508125</text:p>
              </table:table-cell>
              <table:table-cell office:value-type="float" office:value="5.161826475">
                <text:p>5.161826475</text:p>
              </table:table-cell>
            </table:table-row>
            <table:table-row>
              <table:table-cell office:value-type="float" office:value="0.050875">
                <text:p>0.050875</text:p>
              </table:table-cell>
              <table:table-cell office:value-type="float" office:value="5.151646439">
                <text:p>5.151646439</text:p>
              </table:table-cell>
            </table:table-row>
            <table:table-row>
              <table:table-cell office:value-type="float" office:value="0.0509375">
                <text:p>0.0509375</text:p>
              </table:table-cell>
              <table:table-cell office:value-type="float" office:value="5.145700967">
                <text:p>5.145700967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5.144097516">
                <text:p>5.144097516</text:p>
              </table:table-cell>
            </table:table-row>
            <table:table-row>
              <table:table-cell office:value-type="float" office:value="0.0510625">
                <text:p>0.0510625</text:p>
              </table:table-cell>
              <table:table-cell office:value-type="float" office:value="5.146911355">
                <text:p>5.146911355</text:p>
              </table:table-cell>
            </table:table-row>
            <table:table-row>
              <table:table-cell office:value-type="float" office:value="0.051125">
                <text:p>0.051125</text:p>
              </table:table-cell>
              <table:table-cell office:value-type="float" office:value="5.154089023">
                <text:p>5.154089023</text:p>
              </table:table-cell>
            </table:table-row>
            <table:table-row>
              <table:table-cell office:value-type="float" office:value="0.0511875">
                <text:p>0.0511875</text:p>
              </table:table-cell>
              <table:table-cell office:value-type="float" office:value="5.165544872">
                <text:p>5.165544872</text:p>
              </table:table-cell>
            </table:table-row>
            <table:table-row>
              <table:table-cell office:value-type="float" office:value="0.05125">
                <text:p>0.05125</text:p>
              </table:table-cell>
              <table:table-cell office:value-type="float" office:value="5.181193256">
                <text:p>5.181193256</text:p>
              </table:table-cell>
            </table:table-row>
            <table:table-row>
              <table:table-cell office:value-type="float" office:value="0.0513125">
                <text:p>0.0513125</text:p>
              </table:table-cell>
              <table:table-cell office:value-type="float" office:value="5.200948526">
                <text:p>5.200948526</text:p>
              </table:table-cell>
            </table:table-row>
            <table:table-row>
              <table:table-cell office:value-type="float" office:value="0.051375">
                <text:p>0.051375</text:p>
              </table:table-cell>
              <table:table-cell office:value-type="float" office:value="5.224725037">
                <text:p>5.224725037</text:p>
              </table:table-cell>
            </table:table-row>
            <table:table-row>
              <table:table-cell office:value-type="float" office:value="0.0514375">
                <text:p>0.0514375</text:p>
              </table:table-cell>
              <table:table-cell office:value-type="float" office:value="5.252437141">
                <text:p>5.252437141</text:p>
              </table:table-cell>
            </table:table-row>
            <table:table-row>
              <table:table-cell office:value-type="float" office:value="0.0515">
                <text:p>0.0515</text:p>
              </table:table-cell>
              <table:table-cell office:value-type="float" office:value="5.283999192">
                <text:p>5.283999192</text:p>
              </table:table-cell>
            </table:table-row>
            <table:table-row>
              <table:table-cell office:value-type="float" office:value="0.0515625">
                <text:p>0.0515625</text:p>
              </table:table-cell>
              <table:table-cell office:value-type="float" office:value="5.319327091">
                <text:p>5.319327091</text:p>
              </table:table-cell>
            </table:table-row>
            <table:table-row>
              <table:table-cell office:value-type="float" office:value="0.051625">
                <text:p>0.051625</text:p>
              </table:table-cell>
              <table:table-cell office:value-type="float" office:value="5.358342939">
                <text:p>5.358342939</text:p>
              </table:table-cell>
            </table:table-row>
            <table:table-row>
              <table:table-cell office:value-type="float" office:value="0.0516875">
                <text:p>0.0516875</text:p>
              </table:table-cell>
              <table:table-cell office:value-type="float" office:value="5.400970387">
                <text:p>5.400970387</text:p>
              </table:table-cell>
            </table:table-row>
            <table:table-row>
              <table:table-cell office:value-type="float" office:value="0.05175">
                <text:p>0.05175</text:p>
              </table:table-cell>
              <table:table-cell office:value-type="float" office:value="5.447133084">
                <text:p>5.447133084</text:p>
              </table:table-cell>
            </table:table-row>
            <table:table-row>
              <table:table-cell office:value-type="float" office:value="0.0518125">
                <text:p>0.0518125</text:p>
              </table:table-cell>
              <table:table-cell office:value-type="float" office:value="5.49675468">
                <text:p>5.49675468</text:p>
              </table:table-cell>
            </table:table-row>
            <table:table-row>
              <table:table-cell office:value-type="float" office:value="0.051875">
                <text:p>0.051875</text:p>
              </table:table-cell>
              <table:table-cell office:value-type="float" office:value="5.549758826">
                <text:p>5.549758826</text:p>
              </table:table-cell>
            </table:table-row>
            <table:table-row>
              <table:table-cell office:value-type="float" office:value="0.0519375">
                <text:p>0.0519375</text:p>
              </table:table-cell>
              <table:table-cell office:value-type="float" office:value="5.606069171">
                <text:p>5.606069171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5.665609365">
                <text:p>5.665609365</text:p>
              </table:table-cell>
            </table:table-row>
            <table:table-row>
              <table:table-cell office:value-type="float" office:value="0.0520625">
                <text:p>0.0520625</text:p>
              </table:table-cell>
              <table:table-cell office:value-type="float" office:value="5.728301214">
                <text:p>5.728301214</text:p>
              </table:table-cell>
            </table:table-row>
            <table:table-row>
              <table:table-cell office:value-type="float" office:value="0.052125">
                <text:p>0.052125</text:p>
              </table:table-cell>
              <table:table-cell office:value-type="float" office:value="5.794059146">
                <text:p>5.794059146</text:p>
              </table:table-cell>
            </table:table-row>
            <table:table-row>
              <table:table-cell office:value-type="float" office:value="0.0521875">
                <text:p>0.0521875</text:p>
              </table:table-cell>
              <table:table-cell office:value-type="float" office:value="5.862795746">
                <text:p>5.862795746</text:p>
              </table:table-cell>
            </table:table-row>
            <table:table-row>
              <table:table-cell office:value-type="float" office:value="0.05225">
                <text:p>0.05225</text:p>
              </table:table-cell>
              <table:table-cell office:value-type="float" office:value="5.934423598">
                <text:p>5.934423598</text:p>
              </table:table-cell>
            </table:table-row>
            <table:table-row>
              <table:table-cell office:value-type="float" office:value="0.0523125">
                <text:p>0.0523125</text:p>
              </table:table-cell>
              <table:table-cell office:value-type="float" office:value="6.008855285">
                <text:p>6.008855285</text:p>
              </table:table-cell>
            </table:table-row>
            <table:table-row>
              <table:table-cell office:value-type="float" office:value="0.052375">
                <text:p>0.052375</text:p>
              </table:table-cell>
              <table:table-cell office:value-type="float" office:value="6.086003391">
                <text:p>6.086003391</text:p>
              </table:table-cell>
            </table:table-row>
            <table:table-row>
              <table:table-cell office:value-type="float" office:value="0.0524375">
                <text:p>0.0524375</text:p>
              </table:table-cell>
              <table:table-cell office:value-type="float" office:value="6.165780502">
                <text:p>6.165780502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6.2480992">
                <text:p>6.2480992</text:p>
              </table:table-cell>
            </table:table-row>
            <table:table-row>
              <table:table-cell office:value-type="float" office:value="0.0525625">
                <text:p>0.0525625</text:p>
              </table:table-cell>
              <table:table-cell office:value-type="float" office:value="6.332856822">
                <text:p>6.332856822</text:p>
              </table:table-cell>
            </table:table-row>
            <table:table-row>
              <table:table-cell office:value-type="float" office:value="0.052625">
                <text:p>0.052625</text:p>
              </table:table-cell>
              <table:table-cell office:value-type="float" office:value="6.419889715">
                <text:p>6.419889715</text:p>
              </table:table-cell>
            </table:table-row>
            <table:table-row>
              <table:table-cell office:value-type="float" office:value="0.0526875">
                <text:p>0.0526875</text:p>
              </table:table-cell>
              <table:table-cell office:value-type="float" office:value="6.509018974">
                <text:p>6.509018974</text:p>
              </table:table-cell>
            </table:table-row>
            <table:table-row>
              <table:table-cell office:value-type="float" office:value="0.05275">
                <text:p>0.05275</text:p>
              </table:table-cell>
              <table:table-cell office:value-type="float" office:value="6.600065698">
                <text:p>6.600065698</text:p>
              </table:table-cell>
            </table:table-row>
            <table:table-row>
              <table:table-cell office:value-type="float" office:value="0.0528125">
                <text:p>0.0528125</text:p>
              </table:table-cell>
              <table:table-cell office:value-type="float" office:value="6.692850984">
                <text:p>6.692850984</text:p>
              </table:table-cell>
            </table:table-row>
            <table:table-row>
              <table:table-cell office:value-type="float" office:value="0.052875">
                <text:p>0.052875</text:p>
              </table:table-cell>
              <table:table-cell office:value-type="float" office:value="6.787195931">
                <text:p>6.787195931</text:p>
              </table:table-cell>
            </table:table-row>
            <table:table-row>
              <table:table-cell office:value-type="float" office:value="0.0529375">
                <text:p>0.0529375</text:p>
              </table:table-cell>
              <table:table-cell office:value-type="float" office:value="6.882921636">
                <text:p>6.882921636</text:p>
              </table:table-cell>
            </table:table-row>
            <table:table-row>
              <table:table-cell office:value-type="float" office:value="0.053">
                <text:p>0.053</text:p>
              </table:table-cell>
              <table:table-cell office:value-type="float" office:value="6.979849195">
                <text:p>6.979849195</text:p>
              </table:table-cell>
            </table:table-row>
            <table:table-row>
              <table:table-cell office:value-type="float" office:value="0.0530625">
                <text:p>0.0530625</text:p>
              </table:table-cell>
              <table:table-cell office:value-type="float" office:value="7.077793886">
                <text:p>7.077793886</text:p>
              </table:table-cell>
            </table:table-row>
            <table:table-row>
              <table:table-cell office:value-type="float" office:value="0.053125">
                <text:p>0.053125</text:p>
              </table:table-cell>
              <table:table-cell office:value-type="float" office:value="7.176547697">
                <text:p>7.176547697</text:p>
              </table:table-cell>
            </table:table-row>
            <table:table-row>
              <table:table-cell office:value-type="float" office:value="0.0531875">
                <text:p>0.0531875</text:p>
              </table:table-cell>
              <table:table-cell office:value-type="float" office:value="7.275896794">
                <text:p>7.275896794</text:p>
              </table:table-cell>
            </table:table-row>
            <table:table-row>
              <table:table-cell office:value-type="float" office:value="0.05325">
                <text:p>0.05325</text:p>
              </table:table-cell>
              <table:table-cell office:value-type="float" office:value="7.375627345">
                <text:p>7.375627345</text:p>
              </table:table-cell>
            </table:table-row>
            <table:table-row>
              <table:table-cell office:value-type="float" office:value="0.0533125">
                <text:p>0.0533125</text:p>
              </table:table-cell>
              <table:table-cell office:value-type="float" office:value="7.475525515">
                <text:p>7.475525515</text:p>
              </table:table-cell>
            </table:table-row>
            <table:table-row>
              <table:table-cell office:value-type="float" office:value="0.053375">
                <text:p>0.053375</text:p>
              </table:table-cell>
              <table:table-cell office:value-type="float" office:value="7.575377472">
                <text:p>7.575377472</text:p>
              </table:table-cell>
            </table:table-row>
            <table:table-row>
              <table:table-cell office:value-type="float" office:value="0.0534375">
                <text:p>0.0534375</text:p>
              </table:table-cell>
              <table:table-cell office:value-type="float" office:value="7.674969382">
                <text:p>7.674969382</text:p>
              </table:table-cell>
            </table:table-row>
            <table:table-row>
              <table:table-cell office:value-type="float" office:value="0.0535">
                <text:p>0.0535</text:p>
              </table:table-cell>
              <table:table-cell office:value-type="float" office:value="7.774087412">
                <text:p>7.774087412</text:p>
              </table:table-cell>
            </table:table-row>
            <table:table-row>
              <table:table-cell office:value-type="float" office:value="0.0535625">
                <text:p>0.0535625</text:p>
              </table:table-cell>
              <table:table-cell office:value-type="float" office:value="7.872526702">
                <text:p>7.872526702</text:p>
              </table:table-cell>
            </table:table-row>
            <table:table-row>
              <table:table-cell office:value-type="float" office:value="0.053625">
                <text:p>0.053625</text:p>
              </table:table-cell>
              <table:table-cell office:value-type="float" office:value="7.970118282">
                <text:p>7.970118282</text:p>
              </table:table-cell>
            </table:table-row>
            <table:table-row>
              <table:table-cell office:value-type="float" office:value="0.0536875">
                <text:p>0.0536875</text:p>
              </table:table-cell>
              <table:table-cell office:value-type="float" office:value="8.066702157">
                <text:p>8.066702157</text:p>
              </table:table-cell>
            </table:table-row>
            <table:table-row>
              <table:table-cell office:value-type="float" office:value="0.05375">
                <text:p>0.05375</text:p>
              </table:table-cell>
              <table:table-cell office:value-type="float" office:value="8.162118331">
                <text:p>8.162118331</text:p>
              </table:table-cell>
            </table:table-row>
            <table:table-row>
              <table:table-cell office:value-type="float" office:value="0.0538125">
                <text:p>0.0538125</text:p>
              </table:table-cell>
              <table:table-cell office:value-type="float" office:value="8.256206809">
                <text:p>8.256206809</text:p>
              </table:table-cell>
            </table:table-row>
            <table:table-row>
              <table:table-cell office:value-type="float" office:value="0.053875">
                <text:p>0.053875</text:p>
              </table:table-cell>
              <table:table-cell office:value-type="float" office:value="8.348807594">
                <text:p>8.348807594</text:p>
              </table:table-cell>
            </table:table-row>
            <table:table-row>
              <table:table-cell office:value-type="float" office:value="0.0539375">
                <text:p>0.0539375</text:p>
              </table:table-cell>
              <table:table-cell office:value-type="float" office:value="8.439760691">
                <text:p>8.439760691</text:p>
              </table:table-cell>
            </table:table-row>
            <table:table-row>
              <table:table-cell office:value-type="float" office:value="0.054">
                <text:p>0.054</text:p>
              </table:table-cell>
              <table:table-cell office:value-type="float" office:value="8.528906103">
                <text:p>8.528906103</text:p>
              </table:table-cell>
            </table:table-row>
            <table:table-row>
              <table:table-cell office:value-type="float" office:value="0.0540625">
                <text:p>0.0540625</text:p>
              </table:table-cell>
              <table:table-cell office:value-type="float" office:value="8.616108379">
                <text:p>8.616108379</text:p>
              </table:table-cell>
            </table:table-row>
            <table:table-row>
              <table:table-cell office:value-type="float" office:value="0.054125">
                <text:p>0.054125</text:p>
              </table:table-cell>
              <table:table-cell office:value-type="float" office:value="8.701330236">
                <text:p>8.701330236</text:p>
              </table:table-cell>
            </table:table-row>
            <table:table-row>
              <table:table-cell office:value-type="float" office:value="0.0541875">
                <text:p>0.0541875</text:p>
              </table:table-cell>
              <table:table-cell office:value-type="float" office:value="8.78455894">
                <text:p>8.78455894</text:p>
              </table:table-cell>
            </table:table-row>
            <table:table-row>
              <table:table-cell office:value-type="float" office:value="0.05425">
                <text:p>0.05425</text:p>
              </table:table-cell>
              <table:table-cell office:value-type="float" office:value="8.865781752">
                <text:p>8.865781752</text:p>
              </table:table-cell>
            </table:table-row>
            <table:table-row>
              <table:table-cell office:value-type="float" office:value="0.0543125">
                <text:p>0.0543125</text:p>
              </table:table-cell>
              <table:table-cell office:value-type="float" office:value="8.944985935">
                <text:p>8.944985935</text:p>
              </table:table-cell>
            </table:table-row>
            <table:table-row>
              <table:table-cell office:value-type="float" office:value="0.054375">
                <text:p>0.054375</text:p>
              </table:table-cell>
              <table:table-cell office:value-type="float" office:value="9.022158752">
                <text:p>9.022158752</text:p>
              </table:table-cell>
            </table:table-row>
            <table:table-row>
              <table:table-cell office:value-type="float" office:value="0.0544375">
                <text:p>0.0544375</text:p>
              </table:table-cell>
              <table:table-cell office:value-type="float" office:value="9.097287467">
                <text:p>9.097287467</text:p>
              </table:table-cell>
            </table:table-row>
            <table:table-row>
              <table:table-cell office:value-type="float" office:value="0.0545">
                <text:p>0.0545</text:p>
              </table:table-cell>
              <table:table-cell office:value-type="float" office:value="9.170359341">
                <text:p>9.170359341</text:p>
              </table:table-cell>
            </table:table-row>
            <table:table-row>
              <table:table-cell office:value-type="float" office:value="0.0545625">
                <text:p>0.0545625</text:p>
              </table:table-cell>
              <table:table-cell office:value-type="float" office:value="9.24137966">
                <text:p>9.24137966</text:p>
              </table:table-cell>
            </table:table-row>
            <table:table-row>
              <table:table-cell office:value-type="float" office:value="0.054625">
                <text:p>0.054625</text:p>
              </table:table-cell>
              <table:table-cell office:value-type="float" office:value="9.310425795">
                <text:p>9.310425795</text:p>
              </table:table-cell>
            </table:table-row>
            <table:table-row>
              <table:table-cell office:value-type="float" office:value="0.0546875">
                <text:p>0.0546875</text:p>
              </table:table-cell>
              <table:table-cell office:value-type="float" office:value="9.377593144">
                <text:p>9.377593144</text:p>
              </table:table-cell>
            </table:table-row>
            <table:table-row>
              <table:table-cell office:value-type="float" office:value="0.05475">
                <text:p>0.05475</text:p>
              </table:table-cell>
              <table:table-cell office:value-type="float" office:value="9.442977098">
                <text:p>9.442977098</text:p>
              </table:table-cell>
            </table:table-row>
            <table:table-row>
              <table:table-cell office:value-type="float" office:value="0.0548125">
                <text:p>0.0548125</text:p>
              </table:table-cell>
              <table:table-cell office:value-type="float" office:value="9.506673054">
                <text:p>9.506673054</text:p>
              </table:table-cell>
            </table:table-row>
            <table:table-row>
              <table:table-cell office:value-type="float" office:value="0.054875">
                <text:p>0.054875</text:p>
              </table:table-cell>
              <table:table-cell office:value-type="float" office:value="9.568776407">
                <text:p>9.568776407</text:p>
              </table:table-cell>
            </table:table-row>
            <table:table-row>
              <table:table-cell office:value-type="float" office:value="0.0549375">
                <text:p>0.0549375</text:p>
              </table:table-cell>
              <table:table-cell office:value-type="float" office:value="9.629382551">
                <text:p>9.629382551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9.68858688">
                <text:p>9.68858688</text:p>
              </table:table-cell>
            </table:table-row>
            <table:table-row>
              <table:table-cell office:value-type="float" office:value="0.0550625">
                <text:p>0.0550625</text:p>
              </table:table-cell>
              <table:table-cell office:value-type="float" office:value="9.746480681">
                <text:p>9.746480681</text:p>
              </table:table-cell>
            </table:table-row>
            <table:table-row>
              <table:table-cell office:value-type="float" office:value="0.055125">
                <text:p>0.055125</text:p>
              </table:table-cell>
              <table:table-cell office:value-type="float" office:value="9.803138802">
                <text:p>9.803138802</text:p>
              </table:table-cell>
            </table:table-row>
            <table:table-row>
              <table:table-cell office:value-type="float" office:value="0.0551875">
                <text:p>0.0551875</text:p>
              </table:table-cell>
              <table:table-cell office:value-type="float" office:value="9.858631986">
                <text:p>9.858631986</text:p>
              </table:table-cell>
            </table:table-row>
            <table:table-row>
              <table:table-cell office:value-type="float" office:value="0.05525">
                <text:p>0.05525</text:p>
              </table:table-cell>
              <table:table-cell office:value-type="float" office:value="9.913030972">
                <text:p>9.913030972</text:p>
              </table:table-cell>
            </table:table-row>
            <table:table-row>
              <table:table-cell office:value-type="float" office:value="0.0553125">
                <text:p>0.0553125</text:p>
              </table:table-cell>
              <table:table-cell office:value-type="float" office:value="9.966406501">
                <text:p>9.966406501</text:p>
              </table:table-cell>
            </table:table-row>
            <table:table-row>
              <table:table-cell office:value-type="float" office:value="0.055375">
                <text:p>0.055375</text:p>
              </table:table-cell>
              <table:table-cell office:value-type="float" office:value="10.01882931">
                <text:p>10.01882931</text:p>
              </table:table-cell>
            </table:table-row>
            <table:table-row>
              <table:table-cell office:value-type="float" office:value="0.0554375">
                <text:p>0.0554375</text:p>
              </table:table-cell>
              <table:table-cell office:value-type="float" office:value="10.07037015">
                <text:p>10.07037015</text:p>
              </table:table-cell>
            </table:table-row>
            <table:table-row>
              <table:table-cell office:value-type="float" office:value="0.0555">
                <text:p>0.0555</text:p>
              </table:table-cell>
              <table:table-cell office:value-type="float" office:value="10.12109976">
                <text:p>10.12109976</text:p>
              </table:table-cell>
            </table:table-row>
            <table:table-row>
              <table:table-cell office:value-type="float" office:value="0.0555625">
                <text:p>0.0555625</text:p>
              </table:table-cell>
              <table:table-cell office:value-type="float" office:value="10.1710773">
                <text:p>10.1710773</text:p>
              </table:table-cell>
            </table:table-row>
            <table:table-row>
              <table:table-cell office:value-type="float" office:value="0.055625">
                <text:p>0.055625</text:p>
              </table:table-cell>
              <table:table-cell office:value-type="float" office:value="10.22031573">
                <text:p>10.22031573</text:p>
              </table:table-cell>
            </table:table-row>
            <table:table-row>
              <table:table-cell office:value-type="float" office:value="0.0556875">
                <text:p>0.0556875</text:p>
              </table:table-cell>
              <table:table-cell office:value-type="float" office:value="10.26881639">
                <text:p>10.26881639</text:p>
              </table:table-cell>
            </table:table-row>
            <table:table-row>
              <table:table-cell office:value-type="float" office:value="0.05575">
                <text:p>0.05575</text:p>
              </table:table-cell>
              <table:table-cell office:value-type="float" office:value="10.31658068">
                <text:p>10.31658068</text:p>
              </table:table-cell>
            </table:table-row>
            <table:table-row>
              <table:table-cell office:value-type="float" office:value="0.0558125">
                <text:p>0.0558125</text:p>
              </table:table-cell>
              <table:table-cell office:value-type="float" office:value="10.36360994">
                <text:p>10.36360994</text:p>
              </table:table-cell>
            </table:table-row>
            <table:table-row>
              <table:table-cell office:value-type="float" office:value="0.055875">
                <text:p>0.055875</text:p>
              </table:table-cell>
              <table:table-cell office:value-type="float" office:value="10.40990556">
                <text:p>10.40990556</text:p>
              </table:table-cell>
            </table:table-row>
            <table:table-row>
              <table:table-cell office:value-type="float" office:value="0.0559375">
                <text:p>0.0559375</text:p>
              </table:table-cell>
              <table:table-cell office:value-type="float" office:value="10.45546891">
                <text:p>10.45546891</text:p>
              </table:table-cell>
            </table:table-row>
            <table:table-row>
              <table:table-cell office:value-type="float" office:value="0.056">
                <text:p>0.056</text:p>
              </table:table-cell>
              <table:table-cell office:value-type="float" office:value="10.50030134">
                <text:p>10.50030134</text:p>
              </table:table-cell>
            </table:table-row>
            <table:table-row>
              <table:table-cell office:value-type="float" office:value="0.0560625">
                <text:p>0.0560625</text:p>
              </table:table-cell>
              <table:table-cell office:value-type="float" office:value="10.54439917">
                <text:p>10.54439917</text:p>
              </table:table-cell>
            </table:table-row>
            <table:table-row>
              <table:table-cell office:value-type="float" office:value="0.056125">
                <text:p>0.056125</text:p>
              </table:table-cell>
              <table:table-cell office:value-type="float" office:value="10.58773841">
                <text:p>10.58773841</text:p>
              </table:table-cell>
            </table:table-row>
            <table:table-row>
              <table:table-cell office:value-type="float" office:value="0.0561875">
                <text:p>0.0561875</text:p>
              </table:table-cell>
              <table:table-cell office:value-type="float" office:value="10.63029002">
                <text:p>10.63029002</text:p>
              </table:table-cell>
            </table:table-row>
            <table:table-row>
              <table:table-cell office:value-type="float" office:value="0.05625">
                <text:p>0.05625</text:p>
              </table:table-cell>
              <table:table-cell office:value-type="float" office:value="10.67202494">
                <text:p>10.67202494</text:p>
              </table:table-cell>
            </table:table-row>
            <table:table-row>
              <table:table-cell office:value-type="float" office:value="0.0563125">
                <text:p>0.0563125</text:p>
              </table:table-cell>
              <table:table-cell office:value-type="float" office:value="10.71291412">
                <text:p>10.71291412</text:p>
              </table:table-cell>
            </table:table-row>
            <table:table-row>
              <table:table-cell office:value-type="float" office:value="0.056375">
                <text:p>0.056375</text:p>
              </table:table-cell>
              <table:table-cell office:value-type="float" office:value="10.75292853">
                <text:p>10.75292853</text:p>
              </table:table-cell>
            </table:table-row>
            <table:table-row>
              <table:table-cell office:value-type="float" office:value="0.0564375">
                <text:p>0.0564375</text:p>
              </table:table-cell>
              <table:table-cell office:value-type="float" office:value="10.7920391">
                <text:p>10.7920391</text:p>
              </table:table-cell>
            </table:table-row>
            <table:table-row>
              <table:table-cell office:value-type="float" office:value="0.0565">
                <text:p>0.0565</text:p>
              </table:table-cell>
              <table:table-cell office:value-type="float" office:value="10.83021679">
                <text:p>10.83021679</text:p>
              </table:table-cell>
            </table:table-row>
            <table:table-row>
              <table:table-cell office:value-type="float" office:value="0.0565625">
                <text:p>0.0565625</text:p>
              </table:table-cell>
              <table:table-cell office:value-type="float" office:value="10.8674371">
                <text:p>10.8674371</text:p>
              </table:table-cell>
            </table:table-row>
            <table:table-row>
              <table:table-cell office:value-type="float" office:value="0.056625">
                <text:p>0.056625</text:p>
              </table:table-cell>
              <table:table-cell office:value-type="float" office:value="10.90369373">
                <text:p>10.90369373</text:p>
              </table:table-cell>
            </table:table-row>
            <table:table-row>
              <table:table-cell office:value-type="float" office:value="0.0566875">
                <text:p>0.0566875</text:p>
              </table:table-cell>
              <table:table-cell office:value-type="float" office:value="10.93898493">
                <text:p>10.93898493</text:p>
              </table:table-cell>
            </table:table-row>
            <table:table-row>
              <table:table-cell office:value-type="float" office:value="0.05675">
                <text:p>0.05675</text:p>
              </table:table-cell>
              <table:table-cell office:value-type="float" office:value="10.97330894">
                <text:p>10.97330894</text:p>
              </table:table-cell>
            </table:table-row>
            <table:table-row>
              <table:table-cell office:value-type="float" office:value="0.0568125">
                <text:p>0.0568125</text:p>
              </table:table-cell>
              <table:table-cell office:value-type="float" office:value="11.00666402">
                <text:p>11.00666402</text:p>
              </table:table-cell>
            </table:table-row>
            <table:table-row>
              <table:table-cell office:value-type="float" office:value="0.056875">
                <text:p>0.056875</text:p>
              </table:table-cell>
              <table:table-cell office:value-type="float" office:value="11.03904842">
                <text:p>11.03904842</text:p>
              </table:table-cell>
            </table:table-row>
            <table:table-row>
              <table:table-cell office:value-type="float" office:value="0.0569375">
                <text:p>0.0569375</text:p>
              </table:table-cell>
              <table:table-cell office:value-type="float" office:value="11.07046038">
                <text:p>11.07046038</text:p>
              </table:table-cell>
            </table:table-row>
            <table:table-row>
              <table:table-cell office:value-type="float" office:value="0.057">
                <text:p>0.057</text:p>
              </table:table-cell>
              <table:table-cell office:value-type="float" office:value="11.10089816">
                <text:p>11.10089816</text:p>
              </table:table-cell>
            </table:table-row>
            <table:table-row>
              <table:table-cell office:value-type="float" office:value="0.0570625">
                <text:p>0.0570625</text:p>
              </table:table-cell>
              <table:table-cell office:value-type="float" office:value="11.13036376">
                <text:p>11.13036376</text:p>
              </table:table-cell>
            </table:table-row>
            <table:table-row>
              <table:table-cell office:value-type="float" office:value="0.057125">
                <text:p>0.057125</text:p>
              </table:table-cell>
              <table:table-cell office:value-type="float" office:value="11.1588743">
                <text:p>11.1588743</text:p>
              </table:table-cell>
            </table:table-row>
            <table:table-row>
              <table:table-cell office:value-type="float" office:value="0.0571875">
                <text:p>0.0571875</text:p>
              </table:table-cell>
              <table:table-cell office:value-type="float" office:value="11.18645063">
                <text:p>11.18645063</text:p>
              </table:table-cell>
            </table:table-row>
            <table:table-row>
              <table:table-cell office:value-type="float" office:value="0.05725">
                <text:p>0.05725</text:p>
              </table:table-cell>
              <table:table-cell office:value-type="float" office:value="11.21311362">
                <text:p>11.21311362</text:p>
              </table:table-cell>
            </table:table-row>
            <table:table-row>
              <table:table-cell office:value-type="float" office:value="0.0573125">
                <text:p>0.0573125</text:p>
              </table:table-cell>
              <table:table-cell office:value-type="float" office:value="11.23888414">
                <text:p>11.23888414</text:p>
              </table:table-cell>
            </table:table-row>
            <table:table-row>
              <table:table-cell office:value-type="float" office:value="0.057375">
                <text:p>0.057375</text:p>
              </table:table-cell>
              <table:table-cell office:value-type="float" office:value="11.26378306">
                <text:p>11.26378306</text:p>
              </table:table-cell>
            </table:table-row>
            <table:table-row>
              <table:table-cell office:value-type="float" office:value="0.0574375">
                <text:p>0.0574375</text:p>
              </table:table-cell>
              <table:table-cell office:value-type="float" office:value="11.28783123">
                <text:p>11.28783123</text:p>
              </table:table-cell>
            </table:table-row>
            <table:table-row>
              <table:table-cell office:value-type="float" office:value="0.0575">
                <text:p>0.0575</text:p>
              </table:table-cell>
              <table:table-cell office:value-type="float" office:value="11.31104953">
                <text:p>11.31104953</text:p>
              </table:table-cell>
            </table:table-row>
            <table:table-row>
              <table:table-cell office:value-type="float" office:value="0.0575625">
                <text:p>0.0575625</text:p>
              </table:table-cell>
              <table:table-cell office:value-type="float" office:value="11.3334529">
                <text:p>11.3334529</text:p>
              </table:table-cell>
            </table:table-row>
            <table:table-row>
              <table:table-cell office:value-type="float" office:value="0.057625">
                <text:p>0.057625</text:p>
              </table:table-cell>
              <table:table-cell office:value-type="float" office:value="11.35503257">
                <text:p>11.35503257</text:p>
              </table:table-cell>
            </table:table-row>
            <table:table-row>
              <table:table-cell office:value-type="float" office:value="0.0576875">
                <text:p>0.0576875</text:p>
              </table:table-cell>
              <table:table-cell office:value-type="float" office:value="11.37577384">
                <text:p>11.37577384</text:p>
              </table:table-cell>
            </table:table-row>
            <table:table-row>
              <table:table-cell office:value-type="float" office:value="0.05775">
                <text:p>0.05775</text:p>
              </table:table-cell>
              <table:table-cell office:value-type="float" office:value="11.39566202">
                <text:p>11.39566202</text:p>
              </table:table-cell>
            </table:table-row>
            <table:table-row>
              <table:table-cell office:value-type="float" office:value="0.0578125">
                <text:p>0.0578125</text:p>
              </table:table-cell>
              <table:table-cell office:value-type="float" office:value="11.41468242">
                <text:p>11.41468242</text:p>
              </table:table-cell>
            </table:table-row>
            <table:table-row>
              <table:table-cell office:value-type="float" office:value="0.057875">
                <text:p>0.057875</text:p>
              </table:table-cell>
              <table:table-cell office:value-type="float" office:value="11.43282035">
                <text:p>11.43282035</text:p>
              </table:table-cell>
            </table:table-row>
            <table:table-row>
              <table:table-cell office:value-type="float" office:value="0.0579375">
                <text:p>0.0579375</text:p>
              </table:table-cell>
              <table:table-cell office:value-type="float" office:value="11.4500611">
                <text:p>11.4500611</text:p>
              </table:table-cell>
            </table:table-row>
            <table:table-row>
              <table:table-cell office:value-type="float" office:value="0.058">
                <text:p>0.058</text:p>
              </table:table-cell>
              <table:table-cell office:value-type="float" office:value="11.46639">
                <text:p>11.46639</text:p>
              </table:table-cell>
            </table:table-row>
            <table:table-row>
              <table:table-cell office:value-type="float" office:value="0.0580625">
                <text:p>0.0580625</text:p>
              </table:table-cell>
              <table:table-cell office:value-type="float" office:value="11.48179565">
                <text:p>11.48179565</text:p>
              </table:table-cell>
            </table:table-row>
            <table:table-row>
              <table:table-cell office:value-type="float" office:value="0.058125">
                <text:p>0.058125</text:p>
              </table:table-cell>
              <table:table-cell office:value-type="float" office:value="11.49627998">
                <text:p>11.49627998</text:p>
              </table:table-cell>
            </table:table-row>
            <table:table-row>
              <table:table-cell office:value-type="float" office:value="0.0581875">
                <text:p>0.0581875</text:p>
              </table:table-cell>
              <table:table-cell office:value-type="float" office:value="11.50984823">
                <text:p>11.50984823</text:p>
              </table:table-cell>
            </table:table-row>
            <table:table-row>
              <table:table-cell office:value-type="float" office:value="0.05825">
                <text:p>0.05825</text:p>
              </table:table-cell>
              <table:table-cell office:value-type="float" office:value="11.52250562">
                <text:p>11.52250562</text:p>
              </table:table-cell>
            </table:table-row>
            <table:table-row>
              <table:table-cell office:value-type="float" office:value="0.0583125">
                <text:p>0.0583125</text:p>
              </table:table-cell>
              <table:table-cell office:value-type="float" office:value="11.53425739">
                <text:p>11.53425739</text:p>
              </table:table-cell>
            </table:table-row>
            <table:table-row>
              <table:table-cell office:value-type="float" office:value="0.058375">
                <text:p>0.058375</text:p>
              </table:table-cell>
              <table:table-cell office:value-type="float" office:value="11.54510878">
                <text:p>11.54510878</text:p>
              </table:table-cell>
            </table:table-row>
            <table:table-row>
              <table:table-cell office:value-type="float" office:value="0.0584375">
                <text:p>0.0584375</text:p>
              </table:table-cell>
              <table:table-cell office:value-type="float" office:value="11.55506501">
                <text:p>11.55506501</text:p>
              </table:table-cell>
            </table:table-row>
            <table:table-row>
              <table:table-cell office:value-type="float" office:value="0.0585">
                <text:p>0.0585</text:p>
              </table:table-cell>
              <table:table-cell office:value-type="float" office:value="11.56413134">
                <text:p>11.56413134</text:p>
              </table:table-cell>
            </table:table-row>
            <table:table-row>
              <table:table-cell office:value-type="float" office:value="0.0585625">
                <text:p>0.0585625</text:p>
              </table:table-cell>
              <table:table-cell office:value-type="float" office:value="11.57231123">
                <text:p>11.57231123</text:p>
              </table:table-cell>
            </table:table-row>
            <table:table-row>
              <table:table-cell office:value-type="float" office:value="0.058625">
                <text:p>0.058625</text:p>
              </table:table-cell>
              <table:table-cell office:value-type="float" office:value="11.57960121">
                <text:p>11.57960121</text:p>
              </table:table-cell>
            </table:table-row>
            <table:table-row>
              <table:table-cell office:value-type="float" office:value="0.0586875">
                <text:p>0.0586875</text:p>
              </table:table-cell>
              <table:table-cell office:value-type="float" office:value="11.58599601">
                <text:p>11.58599601</text:p>
              </table:table-cell>
            </table:table-row>
            <table:table-row>
              <table:table-cell office:value-type="float" office:value="0.05875">
                <text:p>0.05875</text:p>
              </table:table-cell>
              <table:table-cell office:value-type="float" office:value="11.5914904">
                <text:p>11.5914904</text:p>
              </table:table-cell>
            </table:table-row>
            <table:table-row>
              <table:table-cell office:value-type="float" office:value="0.0588125">
                <text:p>0.0588125</text:p>
              </table:table-cell>
              <table:table-cell office:value-type="float" office:value="11.59607912">
                <text:p>11.59607912</text:p>
              </table:table-cell>
            </table:table-row>
            <table:table-row>
              <table:table-cell office:value-type="float" office:value="0.058875">
                <text:p>0.058875</text:p>
              </table:table-cell>
              <table:table-cell office:value-type="float" office:value="11.59975695">
                <text:p>11.59975695</text:p>
              </table:table-cell>
            </table:table-row>
            <table:table-row>
              <table:table-cell office:value-type="float" office:value="0.0589375">
                <text:p>0.0589375</text:p>
              </table:table-cell>
              <table:table-cell office:value-type="float" office:value="11.60251862">
                <text:p>11.60251862</text:p>
              </table:table-cell>
            </table:table-row>
            <table:table-row>
              <table:table-cell office:value-type="float" office:value="0.059">
                <text:p>0.059</text:p>
              </table:table-cell>
              <table:table-cell office:value-type="float" office:value="11.6043589">
                <text:p>11.6043589</text:p>
              </table:table-cell>
            </table:table-row>
            <table:table-row>
              <table:table-cell office:value-type="float" office:value="0.0590625">
                <text:p>0.0590625</text:p>
              </table:table-cell>
              <table:table-cell office:value-type="float" office:value="11.60526952">
                <text:p>11.60526952</text:p>
              </table:table-cell>
            </table:table-row>
            <table:table-row>
              <table:table-cell office:value-type="float" office:value="0.059125">
                <text:p>0.059125</text:p>
              </table:table-cell>
              <table:table-cell office:value-type="float" office:value="11.60523012">
                <text:p>11.60523012</text:p>
              </table:table-cell>
            </table:table-row>
            <table:table-row>
              <table:table-cell office:value-type="float" office:value="0.0591875">
                <text:p>0.0591875</text:p>
              </table:table-cell>
              <table:table-cell office:value-type="float" office:value="11.60421731">
                <text:p>11.60421731</text:p>
              </table:table-cell>
            </table:table-row>
            <table:table-row>
              <table:table-cell office:value-type="float" office:value="0.05925">
                <text:p>0.05925</text:p>
              </table:table-cell>
              <table:table-cell office:value-type="float" office:value="11.6022077">
                <text:p>11.6022077</text:p>
              </table:table-cell>
            </table:table-row>
            <table:table-row>
              <table:table-cell office:value-type="float" office:value="0.0593125">
                <text:p>0.0593125</text:p>
              </table:table-cell>
              <table:table-cell office:value-type="float" office:value="11.59917792">
                <text:p>11.59917792</text:p>
              </table:table-cell>
            </table:table-row>
            <table:table-row>
              <table:table-cell office:value-type="float" office:value="0.059375">
                <text:p>0.059375</text:p>
              </table:table-cell>
              <table:table-cell office:value-type="float" office:value="11.59510459">
                <text:p>11.59510459</text:p>
              </table:table-cell>
            </table:table-row>
            <table:table-row>
              <table:table-cell office:value-type="float" office:value="0.0594375">
                <text:p>0.0594375</text:p>
              </table:table-cell>
              <table:table-cell office:value-type="float" office:value="11.5899643">
                <text:p>11.5899643</text:p>
              </table:table-cell>
            </table:table-row>
            <table:table-row>
              <table:table-cell office:value-type="float" office:value="0.0595">
                <text:p>0.0595</text:p>
              </table:table-cell>
              <table:table-cell office:value-type="float" office:value="11.58373369">
                <text:p>11.58373369</text:p>
              </table:table-cell>
            </table:table-row>
            <table:table-row>
              <table:table-cell office:value-type="float" office:value="0.0595625">
                <text:p>0.0595625</text:p>
              </table:table-cell>
              <table:table-cell office:value-type="float" office:value="11.57639792">
                <text:p>11.57639792</text:p>
              </table:table-cell>
            </table:table-row>
            <table:table-row>
              <table:table-cell office:value-type="float" office:value="0.059625">
                <text:p>0.059625</text:p>
              </table:table-cell>
              <table:table-cell office:value-type="float" office:value="11.56797634">
                <text:p>11.56797634</text:p>
              </table:table-cell>
            </table:table-row>
            <table:table-row>
              <table:table-cell office:value-type="float" office:value="0.0596875">
                <text:p>0.0596875</text:p>
              </table:table-cell>
              <table:table-cell office:value-type="float" office:value="11.55849685">
                <text:p>11.55849685</text:p>
              </table:table-cell>
            </table:table-row>
            <table:table-row>
              <table:table-cell office:value-type="float" office:value="0.05975">
                <text:p>0.05975</text:p>
              </table:table-cell>
              <table:table-cell office:value-type="float" office:value="11.54798736">
                <text:p>11.54798736</text:p>
              </table:table-cell>
            </table:table-row>
            <table:table-row>
              <table:table-cell office:value-type="float" office:value="0.0598125">
                <text:p>0.0598125</text:p>
              </table:table-cell>
              <table:table-cell office:value-type="float" office:value="11.53647577">
                <text:p>11.53647577</text:p>
              </table:table-cell>
            </table:table-row>
            <table:table-row>
              <table:table-cell office:value-type="float" office:value="0.059875">
                <text:p>0.059875</text:p>
              </table:table-cell>
              <table:table-cell office:value-type="float" office:value="11.52398999">
                <text:p>11.52398999</text:p>
              </table:table-cell>
            </table:table-row>
            <table:table-row>
              <table:table-cell office:value-type="float" office:value="0.0599375">
                <text:p>0.0599375</text:p>
              </table:table-cell>
              <table:table-cell office:value-type="float" office:value="11.51055792">
                <text:p>11.5105579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49620746">
                <text:p>11.49620746</text:p>
              </table:table-cell>
            </table:table-row>
            <table:table-row>
              <table:table-cell office:value-type="float" office:value="0.0600625">
                <text:p>0.0600625</text:p>
              </table:table-cell>
              <table:table-cell office:value-type="float" office:value="11.48097101">
                <text:p>11.48097101</text:p>
              </table:table-cell>
            </table:table-row>
            <table:table-row>
              <table:table-cell office:value-type="float" office:value="0.060125">
                <text:p>0.060125</text:p>
              </table:table-cell>
              <table:table-cell office:value-type="float" office:value="11.46489892">
                <text:p>11.46489892</text:p>
              </table:table-cell>
            </table:table-row>
            <table:table-row>
              <table:table-cell office:value-type="float" office:value="0.0601875">
                <text:p>0.0601875</text:p>
              </table:table-cell>
              <table:table-cell office:value-type="float" office:value="11.44804607">
                <text:p>11.44804607</text:p>
              </table:table-cell>
            </table:table-row>
            <table:table-row>
              <table:table-cell office:value-type="float" office:value="0.06025">
                <text:p>0.06025</text:p>
              </table:table-cell>
              <table:table-cell office:value-type="float" office:value="11.43046729">
                <text:p>11.43046729</text:p>
              </table:table-cell>
            </table:table-row>
            <table:table-row>
              <table:table-cell office:value-type="float" office:value="0.0603125">
                <text:p>0.0603125</text:p>
              </table:table-cell>
              <table:table-cell office:value-type="float" office:value="11.41221745">
                <text:p>11.41221745</text:p>
              </table:table-cell>
            </table:table-row>
            <table:table-row>
              <table:table-cell office:value-type="float" office:value="0.060375">
                <text:p>0.060375</text:p>
              </table:table-cell>
              <table:table-cell office:value-type="float" office:value="11.3933514">
                <text:p>11.3933514</text:p>
              </table:table-cell>
            </table:table-row>
            <table:table-row>
              <table:table-cell office:value-type="float" office:value="0.0604375">
                <text:p>0.0604375</text:p>
              </table:table-cell>
              <table:table-cell office:value-type="float" office:value="11.373924">
                <text:p>11.373924</text:p>
              </table:table-cell>
            </table:table-row>
            <table:table-row>
              <table:table-cell office:value-type="float" office:value="0.0605">
                <text:p>0.0605</text:p>
              </table:table-cell>
              <table:table-cell office:value-type="float" office:value="11.3539901">
                <text:p>11.3539901</text:p>
              </table:table-cell>
            </table:table-row>
            <table:table-row>
              <table:table-cell office:value-type="float" office:value="0.0605625">
                <text:p>0.0605625</text:p>
              </table:table-cell>
              <table:table-cell office:value-type="float" office:value="11.33360609">
                <text:p>11.33360609</text:p>
              </table:table-cell>
            </table:table-row>
            <table:table-row>
              <table:table-cell office:value-type="float" office:value="0.060625">
                <text:p>0.060625</text:p>
              </table:table-cell>
              <table:table-cell office:value-type="float" office:value="11.31283451">
                <text:p>11.31283451</text:p>
              </table:table-cell>
            </table:table-row>
            <table:table-row>
              <table:table-cell office:value-type="float" office:value="0.0606875">
                <text:p>0.0606875</text:p>
              </table:table-cell>
              <table:table-cell office:value-type="float" office:value="11.29173945">
                <text:p>11.29173945</text:p>
              </table:table-cell>
            </table:table-row>
            <table:table-row>
              <table:table-cell office:value-type="float" office:value="0.06075">
                <text:p>0.06075</text:p>
              </table:table-cell>
              <table:table-cell office:value-type="float" office:value="11.27038498">
                <text:p>11.27038498</text:p>
              </table:table-cell>
            </table:table-row>
            <table:table-row>
              <table:table-cell office:value-type="float" office:value="0.0608125">
                <text:p>0.0608125</text:p>
              </table:table-cell>
              <table:table-cell office:value-type="float" office:value="11.24883518">
                <text:p>11.24883518</text:p>
              </table:table-cell>
            </table:table-row>
            <table:table-row>
              <table:table-cell office:value-type="float" office:value="0.060875">
                <text:p>0.060875</text:p>
              </table:table-cell>
              <table:table-cell office:value-type="float" office:value="11.22715413">
                <text:p>11.22715413</text:p>
              </table:table-cell>
            </table:table-row>
            <table:table-row>
              <table:table-cell office:value-type="float" office:value="0.0609375">
                <text:p>0.0609375</text:p>
              </table:table-cell>
              <table:table-cell office:value-type="float" office:value="11.20540591">
                <text:p>11.20540591</text:p>
              </table:table-cell>
            </table:table-row>
            <table:table-row>
              <table:table-cell office:value-type="float" office:value="0.061">
                <text:p>0.061</text:p>
              </table:table-cell>
              <table:table-cell office:value-type="float" office:value="11.1836546">
                <text:p>11.1836546</text:p>
              </table:table-cell>
            </table:table-row>
            <table:table-row>
              <table:table-cell office:value-type="float" office:value="0.0610625">
                <text:p>0.0610625</text:p>
              </table:table-cell>
              <table:table-cell office:value-type="float" office:value="11.16196214">
                <text:p>11.16196214</text:p>
              </table:table-cell>
            </table:table-row>
            <table:table-row>
              <table:table-cell office:value-type="float" office:value="0.061125">
                <text:p>0.061125</text:p>
              </table:table-cell>
              <table:table-cell office:value-type="float" office:value="11.14038194">
                <text:p>11.14038194</text:p>
              </table:table-cell>
            </table:table-row>
            <table:table-row>
              <table:table-cell office:value-type="float" office:value="0.0611875">
                <text:p>0.0611875</text:p>
              </table:table-cell>
              <table:table-cell office:value-type="float" office:value="11.11896527">
                <text:p>11.11896527</text:p>
              </table:table-cell>
            </table:table-row>
            <table:table-row>
              <table:table-cell office:value-type="float" office:value="0.06125">
                <text:p>0.06125</text:p>
              </table:table-cell>
              <table:table-cell office:value-type="float" office:value="11.09776341">
                <text:p>11.09776341</text:p>
              </table:table-cell>
            </table:table-row>
            <table:table-row>
              <table:table-cell office:value-type="float" office:value="0.0613125">
                <text:p>0.0613125</text:p>
              </table:table-cell>
              <table:table-cell office:value-type="float" office:value="11.07682763">
                <text:p>11.07682763</text:p>
              </table:table-cell>
            </table:table-row>
            <table:table-row>
              <table:table-cell office:value-type="float" office:value="0.061375">
                <text:p>0.061375</text:p>
              </table:table-cell>
              <table:table-cell office:value-type="float" office:value="11.0562092">
                <text:p>11.0562092</text:p>
              </table:table-cell>
            </table:table-row>
            <table:table-row>
              <table:table-cell office:value-type="float" office:value="0.0614375">
                <text:p>0.0614375</text:p>
              </table:table-cell>
              <table:table-cell office:value-type="float" office:value="11.03595939">
                <text:p>11.03595939</text:p>
              </table:table-cell>
            </table:table-row>
            <table:table-row>
              <table:table-cell office:value-type="float" office:value="0.0615">
                <text:p>0.0615</text:p>
              </table:table-cell>
              <table:table-cell office:value-type="float" office:value="11.01612948">
                <text:p>11.01612948</text:p>
              </table:table-cell>
            </table:table-row>
            <table:table-row>
              <table:table-cell office:value-type="float" office:value="0.0615625">
                <text:p>0.0615625</text:p>
              </table:table-cell>
              <table:table-cell office:value-type="float" office:value="10.99676451">
                <text:p>10.99676451</text:p>
              </table:table-cell>
            </table:table-row>
            <table:table-row>
              <table:table-cell office:value-type="float" office:value="0.061625">
                <text:p>0.061625</text:p>
              </table:table-cell>
              <table:table-cell office:value-type="float" office:value="10.97788458">
                <text:p>10.97788458</text:p>
              </table:table-cell>
            </table:table-row>
            <table:table-row>
              <table:table-cell office:value-type="float" office:value="0.0616875">
                <text:p>0.0616875</text:p>
              </table:table-cell>
              <table:table-cell office:value-type="float" office:value="10.95950356">
                <text:p>10.95950356</text:p>
              </table:table-cell>
            </table:table-row>
            <table:table-row>
              <table:table-cell office:value-type="float" office:value="0.06175">
                <text:p>0.06175</text:p>
              </table:table-cell>
              <table:table-cell office:value-type="float" office:value="10.94163532">
                <text:p>10.94163532</text:p>
              </table:table-cell>
            </table:table-row>
            <table:table-row>
              <table:table-cell office:value-type="float" office:value="0.0618125">
                <text:p>0.0618125</text:p>
              </table:table-cell>
              <table:table-cell office:value-type="float" office:value="10.92429374">
                <text:p>10.92429374</text:p>
              </table:table-cell>
            </table:table-row>
            <table:table-row>
              <table:table-cell office:value-type="float" office:value="0.061875">
                <text:p>0.061875</text:p>
              </table:table-cell>
              <table:table-cell office:value-type="float" office:value="10.90749267">
                <text:p>10.90749267</text:p>
              </table:table-cell>
            </table:table-row>
            <table:table-row>
              <table:table-cell office:value-type="float" office:value="0.0619375">
                <text:p>0.0619375</text:p>
              </table:table-cell>
              <table:table-cell office:value-type="float" office:value="10.891246">
                <text:p>10.891246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10.8755676">
                <text:p>10.8755676</text:p>
              </table:table-cell>
            </table:table-row>
            <table:table-row>
              <table:table-cell office:value-type="float" office:value="0.0620625">
                <text:p>0.0620625</text:p>
              </table:table-cell>
              <table:table-cell office:value-type="float" office:value="10.86046357">
                <text:p>10.86046357</text:p>
              </table:table-cell>
            </table:table-row>
            <table:table-row>
              <table:table-cell office:value-type="float" office:value="0.062125">
                <text:p>0.062125</text:p>
              </table:table-cell>
              <table:table-cell office:value-type="float" office:value="10.84590908">
                <text:p>10.84590908</text:p>
              </table:table-cell>
            </table:table-row>
            <table:table-row>
              <table:table-cell office:value-type="float" office:value="0.0621875">
                <text:p>0.0621875</text:p>
              </table:table-cell>
              <table:table-cell office:value-type="float" office:value="10.83187151">
                <text:p>10.83187151</text:p>
              </table:table-cell>
            </table:table-row>
            <table:table-row>
              <table:table-cell office:value-type="float" office:value="0.06225">
                <text:p>0.06225</text:p>
              </table:table-cell>
              <table:table-cell office:value-type="float" office:value="10.81831826">
                <text:p>10.81831826</text:p>
              </table:table-cell>
            </table:table-row>
            <table:table-row>
              <table:table-cell office:value-type="float" office:value="0.0623125">
                <text:p>0.0623125</text:p>
              </table:table-cell>
              <table:table-cell office:value-type="float" office:value="10.80521673">
                <text:p>10.80521673</text:p>
              </table:table-cell>
            </table:table-row>
            <table:table-row>
              <table:table-cell office:value-type="float" office:value="0.062375">
                <text:p>0.062375</text:p>
              </table:table-cell>
              <table:table-cell office:value-type="float" office:value="10.7925343">
                <text:p>10.7925343</text:p>
              </table:table-cell>
            </table:table-row>
            <table:table-row>
              <table:table-cell office:value-type="float" office:value="0.0624375">
                <text:p>0.0624375</text:p>
              </table:table-cell>
              <table:table-cell office:value-type="float" office:value="10.78023838">
                <text:p>10.78023838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0.76829635">
                <text:p>10.76829635</text:p>
              </table:table-cell>
            </table:table-row>
            <table:table-row>
              <table:table-cell office:value-type="float" office:value="0.0625625">
                <text:p>0.0625625</text:p>
              </table:table-cell>
              <table:table-cell office:value-type="float" office:value="10.75668068">
                <text:p>10.75668068</text:p>
              </table:table-cell>
            </table:table-row>
            <table:table-row>
              <table:table-cell office:value-type="float" office:value="0.062625">
                <text:p>0.062625</text:p>
              </table:table-cell>
              <table:table-cell office:value-type="float" office:value="10.745384">
                <text:p>10.745384</text:p>
              </table:table-cell>
            </table:table-row>
            <table:table-row>
              <table:table-cell office:value-type="float" office:value="0.0626875">
                <text:p>0.0626875</text:p>
              </table:table-cell>
              <table:table-cell office:value-type="float" office:value="10.73440404">
                <text:p>10.73440404</text:p>
              </table:table-cell>
            </table:table-row>
            <table:table-row>
              <table:table-cell office:value-type="float" office:value="0.06275">
                <text:p>0.06275</text:p>
              </table:table-cell>
              <table:table-cell office:value-type="float" office:value="10.7237385">
                <text:p>10.7237385</text:p>
              </table:table-cell>
            </table:table-row>
            <table:table-row>
              <table:table-cell office:value-type="float" office:value="0.0628125">
                <text:p>0.0628125</text:p>
              </table:table-cell>
              <table:table-cell office:value-type="float" office:value="10.71338508">
                <text:p>10.71338508</text:p>
              </table:table-cell>
            </table:table-row>
            <table:table-row>
              <table:table-cell office:value-type="float" office:value="0.062875">
                <text:p>0.062875</text:p>
              </table:table-cell>
              <table:table-cell office:value-type="float" office:value="10.7033415">
                <text:p>10.7033415</text:p>
              </table:table-cell>
            </table:table-row>
            <table:table-row>
              <table:table-cell office:value-type="float" office:value="0.0629375">
                <text:p>0.0629375</text:p>
              </table:table-cell>
              <table:table-cell office:value-type="float" office:value="10.69360547">
                <text:p>10.69360547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10.68417469">
                <text:p>10.68417469</text:p>
              </table:table-cell>
            </table:table-row>
            <table:table-row>
              <table:table-cell office:value-type="float" office:value="0.0630625">
                <text:p>0.0630625</text:p>
              </table:table-cell>
              <table:table-cell office:value-type="float" office:value="10.67506165">
                <text:p>10.67506165</text:p>
              </table:table-cell>
            </table:table-row>
            <table:table-row>
              <table:table-cell office:value-type="float" office:value="0.063125">
                <text:p>0.063125</text:p>
              </table:table-cell>
              <table:table-cell office:value-type="float" office:value="10.66633795">
                <text:p>10.66633795</text:p>
              </table:table-cell>
            </table:table-row>
            <table:table-row>
              <table:table-cell office:value-type="float" office:value="0.0631875">
                <text:p>0.0631875</text:p>
              </table:table-cell>
              <table:table-cell office:value-type="float" office:value="10.65808997">
                <text:p>10.65808997</text:p>
              </table:table-cell>
            </table:table-row>
            <table:table-row>
              <table:table-cell office:value-type="float" office:value="0.06325">
                <text:p>0.06325</text:p>
              </table:table-cell>
              <table:table-cell office:value-type="float" office:value="10.65040409">
                <text:p>10.65040409</text:p>
              </table:table-cell>
            </table:table-row>
            <table:table-row>
              <table:table-cell office:value-type="float" office:value="0.0633125">
                <text:p>0.0633125</text:p>
              </table:table-cell>
              <table:table-cell office:value-type="float" office:value="10.64336669">
                <text:p>10.64336669</text:p>
              </table:table-cell>
            </table:table-row>
            <table:table-row>
              <table:table-cell office:value-type="float" office:value="0.063375">
                <text:p>0.063375</text:p>
              </table:table-cell>
              <table:table-cell office:value-type="float" office:value="10.63706415">
                <text:p>10.63706415</text:p>
              </table:table-cell>
            </table:table-row>
            <table:table-row>
              <table:table-cell office:value-type="float" office:value="0.0634375">
                <text:p>0.0634375</text:p>
              </table:table-cell>
              <table:table-cell office:value-type="float" office:value="10.63158286">
                <text:p>10.63158286</text:p>
              </table:table-cell>
            </table:table-row>
            <table:table-row>
              <table:table-cell office:value-type="float" office:value="0.0635">
                <text:p>0.0635</text:p>
              </table:table-cell>
              <table:table-cell office:value-type="float" office:value="10.62700918">
                <text:p>10.62700918</text:p>
              </table:table-cell>
            </table:table-row>
            <table:table-row>
              <table:table-cell office:value-type="float" office:value="0.0635625">
                <text:p>0.0635625</text:p>
              </table:table-cell>
              <table:table-cell office:value-type="float" office:value="10.62341901">
                <text:p>10.62341901</text:p>
              </table:table-cell>
            </table:table-row>
            <table:table-row>
              <table:table-cell office:value-type="float" office:value="0.063625">
                <text:p>0.063625</text:p>
              </table:table-cell>
              <table:table-cell office:value-type="float" office:value="10.62084622">
                <text:p>10.62084622</text:p>
              </table:table-cell>
            </table:table-row>
            <table:table-row>
              <table:table-cell office:value-type="float" office:value="0.0636875">
                <text:p>0.0636875</text:p>
              </table:table-cell>
              <table:table-cell office:value-type="float" office:value="10.61931421">
                <text:p>10.61931421</text:p>
              </table:table-cell>
            </table:table-row>
            <table:table-row>
              <table:table-cell office:value-type="float" office:value="0.06375">
                <text:p>0.06375</text:p>
              </table:table-cell>
              <table:table-cell office:value-type="float" office:value="10.61884637">
                <text:p>10.61884637</text:p>
              </table:table-cell>
            </table:table-row>
            <table:table-row>
              <table:table-cell office:value-type="float" office:value="0.0638125">
                <text:p>0.0638125</text:p>
              </table:table-cell>
              <table:table-cell office:value-type="float" office:value="10.61946607">
                <text:p>10.61946607</text:p>
              </table:table-cell>
            </table:table-row>
            <table:table-row>
              <table:table-cell office:value-type="float" office:value="0.063875">
                <text:p>0.063875</text:p>
              </table:table-cell>
              <table:table-cell office:value-type="float" office:value="10.62119672">
                <text:p>10.62119672</text:p>
              </table:table-cell>
            </table:table-row>
            <table:table-row>
              <table:table-cell office:value-type="float" office:value="0.0639375">
                <text:p>0.0639375</text:p>
              </table:table-cell>
              <table:table-cell office:value-type="float" office:value="10.62406169">
                <text:p>10.62406169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10.62808438">
                <text:p>10.62808438</text:p>
              </table:table-cell>
            </table:table-row>
            <table:table-row>
              <table:table-cell office:value-type="float" office:value="0.0640625">
                <text:p>0.0640625</text:p>
              </table:table-cell>
              <table:table-cell office:value-type="float" office:value="10.63326788">
                <text:p>10.63326788</text:p>
              </table:table-cell>
            </table:table-row>
            <table:table-row>
              <table:table-cell office:value-type="float" office:value="0.064125">
                <text:p>0.064125</text:p>
              </table:table-cell>
              <table:table-cell office:value-type="float" office:value="10.63953412">
                <text:p>10.63953412</text:p>
              </table:table-cell>
            </table:table-row>
            <table:table-row>
              <table:table-cell office:value-type="float" office:value="0.0641875">
                <text:p>0.0641875</text:p>
              </table:table-cell>
              <table:table-cell office:value-type="float" office:value="10.64678473">
                <text:p>10.64678473</text:p>
              </table:table-cell>
            </table:table-row>
            <table:table-row>
              <table:table-cell office:value-type="float" office:value="0.06425">
                <text:p>0.06425</text:p>
              </table:table-cell>
              <table:table-cell office:value-type="float" office:value="10.65492135">
                <text:p>10.65492135</text:p>
              </table:table-cell>
            </table:table-row>
            <table:table-row>
              <table:table-cell office:value-type="float" office:value="0.0643125">
                <text:p>0.0643125</text:p>
              </table:table-cell>
              <table:table-cell office:value-type="float" office:value="10.6638456">
                <text:p>10.6638456</text:p>
              </table:table-cell>
            </table:table-row>
            <table:table-row>
              <table:table-cell office:value-type="float" office:value="0.064375">
                <text:p>0.064375</text:p>
              </table:table-cell>
              <table:table-cell office:value-type="float" office:value="10.67345913">
                <text:p>10.67345913</text:p>
              </table:table-cell>
            </table:table-row>
            <table:table-row>
              <table:table-cell office:value-type="float" office:value="0.0644375">
                <text:p>0.0644375</text:p>
              </table:table-cell>
              <table:table-cell office:value-type="float" office:value="10.68366357">
                <text:p>10.68366357</text:p>
              </table:table-cell>
            </table:table-row>
            <table:table-row>
              <table:table-cell office:value-type="float" office:value="0.0645">
                <text:p>0.0645</text:p>
              </table:table-cell>
              <table:table-cell office:value-type="float" office:value="10.69436056">
                <text:p>10.69436056</text:p>
              </table:table-cell>
            </table:table-row>
            <table:table-row>
              <table:table-cell office:value-type="float" office:value="0.0645625">
                <text:p>0.0645625</text:p>
              </table:table-cell>
              <table:table-cell office:value-type="float" office:value="10.7054562">
                <text:p>10.7054562</text:p>
              </table:table-cell>
            </table:table-row>
            <table:table-row>
              <table:table-cell office:value-type="float" office:value="0.064625">
                <text:p>0.064625</text:p>
              </table:table-cell>
              <table:table-cell office:value-type="float" office:value="10.71687459">
                <text:p>10.71687459</text:p>
              </table:table-cell>
            </table:table-row>
            <table:table-row>
              <table:table-cell office:value-type="float" office:value="0.0646875">
                <text:p>0.0646875</text:p>
              </table:table-cell>
              <table:table-cell office:value-type="float" office:value="10.72854427">
                <text:p>10.72854427</text:p>
              </table:table-cell>
            </table:table-row>
            <table:table-row>
              <table:table-cell office:value-type="float" office:value="0.06475">
                <text:p>0.06475</text:p>
              </table:table-cell>
              <table:table-cell office:value-type="float" office:value="10.7403938">
                <text:p>10.7403938</text:p>
              </table:table-cell>
            </table:table-row>
            <table:table-row>
              <table:table-cell office:value-type="float" office:value="0.0648125">
                <text:p>0.0648125</text:p>
              </table:table-cell>
              <table:table-cell office:value-type="float" office:value="10.75235174">
                <text:p>10.75235174</text:p>
              </table:table-cell>
            </table:table-row>
            <table:table-row>
              <table:table-cell office:value-type="float" office:value="0.064875">
                <text:p>0.064875</text:p>
              </table:table-cell>
              <table:table-cell office:value-type="float" office:value="10.76434665">
                <text:p>10.76434665</text:p>
              </table:table-cell>
            </table:table-row>
            <table:table-row>
              <table:table-cell office:value-type="float" office:value="0.0649375">
                <text:p>0.0649375</text:p>
              </table:table-cell>
              <table:table-cell office:value-type="float" office:value="10.77630709">
                <text:p>10.77630709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10.78816162">
                <text:p>10.78816162</text:p>
              </table:table-cell>
            </table:table-row>
            <table:table-row>
              <table:table-cell office:value-type="float" office:value="0.0650625">
                <text:p>0.0650625</text:p>
              </table:table-cell>
              <table:table-cell office:value-type="float" office:value="10.79985161">
                <text:p>10.79985161</text:p>
              </table:table-cell>
            </table:table-row>
            <table:table-row>
              <table:table-cell office:value-type="float" office:value="0.065125">
                <text:p>0.065125</text:p>
              </table:table-cell>
              <table:table-cell office:value-type="float" office:value="10.81136976">
                <text:p>10.81136976</text:p>
              </table:table-cell>
            </table:table-row>
            <table:table-row>
              <table:table-cell office:value-type="float" office:value="0.0651875">
                <text:p>0.0651875</text:p>
              </table:table-cell>
              <table:table-cell office:value-type="float" office:value="10.82272155">
                <text:p>10.82272155</text:p>
              </table:table-cell>
            </table:table-row>
            <table:table-row>
              <table:table-cell office:value-type="float" office:value="0.06525">
                <text:p>0.06525</text:p>
              </table:table-cell>
              <table:table-cell office:value-type="float" office:value="10.83391249">
                <text:p>10.83391249</text:p>
              </table:table-cell>
            </table:table-row>
            <table:table-row>
              <table:table-cell office:value-type="float" office:value="0.0653125">
                <text:p>0.0653125</text:p>
              </table:table-cell>
              <table:table-cell office:value-type="float" office:value="10.84494808">
                <text:p>10.84494808</text:p>
              </table:table-cell>
            </table:table-row>
            <table:table-row>
              <table:table-cell office:value-type="float" office:value="0.065375">
                <text:p>0.065375</text:p>
              </table:table-cell>
              <table:table-cell office:value-type="float" office:value="10.85583383">
                <text:p>10.85583383</text:p>
              </table:table-cell>
            </table:table-row>
            <table:table-row>
              <table:table-cell office:value-type="float" office:value="0.0654375">
                <text:p>0.0654375</text:p>
              </table:table-cell>
              <table:table-cell office:value-type="float" office:value="10.86657524">
                <text:p>10.86657524</text:p>
              </table:table-cell>
            </table:table-row>
            <table:table-row>
              <table:table-cell office:value-type="float" office:value="0.0655">
                <text:p>0.0655</text:p>
              </table:table-cell>
              <table:table-cell office:value-type="float" office:value="10.8771778">
                <text:p>10.8771778</text:p>
              </table:table-cell>
            </table:table-row>
            <table:table-row>
              <table:table-cell office:value-type="float" office:value="0.0655625">
                <text:p>0.0655625</text:p>
              </table:table-cell>
              <table:table-cell office:value-type="float" office:value="10.88764913">
                <text:p>10.88764913</text:p>
              </table:table-cell>
            </table:table-row>
            <table:table-row>
              <table:table-cell office:value-type="float" office:value="0.065625">
                <text:p>0.065625</text:p>
              </table:table-cell>
              <table:table-cell office:value-type="float" office:value="10.8980052">
                <text:p>10.8980052</text:p>
              </table:table-cell>
            </table:table-row>
            <table:table-row>
              <table:table-cell office:value-type="float" office:value="0.0656875">
                <text:p>0.0656875</text:p>
              </table:table-cell>
              <table:table-cell office:value-type="float" office:value="10.90826412">
                <text:p>10.90826412</text:p>
              </table:table-cell>
            </table:table-row>
            <table:table-row>
              <table:table-cell office:value-type="float" office:value="0.06575">
                <text:p>0.06575</text:p>
              </table:table-cell>
              <table:table-cell office:value-type="float" office:value="10.91844397">
                <text:p>10.91844397</text:p>
              </table:table-cell>
            </table:table-row>
            <table:table-row>
              <table:table-cell office:value-type="float" office:value="0.0658125">
                <text:p>0.0658125</text:p>
              </table:table-cell>
              <table:table-cell office:value-type="float" office:value="10.92856285">
                <text:p>10.92856285</text:p>
              </table:table-cell>
            </table:table-row>
            <table:table-row>
              <table:table-cell office:value-type="float" office:value="0.065875">
                <text:p>0.065875</text:p>
              </table:table-cell>
              <table:table-cell office:value-type="float" office:value="10.93863884">
                <text:p>10.93863884</text:p>
              </table:table-cell>
            </table:table-row>
            <table:table-row>
              <table:table-cell office:value-type="float" office:value="0.0659375">
                <text:p>0.0659375</text:p>
              </table:table-cell>
              <table:table-cell office:value-type="float" office:value="10.94869005">
                <text:p>10.94869005</text:p>
              </table:table-cell>
            </table:table-row>
            <table:table-row>
              <table:table-cell office:value-type="float" office:value="0.066">
                <text:p>0.066</text:p>
              </table:table-cell>
              <table:table-cell office:value-type="float" office:value="10.95873455">
                <text:p>10.95873455</text:p>
              </table:table-cell>
            </table:table-row>
            <table:table-row>
              <table:table-cell office:value-type="float" office:value="0.0660625">
                <text:p>0.0660625</text:p>
              </table:table-cell>
              <table:table-cell office:value-type="float" office:value="10.9687896">
                <text:p>10.9687896</text:p>
              </table:table-cell>
            </table:table-row>
            <table:table-row>
              <table:table-cell office:value-type="float" office:value="0.066125">
                <text:p>0.066125</text:p>
              </table:table-cell>
              <table:table-cell office:value-type="float" office:value="10.9788691">
                <text:p>10.9788691</text:p>
              </table:table-cell>
            </table:table-row>
            <table:table-row>
              <table:table-cell office:value-type="float" office:value="0.0661875">
                <text:p>0.0661875</text:p>
              </table:table-cell>
              <table:table-cell office:value-type="float" office:value="10.98898607">
                <text:p>10.98898607</text:p>
              </table:table-cell>
            </table:table-row>
            <table:table-row>
              <table:table-cell office:value-type="float" office:value="0.06625">
                <text:p>0.06625</text:p>
              </table:table-cell>
              <table:table-cell office:value-type="float" office:value="10.99915358">
                <text:p>10.99915358</text:p>
              </table:table-cell>
            </table:table-row>
            <table:table-row>
              <table:table-cell office:value-type="float" office:value="0.0663125">
                <text:p>0.0663125</text:p>
              </table:table-cell>
              <table:table-cell office:value-type="float" office:value="11.00938466">
                <text:p>11.00938466</text:p>
              </table:table-cell>
            </table:table-row>
            <table:table-row>
              <table:table-cell office:value-type="float" office:value="0.066375">
                <text:p>0.066375</text:p>
              </table:table-cell>
              <table:table-cell office:value-type="float" office:value="11.01969236">
                <text:p>11.01969236</text:p>
              </table:table-cell>
            </table:table-row>
            <table:table-row>
              <table:table-cell office:value-type="float" office:value="0.0664375">
                <text:p>0.0664375</text:p>
              </table:table-cell>
              <table:table-cell office:value-type="float" office:value="11.03008973">
                <text:p>11.03008973</text:p>
              </table:table-cell>
            </table:table-row>
            <table:table-row>
              <table:table-cell office:value-type="float" office:value="0.0665">
                <text:p>0.0665</text:p>
              </table:table-cell>
              <table:table-cell office:value-type="float" office:value="11.04058981">
                <text:p>11.04058981</text:p>
              </table:table-cell>
            </table:table-row>
            <table:table-row>
              <table:table-cell office:value-type="float" office:value="0.0665625">
                <text:p>0.0665625</text:p>
              </table:table-cell>
              <table:table-cell office:value-type="float" office:value="11.05120673">
                <text:p>11.05120673</text:p>
              </table:table-cell>
            </table:table-row>
            <table:table-row>
              <table:table-cell office:value-type="float" office:value="0.066625">
                <text:p>0.066625</text:p>
              </table:table-cell>
              <table:table-cell office:value-type="float" office:value="11.06195889">
                <text:p>11.06195889</text:p>
              </table:table-cell>
            </table:table-row>
            <table:table-row>
              <table:table-cell office:value-type="float" office:value="0.0666875">
                <text:p>0.0666875</text:p>
              </table:table-cell>
              <table:table-cell office:value-type="float" office:value="11.07286579">
                <text:p>11.07286579</text:p>
              </table:table-cell>
            </table:table-row>
            <table:table-row>
              <table:table-cell office:value-type="float" office:value="0.06675">
                <text:p>0.06675</text:p>
              </table:table-cell>
              <table:table-cell office:value-type="float" office:value="11.0839469">
                <text:p>11.0839469</text:p>
              </table:table-cell>
            </table:table-row>
            <table:table-row>
              <table:table-cell office:value-type="float" office:value="0.0668125">
                <text:p>0.0668125</text:p>
              </table:table-cell>
              <table:table-cell office:value-type="float" office:value="11.09522171">
                <text:p>11.09522171</text:p>
              </table:table-cell>
            </table:table-row>
            <table:table-row>
              <table:table-cell office:value-type="float" office:value="0.066875">
                <text:p>0.066875</text:p>
              </table:table-cell>
              <table:table-cell office:value-type="float" office:value="11.1067097">
                <text:p>11.1067097</text:p>
              </table:table-cell>
            </table:table-row>
            <table:table-row>
              <table:table-cell office:value-type="float" office:value="0.0669375">
                <text:p>0.0669375</text:p>
              </table:table-cell>
              <table:table-cell office:value-type="float" office:value="11.11843037">
                <text:p>11.11843037</text:p>
              </table:table-cell>
            </table:table-row>
            <table:table-row>
              <table:table-cell office:value-type="float" office:value="0.067">
                <text:p>0.067</text:p>
              </table:table-cell>
              <table:table-cell office:value-type="float" office:value="11.1304032">
                <text:p>11.1304032</text:p>
              </table:table-cell>
            </table:table-row>
            <table:table-row>
              <table:table-cell office:value-type="float" office:value="0.0670625">
                <text:p>0.0670625</text:p>
              </table:table-cell>
              <table:table-cell office:value-type="float" office:value="11.1426463">
                <text:p>11.1426463</text:p>
              </table:table-cell>
            </table:table-row>
            <table:table-row>
              <table:table-cell office:value-type="float" office:value="0.067125">
                <text:p>0.067125</text:p>
              </table:table-cell>
              <table:table-cell office:value-type="float" office:value="11.15517233">
                <text:p>11.15517233</text:p>
              </table:table-cell>
            </table:table-row>
            <table:table-row>
              <table:table-cell office:value-type="float" office:value="0.0671875">
                <text:p>0.0671875</text:p>
              </table:table-cell>
              <table:table-cell office:value-type="float" office:value="11.16799258">
                <text:p>11.16799258</text:p>
              </table:table-cell>
            </table:table-row>
            <table:table-row>
              <table:table-cell office:value-type="float" office:value="0.06725">
                <text:p>0.06725</text:p>
              </table:table-cell>
              <table:table-cell office:value-type="float" office:value="11.18111832">
                <text:p>11.18111832</text:p>
              </table:table-cell>
            </table:table-row>
            <table:table-row>
              <table:table-cell office:value-type="float" office:value="0.0673125">
                <text:p>0.0673125</text:p>
              </table:table-cell>
              <table:table-cell office:value-type="float" office:value="11.19456085">
                <text:p>11.19456085</text:p>
              </table:table-cell>
            </table:table-row>
            <table:table-row>
              <table:table-cell office:value-type="float" office:value="0.067375">
                <text:p>0.067375</text:p>
              </table:table-cell>
              <table:table-cell office:value-type="float" office:value="11.20833145">
                <text:p>11.20833145</text:p>
              </table:table-cell>
            </table:table-row>
            <table:table-row>
              <table:table-cell office:value-type="float" office:value="0.0674375">
                <text:p>0.0674375</text:p>
              </table:table-cell>
              <table:table-cell office:value-type="float" office:value="11.2224414">
                <text:p>11.2224414</text:p>
              </table:table-cell>
            </table:table-row>
            <table:table-row>
              <table:table-cell office:value-type="float" office:value="0.0675">
                <text:p>0.0675</text:p>
              </table:table-cell>
              <table:table-cell office:value-type="float" office:value="11.236902">
                <text:p>11.236902</text:p>
              </table:table-cell>
            </table:table-row>
            <table:table-row>
              <table:table-cell office:value-type="float" office:value="0.0675625">
                <text:p>0.0675625</text:p>
              </table:table-cell>
              <table:table-cell office:value-type="float" office:value="11.2517212">
                <text:p>11.2517212</text:p>
              </table:table-cell>
            </table:table-row>
            <table:table-row>
              <table:table-cell office:value-type="float" office:value="0.067625">
                <text:p>0.067625</text:p>
              </table:table-cell>
              <table:table-cell office:value-type="float" office:value="11.2668937">
                <text:p>11.2668937</text:p>
              </table:table-cell>
            </table:table-row>
            <table:table-row>
              <table:table-cell office:value-type="float" office:value="0.0676875">
                <text:p>0.0676875</text:p>
              </table:table-cell>
              <table:table-cell office:value-type="float" office:value="11.28241088">
                <text:p>11.28241088</text:p>
              </table:table-cell>
            </table:table-row>
            <table:table-row>
              <table:table-cell office:value-type="float" office:value="0.06775">
                <text:p>0.06775</text:p>
              </table:table-cell>
              <table:table-cell office:value-type="float" office:value="11.2982641">
                <text:p>11.2982641</text:p>
              </table:table-cell>
            </table:table-row>
            <table:table-row>
              <table:table-cell office:value-type="float" office:value="0.0678125">
                <text:p>0.0678125</text:p>
              </table:table-cell>
              <table:table-cell office:value-type="float" office:value="11.31444474">
                <text:p>11.31444474</text:p>
              </table:table-cell>
            </table:table-row>
            <table:table-row>
              <table:table-cell office:value-type="float" office:value="0.067875">
                <text:p>0.067875</text:p>
              </table:table-cell>
              <table:table-cell office:value-type="float" office:value="11.33094418">
                <text:p>11.33094418</text:p>
              </table:table-cell>
            </table:table-row>
            <table:table-row>
              <table:table-cell office:value-type="float" office:value="0.0679375">
                <text:p>0.0679375</text:p>
              </table:table-cell>
              <table:table-cell office:value-type="float" office:value="11.34775379">
                <text:p>11.34775379</text:p>
              </table:table-cell>
            </table:table-row>
            <table:table-row>
              <table:table-cell office:value-type="float" office:value="0.068">
                <text:p>0.068</text:p>
              </table:table-cell>
              <table:table-cell office:value-type="float" office:value="11.36486494">
                <text:p>11.36486494</text:p>
              </table:table-cell>
            </table:table-row>
            <table:table-row>
              <table:table-cell office:value-type="float" office:value="0.0680625">
                <text:p>0.0680625</text:p>
              </table:table-cell>
              <table:table-cell office:value-type="float" office:value="11.38226576">
                <text:p>11.38226576</text:p>
              </table:table-cell>
            </table:table-row>
            <table:table-row>
              <table:table-cell office:value-type="float" office:value="0.068125">
                <text:p>0.068125</text:p>
              </table:table-cell>
              <table:table-cell office:value-type="float" office:value="11.39993137">
                <text:p>11.39993137</text:p>
              </table:table-cell>
            </table:table-row>
            <table:table-row>
              <table:table-cell office:value-type="float" office:value="0.0681875">
                <text:p>0.0681875</text:p>
              </table:table-cell>
              <table:table-cell office:value-type="float" office:value="11.41783364">
                <text:p>11.41783364</text:p>
              </table:table-cell>
            </table:table-row>
            <table:table-row>
              <table:table-cell office:value-type="float" office:value="0.06825">
                <text:p>0.06825</text:p>
              </table:table-cell>
              <table:table-cell office:value-type="float" office:value="11.43594445">
                <text:p>11.43594445</text:p>
              </table:table-cell>
            </table:table-row>
            <table:table-row>
              <table:table-cell office:value-type="float" office:value="0.0683125">
                <text:p>0.0683125</text:p>
              </table:table-cell>
              <table:table-cell office:value-type="float" office:value="11.45423568">
                <text:p>11.45423568</text:p>
              </table:table-cell>
            </table:table-row>
            <table:table-row>
              <table:table-cell office:value-type="float" office:value="0.068375">
                <text:p>0.068375</text:p>
              </table:table-cell>
              <table:table-cell office:value-type="float" office:value="11.4726792">
                <text:p>11.4726792</text:p>
              </table:table-cell>
            </table:table-row>
            <table:table-row>
              <table:table-cell office:value-type="float" office:value="0.0684375">
                <text:p>0.0684375</text:p>
              </table:table-cell>
              <table:table-cell office:value-type="float" office:value="11.49124688">
                <text:p>11.49124688</text:p>
              </table:table-cell>
            </table:table-row>
            <table:table-row>
              <table:table-cell office:value-type="float" office:value="0.0685">
                <text:p>0.0685</text:p>
              </table:table-cell>
              <table:table-cell office:value-type="float" office:value="11.5099106">
                <text:p>11.5099106</text:p>
              </table:table-cell>
            </table:table-row>
            <table:table-row>
              <table:table-cell office:value-type="float" office:value="0.0685625">
                <text:p>0.0685625</text:p>
              </table:table-cell>
              <table:table-cell office:value-type="float" office:value="11.52864281">
                <text:p>11.52864281</text:p>
              </table:table-cell>
            </table:table-row>
            <table:table-row>
              <table:table-cell office:value-type="float" office:value="0.068625">
                <text:p>0.068625</text:p>
              </table:table-cell>
              <table:table-cell office:value-type="float" office:value="11.54741821">
                <text:p>11.54741821</text:p>
              </table:table-cell>
            </table:table-row>
            <table:table-row>
              <table:table-cell office:value-type="float" office:value="0.0686875">
                <text:p>0.0686875</text:p>
              </table:table-cell>
              <table:table-cell office:value-type="float" office:value="11.5662121">
                <text:p>11.5662121</text:p>
              </table:table-cell>
            </table:table-row>
            <table:table-row>
              <table:table-cell office:value-type="float" office:value="0.06875">
                <text:p>0.06875</text:p>
              </table:table-cell>
              <table:table-cell office:value-type="float" office:value="11.58499975">
                <text:p>11.58499975</text:p>
              </table:table-cell>
            </table:table-row>
            <table:table-row>
              <table:table-cell office:value-type="float" office:value="0.0688125">
                <text:p>0.0688125</text:p>
              </table:table-cell>
              <table:table-cell office:value-type="float" office:value="11.60375646">
                <text:p>11.60375646</text:p>
              </table:table-cell>
            </table:table-row>
            <table:table-row>
              <table:table-cell office:value-type="float" office:value="0.068875">
                <text:p>0.068875</text:p>
              </table:table-cell>
              <table:table-cell office:value-type="float" office:value="11.62245751">
                <text:p>11.62245751</text:p>
              </table:table-cell>
            </table:table-row>
            <table:table-row>
              <table:table-cell office:value-type="float" office:value="0.0689375">
                <text:p>0.0689375</text:p>
              </table:table-cell>
              <table:table-cell office:value-type="float" office:value="11.64107819">
                <text:p>11.64107819</text:p>
              </table:table-cell>
            </table:table-row>
            <table:table-row>
              <table:table-cell office:value-type="float" office:value="0.069">
                <text:p>0.069</text:p>
              </table:table-cell>
              <table:table-cell office:value-type="float" office:value="11.65959377">
                <text:p>11.65959377</text:p>
              </table:table-cell>
            </table:table-row>
            <table:table-row>
              <table:table-cell office:value-type="float" office:value="0.0690625">
                <text:p>0.0690625</text:p>
              </table:table-cell>
              <table:table-cell office:value-type="float" office:value="11.67798211">
                <text:p>11.67798211</text:p>
              </table:table-cell>
            </table:table-row>
            <table:table-row>
              <table:table-cell office:value-type="float" office:value="0.069125">
                <text:p>0.069125</text:p>
              </table:table-cell>
              <table:table-cell office:value-type="float" office:value="11.69623135">
                <text:p>11.69623135</text:p>
              </table:table-cell>
            </table:table-row>
            <table:table-row>
              <table:table-cell office:value-type="float" office:value="0.0691875">
                <text:p>0.0691875</text:p>
              </table:table-cell>
              <table:table-cell office:value-type="float" office:value="11.71433217">
                <text:p>11.71433217</text:p>
              </table:table-cell>
            </table:table-row>
            <table:table-row>
              <table:table-cell office:value-type="float" office:value="0.06925">
                <text:p>0.06925</text:p>
              </table:table-cell>
              <table:table-cell office:value-type="float" office:value="11.73227527">
                <text:p>11.73227527</text:p>
              </table:table-cell>
            </table:table-row>
            <table:table-row>
              <table:table-cell office:value-type="float" office:value="0.0693125">
                <text:p>0.0693125</text:p>
              </table:table-cell>
              <table:table-cell office:value-type="float" office:value="11.75005134">
                <text:p>11.75005134</text:p>
              </table:table-cell>
            </table:table-row>
            <table:table-row>
              <table:table-cell office:value-type="float" office:value="0.069375">
                <text:p>0.069375</text:p>
              </table:table-cell>
              <table:table-cell office:value-type="float" office:value="11.76765108">
                <text:p>11.76765108</text:p>
              </table:table-cell>
            </table:table-row>
            <table:table-row>
              <table:table-cell office:value-type="float" office:value="0.0694375">
                <text:p>0.0694375</text:p>
              </table:table-cell>
              <table:table-cell office:value-type="float" office:value="11.78506519">
                <text:p>11.78506519</text:p>
              </table:table-cell>
            </table:table-row>
            <table:table-row>
              <table:table-cell office:value-type="float" office:value="0.0695">
                <text:p>0.0695</text:p>
              </table:table-cell>
              <table:table-cell office:value-type="float" office:value="11.80228436">
                <text:p>11.80228436</text:p>
              </table:table-cell>
            </table:table-row>
            <table:table-row>
              <table:table-cell office:value-type="float" office:value="0.0695625">
                <text:p>0.0695625</text:p>
              </table:table-cell>
              <table:table-cell office:value-type="float" office:value="11.81929823">
                <text:p>11.81929823</text:p>
              </table:table-cell>
            </table:table-row>
            <table:table-row>
              <table:table-cell office:value-type="float" office:value="0.069625">
                <text:p>0.069625</text:p>
              </table:table-cell>
              <table:table-cell office:value-type="float" office:value="11.8360922">
                <text:p>11.8360922</text:p>
              </table:table-cell>
            </table:table-row>
            <table:table-row>
              <table:table-cell office:value-type="float" office:value="0.0696875">
                <text:p>0.0696875</text:p>
              </table:table-cell>
              <table:table-cell office:value-type="float" office:value="11.85265062">
                <text:p>11.85265062</text:p>
              </table:table-cell>
            </table:table-row>
            <table:table-row>
              <table:table-cell office:value-type="float" office:value="0.06975">
                <text:p>0.06975</text:p>
              </table:table-cell>
              <table:table-cell office:value-type="float" office:value="11.86895784">
                <text:p>11.86895784</text:p>
              </table:table-cell>
            </table:table-row>
            <table:table-row>
              <table:table-cell office:value-type="float" office:value="0.0698125">
                <text:p>0.0698125</text:p>
              </table:table-cell>
              <table:table-cell office:value-type="float" office:value="11.88499821">
                <text:p>11.88499821</text:p>
              </table:table-cell>
            </table:table-row>
            <table:table-row>
              <table:table-cell office:value-type="float" office:value="0.069875">
                <text:p>0.069875</text:p>
              </table:table-cell>
              <table:table-cell office:value-type="float" office:value="11.90075607">
                <text:p>11.90075607</text:p>
              </table:table-cell>
            </table:table-row>
            <table:table-row>
              <table:table-cell office:value-type="float" office:value="0.0699375">
                <text:p>0.0699375</text:p>
              </table:table-cell>
              <table:table-cell office:value-type="float" office:value="11.91621576">
                <text:p>11.9162157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93136165">
                <text:p>11.93136165</text:p>
              </table:table-cell>
            </table:table-row>
            <table:table-row>
              <table:table-cell office:value-type="float" office:value="0.0700625">
                <text:p>0.0700625</text:p>
              </table:table-cell>
              <table:table-cell office:value-type="float" office:value="11.94617795">
                <text:p>11.94617795</text:p>
              </table:table-cell>
            </table:table-row>
            <table:table-row>
              <table:table-cell office:value-type="float" office:value="0.070125">
                <text:p>0.070125</text:p>
              </table:table-cell>
              <table:table-cell office:value-type="float" office:value="11.96064836">
                <text:p>11.96064836</text:p>
              </table:table-cell>
            </table:table-row>
            <table:table-row>
              <table:table-cell office:value-type="float" office:value="0.0701875">
                <text:p>0.0701875</text:p>
              </table:table-cell>
              <table:table-cell office:value-type="float" office:value="11.97475648">
                <text:p>11.97475648</text:p>
              </table:table-cell>
            </table:table-row>
            <table:table-row>
              <table:table-cell office:value-type="float" office:value="0.07025">
                <text:p>0.07025</text:p>
              </table:table-cell>
              <table:table-cell office:value-type="float" office:value="11.9884859">
                <text:p>11.9884859</text:p>
              </table:table-cell>
            </table:table-row>
            <table:table-row>
              <table:table-cell office:value-type="float" office:value="0.0703125">
                <text:p>0.0703125</text:p>
              </table:table-cell>
              <table:table-cell office:value-type="float" office:value="12.00182018">
                <text:p>12.00182018</text:p>
              </table:table-cell>
            </table:table-row>
            <table:table-row>
              <table:table-cell office:value-type="float" office:value="0.070375">
                <text:p>0.070375</text:p>
              </table:table-cell>
              <table:table-cell office:value-type="float" office:value="12.01474293">
                <text:p>12.01474293</text:p>
              </table:table-cell>
            </table:table-row>
            <table:table-row>
              <table:table-cell office:value-type="float" office:value="0.0704375">
                <text:p>0.0704375</text:p>
              </table:table-cell>
              <table:table-cell office:value-type="float" office:value="12.02723773">
                <text:p>12.02723773</text:p>
              </table:table-cell>
            </table:table-row>
            <table:table-row>
              <table:table-cell office:value-type="float" office:value="0.0705">
                <text:p>0.0705</text:p>
              </table:table-cell>
              <table:table-cell office:value-type="float" office:value="12.03928815">
                <text:p>12.03928815</text:p>
              </table:table-cell>
            </table:table-row>
            <table:table-row>
              <table:table-cell office:value-type="float" office:value="0.0705625">
                <text:p>0.0705625</text:p>
              </table:table-cell>
              <table:table-cell office:value-type="float" office:value="12.05087777">
                <text:p>12.05087777</text:p>
              </table:table-cell>
            </table:table-row>
            <table:table-row>
              <table:table-cell office:value-type="float" office:value="0.070625">
                <text:p>0.070625</text:p>
              </table:table-cell>
              <table:table-cell office:value-type="float" office:value="12.0619901">
                <text:p>12.0619901</text:p>
              </table:table-cell>
            </table:table-row>
            <table:table-row>
              <table:table-cell office:value-type="float" office:value="0.0706875">
                <text:p>0.0706875</text:p>
              </table:table-cell>
              <table:table-cell office:value-type="float" office:value="12.0726086">
                <text:p>12.0726086</text:p>
              </table:table-cell>
            </table:table-row>
            <table:table-row>
              <table:table-cell office:value-type="float" office:value="0.07075">
                <text:p>0.07075</text:p>
              </table:table-cell>
              <table:table-cell office:value-type="float" office:value="12.08271677">
                <text:p>12.08271677</text:p>
              </table:table-cell>
            </table:table-row>
            <table:table-row>
              <table:table-cell office:value-type="float" office:value="0.0708125">
                <text:p>0.0708125</text:p>
              </table:table-cell>
              <table:table-cell office:value-type="float" office:value="12.09229808">
                <text:p>12.09229808</text:p>
              </table:table-cell>
            </table:table-row>
            <table:table-row>
              <table:table-cell office:value-type="float" office:value="0.070875">
                <text:p>0.070875</text:p>
              </table:table-cell>
              <table:table-cell office:value-type="float" office:value="12.10133603">
                <text:p>12.10133603</text:p>
              </table:table-cell>
            </table:table-row>
            <table:table-row>
              <table:table-cell office:value-type="float" office:value="0.0709375">
                <text:p>0.0709375</text:p>
              </table:table-cell>
              <table:table-cell office:value-type="float" office:value="12.10981409">
                <text:p>12.10981409</text:p>
              </table:table-cell>
            </table:table-row>
            <table:table-row>
              <table:table-cell office:value-type="float" office:value="0.071">
                <text:p>0.071</text:p>
              </table:table-cell>
              <table:table-cell office:value-type="float" office:value="12.11771574">
                <text:p>12.11771574</text:p>
              </table:table-cell>
            </table:table-row>
            <table:table-row>
              <table:table-cell office:value-type="float" office:value="0.0710625">
                <text:p>0.0710625</text:p>
              </table:table-cell>
              <table:table-cell office:value-type="float" office:value="12.12502322">
                <text:p>12.12502322</text:p>
              </table:table-cell>
            </table:table-row>
            <table:table-row>
              <table:table-cell office:value-type="float" office:value="0.071125">
                <text:p>0.071125</text:p>
              </table:table-cell>
              <table:table-cell office:value-type="float" office:value="12.13171375">
                <text:p>12.13171375</text:p>
              </table:table-cell>
            </table:table-row>
            <table:table-row>
              <table:table-cell office:value-type="float" office:value="0.0711875">
                <text:p>0.0711875</text:p>
              </table:table-cell>
              <table:table-cell office:value-type="float" office:value="12.13776331">
                <text:p>12.13776331</text:p>
              </table:table-cell>
            </table:table-row>
            <table:table-row>
              <table:table-cell office:value-type="float" office:value="0.07125">
                <text:p>0.07125</text:p>
              </table:table-cell>
              <table:table-cell office:value-type="float" office:value="12.14314786">
                <text:p>12.14314786</text:p>
              </table:table-cell>
            </table:table-row>
            <table:table-row>
              <table:table-cell office:value-type="float" office:value="0.0713125">
                <text:p>0.0713125</text:p>
              </table:table-cell>
              <table:table-cell office:value-type="float" office:value="12.14784337">
                <text:p>12.14784337</text:p>
              </table:table-cell>
            </table:table-row>
            <table:table-row>
              <table:table-cell office:value-type="float" office:value="0.071375">
                <text:p>0.071375</text:p>
              </table:table-cell>
              <table:table-cell office:value-type="float" office:value="12.15182583">
                <text:p>12.15182583</text:p>
              </table:table-cell>
            </table:table-row>
            <table:table-row>
              <table:table-cell office:value-type="float" office:value="0.0714375">
                <text:p>0.0714375</text:p>
              </table:table-cell>
              <table:table-cell office:value-type="float" office:value="12.15507119">
                <text:p>12.15507119</text:p>
              </table:table-cell>
            </table:table-row>
            <table:table-row>
              <table:table-cell office:value-type="float" office:value="0.0715">
                <text:p>0.0715</text:p>
              </table:table-cell>
              <table:table-cell office:value-type="float" office:value="12.15755544">
                <text:p>12.15755544</text:p>
              </table:table-cell>
            </table:table-row>
            <table:table-row>
              <table:table-cell office:value-type="float" office:value="0.0715625">
                <text:p>0.0715625</text:p>
              </table:table-cell>
              <table:table-cell office:value-type="float" office:value="12.15925906">
                <text:p>12.15925906</text:p>
              </table:table-cell>
            </table:table-row>
            <table:table-row>
              <table:table-cell office:value-type="float" office:value="0.071625">
                <text:p>0.071625</text:p>
              </table:table-cell>
              <table:table-cell office:value-type="float" office:value="12.16018069">
                <text:p>12.16018069</text:p>
              </table:table-cell>
            </table:table-row>
            <table:table-row>
              <table:table-cell office:value-type="float" office:value="0.0716875">
                <text:p>0.0716875</text:p>
              </table:table-cell>
              <table:table-cell office:value-type="float" office:value="12.16032347">
                <text:p>12.16032347</text:p>
              </table:table-cell>
            </table:table-row>
            <table:table-row>
              <table:table-cell office:value-type="float" office:value="0.07175">
                <text:p>0.07175</text:p>
              </table:table-cell>
              <table:table-cell office:value-type="float" office:value="12.15969055">
                <text:p>12.15969055</text:p>
              </table:table-cell>
            </table:table-row>
            <table:table-row>
              <table:table-cell office:value-type="float" office:value="0.0718125">
                <text:p>0.0718125</text:p>
              </table:table-cell>
              <table:table-cell office:value-type="float" office:value="12.15828507">
                <text:p>12.15828507</text:p>
              </table:table-cell>
            </table:table-row>
            <table:table-row>
              <table:table-cell office:value-type="float" office:value="0.071875">
                <text:p>0.071875</text:p>
              </table:table-cell>
              <table:table-cell office:value-type="float" office:value="12.15611019">
                <text:p>12.15611019</text:p>
              </table:table-cell>
            </table:table-row>
            <table:table-row>
              <table:table-cell office:value-type="float" office:value="0.0719375">
                <text:p>0.0719375</text:p>
              </table:table-cell>
              <table:table-cell office:value-type="float" office:value="12.15316904">
                <text:p>12.15316904</text:p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12.14946479">
                <text:p>12.14946479</text:p>
              </table:table-cell>
            </table:table-row>
            <table:table-row>
              <table:table-cell office:value-type="float" office:value="0.0720625">
                <text:p>0.0720625</text:p>
              </table:table-cell>
              <table:table-cell office:value-type="float" office:value="12.14500449">
                <text:p>12.14500449</text:p>
              </table:table-cell>
            </table:table-row>
            <table:table-row>
              <table:table-cell office:value-type="float" office:value="0.072125">
                <text:p>0.072125</text:p>
              </table:table-cell>
              <table:table-cell office:value-type="float" office:value="12.13981089">
                <text:p>12.13981089</text:p>
              </table:table-cell>
            </table:table-row>
            <table:table-row>
              <table:table-cell office:value-type="float" office:value="0.0721875">
                <text:p>0.0721875</text:p>
              </table:table-cell>
              <table:table-cell office:value-type="float" office:value="12.13391065">
                <text:p>12.13391065</text:p>
              </table:table-cell>
            </table:table-row>
            <table:table-row>
              <table:table-cell office:value-type="float" office:value="0.07225">
                <text:p>0.07225</text:p>
              </table:table-cell>
              <table:table-cell office:value-type="float" office:value="12.12733043">
                <text:p>12.12733043</text:p>
              </table:table-cell>
            </table:table-row>
            <table:table-row>
              <table:table-cell office:value-type="float" office:value="0.0723125">
                <text:p>0.0723125</text:p>
              </table:table-cell>
              <table:table-cell office:value-type="float" office:value="12.1200969">
                <text:p>12.1200969</text:p>
              </table:table-cell>
            </table:table-row>
            <table:table-row>
              <table:table-cell office:value-type="float" office:value="0.072375">
                <text:p>0.072375</text:p>
              </table:table-cell>
              <table:table-cell office:value-type="float" office:value="12.11223671">
                <text:p>12.11223671</text:p>
              </table:table-cell>
            </table:table-row>
            <table:table-row>
              <table:table-cell office:value-type="float" office:value="0.0724375">
                <text:p>0.0724375</text:p>
              </table:table-cell>
              <table:table-cell office:value-type="float" office:value="12.10377652">
                <text:p>12.10377652</text:p>
              </table:table-cell>
            </table:table-row>
            <table:table-row>
              <table:table-cell office:value-type="float" office:value="0.0725">
                <text:p>0.0725</text:p>
              </table:table-cell>
              <table:table-cell office:value-type="float" office:value="12.09474301">
                <text:p>12.09474301</text:p>
              </table:table-cell>
            </table:table-row>
            <table:table-row>
              <table:table-cell office:value-type="float" office:value="0.0725625">
                <text:p>0.0725625</text:p>
              </table:table-cell>
              <table:table-cell office:value-type="float" office:value="12.08516092">
                <text:p>12.08516092</text:p>
              </table:table-cell>
            </table:table-row>
            <table:table-row>
              <table:table-cell office:value-type="float" office:value="0.072625">
                <text:p>0.072625</text:p>
              </table:table-cell>
              <table:table-cell office:value-type="float" office:value="12.07504745">
                <text:p>12.07504745</text:p>
              </table:table-cell>
            </table:table-row>
            <table:table-row>
              <table:table-cell office:value-type="float" office:value="0.0726875">
                <text:p>0.0726875</text:p>
              </table:table-cell>
              <table:table-cell office:value-type="float" office:value="12.06441788">
                <text:p>12.06441788</text:p>
              </table:table-cell>
            </table:table-row>
            <table:table-row>
              <table:table-cell office:value-type="float" office:value="0.07275">
                <text:p>0.07275</text:p>
              </table:table-cell>
              <table:table-cell office:value-type="float" office:value="12.05328748">
                <text:p>12.05328748</text:p>
              </table:table-cell>
            </table:table-row>
            <table:table-row>
              <table:table-cell office:value-type="float" office:value="0.0728125">
                <text:p>0.0728125</text:p>
              </table:table-cell>
              <table:table-cell office:value-type="float" office:value="12.04167154">
                <text:p>12.04167154</text:p>
              </table:table-cell>
            </table:table-row>
            <table:table-row>
              <table:table-cell office:value-type="float" office:value="0.072875">
                <text:p>0.072875</text:p>
              </table:table-cell>
              <table:table-cell office:value-type="float" office:value="12.02958535">
                <text:p>12.02958535</text:p>
              </table:table-cell>
            </table:table-row>
            <table:table-row>
              <table:table-cell office:value-type="float" office:value="0.0729375">
                <text:p>0.0729375</text:p>
              </table:table-cell>
              <table:table-cell office:value-type="float" office:value="12.01704418">
                <text:p>12.01704418</text:p>
              </table:table-cell>
            </table:table-row>
            <table:table-row>
              <table:table-cell office:value-type="float" office:value="0.073">
                <text:p>0.073</text:p>
              </table:table-cell>
              <table:table-cell office:value-type="float" office:value="12.00406333">
                <text:p>12.00406333</text:p>
              </table:table-cell>
            </table:table-row>
            <table:table-row>
              <table:table-cell office:value-type="float" office:value="0.0730625">
                <text:p>0.0730625</text:p>
              </table:table-cell>
              <table:table-cell office:value-type="float" office:value="11.99065705">
                <text:p>11.99065705</text:p>
              </table:table-cell>
            </table:table-row>
            <table:table-row>
              <table:table-cell office:value-type="float" office:value="0.073125">
                <text:p>0.073125</text:p>
              </table:table-cell>
              <table:table-cell office:value-type="float" office:value="11.97683554">
                <text:p>11.97683554</text:p>
              </table:table-cell>
            </table:table-row>
            <table:table-row>
              <table:table-cell office:value-type="float" office:value="0.0731875">
                <text:p>0.0731875</text:p>
              </table:table-cell>
              <table:table-cell office:value-type="float" office:value="11.96260798">
                <text:p>11.96260798</text:p>
              </table:table-cell>
            </table:table-row>
            <table:table-row>
              <table:table-cell office:value-type="float" office:value="0.07325">
                <text:p>0.07325</text:p>
              </table:table-cell>
              <table:table-cell office:value-type="float" office:value="11.94798356">
                <text:p>11.94798356</text:p>
              </table:table-cell>
            </table:table-row>
            <table:table-row>
              <table:table-cell office:value-type="float" office:value="0.0733125">
                <text:p>0.0733125</text:p>
              </table:table-cell>
              <table:table-cell office:value-type="float" office:value="11.93297145">
                <text:p>11.93297145</text:p>
              </table:table-cell>
            </table:table-row>
            <table:table-row>
              <table:table-cell office:value-type="float" office:value="0.073375">
                <text:p>0.073375</text:p>
              </table:table-cell>
              <table:table-cell office:value-type="float" office:value="11.91758083">
                <text:p>11.91758083</text:p>
              </table:table-cell>
            </table:table-row>
            <table:table-row>
              <table:table-cell office:value-type="float" office:value="0.0734375">
                <text:p>0.0734375</text:p>
              </table:table-cell>
              <table:table-cell office:value-type="float" office:value="11.90182088">
                <text:p>11.90182088</text:p>
              </table:table-cell>
            </table:table-row>
            <table:table-row>
              <table:table-cell office:value-type="float" office:value="0.0735">
                <text:p>0.0735</text:p>
              </table:table-cell>
              <table:table-cell office:value-type="float" office:value="11.88570078">
                <text:p>11.88570078</text:p>
              </table:table-cell>
            </table:table-row>
            <table:table-row>
              <table:table-cell office:value-type="float" office:value="0.0735625">
                <text:p>0.0735625</text:p>
              </table:table-cell>
              <table:table-cell office:value-type="float" office:value="11.8692318">
                <text:p>11.8692318</text:p>
              </table:table-cell>
            </table:table-row>
            <table:table-row>
              <table:table-cell office:value-type="float" office:value="0.073625">
                <text:p>0.073625</text:p>
              </table:table-cell>
              <table:table-cell office:value-type="float" office:value="11.85243356">
                <text:p>11.85243356</text:p>
              </table:table-cell>
            </table:table-row>
            <table:table-row>
              <table:table-cell office:value-type="float" office:value="0.0736875">
                <text:p>0.0736875</text:p>
              </table:table-cell>
              <table:table-cell office:value-type="float" office:value="11.83532778">
                <text:p>11.83532778</text:p>
              </table:table-cell>
            </table:table-row>
            <table:table-row>
              <table:table-cell office:value-type="float" office:value="0.07375">
                <text:p>0.07375</text:p>
              </table:table-cell>
              <table:table-cell office:value-type="float" office:value="11.81793616">
                <text:p>11.81793616</text:p>
              </table:table-cell>
            </table:table-row>
            <table:table-row>
              <table:table-cell office:value-type="float" office:value="0.0738125">
                <text:p>0.0738125</text:p>
              </table:table-cell>
              <table:table-cell office:value-type="float" office:value="11.80028041">
                <text:p>11.80028041</text:p>
              </table:table-cell>
            </table:table-row>
            <table:table-row>
              <table:table-cell office:value-type="float" office:value="0.073875">
                <text:p>0.073875</text:p>
              </table:table-cell>
              <table:table-cell office:value-type="float" office:value="11.78238225">
                <text:p>11.78238225</text:p>
              </table:table-cell>
            </table:table-row>
            <table:table-row>
              <table:table-cell office:value-type="float" office:value="0.0739375">
                <text:p>0.0739375</text:p>
              </table:table-cell>
              <table:table-cell office:value-type="float" office:value="11.76426339">
                <text:p>11.76426339</text:p>
              </table:table-cell>
            </table:table-row>
            <table:table-row>
              <table:table-cell office:value-type="float" office:value="0.074">
                <text:p>0.074</text:p>
              </table:table-cell>
              <table:table-cell office:value-type="float" office:value="11.74594553">
                <text:p>11.74594553</text:p>
              </table:table-cell>
            </table:table-row>
            <table:table-row>
              <table:table-cell office:value-type="float" office:value="0.0740625">
                <text:p>0.0740625</text:p>
              </table:table-cell>
              <table:table-cell office:value-type="float" office:value="11.72744812">
                <text:p>11.72744812</text:p>
              </table:table-cell>
            </table:table-row>
            <table:table-row>
              <table:table-cell office:value-type="float" office:value="0.074125">
                <text:p>0.074125</text:p>
              </table:table-cell>
              <table:table-cell office:value-type="float" office:value="11.7087815">
                <text:p>11.7087815</text:p>
              </table:table-cell>
            </table:table-row>
            <table:table-row>
              <table:table-cell office:value-type="float" office:value="0.0741875">
                <text:p>0.0741875</text:p>
              </table:table-cell>
              <table:table-cell office:value-type="float" office:value="11.68995373">
                <text:p>11.68995373</text:p>
              </table:table-cell>
            </table:table-row>
            <table:table-row>
              <table:table-cell office:value-type="float" office:value="0.07425">
                <text:p>0.07425</text:p>
              </table:table-cell>
              <table:table-cell office:value-type="float" office:value="11.67097288">
                <text:p>11.67097288</text:p>
              </table:table-cell>
            </table:table-row>
            <table:table-row>
              <table:table-cell office:value-type="float" office:value="0.0743125">
                <text:p>0.0743125</text:p>
              </table:table-cell>
              <table:table-cell office:value-type="float" office:value="11.65184701">
                <text:p>11.65184701</text:p>
              </table:table-cell>
            </table:table-row>
            <table:table-row>
              <table:table-cell office:value-type="float" office:value="0.074375">
                <text:p>0.074375</text:p>
              </table:table-cell>
              <table:table-cell office:value-type="float" office:value="11.6325842">
                <text:p>11.6325842</text:p>
              </table:table-cell>
            </table:table-row>
            <table:table-row>
              <table:table-cell office:value-type="float" office:value="0.0744375">
                <text:p>0.0744375</text:p>
              </table:table-cell>
              <table:table-cell office:value-type="float" office:value="11.61319251">
                <text:p>11.61319251</text:p>
              </table:table-cell>
            </table:table-row>
            <table:table-row>
              <table:table-cell office:value-type="float" office:value="0.0745">
                <text:p>0.0745</text:p>
              </table:table-cell>
              <table:table-cell office:value-type="float" office:value="11.59368">
                <text:p>11.59368</text:p>
              </table:table-cell>
            </table:table-row>
            <table:table-row>
              <table:table-cell office:value-type="float" office:value="0.0745625">
                <text:p>0.0745625</text:p>
              </table:table-cell>
              <table:table-cell office:value-type="float" office:value="11.57404911">
                <text:p>11.57404911</text:p>
              </table:table-cell>
            </table:table-row>
            <table:table-row>
              <table:table-cell office:value-type="float" office:value="0.074625">
                <text:p>0.074625</text:p>
              </table:table-cell>
              <table:table-cell office:value-type="float" office:value="11.55427974">
                <text:p>11.55427974</text:p>
              </table:table-cell>
            </table:table-row>
            <table:table-row>
              <table:table-cell office:value-type="float" office:value="0.0746875">
                <text:p>0.0746875</text:p>
              </table:table-cell>
              <table:table-cell office:value-type="float" office:value="11.53434612">
                <text:p>11.53434612</text:p>
              </table:table-cell>
            </table:table-row>
            <table:table-row>
              <table:table-cell office:value-type="float" office:value="0.07475">
                <text:p>0.07475</text:p>
              </table:table-cell>
              <table:table-cell office:value-type="float" office:value="11.51422253">
                <text:p>11.51422253</text:p>
              </table:table-cell>
            </table:table-row>
            <table:table-row>
              <table:table-cell office:value-type="float" office:value="0.0748125">
                <text:p>0.0748125</text:p>
              </table:table-cell>
              <table:table-cell office:value-type="float" office:value="11.49388321">
                <text:p>11.49388321</text:p>
              </table:table-cell>
            </table:table-row>
            <table:table-row>
              <table:table-cell office:value-type="float" office:value="0.074875">
                <text:p>0.074875</text:p>
              </table:table-cell>
              <table:table-cell office:value-type="float" office:value="11.47330243">
                <text:p>11.47330243</text:p>
              </table:table-cell>
            </table:table-row>
            <table:table-row>
              <table:table-cell office:value-type="float" office:value="0.0749375">
                <text:p>0.0749375</text:p>
              </table:table-cell>
              <table:table-cell office:value-type="float" office:value="11.45245443">
                <text:p>11.45245443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1.43131348">
                <text:p>11.43131348</text:p>
              </table:table-cell>
            </table:table-row>
            <table:table-row>
              <table:table-cell office:value-type="float" office:value="0.0750625">
                <text:p>0.0750625</text:p>
              </table:table-cell>
              <table:table-cell office:value-type="float" office:value="11.40985447">
                <text:p>11.40985447</text:p>
              </table:table-cell>
            </table:table-row>
            <table:table-row>
              <table:table-cell office:value-type="float" office:value="0.075125">
                <text:p>0.075125</text:p>
              </table:table-cell>
              <table:table-cell office:value-type="float" office:value="11.38805485">
                <text:p>11.38805485</text:p>
              </table:table-cell>
            </table:table-row>
            <table:table-row>
              <table:table-cell office:value-type="float" office:value="0.0751875">
                <text:p>0.0751875</text:p>
              </table:table-cell>
              <table:table-cell office:value-type="float" office:value="11.36589272">
                <text:p>11.36589272</text:p>
              </table:table-cell>
            </table:table-row>
            <table:table-row>
              <table:table-cell office:value-type="float" office:value="0.07525">
                <text:p>0.07525</text:p>
              </table:table-cell>
              <table:table-cell office:value-type="float" office:value="11.34334617">
                <text:p>11.34334617</text:p>
              </table:table-cell>
            </table:table-row>
            <table:table-row>
              <table:table-cell office:value-type="float" office:value="0.0753125">
                <text:p>0.0753125</text:p>
              </table:table-cell>
              <table:table-cell office:value-type="float" office:value="11.32039331">
                <text:p>11.32039331</text:p>
              </table:table-cell>
            </table:table-row>
            <table:table-row>
              <table:table-cell office:value-type="float" office:value="0.075375">
                <text:p>0.075375</text:p>
              </table:table-cell>
              <table:table-cell office:value-type="float" office:value="11.29701222">
                <text:p>11.29701222</text:p>
              </table:table-cell>
            </table:table-row>
            <table:table-row>
              <table:table-cell office:value-type="float" office:value="0.0754375">
                <text:p>0.0754375</text:p>
              </table:table-cell>
              <table:table-cell office:value-type="float" office:value="11.273181">
                <text:p>11.273181</text:p>
              </table:table-cell>
            </table:table-row>
            <table:table-row>
              <table:table-cell office:value-type="float" office:value="0.0755">
                <text:p>0.0755</text:p>
              </table:table-cell>
              <table:table-cell office:value-type="float" office:value="11.24887774">
                <text:p>11.24887774</text:p>
              </table:table-cell>
            </table:table-row>
            <table:table-row>
              <table:table-cell office:value-type="float" office:value="0.0755625">
                <text:p>0.0755625</text:p>
              </table:table-cell>
              <table:table-cell office:value-type="float" office:value="11.22408084">
                <text:p>11.22408084</text:p>
              </table:table-cell>
            </table:table-row>
            <table:table-row>
              <table:table-cell office:value-type="float" office:value="0.075625">
                <text:p>0.075625</text:p>
              </table:table-cell>
              <table:table-cell office:value-type="float" office:value="11.19876986">
                <text:p>11.19876986</text:p>
              </table:table-cell>
            </table:table-row>
            <table:table-row>
              <table:table-cell office:value-type="float" office:value="0.0756875">
                <text:p>0.0756875</text:p>
              </table:table-cell>
              <table:table-cell office:value-type="float" office:value="11.17292467">
                <text:p>11.17292467</text:p>
              </table:table-cell>
            </table:table-row>
            <table:table-row>
              <table:table-cell office:value-type="float" office:value="0.07575">
                <text:p>0.07575</text:p>
              </table:table-cell>
              <table:table-cell office:value-type="float" office:value="11.14652512">
                <text:p>11.14652512</text:p>
              </table:table-cell>
            </table:table-row>
            <table:table-row>
              <table:table-cell office:value-type="float" office:value="0.0758125">
                <text:p>0.0758125</text:p>
              </table:table-cell>
              <table:table-cell office:value-type="float" office:value="11.11955108">
                <text:p>11.11955108</text:p>
              </table:table-cell>
            </table:table-row>
            <table:table-row>
              <table:table-cell office:value-type="float" office:value="0.075875">
                <text:p>0.075875</text:p>
              </table:table-cell>
              <table:table-cell office:value-type="float" office:value="11.0919824">
                <text:p>11.0919824</text:p>
              </table:table-cell>
            </table:table-row>
            <table:table-row>
              <table:table-cell office:value-type="float" office:value="0.0759375">
                <text:p>0.0759375</text:p>
              </table:table-cell>
              <table:table-cell office:value-type="float" office:value="11.06379896">
                <text:p>11.06379896</text:p>
              </table:table-cell>
            </table:table-row>
            <table:table-row>
              <table:table-cell office:value-type="float" office:value="0.076">
                <text:p>0.076</text:p>
              </table:table-cell>
              <table:table-cell office:value-type="float" office:value="11.03498062">
                <text:p>11.03498062</text:p>
              </table:table-cell>
            </table:table-row>
            <table:table-row>
              <table:table-cell office:value-type="float" office:value="0.0760625">
                <text:p>0.0760625</text:p>
              </table:table-cell>
              <table:table-cell office:value-type="float" office:value="11.00550018">
                <text:p>11.00550018</text:p>
              </table:table-cell>
            </table:table-row>
            <table:table-row>
              <table:table-cell office:value-type="float" office:value="0.076125">
                <text:p>0.076125</text:p>
              </table:table-cell>
              <table:table-cell office:value-type="float" office:value="10.97530225">
                <text:p>10.97530225</text:p>
              </table:table-cell>
            </table:table-row>
            <table:table-row>
              <table:table-cell office:value-type="float" office:value="0.0761875">
                <text:p>0.0761875</text:p>
              </table:table-cell>
              <table:table-cell office:value-type="float" office:value="10.9443244">
                <text:p>10.9443244</text:p>
              </table:table-cell>
            </table:table-row>
            <table:table-row>
              <table:table-cell office:value-type="float" office:value="0.07625">
                <text:p>0.07625</text:p>
              </table:table-cell>
              <table:table-cell office:value-type="float" office:value="10.91250418">
                <text:p>10.91250418</text:p>
              </table:table-cell>
            </table:table-row>
            <table:table-row>
              <table:table-cell office:value-type="float" office:value="0.0763125">
                <text:p>0.0763125</text:p>
              </table:table-cell>
              <table:table-cell office:value-type="float" office:value="10.87977917">
                <text:p>10.87977917</text:p>
              </table:table-cell>
            </table:table-row>
            <table:table-row>
              <table:table-cell office:value-type="float" office:value="0.076375">
                <text:p>0.076375</text:p>
              </table:table-cell>
              <table:table-cell office:value-type="float" office:value="10.8460869">
                <text:p>10.8460869</text:p>
              </table:table-cell>
            </table:table-row>
            <table:table-row>
              <table:table-cell office:value-type="float" office:value="0.0764375">
                <text:p>0.0764375</text:p>
              </table:table-cell>
              <table:table-cell office:value-type="float" office:value="10.81136496">
                <text:p>10.81136496</text:p>
              </table:table-cell>
            </table:table-row>
            <table:table-row>
              <table:table-cell office:value-type="float" office:value="0.0765">
                <text:p>0.0765</text:p>
              </table:table-cell>
              <table:table-cell office:value-type="float" office:value="10.77555089">
                <text:p>10.77555089</text:p>
              </table:table-cell>
            </table:table-row>
            <table:table-row>
              <table:table-cell office:value-type="float" office:value="0.0765625">
                <text:p>0.0765625</text:p>
              </table:table-cell>
              <table:table-cell office:value-type="float" office:value="10.73857696">
                <text:p>10.73857696</text:p>
              </table:table-cell>
            </table:table-row>
            <table:table-row>
              <table:table-cell office:value-type="float" office:value="0.076625">
                <text:p>0.076625</text:p>
              </table:table-cell>
              <table:table-cell office:value-type="float" office:value="10.70035421">
                <text:p>10.70035421</text:p>
              </table:table-cell>
            </table:table-row>
            <table:table-row>
              <table:table-cell office:value-type="float" office:value="0.0766875">
                <text:p>0.0766875</text:p>
              </table:table-cell>
              <table:table-cell office:value-type="float" office:value="10.66078838">
                <text:p>10.66078838</text:p>
              </table:table-cell>
            </table:table-row>
            <table:table-row>
              <table:table-cell office:value-type="float" office:value="0.07675">
                <text:p>0.07675</text:p>
              </table:table-cell>
              <table:table-cell office:value-type="float" office:value="10.61978524">
                <text:p>10.61978524</text:p>
              </table:table-cell>
            </table:table-row>
            <table:table-row>
              <table:table-cell office:value-type="float" office:value="0.0768125">
                <text:p>0.0768125</text:p>
              </table:table-cell>
              <table:table-cell office:value-type="float" office:value="10.57725052">
                <text:p>10.57725052</text:p>
              </table:table-cell>
            </table:table-row>
            <table:table-row>
              <table:table-cell office:value-type="float" office:value="0.076875">
                <text:p>0.076875</text:p>
              </table:table-cell>
              <table:table-cell office:value-type="float" office:value="10.53308996">
                <text:p>10.53308996</text:p>
              </table:table-cell>
            </table:table-row>
            <table:table-row>
              <table:table-cell office:value-type="float" office:value="0.0769375">
                <text:p>0.0769375</text:p>
              </table:table-cell>
              <table:table-cell office:value-type="float" office:value="10.48720932">
                <text:p>10.48720932</text:p>
              </table:table-cell>
            </table:table-row>
            <table:table-row>
              <table:table-cell office:value-type="float" office:value="0.077">
                <text:p>0.077</text:p>
              </table:table-cell>
              <table:table-cell office:value-type="float" office:value="10.43951434">
                <text:p>10.43951434</text:p>
              </table:table-cell>
            </table:table-row>
            <table:table-row>
              <table:table-cell office:value-type="float" office:value="0.0770625">
                <text:p>0.0770625</text:p>
              </table:table-cell>
              <table:table-cell office:value-type="float" office:value="10.38992088">
                <text:p>10.38992088</text:p>
              </table:table-cell>
            </table:table-row>
            <table:table-row>
              <table:table-cell office:value-type="float" office:value="0.077125">
                <text:p>0.077125</text:p>
              </table:table-cell>
              <table:table-cell office:value-type="float" office:value="10.33838524">
                <text:p>10.33838524</text:p>
              </table:table-cell>
            </table:table-row>
            <table:table-row>
              <table:table-cell office:value-type="float" office:value="0.0771875">
                <text:p>0.0771875</text:p>
              </table:table-cell>
              <table:table-cell office:value-type="float" office:value="10.28487383">
                <text:p>10.28487383</text:p>
              </table:table-cell>
            </table:table-row>
            <table:table-row>
              <table:table-cell office:value-type="float" office:value="0.07725">
                <text:p>0.07725</text:p>
              </table:table-cell>
              <table:table-cell office:value-type="float" office:value="10.22935309">
                <text:p>10.22935309</text:p>
              </table:table-cell>
            </table:table-row>
            <table:table-row>
              <table:table-cell office:value-type="float" office:value="0.0773125">
                <text:p>0.0773125</text:p>
              </table:table-cell>
              <table:table-cell office:value-type="float" office:value="10.17178942">
                <text:p>10.17178942</text:p>
              </table:table-cell>
            </table:table-row>
            <table:table-row>
              <table:table-cell office:value-type="float" office:value="0.077375">
                <text:p>0.077375</text:p>
              </table:table-cell>
              <table:table-cell office:value-type="float" office:value="10.11214923">
                <text:p>10.11214923</text:p>
              </table:table-cell>
            </table:table-row>
            <table:table-row>
              <table:table-cell office:value-type="float" office:value="0.0774375">
                <text:p>0.0774375</text:p>
              </table:table-cell>
              <table:table-cell office:value-type="float" office:value="10.05039895">
                <text:p>10.05039895</text:p>
              </table:table-cell>
            </table:table-row>
            <table:table-row>
              <table:table-cell office:value-type="float" office:value="0.0775">
                <text:p>0.0775</text:p>
              </table:table-cell>
              <table:table-cell office:value-type="float" office:value="9.986504993">
                <text:p>9.986504993</text:p>
              </table:table-cell>
            </table:table-row>
            <table:table-row>
              <table:table-cell office:value-type="float" office:value="0.0775625">
                <text:p>0.0775625</text:p>
              </table:table-cell>
              <table:table-cell office:value-type="float" office:value="9.920451208">
                <text:p>9.920451208</text:p>
              </table:table-cell>
            </table:table-row>
            <table:table-row>
              <table:table-cell office:value-type="float" office:value="0.077625">
                <text:p>0.077625</text:p>
              </table:table-cell>
              <table:table-cell office:value-type="float" office:value="9.852291193">
                <text:p>9.852291193</text:p>
              </table:table-cell>
            </table:table-row>
            <table:table-row>
              <table:table-cell office:value-type="float" office:value="0.0776875">
                <text:p>0.0776875</text:p>
              </table:table-cell>
              <table:table-cell office:value-type="float" office:value="9.782095982">
                <text:p>9.782095982</text:p>
              </table:table-cell>
            </table:table-row>
            <table:table-row>
              <table:table-cell office:value-type="float" office:value="0.07775">
                <text:p>0.07775</text:p>
              </table:table-cell>
              <table:table-cell office:value-type="float" office:value="9.709936607">
                <text:p>9.709936607</text:p>
              </table:table-cell>
            </table:table-row>
            <table:table-row>
              <table:table-cell office:value-type="float" office:value="0.0778125">
                <text:p>0.0778125</text:p>
              </table:table-cell>
              <table:table-cell office:value-type="float" office:value="9.635884102">
                <text:p>9.635884102</text:p>
              </table:table-cell>
            </table:table-row>
            <table:table-row>
              <table:table-cell office:value-type="float" office:value="0.077875">
                <text:p>0.077875</text:p>
              </table:table-cell>
              <table:table-cell office:value-type="float" office:value="9.560009499">
                <text:p>9.560009499</text:p>
              </table:table-cell>
            </table:table-row>
            <table:table-row>
              <table:table-cell office:value-type="float" office:value="0.0779375">
                <text:p>0.0779375</text:p>
              </table:table-cell>
              <table:table-cell office:value-type="float" office:value="9.482383831">
                <text:p>9.482383831</text:p>
              </table:table-cell>
            </table:table-row>
            <table:table-row>
              <table:table-cell office:value-type="float" office:value="0.078">
                <text:p>0.078</text:p>
              </table:table-cell>
              <table:table-cell office:value-type="float" office:value="9.403078132">
                <text:p>9.403078132</text:p>
              </table:table-cell>
            </table:table-row>
            <table:table-row>
              <table:table-cell office:value-type="float" office:value="0.0780625">
                <text:p>0.0780625</text:p>
              </table:table-cell>
              <table:table-cell office:value-type="float" office:value="9.322172719">
                <text:p>9.322172719</text:p>
              </table:table-cell>
            </table:table-row>
            <table:table-row>
              <table:table-cell office:value-type="float" office:value="0.078125">
                <text:p>0.078125</text:p>
              </table:table-cell>
              <table:table-cell office:value-type="float" office:value="9.239785052">
                <text:p>9.239785052</text:p>
              </table:table-cell>
            </table:table-row>
            <table:table-row>
              <table:table-cell office:value-type="float" office:value="0.0781875">
                <text:p>0.0781875</text:p>
              </table:table-cell>
              <table:table-cell office:value-type="float" office:value="9.156041875">
                <text:p>9.156041875</text:p>
              </table:table-cell>
            </table:table-row>
            <table:table-row>
              <table:table-cell office:value-type="float" office:value="0.07825">
                <text:p>0.07825</text:p>
              </table:table-cell>
              <table:table-cell office:value-type="float" office:value="9.071069932">
                <text:p>9.071069932</text:p>
              </table:table-cell>
            </table:table-row>
            <table:table-row>
              <table:table-cell office:value-type="float" office:value="0.0783125">
                <text:p>0.0783125</text:p>
              </table:table-cell>
              <table:table-cell office:value-type="float" office:value="8.984995967">
                <text:p>8.984995967</text:p>
              </table:table-cell>
            </table:table-row>
            <table:table-row>
              <table:table-cell office:value-type="float" office:value="0.078375">
                <text:p>0.078375</text:p>
              </table:table-cell>
              <table:table-cell office:value-type="float" office:value="8.897946725">
                <text:p>8.897946725</text:p>
              </table:table-cell>
            </table:table-row>
            <table:table-row>
              <table:table-cell office:value-type="float" office:value="0.0784375">
                <text:p>0.0784375</text:p>
              </table:table-cell>
              <table:table-cell office:value-type="float" office:value="8.810048951">
                <text:p>8.810048951</text:p>
              </table:table-cell>
            </table:table-row>
            <table:table-row>
              <table:table-cell office:value-type="float" office:value="0.0785">
                <text:p>0.0785</text:p>
              </table:table-cell>
              <table:table-cell office:value-type="float" office:value="8.721429388">
                <text:p>8.721429388</text:p>
              </table:table-cell>
            </table:table-row>
            <table:table-row>
              <table:table-cell office:value-type="float" office:value="0.0785625">
                <text:p>0.0785625</text:p>
              </table:table-cell>
              <table:table-cell office:value-type="float" office:value="8.632214732">
                <text:p>8.632214732</text:p>
              </table:table-cell>
            </table:table-row>
            <table:table-row>
              <table:table-cell office:value-type="float" office:value="0.078625">
                <text:p>0.078625</text:p>
              </table:table-cell>
              <table:table-cell office:value-type="float" office:value="8.542531483">
                <text:p>8.542531483</text:p>
              </table:table-cell>
            </table:table-row>
            <table:table-row>
              <table:table-cell office:value-type="float" office:value="0.0786875">
                <text:p>0.0786875</text:p>
              </table:table-cell>
              <table:table-cell office:value-type="float" office:value="8.452506093">
                <text:p>8.452506093</text:p>
              </table:table-cell>
            </table:table-row>
            <table:table-row>
              <table:table-cell office:value-type="float" office:value="0.07875">
                <text:p>0.07875</text:p>
              </table:table-cell>
              <table:table-cell office:value-type="float" office:value="8.362265013">
                <text:p>8.362265013</text:p>
              </table:table-cell>
            </table:table-row>
            <table:table-row>
              <table:table-cell office:value-type="float" office:value="0.0788125">
                <text:p>0.0788125</text:p>
              </table:table-cell>
              <table:table-cell office:value-type="float" office:value="8.271934694">
                <text:p>8.271934694</text:p>
              </table:table-cell>
            </table:table-row>
            <table:table-row>
              <table:table-cell office:value-type="float" office:value="0.078875">
                <text:p>0.078875</text:p>
              </table:table-cell>
              <table:table-cell office:value-type="float" office:value="8.181641589">
                <text:p>8.181641589</text:p>
              </table:table-cell>
            </table:table-row>
            <table:table-row>
              <table:table-cell office:value-type="float" office:value="0.0789375">
                <text:p>0.0789375</text:p>
              </table:table-cell>
              <table:table-cell office:value-type="float" office:value="8.091512148">
                <text:p>8.091512148</text:p>
              </table:table-cell>
            </table:table-row>
            <table:table-row>
              <table:table-cell office:value-type="float" office:value="0.079">
                <text:p>0.079</text:p>
              </table:table-cell>
              <table:table-cell office:value-type="float" office:value="8.001672823">
                <text:p>8.001672823</text:p>
              </table:table-cell>
            </table:table-row>
            <table:table-row>
              <table:table-cell office:value-type="float" office:value="0.0790625">
                <text:p>0.0790625</text:p>
              </table:table-cell>
              <table:table-cell office:value-type="float" office:value="7.912243956">
                <text:p>7.912243956</text:p>
              </table:table-cell>
            </table:table-row>
            <table:table-row>
              <table:table-cell office:value-type="float" office:value="0.079125">
                <text:p>0.079125</text:p>
              </table:table-cell>
              <table:table-cell office:value-type="float" office:value="7.823321455">
                <text:p>7.823321455</text:p>
              </table:table-cell>
            </table:table-row>
            <table:table-row>
              <table:table-cell office:value-type="float" office:value="0.0791875">
                <text:p>0.0791875</text:p>
              </table:table-cell>
              <table:table-cell office:value-type="float" office:value="7.734995115">
                <text:p>7.734995115</text:p>
              </table:table-cell>
            </table:table-row>
            <table:table-row>
              <table:table-cell office:value-type="float" office:value="0.07925">
                <text:p>0.07925</text:p>
              </table:table-cell>
              <table:table-cell office:value-type="float" office:value="7.647354735">
                <text:p>7.647354735</text:p>
              </table:table-cell>
            </table:table-row>
            <table:table-row>
              <table:table-cell office:value-type="float" office:value="0.0793125">
                <text:p>0.0793125</text:p>
              </table:table-cell>
              <table:table-cell office:value-type="float" office:value="7.560490112">
                <text:p>7.560490112</text:p>
              </table:table-cell>
            </table:table-row>
            <table:table-row>
              <table:table-cell office:value-type="float" office:value="0.079375">
                <text:p>0.079375</text:p>
              </table:table-cell>
              <table:table-cell office:value-type="float" office:value="7.474491043">
                <text:p>7.474491043</text:p>
              </table:table-cell>
            </table:table-row>
            <table:table-row>
              <table:table-cell office:value-type="float" office:value="0.0794375">
                <text:p>0.0794375</text:p>
              </table:table-cell>
              <table:table-cell office:value-type="float" office:value="7.389447326">
                <text:p>7.389447326</text:p>
              </table:table-cell>
            </table:table-row>
            <table:table-row>
              <table:table-cell office:value-type="float" office:value="0.0795">
                <text:p>0.0795</text:p>
              </table:table-cell>
              <table:table-cell office:value-type="float" office:value="7.305448758">
                <text:p>7.305448758</text:p>
              </table:table-cell>
            </table:table-row>
            <table:table-row>
              <table:table-cell office:value-type="float" office:value="0.0795625">
                <text:p>0.0795625</text:p>
              </table:table-cell>
              <table:table-cell office:value-type="float" office:value="7.222577282">
                <text:p>7.222577282</text:p>
              </table:table-cell>
            </table:table-row>
            <table:table-row>
              <table:table-cell office:value-type="float" office:value="0.079625">
                <text:p>0.079625</text:p>
              </table:table-cell>
              <table:table-cell office:value-type="float" office:value="7.140883431">
                <text:p>7.140883431</text:p>
              </table:table-cell>
            </table:table-row>
            <table:table-row>
              <table:table-cell office:value-type="float" office:value="0.0796875">
                <text:p>0.0796875</text:p>
              </table:table-cell>
              <table:table-cell office:value-type="float" office:value="7.060409882">
                <text:p>7.060409882</text:p>
              </table:table-cell>
            </table:table-row>
            <table:table-row>
              <table:table-cell office:value-type="float" office:value="0.07975">
                <text:p>0.07975</text:p>
              </table:table-cell>
              <table:table-cell office:value-type="float" office:value="6.981199312">
                <text:p>6.981199312</text:p>
              </table:table-cell>
            </table:table-row>
            <table:table-row>
              <table:table-cell office:value-type="float" office:value="0.0798125">
                <text:p>0.0798125</text:p>
              </table:table-cell>
              <table:table-cell office:value-type="float" office:value="6.903294398">
                <text:p>6.903294398</text:p>
              </table:table-cell>
            </table:table-row>
            <table:table-row>
              <table:table-cell office:value-type="float" office:value="0.079875">
                <text:p>0.079875</text:p>
              </table:table-cell>
              <table:table-cell office:value-type="float" office:value="6.826737818">
                <text:p>6.826737818</text:p>
              </table:table-cell>
            </table:table-row>
            <table:table-row>
              <table:table-cell office:value-type="float" office:value="0.0799375">
                <text:p>0.0799375</text:p>
              </table:table-cell>
              <table:table-cell office:value-type="float" office:value="6.751572251">
                <text:p>6.75157225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6.677840372">
                <text:p>6.677840372</text:p>
              </table:table-cell>
            </table:table-row>
            <table:table-row>
              <table:table-cell office:value-type="float" office:value="0.0800625">
                <text:p>0.0800625</text:p>
              </table:table-cell>
              <table:table-cell office:value-type="float" office:value="6.6055779">
                <text:p>6.6055779</text:p>
              </table:table-cell>
            </table:table-row>
            <table:table-row>
              <table:table-cell office:value-type="float" office:value="0.080125">
                <text:p>0.080125</text:p>
              </table:table-cell>
              <table:table-cell office:value-type="float" office:value="6.534792713">
                <text:p>6.534792713</text:p>
              </table:table-cell>
            </table:table-row>
            <table:table-row>
              <table:table-cell office:value-type="float" office:value="0.0801875">
                <text:p>0.0801875</text:p>
              </table:table-cell>
              <table:table-cell office:value-type="float" office:value="6.465485727">
                <text:p>6.465485727</text:p>
              </table:table-cell>
            </table:table-row>
            <table:table-row>
              <table:table-cell office:value-type="float" office:value="0.08025">
                <text:p>0.08025</text:p>
              </table:table-cell>
              <table:table-cell office:value-type="float" office:value="6.397657861">
                <text:p>6.397657861</text:p>
              </table:table-cell>
            </table:table-row>
            <table:table-row>
              <table:table-cell office:value-type="float" office:value="0.0803125">
                <text:p>0.0803125</text:p>
              </table:table-cell>
              <table:table-cell office:value-type="float" office:value="6.331310031">
                <text:p>6.331310031</text:p>
              </table:table-cell>
            </table:table-row>
            <table:table-row>
              <table:table-cell office:value-type="float" office:value="0.080375">
                <text:p>0.080375</text:p>
              </table:table-cell>
              <table:table-cell office:value-type="float" office:value="6.266443156">
                <text:p>6.266443156</text:p>
              </table:table-cell>
            </table:table-row>
            <table:table-row>
              <table:table-cell office:value-type="float" office:value="0.0804375">
                <text:p>0.0804375</text:p>
              </table:table-cell>
              <table:table-cell office:value-type="float" office:value="6.203058152">
                <text:p>6.203058152</text:p>
              </table:table-cell>
            </table:table-row>
            <table:table-row>
              <table:table-cell office:value-type="float" office:value="0.0805">
                <text:p>0.0805</text:p>
              </table:table-cell>
              <table:table-cell office:value-type="float" office:value="6.141155938">
                <text:p>6.141155938</text:p>
              </table:table-cell>
            </table:table-row>
            <table:table-row>
              <table:table-cell office:value-type="float" office:value="0.0805625">
                <text:p>0.0805625</text:p>
              </table:table-cell>
              <table:table-cell office:value-type="float" office:value="6.080735164">
                <text:p>6.080735164</text:p>
              </table:table-cell>
            </table:table-row>
            <table:table-row>
              <table:table-cell office:value-type="float" office:value="0.080625">
                <text:p>0.080625</text:p>
              </table:table-cell>
              <table:table-cell office:value-type="float" office:value="6.021785413">
                <text:p>6.021785413</text:p>
              </table:table-cell>
            </table:table-row>
            <table:table-row>
              <table:table-cell office:value-type="float" office:value="0.0806875">
                <text:p>0.0806875</text:p>
              </table:table-cell>
              <table:table-cell office:value-type="float" office:value="5.964294001">
                <text:p>5.964294001</text:p>
              </table:table-cell>
            </table:table-row>
            <table:table-row>
              <table:table-cell office:value-type="float" office:value="0.08075">
                <text:p>0.08075</text:p>
              </table:table-cell>
              <table:table-cell office:value-type="float" office:value="5.908248244">
                <text:p>5.908248244</text:p>
              </table:table-cell>
            </table:table-row>
            <table:table-row>
              <table:table-cell office:value-type="float" office:value="0.0808125">
                <text:p>0.0808125</text:p>
              </table:table-cell>
              <table:table-cell office:value-type="float" office:value="5.853635459">
                <text:p>5.853635459</text:p>
              </table:table-cell>
            </table:table-row>
            <table:table-row>
              <table:table-cell office:value-type="float" office:value="0.080875">
                <text:p>0.080875</text:p>
              </table:table-cell>
              <table:table-cell office:value-type="float" office:value="5.800442962">
                <text:p>5.800442962</text:p>
              </table:table-cell>
            </table:table-row>
            <table:table-row>
              <table:table-cell office:value-type="float" office:value="0.0809375">
                <text:p>0.0809375</text:p>
              </table:table-cell>
              <table:table-cell office:value-type="float" office:value="5.748658068">
                <text:p>5.748658068</text:p>
              </table:table-cell>
            </table:table-row>
            <table:table-row>
              <table:table-cell office:value-type="float" office:value="0.081">
                <text:p>0.081</text:p>
              </table:table-cell>
              <table:table-cell office:value-type="float" office:value="5.698268094">
                <text:p>5.698268094</text:p>
              </table:table-cell>
            </table:table-row>
            <table:table-row>
              <table:table-cell office:value-type="float" office:value="0.0810625">
                <text:p>0.0810625</text:p>
              </table:table-cell>
              <table:table-cell office:value-type="float" office:value="5.649262181">
                <text:p>5.649262181</text:p>
              </table:table-cell>
            </table:table-row>
            <table:table-row>
              <table:table-cell office:value-type="float" office:value="0.081125">
                <text:p>0.081125</text:p>
              </table:table-cell>
              <table:table-cell office:value-type="float" office:value="5.60163676">
                <text:p>5.60163676</text:p>
              </table:table-cell>
            </table:table-row>
            <table:table-row>
              <table:table-cell office:value-type="float" office:value="0.0811875">
                <text:p>0.0811875</text:p>
              </table:table-cell>
              <table:table-cell office:value-type="float" office:value="5.55539009">
                <text:p>5.55539009</text:p>
              </table:table-cell>
            </table:table-row>
            <table:table-row>
              <table:table-cell office:value-type="float" office:value="0.08125">
                <text:p>0.08125</text:p>
              </table:table-cell>
              <table:table-cell office:value-type="float" office:value="5.510520427">
                <text:p>5.510520427</text:p>
              </table:table-cell>
            </table:table-row>
            <table:table-row>
              <table:table-cell office:value-type="float" office:value="0.0813125">
                <text:p>0.0813125</text:p>
              </table:table-cell>
              <table:table-cell office:value-type="float" office:value="5.467026029">
                <text:p>5.467026029</text:p>
              </table:table-cell>
            </table:table-row>
            <table:table-row>
              <table:table-cell office:value-type="float" office:value="0.081375">
                <text:p>0.081375</text:p>
              </table:table-cell>
              <table:table-cell office:value-type="float" office:value="5.424905153">
                <text:p>5.424905153</text:p>
              </table:table-cell>
            </table:table-row>
            <table:table-row>
              <table:table-cell office:value-type="float" office:value="0.0814375">
                <text:p>0.0814375</text:p>
              </table:table-cell>
              <table:table-cell office:value-type="float" office:value="5.384156056">
                <text:p>5.384156056</text:p>
              </table:table-cell>
            </table:table-row>
            <table:table-row>
              <table:table-cell office:value-type="float" office:value="0.0815">
                <text:p>0.0815</text:p>
              </table:table-cell>
              <table:table-cell office:value-type="float" office:value="5.344776994">
                <text:p>5.344776994</text:p>
              </table:table-cell>
            </table:table-row>
            <table:table-row>
              <table:table-cell office:value-type="float" office:value="0.0815625">
                <text:p>0.0815625</text:p>
              </table:table-cell>
              <table:table-cell office:value-type="float" office:value="5.306761809">
                <text:p>5.306761809</text:p>
              </table:table-cell>
            </table:table-row>
            <table:table-row>
              <table:table-cell office:value-type="float" office:value="0.081625">
                <text:p>0.081625</text:p>
              </table:table-cell>
              <table:table-cell office:value-type="float" office:value="5.27008668">
                <text:p>5.27008668</text:p>
              </table:table-cell>
            </table:table-row>
            <table:table-row>
              <table:table-cell office:value-type="float" office:value="0.0816875">
                <text:p>0.0816875</text:p>
              </table:table-cell>
              <table:table-cell office:value-type="float" office:value="5.234723366">
                <text:p>5.234723366</text:p>
              </table:table-cell>
            </table:table-row>
            <table:table-row>
              <table:table-cell office:value-type="float" office:value="0.08175">
                <text:p>0.08175</text:p>
              </table:table-cell>
              <table:table-cell office:value-type="float" office:value="5.200643631">
                <text:p>5.200643631</text:p>
              </table:table-cell>
            </table:table-row>
            <table:table-row>
              <table:table-cell office:value-type="float" office:value="0.0818125">
                <text:p>0.0818125</text:p>
              </table:table-cell>
              <table:table-cell office:value-type="float" office:value="5.167819235">
                <text:p>5.167819235</text:p>
              </table:table-cell>
            </table:table-row>
            <table:table-row>
              <table:table-cell office:value-type="float" office:value="0.081875">
                <text:p>0.081875</text:p>
              </table:table-cell>
              <table:table-cell office:value-type="float" office:value="5.136221942">
                <text:p>5.136221942</text:p>
              </table:table-cell>
            </table:table-row>
            <table:table-row>
              <table:table-cell office:value-type="float" office:value="0.0819375">
                <text:p>0.0819375</text:p>
              </table:table-cell>
              <table:table-cell office:value-type="float" office:value="5.105823511">
                <text:p>5.105823511</text:p>
              </table:table-cell>
            </table:table-row>
            <table:table-row>
              <table:table-cell office:value-type="float" office:value="0.082">
                <text:p>0.082</text:p>
              </table:table-cell>
              <table:table-cell office:value-type="float" office:value="5.076595705">
                <text:p>5.076595705</text:p>
              </table:table-cell>
            </table:table-row>
            <table:table-row>
              <table:table-cell office:value-type="float" office:value="0.0820625">
                <text:p>0.0820625</text:p>
              </table:table-cell>
              <table:table-cell office:value-type="float" office:value="5.048504729">
                <text:p>5.048504729</text:p>
              </table:table-cell>
            </table:table-row>
            <table:table-row>
              <table:table-cell office:value-type="float" office:value="0.082125">
                <text:p>0.082125</text:p>
              </table:table-cell>
              <table:table-cell office:value-type="float" office:value="5.021494557">
                <text:p>5.021494557</text:p>
              </table:table-cell>
            </table:table-row>
            <table:table-row>
              <table:table-cell office:value-type="float" office:value="0.0821875">
                <text:p>0.0821875</text:p>
              </table:table-cell>
              <table:table-cell office:value-type="float" office:value="4.995503607">
                <text:p>4.995503607</text:p>
              </table:table-cell>
            </table:table-row>
            <table:table-row>
              <table:table-cell office:value-type="float" office:value="0.08225">
                <text:p>0.08225</text:p>
              </table:table-cell>
              <table:table-cell office:value-type="float" office:value="4.970470297">
                <text:p>4.970470297</text:p>
              </table:table-cell>
            </table:table-row>
            <table:table-row>
              <table:table-cell office:value-type="float" office:value="0.0823125">
                <text:p>0.0823125</text:p>
              </table:table-cell>
              <table:table-cell office:value-type="float" office:value="4.946333043">
                <text:p>4.946333043</text:p>
              </table:table-cell>
            </table:table-row>
            <table:table-row>
              <table:table-cell office:value-type="float" office:value="0.082375">
                <text:p>0.082375</text:p>
              </table:table-cell>
              <table:table-cell office:value-type="float" office:value="4.923030265">
                <text:p>4.923030265</text:p>
              </table:table-cell>
            </table:table-row>
            <table:table-row>
              <table:table-cell office:value-type="float" office:value="0.0824375">
                <text:p>0.0824375</text:p>
              </table:table-cell>
              <table:table-cell office:value-type="float" office:value="4.900500378">
                <text:p>4.900500378</text:p>
              </table:table-cell>
            </table:table-row>
            <table:table-row>
              <table:table-cell office:value-type="float" office:value="0.0825">
                <text:p>0.0825</text:p>
              </table:table-cell>
              <table:table-cell office:value-type="float" office:value="4.878681802">
                <text:p>4.878681802</text:p>
              </table:table-cell>
            </table:table-row>
            <table:table-row>
              <table:table-cell office:value-type="float" office:value="0.0825625">
                <text:p>0.0825625</text:p>
              </table:table-cell>
              <table:table-cell office:value-type="float" office:value="4.857513968">
                <text:p>4.857513968</text:p>
              </table:table-cell>
            </table:table-row>
            <table:table-row>
              <table:table-cell office:value-type="float" office:value="0.082625">
                <text:p>0.082625</text:p>
              </table:table-cell>
              <table:table-cell office:value-type="float" office:value="4.836940371">
                <text:p>4.836940371</text:p>
              </table:table-cell>
            </table:table-row>
            <table:table-row>
              <table:table-cell office:value-type="float" office:value="0.0826875">
                <text:p>0.0826875</text:p>
              </table:table-cell>
              <table:table-cell office:value-type="float" office:value="4.816905518">
                <text:p>4.816905518</text:p>
              </table:table-cell>
            </table:table-row>
            <table:table-row>
              <table:table-cell office:value-type="float" office:value="0.08275">
                <text:p>0.08275</text:p>
              </table:table-cell>
              <table:table-cell office:value-type="float" office:value="4.797353919">
                <text:p>4.797353919</text:p>
              </table:table-cell>
            </table:table-row>
            <table:table-row>
              <table:table-cell office:value-type="float" office:value="0.0828125">
                <text:p>0.0828125</text:p>
              </table:table-cell>
              <table:table-cell office:value-type="float" office:value="4.778230082">
                <text:p>4.778230082</text:p>
              </table:table-cell>
            </table:table-row>
            <table:table-row>
              <table:table-cell office:value-type="float" office:value="0.082875">
                <text:p>0.082875</text:p>
              </table:table-cell>
              <table:table-cell office:value-type="float" office:value="4.759478516">
                <text:p>4.759478516</text:p>
              </table:table-cell>
            </table:table-row>
            <table:table-row>
              <table:table-cell office:value-type="float" office:value="0.0829375">
                <text:p>0.0829375</text:p>
              </table:table-cell>
              <table:table-cell office:value-type="float" office:value="4.74104373">
                <text:p>4.74104373</text:p>
              </table:table-cell>
            </table:table-row>
            <table:table-row>
              <table:table-cell office:value-type="float" office:value="0.083">
                <text:p>0.083</text:p>
              </table:table-cell>
              <table:table-cell office:value-type="float" office:value="4.722870232">
                <text:p>4.722870232</text:p>
              </table:table-cell>
            </table:table-row>
            <table:table-row>
              <table:table-cell office:value-type="float" office:value="0.0830625">
                <text:p>0.0830625</text:p>
              </table:table-cell>
              <table:table-cell office:value-type="float" office:value="4.704907488">
                <text:p>4.704907488</text:p>
              </table:table-cell>
            </table:table-row>
            <table:table-row>
              <table:table-cell office:value-type="float" office:value="0.083125">
                <text:p>0.083125</text:p>
              </table:table-cell>
              <table:table-cell office:value-type="float" office:value="4.687124793">
                <text:p>4.687124793</text:p>
              </table:table-cell>
            </table:table-row>
            <table:table-row>
              <table:table-cell office:value-type="float" office:value="0.0831875">
                <text:p>0.0831875</text:p>
              </table:table-cell>
              <table:table-cell office:value-type="float" office:value="4.669496402">
                <text:p>4.669496402</text:p>
              </table:table-cell>
            </table:table-row>
            <table:table-row>
              <table:table-cell office:value-type="float" office:value="0.08325">
                <text:p>0.08325</text:p>
              </table:table-cell>
              <table:table-cell office:value-type="float" office:value="4.651996565">
                <text:p>4.651996565</text:p>
              </table:table-cell>
            </table:table-row>
            <table:table-row>
              <table:table-cell office:value-type="float" office:value="0.0833125">
                <text:p>0.0833125</text:p>
              </table:table-cell>
              <table:table-cell office:value-type="float" office:value="4.634599537">
                <text:p>4.634599537</text:p>
              </table:table-cell>
            </table:table-row>
            <table:table-row>
              <table:table-cell office:value-type="float" office:value="0.083375">
                <text:p>0.083375</text:p>
              </table:table-cell>
              <table:table-cell office:value-type="float" office:value="4.617279569">
                <text:p>4.617279569</text:p>
              </table:table-cell>
            </table:table-row>
            <table:table-row>
              <table:table-cell office:value-type="float" office:value="0.0834375">
                <text:p>0.0834375</text:p>
              </table:table-cell>
              <table:table-cell office:value-type="float" office:value="4.600010915">
                <text:p>4.600010915</text:p>
              </table:table-cell>
            </table:table-row>
            <table:table-row>
              <table:table-cell office:value-type="float" office:value="0.0835">
                <text:p>0.0835</text:p>
              </table:table-cell>
              <table:table-cell office:value-type="float" office:value="4.582767828">
                <text:p>4.582767828</text:p>
              </table:table-cell>
            </table:table-row>
            <table:table-row>
              <table:table-cell office:value-type="float" office:value="0.0835625">
                <text:p>0.0835625</text:p>
              </table:table-cell>
              <table:table-cell office:value-type="float" office:value="4.565527848">
                <text:p>4.565527848</text:p>
              </table:table-cell>
            </table:table-row>
            <table:table-row>
              <table:table-cell office:value-type="float" office:value="0.083625">
                <text:p>0.083625</text:p>
              </table:table-cell>
              <table:table-cell office:value-type="float" office:value="4.548281666">
                <text:p>4.548281666</text:p>
              </table:table-cell>
            </table:table-row>
            <table:table-row>
              <table:table-cell office:value-type="float" office:value="0.0836875">
                <text:p>0.0836875</text:p>
              </table:table-cell>
              <table:table-cell office:value-type="float" office:value="4.531023261">
                <text:p>4.531023261</text:p>
              </table:table-cell>
            </table:table-row>
            <table:table-row>
              <table:table-cell office:value-type="float" office:value="0.08375">
                <text:p>0.08375</text:p>
              </table:table-cell>
              <table:table-cell office:value-type="float" office:value="4.513746611">
                <text:p>4.513746611</text:p>
              </table:table-cell>
            </table:table-row>
            <table:table-row>
              <table:table-cell office:value-type="float" office:value="0.0838125">
                <text:p>0.0838125</text:p>
              </table:table-cell>
              <table:table-cell office:value-type="float" office:value="4.496445697">
                <text:p>4.496445697</text:p>
              </table:table-cell>
            </table:table-row>
            <table:table-row>
              <table:table-cell office:value-type="float" office:value="0.083875">
                <text:p>0.083875</text:p>
              </table:table-cell>
              <table:table-cell office:value-type="float" office:value="4.479114495">
                <text:p>4.479114495</text:p>
              </table:table-cell>
            </table:table-row>
            <table:table-row>
              <table:table-cell office:value-type="float" office:value="0.0839375">
                <text:p>0.0839375</text:p>
              </table:table-cell>
              <table:table-cell office:value-type="float" office:value="4.461746986">
                <text:p>4.461746986</text:p>
              </table:table-cell>
            </table:table-row>
            <table:table-row>
              <table:table-cell office:value-type="float" office:value="0.084">
                <text:p>0.084</text:p>
              </table:table-cell>
              <table:table-cell office:value-type="float" office:value="4.444337149">
                <text:p>4.444337149</text:p>
              </table:table-cell>
            </table:table-row>
            <table:table-row>
              <table:table-cell office:value-type="float" office:value="0.0840625">
                <text:p>0.0840625</text:p>
              </table:table-cell>
              <table:table-cell office:value-type="float" office:value="4.426881264">
                <text:p>4.426881264</text:p>
              </table:table-cell>
            </table:table-row>
            <table:table-row>
              <table:table-cell office:value-type="float" office:value="0.084125">
                <text:p>0.084125</text:p>
              </table:table-cell>
              <table:table-cell office:value-type="float" office:value="4.409384828">
                <text:p>4.409384828</text:p>
              </table:table-cell>
            </table:table-row>
            <table:table-row>
              <table:table-cell office:value-type="float" office:value="0.0841875">
                <text:p>0.0841875</text:p>
              </table:table-cell>
              <table:table-cell office:value-type="float" office:value="4.391855638">
                <text:p>4.391855638</text:p>
              </table:table-cell>
            </table:table-row>
            <table:table-row>
              <table:table-cell office:value-type="float" office:value="0.08425">
                <text:p>0.08425</text:p>
              </table:table-cell>
              <table:table-cell office:value-type="float" office:value="4.374301492">
                <text:p>4.374301492</text:p>
              </table:table-cell>
            </table:table-row>
            <table:table-row>
              <table:table-cell office:value-type="float" office:value="0.0843125">
                <text:p>0.0843125</text:p>
              </table:table-cell>
              <table:table-cell office:value-type="float" office:value="4.356730189">
                <text:p>4.356730189</text:p>
              </table:table-cell>
            </table:table-row>
            <table:table-row>
              <table:table-cell office:value-type="float" office:value="0.084375">
                <text:p>0.084375</text:p>
              </table:table-cell>
              <table:table-cell office:value-type="float" office:value="4.339149526">
                <text:p>4.339149526</text:p>
              </table:table-cell>
            </table:table-row>
            <table:table-row>
              <table:table-cell office:value-type="float" office:value="0.0844375">
                <text:p>0.0844375</text:p>
              </table:table-cell>
              <table:table-cell office:value-type="float" office:value="4.321567303">
                <text:p>4.321567303</text:p>
              </table:table-cell>
            </table:table-row>
            <table:table-row>
              <table:table-cell office:value-type="float" office:value="0.0845">
                <text:p>0.0845</text:p>
              </table:table-cell>
              <table:table-cell office:value-type="float" office:value="4.303991316">
                <text:p>4.303991316</text:p>
              </table:table-cell>
            </table:table-row>
            <table:table-row>
              <table:table-cell office:value-type="float" office:value="0.0845625">
                <text:p>0.0845625</text:p>
              </table:table-cell>
              <table:table-cell office:value-type="float" office:value="4.286429281">
                <text:p>4.286429281</text:p>
              </table:table-cell>
            </table:table-row>
            <table:table-row>
              <table:table-cell office:value-type="float" office:value="0.084625">
                <text:p>0.084625</text:p>
              </table:table-cell>
              <table:table-cell office:value-type="float" office:value="4.268888572">
                <text:p>4.268888572</text:p>
              </table:table-cell>
            </table:table-row>
            <table:table-row>
              <table:table-cell office:value-type="float" office:value="0.0846875">
                <text:p>0.0846875</text:p>
              </table:table-cell>
              <table:table-cell office:value-type="float" office:value="4.251376482">
                <text:p>4.251376482</text:p>
              </table:table-cell>
            </table:table-row>
            <table:table-row>
              <table:table-cell office:value-type="float" office:value="0.08475">
                <text:p>0.08475</text:p>
              </table:table-cell>
              <table:table-cell office:value-type="float" office:value="4.233900303">
                <text:p>4.233900303</text:p>
              </table:table-cell>
            </table:table-row>
            <table:table-row>
              <table:table-cell office:value-type="float" office:value="0.0848125">
                <text:p>0.0848125</text:p>
              </table:table-cell>
              <table:table-cell office:value-type="float" office:value="4.216467326">
                <text:p>4.216467326</text:p>
              </table:table-cell>
            </table:table-row>
            <table:table-row>
              <table:table-cell office:value-type="float" office:value="0.084875">
                <text:p>0.084875</text:p>
              </table:table-cell>
              <table:table-cell office:value-type="float" office:value="4.199084843">
                <text:p>4.199084843</text:p>
              </table:table-cell>
            </table:table-row>
            <table:table-row>
              <table:table-cell office:value-type="float" office:value="0.0849375">
                <text:p>0.0849375</text:p>
              </table:table-cell>
              <table:table-cell office:value-type="float" office:value="4.181760146">
                <text:p>4.181760146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4.164500527">
                <text:p>4.164500527</text:p>
              </table:table-cell>
            </table:table-row>
            <table:table-row>
              <table:table-cell office:value-type="float" office:value="0.0850625">
                <text:p>0.0850625</text:p>
              </table:table-cell>
              <table:table-cell office:value-type="float" office:value="4.147310036">
                <text:p>4.147310036</text:p>
              </table:table-cell>
            </table:table-row>
            <table:table-row>
              <table:table-cell office:value-type="float" office:value="0.085125">
                <text:p>0.085125</text:p>
              </table:table-cell>
              <table:table-cell office:value-type="float" office:value="4.130179757">
                <text:p>4.130179757</text:p>
              </table:table-cell>
            </table:table-row>
            <table:table-row>
              <table:table-cell office:value-type="float" office:value="0.0851875">
                <text:p>0.0851875</text:p>
              </table:table-cell>
              <table:table-cell office:value-type="float" office:value="4.113097532">
                <text:p>4.113097532</text:p>
              </table:table-cell>
            </table:table-row>
            <table:table-row>
              <table:table-cell office:value-type="float" office:value="0.08525">
                <text:p>0.08525</text:p>
              </table:table-cell>
              <table:table-cell office:value-type="float" office:value="4.096051203">
                <text:p>4.096051203</text:p>
              </table:table-cell>
            </table:table-row>
            <table:table-row>
              <table:table-cell office:value-type="float" office:value="0.0853125">
                <text:p>0.0853125</text:p>
              </table:table-cell>
              <table:table-cell office:value-type="float" office:value="4.079028613">
                <text:p>4.079028613</text:p>
              </table:table-cell>
            </table:table-row>
            <table:table-row>
              <table:table-cell office:value-type="float" office:value="0.085375">
                <text:p>0.085375</text:p>
              </table:table-cell>
              <table:table-cell office:value-type="float" office:value="4.062017605">
                <text:p>4.062017605</text:p>
              </table:table-cell>
            </table:table-row>
            <table:table-row>
              <table:table-cell office:value-type="float" office:value="0.0854375">
                <text:p>0.0854375</text:p>
              </table:table-cell>
              <table:table-cell office:value-type="float" office:value="4.045006019">
                <text:p>4.045006019</text:p>
              </table:table-cell>
            </table:table-row>
            <table:table-row>
              <table:table-cell office:value-type="float" office:value="0.0855">
                <text:p>0.0855</text:p>
              </table:table-cell>
              <table:table-cell office:value-type="float" office:value="4.027981699">
                <text:p>4.027981699</text:p>
              </table:table-cell>
            </table:table-row>
            <table:table-row>
              <table:table-cell office:value-type="float" office:value="0.0855625">
                <text:p>0.0855625</text:p>
              </table:table-cell>
              <table:table-cell office:value-type="float" office:value="4.010931483">
                <text:p>4.010931483</text:p>
              </table:table-cell>
            </table:table-row>
            <table:table-row>
              <table:table-cell office:value-type="float" office:value="0.085625">
                <text:p>0.085625</text:p>
              </table:table-cell>
              <table:table-cell office:value-type="float" office:value="3.993838193">
                <text:p>3.993838193</text:p>
              </table:table-cell>
            </table:table-row>
            <table:table-row>
              <table:table-cell office:value-type="float" office:value="0.0856875">
                <text:p>0.0856875</text:p>
              </table:table-cell>
              <table:table-cell office:value-type="float" office:value="3.976683645">
                <text:p>3.976683645</text:p>
              </table:table-cell>
            </table:table-row>
            <table:table-row>
              <table:table-cell office:value-type="float" office:value="0.08575">
                <text:p>0.08575</text:p>
              </table:table-cell>
              <table:table-cell office:value-type="float" office:value="3.959449658">
                <text:p>3.959449658</text:p>
              </table:table-cell>
            </table:table-row>
            <table:table-row>
              <table:table-cell office:value-type="float" office:value="0.0858125">
                <text:p>0.0858125</text:p>
              </table:table-cell>
              <table:table-cell office:value-type="float" office:value="3.94211805">
                <text:p>3.94211805</text:p>
              </table:table-cell>
            </table:table-row>
            <table:table-row>
              <table:table-cell office:value-type="float" office:value="0.085875">
                <text:p>0.085875</text:p>
              </table:table-cell>
              <table:table-cell office:value-type="float" office:value="3.924670637">
                <text:p>3.924670637</text:p>
              </table:table-cell>
            </table:table-row>
            <table:table-row>
              <table:table-cell office:value-type="float" office:value="0.0859375">
                <text:p>0.0859375</text:p>
              </table:table-cell>
              <table:table-cell office:value-type="float" office:value="3.907089237">
                <text:p>3.907089237</text:p>
              </table:table-cell>
            </table:table-row>
            <table:table-row>
              <table:table-cell office:value-type="float" office:value="0.086">
                <text:p>0.086</text:p>
              </table:table-cell>
              <table:table-cell office:value-type="float" office:value="3.889355668">
                <text:p>3.889355668</text:p>
              </table:table-cell>
            </table:table-row>
            <table:table-row>
              <table:table-cell office:value-type="float" office:value="0.0860625">
                <text:p>0.0860625</text:p>
              </table:table-cell>
              <table:table-cell office:value-type="float" office:value="3.871451048">
                <text:p>3.871451048</text:p>
              </table:table-cell>
            </table:table-row>
            <table:table-row>
              <table:table-cell office:value-type="float" office:value="0.086125">
                <text:p>0.086125</text:p>
              </table:table-cell>
              <table:table-cell office:value-type="float" office:value="3.853353695">
                <text:p>3.853353695</text:p>
              </table:table-cell>
            </table:table-row>
            <table:table-row>
              <table:table-cell office:value-type="float" office:value="0.0861875">
                <text:p>0.0861875</text:p>
              </table:table-cell>
              <table:table-cell office:value-type="float" office:value="3.835041229">
                <text:p>3.835041229</text:p>
              </table:table-cell>
            </table:table-row>
            <table:table-row>
              <table:table-cell office:value-type="float" office:value="0.08625">
                <text:p>0.08625</text:p>
              </table:table-cell>
              <table:table-cell office:value-type="float" office:value="3.816491267">
                <text:p>3.816491267</text:p>
              </table:table-cell>
            </table:table-row>
            <table:table-row>
              <table:table-cell office:value-type="float" office:value="0.0863125">
                <text:p>0.0863125</text:p>
              </table:table-cell>
              <table:table-cell office:value-type="float" office:value="3.79768143">
                <text:p>3.79768143</text:p>
              </table:table-cell>
            </table:table-row>
            <table:table-row>
              <table:table-cell office:value-type="float" office:value="0.086375">
                <text:p>0.086375</text:p>
              </table:table-cell>
              <table:table-cell office:value-type="float" office:value="3.778589335">
                <text:p>3.778589335</text:p>
              </table:table-cell>
            </table:table-row>
            <table:table-row>
              <table:table-cell office:value-type="float" office:value="0.0864375">
                <text:p>0.0864375</text:p>
              </table:table-cell>
              <table:table-cell office:value-type="float" office:value="3.759192602">
                <text:p>3.759192602</text:p>
              </table:table-cell>
            </table:table-row>
            <table:table-row>
              <table:table-cell office:value-type="float" office:value="0.0865">
                <text:p>0.0865</text:p>
              </table:table-cell>
              <table:table-cell office:value-type="float" office:value="3.73946885">
                <text:p>3.73946885</text:p>
              </table:table-cell>
            </table:table-row>
            <table:table-row>
              <table:table-cell office:value-type="float" office:value="0.0865625">
                <text:p>0.0865625</text:p>
              </table:table-cell>
              <table:table-cell office:value-type="float" office:value="3.719396396">
                <text:p>3.719396396</text:p>
              </table:table-cell>
            </table:table-row>
            <table:table-row>
              <table:table-cell office:value-type="float" office:value="0.086625">
                <text:p>0.086625</text:p>
              </table:table-cell>
              <table:table-cell office:value-type="float" office:value="3.698956352">
                <text:p>3.698956352</text:p>
              </table:table-cell>
            </table:table-row>
            <table:table-row>
              <table:table-cell office:value-type="float" office:value="0.0866875">
                <text:p>0.0866875</text:p>
              </table:table-cell>
              <table:table-cell office:value-type="float" office:value="3.678130529">
                <text:p>3.678130529</text:p>
              </table:table-cell>
            </table:table-row>
            <table:table-row>
              <table:table-cell office:value-type="float" office:value="0.08675">
                <text:p>0.08675</text:p>
              </table:table-cell>
              <table:table-cell office:value-type="float" office:value="3.656900737">
                <text:p>3.656900737</text:p>
              </table:table-cell>
            </table:table-row>
            <table:table-row>
              <table:table-cell office:value-type="float" office:value="0.0868125">
                <text:p>0.0868125</text:p>
              </table:table-cell>
              <table:table-cell office:value-type="float" office:value="3.635248786">
                <text:p>3.635248786</text:p>
              </table:table-cell>
            </table:table-row>
            <table:table-row>
              <table:table-cell office:value-type="float" office:value="0.086875">
                <text:p>0.086875</text:p>
              </table:table-cell>
              <table:table-cell office:value-type="float" office:value="3.613156487">
                <text:p>3.613156487</text:p>
              </table:table-cell>
            </table:table-row>
            <table:table-row>
              <table:table-cell office:value-type="float" office:value="0.0869375">
                <text:p>0.0869375</text:p>
              </table:table-cell>
              <table:table-cell office:value-type="float" office:value="3.590605651">
                <text:p>3.590605651</text:p>
              </table:table-cell>
            </table:table-row>
            <table:table-row>
              <table:table-cell office:value-type="float" office:value="0.087">
                <text:p>0.087</text:p>
              </table:table-cell>
              <table:table-cell office:value-type="float" office:value="3.567578088">
                <text:p>3.567578088</text:p>
              </table:table-cell>
            </table:table-row>
            <table:table-row>
              <table:table-cell office:value-type="float" office:value="0.0870625">
                <text:p>0.0870625</text:p>
              </table:table-cell>
              <table:table-cell office:value-type="float" office:value="3.544058145">
                <text:p>3.544058145</text:p>
              </table:table-cell>
            </table:table-row>
            <table:table-row>
              <table:table-cell office:value-type="float" office:value="0.087125">
                <text:p>0.087125</text:p>
              </table:table-cell>
              <table:table-cell office:value-type="float" office:value="3.520040311">
                <text:p>3.520040311</text:p>
              </table:table-cell>
            </table:table-row>
            <table:table-row>
              <table:table-cell office:value-type="float" office:value="0.0871875">
                <text:p>0.0871875</text:p>
              </table:table-cell>
              <table:table-cell office:value-type="float" office:value="3.495521612">
                <text:p>3.495521612</text:p>
              </table:table-cell>
            </table:table-row>
            <table:table-row>
              <table:table-cell office:value-type="float" office:value="0.08725">
                <text:p>0.08725</text:p>
              </table:table-cell>
              <table:table-cell office:value-type="float" office:value="3.470499073">
                <text:p>3.470499073</text:p>
              </table:table-cell>
            </table:table-row>
            <table:table-row>
              <table:table-cell office:value-type="float" office:value="0.0873125">
                <text:p>0.0873125</text:p>
              </table:table-cell>
              <table:table-cell office:value-type="float" office:value="3.444969721">
                <text:p>3.444969721</text:p>
              </table:table-cell>
            </table:table-row>
            <table:table-row>
              <table:table-cell office:value-type="float" office:value="0.087375">
                <text:p>0.087375</text:p>
              </table:table-cell>
              <table:table-cell office:value-type="float" office:value="3.418930581">
                <text:p>3.418930581</text:p>
              </table:table-cell>
            </table:table-row>
            <table:table-row>
              <table:table-cell office:value-type="float" office:value="0.0874375">
                <text:p>0.0874375</text:p>
              </table:table-cell>
              <table:table-cell office:value-type="float" office:value="3.392378679">
                <text:p>3.392378679</text:p>
              </table:table-cell>
            </table:table-row>
            <table:table-row>
              <table:table-cell office:value-type="float" office:value="0.0875">
                <text:p>0.0875</text:p>
              </table:table-cell>
              <table:table-cell office:value-type="float" office:value="3.36531104">
                <text:p>3.36531104</text:p>
              </table:table-cell>
            </table:table-row>
            <table:table-row>
              <table:table-cell office:value-type="float" office:value="0.0875625">
                <text:p>0.0875625</text:p>
              </table:table-cell>
              <table:table-cell office:value-type="float" office:value="3.337725177">
                <text:p>3.337725177</text:p>
              </table:table-cell>
            </table:table-row>
            <table:table-row>
              <table:table-cell office:value-type="float" office:value="0.087625">
                <text:p>0.087625</text:p>
              </table:table-cell>
              <table:table-cell office:value-type="float" office:value="3.309620545">
                <text:p>3.309620545</text:p>
              </table:table-cell>
            </table:table-row>
            <table:table-row>
              <table:table-cell office:value-type="float" office:value="0.0876875">
                <text:p>0.0876875</text:p>
              </table:table-cell>
              <table:table-cell office:value-type="float" office:value="3.28099709">
                <text:p>3.28099709</text:p>
              </table:table-cell>
            </table:table-row>
            <table:table-row>
              <table:table-cell office:value-type="float" office:value="0.08775">
                <text:p>0.08775</text:p>
              </table:table-cell>
              <table:table-cell office:value-type="float" office:value="3.251854753">
                <text:p>3.251854753</text:p>
              </table:table-cell>
            </table:table-row>
            <table:table-row>
              <table:table-cell office:value-type="float" office:value="0.0878125">
                <text:p>0.0878125</text:p>
              </table:table-cell>
              <table:table-cell office:value-type="float" office:value="3.222193477">
                <text:p>3.222193477</text:p>
              </table:table-cell>
            </table:table-row>
            <table:table-row>
              <table:table-cell office:value-type="float" office:value="0.087875">
                <text:p>0.087875</text:p>
              </table:table-cell>
              <table:table-cell office:value-type="float" office:value="3.192013207">
                <text:p>3.192013207</text:p>
              </table:table-cell>
            </table:table-row>
            <table:table-row>
              <table:table-cell office:value-type="float" office:value="0.0879375">
                <text:p>0.0879375</text:p>
              </table:table-cell>
              <table:table-cell office:value-type="float" office:value="3.161313885">
                <text:p>3.161313885</text:p>
              </table:table-cell>
            </table:table-row>
            <table:table-row>
              <table:table-cell office:value-type="float" office:value="0.088">
                <text:p>0.088</text:p>
              </table:table-cell>
              <table:table-cell office:value-type="float" office:value="3.130095454">
                <text:p>3.130095454</text:p>
              </table:table-cell>
            </table:table-row>
            <table:table-row>
              <table:table-cell office:value-type="float" office:value="0.0880625">
                <text:p>0.0880625</text:p>
              </table:table-cell>
              <table:table-cell office:value-type="float" office:value="3.098360628">
                <text:p>3.098360628</text:p>
              </table:table-cell>
            </table:table-row>
            <table:table-row>
              <table:table-cell office:value-type="float" office:value="0.088125">
                <text:p>0.088125</text:p>
              </table:table-cell>
              <table:table-cell office:value-type="float" office:value="3.066123206">
                <text:p>3.066123206</text:p>
              </table:table-cell>
            </table:table-row>
            <table:table-row>
              <table:table-cell office:value-type="float" office:value="0.0881875">
                <text:p>0.0881875</text:p>
              </table:table-cell>
              <table:table-cell office:value-type="float" office:value="3.033399755">
                <text:p>3.033399755</text:p>
              </table:table-cell>
            </table:table-row>
            <table:table-row>
              <table:table-cell office:value-type="float" office:value="0.08825">
                <text:p>0.08825</text:p>
              </table:table-cell>
              <table:table-cell office:value-type="float" office:value="3.000206843">
                <text:p>3.000206843</text:p>
              </table:table-cell>
            </table:table-row>
            <table:table-row>
              <table:table-cell office:value-type="float" office:value="0.0883125">
                <text:p>0.0883125</text:p>
              </table:table-cell>
              <table:table-cell office:value-type="float" office:value="2.966561039">
                <text:p>2.966561039</text:p>
              </table:table-cell>
            </table:table-row>
            <table:table-row>
              <table:table-cell office:value-type="float" office:value="0.088375">
                <text:p>0.088375</text:p>
              </table:table-cell>
              <table:table-cell office:value-type="float" office:value="2.932478913">
                <text:p>2.932478913</text:p>
              </table:table-cell>
            </table:table-row>
            <table:table-row>
              <table:table-cell office:value-type="float" office:value="0.0884375">
                <text:p>0.0884375</text:p>
              </table:table-cell>
              <table:table-cell office:value-type="float" office:value="2.897977031">
                <text:p>2.897977031</text:p>
              </table:table-cell>
            </table:table-row>
            <table:table-row>
              <table:table-cell office:value-type="float" office:value="0.0885">
                <text:p>0.0885</text:p>
              </table:table-cell>
              <table:table-cell office:value-type="float" office:value="2.863071963">
                <text:p>2.863071963</text:p>
              </table:table-cell>
            </table:table-row>
            <table:table-row>
              <table:table-cell office:value-type="float" office:value="0.0885625">
                <text:p>0.0885625</text:p>
              </table:table-cell>
              <table:table-cell office:value-type="float" office:value="2.827785072">
                <text:p>2.827785072</text:p>
              </table:table-cell>
            </table:table-row>
            <table:table-row>
              <table:table-cell office:value-type="float" office:value="0.088625">
                <text:p>0.088625</text:p>
              </table:table-cell>
              <table:table-cell office:value-type="float" office:value="2.792156908">
                <text:p>2.792156908</text:p>
              </table:table-cell>
            </table:table-row>
            <table:table-row>
              <table:table-cell office:value-type="float" office:value="0.0886875">
                <text:p>0.0886875</text:p>
              </table:table-cell>
              <table:table-cell office:value-type="float" office:value="2.756232813">
                <text:p>2.756232813</text:p>
              </table:table-cell>
            </table:table-row>
            <table:table-row>
              <table:table-cell office:value-type="float" office:value="0.08875">
                <text:p>0.08875</text:p>
              </table:table-cell>
              <table:table-cell office:value-type="float" office:value="2.720058132">
                <text:p>2.720058132</text:p>
              </table:table-cell>
            </table:table-row>
            <table:table-row>
              <table:table-cell office:value-type="float" office:value="0.0888125">
                <text:p>0.0888125</text:p>
              </table:table-cell>
              <table:table-cell office:value-type="float" office:value="2.683678209">
                <text:p>2.683678209</text:p>
              </table:table-cell>
            </table:table-row>
            <table:table-row>
              <table:table-cell office:value-type="float" office:value="0.088875">
                <text:p>0.088875</text:p>
              </table:table-cell>
              <table:table-cell office:value-type="float" office:value="2.647138387">
                <text:p>2.647138387</text:p>
              </table:table-cell>
            </table:table-row>
            <table:table-row>
              <table:table-cell office:value-type="float" office:value="0.0889375">
                <text:p>0.0889375</text:p>
              </table:table-cell>
              <table:table-cell office:value-type="float" office:value="2.610484011">
                <text:p>2.610484011</text:p>
              </table:table-cell>
            </table:table-row>
            <table:table-row>
              <table:table-cell office:value-type="float" office:value="0.089">
                <text:p>0.089</text:p>
              </table:table-cell>
              <table:table-cell office:value-type="float" office:value="2.573760424">
                <text:p>2.573760424</text:p>
              </table:table-cell>
            </table:table-row>
            <table:table-row>
              <table:table-cell office:value-type="float" office:value="0.0890625">
                <text:p>0.0890625</text:p>
              </table:table-cell>
              <table:table-cell office:value-type="float" office:value="2.537013811">
                <text:p>2.537013811</text:p>
              </table:table-cell>
            </table:table-row>
            <table:table-row>
              <table:table-cell office:value-type="float" office:value="0.089125">
                <text:p>0.089125</text:p>
              </table:table-cell>
              <table:table-cell office:value-type="float" office:value="2.500293718">
                <text:p>2.500293718</text:p>
              </table:table-cell>
            </table:table-row>
            <table:table-row>
              <table:table-cell office:value-type="float" office:value="0.0891875">
                <text:p>0.0891875</text:p>
              </table:table-cell>
              <table:table-cell office:value-type="float" office:value="2.463650529">
                <text:p>2.463650529</text:p>
              </table:table-cell>
            </table:table-row>
            <table:table-row>
              <table:table-cell office:value-type="float" office:value="0.08925">
                <text:p>0.08925</text:p>
              </table:table-cell>
              <table:table-cell office:value-type="float" office:value="2.427134631">
                <text:p>2.427134631</text:p>
              </table:table-cell>
            </table:table-row>
            <table:table-row>
              <table:table-cell office:value-type="float" office:value="0.0893125">
                <text:p>0.0893125</text:p>
              </table:table-cell>
              <table:table-cell office:value-type="float" office:value="2.390796409">
                <text:p>2.390796409</text:p>
              </table:table-cell>
            </table:table-row>
            <table:table-row>
              <table:table-cell office:value-type="float" office:value="0.089375">
                <text:p>0.089375</text:p>
              </table:table-cell>
              <table:table-cell office:value-type="float" office:value="2.35468625">
                <text:p>2.35468625</text:p>
              </table:table-cell>
            </table:table-row>
            <table:table-row>
              <table:table-cell office:value-type="float" office:value="0.0894375">
                <text:p>0.0894375</text:p>
              </table:table-cell>
              <table:table-cell office:value-type="float" office:value="2.31885454">
                <text:p>2.31885454</text:p>
              </table:table-cell>
            </table:table-row>
            <table:table-row>
              <table:table-cell office:value-type="float" office:value="0.0895">
                <text:p>0.0895</text:p>
              </table:table-cell>
              <table:table-cell office:value-type="float" office:value="2.283351663">
                <text:p>2.283351663</text:p>
              </table:table-cell>
            </table:table-row>
            <table:table-row>
              <table:table-cell office:value-type="float" office:value="0.0895625">
                <text:p>0.0895625</text:p>
              </table:table-cell>
              <table:table-cell office:value-type="float" office:value="2.248223545">
                <text:p>2.248223545</text:p>
              </table:table-cell>
            </table:table-row>
            <table:table-row>
              <table:table-cell office:value-type="float" office:value="0.089625">
                <text:p>0.089625</text:p>
              </table:table-cell>
              <table:table-cell office:value-type="float" office:value="2.213498262">
                <text:p>2.213498262</text:p>
              </table:table-cell>
            </table:table-row>
            <table:table-row>
              <table:table-cell office:value-type="float" office:value="0.0896875">
                <text:p>0.0896875</text:p>
              </table:table-cell>
              <table:table-cell office:value-type="float" office:value="2.179199432">
                <text:p>2.179199432</text:p>
              </table:table-cell>
            </table:table-row>
            <table:table-row>
              <table:table-cell office:value-type="float" office:value="0.08975">
                <text:p>0.08975</text:p>
              </table:table-cell>
              <table:table-cell office:value-type="float" office:value="2.145350669">
                <text:p>2.145350669</text:p>
              </table:table-cell>
            </table:table-row>
            <table:table-row>
              <table:table-cell office:value-type="float" office:value="0.0898125">
                <text:p>0.0898125</text:p>
              </table:table-cell>
              <table:table-cell office:value-type="float" office:value="2.111975591">
                <text:p>2.111975591</text:p>
              </table:table-cell>
            </table:table-row>
            <table:table-row>
              <table:table-cell office:value-type="float" office:value="0.089875">
                <text:p>0.089875</text:p>
              </table:table-cell>
              <table:table-cell office:value-type="float" office:value="2.079097812">
                <text:p>2.079097812</text:p>
              </table:table-cell>
            </table:table-row>
            <table:table-row>
              <table:table-cell office:value-type="float" office:value="0.0899375">
                <text:p>0.0899375</text:p>
              </table:table-cell>
              <table:table-cell office:value-type="float" office:value="2.04674095">
                <text:p>2.0467409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2.01492862">
                <text:p>2.01492862</text:p>
              </table:table-cell>
            </table:table-row>
            <table:table-row>
              <table:table-cell office:value-type="float" office:value="0.0900625">
                <text:p>0.0900625</text:p>
              </table:table-cell>
              <table:table-cell office:value-type="float" office:value="1.983679883">
                <text:p>1.983679883</text:p>
              </table:table-cell>
            </table:table-row>
            <table:table-row>
              <table:table-cell office:value-type="float" office:value="0.090125">
                <text:p>0.090125</text:p>
              </table:table-cell>
              <table:table-cell office:value-type="float" office:value="1.952995581">
                <text:p>1.952995581</text:p>
              </table:table-cell>
            </table:table-row>
            <table:table-row>
              <table:table-cell office:value-type="float" office:value="0.0901875">
                <text:p>0.0901875</text:p>
              </table:table-cell>
              <table:table-cell office:value-type="float" office:value="1.922872003">
                <text:p>1.922872003</text:p>
              </table:table-cell>
            </table:table-row>
            <table:table-row>
              <table:table-cell office:value-type="float" office:value="0.09025">
                <text:p>0.09025</text:p>
              </table:table-cell>
              <table:table-cell office:value-type="float" office:value="1.893305433">
                <text:p>1.893305433</text:p>
              </table:table-cell>
            </table:table-row>
            <table:table-row>
              <table:table-cell office:value-type="float" office:value="0.0903125">
                <text:p>0.0903125</text:p>
              </table:table-cell>
              <table:table-cell office:value-type="float" office:value="1.864292161">
                <text:p>1.864292161</text:p>
              </table:table-cell>
            </table:table-row>
            <table:table-row>
              <table:table-cell office:value-type="float" office:value="0.090375">
                <text:p>0.090375</text:p>
              </table:table-cell>
              <table:table-cell office:value-type="float" office:value="1.835828472">
                <text:p>1.835828472</text:p>
              </table:table-cell>
            </table:table-row>
            <table:table-row>
              <table:table-cell office:value-type="float" office:value="0.0904375">
                <text:p>0.0904375</text:p>
              </table:table-cell>
              <table:table-cell office:value-type="float" office:value="1.807910655">
                <text:p>1.807910655</text:p>
              </table:table-cell>
            </table:table-row>
            <table:table-row>
              <table:table-cell office:value-type="float" office:value="0.0905">
                <text:p>0.0905</text:p>
              </table:table-cell>
              <table:table-cell office:value-type="float" office:value="1.780534996">
                <text:p>1.780534996</text:p>
              </table:table-cell>
            </table:table-row>
            <table:table-row>
              <table:table-cell office:value-type="float" office:value="0.0905625">
                <text:p>0.0905625</text:p>
              </table:table-cell>
              <table:table-cell office:value-type="float" office:value="1.753697582">
                <text:p>1.753697582</text:p>
              </table:table-cell>
            </table:table-row>
            <table:table-row>
              <table:table-cell office:value-type="float" office:value="0.090625">
                <text:p>0.090625</text:p>
              </table:table-cell>
              <table:table-cell office:value-type="float" office:value="1.727393695">
                <text:p>1.727393695</text:p>
              </table:table-cell>
            </table:table-row>
            <table:table-row>
              <table:table-cell office:value-type="float" office:value="0.0906875">
                <text:p>0.0906875</text:p>
              </table:table-cell>
              <table:table-cell office:value-type="float" office:value="1.701618417">
                <text:p>1.701618417</text:p>
              </table:table-cell>
            </table:table-row>
            <table:table-row>
              <table:table-cell office:value-type="float" office:value="0.09075">
                <text:p>0.09075</text:p>
              </table:table-cell>
              <table:table-cell office:value-type="float" office:value="1.676366831">
                <text:p>1.676366831</text:p>
              </table:table-cell>
            </table:table-row>
            <table:table-row>
              <table:table-cell office:value-type="float" office:value="0.0908125">
                <text:p>0.0908125</text:p>
              </table:table-cell>
              <table:table-cell office:value-type="float" office:value="1.651634018">
                <text:p>1.651634018</text:p>
              </table:table-cell>
            </table:table-row>
            <table:table-row>
              <table:table-cell office:value-type="float" office:value="0.090875">
                <text:p>0.090875</text:p>
              </table:table-cell>
              <table:table-cell office:value-type="float" office:value="1.627415059">
                <text:p>1.627415059</text:p>
              </table:table-cell>
            </table:table-row>
            <table:table-row>
              <table:table-cell office:value-type="float" office:value="0.0909375">
                <text:p>0.0909375</text:p>
              </table:table-cell>
              <table:table-cell office:value-type="float" office:value="1.603705038">
                <text:p>1.603705038</text:p>
              </table:table-cell>
            </table:table-row>
            <table:table-row>
              <table:table-cell office:value-type="float" office:value="0.091">
                <text:p>0.091</text:p>
              </table:table-cell>
              <table:table-cell office:value-type="float" office:value="1.580499035">
                <text:p>1.580499035</text:p>
              </table:table-cell>
            </table:table-row>
            <table:table-row>
              <table:table-cell office:value-type="float" office:value="0.0910625">
                <text:p>0.0910625</text:p>
              </table:table-cell>
              <table:table-cell office:value-type="float" office:value="1.557791538">
                <text:p>1.557791538</text:p>
              </table:table-cell>
            </table:table-row>
            <table:table-row>
              <table:table-cell office:value-type="float" office:value="0.091125">
                <text:p>0.091125</text:p>
              </table:table-cell>
              <table:table-cell office:value-type="float" office:value="1.535574657">
                <text:p>1.535574657</text:p>
              </table:table-cell>
            </table:table-row>
            <table:table-row>
              <table:table-cell office:value-type="float" office:value="0.0911875">
                <text:p>0.0911875</text:p>
              </table:table-cell>
              <table:table-cell office:value-type="float" office:value="1.513839907">
                <text:p>1.513839907</text:p>
              </table:table-cell>
            </table:table-row>
            <table:table-row>
              <table:table-cell office:value-type="float" office:value="0.09125">
                <text:p>0.09125</text:p>
              </table:table-cell>
              <table:table-cell office:value-type="float" office:value="1.492578802">
                <text:p>1.492578802</text:p>
              </table:table-cell>
            </table:table-row>
            <table:table-row>
              <table:table-cell office:value-type="float" office:value="0.0913125">
                <text:p>0.0913125</text:p>
              </table:table-cell>
              <table:table-cell office:value-type="float" office:value="1.471782858">
                <text:p>1.471782858</text:p>
              </table:table-cell>
            </table:table-row>
            <table:table-row>
              <table:table-cell office:value-type="float" office:value="0.091375">
                <text:p>0.091375</text:p>
              </table:table-cell>
              <table:table-cell office:value-type="float" office:value="1.45144359">
                <text:p>1.45144359</text:p>
              </table:table-cell>
            </table:table-row>
            <table:table-row>
              <table:table-cell office:value-type="float" office:value="0.0914375">
                <text:p>0.0914375</text:p>
              </table:table-cell>
              <table:table-cell office:value-type="float" office:value="1.431552512">
                <text:p>1.431552512</text:p>
              </table:table-cell>
            </table:table-row>
            <table:table-row>
              <table:table-cell office:value-type="float" office:value="0.0915">
                <text:p>0.0915</text:p>
              </table:table-cell>
              <table:table-cell office:value-type="float" office:value="1.41210114">
                <text:p>1.41210114</text:p>
              </table:table-cell>
            </table:table-row>
            <table:table-row>
              <table:table-cell office:value-type="float" office:value="0.0915625">
                <text:p>0.0915625</text:p>
              </table:table-cell>
              <table:table-cell office:value-type="float" office:value="1.393078873">
                <text:p>1.393078873</text:p>
              </table:table-cell>
            </table:table-row>
            <table:table-row>
              <table:table-cell office:value-type="float" office:value="0.091625">
                <text:p>0.091625</text:p>
              </table:table-cell>
              <table:table-cell office:value-type="float" office:value="1.374466641">
                <text:p>1.374466641</text:p>
              </table:table-cell>
            </table:table-row>
            <table:table-row>
              <table:table-cell office:value-type="float" office:value="0.0916875">
                <text:p>0.0916875</text:p>
              </table:table-cell>
              <table:table-cell office:value-type="float" office:value="1.356243261">
                <text:p>1.356243261</text:p>
              </table:table-cell>
            </table:table-row>
            <table:table-row>
              <table:table-cell office:value-type="float" office:value="0.09175">
                <text:p>0.09175</text:p>
              </table:table-cell>
              <table:table-cell office:value-type="float" office:value="1.338387548">
                <text:p>1.338387548</text:p>
              </table:table-cell>
            </table:table-row>
            <table:table-row>
              <table:table-cell office:value-type="float" office:value="0.0918125">
                <text:p>0.0918125</text:p>
              </table:table-cell>
              <table:table-cell office:value-type="float" office:value="1.320878318">
                <text:p>1.320878318</text:p>
              </table:table-cell>
            </table:table-row>
            <table:table-row>
              <table:table-cell office:value-type="float" office:value="0.091875">
                <text:p>0.091875</text:p>
              </table:table-cell>
              <table:table-cell office:value-type="float" office:value="1.303694386">
                <text:p>1.303694386</text:p>
              </table:table-cell>
            </table:table-row>
            <table:table-row>
              <table:table-cell office:value-type="float" office:value="0.0919375">
                <text:p>0.0919375</text:p>
              </table:table-cell>
              <table:table-cell office:value-type="float" office:value="1.286814567">
                <text:p>1.286814567</text:p>
              </table:table-cell>
            </table:table-row>
            <table:table-row>
              <table:table-cell office:value-type="float" office:value="0.092">
                <text:p>0.092</text:p>
              </table:table-cell>
              <table:table-cell office:value-type="float" office:value="1.270217678">
                <text:p>1.270217678</text:p>
              </table:table-cell>
            </table:table-row>
            <table:table-row>
              <table:table-cell office:value-type="float" office:value="0.0920625">
                <text:p>0.0920625</text:p>
              </table:table-cell>
              <table:table-cell office:value-type="float" office:value="1.253882124">
                <text:p>1.253882124</text:p>
              </table:table-cell>
            </table:table-row>
            <table:table-row>
              <table:table-cell office:value-type="float" office:value="0.092125">
                <text:p>0.092125</text:p>
              </table:table-cell>
              <table:table-cell office:value-type="float" office:value="1.237784681">
                <text:p>1.237784681</text:p>
              </table:table-cell>
            </table:table-row>
            <table:table-row>
              <table:table-cell office:value-type="float" office:value="0.0921875">
                <text:p>0.0921875</text:p>
              </table:table-cell>
              <table:table-cell office:value-type="float" office:value="1.221901715">
                <text:p>1.221901715</text:p>
              </table:table-cell>
            </table:table-row>
            <table:table-row>
              <table:table-cell office:value-type="float" office:value="0.09225">
                <text:p>0.09225</text:p>
              </table:table-cell>
              <table:table-cell office:value-type="float" office:value="1.206209591">
                <text:p>1.206209591</text:p>
              </table:table-cell>
            </table:table-row>
            <table:table-row>
              <table:table-cell office:value-type="float" office:value="0.0923125">
                <text:p>0.0923125</text:p>
              </table:table-cell>
              <table:table-cell office:value-type="float" office:value="1.190684677">
                <text:p>1.190684677</text:p>
              </table:table-cell>
            </table:table-row>
            <table:table-row>
              <table:table-cell office:value-type="float" office:value="0.092375">
                <text:p>0.092375</text:p>
              </table:table-cell>
              <table:table-cell office:value-type="float" office:value="1.175303338">
                <text:p>1.175303338</text:p>
              </table:table-cell>
            </table:table-row>
            <table:table-row>
              <table:table-cell office:value-type="float" office:value="0.0924375">
                <text:p>0.0924375</text:p>
              </table:table-cell>
              <table:table-cell office:value-type="float" office:value="1.16004194">
                <text:p>1.16004194</text:p>
              </table:table-cell>
            </table:table-row>
            <table:table-row>
              <table:table-cell office:value-type="float" office:value="0.0925">
                <text:p>0.0925</text:p>
              </table:table-cell>
              <table:table-cell office:value-type="float" office:value="1.14487685">
                <text:p>1.14487685</text:p>
              </table:table-cell>
            </table:table-row>
            <table:table-row>
              <table:table-cell office:value-type="float" office:value="0.0925625">
                <text:p>0.0925625</text:p>
              </table:table-cell>
              <table:table-cell office:value-type="float" office:value="1.1297862">
                <text:p>1.1297862</text:p>
              </table:table-cell>
            </table:table-row>
            <table:table-row>
              <table:table-cell office:value-type="float" office:value="0.092625">
                <text:p>0.092625</text:p>
              </table:table-cell>
              <table:table-cell office:value-type="float" office:value="1.114755182">
                <text:p>1.114755182</text:p>
              </table:table-cell>
            </table:table-row>
            <table:table-row>
              <table:table-cell office:value-type="float" office:value="0.0926875">
                <text:p>0.0926875</text:p>
              </table:table-cell>
              <table:table-cell office:value-type="float" office:value="1.099770757">
                <text:p>1.099770757</text:p>
              </table:table-cell>
            </table:table-row>
            <table:table-row>
              <table:table-cell office:value-type="float" office:value="0.09275">
                <text:p>0.09275</text:p>
              </table:table-cell>
              <table:table-cell office:value-type="float" office:value="1.084819885">
                <text:p>1.084819885</text:p>
              </table:table-cell>
            </table:table-row>
            <table:table-row>
              <table:table-cell office:value-type="float" office:value="0.0928125">
                <text:p>0.0928125</text:p>
              </table:table-cell>
              <table:table-cell office:value-type="float" office:value="1.069889524">
                <text:p>1.069889524</text:p>
              </table:table-cell>
            </table:table-row>
            <table:table-row>
              <table:table-cell office:value-type="float" office:value="0.092875">
                <text:p>0.092875</text:p>
              </table:table-cell>
              <table:table-cell office:value-type="float" office:value="1.054966634">
                <text:p>1.054966634</text:p>
              </table:table-cell>
            </table:table-row>
            <table:table-row>
              <table:table-cell office:value-type="float" office:value="0.0929375">
                <text:p>0.0929375</text:p>
              </table:table-cell>
              <table:table-cell office:value-type="float" office:value="1.040038175">
                <text:p>1.040038175</text:p>
              </table:table-cell>
            </table:table-row>
            <table:table-row>
              <table:table-cell office:value-type="float" office:value="0.093">
                <text:p>0.093</text:p>
              </table:table-cell>
              <table:table-cell office:value-type="float" office:value="1.025091106">
                <text:p>1.025091106</text:p>
              </table:table-cell>
            </table:table-row>
            <table:table-row>
              <table:table-cell office:value-type="float" office:value="0.0930625">
                <text:p>0.0930625</text:p>
              </table:table-cell>
              <table:table-cell office:value-type="float" office:value="1.010116611">
                <text:p>1.010116611</text:p>
              </table:table-cell>
            </table:table-row>
            <table:table-row>
              <table:table-cell office:value-type="float" office:value="0.093125">
                <text:p>0.093125</text:p>
              </table:table-cell>
              <table:table-cell office:value-type="float" office:value="0.995122776">
                <text:p>0.995122776</text:p>
              </table:table-cell>
            </table:table-row>
            <table:table-row>
              <table:table-cell office:value-type="float" office:value="0.0931875">
                <text:p>0.0931875</text:p>
              </table:table-cell>
              <table:table-cell office:value-type="float" office:value="0.980121909">
                <text:p>0.980121909</text:p>
              </table:table-cell>
            </table:table-row>
            <table:table-row>
              <table:table-cell office:value-type="float" office:value="0.09325">
                <text:p>0.09325</text:p>
              </table:table-cell>
              <table:table-cell office:value-type="float" office:value="0.965126321">
                <text:p>0.965126321</text:p>
              </table:table-cell>
            </table:table-row>
            <table:table-row>
              <table:table-cell office:value-type="float" office:value="0.0933125">
                <text:p>0.0933125</text:p>
              </table:table-cell>
              <table:table-cell office:value-type="float" office:value="0.950148321">
                <text:p>0.950148321</text:p>
              </table:table-cell>
            </table:table-row>
            <table:table-row>
              <table:table-cell office:value-type="float" office:value="0.093375">
                <text:p>0.093375</text:p>
              </table:table-cell>
              <table:table-cell office:value-type="float" office:value="0.935200218">
                <text:p>0.935200218</text:p>
              </table:table-cell>
            </table:table-row>
            <table:table-row>
              <table:table-cell office:value-type="float" office:value="0.0934375">
                <text:p>0.0934375</text:p>
              </table:table-cell>
              <table:table-cell office:value-type="float" office:value="0.920294322">
                <text:p>0.920294322</text:p>
              </table:table-cell>
            </table:table-row>
            <table:table-row>
              <table:table-cell office:value-type="float" office:value="0.0935">
                <text:p>0.0935</text:p>
              </table:table-cell>
              <table:table-cell office:value-type="float" office:value="0.905442944">
                <text:p>0.905442944</text:p>
              </table:table-cell>
            </table:table-row>
            <table:table-row>
              <table:table-cell office:value-type="float" office:value="0.0935625">
                <text:p>0.0935625</text:p>
              </table:table-cell>
              <table:table-cell office:value-type="float" office:value="0.890660462">
                <text:p>0.890660462</text:p>
              </table:table-cell>
            </table:table-row>
            <table:table-row>
              <table:table-cell office:value-type="float" office:value="0.093625">
                <text:p>0.093625</text:p>
              </table:table-cell>
              <table:table-cell office:value-type="float" office:value="0.875969533">
                <text:p>0.875969533</text:p>
              </table:table-cell>
            </table:table-row>
            <table:table-row>
              <table:table-cell office:value-type="float" office:value="0.0936875">
                <text:p>0.0936875</text:p>
              </table:table-cell>
              <table:table-cell office:value-type="float" office:value="0.861394885">
                <text:p>0.861394885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0.846961246">
                <text:p>0.846961246</text:p>
              </table:table-cell>
            </table:table-row>
            <table:table-row>
              <table:table-cell office:value-type="float" office:value="0.0938125">
                <text:p>0.0938125</text:p>
              </table:table-cell>
              <table:table-cell office:value-type="float" office:value="0.832693341">
                <text:p>0.832693341</text:p>
              </table:table-cell>
            </table:table-row>
            <table:table-row>
              <table:table-cell office:value-type="float" office:value="0.093875">
                <text:p>0.093875</text:p>
              </table:table-cell>
              <table:table-cell office:value-type="float" office:value="0.818615899">
                <text:p>0.818615899</text:p>
              </table:table-cell>
            </table:table-row>
            <table:table-row>
              <table:table-cell office:value-type="float" office:value="0.0939375">
                <text:p>0.0939375</text:p>
              </table:table-cell>
              <table:table-cell office:value-type="float" office:value="0.804753647">
                <text:p>0.804753647</text:p>
              </table:table-cell>
            </table:table-row>
            <table:table-row>
              <table:table-cell office:value-type="float" office:value="0.094">
                <text:p>0.094</text:p>
              </table:table-cell>
              <table:table-cell office:value-type="float" office:value="0.791131311">
                <text:p>0.791131311</text:p>
              </table:table-cell>
            </table:table-row>
            <table:table-row>
              <table:table-cell office:value-type="float" office:value="0.0940625">
                <text:p>0.0940625</text:p>
              </table:table-cell>
              <table:table-cell office:value-type="float" office:value="0.777771117">
                <text:p>0.777771117</text:p>
              </table:table-cell>
            </table:table-row>
            <table:table-row>
              <table:table-cell office:value-type="float" office:value="0.094125">
                <text:p>0.094125</text:p>
              </table:table-cell>
              <table:table-cell office:value-type="float" office:value="0.764685282">
                <text:p>0.764685282</text:p>
              </table:table-cell>
            </table:table-row>
            <table:table-row>
              <table:table-cell office:value-type="float" office:value="0.0941875">
                <text:p>0.0941875</text:p>
              </table:table-cell>
              <table:table-cell office:value-type="float" office:value="0.751883519">
                <text:p>0.751883519</text:p>
              </table:table-cell>
            </table:table-row>
            <table:table-row>
              <table:table-cell office:value-type="float" office:value="0.09425">
                <text:p>0.09425</text:p>
              </table:table-cell>
              <table:table-cell office:value-type="float" office:value="0.739375543">
                <text:p>0.739375543</text:p>
              </table:table-cell>
            </table:table-row>
            <table:table-row>
              <table:table-cell office:value-type="float" office:value="0.0943125">
                <text:p>0.0943125</text:p>
              </table:table-cell>
              <table:table-cell office:value-type="float" office:value="0.727171068">
                <text:p>0.727171068</text:p>
              </table:table-cell>
            </table:table-row>
            <table:table-row>
              <table:table-cell office:value-type="float" office:value="0.094375">
                <text:p>0.094375</text:p>
              </table:table-cell>
              <table:table-cell office:value-type="float" office:value="0.715279808">
                <text:p>0.715279808</text:p>
              </table:table-cell>
            </table:table-row>
            <table:table-row>
              <table:table-cell office:value-type="float" office:value="0.0944375">
                <text:p>0.0944375</text:p>
              </table:table-cell>
              <table:table-cell office:value-type="float" office:value="0.703711479">
                <text:p>0.703711479</text:p>
              </table:table-cell>
            </table:table-row>
            <table:table-row>
              <table:table-cell office:value-type="float" office:value="0.0945">
                <text:p>0.0945</text:p>
              </table:table-cell>
              <table:table-cell office:value-type="float" office:value="0.692475793">
                <text:p>0.692475793</text:p>
              </table:table-cell>
            </table:table-row>
            <table:table-row>
              <table:table-cell office:value-type="float" office:value="0.0945625">
                <text:p>0.0945625</text:p>
              </table:table-cell>
              <table:table-cell office:value-type="float" office:value="0.681579789">
                <text:p>0.681579789</text:p>
              </table:table-cell>
            </table:table-row>
            <table:table-row>
              <table:table-cell office:value-type="float" office:value="0.094625">
                <text:p>0.094625</text:p>
              </table:table-cell>
              <table:table-cell office:value-type="float" office:value="0.671019795">
                <text:p>0.671019795</text:p>
              </table:table-cell>
            </table:table-row>
            <table:table-row>
              <table:table-cell office:value-type="float" office:value="0.0946875">
                <text:p>0.0946875</text:p>
              </table:table-cell>
              <table:table-cell office:value-type="float" office:value="0.660789465">
                <text:p>0.660789465</text:p>
              </table:table-cell>
            </table:table-row>
            <table:table-row>
              <table:table-cell office:value-type="float" office:value="0.09475">
                <text:p>0.09475</text:p>
              </table:table-cell>
              <table:table-cell office:value-type="float" office:value="0.650882451">
                <text:p>0.650882451</text:p>
              </table:table-cell>
            </table:table-row>
            <table:table-row>
              <table:table-cell office:value-type="float" office:value="0.0948125">
                <text:p>0.0948125</text:p>
              </table:table-cell>
              <table:table-cell office:value-type="float" office:value="0.641292405">
                <text:p>0.641292405</text:p>
              </table:table-cell>
            </table:table-row>
            <table:table-row>
              <table:table-cell office:value-type="float" office:value="0.094875">
                <text:p>0.094875</text:p>
              </table:table-cell>
              <table:table-cell office:value-type="float" office:value="0.63201298">
                <text:p>0.63201298</text:p>
              </table:table-cell>
            </table:table-row>
            <table:table-row>
              <table:table-cell office:value-type="float" office:value="0.0949375">
                <text:p>0.0949375</text:p>
              </table:table-cell>
              <table:table-cell office:value-type="float" office:value="0.623037829">
                <text:p>0.623037829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.614360603">
                <text:p>0.614360603</text:p>
              </table:table-cell>
            </table:table-row>
            <table:table-row>
              <table:table-cell office:value-type="float" office:value="0.0950625">
                <text:p>0.0950625</text:p>
              </table:table-cell>
              <table:table-cell office:value-type="float" office:value="0.605974495">
                <text:p>0.605974495</text:p>
              </table:table-cell>
            </table:table-row>
            <table:table-row>
              <table:table-cell office:value-type="float" office:value="0.095125">
                <text:p>0.095125</text:p>
              </table:table-cell>
              <table:table-cell office:value-type="float" office:value="0.597870853">
                <text:p>0.597870853</text:p>
              </table:table-cell>
            </table:table-row>
            <table:table-row>
              <table:table-cell office:value-type="float" office:value="0.0951875">
                <text:p>0.0951875</text:p>
              </table:table-cell>
              <table:table-cell office:value-type="float" office:value="0.590040568">
                <text:p>0.590040568</text:p>
              </table:table-cell>
            </table:table-row>
            <table:table-row>
              <table:table-cell office:value-type="float" office:value="0.09525">
                <text:p>0.09525</text:p>
              </table:table-cell>
              <table:table-cell office:value-type="float" office:value="0.582474528">
                <text:p>0.582474528</text:p>
              </table:table-cell>
            </table:table-row>
            <table:table-row>
              <table:table-cell office:value-type="float" office:value="0.0953125">
                <text:p>0.0953125</text:p>
              </table:table-cell>
              <table:table-cell office:value-type="float" office:value="0.575163621">
                <text:p>0.575163621</text:p>
              </table:table-cell>
            </table:table-row>
            <table:table-row>
              <table:table-cell office:value-type="float" office:value="0.095375">
                <text:p>0.095375</text:p>
              </table:table-cell>
              <table:table-cell office:value-type="float" office:value="0.568098737">
                <text:p>0.568098737</text:p>
              </table:table-cell>
            </table:table-row>
            <table:table-row>
              <table:table-cell office:value-type="float" office:value="0.0954375">
                <text:p>0.0954375</text:p>
              </table:table-cell>
              <table:table-cell office:value-type="float" office:value="0.561270764">
                <text:p>0.561270764</text:p>
              </table:table-cell>
            </table:table-row>
            <table:table-row>
              <table:table-cell office:value-type="float" office:value="0.0955">
                <text:p>0.0955</text:p>
              </table:table-cell>
              <table:table-cell office:value-type="float" office:value="0.554670592">
                <text:p>0.554670592</text:p>
              </table:table-cell>
            </table:table-row>
            <table:table-row>
              <table:table-cell office:value-type="float" office:value="0.0955625">
                <text:p>0.0955625</text:p>
              </table:table-cell>
              <table:table-cell office:value-type="float" office:value="0.548289679">
                <text:p>0.548289679</text:p>
              </table:table-cell>
            </table:table-row>
            <table:table-row>
              <table:table-cell office:value-type="float" office:value="0.095625">
                <text:p>0.095625</text:p>
              </table:table-cell>
              <table:table-cell office:value-type="float" office:value="0.542121763">
                <text:p>0.542121763</text:p>
              </table:table-cell>
            </table:table-row>
            <table:table-row>
              <table:table-cell office:value-type="float" office:value="0.0956875">
                <text:p>0.0956875</text:p>
              </table:table-cell>
              <table:table-cell office:value-type="float" office:value="0.536161152">
                <text:p>0.536161152</text:p>
              </table:table-cell>
            </table:table-row>
            <table:table-row>
              <table:table-cell office:value-type="float" office:value="0.09575">
                <text:p>0.09575</text:p>
              </table:table-cell>
              <table:table-cell office:value-type="float" office:value="0.530402156">
                <text:p>0.530402156</text:p>
              </table:table-cell>
            </table:table-row>
            <table:table-row>
              <table:table-cell office:value-type="float" office:value="0.0958125">
                <text:p>0.0958125</text:p>
              </table:table-cell>
              <table:table-cell office:value-type="float" office:value="0.524839083">
                <text:p>0.524839083</text:p>
              </table:table-cell>
            </table:table-row>
            <table:table-row>
              <table:table-cell office:value-type="float" office:value="0.095875">
                <text:p>0.095875</text:p>
              </table:table-cell>
              <table:table-cell office:value-type="float" office:value="0.51946624">
                <text:p>0.51946624</text:p>
              </table:table-cell>
            </table:table-row>
            <table:table-row>
              <table:table-cell office:value-type="float" office:value="0.0959375">
                <text:p>0.0959375</text:p>
              </table:table-cell>
              <table:table-cell office:value-type="float" office:value="0.514277936">
                <text:p>0.514277936</text:p>
              </table:table-cell>
            </table:table-row>
            <table:table-row>
              <table:table-cell office:value-type="float" office:value="0.096">
                <text:p>0.096</text:p>
              </table:table-cell>
              <table:table-cell office:value-type="float" office:value="0.50926848">
                <text:p>0.50926848</text:p>
              </table:table-cell>
            </table:table-row>
            <table:table-row>
              <table:table-cell office:value-type="float" office:value="0.0960625">
                <text:p>0.0960625</text:p>
              </table:table-cell>
              <table:table-cell office:value-type="float" office:value="0.504431562">
                <text:p>0.504431562</text:p>
              </table:table-cell>
            </table:table-row>
            <table:table-row>
              <table:table-cell office:value-type="float" office:value="0.096125">
                <text:p>0.096125</text:p>
              </table:table-cell>
              <table:table-cell office:value-type="float" office:value="0.499758406">
                <text:p>0.499758406</text:p>
              </table:table-cell>
            </table:table-row>
            <table:table-row>
              <table:table-cell office:value-type="float" office:value="0.0961875">
                <text:p>0.0961875</text:p>
              </table:table-cell>
              <table:table-cell office:value-type="float" office:value="0.495239614">
                <text:p>0.495239614</text:p>
              </table:table-cell>
            </table:table-row>
            <table:table-row>
              <table:table-cell office:value-type="float" office:value="0.09625">
                <text:p>0.09625</text:p>
              </table:table-cell>
              <table:table-cell office:value-type="float" office:value="0.490865792">
                <text:p>0.490865792</text:p>
              </table:table-cell>
            </table:table-row>
            <table:table-row>
              <table:table-cell office:value-type="float" office:value="0.0963125">
                <text:p>0.0963125</text:p>
              </table:table-cell>
              <table:table-cell office:value-type="float" office:value="0.486627546">
                <text:p>0.486627546</text:p>
              </table:table-cell>
            </table:table-row>
            <table:table-row>
              <table:table-cell office:value-type="float" office:value="0.096375">
                <text:p>0.096375</text:p>
              </table:table-cell>
              <table:table-cell office:value-type="float" office:value="0.482515479">
                <text:p>0.482515479</text:p>
              </table:table-cell>
            </table:table-row>
            <table:table-row>
              <table:table-cell office:value-type="float" office:value="0.0964375">
                <text:p>0.0964375</text:p>
              </table:table-cell>
              <table:table-cell office:value-type="float" office:value="0.478520196">
                <text:p>0.478520196</text:p>
              </table:table-cell>
            </table:table-row>
            <table:table-row>
              <table:table-cell office:value-type="float" office:value="0.0965">
                <text:p>0.0965</text:p>
              </table:table-cell>
              <table:table-cell office:value-type="float" office:value="0.474632303">
                <text:p>0.474632303</text:p>
              </table:table-cell>
            </table:table-row>
            <table:table-row>
              <table:table-cell office:value-type="float" office:value="0.0965625">
                <text:p>0.0965625</text:p>
              </table:table-cell>
              <table:table-cell office:value-type="float" office:value="0.470841192">
                <text:p>0.470841192</text:p>
              </table:table-cell>
            </table:table-row>
            <table:table-row>
              <table:table-cell office:value-type="float" office:value="0.096625">
                <text:p>0.096625</text:p>
              </table:table-cell>
              <table:table-cell office:value-type="float" office:value="0.467131412">
                <text:p>0.467131412</text:p>
              </table:table-cell>
            </table:table-row>
            <table:table-row>
              <table:table-cell office:value-type="float" office:value="0.0966875">
                <text:p>0.0966875</text:p>
              </table:table-cell>
              <table:table-cell office:value-type="float" office:value="0.463486299">
                <text:p>0.463486299</text:p>
              </table:table-cell>
            </table:table-row>
            <table:table-row>
              <table:table-cell office:value-type="float" office:value="0.09675">
                <text:p>0.09675</text:p>
              </table:table-cell>
              <table:table-cell office:value-type="float" office:value="0.45988919">
                <text:p>0.45988919</text:p>
              </table:table-cell>
            </table:table-row>
            <table:table-row>
              <table:table-cell office:value-type="float" office:value="0.0968125">
                <text:p>0.0968125</text:p>
              </table:table-cell>
              <table:table-cell office:value-type="float" office:value="0.456323422">
                <text:p>0.456323422</text:p>
              </table:table-cell>
            </table:table-row>
            <table:table-row>
              <table:table-cell office:value-type="float" office:value="0.096875">
                <text:p>0.096875</text:p>
              </table:table-cell>
              <table:table-cell office:value-type="float" office:value="0.452772331">
                <text:p>0.452772331</text:p>
              </table:table-cell>
            </table:table-row>
            <table:table-row>
              <table:table-cell office:value-type="float" office:value="0.0969375">
                <text:p>0.0969375</text:p>
              </table:table-cell>
              <table:table-cell office:value-type="float" office:value="0.449219254">
                <text:p>0.449219254</text:p>
              </table:table-cell>
            </table:table-row>
            <table:table-row>
              <table:table-cell office:value-type="float" office:value="0.097">
                <text:p>0.097</text:p>
              </table:table-cell>
              <table:table-cell office:value-type="float" office:value="0.445647528">
                <text:p>0.445647528</text:p>
              </table:table-cell>
            </table:table-row>
            <table:table-row>
              <table:table-cell office:value-type="float" office:value="0.0970625">
                <text:p>0.0970625</text:p>
              </table:table-cell>
              <table:table-cell office:value-type="float" office:value="0.442040533">
                <text:p>0.442040533</text:p>
              </table:table-cell>
            </table:table-row>
            <table:table-row>
              <table:table-cell office:value-type="float" office:value="0.097125">
                <text:p>0.097125</text:p>
              </table:table-cell>
              <table:table-cell office:value-type="float" office:value="0.438381818">
                <text:p>0.438381818</text:p>
              </table:table-cell>
            </table:table-row>
            <table:table-row>
              <table:table-cell office:value-type="float" office:value="0.0971875">
                <text:p>0.0971875</text:p>
              </table:table-cell>
              <table:table-cell office:value-type="float" office:value="0.434654977">
                <text:p>0.434654977</text:p>
              </table:table-cell>
            </table:table-row>
            <table:table-row>
              <table:table-cell office:value-type="float" office:value="0.09725">
                <text:p>0.09725</text:p>
              </table:table-cell>
              <table:table-cell office:value-type="float" office:value="0.430843602">
                <text:p>0.430843602</text:p>
              </table:table-cell>
            </table:table-row>
            <table:table-row>
              <table:table-cell office:value-type="float" office:value="0.0973125">
                <text:p>0.0973125</text:p>
              </table:table-cell>
              <table:table-cell office:value-type="float" office:value="0.426931288">
                <text:p>0.426931288</text:p>
              </table:table-cell>
            </table:table-row>
            <table:table-row>
              <table:table-cell office:value-type="float" office:value="0.097375">
                <text:p>0.097375</text:p>
              </table:table-cell>
              <table:table-cell office:value-type="float" office:value="0.422901626">
                <text:p>0.422901626</text:p>
              </table:table-cell>
            </table:table-row>
            <table:table-row>
              <table:table-cell office:value-type="float" office:value="0.0974375">
                <text:p>0.0974375</text:p>
              </table:table-cell>
              <table:table-cell office:value-type="float" office:value="0.418738211">
                <text:p>0.418738211</text:p>
              </table:table-cell>
            </table:table-row>
            <table:table-row>
              <table:table-cell office:value-type="float" office:value="0.0975">
                <text:p>0.0975</text:p>
              </table:table-cell>
              <table:table-cell office:value-type="float" office:value="0.414424636">
                <text:p>0.414424636</text:p>
              </table:table-cell>
            </table:table-row>
            <table:table-row>
              <table:table-cell office:value-type="float" office:value="0.0975625">
                <text:p>0.0975625</text:p>
              </table:table-cell>
              <table:table-cell office:value-type="float" office:value="0.409946334">
                <text:p>0.409946334</text:p>
              </table:table-cell>
            </table:table-row>
            <table:table-row>
              <table:table-cell office:value-type="float" office:value="0.097625">
                <text:p>0.097625</text:p>
              </table:table-cell>
              <table:table-cell office:value-type="float" office:value="0.405296112">
                <text:p>0.405296112</text:p>
              </table:table-cell>
            </table:table-row>
            <table:table-row>
              <table:table-cell office:value-type="float" office:value="0.0976875">
                <text:p>0.0976875</text:p>
              </table:table-cell>
              <table:table-cell office:value-type="float" office:value="0.400468615">
                <text:p>0.400468615</text:p>
              </table:table-cell>
            </table:table-row>
            <table:table-row>
              <table:table-cell office:value-type="float" office:value="0.09775">
                <text:p>0.09775</text:p>
              </table:table-cell>
              <table:table-cell office:value-type="float" office:value="0.395458489">
                <text:p>0.395458489</text:p>
              </table:table-cell>
            </table:table-row>
            <table:table-row>
              <table:table-cell office:value-type="float" office:value="0.0978125">
                <text:p>0.0978125</text:p>
              </table:table-cell>
              <table:table-cell office:value-type="float" office:value="0.390260381">
                <text:p>0.390260381</text:p>
              </table:table-cell>
            </table:table-row>
            <table:table-row>
              <table:table-cell office:value-type="float" office:value="0.097875">
                <text:p>0.097875</text:p>
              </table:table-cell>
              <table:table-cell office:value-type="float" office:value="0.384868936">
                <text:p>0.384868936</text:p>
              </table:table-cell>
            </table:table-row>
            <table:table-row>
              <table:table-cell office:value-type="float" office:value="0.0979375">
                <text:p>0.0979375</text:p>
              </table:table-cell>
              <table:table-cell office:value-type="float" office:value="0.379278802">
                <text:p>0.379278802</text:p>
              </table:table-cell>
            </table:table-row>
            <table:table-row>
              <table:table-cell office:value-type="float" office:value="0.098">
                <text:p>0.098</text:p>
              </table:table-cell>
              <table:table-cell office:value-type="float" office:value="0.373484624">
                <text:p>0.373484624</text:p>
              </table:table-cell>
            </table:table-row>
            <table:table-row>
              <table:table-cell office:value-type="float" office:value="0.0980625">
                <text:p>0.0980625</text:p>
              </table:table-cell>
              <table:table-cell office:value-type="float" office:value="0.367482552">
                <text:p>0.367482552</text:p>
              </table:table-cell>
            </table:table-row>
            <table:table-row>
              <table:table-cell office:value-type="float" office:value="0.098125">
                <text:p>0.098125</text:p>
              </table:table-cell>
              <table:table-cell office:value-type="float" office:value="0.361274747">
                <text:p>0.361274747</text:p>
              </table:table-cell>
            </table:table-row>
            <table:table-row>
              <table:table-cell office:value-type="float" office:value="0.0981875">
                <text:p>0.0981875</text:p>
              </table:table-cell>
              <table:table-cell office:value-type="float" office:value="0.354864872">
                <text:p>0.354864872</text:p>
              </table:table-cell>
            </table:table-row>
            <table:table-row>
              <table:table-cell office:value-type="float" office:value="0.09825">
                <text:p>0.09825</text:p>
              </table:table-cell>
              <table:table-cell office:value-type="float" office:value="0.348256591">
                <text:p>0.348256591</text:p>
              </table:table-cell>
            </table:table-row>
            <table:table-row>
              <table:table-cell office:value-type="float" office:value="0.0983125">
                <text:p>0.0983125</text:p>
              </table:table-cell>
              <table:table-cell office:value-type="float" office:value="0.341453568">
                <text:p>0.341453568</text:p>
              </table:table-cell>
            </table:table-row>
            <table:table-row>
              <table:table-cell office:value-type="float" office:value="0.098375">
                <text:p>0.098375</text:p>
              </table:table-cell>
              <table:table-cell office:value-type="float" office:value="0.334459467">
                <text:p>0.334459467</text:p>
              </table:table-cell>
            </table:table-row>
            <table:table-row>
              <table:table-cell office:value-type="float" office:value="0.0984375">
                <text:p>0.0984375</text:p>
              </table:table-cell>
              <table:table-cell office:value-type="float" office:value="0.327277952">
                <text:p>0.327277952</text:p>
              </table:table-cell>
            </table:table-row>
            <table:table-row>
              <table:table-cell office:value-type="float" office:value="0.0985">
                <text:p>0.0985</text:p>
              </table:table-cell>
              <table:table-cell office:value-type="float" office:value="0.319912686">
                <text:p>0.319912686</text:p>
              </table:table-cell>
            </table:table-row>
            <table:table-row>
              <table:table-cell office:value-type="float" office:value="0.0985625">
                <text:p>0.0985625</text:p>
              </table:table-cell>
              <table:table-cell office:value-type="float" office:value="0.312367755">
                <text:p>0.312367755</text:p>
              </table:table-cell>
            </table:table-row>
            <table:table-row>
              <table:table-cell office:value-type="float" office:value="0.098625">
                <text:p>0.098625</text:p>
              </table:table-cell>
              <table:table-cell office:value-type="float" office:value="0.304648937">
                <text:p>0.304648937</text:p>
              </table:table-cell>
            </table:table-row>
            <table:table-row>
              <table:table-cell office:value-type="float" office:value="0.0986875">
                <text:p>0.0986875</text:p>
              </table:table-cell>
              <table:table-cell office:value-type="float" office:value="0.296762429">
                <text:p>0.296762429</text:p>
              </table:table-cell>
            </table:table-row>
            <table:table-row>
              <table:table-cell office:value-type="float" office:value="0.09875">
                <text:p>0.09875</text:p>
              </table:table-cell>
              <table:table-cell office:value-type="float" office:value="0.28871443">
                <text:p>0.28871443</text:p>
              </table:table-cell>
            </table:table-row>
            <table:table-row>
              <table:table-cell office:value-type="float" office:value="0.0988125">
                <text:p>0.0988125</text:p>
              </table:table-cell>
              <table:table-cell office:value-type="float" office:value="0.280511139">
                <text:p>0.280511139</text:p>
              </table:table-cell>
            </table:table-row>
            <table:table-row>
              <table:table-cell office:value-type="float" office:value="0.098875">
                <text:p>0.098875</text:p>
              </table:table-cell>
              <table:table-cell office:value-type="float" office:value="0.272158755">
                <text:p>0.272158755</text:p>
              </table:table-cell>
            </table:table-row>
            <table:table-row>
              <table:table-cell office:value-type="float" office:value="0.0989375">
                <text:p>0.0989375</text:p>
              </table:table-cell>
              <table:table-cell office:value-type="float" office:value="0.263663476">
                <text:p>0.263663476</text:p>
              </table:table-cell>
            </table:table-row>
            <table:table-row>
              <table:table-cell office:value-type="float" office:value="0.099">
                <text:p>0.099</text:p>
              </table:table-cell>
              <table:table-cell office:value-type="float" office:value="0.255031501">
                <text:p>0.255031501</text:p>
              </table:table-cell>
            </table:table-row>
            <table:table-row>
              <table:table-cell office:value-type="float" office:value="0.0990625">
                <text:p>0.0990625</text:p>
              </table:table-cell>
              <table:table-cell office:value-type="float" office:value="0.246269907">
                <text:p>0.246269907</text:p>
              </table:table-cell>
            </table:table-row>
            <table:table-row>
              <table:table-cell office:value-type="float" office:value="0.099125">
                <text:p>0.099125</text:p>
              </table:table-cell>
              <table:table-cell office:value-type="float" office:value="0.237389284">
                <text:p>0.237389284</text:p>
              </table:table-cell>
            </table:table-row>
            <table:table-row>
              <table:table-cell office:value-type="float" office:value="0.0991875">
                <text:p>0.0991875</text:p>
              </table:table-cell>
              <table:table-cell office:value-type="float" office:value="0.228401102">
                <text:p>0.228401102</text:p>
              </table:table-cell>
            </table:table-row>
            <table:table-row>
              <table:table-cell office:value-type="float" office:value="0.09925">
                <text:p>0.09925</text:p>
              </table:table-cell>
              <table:table-cell office:value-type="float" office:value="0.219316831">
                <text:p>0.219316831</text:p>
              </table:table-cell>
            </table:table-row>
            <table:table-row>
              <table:table-cell office:value-type="float" office:value="0.0993125">
                <text:p>0.0993125</text:p>
              </table:table-cell>
              <table:table-cell office:value-type="float" office:value="0.210147938">
                <text:p>0.210147938</text:p>
              </table:table-cell>
            </table:table-row>
            <table:table-row>
              <table:table-cell office:value-type="float" office:value="0.099375">
                <text:p>0.099375</text:p>
              </table:table-cell>
              <table:table-cell office:value-type="float" office:value="0.200905893">
                <text:p>0.200905893</text:p>
              </table:table-cell>
            </table:table-row>
            <table:table-row>
              <table:table-cell office:value-type="float" office:value="0.0994375">
                <text:p>0.0994375</text:p>
              </table:table-cell>
              <table:table-cell office:value-type="float" office:value="0.191602165">
                <text:p>0.191602165</text:p>
              </table:table-cell>
            </table:table-row>
            <table:table-row>
              <table:table-cell office:value-type="float" office:value="0.0995">
                <text:p>0.0995</text:p>
              </table:table-cell>
              <table:table-cell office:value-type="float" office:value="0.182248223">
                <text:p>0.182248223</text:p>
              </table:table-cell>
            </table:table-row>
            <table:table-row>
              <table:table-cell office:value-type="float" office:value="0.0995625">
                <text:p>0.0995625</text:p>
              </table:table-cell>
              <table:table-cell office:value-type="float" office:value="0.172855752">
                <text:p>0.172855752</text:p>
              </table:table-cell>
            </table:table-row>
            <table:table-row>
              <table:table-cell office:value-type="float" office:value="0.099625">
                <text:p>0.099625</text:p>
              </table:table-cell>
              <table:table-cell office:value-type="float" office:value="0.163437299">
                <text:p>0.163437299</text:p>
              </table:table-cell>
            </table:table-row>
            <table:table-row>
              <table:table-cell office:value-type="float" office:value="0.0996875">
                <text:p>0.0996875</text:p>
              </table:table-cell>
              <table:table-cell office:value-type="float" office:value="0.154005626">
                <text:p>0.154005626</text:p>
              </table:table-cell>
            </table:table-row>
            <table:table-row>
              <table:table-cell office:value-type="float" office:value="0.09975">
                <text:p>0.09975</text:p>
              </table:table-cell>
              <table:table-cell office:value-type="float" office:value="0.144573497">
                <text:p>0.144573497</text:p>
              </table:table-cell>
            </table:table-row>
            <table:table-row>
              <table:table-cell office:value-type="float" office:value="0.0998125">
                <text:p>0.0998125</text:p>
              </table:table-cell>
              <table:table-cell office:value-type="float" office:value="0.135153675">
                <text:p>0.135153675</text:p>
              </table:table-cell>
            </table:table-row>
            <table:table-row>
              <table:table-cell office:value-type="float" office:value="0.099875">
                <text:p>0.099875</text:p>
              </table:table-cell>
              <table:table-cell office:value-type="float" office:value="0.125758922">
                <text:p>0.125758922</text:p>
              </table:table-cell>
            </table:table-row>
            <table:table-row>
              <table:table-cell office:value-type="float" office:value="0.0999375">
                <text:p>0.0999375</text:p>
              </table:table-cell>
              <table:table-cell office:value-type="float" office:value="0.116402">
                <text:p>0.11640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07095674">
                <text:p>0.107095674</text:p>
              </table:table-cell>
            </table:table-row>
            <table:table-row>
              <table:table-cell office:value-type="float" office:value="0.1000625">
                <text:p>0.1000625</text:p>
              </table:table-cell>
              <table:table-cell office:value-type="float" office:value="0.097852072">
                <text:p>0.097852072</text:p>
              </table:table-cell>
            </table:table-row>
            <table:table-row>
              <table:table-cell office:value-type="float" office:value="0.100125">
                <text:p>0.100125</text:p>
              </table:table-cell>
              <table:table-cell office:value-type="float" office:value="0.088680794">
                <text:p>0.088680794</text:p>
              </table:table-cell>
            </table:table-row>
            <table:table-row>
              <table:table-cell office:value-type="float" office:value="0.1001875">
                <text:p>0.1001875</text:p>
              </table:table-cell>
              <table:table-cell office:value-type="float" office:value="0.079590806">
                <text:p>0.079590806</text:p>
              </table:table-cell>
            </table:table-row>
            <table:table-row>
              <table:table-cell office:value-type="float" office:value="0.10025">
                <text:p>0.10025</text:p>
              </table:table-cell>
              <table:table-cell office:value-type="float" office:value="0.070591074">
                <text:p>0.070591074</text:p>
              </table:table-cell>
            </table:table-row>
            <table:table-row>
              <table:table-cell office:value-type="float" office:value="0.1003125">
                <text:p>0.1003125</text:p>
              </table:table-cell>
              <table:table-cell office:value-type="float" office:value="0.061690563">
                <text:p>0.061690563</text:p>
              </table:table-cell>
            </table:table-row>
            <table:table-row>
              <table:table-cell office:value-type="float" office:value="0.100375">
                <text:p>0.100375</text:p>
              </table:table-cell>
              <table:table-cell office:value-type="float" office:value="0.052898239">
                <text:p>0.052898239</text:p>
              </table:table-cell>
            </table:table-row>
            <table:table-row>
              <table:table-cell office:value-type="float" office:value="0.1004375">
                <text:p>0.1004375</text:p>
              </table:table-cell>
              <table:table-cell office:value-type="float" office:value="0.04422307">
                <text:p>0.04422307</text:p>
              </table:table-cell>
            </table:table-row>
            <table:table-row>
              <table:table-cell office:value-type="float" office:value="0.1005">
                <text:p>0.1005</text:p>
              </table:table-cell>
              <table:table-cell office:value-type="float" office:value="0.03567402">
                <text:p>0.03567402</text:p>
              </table:table-cell>
            </table:table-row>
            <table:table-row>
              <table:table-cell office:value-type="float" office:value="0.1005625">
                <text:p>0.1005625</text:p>
              </table:table-cell>
              <table:table-cell office:value-type="float" office:value="0.027259647">
                <text:p>0.027259647</text:p>
              </table:table-cell>
            </table:table-row>
            <table:table-row>
              <table:table-cell office:value-type="float" office:value="0.100625">
                <text:p>0.100625</text:p>
              </table:table-cell>
              <table:table-cell office:value-type="float" office:value="0.018986873">
                <text:p>0.018986873</text:p>
              </table:table-cell>
            </table:table-row>
            <table:table-row>
              <table:table-cell office:value-type="float" office:value="0.1006875">
                <text:p>0.1006875</text:p>
              </table:table-cell>
              <table:table-cell office:value-type="float" office:value="0.010862213">
                <text:p>0.010862213</text:p>
              </table:table-cell>
            </table:table-row>
            <table:table-row>
              <table:table-cell office:value-type="float" office:value="0.10075">
                <text:p>0.10075</text:p>
              </table:table-cell>
              <table:table-cell office:value-type="float" office:value="0.002892179">
                <text:p>0.002892179</text:p>
              </table:table-cell>
            </table:table-row>
            <table:table-row>
              <table:table-cell office:value-type="float" office:value="0.1008125">
                <text:p>0.100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00624999999999931">
                <text:p>0.00006249999999999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